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0.489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0.572cm"/>
    </style:style>
    <style:style style:name="co8" style:family="table-column">
      <style:table-column-properties fo:break-before="auto" style:column-width="0.797cm"/>
    </style:style>
    <style:style style:name="co9" style:family="table-column">
      <style:table-column-properties fo:break-before="auto" style:column-width="0.626cm"/>
    </style:style>
    <style:style style:name="co10" style:family="table-column">
      <style:table-column-properties fo:break-before="auto" style:column-width="0.653cm"/>
    </style:style>
    <style:style style:name="co11" style:family="table-column">
      <style:table-column-properties fo:break-before="auto" style:column-width="1.334cm"/>
    </style:style>
    <style:style style:name="co12" style:family="table-column">
      <style:table-column-properties fo:break-before="auto" style:column-width="1.307cm"/>
    </style:style>
    <style:style style:name="co13" style:family="table-column">
      <style:table-column-properties fo:break-before="auto" style:column-width="1.007cm"/>
    </style:style>
    <style:style style:name="co14" style:family="table-column">
      <style:table-column-properties fo:break-before="auto" style:column-width="1.96cm"/>
    </style:style>
    <style:style style:name="co15" style:family="table-column">
      <style:table-column-properties fo:break-before="auto" style:column-width="4.466cm"/>
    </style:style>
    <style:style style:name="co16" style:family="table-column">
      <style:table-column-properties fo:break-before="auto" style:column-width="2.805cm"/>
    </style:style>
    <style:style style:name="co17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3.575cm"/>
    </style:style>
    <style:style style:name="co19" style:family="table-column">
      <style:table-column-properties fo:break-before="auto" style:column-width="1.824cm"/>
    </style:style>
    <style:style style:name="co20" style:family="table-column">
      <style:table-column-properties fo:break-before="auto" style:column-width="3.24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9"/>
    <style:style style:name="ce3" style:family="table-cell" style:parent-style-name="Default" style:data-style-name="N109"/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9">
      <style:table-cell-properties fo:border="none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/>
    </style:style>
    <style:style style:name="ce12" style:family="table-cell" style:parent-style-name="Default" style:data-style-name="N4"/>
    <style:style style:name="ce19" style:family="table-cell" style:parent-style-name="Default" style:data-style-name="N110"/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 style:data-style-name="N0"/>
    <style:style style:name="ce30" style:family="table-cell" style:parent-style-name="Default">
      <style:table-cell-properties fo:border="none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 style:data-style-name="N0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NZ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849cm" svg:height="6.507cm" svg:x="38.4cm" svg:y="6.668cm">
            <draw:object draw:notify-on-update-of-ranges="Sheet1.W19:Sheet1.W26 Sheet1.X18:Sheet1.X18 Sheet1.X19:Sheet1.X26 Sheet1.Y18:Sheet1.Y18 Sheet1.Y19:Sheet1.Y26 Sheet1.Z18:Sheet1.Z18 Sheet1.Z19:Sheet1.Z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column table:style-name="co6" table:default-cell-style-name="ce3"/>
        <table:table-column table:style-name="co9" table:default-cell-style-name="ce3"/>
        <table:table-column table:style-name="co4" table:default-cell-style-name="ce3"/>
        <table:table-column table:style-name="co8" table:default-cell-style-name="ce3"/>
        <table:table-column table:style-name="co6" table:default-cell-style-name="ce3"/>
        <table:table-column table:style-name="co10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column table:style-name="co3" table:default-cell-style-name="Default"/>
        <table:table-column table:style-name="co21" table:number-columns-repeated="3" table:default-cell-style-name="Default"/>
        <table:table-column table:style-name="co22" table:default-cell-style-name="Default"/>
        <table:table-column table:style-name="co21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Recording</text:p>
          </table:table-cell>
          <table:table-cell table:style-name="ce1" office:value-type="string" calcext:value-type="string" table:number-columns-spanned="1" table:number-rows-spanned="2">
            <text:p>Original</text:p>
          </table:table-cell>
          <table:table-cell table:style-name="ce1"/>
          <table:table-cell table:style-name="ce1" office:value-type="string" calcext:value-type="string" table:number-columns-spanned="3" table:number-rows-spanned="2">
            <text:p>Wavelet Packet Decomposition</text:p>
          </table:table-cell>
          <table:covered-table-cell table:number-columns-repeated="2" table:style-name="ce1"/>
          <table:table-cell table:style-name="ce1"/>
          <table:table-cell table:style-name="ce1" office:value-type="string" calcext:value-type="string" table:number-columns-spanned="3" table:number-rows-spanned="2">
            <text:p>Spectral Subtraction</text:p>
          </table:table-cell>
          <table:covered-table-cell table:style-name="ce1"/>
          <table:covered-table-cell table:style-name="Default"/>
          <table:table-cell table:style-name="Default"/>
          <table:table-cell table:style-name="ce1" office:value-type="string" calcext:value-type="string" table:number-columns-spanned="10" table:number-rows-spanned="1">
            <text:p>CMGAN (Predator Dataset)</text:p>
          </table:table-cell>
          <table:covered-table-cell table:number-columns-repeated="3" table:style-name="Default"/>
          <table:covered-table-cell table:style-name="ce1"/>
          <table:covered-table-cell table:number-columns-repeated="2" table:style-name="Default"/>
          <table:covered-table-cell table:number-columns-repeated="3"/>
          <table:table-cell/>
          <table:table-cell table:style-name="ce1" table:number-columns-repeated="8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2"/>
        </table:table-row>
        <table:table-row table:style-name="ro1">
          <table:covered-table-cell/>
          <table:covered-table-cell table:style-name="ce8"/>
          <table:table-cell table:style-name="ce7"/>
          <table:covered-table-cell table:style-name="ce14"/>
          <table:covered-table-cell table:number-columns-repeated="2" table:style-name="ce8"/>
          <table:table-cell table:style-name="ce7"/>
          <table:covered-table-cell table:style-name="ce1"/>
          <table:covered-table-cell table:number-columns-repeated="2" table:style-name="Default"/>
          <table:table-cell table:style-name="Default"/>
          <table:table-cell table:style-name="ce14" office:value-type="string" calcext:value-type="string" table:number-columns-spanned="3" table:number-rows-spanned="1">
            <text:p>Spectral Subtraction</text:p>
          </table:table-cell>
          <table:covered-table-cell table:number-columns-repeated="2" table:style-name="ce8"/>
          <table:table-cell table:style-name="ce7"/>
          <table:table-cell table:style-name="ce14" office:value-type="string" calcext:value-type="string" table:number-columns-spanned="3" table:number-rows-spanned="1">
            <text:p>Additive</text:p>
          </table:table-cell>
          <table:covered-table-cell table:number-columns-repeated="2" table:style-name="ce8"/>
          <table:table-cell table:style-name="ce1" office:value-type="string" calcext:value-type="string" table:number-columns-spanned="3" table:number-rows-spanned="1">
            <text:p>Limited</text:p>
          </table:table-cell>
          <table:covered-table-cell table:number-columns-repeated="2"/>
          <table:table-cell/>
          <table:table-cell table:style-name="ce7" table:number-columns-repeated="2"/>
          <table:table-cell table:style-name="ce14"/>
          <table:table-cell table:style-name="ce7" table:number-columns-repeated="3"/>
          <table:table-cell table:style-name="ce1"/>
          <table:table-cell table:number-columns-repeated="3"/>
          <table:table-cell table:style-name="ce14"/>
          <table:table-cell table:style-name="ce7" table:number-columns-repeated="3"/>
          <table:table-cell table:style-name="ce14"/>
          <table:table-cell table:style-name="ce7" table:number-columns-repeated="2"/>
        </table:table-row>
        <table:table-row table:style-name="ro1">
          <table:table-cell/>
          <table:table-cell table:style-name="ce7" office:value-type="string" calcext:value-type="string">
            <text:p>SnNR</text:p>
          </table:table-cell>
          <table:table-cell table:style-name="ce7"/>
          <table:table-cell table:style-name="ce14" office:value-type="string" calcext:value-type="string">
            <text:p>SnNR</text:p>
          </table:table-cell>
          <table:table-cell table:style-name="ce7" office:value-type="string" calcext:value-type="string">
            <text:p>SR</text:p>
          </table:table-cell>
          <table:table-cell table:style-name="ce7" office:value-type="string" calcext:value-type="string">
            <text:p>PSNR</text:p>
          </table:table-cell>
          <table:table-cell table:style-name="ce7"/>
          <table:table-cell table:style-name="ce14" office:value-type="string" calcext:value-type="string">
            <text:p>SnNR</text:p>
          </table:table-cell>
          <table:table-cell table:style-name="ce7" office:value-type="string" calcext:value-type="string">
            <text:p>SR</text:p>
          </table:table-cell>
          <table:table-cell table:style-name="ce7" office:value-type="string" calcext:value-type="string">
            <text:p>PSNR</text:p>
          </table:table-cell>
          <table:table-cell table:style-name="Default"/>
          <table:table-cell table:style-name="ce14" office:value-type="string" calcext:value-type="string">
            <text:p>SnNR</text:p>
          </table:table-cell>
          <table:table-cell table:style-name="ce7" office:value-type="string" calcext:value-type="string">
            <text:p>SR</text:p>
          </table:table-cell>
          <table:table-cell table:style-name="ce7" office:value-type="string" calcext:value-type="string">
            <text:p>PSNR</text:p>
          </table:table-cell>
          <table:table-cell table:style-name="Default"/>
          <table:table-cell table:style-name="ce14" office:value-type="string" calcext:value-type="string">
            <text:p>SnNR</text:p>
          </table:table-cell>
          <table:table-cell table:style-name="ce7" office:value-type="string" calcext:value-type="string">
            <text:p>SR</text:p>
          </table:table-cell>
          <table:table-cell table:style-name="ce7" office:value-type="string" calcext:value-type="string">
            <text:p>PSNR</text:p>
          </table:table-cell>
          <table:table-cell table:style-name="ce14" office:value-type="string" calcext:value-type="string">
            <text:p>SnNR</text:p>
          </table:table-cell>
          <table:table-cell table:style-name="ce7" office:value-type="string" calcext:value-type="string">
            <text:p>SR</text:p>
          </table:table-cell>
          <table:table-cell table:style-name="ce7" office:value-type="string" calcext:value-type="string">
            <text:p>PSNR</text:p>
          </table:table-cell>
          <table:table-cell/>
          <table:table-cell table:style-name="ce7" table:number-columns-repeated="2"/>
          <table:table-cell table:style-name="ce14" office:value-type="string" calcext:value-type="string">
            <text:p>SnNR (original 12.9)</text:p>
          </table:table-cell>
          <table:table-cell table:style-name="ce7" office:value-type="string" calcext:value-type="string">
            <text:p>SR</text:p>
          </table:table-cell>
          <table:table-cell table:style-name="ce7" office:value-type="string" calcext:value-type="string">
            <text:p>PSNR</text:p>
          </table:table-cell>
          <table:table-cell table:style-name="ce7"/>
          <table:table-cell office:value-type="float" office:value="12.9975689474785" calcext:value-type="float">
            <text:p>12.9975689474785</text:p>
          </table:table-cell>
          <table:table-cell table:style-name="ce7" table:number-columns-repeated="2"/>
          <table:table-cell/>
          <table:table-cell table:style-name="ce14"/>
          <table:table-cell table:style-name="ce7" table:number-columns-repeated="2"/>
          <table:table-cell/>
          <table:table-cell table:style-name="ce14"/>
          <table:table-cell table:style-name="ce7" table:number-columns-repeated="2"/>
        </table:table-row>
        <table:table-row table:style-name="ro1">
          <table:table-cell office:value-type="string" calcext:value-type="string">
            <text:p>Aggressive1</text:p>
          </table:table-cell>
          <table:table-cell office:value-type="float" office:value="34.7480707417477" calcext:value-type="float">
            <text:p>34.7</text:p>
          </table:table-cell>
          <table:table-cell/>
          <table:table-cell office:value-type="float" office:value="47.6215412974848" calcext:value-type="float">
            <text:p>47.6</text:p>
          </table:table-cell>
          <table:table-cell office:value-type="float" office:value="0.182860017232897" calcext:value-type="float">
            <text:p>0.2</text:p>
          </table:table-cell>
          <table:table-cell office:value-type="float" office:value="17.2193969346978" calcext:value-type="float">
            <text:p>17.2</text:p>
          </table:table-cell>
          <table:table-cell/>
          <table:table-cell office:value-type="float" office:value="46.6518553645784" calcext:value-type="float">
            <text:p>46.7</text:p>
          </table:table-cell>
          <table:table-cell office:value-type="float" office:value="0.501261054675713" calcext:value-type="float">
            <text:p>0.5</text:p>
          </table:table-cell>
          <table:table-cell office:value-type="float" office:value="29.1939396082254" calcext:value-type="float">
            <text:p>29.2</text:p>
          </table:table-cell>
          <table:table-cell/>
          <table:table-cell office:value-type="float" office:value="55.7378356886453" calcext:value-type="float">
            <text:p>55.7</text:p>
          </table:table-cell>
          <table:table-cell office:value-type="float" office:value="0.486186034371317" calcext:value-type="float">
            <text:p>0.5</text:p>
          </table:table-cell>
          <table:table-cell office:value-type="float" office:value="25.2905192806639" calcext:value-type="float">
            <text:p>25.3</text:p>
          </table:table-cell>
          <table:table-cell/>
          <table:table-cell office:value-type="float" office:value="48.6838323293588" calcext:value-type="float">
            <text:p>48.7</text:p>
          </table:table-cell>
          <table:table-cell office:value-type="float" office:value="-0.286443203494384" calcext:value-type="float">
            <text:p>-0.3</text:p>
          </table:table-cell>
          <table:table-cell office:value-type="float" office:value="17.7596097540923" calcext:value-type="float">
            <text:p>17.8</text:p>
          </table:table-cell>
          <table:table-cell table:style-name="ce3" office:value-type="float" office:value="30.8773369508277" calcext:value-type="float">
            <text:p>30.9</text:p>
          </table:table-cell>
          <table:table-cell table:style-name="ce3" office:value-type="float" office:value="0.224276454364264" calcext:value-type="float">
            <text:p>0.2</text:p>
          </table:table-cell>
          <table:table-cell table:style-name="ce3" office:value-type="float" office:value="24.1203641542845" calcext:value-type="float">
            <text:p>24.1</text:p>
          </table:table-cell>
          <table:table-cell/>
          <table:table-cell office:value-type="string" calcext:value-type="string">
            <text:p>Wavelet Packet Decomposition</text:p>
          </table:table-cell>
          <table:table-cell/>
          <table:table-cell table:style-name="ce13" office:value-type="float" office:value="23.4766270208714" calcext:value-type="float">
            <text:p>23.5</text:p>
          </table:table-cell>
          <table:table-cell table:style-name="ce13" office:value-type="float" office:value="-0.433428431583227" calcext:value-type="float">
            <text:p>-0.4</text:p>
          </table:table-cell>
          <table:table-cell table:style-name="ce13" office:value-type="float" office:value="13.761326298779" calcext:value-type="float">
            <text:p>13.8</text:p>
          </table:table-cell>
          <table:table-cell/>
          <table:table-cell office:value-type="float" office:value="7.08554104829391" calcext:value-type="float">
            <text:p>7.085541048293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ggressive2</text:p>
          </table:table-cell>
          <table:table-cell office:value-type="float" office:value="25.3424397406619" calcext:value-type="float">
            <text:p>25.3</text:p>
          </table:table-cell>
          <table:table-cell/>
          <table:table-cell office:value-type="float" office:value="25.7846351515408" calcext:value-type="float">
            <text:p>25.8</text:p>
          </table:table-cell>
          <table:table-cell office:value-type="float" office:value="-0.547821027821567" calcext:value-type="float">
            <text:p>-0.5</text:p>
          </table:table-cell>
          <table:table-cell office:value-type="float" office:value="18.5450478977086" calcext:value-type="float">
            <text:p>18.5</text:p>
          </table:table-cell>
          <table:table-cell/>
          <table:table-cell office:value-type="float" office:value="92.7735356850092" calcext:value-type="float">
            <text:p>92.8</text:p>
          </table:table-cell>
          <table:table-cell office:value-type="float" office:value="2.6160928014055" calcext:value-type="float">
            <text:p>2.6</text:p>
          </table:table-cell>
          <table:table-cell office:value-type="float" office:value="27.7607769808942" calcext:value-type="float">
            <text:p>27.8</text:p>
          </table:table-cell>
          <table:table-cell/>
          <table:table-cell office:value-type="float" office:value="71.7299140484934" calcext:value-type="float">
            <text:p>71.7</text:p>
          </table:table-cell>
          <table:table-cell office:value-type="float" office:value="1.47016706255614" calcext:value-type="float">
            <text:p>1.5</text:p>
          </table:table-cell>
          <table:table-cell office:value-type="float" office:value="24.781686320372" calcext:value-type="float">
            <text:p>24.8</text:p>
          </table:table-cell>
          <table:table-cell/>
          <table:table-cell office:value-type="float" office:value="123.630732688986" calcext:value-type="float">
            <text:p>123.6</text:p>
          </table:table-cell>
          <table:table-cell office:value-type="float" office:value="3.82828847920401" calcext:value-type="float">
            <text:p>3.8</text:p>
          </table:table-cell>
          <table:table-cell office:value-type="float" office:value="25.5791971792997" calcext:value-type="float">
            <text:p>25.6</text:p>
          </table:table-cell>
          <table:table-cell table:style-name="ce3" office:value-type="float" office:value="132.410821309989" calcext:value-type="float">
            <text:p>132.4</text:p>
          </table:table-cell>
          <table:table-cell table:style-name="ce3" office:value-type="float" office:value="4.51480663249487" calcext:value-type="float">
            <text:p>4.5</text:p>
          </table:table-cell>
          <table:table-cell table:style-name="ce3" office:value-type="float" office:value="25.8176266125306" calcext:value-type="float">
            <text:p>25.8</text:p>
          </table:table-cell>
          <table:table-cell/>
          <table:table-cell office:value-type="string" calcext:value-type="string">
            <text:p>Spectral Subtraction</text:p>
          </table:table-cell>
          <table:table-cell/>
          <table:table-cell table:style-name="ce13" office:value-type="float" office:value="55.0213525296828" calcext:value-type="float">
            <text:p>55.0</text:p>
          </table:table-cell>
          <table:table-cell table:style-name="ce13" office:value-type="float" office:value="2.71736271066449" calcext:value-type="float">
            <text:p>2.7</text:p>
          </table:table-cell>
          <table:table-cell table:style-name="ce13" office:value-type="float" office:value="19.3498404125898" calcext:value-type="float">
            <text:p>19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gressive3</text:p>
          </table:table-cell>
          <table:table-cell office:value-type="float" office:value="7.80623315921435" calcext:value-type="float">
            <text:p>7.8</text:p>
          </table:table-cell>
          <table:table-cell/>
          <table:table-cell office:value-type="float" office:value="7.90865135664598" calcext:value-type="float">
            <text:p>7.9</text:p>
          </table:table-cell>
          <table:table-cell office:value-type="float" office:value="-0.492263730870857" calcext:value-type="float">
            <text:p>-0.5</text:p>
          </table:table-cell>
          <table:table-cell office:value-type="float" office:value="7.0165551059818" calcext:value-type="float">
            <text:p>7.0</text:p>
          </table:table-cell>
          <table:table-cell/>
          <table:table-cell office:value-type="float" office:value="18.0228514352131" calcext:value-type="float">
            <text:p>18.0</text:p>
          </table:table-cell>
          <table:table-cell office:value-type="float" office:value="2.94028348102232" calcext:value-type="float">
            <text:p>2.9</text:p>
          </table:table-cell>
          <table:table-cell office:value-type="float" office:value="12.1716398776706" calcext:value-type="float">
            <text:p>12.2</text:p>
          </table:table-cell>
          <table:table-cell/>
          <table:table-cell office:value-type="float" office:value="13.3976524704265" calcext:value-type="float">
            <text:p>13.4</text:p>
          </table:table-cell>
          <table:table-cell office:value-type="float" office:value="1.92176809262731" calcext:value-type="float">
            <text:p>1.9</text:p>
          </table:table-cell>
          <table:table-cell office:value-type="float" office:value="12.9349646012736" calcext:value-type="float">
            <text:p>12.9</text:p>
          </table:table-cell>
          <table:table-cell/>
          <table:table-cell office:value-type="float" office:value="6.65860640287498" calcext:value-type="float">
            <text:p>6.7</text:p>
          </table:table-cell>
          <table:table-cell office:value-type="float" office:value="3.65067744681705" calcext:value-type="float">
            <text:p>3.7</text:p>
          </table:table-cell>
          <table:table-cell office:value-type="float" office:value="11.816605042929" calcext:value-type="float">
            <text:p>11.8</text:p>
          </table:table-cell>
          <table:table-cell table:style-name="ce3" office:value-type="float" office:value="13.0785779446599" calcext:value-type="float">
            <text:p>13.1</text:p>
          </table:table-cell>
          <table:table-cell table:style-name="ce3" office:value-type="float" office:value="4.46509560690538" calcext:value-type="float">
            <text:p>4.5</text:p>
          </table:table-cell>
          <table:table-cell table:style-name="ce3" office:value-type="float" office:value="11.776055437266" calcext:value-type="float">
            <text:p>11.8</text:p>
          </table:table-cell>
          <table:table-cell/>
          <table:table-cell office:value-type="string" calcext:value-type="string">
            <text:p>CMGAN (Spectral subtraction)</text:p>
          </table:table-cell>
          <table:table-cell/>
          <table:table-cell table:style-name="ce13" office:value-type="float" office:value="49.1029290458055" calcext:value-type="float">
            <text:p>49.1</text:p>
          </table:table-cell>
          <table:table-cell table:style-name="ce13" office:value-type="float" office:value="1.98739554023586" calcext:value-type="float">
            <text:p>2.0</text:p>
          </table:table-cell>
          <table:table-cell table:style-name="ce13" office:value-type="float" office:value="18.1211348250563" calcext:value-type="float">
            <text:p>18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arm1</text:p>
          </table:table-cell>
          <table:table-cell office:value-type="float" office:value="5.96515155584507" calcext:value-type="float">
            <text:p>6.0</text:p>
          </table:table-cell>
          <table:table-cell/>
          <table:table-cell office:value-type="float" office:value="5.69006610513535" calcext:value-type="float">
            <text:p>5.7</text:p>
          </table:table-cell>
          <table:table-cell office:value-type="float" office:value="-0.549492559737797" calcext:value-type="float">
            <text:p>-0.5</text:p>
          </table:table-cell>
          <table:table-cell office:value-type="float" office:value="7.45720139768886" calcext:value-type="float">
            <text:p>7.5</text:p>
          </table:table-cell>
          <table:table-cell/>
          <table:table-cell office:value-type="float" office:value="11.9272479044063" calcext:value-type="float">
            <text:p>11.9</text:p>
          </table:table-cell>
          <table:table-cell office:value-type="float" office:value="2.04833336049837" calcext:value-type="float">
            <text:p>2.0</text:p>
          </table:table-cell>
          <table:table-cell office:value-type="float" office:value="14.9705984418254" calcext:value-type="float">
            <text:p>15.0</text:p>
          </table:table-cell>
          <table:table-cell/>
          <table:table-cell office:value-type="float" office:value="15.4651140779375" calcext:value-type="float">
            <text:p>15.5</text:p>
          </table:table-cell>
          <table:table-cell office:value-type="float" office:value="1.40004800779768" calcext:value-type="float">
            <text:p>1.4</text:p>
          </table:table-cell>
          <table:table-cell office:value-type="float" office:value="16.1084150861776" calcext:value-type="float">
            <text:p>16.1</text:p>
          </table:table-cell>
          <table:table-cell/>
          <table:table-cell office:value-type="float" office:value="77.287709307188" calcext:value-type="float">
            <text:p>77.3</text:p>
          </table:table-cell>
          <table:table-cell office:value-type="float" office:value="4.55515034791984" calcext:value-type="float">
            <text:p>4.6</text:p>
          </table:table-cell>
          <table:table-cell office:value-type="float" office:value="14.6894127090805" calcext:value-type="float">
            <text:p>14.7</text:p>
          </table:table-cell>
          <table:table-cell table:style-name="ce3" office:value-type="float" office:value="35.0617399432928" calcext:value-type="float">
            <text:p>35.1</text:p>
          </table:table-cell>
          <table:table-cell table:style-name="ce3" office:value-type="float" office:value="5.18844310111749" calcext:value-type="float">
            <text:p>5.2</text:p>
          </table:table-cell>
          <table:table-cell table:style-name="ce3" office:value-type="float" office:value="14.1114722976289" calcext:value-type="float">
            <text:p>14.1</text:p>
          </table:table-cell>
          <table:table-cell/>
          <table:table-cell office:value-type="string" calcext:value-type="string">
            <text:p>CMGAN (Additive)</text:p>
          </table:table-cell>
          <table:table-cell/>
          <table:table-cell table:style-name="ce13" office:value-type="float" office:value="71.228821711452" calcext:value-type="float">
            <text:p>71.2</text:p>
          </table:table-cell>
          <table:table-cell table:style-name="ce13" office:value-type="float" office:value="3.85491881185746" calcext:value-type="float">
            <text:p>3.9</text:p>
          </table:table-cell>
          <table:table-cell table:style-name="ce13" office:value-type="float" office:value="18.4513946377482" calcext:value-type="float">
            <text:p>18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rd1</text:p>
          </table:table-cell>
          <table:table-cell office:value-type="float" office:value="3.4591471413891" calcext:value-type="float">
            <text:p>3.5</text:p>
          </table:table-cell>
          <table:table-cell/>
          <table:table-cell office:value-type="float" office:value="48.4131847986798" calcext:value-type="float">
            <text:p>48.4</text:p>
          </table:table-cell>
          <table:table-cell office:value-type="float" office:value="-0.515683473435806" calcext:value-type="float">
            <text:p>-0.5</text:p>
          </table:table-cell>
          <table:table-cell office:value-type="float" office:value="18.96968508083" calcext:value-type="float">
            <text:p>19.0</text:p>
          </table:table-cell>
          <table:table-cell/>
          <table:table-cell office:value-type="float" office:value="138.952672032753" calcext:value-type="float">
            <text:p>139.0</text:p>
          </table:table-cell>
          <table:table-cell office:value-type="float" office:value="4.78616899534237" calcext:value-type="float">
            <text:p>4.8</text:p>
          </table:table-cell>
          <table:table-cell office:value-type="float" office:value="26.5678949234883" calcext:value-type="float">
            <text:p>26.6</text:p>
          </table:table-cell>
          <table:table-cell/>
          <table:table-cell office:value-type="float" office:value="110.902815073793" calcext:value-type="float">
            <text:p>110.9</text:p>
          </table:table-cell>
          <table:table-cell office:value-type="float" office:value="3.2592827376092" calcext:value-type="float">
            <text:p>3.3</text:p>
          </table:table-cell>
          <table:table-cell office:value-type="float" office:value="24.047758713521" calcext:value-type="float">
            <text:p>24.0</text:p>
          </table:table-cell>
          <table:table-cell/>
          <table:table-cell office:value-type="float" office:value="119.287611277727" calcext:value-type="float">
            <text:p>119.3</text:p>
          </table:table-cell>
          <table:table-cell office:value-type="float" office:value="3.57333881362353" calcext:value-type="float">
            <text:p>3.6</text:p>
          </table:table-cell>
          <table:table-cell office:value-type="float" office:value="23.2931633794899" calcext:value-type="float">
            <text:p>23.3</text:p>
          </table:table-cell>
          <table:table-cell table:style-name="ce3" office:value-type="float" office:value="123.378465267227" calcext:value-type="float">
            <text:p>123.4</text:p>
          </table:table-cell>
          <table:table-cell table:style-name="ce3" office:value-type="float" office:value="3.83774440220275" calcext:value-type="float">
            <text:p>3.8</text:p>
          </table:table-cell>
          <table:table-cell table:style-name="ce3" office:value-type="float" office:value="23.758810645396" calcext:value-type="float">
            <text:p>23.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et1</text:p>
          </table:table-cell>
          <table:table-cell office:value-type="float" office:value="35.2490755829508" calcext:value-type="float">
            <text:p>35.2</text:p>
          </table:table-cell>
          <table:table-cell/>
          <table:table-cell office:value-type="float" office:value="36.6338442954335" calcext:value-type="float">
            <text:p>36.6</text:p>
          </table:table-cell>
          <table:table-cell office:value-type="float" office:value="-0.513449457592487" calcext:value-type="float">
            <text:p>-0.5</text:p>
          </table:table-cell>
          <table:table-cell office:value-type="float" office:value="21.4293091287957" calcext:value-type="float">
            <text:p>21.4</text:p>
          </table:table-cell>
          <table:table-cell/>
          <table:table-cell office:value-type="float" office:value="98.3422872199309" calcext:value-type="float">
            <text:p>98.3</text:p>
          </table:table-cell>
          <table:table-cell office:value-type="float" office:value="2.3356802473931" calcext:value-type="float">
            <text:p>2.3</text:p>
          </table:table-cell>
          <table:table-cell office:value-type="float" office:value="31.3560714342391" calcext:value-type="float">
            <text:p>31.4</text:p>
          </table:table-cell>
          <table:table-cell/>
          <table:table-cell office:value-type="float" office:value="112.126020711824" calcext:value-type="float">
            <text:p>112.1</text:p>
          </table:table-cell>
          <table:table-cell office:value-type="float" office:value="2.60559741521346" calcext:value-type="float">
            <text:p>2.6</text:p>
          </table:table-cell>
          <table:table-cell office:value-type="float" office:value="25.5363840967619" calcext:value-type="float">
            <text:p>25.5</text:p>
          </table:table-cell>
          <table:table-cell/>
          <table:table-cell office:value-type="float" office:value="121.922065578908" calcext:value-type="float">
            <text:p>121.9</text:p>
          </table:table-cell>
          <table:table-cell office:value-type="float" office:value="4.16829426902635" calcext:value-type="float">
            <text:p>4.2</text:p>
          </table:table-cell>
          <table:table-cell office:value-type="float" office:value="28.3512753821731" calcext:value-type="float">
            <text:p>28.4</text:p>
          </table:table-cell>
          <table:table-cell table:style-name="ce3" office:value-type="float" office:value="112.28984657225" calcext:value-type="float">
            <text:p>112.3</text:p>
          </table:table-cell>
          <table:table-cell table:style-name="ce3" office:value-type="float" office:value="4.05162429746432" calcext:value-type="float">
            <text:p>4.1</text:p>
          </table:table-cell>
          <table:table-cell table:style-name="ce3" office:value-type="float" office:value="28.2173684477987" calcext:value-type="float">
            <text:p>28.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et2</text:p>
          </table:table-cell>
          <table:table-cell office:value-type="float" office:value="34.6536365545764" calcext:value-type="float">
            <text:p>34.7</text:p>
          </table:table-cell>
          <table:table-cell/>
          <table:table-cell office:value-type="float" office:value="35.8970883557283" calcext:value-type="float">
            <text:p>35.9</text:p>
          </table:table-cell>
          <table:table-cell office:value-type="float" office:value="-0.529692759024858" calcext:value-type="float">
            <text:p>-0.5</text:p>
          </table:table-cell>
          <table:table-cell office:value-type="float" office:value="23.5327320253857" calcext:value-type="float">
            <text:p>23.5</text:p>
          </table:table-cell>
          <table:table-cell/>
          <table:table-cell office:value-type="float" office:value="106.343732222331" calcext:value-type="float">
            <text:p>106.3</text:p>
          </table:table-cell>
          <table:table-cell office:value-type="float" office:value="2.64660266439602" calcext:value-type="float">
            <text:p>2.6</text:p>
          </table:table-cell>
          <table:table-cell office:value-type="float" office:value="32.1550178269878" calcext:value-type="float">
            <text:p>32.2</text:p>
          </table:table-cell>
          <table:table-cell/>
          <table:table-cell office:value-type="float" office:value="88.3500588679871" calcext:value-type="float">
            <text:p>88.4</text:p>
          </table:table-cell>
          <table:table-cell office:value-type="float" office:value="1.4607026290783" calcext:value-type="float">
            <text:p>1.5</text:p>
          </table:table-cell>
          <table:table-cell office:value-type="float" office:value="25.3527772145132" calcext:value-type="float">
            <text:p>25.4</text:p>
          </table:table-cell>
          <table:table-cell/>
          <table:table-cell office:value-type="float" office:value="144.576397483212" calcext:value-type="float">
            <text:p>144.6</text:p>
          </table:table-cell>
          <table:table-cell office:value-type="float" office:value="4.66585358528405" calcext:value-type="float">
            <text:p>4.7</text:p>
          </table:table-cell>
          <table:table-cell office:value-type="float" office:value="30.134328108609" calcext:value-type="float">
            <text:p>30.1</text:p>
          </table:table-cell>
          <table:table-cell table:style-name="ce3" office:value-type="float" office:value="117.754113828436" calcext:value-type="float">
            <text:p>117.8</text:p>
          </table:table-cell>
          <table:table-cell table:style-name="ce3" office:value-type="float" office:value="4.96576570719841" calcext:value-type="float">
            <text:p>5.0</text:p>
          </table:table-cell>
          <table:table-cell table:style-name="ce3" office:value-type="float" office:value="30.513573206442" calcext:value-type="float">
            <text:p>30.5</text:p>
          </table:table-cell>
          <table:table-cell table:number-columns-repeated="3"/>
          <table:table-cell table:style-name="ce14" office:value-type="string" calcext:value-type="string">
            <text:p><text:span text:style-name="T1">SnNR (original 7.1</text:span>)</text:p>
          </table:table-cell>
          <table:table-cell table:style-name="ce7" office:value-type="string" calcext:value-type="string">
            <text:p>SR</text:p>
          </table:table-cell>
          <table:table-cell table:style-name="ce7" office:value-type="string" calcext:value-type="string">
            <text:p>PSN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et3</text:p>
          </table:table-cell>
          <table:table-cell office:value-type="float" office:value="7.16232755789698" calcext:value-type="float">
            <text:p>7.2</text:p>
          </table:table-cell>
          <table:table-cell/>
          <table:table-cell office:value-type="float" office:value="37.6006944859601" calcext:value-type="float">
            <text:p>37.6</text:p>
          </table:table-cell>
          <table:table-cell office:value-type="float" office:value="-0.591402106073454" calcext:value-type="float">
            <text:p>-0.6</text:p>
          </table:table-cell>
          <table:table-cell office:value-type="float" office:value="21.245449983" calcext:value-type="float">
            <text:p>21.2</text:p>
          </table:table-cell>
          <table:table-cell/>
          <table:table-cell office:value-type="float" office:value="99.4179926226033" calcext:value-type="float">
            <text:p>99.4</text:p>
          </table:table-cell>
          <table:table-cell office:value-type="float" office:value="2.27741907597191" calcext:value-type="float">
            <text:p>2.3</text:p>
          </table:table-cell>
          <table:table-cell office:value-type="float" office:value="22.7545846273901" calcext:value-type="float">
            <text:p>22.8</text:p>
          </table:table-cell>
          <table:table-cell/>
          <table:table-cell office:value-type="float" office:value="108.731672971205" calcext:value-type="float">
            <text:p>108.7</text:p>
          </table:table-cell>
          <table:table-cell office:value-type="float" office:value="2.39329177795356" calcext:value-type="float">
            <text:p>2.4</text:p>
          </table:table-cell>
          <table:table-cell office:value-type="float" office:value="20.3936527019584" calcext:value-type="float">
            <text:p>20.4</text:p>
          </table:table-cell>
          <table:table-cell/>
          <table:table-cell office:value-type="float" office:value="108.600391241026" calcext:value-type="float">
            <text:p>108.6</text:p>
          </table:table-cell>
          <table:table-cell office:value-type="float" office:value="3.3670710512145" calcext:value-type="float">
            <text:p>3.4</text:p>
          </table:table-cell>
          <table:table-cell office:value-type="float" office:value="26.4672323513733" calcext:value-type="float">
            <text:p>26.5</text:p>
          </table:table-cell>
          <table:table-cell table:style-name="ce3" office:value-type="float" office:value="132.131488033488" calcext:value-type="float">
            <text:p>132.1</text:p>
          </table:table-cell>
          <table:table-cell table:style-name="ce3" office:value-type="float" office:value="3.97584778118424" calcext:value-type="float">
            <text:p>4.0</text:p>
          </table:table-cell>
          <table:table-cell table:style-name="ce3" office:value-type="float" office:value="23.5044740664852" calcext:value-type="float">
            <text:p>23.5</text:p>
          </table:table-cell>
          <table:table-cell/>
          <table:table-cell office:value-type="string" calcext:value-type="string">
            <text:p>Wavelet Packet Decomposition</text:p>
          </table:table-cell>
          <table:table-cell/>
          <table:table-cell table:style-name="ce3" office:value-type="float" office:value="30.540629341801" calcext:value-type="float">
            <text:p>30.5</text:p>
          </table:table-cell>
          <table:table-cell table:style-name="ce3" office:value-type="float" office:value="-0.524719004414699" calcext:value-type="float">
            <text:p>-0.5</text:p>
          </table:table-cell>
          <table:table-cell table:style-name="ce3" office:value-type="float" office:value="8.93419062411256" calcext:value-type="float">
            <text:p>8.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et4</text:p>
          </table:table-cell>
          <table:table-cell office:value-type="float" office:value="17.3806331504352" calcext:value-type="float">
            <text:p>17.4</text:p>
          </table:table-cell>
          <table:table-cell/>
          <table:table-cell office:value-type="float" office:value="17.9877814575686" calcext:value-type="float">
            <text:p>18.0</text:p>
          </table:table-cell>
          <table:table-cell office:value-type="float" office:value="-0.539510202817639" calcext:value-type="float">
            <text:p>-0.5</text:p>
          </table:table-cell>
          <table:table-cell office:value-type="float" office:value="21.8977378281261" calcext:value-type="float">
            <text:p>21.9</text:p>
          </table:table-cell>
          <table:table-cell/>
          <table:table-cell office:value-type="float" office:value="79.5254285794164" calcext:value-type="float">
            <text:p>79.5</text:p>
          </table:table-cell>
          <table:table-cell office:value-type="float" office:value="2.4962727176127" calcext:value-type="float">
            <text:p>2.5</text:p>
          </table:table-cell>
          <table:table-cell office:value-type="float" office:value="30.2723350167705" calcext:value-type="float">
            <text:p>30.3</text:p>
          </table:table-cell>
          <table:table-cell/>
          <table:table-cell office:value-type="float" office:value="66.5683096089357" calcext:value-type="float">
            <text:p>66.6</text:p>
          </table:table-cell>
          <table:table-cell office:value-type="float" office:value="1.5067953278643" calcext:value-type="float">
            <text:p>1.5</text:p>
          </table:table-cell>
          <table:table-cell office:value-type="float" office:value="25.9005120962065" calcext:value-type="float">
            <text:p>25.9</text:p>
          </table:table-cell>
          <table:table-cell/>
          <table:table-cell office:value-type="float" office:value="97.571587730002" calcext:value-type="float">
            <text:p>97.6</text:p>
          </table:table-cell>
          <table:table-cell office:value-type="float" office:value="4.35531597651715" calcext:value-type="float">
            <text:p>4.4</text:p>
          </table:table-cell>
          <table:table-cell office:value-type="float" office:value="29.9002948981816" calcext:value-type="float">
            <text:p>29.9</text:p>
          </table:table-cell>
          <table:table-cell table:style-name="ce3" office:value-type="float" office:value="68.313052400186" calcext:value-type="float">
            <text:p>68.3</text:p>
          </table:table-cell>
          <table:table-cell table:style-name="ce3" office:value-type="float" office:value="4.51317979228001" calcext:value-type="float">
            <text:p>4.5</text:p>
          </table:table-cell>
          <table:table-cell table:style-name="ce3" office:value-type="float" office:value="29.1549422661796" calcext:value-type="float">
            <text:p>29.2</text:p>
          </table:table-cell>
          <table:table-cell/>
          <table:table-cell office:value-type="string" calcext:value-type="string">
            <text:p>Spectral Subtraction</text:p>
          </table:table-cell>
          <table:table-cell/>
          <table:table-cell table:style-name="ce3" office:value-type="float" office:value="41.5054693177143" calcext:value-type="float">
            <text:p>41.5</text:p>
          </table:table-cell>
          <table:table-cell table:style-name="ce3" office:value-type="float" office:value="1.51621986622208" calcext:value-type="float">
            <text:p>1.5</text:p>
          </table:table-cell>
          <table:table-cell table:style-name="ce3" office:value-type="float" office:value="8.0772047703096" calcext:value-type="float">
            <text:p>8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w1</text:p>
          </table:table-cell>
          <table:table-cell office:value-type="float" office:value="9.50228883673073" calcext:value-type="float">
            <text:p>9.5</text:p>
          </table:table-cell>
          <table:table-cell/>
          <table:table-cell office:value-type="float" office:value="8.87191669345266" calcext:value-type="float">
            <text:p>8.9</text:p>
          </table:table-cell>
          <table:table-cell office:value-type="float" office:value="-0.478181283434529" calcext:value-type="float">
            <text:p>-0.5</text:p>
          </table:table-cell>
          <table:table-cell office:value-type="float" office:value="6.98159735068169" calcext:value-type="float">
            <text:p>7.0</text:p>
          </table:table-cell>
          <table:table-cell/>
          <table:table-cell office:value-type="float" office:value="12.7965289490148" calcext:value-type="float">
            <text:p>12.8</text:p>
          </table:table-cell>
          <table:table-cell office:value-type="float" office:value="1.29454104041496" calcext:value-type="float">
            <text:p>1.3</text:p>
          </table:table-cell>
          <table:table-cell office:value-type="float" office:value="14.0832269628762" calcext:value-type="float">
            <text:p>14.1</text:p>
          </table:table-cell>
          <table:table-cell/>
          <table:table-cell office:value-type="float" office:value="27.3796531236744" calcext:value-type="float">
            <text:p>27.4</text:p>
          </table:table-cell>
          <table:table-cell office:value-type="float" office:value="1.41356388613744" calcext:value-type="float">
            <text:p>1.4</text:p>
          </table:table-cell>
          <table:table-cell office:value-type="float" office:value="14.6807021779675" calcext:value-type="float">
            <text:p>14.7</text:p>
          </table:table-cell>
          <table:table-cell/>
          <table:table-cell office:value-type="float" office:value="51.3724545757113" calcext:value-type="float">
            <text:p>51.4</text:p>
          </table:table-cell>
          <table:table-cell office:value-type="float" office:value="2.08861857677918" calcext:value-type="float">
            <text:p>2.1</text:p>
          </table:table-cell>
          <table:table-cell office:value-type="float" office:value="14.3775104671788" calcext:value-type="float">
            <text:p>14.4</text:p>
          </table:table-cell>
          <table:table-cell table:style-name="ce3" office:value-type="float" office:value="48.2348136236523" calcext:value-type="float">
            <text:p>48.2</text:p>
          </table:table-cell>
          <table:table-cell table:style-name="ce3" office:value-type="float" office:value="3.64011063847597" calcext:value-type="float">
            <text:p>3.6</text:p>
          </table:table-cell>
          <table:table-cell table:style-name="ce3" office:value-type="float" office:value="13.3649085082504" calcext:value-type="float">
            <text:p>13.4</text:p>
          </table:table-cell>
          <table:table-cell/>
          <table:table-cell office:value-type="string" calcext:value-type="string">
            <text:p>CMGAN (Spectral subtraction)</text:p>
          </table:table-cell>
          <table:table-cell/>
          <table:table-cell table:style-name="ce3" office:value-type="float" office:value="74.424032256704" calcext:value-type="float">
            <text:p>74.4</text:p>
          </table:table-cell>
          <table:table-cell table:style-name="ce3" office:value-type="float" office:value="3.03247730745092" calcext:value-type="float">
            <text:p>3.0</text:p>
          </table:table-cell>
          <table:table-cell table:style-name="ce3" office:value-type="float" office:value="8.2589199751441" calcext:value-type="float">
            <text:p>8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w2</text:p>
          </table:table-cell>
          <table:table-cell office:value-type="float" office:value="8.99300790277533" calcext:value-type="float">
            <text:p>9.0</text:p>
          </table:table-cell>
          <table:table-cell/>
          <table:table-cell office:value-type="float" office:value="8.06914403467861" calcext:value-type="float">
            <text:p>8.1</text:p>
          </table:table-cell>
          <table:table-cell office:value-type="float" office:value="-0.478027911657382" calcext:value-type="float">
            <text:p>-0.5</text:p>
          </table:table-cell>
          <table:table-cell office:value-type="float" office:value="8.66818493762774" calcext:value-type="float">
            <text:p>8.7</text:p>
          </table:table-cell>
          <table:table-cell/>
          <table:table-cell office:value-type="float" office:value="29.8846711974973" calcext:value-type="float">
            <text:p>29.9</text:p>
          </table:table-cell>
          <table:table-cell office:value-type="float" office:value="1.81194547863099" calcext:value-type="float">
            <text:p>1.8</text:p>
          </table:table-cell>
          <table:table-cell office:value-type="float" office:value="15.915231246676" calcext:value-type="float">
            <text:p>15.9</text:p>
          </table:table-cell>
          <table:table-cell/>
          <table:table-cell office:value-type="float" office:value="37.2637319489848" calcext:value-type="float">
            <text:p>37.3</text:p>
          </table:table-cell>
          <table:table-cell office:value-type="float" office:value="1.65878713229013" calcext:value-type="float">
            <text:p>1.7</text:p>
          </table:table-cell>
          <table:table-cell office:value-type="float" office:value="16.3844200738061" calcext:value-type="float">
            <text:p>16.4</text:p>
          </table:table-cell>
          <table:table-cell/>
          <table:table-cell office:value-type="float" office:value="93.7944732074964" calcext:value-type="float">
            <text:p>93.8</text:p>
          </table:table-cell>
          <table:table-cell office:value-type="float" office:value="4.14168984532707" calcext:value-type="float">
            <text:p>4.1</text:p>
          </table:table-cell>
          <table:table-cell office:value-type="float" office:value="15.9110535797526" calcext:value-type="float">
            <text:p>15.9</text:p>
          </table:table-cell>
          <table:table-cell table:style-name="ce3" office:value-type="float" office:value="67.7597664554371" calcext:value-type="float">
            <text:p>67.8</text:p>
          </table:table-cell>
          <table:table-cell table:style-name="ce3" office:value-type="float" office:value="4.63869941149277" calcext:value-type="float">
            <text:p>4.6</text:p>
          </table:table-cell>
          <table:table-cell table:style-name="ce3" office:value-type="float" office:value="14.9443689392226" calcext:value-type="float">
            <text:p>14.9</text:p>
          </table:table-cell>
          <table:table-cell/>
          <table:table-cell office:value-type="string" calcext:value-type="string">
            <text:p>CMGAN (Additive)</text:p>
          </table:table-cell>
          <table:table-cell/>
          <table:table-cell table:style-name="ce3" office:value-type="float" office:value="83.853941655052" calcext:value-type="float">
            <text:p>83.9</text:p>
          </table:table-cell>
          <table:table-cell table:style-name="ce3" office:value-type="float" office:value="4.11878694543248" calcext:value-type="float">
            <text:p>4.1</text:p>
          </table:table-cell>
          <table:table-cell table:style-name="ce3" office:value-type="float" office:value="8.95988712676919" calcext:value-type="float">
            <text:p>9.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ep1</text:p>
          </table:table-cell>
          <table:table-cell office:value-type="float" office:value="21.8424592269833" calcext:value-type="float">
            <text:p>21.8</text:p>
          </table:table-cell>
          <table:table-cell/>
          <table:table-cell office:value-type="float" office:value="23.2121781113721" calcext:value-type="float">
            <text:p>23.2</text:p>
          </table:table-cell>
          <table:table-cell office:value-type="float" office:value="-0.499424835998144" calcext:value-type="float">
            <text:p>-0.5</text:p>
          </table:table-cell>
          <table:table-cell office:value-type="float" office:value="15.2887804055239" calcext:value-type="float">
            <text:p>15.3</text:p>
          </table:table-cell>
          <table:table-cell/>
          <table:table-cell office:value-type="float" office:value="91.396752077775" calcext:value-type="float">
            <text:p>91.4</text:p>
          </table:table-cell>
          <table:table-cell office:value-type="float" office:value="3.3630482379558" calcext:value-type="float">
            <text:p>3.4</text:p>
          </table:table-cell>
          <table:table-cell office:value-type="float" office:value="25.8718414445787" calcext:value-type="float">
            <text:p>25.9</text:p>
          </table:table-cell>
          <table:table-cell/>
          <table:table-cell office:value-type="float" office:value="67.2401309982403" calcext:value-type="float">
            <text:p>67.2</text:p>
          </table:table-cell>
          <table:table-cell office:value-type="float" office:value="2.00036319596578" calcext:value-type="float">
            <text:p>2.0</text:p>
          </table:table-cell>
          <table:table-cell office:value-type="float" office:value="26.339998142494" calcext:value-type="float">
            <text:p>26.3</text:p>
          </table:table-cell>
          <table:table-cell/>
          <table:table-cell office:value-type="float" office:value="136.202130224295" calcext:value-type="float">
            <text:p>136.2</text:p>
          </table:table-cell>
          <table:table-cell office:value-type="float" office:value="4.97795190702409" calcext:value-type="float">
            <text:p>5.0</text:p>
          </table:table-cell>
          <table:table-cell office:value-type="float" office:value="25.3166085717838" calcext:value-type="float">
            <text:p>25.3</text:p>
          </table:table-cell>
          <table:table-cell table:style-name="ce3" office:value-type="float" office:value="123.436513526805" calcext:value-type="float">
            <text:p>123.4</text:p>
          </table:table-cell>
          <table:table-cell table:style-name="ce3" office:value-type="float" office:value="5.15504918121662" calcext:value-type="float">
            <text:p>5.2</text:p>
          </table:table-cell>
          <table:table-cell table:style-name="ce3" office:value-type="float" office:value="25.4126033455155" calcext:value-type="float">
            <text:p>25.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ep2</text:p>
          </table:table-cell>
          <table:table-cell office:value-type="float" office:value="6.27918359952045" calcext:value-type="float">
            <text:p>6.3</text:p>
          </table:table-cell>
          <table:table-cell/>
          <table:table-cell office:value-type="float" office:value="6.24175897380436" calcext:value-type="float">
            <text:p>6.2</text:p>
          </table:table-cell>
          <table:table-cell office:value-type="float" office:value="-0.57714583916785" calcext:value-type="float">
            <text:p>-0.6</text:p>
          </table:table-cell>
          <table:table-cell office:value-type="float" office:value="3.78369579566102" calcext:value-type="float">
            <text:p>3.8</text:p>
          </table:table-cell>
          <table:table-cell/>
          <table:table-cell office:value-type="float" office:value="6.34571255623314" calcext:value-type="float">
            <text:p>6.3</text:p>
          </table:table-cell>
          <table:table-cell office:value-type="float" office:value="1.64635577271186" calcext:value-type="float">
            <text:p>1.6</text:p>
          </table:table-cell>
          <table:table-cell office:value-type="float" office:value="11.9513923778848" calcext:value-type="float">
            <text:p>12.0</text:p>
          </table:table-cell>
          <table:table-cell/>
          <table:table-cell office:value-type="float" office:value="11.8975165815057" calcext:value-type="float">
            <text:p>11.9</text:p>
          </table:table-cell>
          <table:table-cell office:value-type="float" office:value="1.62355082379027" calcext:value-type="float">
            <text:p>1.6</text:p>
          </table:table-cell>
          <table:table-cell office:value-type="float" office:value="12.8051381747691" calcext:value-type="float">
            <text:p>12.8</text:p>
          </table:table-cell>
          <table:table-cell/>
          <table:table-cell office:value-type="float" office:value="79.9190785966215" calcext:value-type="float">
            <text:p>79.9</text:p>
          </table:table-cell>
          <table:table-cell office:value-type="float" office:value="4.69618957768076" calcext:value-type="float">
            <text:p>4.7</text:p>
          </table:table-cell>
          <table:table-cell office:value-type="float" office:value="11.6099466903509" calcext:value-type="float">
            <text:p>11.6</text:p>
          </table:table-cell>
          <table:table-cell table:style-name="ce3" office:value-type="float" office:value="78.8825032316801" calcext:value-type="float">
            <text:p>78.9</text:p>
          </table:table-cell>
          <table:table-cell table:style-name="ce3" office:value-type="float" office:value="5.36193446028401" calcext:value-type="float">
            <text:p>5.4</text:p>
          </table:table-cell>
          <table:table-cell table:style-name="ce3" office:value-type="float" office:value="11.6238920291076" calcext:value-type="float">
            <text:p>11.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ep3</text:p>
          </table:table-cell>
          <table:table-cell office:value-type="float" office:value="18.7184607856468" calcext:value-type="float">
            <text:p>18.7</text:p>
          </table:table-cell>
          <table:table-cell/>
          <table:table-cell office:value-type="float" office:value="19.9333393626338" calcext:value-type="float">
            <text:p>19.9</text:p>
          </table:table-cell>
          <table:table-cell office:value-type="float" office:value="-0.495557658540611" calcext:value-type="float">
            <text:p>-0.5</text:p>
          </table:table-cell>
          <table:table-cell office:value-type="float" office:value="17.6398100456649" calcext:value-type="float">
            <text:p>17.6</text:p>
          </table:table-cell>
          <table:table-cell/>
          <table:table-cell office:value-type="float" office:value="87.0073389737238" calcext:value-type="float">
            <text:p>87.0</text:p>
          </table:table-cell>
          <table:table-cell office:value-type="float" office:value="2.80503804178246" calcext:value-type="float">
            <text:p>2.8</text:p>
          </table:table-cell>
          <table:table-cell office:value-type="float" office:value="27.2106230582951" calcext:value-type="float">
            <text:p>27.2</text:p>
          </table:table-cell>
          <table:table-cell/>
          <table:table-cell office:value-type="float" office:value="67.6963622577177" calcext:value-type="float">
            <text:p>67.7</text:p>
          </table:table-cell>
          <table:table-cell office:value-type="float" office:value="1.63014048377925" calcext:value-type="float">
            <text:p>1.6</text:p>
          </table:table-cell>
          <table:table-cell office:value-type="float" office:value="23.2054819230959" calcext:value-type="float">
            <text:p>23.2</text:p>
          </table:table-cell>
          <table:table-cell/>
          <table:table-cell office:value-type="float" office:value="131.797311450477" calcext:value-type="float">
            <text:p>131.8</text:p>
          </table:table-cell>
          <table:table-cell office:value-type="float" office:value="4.51904219516352" calcext:value-type="float">
            <text:p>4.5</text:p>
          </table:table-cell>
          <table:table-cell office:value-type="float" office:value="20.980176924894" calcext:value-type="float">
            <text:p>21.0</text:p>
          </table:table-cell>
          <table:table-cell table:style-name="ce3" office:value-type="float" office:value="118.168671687723" calcext:value-type="float">
            <text:p>118.2</text:p>
          </table:table-cell>
          <table:table-cell table:style-name="ce3" office:value-type="float" office:value="4.52994565492398" calcext:value-type="float">
            <text:p>4.5</text:p>
          </table:table-cell>
          <table:table-cell table:style-name="ce3" office:value-type="float" office:value="26.2596963251943" calcext:value-type="float">
            <text:p>26.3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Computation time (s)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ossum1</text:p>
          </table:table-cell>
          <table:table-cell office:value-type="float" office:value="7.33770364842059" calcext:value-type="float">
            <text:p>7.3</text:p>
          </table:table-cell>
          <table:table-cell/>
          <table:table-cell office:value-type="float" office:value="37.4771171247806" calcext:value-type="float">
            <text:p>37.5</text:p>
          </table:table-cell>
          <table:table-cell office:value-type="float" office:value="-0.569188131979818" calcext:value-type="float">
            <text:p>-0.6</text:p>
          </table:table-cell>
          <table:table-cell office:value-type="float" office:value="14.3777357164795" calcext:value-type="float">
            <text:p>14.4</text:p>
          </table:table-cell>
          <table:table-cell/>
          <table:table-cell office:value-type="float" office:value="87.6034564866353" calcext:value-type="float">
            <text:p>87.6</text:p>
          </table:table-cell>
          <table:table-cell office:value-type="float" office:value="2.59077500394338" calcext:value-type="float">
            <text:p>2.6</text:p>
          </table:table-cell>
          <table:table-cell office:value-type="float" office:value="18.8951758739521" calcext:value-type="float">
            <text:p>18.9</text:p>
          </table:table-cell>
          <table:table-cell/>
          <table:table-cell office:value-type="float" office:value="88.8857695222021" calcext:value-type="float">
            <text:p>88.9</text:p>
          </table:table-cell>
          <table:table-cell office:value-type="float" office:value="2.20535478791694" calcext:value-type="float">
            <text:p>2.2</text:p>
          </table:table-cell>
          <table:table-cell office:value-type="float" office:value="17.5649140792534" calcext:value-type="float">
            <text:p>17.6</text:p>
          </table:table-cell>
          <table:table-cell/>
          <table:table-cell office:value-type="float" office:value="34.1413165162526" calcext:value-type="float">
            <text:p>34.1</text:p>
          </table:table-cell>
          <table:table-cell office:value-type="float" office:value="4.3071751793031" calcext:value-type="float">
            <text:p>4.3</text:p>
          </table:table-cell>
          <table:table-cell office:value-type="float" office:value="19.7974089366532" calcext:value-type="float">
            <text:p>19.8</text:p>
          </table:table-cell>
          <table:table-cell table:style-name="ce3" office:value-type="float" office:value="37.8390600318416" calcext:value-type="float">
            <text:p>37.8</text:p>
          </table:table-cell>
          <table:table-cell table:style-name="ce3" office:value-type="float" office:value="3.20612545475309" calcext:value-type="float">
            <text:p>3.2</text:p>
          </table:table-cell>
          <table:table-cell table:style-name="ce3" office:value-type="float" office:value="19.7955488889627" calcext:value-type="float">
            <text:p>19.8</text:p>
          </table:table-cell>
          <table:table-cell/>
          <table:table-cell office:value-type="string" calcext:value-type="string">
            <text:p>Bandwidth (kHz)</text:p>
          </table:table-cell>
          <table:table-cell office:value-type="string" calcext:value-type="string">
            <text:p>Spectral subtraction</text:p>
          </table:table-cell>
          <table:table-cell office:value-type="string" calcext:value-type="string">
            <text:p>Wavelet Packet Decomposition</text:p>
          </table:table-cell>
          <table:table-cell office:value-type="string" calcext:value-type="string">
            <text:p>CMG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ssum3</text:p>
          </table:table-cell>
          <table:table-cell office:value-type="float" office:value="7.34332481964056" calcext:value-type="float">
            <text:p>7.3</text:p>
          </table:table-cell>
          <table:table-cell/>
          <table:table-cell office:value-type="float" office:value="36.6357506920225" calcext:value-type="float">
            <text:p>36.6</text:p>
          </table:table-cell>
          <table:table-cell office:value-type="float" office:value="-0.548267912676833" calcext:value-type="float">
            <text:p>-0.5</text:p>
          </table:table-cell>
          <table:table-cell office:value-type="float" office:value="15.1484509928784" calcext:value-type="float">
            <text:p>15.1</text:p>
          </table:table-cell>
          <table:table-cell/>
          <table:table-cell office:value-type="float" office:value="112.656292649607" calcext:value-type="float">
            <text:p>112.7</text:p>
          </table:table-cell>
          <table:table-cell office:value-type="float" office:value="3.19486284409574" calcext:value-type="float">
            <text:p>3.2</text:p>
          </table:table-cell>
          <table:table-cell office:value-type="float" office:value="-0.802647678689593" calcext:value-type="float">
            <text:p>-0.8</text:p>
          </table:table-cell>
          <table:table-cell/>
          <table:table-cell office:value-type="float" office:value="121.578590338596" calcext:value-type="float">
            <text:p>121.6</text:p>
          </table:table-cell>
          <table:table-cell office:value-type="float" office:value="3.4988302220714" calcext:value-type="float">
            <text:p>3.5</text:p>
          </table:table-cell>
          <table:table-cell office:value-type="float" office:value="-4.15957673201654" calcext:value-type="float">
            <text:p>-4.2</text:p>
          </table:table-cell>
          <table:table-cell/>
          <table:table-cell office:value-type="float" office:value="109.329313780468" calcext:value-type="float">
            <text:p>109.3</text:p>
          </table:table-cell>
          <table:table-cell office:value-type="float" office:value="3.54021670893086" calcext:value-type="float">
            <text:p>3.5</text:p>
          </table:table-cell>
          <table:table-cell office:value-type="float" office:value="1.07538326992234" calcext:value-type="float">
            <text:p>1.1</text:p>
          </table:table-cell>
          <table:table-cell table:style-name="ce3" office:value-type="float" office:value="106.936520080825" calcext:value-type="float">
            <text:p>106.9</text:p>
          </table:table-cell>
          <table:table-cell table:style-name="ce3" office:value-type="float" office:value="3.49876274204353" calcext:value-type="float">
            <text:p>3.5</text:p>
          </table:table-cell>
          <table:table-cell table:style-name="ce3" office:value-type="float" office:value="1.7349897196285" calcext:value-type="float">
            <text:p>1.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2" office:value-type="float" office:value="0.0387420654296875" calcext:value-type="float">
            <text:p>0.04</text:p>
          </table:table-cell>
          <table:table-cell table:style-name="ce12" office:value-type="float" office:value="0.0882406234741211" calcext:value-type="float">
            <text:p>0.09</text:p>
          </table:table-cell>
          <table:table-cell table:style-name="ce12" office:value-type="float" office:value="2.30104112625122" calcext:value-type="float">
            <text:p>2.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ssumNoisy</text:p>
          </table:table-cell>
          <table:table-cell office:value-type="float" office:value="5.64230350621726" calcext:value-type="float">
            <text:p>5.6</text:p>
          </table:table-cell>
          <table:table-cell/>
          <table:table-cell office:value-type="float" office:value="7.40522501667015" calcext:value-type="float">
            <text:p>7.4</text:p>
          </table:table-cell>
          <table:table-cell office:value-type="float" office:value="-0.390830399077494" calcext:value-type="float">
            <text:p>-0.4</text:p>
          </table:table-cell>
          <table:table-cell office:value-type="float" office:value="9.21771871627081" calcext:value-type="float">
            <text:p>9.2</text:p>
          </table:table-cell>
          <table:table-cell/>
          <table:table-cell office:value-type="float" office:value="39.6254678032319" calcext:value-type="float">
            <text:p>39.6</text:p>
          </table:table-cell>
          <table:table-cell office:value-type="float" office:value="3.99105804143765" calcext:value-type="float">
            <text:p>4.0</text:p>
          </table:table-cell>
          <table:table-cell office:value-type="float" office:value="11.7011002187341" calcext:value-type="float">
            <text:p>11.7</text:p>
          </table:table-cell>
          <table:table-cell/>
          <table:table-cell office:value-type="float" office:value="20.0431749748446" calcext:value-type="float">
            <text:p>20.0</text:p>
          </table:table-cell>
          <table:table-cell office:value-type="float" office:value="2.69460873321673" calcext:value-type="float">
            <text:p>2.7</text:p>
          </table:table-cell>
          <table:table-cell office:value-type="float" office:value="11.7568505820158" calcext:value-type="float">
            <text:p>11.8</text:p>
          </table:table-cell>
          <table:table-cell/>
          <table:table-cell office:value-type="float" office:value="15.3755249127842" calcext:value-type="float">
            <text:p>15.4</text:p>
          </table:table-cell>
          <table:table-cell office:value-type="float" office:value="4.41902382341561" calcext:value-type="float">
            <text:p>4.4</text:p>
          </table:table-cell>
          <table:table-cell office:value-type="float" office:value="11.6860011474738" calcext:value-type="float">
            <text:p>11.7</text:p>
          </table:table-cell>
          <table:table-cell table:style-name="ce3" office:value-type="float" office:value="35.2308051990397" calcext:value-type="float">
            <text:p>35.2</text:p>
          </table:table-cell>
          <table:table-cell table:style-name="ce3" office:value-type="float" office:value="4.69868768904094" calcext:value-type="float">
            <text:p>4.7</text:p>
          </table:table-cell>
          <table:table-cell table:style-name="ce3" office:value-type="float" office:value="11.6887645463344" calcext:value-type="float">
            <text:p>11.7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2" office:value-type="float" office:value="0.050140380859375" calcext:value-type="float">
            <text:p>0.05</text:p>
          </table:table-cell>
          <table:table-cell table:style-name="ce12" office:value-type="float" office:value="0.103488206863403" calcext:value-type="float">
            <text:p>0.10</text:p>
          </table:table-cell>
          <table:table-cell table:style-name="ce12" office:value-type="float" office:value="2.30104112625122" calcext:value-type="float">
            <text:p>2.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rill</text:p>
          </table:table-cell>
          <table:table-cell office:value-type="float" office:value="10.6302433811624" calcext:value-type="float">
            <text:p>10.6</text:p>
          </table:table-cell>
          <table:table-cell/>
          <table:table-cell office:value-type="float" office:value="10.057881987918" calcext:value-type="float">
            <text:p>10.1</text:p>
          </table:table-cell>
          <table:table-cell office:value-type="float" office:value="-0.459928114899572" calcext:value-type="float">
            <text:p>-0.5</text:p>
          </table:table-cell>
          <table:table-cell office:value-type="float" office:value="10.6259205648934" calcext:value-type="float">
            <text:p>10.6</text:p>
          </table:table-cell>
          <table:table-cell/>
          <table:table-cell office:value-type="float" office:value="33.8620421986848" calcext:value-type="float">
            <text:p>33.9</text:p>
          </table:table-cell>
          <table:table-cell office:value-type="float" office:value="2.43062353282719" calcext:value-type="float">
            <text:p>2.4</text:p>
          </table:table-cell>
          <table:table-cell office:value-type="float" office:value="16.3952033492195" calcext:value-type="float">
            <text:p>16.4</text:p>
          </table:table-cell>
          <table:table-cell/>
          <table:table-cell office:value-type="float" office:value="35.0043777766004" calcext:value-type="float">
            <text:p>35.0</text:p>
          </table:table-cell>
          <table:table-cell office:value-type="float" office:value="1.56460964243664" calcext:value-type="float">
            <text:p>1.6</text:p>
          </table:table-cell>
          <table:table-cell office:value-type="float" office:value="17.9649940267809" calcext:value-type="float">
            <text:p>18.0</text:p>
          </table:table-cell>
          <table:table-cell/>
          <table:table-cell office:value-type="float" office:value="11.3622253681821" calcext:value-type="float">
            <text:p>11.4</text:p>
          </table:table-cell>
          <table:table-cell office:value-type="float" office:value="4.25197833020141" calcext:value-type="float">
            <text:p>4.3</text:p>
          </table:table-cell>
          <table:table-cell office:value-type="float" office:value="15.4589971392827" calcext:value-type="float">
            <text:p>15.5</text:p>
          </table:table-cell>
          <table:table-cell table:style-name="ce3" office:value-type="float" office:value="12.768686496937" calcext:value-type="float">
            <text:p>12.8</text:p>
          </table:table-cell>
          <table:table-cell table:style-name="ce3" office:value-type="float" office:value="4.14936906129833" calcext:value-type="float">
            <text:p>4.1</text:p>
          </table:table-cell>
          <table:table-cell table:style-name="ce3" office:value-type="float" office:value="15.4472798803864" calcext:value-type="float">
            <text:p>15.4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2" office:value-type="float" office:value="0.0601348876953125" calcext:value-type="float">
            <text:p>0.06</text:p>
          </table:table-cell>
          <table:table-cell table:style-name="ce12" office:value-type="float" office:value="0.124197006225586" calcext:value-type="float">
            <text:p>0.12</text:p>
          </table:table-cell>
          <table:table-cell table:style-name="ce12" office:value-type="float" office:value="2.30104112625122" calcext:value-type="float">
            <text:p>2.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rill2</text:p>
          </table:table-cell>
          <table:table-cell office:value-type="float" office:value="7.18902199251247" calcext:value-type="float">
            <text:p>7.2</text:p>
          </table:table-cell>
          <table:table-cell/>
          <table:table-cell office:value-type="float" office:value="7.13361036138728" calcext:value-type="float">
            <text:p>7.1</text:p>
          </table:table-cell>
          <table:table-cell office:value-type="float" office:value="-0.576365545458911" calcext:value-type="float">
            <text:p>-0.6</text:p>
          </table:table-cell>
          <table:table-cell office:value-type="float" office:value="10.1433263462042" calcext:value-type="float">
            <text:p>10.1</text:p>
          </table:table-cell>
          <table:table-cell/>
          <table:table-cell office:value-type="float" office:value="49.6188661134158" calcext:value-type="float">
            <text:p>49.6</text:p>
          </table:table-cell>
          <table:table-cell office:value-type="float" office:value="4.21218206224313" calcext:value-type="float">
            <text:p>4.2</text:p>
          </table:table-cell>
          <table:table-cell office:value-type="float" office:value="14.7270151385477" calcext:value-type="float">
            <text:p>14.7</text:p>
          </table:table-cell>
          <table:table-cell/>
          <table:table-cell office:value-type="float" office:value="20.4385400232356" calcext:value-type="float">
            <text:p>20.4</text:p>
          </table:table-cell>
          <table:table-cell office:value-type="float" office:value="2.22232459847118" calcext:value-type="float">
            <text:p>2.2</text:p>
          </table:table-cell>
          <table:table-cell office:value-type="float" office:value="15.6846977394635" calcext:value-type="float">
            <text:p>15.7</text:p>
          </table:table-cell>
          <table:table-cell/>
          <table:table-cell office:value-type="float" office:value="89.3220919789457" calcext:value-type="float">
            <text:p>89.3</text:p>
          </table:table-cell>
          <table:table-cell office:value-type="float" office:value="5.27852857383724" calcext:value-type="float">
            <text:p>5.3</text:p>
          </table:table-cell>
          <table:table-cell office:value-type="float" office:value="13.8439464463969" calcext:value-type="float">
            <text:p>13.8</text:p>
          </table:table-cell>
          <table:table-cell table:style-name="ce3" office:value-type="float" office:value="19.2762975671847" calcext:value-type="float">
            <text:p>19.3</text:p>
          </table:table-cell>
          <table:table-cell table:style-name="ce3" office:value-type="float" office:value="5.44376423973744" calcext:value-type="float">
            <text:p>5.4</text:p>
          </table:table-cell>
          <table:table-cell table:style-name="ce3" office:value-type="float" office:value="13.6601364166048" calcext:value-type="float">
            <text:p>13.7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12" office:value-type="float" office:value="0.0633544921875" calcext:value-type="float">
            <text:p>0.06</text:p>
          </table:table-cell>
          <table:table-cell table:style-name="ce12" office:value-type="float" office:value="0.129090785980225" calcext:value-type="float">
            <text:p>0.13</text:p>
          </table:table-cell>
          <table:table-cell table:style-name="ce12" office:value-type="float" office:value="2.30104112625122" calcext:value-type="float">
            <text:p>2.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oat1</text:p>
          </table:table-cell>
          <table:table-cell office:value-type="float" office:value="17.3804863188713" calcext:value-type="float">
            <text:p>17.4</text:p>
          </table:table-cell>
          <table:table-cell/>
          <table:table-cell office:value-type="float" office:value="17.9866684759753" calcext:value-type="float">
            <text:p>18.0</text:p>
          </table:table-cell>
          <table:table-cell office:value-type="float" office:value="-0.539598970359944" calcext:value-type="float">
            <text:p>-0.5</text:p>
          </table:table-cell>
          <table:table-cell office:value-type="float" office:value="21.8987730600899" calcext:value-type="float">
            <text:p>21.9</text:p>
          </table:table-cell>
          <table:table-cell/>
          <table:table-cell office:value-type="float" office:value="79.5249072628535" calcext:value-type="float">
            <text:p>79.5</text:p>
          </table:table-cell>
          <table:table-cell office:value-type="float" office:value="2.49625065061777" calcext:value-type="float">
            <text:p>2.5</text:p>
          </table:table-cell>
          <table:table-cell office:value-type="float" office:value="30.2736558639459" calcext:value-type="float">
            <text:p>30.3</text:p>
          </table:table-cell>
          <table:table-cell/>
          <table:table-cell office:value-type="float" office:value="66.569934865156" calcext:value-type="float">
            <text:p>66.6</text:p>
          </table:table-cell>
          <table:table-cell office:value-type="float" office:value="1.5067922848598" calcext:value-type="float">
            <text:p>1.5</text:p>
          </table:table-cell>
          <table:table-cell office:value-type="float" office:value="25.900983476056" calcext:value-type="float">
            <text:p>25.9</text:p>
          </table:table-cell>
          <table:table-cell/>
          <table:table-cell office:value-type="float" office:value="98.8520161640107" calcext:value-type="float">
            <text:p>98.9</text:p>
          </table:table-cell>
          <table:table-cell office:value-type="float" office:value="4.35857464140445" calcext:value-type="float">
            <text:p>4.4</text:p>
          </table:table-cell>
          <table:table-cell office:value-type="float" office:value="29.9252333573649" calcext:value-type="float">
            <text:p>29.9</text:p>
          </table:table-cell>
          <table:table-cell table:style-name="ce3" office:value-type="float" office:value="67.8295070852272" calcext:value-type="float">
            <text:p>67.8</text:p>
          </table:table-cell>
          <table:table-cell table:style-name="ce3" office:value-type="float" office:value="4.51014814985133" calcext:value-type="float">
            <text:p>4.5</text:p>
          </table:table-cell>
          <table:table-cell table:style-name="ce3" office:value-type="float" office:value="29.1573404641914" calcext:value-type="float">
            <text:p>29.2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12" office:value-type="float" office:value="0.116953134536743" calcext:value-type="float">
            <text:p>0.12</text:p>
          </table:table-cell>
          <table:table-cell table:style-name="ce12" office:value-type="float" office:value="0.238544225692749" calcext:value-type="float">
            <text:p>0.24</text:p>
          </table:table-cell>
          <table:table-cell table:style-name="ce12" office:value-type="float" office:value="2.30104112625122" calcext:value-type="float">
            <text:p>2.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oat_Chatter</text:p>
          </table:table-cell>
          <table:table-cell office:value-type="float" office:value="0.754567320950617" calcext:value-type="float">
            <text:p>0.8</text:p>
          </table:table-cell>
          <table:table-cell/>
          <table:table-cell office:value-type="float" office:value="14.2431135842294" calcext:value-type="float">
            <text:p>14.2</text:p>
          </table:table-cell>
          <table:table-cell office:value-type="float" office:value="-0.590618286665275" calcext:value-type="float">
            <text:p>-0.6</text:p>
          </table:table-cell>
          <table:table-cell office:value-type="float" office:value="22.6348966677572" calcext:value-type="float">
            <text:p>22.6</text:p>
          </table:table-cell>
          <table:table-cell/>
          <table:table-cell office:value-type="float" office:value="12.9280643429464" calcext:value-type="float">
            <text:p>12.9</text:p>
          </table:table-cell>
          <table:table-cell office:value-type="float" office:value="0.239216311409137" calcext:value-type="float">
            <text:p>0.2</text:p>
          </table:table-cell>
          <table:table-cell office:value-type="float" office:value="21.9204903177288" calcext:value-type="float">
            <text:p>21.9</text:p>
          </table:table-cell>
          <table:table-cell/>
          <table:table-cell office:value-type="float" office:value="14.4979916092556" calcext:value-type="float">
            <text:p>14.5</text:p>
          </table:table-cell>
          <table:table-cell office:value-type="float" office:value="-0.037047255006902" calcext:value-type="float">
            <text:p>0.0</text:p>
          </table:table-cell>
          <table:table-cell office:value-type="float" office:value="19.9066369276585" calcext:value-type="float">
            <text:p>19.9</text:p>
          </table:table-cell>
          <table:table-cell/>
          <table:table-cell office:value-type="float" office:value="27.9343695303573" calcext:value-type="float">
            <text:p>27.9</text:p>
          </table:table-cell>
          <table:table-cell office:value-type="float" office:value="2.62898490246867" calcext:value-type="float">
            <text:p>2.6</text:p>
          </table:table-cell>
          <table:table-cell office:value-type="float" office:value="24.9867950875798" calcext:value-type="float">
            <text:p>25.0</text:p>
          </table:table-cell>
          <table:table-cell table:style-name="ce3" office:value-type="float" office:value="5.95553094385084" calcext:value-type="float">
            <text:p>6.0</text:p>
          </table:table-cell>
          <table:table-cell table:style-name="ce3" office:value-type="float" office:value="1.45907200479588" calcext:value-type="float">
            <text:p>1.5</text:p>
          </table:table-cell>
          <table:table-cell table:style-name="ce3" office:value-type="float" office:value="24.9409490844692" calcext:value-type="float">
            <text:p>24.9</text:p>
          </table:table-cell>
          <table:table-cell/>
          <table:table-cell office:value-type="float" office:value="96" calcext:value-type="float">
            <text:p>96</text:p>
          </table:table-cell>
          <table:table-cell table:style-name="ce12" office:value-type="float" office:value="0.285659074783325" calcext:value-type="float">
            <text:p>0.29</text:p>
          </table:table-cell>
          <table:table-cell table:style-name="ce12" office:value-type="float" office:value="0.349549531936645" calcext:value-type="float">
            <text:p>0.35</text:p>
          </table:table-cell>
          <table:table-cell table:style-name="ce12" office:value-type="float" office:value="2.30104112625122" calcext:value-type="float">
            <text:p>2.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oat2</text:p>
          </table:table-cell>
          <table:table-cell office:value-type="float" office:value="7.23633849995553" calcext:value-type="float">
            <text:p>7.2</text:p>
          </table:table-cell>
          <table:table-cell/>
          <table:table-cell office:value-type="float" office:value="6.62138100306436" calcext:value-type="float">
            <text:p>6.6</text:p>
          </table:table-cell>
          <table:table-cell office:value-type="float" office:value="-0.469073981407522" calcext:value-type="float">
            <text:p>-0.5</text:p>
          </table:table-cell>
          <table:table-cell office:value-type="float" office:value="7.81040181378805" calcext:value-type="float">
            <text:p>7.8</text:p>
          </table:table-cell>
          <table:table-cell/>
          <table:table-cell office:value-type="float" office:value="49.5743539385479" calcext:value-type="float">
            <text:p>49.6</text:p>
          </table:table-cell>
          <table:table-cell office:value-type="float" office:value="3.16503471803865" calcext:value-type="float">
            <text:p>3.2</text:p>
          </table:table-cell>
          <table:table-cell office:value-type="float" office:value="14.4950940878719" calcext:value-type="float">
            <text:p>14.5</text:p>
          </table:table-cell>
          <table:table-cell/>
          <table:table-cell office:value-type="float" office:value="25.1197643026468" calcext:value-type="float">
            <text:p>25.1</text:p>
          </table:table-cell>
          <table:table-cell office:value-type="float" office:value="1.67686137496869" calcext:value-type="float">
            <text:p>1.7</text:p>
          </table:table-cell>
          <table:table-cell office:value-type="float" office:value="15.1349174798961" calcext:value-type="float">
            <text:p>15.1</text:p>
          </table:table-cell>
          <table:table-cell/>
          <table:table-cell office:value-type="float" office:value="90.7444933609388" calcext:value-type="float">
            <text:p>90.7</text:p>
          </table:table-cell>
          <table:table-cell office:value-type="float" office:value="4.45738541245508" calcext:value-type="float">
            <text:p>4.5</text:p>
          </table:table-cell>
          <table:table-cell office:value-type="float" office:value="14.1831954450006" calcext:value-type="float">
            <text:p>14.2</text:p>
          </table:table-cell>
          <table:table-cell table:style-name="ce3" office:value-type="float" office:value="85.0605192861735" calcext:value-type="float">
            <text:p>85.1</text:p>
          </table:table-cell>
          <table:table-cell table:style-name="ce3" office:value-type="float" office:value="4.82320882742031" calcext:value-type="float">
            <text:p>4.8</text:p>
          </table:table-cell>
          <table:table-cell table:style-name="ce3" office:value-type="float" office:value="14.0745028455596" calcext:value-type="float">
            <text:p>14.1</text:p>
          </table:table-cell>
          <table:table-cell/>
          <table:table-cell office:value-type="float" office:value="192" calcext:value-type="float">
            <text:p>192</text:p>
          </table:table-cell>
          <table:table-cell table:style-name="ce12" office:value-type="float" office:value="0.534406661987305" calcext:value-type="float">
            <text:p>0.53</text:p>
          </table:table-cell>
          <table:table-cell table:style-name="ce12" office:value-type="float" office:value="0.639340400695801" calcext:value-type="float">
            <text:p>0.64</text:p>
          </table:table-cell>
          <table:table-cell table:style-name="ce12" office:value-type="float" office:value="2.30104112625122" calcext:value-type="float">
            <text:p>2.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t1</text:p>
          </table:table-cell>
          <table:table-cell office:value-type="float" office:value="4.5669865751151" calcext:value-type="float">
            <text:p>4.6</text:p>
          </table:table-cell>
          <table:table-cell/>
          <table:table-cell office:value-type="float" office:value="54.8103032515977" calcext:value-type="float">
            <text:p>54.8</text:p>
          </table:table-cell>
          <table:table-cell office:value-type="float" office:value="0.0889497387513452" calcext:value-type="float">
            <text:p>0.1</text:p>
          </table:table-cell>
          <table:table-cell office:value-type="float" office:value="7.79821592608571" calcext:value-type="float">
            <text:p>7.8</text:p>
          </table:table-cell>
          <table:table-cell/>
          <table:table-cell office:value-type="float" office:value="30.9027252565296" calcext:value-type="float">
            <text:p>30.9</text:p>
          </table:table-cell>
          <table:table-cell office:value-type="float" office:value="6.81693091573329" calcext:value-type="float">
            <text:p>6.8</text:p>
          </table:table-cell>
          <table:table-cell office:value-type="float" office:value="10.7402430473785" calcext:value-type="float">
            <text:p>10.7</text:p>
          </table:table-cell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11"/>
          <table:table-cell table:number-columns-repeated="6" table:style-name="ce11" office:value-type="string" calcext:value-type="string">
            <text:p>-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2" office:value-type="float" office:value="0.577714443206787" calcext:value-type="float">
            <text:p>0.58</text:p>
          </table:table-cell>
          <table:table-cell table:style-name="ce12" office:value-type="float" office:value="0.66744065284729" calcext:value-type="float">
            <text:p>0.67</text:p>
          </table:table-cell>
          <table:table-cell table:style-name="ce12" office:value-type="float" office:value="2.30104112625122" calcext:value-type="float">
            <text:p>2.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t2</text:p>
          </table:table-cell>
          <table:table-cell office:value-type="float" office:value="7.03753836920621" calcext:value-type="float">
            <text:p>7.0</text:p>
          </table:table-cell>
          <table:table-cell/>
          <table:table-cell office:value-type="float" office:value="58.1219803608101" calcext:value-type="float">
            <text:p>58.1</text:p>
          </table:table-cell>
          <table:table-cell office:value-type="float" office:value="0.093627725328416" calcext:value-type="float">
            <text:p>0.1</text:p>
          </table:table-cell>
          <table:table-cell office:value-type="float" office:value="12.2425444302167" calcext:value-type="float">
            <text:p>12.2</text:p>
          </table:table-cell>
          <table:table-cell/>
          <table:table-cell office:value-type="float" office:value="0.256198802475568" calcext:value-type="float">
            <text:p>0.3</text:p>
          </table:table-cell>
          <table:table-cell office:value-type="float" office:value="3.46003973885964" calcext:value-type="float">
            <text:p>3.5</text:p>
          </table:table-cell>
          <table:table-cell office:value-type="float" office:value="14.6154271301138" calcext:value-type="float">
            <text:p>14.6</text:p>
          </table:table-cell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11"/>
          <table:table-cell table:number-columns-repeated="6" table:style-name="ce11"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t3</text:p>
          </table:table-cell>
          <table:table-cell office:value-type="float" office:value="14.5760065306017" calcext:value-type="float">
            <text:p>14.6</text:p>
          </table:table-cell>
          <table:table-cell/>
          <table:table-cell office:value-type="float" office:value="18.8310336264021" calcext:value-type="float">
            <text:p>18.8</text:p>
          </table:table-cell>
          <table:table-cell office:value-type="float" office:value="-0.104065561891476" calcext:value-type="float">
            <text:p>-0.1</text:p>
          </table:table-cell>
          <table:table-cell office:value-type="float" office:value="11.5473000462262" calcext:value-type="float">
            <text:p>11.5</text:p>
          </table:table-cell>
          <table:table-cell/>
          <table:table-cell office:value-type="float" office:value="7.67550016617442" calcext:value-type="float">
            <text:p>7.7</text:p>
          </table:table-cell>
          <table:table-cell office:value-type="float" office:value="3.4590463937053" calcext:value-type="float">
            <text:p>3.5</text:p>
          </table:table-cell>
          <table:table-cell office:value-type="float" office:value="13.9315886948551" calcext:value-type="float">
            <text:p>13.9</text:p>
          </table:table-cell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11"/>
          <table:table-cell table:number-columns-repeated="6" table:style-name="ce11"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t</text:p>
          </table:table-cell>
          <table:table-cell table:style-name="ce4" office:value-type="float" office:value="11.1401561354131" calcext:value-type="float">
            <text:p>11.1</text:p>
          </table:table-cell>
          <table:table-cell table:style-name="ce4"/>
          <table:table-cell table:style-name="ce4" office:value-type="float" office:value="11.2024125776791" calcext:value-type="float">
            <text:p>11.2</text:p>
          </table:table-cell>
          <table:table-cell table:style-name="ce4" office:value-type="float" office:value="-0.578986951886728" calcext:value-type="float">
            <text:p>-0.6</text:p>
          </table:table-cell>
          <table:table-cell table:style-name="ce4" office:value-type="float" office:value="4.67401556999128" calcext:value-type="float">
            <text:p>4.7</text:p>
          </table:table-cell>
          <table:table-cell table:style-name="ce4"/>
          <table:table-cell office:value-type="float" office:value="6.9386839301639" calcext:value-type="float">
            <text:p>6.9</text:p>
          </table:table-cell>
          <table:table-cell office:value-type="float" office:value="1.02636729455187" calcext:value-type="float">
            <text:p>1.0</text:p>
          </table:table-cell>
          <table:table-cell office:value-type="float" office:value="13.9683308558741" calcext:value-type="float">
            <text:p>14.0</text:p>
          </table:table-cell>
          <table:table-cell/>
          <table:table-cell table:style-name="ce4" office:value-type="float" office:value="10.6936782245954" calcext:value-type="float">
            <text:p>10.7</text:p>
          </table:table-cell>
          <table:table-cell table:style-name="ce4" office:value-type="float" office:value="0.503833761663647" calcext:value-type="float">
            <text:p>0.5</text:p>
          </table:table-cell>
          <table:table-cell table:style-name="ce4" office:value-type="float" office:value="18.349595746471" calcext:value-type="float">
            <text:p>18.3</text:p>
          </table:table-cell>
          <table:table-cell table:style-name="ce4"/>
          <table:table-cell table:style-name="ce4" office:value-type="float" office:value="5.22639088806482" calcext:value-type="float">
            <text:p>5.2</text:p>
          </table:table-cell>
          <table:table-cell table:style-name="ce4" office:value-type="float" office:value="0.45532026935977" calcext:value-type="float">
            <text:p>0.5</text:p>
          </table:table-cell>
          <table:table-cell table:style-name="ce4" office:value-type="float" office:value="13.305528145927" calcext:value-type="float">
            <text:p>13.3</text:p>
          </table:table-cell>
          <table:table-cell table:style-name="ce3" office:value-type="float" office:value="41.969241501453" calcext:value-type="float">
            <text:p>42.0</text:p>
          </table:table-cell>
          <table:table-cell table:style-name="ce3" office:value-type="float" office:value="3.47793214864747" calcext:value-type="float">
            <text:p>3.5</text:p>
          </table:table-cell>
          <table:table-cell table:style-name="ce3" office:value-type="float" office:value="12.0512534451883" calcext:value-type="float">
            <text:p>12.1</text:p>
          </table:table-cell>
          <table:table-cell table:number-columns-repeated="18"/>
        </table:table-row>
        <table:table-row table:style-name="ro1">
          <table:table-cell/>
          <table:table-cell table:style-name="ce7" table:formula="of:=AVERAGE([.B4:.B29])" office:value-type="float" office:value="12.9975689474785" calcext:value-type="float">
            <text:p>12.9975689474785</text:p>
          </table:table-cell>
          <table:table-cell table:style-name="ce7"/>
          <table:table-cell table:style-name="ce7" table:formula="of:=AVERAGE([.D4:.D29])" office:value-type="float" office:value="23.4766270208714" calcext:value-type="float">
            <text:p>23.4766270208714</text:p>
          </table:table-cell>
          <table:table-cell table:style-name="ce7" table:formula="of:=AVERAGE([.E4:.E29])" office:value-type="float" office:value="-0.433428431583227" calcext:value-type="float">
            <text:p>-0.433428431583227</text:p>
          </table:table-cell>
          <table:table-cell table:style-name="ce7" table:formula="of:=AVERAGE([.F4:.F29])" office:value-type="float" office:value="13.761326298779" calcext:value-type="float">
            <text:p>13.761326298779</text:p>
          </table:table-cell>
          <table:table-cell table:style-name="ce7"/>
          <table:table-cell table:style-name="ce7" table:formula="of:=AVERAGE([.H4:.H29])" office:value-type="float" office:value="55.0213525296828" calcext:value-type="float">
            <text:p>55.0213525296828</text:p>
          </table:table-cell>
          <table:table-cell table:style-name="ce7" table:formula="of:=AVERAGE([.I4:.I29])" office:value-type="float" office:value="2.71736271066449" calcext:value-type="float">
            <text:p>2.71736271066449</text:p>
          </table:table-cell>
          <table:table-cell table:style-name="ce7" table:formula="of:=AVERAGE([.J4:.J29])" office:value-type="float" office:value="19.3498404125898" calcext:value-type="float">
            <text:p>19.3498404125898</text:p>
          </table:table-cell>
          <table:table-cell table:style-name="ce7"/>
          <table:table-cell table:style-name="ce7" table:formula="of:=AVERAGE([.L4:.L29])" office:value-type="float" office:value="54.6660265246306" calcext:value-type="float">
            <text:p>54.6660265246306</text:p>
          </table:table-cell>
          <table:table-cell table:style-name="ce7" table:formula="of:=AVERAGE([.M4:.M29])" office:value-type="float" office:value="1.76810490250575" calcext:value-type="float">
            <text:p>1.76810490250575</text:p>
          </table:table-cell>
          <table:table-cell table:style-name="ce7" table:formula="of:=AVERAGE([.N4:.N29])" office:value-type="float" office:value="18.7768010403982" calcext:value-type="float">
            <text:p>18.7768010403982</text:p>
          </table:table-cell>
          <table:table-cell table:style-name="ce7"/>
          <table:table-cell table:style-name="ce7" table:formula="of:=AVERAGE([.P4:.P29])" office:value-type="float" office:value="79.2866141127778" calcext:value-type="float">
            <text:p>79.2866141127778</text:p>
          </table:table-cell>
          <table:table-cell table:style-name="ce7" table:formula="of:=AVERAGE([.Q4:.Q29])" office:value-type="float" office:value="3.73905333519404" calcext:value-type="float">
            <text:p>3.73905333519404</text:p>
          </table:table-cell>
          <table:table-cell table:style-name="ce7" table:formula="of:=AVERAGE([.R4:.R29])" office:value-type="float" office:value="19.1499523484691" calcext:value-type="float">
            <text:p>19.1499523484691</text:p>
          </table:table-cell>
          <table:table-cell table:style-name="ce7" table:formula="of:=AVERAGE([.S4:.S29])" office:value-type="float" office:value="70.2019077812255" calcext:value-type="float">
            <text:p>70.2019077812255</text:p>
          </table:table-cell>
          <table:table-cell table:style-name="ce7" table:formula="of:=AVERAGE([.T4:.T29])" office:value-type="float" office:value="4.10128667126928" calcext:value-type="float">
            <text:p>4.10128667126928</text:p>
          </table:table-cell>
          <table:table-cell table:style-name="ce7" table:formula="of:=AVERAGE([.U4:.U29])" office:value-type="float" office:value="19.3535183292447" calcext:value-type="float">
            <text:p>19.3535183292447</text:p>
          </table:table-cell>
          <table:table-cell table:style-name="ce7" office:value-type="string" calcext:value-type="string">
            <text:p>average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17"/>
          <table:table-cell table:number-columns-repeated="5"/>
          <table:table-cell office:value-type="string" calcext:value-type="string">
            <text:p>original</text:p>
          </table:table-cell>
          <table:table-cell office:value-type="string" calcext:value-type="string">
            <text:p>clean1</text:p>
          </table:table-cell>
          <table:table-cell office:value-type="string" calcext:value-type="string">
            <text:p>clean2</text:p>
          </table:table-cell>
          <table:table-cell office:value-type="string" calcext:value-type="string">
            <text:p>clean3</text:p>
          </table:table-cell>
          <table:table-cell office:value-type="string" calcext:value-type="string">
            <text:p>clean4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 table:number-columns-spanned="1" table:number-rows-spanned="2">
            <text:p>Recording</text:p>
          </table:table-cell>
          <table:table-cell table:style-name="ce2" office:value-type="string" calcext:value-type="string" table:number-columns-spanned="1" table:number-rows-spanned="2">
            <text:p>Original</text:p>
          </table:table-cell>
          <table:table-cell table:style-name="ce2"/>
          <table:table-cell table:style-name="ce2" office:value-type="string" calcext:value-type="string" table:number-columns-spanned="3" table:number-rows-spanned="2">
            <text:p>Wavelet Packet Decomposition</text:p>
          </table:table-cell>
          <table:covered-table-cell table:number-columns-repeated="2" table:style-name="ce2"/>
          <table:table-cell table:style-name="ce2"/>
          <table:table-cell table:style-name="ce2" office:value-type="string" calcext:value-type="string" table:number-columns-spanned="3" table:number-rows-spanned="2">
            <text:p>Spectral Subtraction</text:p>
          </table:table-cell>
          <table:covered-table-cell table:style-name="ce2"/>
          <table:covered-table-cell table:style-name="ce5"/>
          <table:table-cell/>
          <table:table-cell table:style-name="ce2" office:value-type="string" calcext:value-type="string" table:number-columns-spanned="7" table:number-rows-spanned="1">
            <text:p>CMGAN (Predator Dataset)</text:p>
          </table:table-cell>
          <table:covered-table-cell table:number-columns-repeated="3" table:style-name="ce5"/>
          <table:covered-table-cell table:style-name="ce2"/>
          <table:covered-table-cell table:number-columns-repeated="2" table:style-name="ce5"/>
          <table:table-cell table:number-columns-repeated="4"/>
          <table:table-cell office:value-type="string" calcext:value-type="string">
            <text:p>SnNR</text:p>
          </table:table-cell>
          <table:table-cell office:value-type="float" office:value="2.1375249036141" calcext:value-type="float">
            <text:p>2.1375249036141</text:p>
          </table:table-cell>
          <table:table-cell office:value-type="float" office:value="1.05636247276445" calcext:value-type="float">
            <text:p>1.05636247276445</text:p>
          </table:table-cell>
          <table:table-cell office:value-type="float" office:value="1.21684169773489" calcext:value-type="float">
            <text:p>1.21684169773489</text:p>
          </table:table-cell>
          <table:table-cell office:value-type="float" office:value="0.894205056882176" calcext:value-type="float">
            <text:p>0.894205056882176</text:p>
          </table:table-cell>
          <table:table-cell office:value-type="float" office:value="0.964451429984783" calcext:value-type="float">
            <text:p>0.964451429984783</text:p>
          </table:table-cell>
          <table:table-cell table:number-columns-repeated="11"/>
        </table:table-row>
        <table:table-row table:style-name="ro1">
          <table:covered-table-cell table:style-name="ce5"/>
          <table:covered-table-cell table:style-name="ce11"/>
          <table:table-cell table:style-name="ce11"/>
          <table:covered-table-cell table:style-name="ce15"/>
          <table:covered-table-cell table:number-columns-repeated="2" table:style-name="ce11"/>
          <table:table-cell table:style-name="ce11"/>
          <table:covered-table-cell table:style-name="ce2"/>
          <table:covered-table-cell table:number-columns-repeated="2" table:style-name="ce5"/>
          <table:table-cell/>
          <table:table-cell table:style-name="ce15" office:value-type="string" calcext:value-type="string" table:number-columns-spanned="3" table:number-rows-spanned="1">
            <text:p>Spectral Subtraction</text:p>
          </table:table-cell>
          <table:covered-table-cell table:number-columns-repeated="2" table:style-name="ce11"/>
          <table:table-cell table:style-name="ce11"/>
          <table:table-cell table:style-name="ce15" office:value-type="string" calcext:value-type="string" table:number-columns-spanned="3" table:number-rows-spanned="1">
            <text:p>Additive</text:p>
          </table:table-cell>
          <table:covered-table-cell table:number-columns-repeated="2" table:style-name="ce11"/>
          <table:table-cell table:number-columns-repeated="4"/>
          <table:table-cell office:value-type="string" calcext:value-type="string">
            <text:p>SR</text:p>
          </table:table-cell>
          <table:table-cell office:value-type="float" office:value="0.592588707883347" calcext:value-type="float">
            <text:p>0.592588707883347</text:p>
          </table:table-cell>
          <table:table-cell office:value-type="float" office:value="1.00405992986431" calcext:value-type="float">
            <text:p>1.00405992986431</text:p>
          </table:table-cell>
          <table:table-cell office:value-type="float" office:value="0.956579248474061" calcext:value-type="float">
            <text:p>0.956579248474061</text:p>
          </table:table-cell>
          <table:table-cell office:value-type="float" office:value="0.998161398995703" calcext:value-type="float">
            <text:p>0.998161398995703</text:p>
          </table:table-cell>
          <table:table-cell office:value-type="float" office:value="0.964350732054234" calcext:value-type="float">
            <text:p>0.964350732054234</text:p>
          </table:table-cell>
          <table:table-cell table:number-columns-repeated="11"/>
        </table:table-row>
        <table:table-row table:style-name="ro1">
          <table:table-cell table:style-name="ce3"/>
          <table:table-cell table:style-name="ce11" office:value-type="string" calcext:value-type="string">
            <text:p>SnNR</text:p>
          </table:table-cell>
          <table:table-cell table:style-name="ce11"/>
          <table:table-cell table:style-name="ce15" office:value-type="string" calcext:value-type="string">
            <text:p>SnNR</text:p>
          </table:table-cell>
          <table:table-cell table:style-name="ce11" office:value-type="string" calcext:value-type="string">
            <text:p>SR</text:p>
          </table:table-cell>
          <table:table-cell table:style-name="ce11" office:value-type="string" calcext:value-type="string">
            <text:p>PSNR</text:p>
          </table:table-cell>
          <table:table-cell table:style-name="ce11"/>
          <table:table-cell table:style-name="ce15" office:value-type="string" calcext:value-type="string">
            <text:p>SnNR</text:p>
          </table:table-cell>
          <table:table-cell table:style-name="ce11" office:value-type="string" calcext:value-type="string">
            <text:p>SR</text:p>
          </table:table-cell>
          <table:table-cell table:style-name="ce11" office:value-type="string" calcext:value-type="string">
            <text:p>PSNR</text:p>
          </table:table-cell>
          <table:table-cell/>
          <table:table-cell table:style-name="ce15" office:value-type="string" calcext:value-type="string">
            <text:p>SnNR</text:p>
          </table:table-cell>
          <table:table-cell table:style-name="ce11" office:value-type="string" calcext:value-type="string">
            <text:p>SR</text:p>
          </table:table-cell>
          <table:table-cell table:style-name="ce11" office:value-type="string" calcext:value-type="string">
            <text:p>PSNR</text:p>
          </table:table-cell>
          <table:table-cell/>
          <table:table-cell table:style-name="ce15" office:value-type="string" calcext:value-type="string">
            <text:p>SnNR</text:p>
          </table:table-cell>
          <table:table-cell table:style-name="ce11" office:value-type="string" calcext:value-type="string">
            <text:p>SR</text:p>
          </table:table-cell>
          <table:table-cell table:style-name="ce11" office:value-type="string" calcext:value-type="string">
            <text:p>PSNR</text:p>
          </table:table-cell>
          <table:table-cell table:number-columns-repeated="4"/>
          <table:table-cell office:value-type="string" calcext:value-type="string">
            <text:p>PSNR</text:p>
          </table:table-cell>
          <table:table-cell office:value-type="float" office:value="18.4892219320186" calcext:value-type="float">
            <text:p>18.4892219320186</text:p>
          </table:table-cell>
          <table:table-cell office:value-type="float" office:value="19.9197253129613" calcext:value-type="float">
            <text:p>19.9197253129613</text:p>
          </table:table-cell>
          <table:table-cell office:value-type="float" office:value="18.3696869159255" calcext:value-type="float">
            <text:p>18.3696869159255</text:p>
          </table:table-cell>
          <table:table-cell office:value-type="float" office:value="19.6100286989169" calcext:value-type="float">
            <text:p>19.6100286989169</text:p>
          </table:table-cell>
          <table:table-cell office:value-type="float" office:value="18.4916339002735" calcext:value-type="float">
            <text:p>18.4916339002735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kc1</text:p>
          </table:table-cell>
          <table:table-cell office:value-type="float" office:value="17.8757000444029" calcext:value-type="float">
            <text:p>17.9</text:p>
          </table:table-cell>
          <table:table-cell/>
          <table:table-cell office:value-type="float" office:value="40.5505407394442" calcext:value-type="float">
            <text:p>40.6</text:p>
          </table:table-cell>
          <table:table-cell office:value-type="float" office:value="-0.556970136499852" calcext:value-type="float">
            <text:p>-0.6</text:p>
          </table:table-cell>
          <table:table-cell office:value-type="float" office:value="8.63770536056544" calcext:value-type="float">
            <text:p>8.6</text:p>
          </table:table-cell>
          <table:table-cell/>
          <table:table-cell office:value-type="float" office:value="51.0027300907395" calcext:value-type="float">
            <text:p>51.0</text:p>
          </table:table-cell>
          <table:table-cell office:value-type="float" office:value="1.59198382528803" calcext:value-type="float">
            <text:p>1.6</text:p>
          </table:table-cell>
          <table:table-cell office:value-type="float" office:value="13.9579052791636" calcext:value-type="float">
            <text:p>14.0</text:p>
          </table:table-cell>
          <table:table-cell/>
          <table:table-cell office:value-type="float" office:value="132.762190465618" calcext:value-type="float">
            <text:p>132.8</text:p>
          </table:table-cell>
          <table:table-cell office:value-type="float" office:value="5.27151972180862" calcext:value-type="float">
            <text:p>5.3</text:p>
          </table:table-cell>
          <table:table-cell office:value-type="float" office:value="14.3428453101202" calcext:value-type="float">
            <text:p>14.3</text:p>
          </table:table-cell>
          <table:table-cell/>
          <table:table-cell office:value-type="float" office:value="117.876745592826" calcext:value-type="float">
            <text:p>117.9</text:p>
          </table:table-cell>
          <table:table-cell office:value-type="float" office:value="5.22778554751195" calcext:value-type="float">
            <text:p>5.2</text:p>
          </table:table-cell>
          <table:table-cell office:value-type="float" office:value="15.8153443642378" calcext:value-type="float">
            <text:p>15.8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kc2</text:p>
          </table:table-cell>
          <table:table-cell office:value-type="float" office:value="19.0330386262073" calcext:value-type="float">
            <text:p>19.0</text:p>
          </table:table-cell>
          <table:table-cell/>
          <table:table-cell office:value-type="float" office:value="42.3015383495945" calcext:value-type="float">
            <text:p>42.3</text:p>
          </table:table-cell>
          <table:table-cell office:value-type="float" office:value="-0.560782010275281" calcext:value-type="float">
            <text:p>-0.6</text:p>
          </table:table-cell>
          <table:table-cell office:value-type="float" office:value="8.3613715764592" calcext:value-type="float">
            <text:p>8.4</text:p>
          </table:table-cell>
          <table:table-cell/>
          <table:table-cell office:value-type="float" office:value="53.8465590266393" calcext:value-type="float">
            <text:p>53.8</text:p>
          </table:table-cell>
          <table:table-cell office:value-type="float" office:value="1.67186261305236" calcext:value-type="float">
            <text:p>1.7</text:p>
          </table:table-cell>
          <table:table-cell office:value-type="float" office:value="13.1259632373595" calcext:value-type="float">
            <text:p>13.1</text:p>
          </table:table-cell>
          <table:table-cell/>
          <table:table-cell office:value-type="float" office:value="101.424366332069" calcext:value-type="float">
            <text:p>101.4</text:p>
          </table:table-cell>
          <table:table-cell office:value-type="float" office:value="3.82654028916715" calcext:value-type="float">
            <text:p>3.8</text:p>
          </table:table-cell>
          <table:table-cell office:value-type="float" office:value="13.4759318887983" calcext:value-type="float">
            <text:p>13.5</text:p>
          </table:table-cell>
          <table:table-cell/>
          <table:table-cell office:value-type="float" office:value="93.7147893984046" calcext:value-type="float">
            <text:p>93.7</text:p>
          </table:table-cell>
          <table:table-cell office:value-type="float" office:value="5.77931283572952" calcext:value-type="float">
            <text:p>5.8</text:p>
          </table:table-cell>
          <table:table-cell office:value-type="float" office:value="15.5860583982129" calcext:value-type="float">
            <text:p>15.6</text:p>
          </table:table-cell>
          <table:table-cell table:number-columns-repeated="5"/>
          <table:table-cell table:style-name="ce1" office:value-type="string" calcext:value-type="string" table:number-columns-spanned="3" table:number-rows-spanned="1">
            <text:p>Silhouette Score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3" office:value-type="string" calcext:value-type="string">
            <text:p>kc3</text:p>
          </table:table-cell>
          <table:table-cell office:value-type="float" office:value="16.0069479145057" calcext:value-type="float">
            <text:p>16.0</text:p>
          </table:table-cell>
          <table:table-cell/>
          <table:table-cell office:value-type="float" office:value="42.479211100494" calcext:value-type="float">
            <text:p>42.5</text:p>
          </table:table-cell>
          <table:table-cell office:value-type="float" office:value="-0.565821916910595" calcext:value-type="float">
            <text:p>-0.6</text:p>
          </table:table-cell>
          <table:table-cell office:value-type="float" office:value="9.02175524204694" calcext:value-type="float">
            <text:p>9.0</text:p>
          </table:table-cell>
          <table:table-cell/>
          <table:table-cell office:value-type="float" office:value="52.5726061534079" calcext:value-type="float">
            <text:p>52.6</text:p>
          </table:table-cell>
          <table:table-cell office:value-type="float" office:value="1.68697492933003" calcext:value-type="float">
            <text:p>1.7</text:p>
          </table:table-cell>
          <table:table-cell office:value-type="float" office:value="14.1026850366598" calcext:value-type="float">
            <text:p>14.1</text:p>
          </table:table-cell>
          <table:table-cell/>
          <table:table-cell office:value-type="float" office:value="96.5542932073183" calcext:value-type="float">
            <text:p>96.6</text:p>
          </table:table-cell>
          <table:table-cell office:value-type="float" office:value="3.69267560468775" calcext:value-type="float">
            <text:p>3.7</text:p>
          </table:table-cell>
          <table:table-cell office:value-type="float" office:value="14.5128127522419" calcext:value-type="float">
            <text:p>14.5</text:p>
          </table:table-cell>
          <table:table-cell/>
          <table:table-cell office:value-type="float" office:value="125.01642605239" calcext:value-type="float">
            <text:p>125.0</text:p>
          </table:table-cell>
          <table:table-cell office:value-type="float" office:value="5.52596379291458" calcext:value-type="float">
            <text:p>5.5</text:p>
          </table:table-cell>
          <table:table-cell office:value-type="float" office:value="16.0472126267137" calcext:value-type="float">
            <text:p>16.0</text:p>
          </table:table-cell>
          <table:table-cell table:number-columns-repeated="5"/>
          <table:table-cell office:value-type="string" calcext:value-type="string">
            <text:p>PCA</text:p>
          </table:table-cell>
          <table:table-cell office:value-type="string" calcext:value-type="string">
            <text:p>T-SNE</text:p>
          </table:table-cell>
          <table:table-cell office:value-type="string" calcext:value-type="string">
            <text:p>UMAP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kc4</text:p>
          </table:table-cell>
          <table:table-cell office:value-type="float" office:value="18.1968571721931" calcext:value-type="float">
            <text:p>18.2</text:p>
          </table:table-cell>
          <table:table-cell/>
          <table:table-cell office:value-type="float" office:value="31.5336073361797" calcext:value-type="float">
            <text:p>31.5</text:p>
          </table:table-cell>
          <table:table-cell office:value-type="float" office:value="-0.562537366054939" calcext:value-type="float">
            <text:p>-0.6</text:p>
          </table:table-cell>
          <table:table-cell office:value-type="float" office:value="8.32276435675273" calcext:value-type="float">
            <text:p>8.3</text:p>
          </table:table-cell>
          <table:table-cell/>
          <table:table-cell office:value-type="float" office:value="41.4024330593057" calcext:value-type="float">
            <text:p>41.4</text:p>
          </table:table-cell>
          <table:table-cell office:value-type="float" office:value="1.27575172603557" calcext:value-type="float">
            <text:p>1.3</text:p>
          </table:table-cell>
          <table:table-cell office:value-type="float" office:value="12.1673517578631" calcext:value-type="float">
            <text:p>12.2</text:p>
          </table:table-cell>
          <table:table-cell/>
          <table:table-cell office:value-type="float" office:value="49.6587079927218" calcext:value-type="float">
            <text:p>49.7</text:p>
          </table:table-cell>
          <table:table-cell office:value-type="float" office:value="1.81296509363804" calcext:value-type="float">
            <text:p>1.8</text:p>
          </table:table-cell>
          <table:table-cell office:value-type="float" office:value="12.8491791171227" calcext:value-type="float">
            <text:p>12.8</text:p>
          </table:table-cell>
          <table:table-cell/>
          <table:table-cell office:value-type="float" office:value="27.3399039330187" calcext:value-type="float">
            <text:p>27.3</text:p>
          </table:table-cell>
          <table:table-cell office:value-type="float" office:value="2.81725935944723" calcext:value-type="float">
            <text:p>2.8</text:p>
          </table:table-cell>
          <table:table-cell office:value-type="float" office:value="14.5047283889662" calcext:value-type="float">
            <text:p>14.5</text:p>
          </table:table-cell>
          <table:table-cell table:number-columns-repeated="4"/>
          <table:table-cell office:value-type="string" calcext:value-type="string">
            <text:p>Original</text:p>
          </table:table-cell>
          <table:table-cell office:value-type="float" office:value="0.17748173" calcext:value-type="float">
            <text:p>0.17748173</text:p>
          </table:table-cell>
          <table:table-cell office:value-type="float" office:value="0.009195322" calcext:value-type="float">
            <text:p>0.009195322</text:p>
          </table:table-cell>
          <table:table-cell office:value-type="float" office:value="0.00540442" calcext:value-type="float">
            <text:p>0.00540442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kc5</text:p>
          </table:table-cell>
          <table:table-cell office:value-type="float" office:value="15.1392756951003" calcext:value-type="float">
            <text:p>15.1</text:p>
          </table:table-cell>
          <table:table-cell/>
          <table:table-cell office:value-type="float" office:value="43.5668889614353" calcext:value-type="float">
            <text:p>43.6</text:p>
          </table:table-cell>
          <table:table-cell office:value-type="float" office:value="-0.622453636576502" calcext:value-type="float">
            <text:p>-0.6</text:p>
          </table:table-cell>
          <table:table-cell office:value-type="float" office:value="9.3782404361173" calcext:value-type="float">
            <text:p>9.4</text:p>
          </table:table-cell>
          <table:table-cell/>
          <table:table-cell office:value-type="float" office:value="57.6164524860334" calcext:value-type="float">
            <text:p>57.6</text:p>
          </table:table-cell>
          <table:table-cell office:value-type="float" office:value="2.00401262540444" calcext:value-type="float">
            <text:p>2.0</text:p>
          </table:table-cell>
          <table:table-cell office:value-type="float" office:value="13.9700129878028" calcext:value-type="float">
            <text:p>14.0</text:p>
          </table:table-cell>
          <table:table-cell/>
          <table:table-cell office:value-type="float" office:value="75.7193311485222" calcext:value-type="float">
            <text:p>75.7</text:p>
          </table:table-cell>
          <table:table-cell office:value-type="float" office:value="2.87496886702597" calcext:value-type="float">
            <text:p>2.9</text:p>
          </table:table-cell>
          <table:table-cell office:value-type="float" office:value="14.3227626731054" calcext:value-type="float">
            <text:p>14.3</text:p>
          </table:table-cell>
          <table:table-cell/>
          <table:table-cell office:value-type="float" office:value="45.976229201606" calcext:value-type="float">
            <text:p>46.0</text:p>
          </table:table-cell>
          <table:table-cell office:value-type="float" office:value="2.03515123135616" calcext:value-type="float">
            <text:p>2.0</text:p>
          </table:table-cell>
          <table:table-cell office:value-type="float" office:value="15.6284894536762" calcext:value-type="float">
            <text:p>15.6</text:p>
          </table:table-cell>
          <table:table-cell table:number-columns-repeated="4"/>
          <table:table-cell office:value-type="string" calcext:value-type="string">
            <text:p>Denoised</text:p>
          </table:table-cell>
          <table:table-cell office:value-type="float" office:value="0.16742878" calcext:value-type="float">
            <text:p>0.16742878</text:p>
          </table:table-cell>
          <table:table-cell office:value-type="float" office:value="0.0005945771" calcext:value-type="float">
            <text:p>0.0005945771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kiwif1</text:p>
          </table:table-cell>
          <table:table-cell office:value-type="float" office:value="3.9714801496299" calcext:value-type="float">
            <text:p>4.0</text:p>
          </table:table-cell>
          <table:table-cell/>
          <table:table-cell office:value-type="float" office:value="16.0433392314309" calcext:value-type="float">
            <text:p>16.0</text:p>
          </table:table-cell>
          <table:table-cell office:value-type="float" office:value="-0.568958378651403" calcext:value-type="float">
            <text:p>-0.6</text:p>
          </table:table-cell>
          <table:table-cell office:value-type="float" office:value="10.7440649753017" calcext:value-type="float">
            <text:p>10.7</text:p>
          </table:table-cell>
          <table:table-cell/>
          <table:table-cell office:value-type="float" office:value="33.7156013151663" calcext:value-type="float">
            <text:p>33.7</text:p>
          </table:table-cell>
          <table:table-cell office:value-type="float" office:value="1.78959336853761" calcext:value-type="float">
            <text:p>1.8</text:p>
          </table:table-cell>
          <table:table-cell office:value-type="float" office:value="11.9699402551156" calcext:value-type="float">
            <text:p>12.0</text:p>
          </table:table-cell>
          <table:table-cell/>
          <table:table-cell office:value-type="float" office:value="43.4235332979103" calcext:value-type="float">
            <text:p>43.4</text:p>
          </table:table-cell>
          <table:table-cell office:value-type="float" office:value="2.15931593517589" calcext:value-type="float">
            <text:p>2.2</text:p>
          </table:table-cell>
          <table:table-cell office:value-type="float" office:value="11.8873175302299" calcext:value-type="float">
            <text:p>11.9</text:p>
          </table:table-cell>
          <table:table-cell/>
          <table:table-cell office:value-type="float" office:value="98.4243790387562" calcext:value-type="float">
            <text:p>98.4</text:p>
          </table:table-cell>
          <table:table-cell office:value-type="float" office:value="4.78270066295096" calcext:value-type="float">
            <text:p>4.8</text:p>
          </table:table-cell>
          <table:table-cell office:value-type="float" office:value="12.2157346072758" calcext:value-type="float">
            <text:p>12.2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kiwif2</text:p>
          </table:table-cell>
          <table:table-cell office:value-type="float" office:value="8.21598408946574" calcext:value-type="float">
            <text:p>8.2</text:p>
          </table:table-cell>
          <table:table-cell/>
          <table:table-cell office:value-type="float" office:value="33.406110153263" calcext:value-type="float">
            <text:p>33.4</text:p>
          </table:table-cell>
          <table:table-cell office:value-type="float" office:value="-0.415552839767035" calcext:value-type="float">
            <text:p>-0.4</text:p>
          </table:table-cell>
          <table:table-cell office:value-type="float" office:value="9.06762141992132" calcext:value-type="float">
            <text:p>9.1</text:p>
          </table:table-cell>
          <table:table-cell/>
          <table:table-cell office:value-type="float" office:value="45.6548672601828" calcext:value-type="float">
            <text:p>45.7</text:p>
          </table:table-cell>
          <table:table-cell office:value-type="float" office:value="0.798962117488676" calcext:value-type="float">
            <text:p>0.8</text:p>
          </table:table-cell>
          <table:table-cell office:value-type="float" office:value="8.21840821172201" calcext:value-type="float">
            <text:p>8.2</text:p>
          </table:table-cell>
          <table:table-cell/>
          <table:table-cell office:value-type="float" office:value="90.023284809148" calcext:value-type="float">
            <text:p>90.0</text:p>
          </table:table-cell>
          <table:table-cell office:value-type="float" office:value="2.92385474202465" calcext:value-type="float">
            <text:p>2.9</text:p>
          </table:table-cell>
          <table:table-cell office:value-type="float" office:value="9.84135875453355" calcext:value-type="float">
            <text:p>9.8</text:p>
          </table:table-cell>
          <table:table-cell/>
          <table:table-cell office:value-type="float" office:value="90.6891008849796" calcext:value-type="float">
            <text:p>90.7</text:p>
          </table:table-cell>
          <table:table-cell office:value-type="float" office:value="4.27808740717228" calcext:value-type="float">
            <text:p>4.3</text:p>
          </table:table-cell>
          <table:table-cell office:value-type="float" office:value="14.972473450171" calcext:value-type="float">
            <text:p>15.0</text:p>
          </table:table-cell>
          <table:table-cell table:number-columns-repeated="5"/>
          <table:table-cell table:style-name="ce1" office:value-type="string" calcext:value-type="string" table:number-columns-spanned="3" table:number-rows-spanned="1">
            <text:p>Original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Denoised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style-name="ce3" office:value-type="string" calcext:value-type="string">
            <text:p>kiwif3</text:p>
          </table:table-cell>
          <table:table-cell office:value-type="float" office:value="4.6625313170417" calcext:value-type="float">
            <text:p>4.7</text:p>
          </table:table-cell>
          <table:table-cell/>
          <table:table-cell office:value-type="float" office:value="27.0599666101183" calcext:value-type="float">
            <text:p>27.1</text:p>
          </table:table-cell>
          <table:table-cell office:value-type="float" office:value="-0.500306466908331" calcext:value-type="float">
            <text:p>-0.5</text:p>
          </table:table-cell>
          <table:table-cell office:value-type="float" office:value="10.5537159183929" calcext:value-type="float">
            <text:p>10.6</text:p>
          </table:table-cell>
          <table:table-cell/>
          <table:table-cell office:value-type="float" office:value="49.412733682734" calcext:value-type="float">
            <text:p>49.4</text:p>
          </table:table-cell>
          <table:table-cell office:value-type="float" office:value="2.46165447377956" calcext:value-type="float">
            <text:p>2.5</text:p>
          </table:table-cell>
          <table:table-cell office:value-type="float" office:value="10.5142228343553" calcext:value-type="float">
            <text:p>10.5</text:p>
          </table:table-cell>
          <table:table-cell/>
          <table:table-cell office:value-type="float" office:value="73.2494076035126" calcext:value-type="float">
            <text:p>73.2</text:p>
          </table:table-cell>
          <table:table-cell office:value-type="float" office:value="3.67831841180246" calcext:value-type="float">
            <text:p>3.7</text:p>
          </table:table-cell>
          <table:table-cell office:value-type="float" office:value="10.7518509939618" calcext:value-type="float">
            <text:p>10.8</text:p>
          </table:table-cell>
          <table:table-cell/>
          <table:table-cell office:value-type="float" office:value="35.9764488212372" calcext:value-type="float">
            <text:p>36.0</text:p>
          </table:table-cell>
          <table:table-cell office:value-type="float" office:value="3.35712329345084" calcext:value-type="float">
            <text:p>3.4</text:p>
          </table:table-cell>
          <table:table-cell office:value-type="float" office:value="11.245747443913" calcext:value-type="float">
            <text:p>11.2</text:p>
          </table:table-cell>
          <table:table-cell table:number-columns-repeated="5"/>
          <table:table-cell office:value-type="string" calcext:value-type="string">
            <text:p>ResNET-50</text:p>
          </table:table-cell>
          <table:table-cell office:value-type="string" calcext:value-type="string">
            <text:p>AST (10 epoch)</text:p>
          </table:table-cell>
          <table:table-cell office:value-type="string" calcext:value-type="string">
            <text:p>HuBERT (10 epoch)</text:p>
          </table:table-cell>
          <table:table-cell office:value-type="string" calcext:value-type="string">
            <text:p>ResNET-50</text:p>
          </table:table-cell>
          <table:table-cell office:value-type="string" calcext:value-type="string">
            <text:p>AST (10 epoch)</text:p>
          </table:table-cell>
          <table:table-cell office:value-type="string" calcext:value-type="string">
            <text:p>HuBERT (10 epoch)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kiwif4</text:p>
          </table:table-cell>
          <table:table-cell office:value-type="float" office:value="1.73012008670106" calcext:value-type="float">
            <text:p>1.7</text:p>
          </table:table-cell>
          <table:table-cell/>
          <table:table-cell office:value-type="float" office:value="35.626457248586" calcext:value-type="float">
            <text:p>35.6</text:p>
          </table:table-cell>
          <table:table-cell office:value-type="float" office:value="-0.48651273885574" calcext:value-type="float">
            <text:p>-0.5</text:p>
          </table:table-cell>
          <table:table-cell office:value-type="float" office:value="10.2847500314651" calcext:value-type="float">
            <text:p>10.3</text:p>
          </table:table-cell>
          <table:table-cell/>
          <table:table-cell office:value-type="float" office:value="53.4198781527232" calcext:value-type="float">
            <text:p>53.4</text:p>
          </table:table-cell>
          <table:table-cell office:value-type="float" office:value="2.70632171185636" calcext:value-type="float">
            <text:p>2.7</text:p>
          </table:table-cell>
          <table:table-cell office:value-type="float" office:value="12.7056530632887" calcext:value-type="float">
            <text:p>12.7</text:p>
          </table:table-cell>
          <table:table-cell/>
          <table:table-cell office:value-type="float" office:value="98.0001429367301" calcext:value-type="float">
            <text:p>98.0</text:p>
          </table:table-cell>
          <table:table-cell office:value-type="float" office:value="4.71542965833386" calcext:value-type="float">
            <text:p>4.7</text:p>
          </table:table-cell>
          <table:table-cell office:value-type="float" office:value="12.8075355189794" calcext:value-type="float">
            <text:p>12.8</text:p>
          </table:table-cell>
          <table:table-cell/>
          <table:table-cell office:value-type="float" office:value="112.251970015209" calcext:value-type="float">
            <text:p>112.3</text:p>
          </table:table-cell>
          <table:table-cell office:value-type="float" office:value="5.73856618165207" calcext:value-type="float">
            <text:p>5.7</text:p>
          </table:table-cell>
          <table:table-cell office:value-type="float" office:value="13.2276696701327" calcext:value-type="float">
            <text:p>13.2</text:p>
          </table:table-cell>
          <table:table-cell table:number-columns-repeated="4"/>
          <table:table-cell office:value-type="string" calcext:value-type="string">
            <text:p>Validation Accuracy (%)</text:p>
          </table:table-cell>
          <table:table-cell table:style-name="ce19" office:value-type="float" office:value="96.35" calcext:value-type="float">
            <text:p>96.350</text:p>
          </table:table-cell>
          <table:table-cell table:style-name="ce19" office:value-type="float" office:value="98.88" calcext:value-type="float">
            <text:p>98.880</text:p>
          </table:table-cell>
          <table:table-cell table:style-name="ce19" office:value-type="float" office:value="97.75" calcext:value-type="float">
            <text:p>97.750</text:p>
          </table:table-cell>
          <table:table-cell table:style-name="ce19" office:value-type="float" office:value="94.1" calcext:value-type="float">
            <text:p>94.100</text:p>
          </table:table-cell>
          <table:table-cell table:style-name="ce19" office:value-type="float" office:value="98.88" calcext:value-type="float">
            <text:p>98.880</text:p>
          </table:table-cell>
          <table:table-cell table:style-name="ce19" office:value-type="float" office:value="97.75" calcext:value-type="float">
            <text:p>97.750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kiwif5</text:p>
          </table:table-cell>
          <table:table-cell office:value-type="float" office:value="3.60652173556532" calcext:value-type="float">
            <text:p>3.6</text:p>
          </table:table-cell>
          <table:table-cell/>
          <table:table-cell office:value-type="float" office:value="12.6593084133844" calcext:value-type="float">
            <text:p>12.7</text:p>
          </table:table-cell>
          <table:table-cell office:value-type="float" office:value="-0.58290968433505" calcext:value-type="float">
            <text:p>-0.6</text:p>
          </table:table-cell>
          <table:table-cell office:value-type="float" office:value="8.74191769480493" calcext:value-type="float">
            <text:p>8.7</text:p>
          </table:table-cell>
          <table:table-cell/>
          <table:table-cell office:value-type="float" office:value="20.1451573056512" calcext:value-type="float">
            <text:p>20.1</text:p>
          </table:table-cell>
          <table:table-cell office:value-type="float" office:value="1.55508989839252" calcext:value-type="float">
            <text:p>1.6</text:p>
          </table:table-cell>
          <table:table-cell office:value-type="float" office:value="10.5196585077918" calcext:value-type="float">
            <text:p>10.5</text:p>
          </table:table-cell>
          <table:table-cell/>
          <table:table-cell office:value-type="float" office:value="55.7506597215867" calcext:value-type="float">
            <text:p>55.8</text:p>
          </table:table-cell>
          <table:table-cell office:value-type="float" office:value="3.53874992206567" calcext:value-type="float">
            <text:p>3.5</text:p>
          </table:table-cell>
          <table:table-cell office:value-type="float" office:value="10.7255562051241" calcext:value-type="float">
            <text:p>10.7</text:p>
          </table:table-cell>
          <table:table-cell/>
          <table:table-cell office:value-type="float" office:value="67.4526021571826" calcext:value-type="float">
            <text:p>67.5</text:p>
          </table:table-cell>
          <table:table-cell office:value-type="float" office:value="6.05752118814311" calcext:value-type="float">
            <text:p>6.1</text:p>
          </table:table-cell>
          <table:table-cell office:value-type="float" office:value="10.9126281211942" calcext:value-type="float">
            <text:p>10.9</text:p>
          </table:table-cell>
          <table:table-cell table:number-columns-repeated="4"/>
          <table:table-cell office:value-type="string" calcext:value-type="string">
            <text:p>F1</text:p>
          </table:table-cell>
          <table:table-cell table:style-name="ce19" office:value-type="float" office:value="0.939964826905008" calcext:value-type="float">
            <text:p>0.940</text:p>
          </table:table-cell>
          <table:table-cell table:style-name="ce19" office:value-type="float" office:value="0.988694105691057" calcext:value-type="float">
            <text:p>0.989</text:p>
          </table:table-cell>
          <table:table-cell table:style-name="ce19" office:value-type="float" office:value="0.977407583690306" calcext:value-type="float">
            <text:p>0.977</text:p>
          </table:table-cell>
          <table:table-cell table:style-name="ce19" office:value-type="float" office:value="0.940367082246524" calcext:value-type="float">
            <text:p>0.940</text:p>
          </table:table-cell>
          <table:table-cell table:style-name="ce19" office:value-type="float" office:value="0.988694105691057" calcext:value-type="float">
            <text:p>0.989</text:p>
          </table:table-cell>
          <table:table-cell table:style-name="ce19" office:value-type="float" office:value="0.977345042637139" calcext:value-type="float">
            <text:p>0.977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male1</text:p>
          </table:table-cell>
          <table:table-cell office:value-type="float" office:value="13.6424219029451" calcext:value-type="float">
            <text:p>13.6</text:p>
          </table:table-cell>
          <table:table-cell/>
          <table:table-cell office:value-type="float" office:value="7.64765267391799" calcext:value-type="float">
            <text:p>7.6</text:p>
          </table:table-cell>
          <table:table-cell office:value-type="float" office:value="-0.581082239529769" calcext:value-type="float">
            <text:p>-0.6</text:p>
          </table:table-cell>
          <table:table-cell office:value-type="float" office:value="11.5639355682213" calcext:value-type="float">
            <text:p>11.6</text:p>
          </table:table-cell>
          <table:table-cell/>
          <table:table-cell office:value-type="float" office:value="14.8458297442675" calcext:value-type="float">
            <text:p>14.8</text:p>
          </table:table-cell>
          <table:table-cell office:value-type="float" office:value="0.510972462819698" calcext:value-type="float">
            <text:p>0.5</text:p>
          </table:table-cell>
          <table:table-cell office:value-type="float" office:value="10.5172491708861" calcext:value-type="float">
            <text:p>10.5</text:p>
          </table:table-cell>
          <table:table-cell/>
          <table:table-cell office:value-type="float" office:value="25.6350200252334" calcext:value-type="float">
            <text:p>25.6</text:p>
          </table:table-cell>
          <table:table-cell office:value-type="float" office:value="1.12159689362599" calcext:value-type="float">
            <text:p>1.1</text:p>
          </table:table-cell>
          <table:table-cell office:value-type="float" office:value="10.7462309208691" calcext:value-type="float">
            <text:p>10.7</text:p>
          </table:table-cell>
          <table:table-cell/>
          <table:table-cell office:value-type="float" office:value="117.480694114715" calcext:value-type="float">
            <text:p>117.5</text:p>
          </table:table-cell>
          <table:table-cell office:value-type="float" office:value="5.11231655945015" calcext:value-type="float">
            <text:p>5.1</text:p>
          </table:table-cell>
          <table:table-cell office:value-type="float" office:value="10.6678528317408" calcext:value-type="float">
            <text:p>10.7</text:p>
          </table:table-cell>
          <table:table-cell table:number-columns-repeated="4"/>
          <table:table-cell office:value-type="string" calcext:value-type="string">
            <text:p>Precision</text:p>
          </table:table-cell>
          <table:table-cell table:style-name="ce19" office:value-type="float" office:value="0.936363636363636" calcext:value-type="float">
            <text:p>0.936</text:p>
          </table:table-cell>
          <table:table-cell table:style-name="ce19" office:value-type="float" office:value="0.98829128986197" calcext:value-type="float">
            <text:p>0.988</text:p>
          </table:table-cell>
          <table:table-cell table:style-name="ce19" office:value-type="float" office:value="0.977407583690306" calcext:value-type="float">
            <text:p>0.977</text:p>
          </table:table-cell>
          <table:table-cell table:style-name="ce19" office:value-type="float" office:value="0.93842614627955" calcext:value-type="float">
            <text:p>0.938</text:p>
          </table:table-cell>
          <table:table-cell table:style-name="ce19" office:value-type="float" office:value="0.98829128986197" calcext:value-type="float">
            <text:p>0.988</text:p>
          </table:table-cell>
          <table:table-cell table:style-name="ce19" office:value-type="float" office:value="0.976170077740758" calcext:value-type="float">
            <text:p>0.976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male2</text:p>
          </table:table-cell>
          <table:table-cell office:value-type="float" office:value="4.02561695740503" calcext:value-type="float">
            <text:p>4.0</text:p>
          </table:table-cell>
          <table:table-cell/>
          <table:table-cell office:value-type="float" office:value="27.7483603712711" calcext:value-type="float">
            <text:p>27.7</text:p>
          </table:table-cell>
          <table:table-cell office:value-type="float" office:value="-0.488041393038932" calcext:value-type="float">
            <text:p>-0.5</text:p>
          </table:table-cell>
          <table:table-cell office:value-type="float" office:value="11.2618263541627" calcext:value-type="float">
            <text:p>11.3</text:p>
          </table:table-cell>
          <table:table-cell/>
          <table:table-cell office:value-type="float" office:value="47.5093134860495" calcext:value-type="float">
            <text:p>47.5</text:p>
          </table:table-cell>
          <table:table-cell office:value-type="float" office:value="2.45565262540805" calcext:value-type="float">
            <text:p>2.5</text:p>
          </table:table-cell>
          <table:table-cell office:value-type="float" office:value="13.4884190101791" calcext:value-type="float">
            <text:p>13.5</text:p>
          </table:table-cell>
          <table:table-cell/>
          <table:table-cell office:value-type="float" office:value="65.762734395166" calcext:value-type="float">
            <text:p>65.8</text:p>
          </table:table-cell>
          <table:table-cell office:value-type="float" office:value="3.27198863299416" calcext:value-type="float">
            <text:p>3.3</text:p>
          </table:table-cell>
          <table:table-cell office:value-type="float" office:value="13.5421471006598" calcext:value-type="float">
            <text:p>13.5</text:p>
          </table:table-cell>
          <table:table-cell/>
          <table:table-cell office:value-type="float" office:value="127.191694284342" calcext:value-type="float">
            <text:p>127.2</text:p>
          </table:table-cell>
          <table:table-cell office:value-type="float" office:value="6.23484215521411" calcext:value-type="float">
            <text:p>6.2</text:p>
          </table:table-cell>
          <table:table-cell office:value-type="float" office:value="13.7267770960983" calcext:value-type="float">
            <text:p>13.7</text:p>
          </table:table-cell>
          <table:table-cell table:number-columns-repeated="4"/>
          <table:table-cell office:value-type="string" calcext:value-type="string">
            <text:p>Recall</text:p>
          </table:table-cell>
          <table:table-cell table:style-name="ce19" office:value-type="float" office:value="0.950471698113208" calcext:value-type="float">
            <text:p>0.950</text:p>
          </table:table-cell>
          <table:table-cell table:style-name="ce19" office:value-type="float" office:value="0.989160494612035" calcext:value-type="float">
            <text:p>0.989</text:p>
          </table:table-cell>
          <table:table-cell table:style-name="ce19" office:value-type="float" office:value="0.977407583690306" calcext:value-type="float">
            <text:p>0.977</text:p>
          </table:table-cell>
          <table:table-cell table:style-name="ce19" office:value-type="float" office:value="0.944162273370194" calcext:value-type="float">
            <text:p>0.944</text:p>
          </table:table-cell>
          <table:table-cell table:style-name="ce19" office:value-type="float" office:value="0.989160494612035" calcext:value-type="float">
            <text:p>0.989</text:p>
          </table:table-cell>
          <table:table-cell table:style-name="ce19" office:value-type="float" office:value="0.979088848450021" calcext:value-type="float">
            <text:p>0.979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male3</text:p>
          </table:table-cell>
          <table:table-cell office:value-type="float" office:value="5.28855089800839" calcext:value-type="float">
            <text:p>5.3</text:p>
          </table:table-cell>
          <table:table-cell/>
          <table:table-cell office:value-type="float" office:value="22.6983126958051" calcext:value-type="float">
            <text:p>22.7</text:p>
          </table:table-cell>
          <table:table-cell office:value-type="float" office:value="-0.464596960330103" calcext:value-type="float">
            <text:p>-0.5</text:p>
          </table:table-cell>
          <table:table-cell office:value-type="float" office:value="10.2642071444642" calcext:value-type="float">
            <text:p>10.3</text:p>
          </table:table-cell>
          <table:table-cell/>
          <table:table-cell office:value-type="float" office:value="34.2073792438373" calcext:value-type="float">
            <text:p>34.2</text:p>
          </table:table-cell>
          <table:table-cell office:value-type="float" office:value="1.76889198504287" calcext:value-type="float">
            <text:p>1.8</text:p>
          </table:table-cell>
          <table:table-cell office:value-type="float" office:value="11.2297668926973" calcext:value-type="float">
            <text:p>11.2</text:p>
          </table:table-cell>
          <table:table-cell/>
          <table:table-cell office:value-type="float" office:value="67.3960632048547" calcext:value-type="float">
            <text:p>67.4</text:p>
          </table:table-cell>
          <table:table-cell office:value-type="float" office:value="3.34511602536469" calcext:value-type="float">
            <text:p>3.3</text:p>
          </table:table-cell>
          <table:table-cell office:value-type="float" office:value="11.4733676435452" calcext:value-type="float">
            <text:p>11.5</text:p>
          </table:table-cell>
          <table:table-cell/>
          <table:table-cell office:value-type="float" office:value="76.307950692797" calcext:value-type="float">
            <text:p>76.3</text:p>
          </table:table-cell>
          <table:table-cell office:value-type="float" office:value="5.80738410650138" calcext:value-type="float">
            <text:p>5.8</text:p>
          </table:table-cell>
          <table:table-cell office:value-type="float" office:value="12.201120529243" calcext:value-type="float">
            <text:p>12.2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male4</text:p>
          </table:table-cell>
          <table:table-cell office:value-type="float" office:value="4.71088756478718" calcext:value-type="float">
            <text:p>4.7</text:p>
          </table:table-cell>
          <table:table-cell/>
          <table:table-cell office:value-type="float" office:value="15.0917954505669" calcext:value-type="float">
            <text:p>15.1</text:p>
          </table:table-cell>
          <table:table-cell office:value-type="float" office:value="-0.520719004725825" calcext:value-type="float">
            <text:p>-0.5</text:p>
          </table:table-cell>
          <table:table-cell office:value-type="float" office:value="9.91883460502068" calcext:value-type="float">
            <text:p>9.9</text:p>
          </table:table-cell>
          <table:table-cell/>
          <table:table-cell office:value-type="float" office:value="27.2890673978678" calcext:value-type="float">
            <text:p>27.3</text:p>
          </table:table-cell>
          <table:table-cell office:value-type="float" office:value="1.48569452319046" calcext:value-type="float">
            <text:p>1.5</text:p>
          </table:table-cell>
          <table:table-cell office:value-type="float" office:value="10.514557414101" calcext:value-type="float">
            <text:p>10.5</text:p>
          </table:table-cell>
          <table:table-cell/>
          <table:table-cell office:value-type="float" office:value="52.1918153448425" calcext:value-type="float">
            <text:p>52.2</text:p>
          </table:table-cell>
          <table:table-cell office:value-type="float" office:value="2.71314478606071" calcext:value-type="float">
            <text:p>2.7</text:p>
          </table:table-cell>
          <table:table-cell office:value-type="float" office:value="10.7952981368242" calcext:value-type="float">
            <text:p>10.8</text:p>
          </table:table-cell>
          <table:table-cell/>
          <table:table-cell office:value-type="float" office:value="57.8176913707928" calcext:value-type="float">
            <text:p>57.8</text:p>
          </table:table-cell>
          <table:table-cell office:value-type="float" office:value="3.49178201477278" calcext:value-type="float">
            <text:p>3.5</text:p>
          </table:table-cell>
          <table:table-cell office:value-type="float" office:value="11.279323342586" calcext:value-type="float">
            <text:p>11.3</text:p>
          </table:table-cell>
          <table:table-cell table:number-columns-repeated="9"/>
          <table:table-cell office:value-type="string" calcext:value-type="string">
            <text:p>Hubert (raw) epoch 9</text:p>
          </table:table-cell>
          <table:table-cell office:value-type="string" calcext:value-type="string">
            <text:p><text:s/>Training Accuracy: 98.87</text:p>
          </table:table-cell>
          <table:table-cell office:value-type="string" calcext:value-type="string">
            <text:p><text:s/>Training loss: 0.26</text:p>
          </table:table-cell>
          <table:table-cell office:value-type="string" calcext:value-type="string">
            <text:p><text:s/>Val Accuracy: 98.03</text:p>
          </table:table-cell>
          <table:table-cell office:value-type="string" calcext:value-type="string">
            <text:p><text:s/>Val loss: 0.07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male5</text:p>
          </table:table-cell>
          <table:table-cell office:value-type="float" office:value="4.98577472182415" calcext:value-type="float">
            <text:p>5.0</text:p>
          </table:table-cell>
          <table:table-cell/>
          <table:table-cell office:value-type="float" office:value="26.3994964292002" calcext:value-type="float">
            <text:p>26.4</text:p>
          </table:table-cell>
          <table:table-cell office:value-type="float" office:value="-0.479984627237204" calcext:value-type="float">
            <text:p>-0.5</text:p>
          </table:table-cell>
          <table:table-cell office:value-type="float" office:value="8.98068460483632" calcext:value-type="float">
            <text:p>9.0</text:p>
          </table:table-cell>
          <table:table-cell/>
          <table:table-cell office:value-type="float" office:value="42.8991087906338" calcext:value-type="float">
            <text:p>42.9</text:p>
          </table:table-cell>
          <table:table-cell office:value-type="float" office:value="2.23439776054208" calcext:value-type="float">
            <text:p>2.2</text:p>
          </table:table-cell>
          <table:table-cell office:value-type="float" office:value="9.07525763877981" calcext:value-type="float">
            <text:p>9.1</text:p>
          </table:table-cell>
          <table:table-cell/>
          <table:table-cell office:value-type="float" office:value="79.1591488070035" calcext:value-type="float">
            <text:p>79.2</text:p>
          </table:table-cell>
          <table:table-cell office:value-type="float" office:value="3.85054824083835" calcext:value-type="float">
            <text:p>3.9</text:p>
          </table:table-cell>
          <table:table-cell office:value-type="float" office:value="9.1532598439859" calcext:value-type="float">
            <text:p>9.2</text:p>
          </table:table-cell>
          <table:table-cell/>
          <table:table-cell office:value-type="float" office:value="85.1189918394711" calcext:value-type="float">
            <text:p>85.1</text:p>
          </table:table-cell>
          <table:table-cell office:value-type="float" office:value="4.02682964538241" calcext:value-type="float">
            <text:p>4.0</text:p>
          </table:table-cell>
          <table:table-cell office:value-type="float" office:value="9.02653280953935" calcext:value-type="float">
            <text:p>9.0</text:p>
          </table:table-cell>
          <table:table-cell table:number-columns-repeated="4"/>
          <table:table-cell table:style-name="ce1" office:value-type="string" calcext:value-type="string" table:number-columns-spanned="2" table:number-rows-spanned="1">
            <text:p>T-SNE</text:p>
          </table:table-cell>
          <table:covered-table-cell/>
          <table:table-cell table:style-name="ce1" office:value-type="string" calcext:value-type="string" table:number-columns-spanned="2" table:number-rows-spanned="1">
            <text:p>UMAP</text:p>
          </table:table-cell>
          <table:covered-table-cell/>
          <table:table-cell/>
          <table:table-cell office:value-type="string" calcext:value-type="string">
            <text:p>F1: 0.980239630167075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more1</text:p>
          </table:table-cell>
          <table:table-cell office:value-type="float" office:value="1.51270898446073" calcext:value-type="float">
            <text:p>1.5</text:p>
          </table:table-cell>
          <table:table-cell/>
          <table:table-cell office:value-type="float" office:value="24.7112706556883" calcext:value-type="float">
            <text:p>24.7</text:p>
          </table:table-cell>
          <table:table-cell office:value-type="float" office:value="-0.548919061321733" calcext:value-type="float">
            <text:p>-0.5</text:p>
          </table:table-cell>
          <table:table-cell office:value-type="float" office:value="4.13616422291595" calcext:value-type="float">
            <text:p>4.1</text:p>
          </table:table-cell>
          <table:table-cell/>
          <table:table-cell office:value-type="float" office:value="33.9199220718285" calcext:value-type="float">
            <text:p>33.9</text:p>
          </table:table-cell>
          <table:table-cell office:value-type="float" office:value="1.1116183305379" calcext:value-type="float">
            <text:p>1.1</text:p>
          </table:table-cell>
          <table:table-cell office:value-type="float" office:value="6.97130548766313" calcext:value-type="float">
            <text:p>7.0</text:p>
          </table:table-cell>
          <table:table-cell/>
          <table:table-cell office:value-type="float" office:value="71.2167615313043" calcext:value-type="float">
            <text:p>71.2</text:p>
          </table:table-cell>
          <table:table-cell office:value-type="float" office:value="2.79131261731554" calcext:value-type="float">
            <text:p>2.8</text:p>
          </table:table-cell>
          <table:table-cell office:value-type="float" office:value="7.60560250332511" calcext:value-type="float">
            <text:p>7.6</text:p>
          </table:table-cell>
          <table:table-cell/>
          <table:table-cell office:value-type="float" office:value="49.6811734320026" calcext:value-type="float">
            <text:p>49.7</text:p>
          </table:table-cell>
          <table:table-cell office:value-type="float" office:value="1.89212378515244" calcext:value-type="float">
            <text:p>1.9</text:p>
          </table:table-cell>
          <table:table-cell office:value-type="float" office:value="7.59538510062192" calcext:value-type="float">
            <text:p>7.6</text:p>
          </table:table-cell>
          <table:table-cell table:number-columns-repeated="4"/>
          <table:table-cell office:value-type="string" calcext:value-type="string">
            <text:p>Denoised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Denoised</text:p>
          </table:table-cell>
          <table:table-cell office:value-type="string" calcext:value-type="string">
            <text:p>noisy</text:p>
          </table:table-cell>
          <table:table-cell/>
          <table:table-cell office:value-type="string" calcext:value-type="string">
            <text:p>Precision: 0.9804378867206092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more2</text:p>
          </table:table-cell>
          <table:table-cell office:value-type="float" office:value="6.05724580539443" calcext:value-type="float">
            <text:p>6.1</text:p>
          </table:table-cell>
          <table:table-cell/>
          <table:table-cell office:value-type="float" office:value="38.6734792804481" calcext:value-type="float">
            <text:p>38.7</text:p>
          </table:table-cell>
          <table:table-cell office:value-type="float" office:value="-0.5144807676584" calcext:value-type="float">
            <text:p>-0.5</text:p>
          </table:table-cell>
          <table:table-cell office:value-type="float" office:value="7.46139829383788" calcext:value-type="float">
            <text:p>7.5</text:p>
          </table:table-cell>
          <table:table-cell/>
          <table:table-cell office:value-type="float" office:value="47.8168722155061" calcext:value-type="float">
            <text:p>47.8</text:p>
          </table:table-cell>
          <table:table-cell office:value-type="float" office:value="0.664267521449" calcext:value-type="float">
            <text:p>0.7</text:p>
          </table:table-cell>
          <table:table-cell office:value-type="float" office:value="-1.15147937597125" calcext:value-type="float">
            <text:p>-1.2</text:p>
          </table:table-cell>
          <table:table-cell/>
          <table:table-cell office:value-type="float" office:value="101.693624991443" calcext:value-type="float">
            <text:p>101.7</text:p>
          </table:table-cell>
          <table:table-cell office:value-type="float" office:value="2.91603358145464" calcext:value-type="float">
            <text:p>2.9</text:p>
          </table:table-cell>
          <table:table-cell office:value-type="float" office:value="-2.03441124033814" calcext:value-type="float">
            <text:p>-2.0</text:p>
          </table:table-cell>
          <table:table-cell/>
          <table:table-cell office:value-type="float" office:value="90.5537773152667" calcext:value-type="float">
            <text:p>90.6</text:p>
          </table:table-cell>
          <table:table-cell office:value-type="float" office:value="2.53908594312992" calcext:value-type="float">
            <text:p>2.5</text:p>
          </table:table-cell>
          <table:table-cell office:value-type="float" office:value="-1.00582587694786" calcext:value-type="float">
            <text:p>-1.0</text:p>
          </table:table-cell>
          <table:table-cell table:number-columns-repeated="4"/>
          <table:table-cell office:value-type="float" office:value="0.07792675" calcext:value-type="float">
            <text:p>0.07792675</text:p>
          </table:table-cell>
          <table:table-cell office:value-type="float" office:value="0.11207443" calcext:value-type="float">
            <text:p>0.11207443</text:p>
          </table:table-cell>
          <table:table-cell office:value-type="float" office:value="0.12482259" calcext:value-type="float">
            <text:p>0.12482259</text:p>
          </table:table-cell>
          <table:table-cell office:value-type="float" office:value="0.15540287" calcext:value-type="float">
            <text:p>0.15540287</text:p>
          </table:table-cell>
          <table:table-cell/>
          <table:table-cell office:value-type="string" calcext:value-type="string">
            <text:p>Recall: 0.9800570703868103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more3</text:p>
          </table:table-cell>
          <table:table-cell office:value-type="float" office:value="5.87937670352813" calcext:value-type="float">
            <text:p>5.9</text:p>
          </table:table-cell>
          <table:table-cell/>
          <table:table-cell office:value-type="float" office:value="20.0702986675187" calcext:value-type="float">
            <text:p>20.1</text:p>
          </table:table-cell>
          <table:table-cell office:value-type="float" office:value="-0.559754998692057" calcext:value-type="float">
            <text:p>-0.6</text:p>
          </table:table-cell>
          <table:table-cell office:value-type="float" office:value="6.70195108929763" calcext:value-type="float">
            <text:p>6.7</text:p>
          </table:table-cell>
          <table:table-cell/>
          <table:table-cell office:value-type="float" office:value="26.4245372218015" calcext:value-type="float">
            <text:p>26.4</text:p>
          </table:table-cell>
          <table:table-cell office:value-type="float" office:value="0.460442349153248" calcext:value-type="float">
            <text:p>0.5</text:p>
          </table:table-cell>
          <table:table-cell office:value-type="float" office:value="1.63414051694682" calcext:value-type="float">
            <text:p>1.6</text:p>
          </table:table-cell>
          <table:table-cell/>
          <table:table-cell office:value-type="float" office:value="39.3258050618545" calcext:value-type="float">
            <text:p>39.3</text:p>
          </table:table-cell>
          <table:table-cell office:value-type="float" office:value="0.982169506528405" calcext:value-type="float">
            <text:p>1.0</text:p>
          </table:table-cell>
          <table:table-cell office:value-type="float" office:value="1.30667394776235" calcext:value-type="float">
            <text:p>1.3</text:p>
          </table:table-cell>
          <table:table-cell/>
          <table:table-cell office:value-type="float" office:value="31.827396667142" calcext:value-type="float">
            <text:p>31.8</text:p>
          </table:table-cell>
          <table:table-cell office:value-type="float" office:value="0.591521404056234" calcext:value-type="float">
            <text:p>0.6</text:p>
          </table:table-cell>
          <table:table-cell office:value-type="float" office:value="0.811955946259211" calcext:value-type="float">
            <text:p>0.8</text:p>
          </table:table-cell>
          <table:table-cell table:number-columns-repeated="4"/>
          <table:table-cell office:value-type="float" office:value="0.105349496" calcext:value-type="float">
            <text:p>0.105349496</text:p>
          </table:table-cell>
          <table:table-cell office:value-type="float" office:value="0.1404907" calcext:value-type="float">
            <text:p>0.1404907</text:p>
          </table:table-cell>
          <table:table-cell office:value-type="float" office:value="0.16634169" calcext:value-type="float">
            <text:p>0.16634169</text:p>
          </table:table-cell>
          <table:table-cell office:value-type="float" office:value="0.13898844" calcext:value-type="float">
            <text:p>0.13898844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more4</text:p>
          </table:table-cell>
          <table:table-cell office:value-type="float" office:value="8.1150363171525" calcext:value-type="float">
            <text:p>8.1</text:p>
          </table:table-cell>
          <table:table-cell/>
          <table:table-cell office:value-type="float" office:value="22.1306208581211" calcext:value-type="float">
            <text:p>22.1</text:p>
          </table:table-cell>
          <table:table-cell office:value-type="float" office:value="-0.540131732509114" calcext:value-type="float">
            <text:p>-0.5</text:p>
          </table:table-cell>
          <table:table-cell office:value-type="float" office:value="11.0347714028689" calcext:value-type="float">
            <text:p>11.0</text:p>
          </table:table-cell>
          <table:table-cell/>
          <table:table-cell office:value-type="float" office:value="33.2044682655367" calcext:value-type="float">
            <text:p>33.2</text:p>
          </table:table-cell>
          <table:table-cell office:value-type="float" office:value="1.0448108306429" calcext:value-type="float">
            <text:p>1.0</text:p>
          </table:table-cell>
          <table:table-cell office:value-type="float" office:value="7.26579553193398" calcext:value-type="float">
            <text:p>7.3</text:p>
          </table:table-cell>
          <table:table-cell/>
          <table:table-cell office:value-type="float" office:value="84.9941066369269" calcext:value-type="float">
            <text:p>85.0</text:p>
          </table:table-cell>
          <table:table-cell office:value-type="float" office:value="3.53307377859429" calcext:value-type="float">
            <text:p>3.5</text:p>
          </table:table-cell>
          <table:table-cell office:value-type="float" office:value="8.58599804843644" calcext:value-type="float">
            <text:p>8.6</text:p>
          </table:table-cell>
          <table:table-cell/>
          <table:table-cell office:value-type="float" office:value="82.1721686228348" calcext:value-type="float">
            <text:p>82.2</text:p>
          </table:table-cell>
          <table:table-cell office:value-type="float" office:value="3.83698923903381" calcext:value-type="float">
            <text:p>3.8</text:p>
          </table:table-cell>
          <table:table-cell office:value-type="float" office:value="10.4129647135681" calcext:value-type="float">
            <text:p>10.4</text:p>
          </table:table-cell>
          <table:table-cell table:number-columns-repeated="4"/>
          <table:table-cell office:value-type="float" office:value="0.08932288" calcext:value-type="float">
            <text:p>0.08932288</text:p>
          </table:table-cell>
          <table:table-cell office:value-type="float" office:value="0.07099342" calcext:value-type="float">
            <text:p>0.07099342</text:p>
          </table:table-cell>
          <table:table-cell office:value-type="float" office:value="0.14480752" calcext:value-type="float">
            <text:p>0.14480752</text:p>
          </table:table-cell>
          <table:table-cell office:value-type="float" office:value="0.15597181" calcext:value-type="float">
            <text:p>0.15597181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more5</text:p>
          </table:table-cell>
          <table:table-cell office:value-type="float" office:value="7.37923324683581" calcext:value-type="float">
            <text:p>7.4</text:p>
          </table:table-cell>
          <table:table-cell/>
          <table:table-cell office:value-type="float" office:value="12.8557102111515" calcext:value-type="float">
            <text:p>12.9</text:p>
          </table:table-cell>
          <table:table-cell office:value-type="float" office:value="-0.582390730463066" calcext:value-type="float">
            <text:p>-0.6</text:p>
          </table:table-cell>
          <table:table-cell office:value-type="float" office:value="9.61939971384925" calcext:value-type="float">
            <text:p>9.6</text:p>
          </table:table-cell>
          <table:table-cell/>
          <table:table-cell office:value-type="float" office:value="18.4211401536927" calcext:value-type="float">
            <text:p>18.4</text:p>
          </table:table-cell>
          <table:table-cell office:value-type="float" office:value="0.56652725166355" calcext:value-type="float">
            <text:p>0.6</text:p>
          </table:table-cell>
          <table:table-cell office:value-type="float" office:value="6.03914806054315" calcext:value-type="float">
            <text:p>6.0</text:p>
          </table:table-cell>
          <table:table-cell/>
          <table:table-cell office:value-type="float" office:value="30.5337915595533" calcext:value-type="float">
            <text:p>30.5</text:p>
          </table:table-cell>
          <table:table-cell office:value-type="float" office:value="1.12256292803824" calcext:value-type="float">
            <text:p>1.1</text:p>
          </table:table-cell>
          <table:table-cell office:value-type="float" office:value="6.20297694495773" calcext:value-type="float">
            <text:p>6.2</text:p>
          </table:table-cell>
          <table:table-cell/>
          <table:table-cell office:value-type="float" office:value="131.604564261417" calcext:value-type="float">
            <text:p>131.6</text:p>
          </table:table-cell>
          <table:table-cell office:value-type="float" office:value="5.22964777176921" calcext:value-type="float">
            <text:p>5.2</text:p>
          </table:table-cell>
          <table:table-cell office:value-type="float" office:value="4.90795743936628" calcext:value-type="float">
            <text:p>4.9</text:p>
          </table:table-cell>
          <table:table-cell table:number-columns-repeated="4"/>
          <table:table-cell office:value-type="float" office:value="0.10489133" calcext:value-type="float">
            <text:p>0.10489133</text:p>
          </table:table-cell>
          <table:table-cell office:value-type="float" office:value="0.09399596" calcext:value-type="float">
            <text:p>0.09399596</text:p>
          </table:table-cell>
          <table:table-cell office:value-type="float" office:value="0.14099531" calcext:value-type="float">
            <text:p>0.14099531</text:p>
          </table:table-cell>
          <table:table-cell office:value-type="float" office:value="0.15652572" calcext:value-type="float">
            <text:p>0.15652572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ork1</text:p>
          </table:table-cell>
          <table:table-cell office:value-type="float" office:value="2.37290384452337" calcext:value-type="float">
            <text:p>2.4</text:p>
          </table:table-cell>
          <table:table-cell/>
          <table:table-cell office:value-type="float" office:value="22.0959791162961" calcext:value-type="float">
            <text:p>22.1</text:p>
          </table:table-cell>
          <table:table-cell office:value-type="float" office:value="-0.566764436191901" calcext:value-type="float">
            <text:p>-0.6</text:p>
          </table:table-cell>
          <table:table-cell office:value-type="float" office:value="9.54604950272795" calcext:value-type="float">
            <text:p>9.5</text:p>
          </table:table-cell>
          <table:table-cell/>
          <table:table-cell office:value-type="float" office:value="34.2473140210137" calcext:value-type="float">
            <text:p>34.2</text:p>
          </table:table-cell>
          <table:table-cell office:value-type="float" office:value="2.02393269765741" calcext:value-type="float">
            <text:p>2.0</text:p>
          </table:table-cell>
          <table:table-cell office:value-type="float" office:value="10.189324672517" calcext:value-type="float">
            <text:p>10.2</text:p>
          </table:table-cell>
          <table:table-cell/>
          <table:table-cell office:value-type="float" office:value="57.6383673995204" calcext:value-type="float">
            <text:p>57.6</text:p>
          </table:table-cell>
          <table:table-cell office:value-type="float" office:value="3.11060310754608" calcext:value-type="float">
            <text:p>3.1</text:p>
          </table:table-cell>
          <table:table-cell office:value-type="float" office:value="10.2969866605142" calcext:value-type="float">
            <text:p>10.3</text:p>
          </table:table-cell>
          <table:table-cell/>
          <table:table-cell office:value-type="float" office:value="41.5934213186182" calcext:value-type="float">
            <text:p>41.6</text:p>
          </table:table-cell>
          <table:table-cell office:value-type="float" office:value="2.37551168700206" calcext:value-type="float">
            <text:p>2.4</text:p>
          </table:table-cell>
          <table:table-cell office:value-type="float" office:value="10.244072808262" calcext:value-type="float">
            <text:p>10.2</text:p>
          </table:table-cell>
          <table:table-cell table:number-columns-repeated="4"/>
          <table:table-cell office:value-type="float" office:value="0.106294475" calcext:value-type="float">
            <text:p>0.106294475</text:p>
          </table:table-cell>
          <table:table-cell office:value-type="float" office:value="0.1483815" calcext:value-type="float">
            <text:p>0.1483815</text:p>
          </table:table-cell>
          <table:table-cell office:value-type="float" office:value="0.13659327" calcext:value-type="float">
            <text:p>0.13659327</text:p>
          </table:table-cell>
          <table:table-cell office:value-type="float" office:value="0.15808105" calcext:value-type="float">
            <text:p>0.15808105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ork2</text:p>
          </table:table-cell>
          <table:table-cell office:value-type="float" office:value="1.55305486640966" calcext:value-type="float">
            <text:p>1.6</text:p>
          </table:table-cell>
          <table:table-cell/>
          <table:table-cell office:value-type="float" office:value="18.6177829959784" calcext:value-type="float">
            <text:p>18.6</text:p>
          </table:table-cell>
          <table:table-cell office:value-type="float" office:value="-0.565779816381756" calcext:value-type="float">
            <text:p>-0.6</text:p>
          </table:table-cell>
          <table:table-cell office:value-type="float" office:value="8.50386843993485" calcext:value-type="float">
            <text:p>8.5</text:p>
          </table:table-cell>
          <table:table-cell/>
          <table:table-cell office:value-type="float" office:value="28.2413445835381" calcext:value-type="float">
            <text:p>28.2</text:p>
          </table:table-cell>
          <table:table-cell office:value-type="float" office:value="1.55507771510455" calcext:value-type="float">
            <text:p>1.6</text:p>
          </table:table-cell>
          <table:table-cell office:value-type="float" office:value="10.3792259734041" calcext:value-type="float">
            <text:p>10.4</text:p>
          </table:table-cell>
          <table:table-cell/>
          <table:table-cell office:value-type="float" office:value="55.0386653985496" calcext:value-type="float">
            <text:p>55.0</text:p>
          </table:table-cell>
          <table:table-cell office:value-type="float" office:value="2.75867945322237" calcext:value-type="float">
            <text:p>2.8</text:p>
          </table:table-cell>
          <table:table-cell office:value-type="float" office:value="10.5130776633526" calcext:value-type="float">
            <text:p>10.5</text:p>
          </table:table-cell>
          <table:table-cell/>
          <table:table-cell office:value-type="float" office:value="43.2859495795896" calcext:value-type="float">
            <text:p>43.3</text:p>
          </table:table-cell>
          <table:table-cell office:value-type="float" office:value="2.18437604486" calcext:value-type="float">
            <text:p>2.2</text:p>
          </table:table-cell>
          <table:table-cell office:value-type="float" office:value="10.3549414470327" calcext:value-type="float">
            <text:p>10.4</text:p>
          </table:table-cell>
          <table:table-cell table:number-columns-repeated="4"/>
          <table:table-cell office:value-type="float" office:value="0.10724412" calcext:value-type="float">
            <text:p>0.10724412</text:p>
          </table:table-cell>
          <table:table-cell office:value-type="float" office:value="0.14572647" calcext:value-type="float">
            <text:p>0.14572647</text:p>
          </table:table-cell>
          <table:table-cell office:value-type="float" office:value="0.14365819" calcext:value-type="float">
            <text:p>0.14365819</text:p>
          </table:table-cell>
          <table:table-cell office:value-type="float" office:value="0.16073957" calcext:value-type="float">
            <text:p>0.16073957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ork3</text:p>
          </table:table-cell>
          <table:table-cell office:value-type="float" office:value="1.93083401530214" calcext:value-type="float">
            <text:p>1.9</text:p>
          </table:table-cell>
          <table:table-cell/>
          <table:table-cell office:value-type="float" office:value="25.3124210465877" calcext:value-type="float">
            <text:p>25.3</text:p>
          </table:table-cell>
          <table:table-cell office:value-type="float" office:value="-0.537943799213366" calcext:value-type="float">
            <text:p>-0.5</text:p>
          </table:table-cell>
          <table:table-cell office:value-type="float" office:value="7.36035227420468" calcext:value-type="float">
            <text:p>7.4</text:p>
          </table:table-cell>
          <table:table-cell/>
          <table:table-cell office:value-type="float" office:value="35.933378724788" calcext:value-type="float">
            <text:p>35.9</text:p>
          </table:table-cell>
          <table:table-cell office:value-type="float" office:value="1.92249625406385" calcext:value-type="float">
            <text:p>1.9</text:p>
          </table:table-cell>
          <table:table-cell office:value-type="float" office:value="9.39991036670679" calcext:value-type="float">
            <text:p>9.4</text:p>
          </table:table-cell>
          <table:table-cell/>
          <table:table-cell office:value-type="float" office:value="82.5115713989369" calcext:value-type="float">
            <text:p>82.5</text:p>
          </table:table-cell>
          <table:table-cell office:value-type="float" office:value="3.9593836260098" calcext:value-type="float">
            <text:p>4.0</text:p>
          </table:table-cell>
          <table:table-cell office:value-type="float" office:value="9.42335199294064" calcext:value-type="float">
            <text:p>9.4</text:p>
          </table:table-cell>
          <table:table-cell/>
          <table:table-cell office:value-type="float" office:value="26.5191688651066" calcext:value-type="float">
            <text:p>26.5</text:p>
          </table:table-cell>
          <table:table-cell office:value-type="float" office:value="5.72424426943049" calcext:value-type="float">
            <text:p>5.7</text:p>
          </table:table-cell>
          <table:table-cell office:value-type="float" office:value="10.5164461946994" calcext:value-type="float">
            <text:p>10.5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formula="of:=AVERAGE([.W51:.W56])" office:value-type="float" office:value="0.0985048418333333" calcext:value-type="float">
            <text:p>0.098504841833333</text:p>
          </table:table-cell>
          <table:table-cell table:formula="of:=AVERAGE([.X51:.X56])" office:value-type="float" office:value="0.118610413333333" calcext:value-type="float">
            <text:p>0.118610413333333</text:p>
          </table:table-cell>
          <table:table-cell table:formula="of:=AVERAGE([.Y51:.Y56])" office:value-type="float" office:value="0.142869761666667" calcext:value-type="float">
            <text:p>0.142869761666667</text:p>
          </table:table-cell>
          <table:table-cell table:formula="of:=AVERAGE([.Z51:.Z56])" office:value-type="float" office:value="0.15428491" calcext:value-type="float">
            <text:p>0.15428491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ork4</text:p>
          </table:table-cell>
          <table:table-cell office:value-type="float" office:value="5.19134566600547" calcext:value-type="float">
            <text:p>5.2</text:p>
          </table:table-cell>
          <table:table-cell/>
          <table:table-cell office:value-type="float" office:value="6.16938793716637" calcext:value-type="float">
            <text:p>6.2</text:p>
          </table:table-cell>
          <table:table-cell office:value-type="float" office:value="-0.592217202610007" calcext:value-type="float">
            <text:p>-0.6</text:p>
          </table:table-cell>
          <table:table-cell office:value-type="float" office:value="7.83228140153631" calcext:value-type="float">
            <text:p>7.8</text:p>
          </table:table-cell>
          <table:table-cell/>
          <table:table-cell office:value-type="float" office:value="12.3051083808163" calcext:value-type="float">
            <text:p>12.3</text:p>
          </table:table-cell>
          <table:table-cell office:value-type="float" office:value="0.978574794990189" calcext:value-type="float">
            <text:p>1.0</text:p>
          </table:table-cell>
          <table:table-cell office:value-type="float" office:value="8.67187530170353" calcext:value-type="float">
            <text:p>8.7</text:p>
          </table:table-cell>
          <table:table-cell/>
          <table:table-cell office:value-type="float" office:value="24.7531392137022" calcext:value-type="float">
            <text:p>24.8</text:p>
          </table:table-cell>
          <table:table-cell office:value-type="float" office:value="1.69579144941861" calcext:value-type="float">
            <text:p>1.7</text:p>
          </table:table-cell>
          <table:table-cell office:value-type="float" office:value="8.97289865833112" calcext:value-type="float">
            <text:p>9.0</text:p>
          </table:table-cell>
          <table:table-cell/>
          <table:table-cell office:value-type="float" office:value="104.088293404293" calcext:value-type="float">
            <text:p>104.1</text:p>
          </table:table-cell>
          <table:table-cell office:value-type="float" office:value="5.68352209763597" calcext:value-type="float">
            <text:p>5.7</text:p>
          </table:table-cell>
          <table:table-cell office:value-type="float" office:value="9.42196926492119" calcext:value-type="float">
            <text:p>9.4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pork5</text:p>
          </table:table-cell>
          <table:table-cell office:value-type="float" office:value="3.12415878852536" calcext:value-type="float">
            <text:p>3.1</text:p>
          </table:table-cell>
          <table:table-cell/>
          <table:table-cell office:value-type="float" office:value="19.4886767360406" calcext:value-type="float">
            <text:p>19.5</text:p>
          </table:table-cell>
          <table:table-cell office:value-type="float" office:value="-0.575430611322523" calcext:value-type="float">
            <text:p>-0.6</text:p>
          </table:table-cell>
          <table:table-cell office:value-type="float" office:value="8.26166452451662" calcext:value-type="float">
            <text:p>8.3</text:p>
          </table:table-cell>
          <table:table-cell/>
          <table:table-cell office:value-type="float" office:value="29.0022284840419" calcext:value-type="float">
            <text:p>29.0</text:p>
          </table:table-cell>
          <table:table-cell office:value-type="float" office:value="1.65409151645909" calcext:value-type="float">
            <text:p>1.7</text:p>
          </table:table-cell>
          <table:table-cell office:value-type="float" office:value="9.9382866693039" calcext:value-type="float">
            <text:p>9.9</text:p>
          </table:table-cell>
          <table:table-cell/>
          <table:table-cell office:value-type="float" office:value="42.6641483916205" calcext:value-type="float">
            <text:p>42.7</text:p>
          </table:table-cell>
          <table:table-cell office:value-type="float" office:value="2.25335726405952" calcext:value-type="float">
            <text:p>2.3</text:p>
          </table:table-cell>
          <table:table-cell office:value-type="float" office:value="9.99293369505964" calcext:value-type="float">
            <text:p>10.0</text:p>
          </table:table-cell>
          <table:table-cell/>
          <table:table-cell office:value-type="float" office:value="79.5908255672816" calcext:value-type="float">
            <text:p>79.6</text:p>
          </table:table-cell>
          <table:table-cell office:value-type="float" office:value="3.62140887433901" calcext:value-type="float">
            <text:p>3.6</text:p>
          </table:table-cell>
          <table:table-cell office:value-type="float" office:value="9.37159504556957" calcext:value-type="float">
            <text:p>9.4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tril1</text:p>
          </table:table-cell>
          <table:table-cell office:value-type="float" office:value="10.1144587295469" calcext:value-type="float">
            <text:p>10.1</text:p>
          </table:table-cell>
          <table:table-cell/>
          <table:table-cell office:value-type="float" office:value="84.1539084324051" calcext:value-type="float">
            <text:p>84.2</text:p>
          </table:table-cell>
          <table:table-cell office:value-type="float" office:value="-0.346770413326026" calcext:value-type="float">
            <text:p>-0.3</text:p>
          </table:table-cell>
          <table:table-cell office:value-type="float" office:value="8.9510800032553" calcext:value-type="float">
            <text:p>9.0</text:p>
          </table:table-cell>
          <table:table-cell/>
          <table:table-cell table:style-name="ce4" office:value-type="float" office:value="94.0779493300708" calcext:value-type="float">
            <text:p>94.1</text:p>
          </table:table-cell>
          <table:table-cell table:style-name="ce4" office:value-type="float" office:value="0.593776575197685" calcext:value-type="float">
            <text:p>0.6</text:p>
          </table:table-cell>
          <table:table-cell table:style-name="ce4" office:value-type="float" office:value="-16.2174234082167" calcext:value-type="float">
            <text:p>-16.2</text:p>
          </table:table-cell>
          <table:table-cell table:style-name="ce4"/>
          <table:table-cell office:value-type="float" office:value="144.660584648906" calcext:value-type="float">
            <text:p>144.7</text:p>
          </table:table-cell>
          <table:table-cell office:value-type="float" office:value="2.76098985521043" calcext:value-type="float">
            <text:p>2.8</text:p>
          </table:table-cell>
          <table:table-cell office:value-type="float" office:value="-16.7119382373506" calcext:value-type="float">
            <text:p>-16.7</text:p>
          </table:table-cell>
          <table:table-cell/>
          <table:table-cell office:value-type="float" office:value="168.342120550989" calcext:value-type="float">
            <text:p>168.3</text:p>
          </table:table-cell>
          <table:table-cell office:value-type="float" office:value="3.88746740560528" calcext:value-type="float">
            <text:p>3.9</text:p>
          </table:table-cell>
          <table:table-cell office:value-type="float" office:value="-16.6215591969981" calcext:value-type="float">
            <text:p>-16.6</text:p>
          </table:table-cell>
          <table:table-cell table:number-columns-repeated="5"/>
          <table:table-cell table:style-name="ce20" office:value-type="string" calcext:value-type="string" table:number-columns-spanned="4" table:number-rows-spanned="1">
            <text:p>Original</text:p>
          </table:table-cell>
          <table:covered-table-cell table:number-columns-repeated="2"/>
          <table:covered-table-cell table:style-name="ce30"/>
          <table:table-cell table:number-columns-repeated="12"/>
        </table:table-row>
        <table:table-row table:style-name="ro1">
          <table:table-cell table:style-name="ce3" office:value-type="string" calcext:value-type="string">
            <text:p>tril2</text:p>
          </table:table-cell>
          <table:table-cell office:value-type="float" office:value="8.23200299012627" calcext:value-type="float">
            <text:p>8.2</text:p>
          </table:table-cell>
          <table:table-cell/>
          <table:table-cell office:value-type="float" office:value="83.7834918051215" calcext:value-type="float">
            <text:p>83.8</text:p>
          </table:table-cell>
          <table:table-cell office:value-type="float" office:value="-0.400861199456149" calcext:value-type="float">
            <text:p>-0.4</text:p>
          </table:table-cell>
          <table:table-cell office:value-type="float" office:value="6.49028481242222" calcext:value-type="float">
            <text:p>6.5</text:p>
          </table:table-cell>
          <table:table-cell/>
          <table:table-cell office:value-type="float" office:value="92.7085129950623" calcext:value-type="float">
            <text:p>92.7</text:p>
          </table:table-cell>
          <table:table-cell office:value-type="float" office:value="0.683610465126358" calcext:value-type="float">
            <text:p>0.7</text:p>
          </table:table-cell>
          <table:table-cell office:value-type="float" office:value="-19.1945570339151" calcext:value-type="float">
            <text:p>-19.2</text:p>
          </table:table-cell>
          <table:table-cell/>
          <table:table-cell office:value-type="float" office:value="162.183282564074" calcext:value-type="float">
            <text:p>162.2</text:p>
          </table:table-cell>
          <table:table-cell office:value-type="float" office:value="3.66553789029632" calcext:value-type="float">
            <text:p>3.7</text:p>
          </table:table-cell>
          <table:table-cell office:value-type="float" office:value="-20.3444391277542" calcext:value-type="float">
            <text:p>-20.3</text:p>
          </table:table-cell>
          <table:table-cell/>
          <table:table-cell office:value-type="float" office:value="169.302233547083" calcext:value-type="float">
            <text:p>169.3</text:p>
          </table:table-cell>
          <table:table-cell office:value-type="float" office:value="4.22247346360248" calcext:value-type="float">
            <text:p>4.2</text:p>
          </table:table-cell>
          <table:table-cell office:value-type="float" office:value="-18.5848302793299" calcext:value-type="float">
            <text:p>-18.6</text:p>
          </table:table-cell>
          <table:table-cell table:number-columns-repeated="3"/>
          <table:table-cell table:style-name="ce16" office:value-type="string" calcext:value-type="string" table:number-columns-spanned="1" table:number-rows-spanned="12">
            <text:p>Beta=4</text:p>
          </table:table-cell>
          <table:table-cell/>
          <table:table-cell office:value-type="string" calcext:value-type="string">
            <text:p>wavelet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parameter</text:p>
          </table:table-cell>
          <table:table-cell table:style-name="ce24" office:value-type="string" calcext:value-type="string">
            <text:p>energy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tril3</text:p>
          </table:table-cell>
          <table:table-cell office:value-type="float" office:value="1.09765880453174" calcext:value-type="float">
            <text:p>1.1</text:p>
          </table:table-cell>
          <table:table-cell/>
          <table:table-cell office:value-type="float" office:value="52.9862858080576" calcext:value-type="float">
            <text:p>53.0</text:p>
          </table:table-cell>
          <table:table-cell office:value-type="float" office:value="-0.423075229628408" calcext:value-type="float">
            <text:p>-0.4</text:p>
          </table:table-cell>
          <table:table-cell office:value-type="float" office:value="9.25476038508927" calcext:value-type="float">
            <text:p>9.3</text:p>
          </table:table-cell>
          <table:table-cell/>
          <table:table-cell office:value-type="float" office:value="60.9693759745398" calcext:value-type="float">
            <text:p>61.0</text:p>
          </table:table-cell>
          <table:table-cell office:value-type="float" office:value="3.00799957576916" calcext:value-type="float">
            <text:p>3.0</text:p>
          </table:table-cell>
          <table:table-cell office:value-type="float" office:value="12.1763717218976" calcext:value-type="float">
            <text:p>12.2</text:p>
          </table:table-cell>
          <table:table-cell/>
          <table:table-cell office:value-type="float" office:value="117.244606483995" calcext:value-type="float">
            <text:p>117.2</text:p>
          </table:table-cell>
          <table:table-cell office:value-type="float" office:value="5.45746418873658" calcext:value-type="float">
            <text:p>5.5</text:p>
          </table:table-cell>
          <table:table-cell office:value-type="float" office:value="12.1566701872894" calcext:value-type="float">
            <text:p>12.2</text:p>
          </table:table-cell>
          <table:table-cell/>
          <table:table-cell office:value-type="float" office:value="90.2108899923226" calcext:value-type="float">
            <text:p>90.2</text:p>
          </table:table-cell>
          <table:table-cell office:value-type="float" office:value="4.70790415103429" calcext:value-type="float">
            <text:p>4.7</text:p>
          </table:table-cell>
          <table:table-cell office:value-type="float" office:value="12.8030604770102" calcext:value-type="float">
            <text:p>12.8</text:p>
          </table:table-cell>
          <table:table-cell table:number-columns-repeated="3"/>
          <table:covered-table-cell/>
          <table:table-cell office:value-type="string" calcext:value-type="string">
            <text:p>AUC</text:p>
          </table:table-cell>
          <table:table-cell office:value-type="float" office:value="0.54474" calcext:value-type="float">
            <text:p>0.54474</text:p>
          </table:table-cell>
          <table:table-cell office:value-type="float" office:value="0.17313" calcext:value-type="float">
            <text:p>0.17313</text:p>
          </table:table-cell>
          <table:table-cell office:value-type="float" office:value="0.64759" calcext:value-type="float">
            <text:p>0.64759</text:p>
          </table:table-cell>
          <table:table-cell table:style-name="ce24" office:value-type="float" office:value="0.415207" calcext:value-type="float">
            <text:p>0.415207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tril4</text:p>
          </table:table-cell>
          <table:table-cell table:style-name="ce4" office:value-type="float" office:value="1.82896276239814" calcext:value-type="float">
            <text:p>1.8</text:p>
          </table:table-cell>
          <table:table-cell table:style-name="ce4"/>
          <table:table-cell table:style-name="ce4" office:value-type="float" office:value="29.8163515969559" calcext:value-type="float">
            <text:p>29.8</text:p>
          </table:table-cell>
          <table:table-cell table:style-name="ce4" office:value-type="float" office:value="-0.505101729555197" calcext:value-type="float">
            <text:p>-0.5</text:p>
          </table:table-cell>
          <table:table-cell table:style-name="ce4" office:value-type="float" office:value="8.83410674427473" calcext:value-type="float">
            <text:p>8.8</text:p>
          </table:table-cell>
          <table:table-cell table:style-name="ce4"/>
          <table:table-cell office:value-type="float" office:value="30.8467405962375" calcext:value-type="float">
            <text:p>30.8</text:p>
          </table:table-cell>
          <table:table-cell office:value-type="float" office:value="1.70533359645708" calcext:value-type="float">
            <text:p>1.7</text:p>
          </table:table-cell>
          <table:table-cell office:value-type="float" office:value="12.059962556696" calcext:value-type="float">
            <text:p>12.1</text:p>
          </table:table-cell>
          <table:table-cell/>
          <table:table-cell table:style-name="ce4" office:value-type="float" office:value="37.1277808717915" calcext:value-type="float">
            <text:p>37.1</text:p>
          </table:table-cell>
          <table:table-cell table:style-name="ce4" office:value-type="float" office:value="2.13814984503185" calcext:value-type="float">
            <text:p>2.1</text:p>
          </table:table-cell>
          <table:table-cell table:style-name="ce4" office:value-type="float" office:value="12.3148431925512" calcext:value-type="float">
            <text:p>12.3</text:p>
          </table:table-cell>
          <table:table-cell table:style-name="ce4"/>
          <table:table-cell table:style-name="ce4" office:value-type="float" office:value="44.3567074748324" calcext:value-type="float">
            <text:p>44.4</text:p>
          </table:table-cell>
          <table:table-cell table:style-name="ce4" office:value-type="float" office:value="2.67591929924119" calcext:value-type="float">
            <text:p>2.7</text:p>
          </table:table-cell>
          <table:table-cell table:style-name="ce4" office:value-type="float" office:value="12.550900458571" calcext:value-type="float">
            <text:p>12.6</text:p>
          </table:table-cell>
          <table:table-cell table:number-columns-repeated="3"/>
          <table:covered-table-cell/>
          <table:table-cell office:value-type="string" calcext:value-type="string">
            <text:p>F_beta</text:p>
          </table:table-cell>
          <table:table-cell office:value-type="float" office:value="0.7974" calcext:value-type="float">
            <text:p>0.7974</text:p>
          </table:table-cell>
          <table:table-cell table:style-name="ce17" office:value-type="float" office:value="0.4754" calcext:value-type="float">
            <text:p>0.4754</text:p>
          </table:table-cell>
          <table:table-cell table:style-name="ce17" office:value-type="float" office:value="0.7453" calcext:value-type="float">
            <text:p>0.7453</text:p>
          </table:table-cell>
          <table:table-cell table:style-name="ce25" office:value-type="float" office:value="0.6783" calcext:value-type="float">
            <text:p>0.6783</text:p>
          </table:table-cell>
          <table:table-cell table:number-columns-repeated="12"/>
        </table:table-row>
        <table:table-row table:style-name="ro1">
          <table:table-cell/>
          <table:table-cell table:formula="of:=AVERAGE([.B35:.B63])" office:value-type="float" office:value="7.08554104829391" calcext:value-type="float">
            <text:p>7.1</text:p>
          </table:table-cell>
          <table:table-cell/>
          <table:table-cell table:formula="of:=AVERAGE([.D35:.D63])" office:value-type="float" office:value="30.540629341801" calcext:value-type="float">
            <text:p>30.5</text:p>
          </table:table-cell>
          <table:table-cell table:formula="of:=AVERAGE([.E35:.E63])" office:value-type="float" office:value="-0.524719004414699" calcext:value-type="float">
            <text:p>-0.5</text:p>
          </table:table-cell>
          <table:table-cell table:formula="of:=AVERAGE([.F35:.F63])" office:value-type="float" office:value="8.93419062411256" calcext:value-type="float">
            <text:p>8.9</text:p>
          </table:table-cell>
          <table:table-cell/>
          <table:table-cell table:formula="of:=AVERAGE([.H35:.H63])" office:value-type="float" office:value="41.5054693177143" calcext:value-type="float">
            <text:p>41.5</text:p>
          </table:table-cell>
          <table:table-cell table:formula="of:=AVERAGE([.I35:.I63])" office:value-type="float" office:value="1.51621986622208" calcext:value-type="float">
            <text:p>1.5</text:p>
          </table:table-cell>
          <table:table-cell table:formula="of:=AVERAGE([.J35:.J63])" office:value-type="float" office:value="8.0772047703096" calcext:value-type="float">
            <text:p>8.1</text:p>
          </table:table-cell>
          <table:table-cell/>
          <table:table-cell table:formula="of:=AVERAGE([.L35:.L63])" office:value-type="float" office:value="74.424032256704" calcext:value-type="float">
            <text:p>74.4</text:p>
          </table:table-cell>
          <table:table-cell table:formula="of:=AVERAGE([.M35:.M63])" office:value-type="float" office:value="3.03247730745092" calcext:value-type="float">
            <text:p>3.0</text:p>
          </table:table-cell>
          <table:table-cell table:formula="of:=AVERAGE([.N35:.N63])" office:value-type="float" office:value="8.2589199751441" calcext:value-type="float">
            <text:p>8.3</text:p>
          </table:table-cell>
          <table:table-cell/>
          <table:table-cell table:formula="of:=AVERAGE([.P35:.P63])" office:value-type="float" office:value="83.853941655052" calcext:value-type="float">
            <text:p>83.9</text:p>
          </table:table-cell>
          <table:table-cell table:formula="of:=AVERAGE([.Q35:.Q63])" office:value-type="float" office:value="4.11878694543248" calcext:value-type="float">
            <text:p>4.1</text:p>
          </table:table-cell>
          <table:table-cell table:formula="of:=AVERAGE([.R35:.R63])" office:value-type="float" office:value="8.95988712676919" calcext:value-type="float">
            <text:p>9.0</text:p>
          </table:table-cell>
          <table:table-cell table:style-name="ce7" office:value-type="string" calcext:value-type="string">
            <text:p>average</text:p>
          </table:table-cell>
          <table:table-cell table:style-name="ce7" table:number-columns-repeated="2"/>
          <table:covered-table-cell table:style-name="ce8"/>
          <table:table-cell office:value-type="string" calcext:value-type="string">
            <text:p>Precision</text:p>
          </table:table-cell>
          <table:table-cell office:value-type="float" office:value="0.365" calcext:value-type="float">
            <text:p>0.365</text:p>
          </table:table-cell>
          <table:table-cell table:style-name="ce17" office:value-type="float" office:value="0.196" calcext:value-type="float">
            <text:p>0.196</text:p>
          </table:table-cell>
          <table:table-cell table:style-name="ce17" office:value-type="float" office:value="0.379" calcext:value-type="float">
            <text:p>0.379</text:p>
          </table:table-cell>
          <table:table-cell table:style-name="ce25" office:value-type="float" office:value="0.304" calcext:value-type="float">
            <text:p>0.304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17"/>
          <table:table-cell table:number-columns-repeated="3"/>
          <table:covered-table-cell/>
          <table:table-cell office:value-type="string" calcext:value-type="string">
            <text:p>Recall</text:p>
          </table:table-cell>
          <table:table-cell office:value-type="float" office:value="0.861" calcext:value-type="float">
            <text:p>0.861</text:p>
          </table:table-cell>
          <table:table-cell table:style-name="ce17" office:value-type="float" office:value="0.522" calcext:value-type="float">
            <text:p>0.522</text:p>
          </table:table-cell>
          <table:table-cell table:style-name="ce17" office:value-type="float" office:value="0.793" calcext:value-type="float">
            <text:p>0.793</text:p>
          </table:table-cell>
          <table:table-cell table:style-name="ce25" office:value-type="float" office:value="0.735" calcext:value-type="float">
            <text:p>0.735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17"/>
          <table:table-cell table:number-columns-repeated="3"/>
          <table:covered-table-cell/>
          <table:table-cell table:number-columns-repeated="17"/>
        </table:table-row>
        <table:table-row table:style-name="ro1">
          <table:table-cell/>
          <table:table-cell table:style-name="Default" table:number-columns-repeated="17"/>
          <table:table-cell table:number-columns-repeated="3"/>
          <table:covered-table-cell/>
          <table:table-cell/>
          <table:table-cell table:style-name="ce1" office:value-type="string" calcext:value-type="string" table:number-columns-spanned="4" table:number-rows-spanned="1">
            <text:p>Denoised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/>
          <table:table-cell table:style-name="Default" table:number-columns-repeated="17"/>
          <table:table-cell table:number-columns-repeated="3"/>
          <table:covered-table-cell/>
          <table:table-cell/>
          <table:table-cell office:value-type="string" calcext:value-type="string">
            <text:p>wavelet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ergy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17"/>
          <table:table-cell table:number-columns-repeated="3"/>
          <table:covered-table-cell/>
          <table:table-cell office:value-type="string" calcext:value-type="string">
            <text:p>AUC</text:p>
          </table:table-cell>
          <table:table-cell table:style-name="ce7" office:value-type="float" office:value="0.46079" calcext:value-type="float">
            <text:p>0.46079</text:p>
          </table:table-cell>
          <table:table-cell table:style-name="ce7" office:value-type="float" office:value="0.13259" calcext:value-type="float">
            <text:p>0.13259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0.33283" calcext:value-type="float">
            <text:p>0.33283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17"/>
          <table:table-cell table:number-columns-repeated="3"/>
          <table:covered-table-cell/>
          <table:table-cell office:value-type="string" calcext:value-type="string">
            <text:p>F_beta</text:p>
          </table:table-cell>
          <table:table-cell table:style-name="ce21" office:value-type="float" office:value="0.7603" calcext:value-type="float">
            <text:p>0.7603</text:p>
          </table:table-cell>
          <table:table-cell table:style-name="ce21" office:value-type="float" office:value="0.4567" calcext:value-type="float">
            <text:p>0.4567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0.6399" calcext:value-type="float">
            <text:p>0.6399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17"/>
          <table:table-cell table:number-columns-repeated="3"/>
          <table:covered-table-cell/>
          <table:table-cell office:value-type="string" calcext:value-type="string">
            <text:p>Precision</text:p>
          </table:table-cell>
          <table:table-cell table:style-name="ce21" office:value-type="float" office:value="0.232" calcext:value-type="float">
            <text:p>0.232</text:p>
          </table:table-cell>
          <table:table-cell table:style-name="ce7" office:value-type="float" office:value="0.121" calcext:value-type="float">
            <text:p>0.12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0.272" calcext:value-type="float">
            <text:p>0.272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17"/>
          <table:table-cell table:number-columns-repeated="3"/>
          <table:covered-table-cell/>
          <table:table-cell office:value-type="string" calcext:value-type="string">
            <text:p>Recall</text:p>
          </table:table-cell>
          <table:table-cell table:style-name="ce21" office:value-type="float" office:value="0.887" calcext:value-type="float">
            <text:p>0.887</text:p>
          </table:table-cell>
          <table:table-cell table:style-name="ce21" office:value-type="float" office:value="0.552" calcext:value-type="float">
            <text:p>0.55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0.699" calcext:value-type="float">
            <text:p>0.699</text:p>
          </table:table-cell>
          <table:table-cell table:number-columns-repeated="12"/>
        </table:table-row>
      </table:table>
      <table:table table:name="Sheet2" table:style-name="ta1">
        <table:shapes>
          <draw:frame draw:z-index="0" draw:style-name="gr1" draw:text-style-name="P1" svg:width="15.997cm" svg:height="9.004cm" svg:x="23.101cm" svg:y="2.205cm">
            <draw:object draw:notify-on-update-of-ranges="Sheet2.G1:Sheet2.G1 Sheet2.G2:Sheet2.G1001 Sheet2.H1:Sheet2.H1 Sheet2.H2:Sheet2.H10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7cm" svg:height="9.004cm" svg:x="23.046cm" svg:y="11.82cm">
            <draw:object draw:notify-on-update-of-ranges="Sheet2.F1:Sheet2.F1 Sheet2.F2:Sheet2.F1001 Sheet2.G1:Sheet2.G1 Sheet2.G2:Sheet2.G10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1" table:number-columns-repeated="10" table:default-cell-style-name="Default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overcount</text:p>
          </table:table-cell>
          <table:table-cell office:value-type="string" calcext:value-type="string">
            <text:p>F_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45" calcext:value-type="float">
            <text:p>2345</text:p>
          </table:table-cell>
          <table:table-cell office:value-type="float" office:value="0" calcext:value-type="float">
            <text:p>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0.0390833333333333" calcext:value-type="float">
            <text:p>0.03908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0390833333333333" calcext:value-type="float">
            <text:p>0.039083333333333</text:p>
          </table:table-cell>
          <table:table-cell office:value-type="float" office:value="24.5863539445629" calcext:value-type="float">
            <text:p>24.5863539445629</text:p>
          </table:table-cell>
          <table:table-cell office:value-type="float" office:value="0.408787940935193" calcext:value-type="float">
            <text:p>0.40878794093519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345" calcext:value-type="float">
            <text:p>2345</text:p>
          </table:table-cell>
          <table:table-cell office:value-type="float" office:value="16" calcext:value-type="float">
            <text:p>16</text:p>
          </table:table-cell>
          <table:table-cell office:value-type="float" office:value="57639" calcext:value-type="float">
            <text:p>57639</text:p>
          </table:table-cell>
          <table:table-cell office:value-type="float" office:value="0" calcext:value-type="float">
            <text:p>0</text:p>
          </table:table-cell>
          <table:table-cell office:value-type="float" office:value="0.0390937583355561" calcext:value-type="float">
            <text:p>0.039093758335556</text:p>
          </table:table-cell>
          <table:table-cell office:value-type="float" office:value="1" calcext:value-type="float">
            <text:p>1</text:p>
          </table:table-cell>
          <table:table-cell office:value-type="float" office:value="0.03935" calcext:value-type="float">
            <text:p>0.03935</text:p>
          </table:table-cell>
          <table:table-cell office:value-type="float" office:value="24.5795309168443" calcext:value-type="float">
            <text:p>24.5795309168443</text:p>
          </table:table-cell>
          <table:table-cell office:value-type="float" office:value="0.408855021332458" calcext:value-type="float">
            <text:p>0.40885502133245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343" calcext:value-type="float">
            <text:p>2343</text:p>
          </table:table-cell>
          <table:table-cell office:value-type="float" office:value="84" calcext:value-type="float">
            <text:p>84</text:p>
          </table:table-cell>
          <table:table-cell office:value-type="float" office:value="57571" calcext:value-type="float">
            <text:p>57571</text:p>
          </table:table-cell>
          <table:table-cell office:value-type="float" office:value="2" calcext:value-type="float">
            <text:p>2</text:p>
          </table:table-cell>
          <table:table-cell office:value-type="float" office:value="0.039106052007878" calcext:value-type="float">
            <text:p>0.039106052007878</text:p>
          </table:table-cell>
          <table:table-cell office:value-type="float" office:value="0.999147121535181" calcext:value-type="float">
            <text:p>0.999147121535181</text:p>
          </table:table-cell>
          <table:table-cell office:value-type="float" office:value="0.04045" calcext:value-type="float">
            <text:p>0.04045</text:p>
          </table:table-cell>
          <table:table-cell office:value-type="float" office:value="24.5505330490405" calcext:value-type="float">
            <text:p>24.5505330490405</text:p>
          </table:table-cell>
          <table:table-cell office:value-type="float" office:value="0.408799802943531" calcext:value-type="float">
            <text:p>0.40879980294353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336" calcext:value-type="float">
            <text:p>2336</text:p>
          </table:table-cell>
          <table:table-cell office:value-type="float" office:value="275" calcext:value-type="float">
            <text:p>275</text:p>
          </table:table-cell>
          <table:table-cell office:value-type="float" office:value="57380" calcext:value-type="float">
            <text:p>57380</text:p>
          </table:table-cell>
          <table:table-cell office:value-type="float" office:value="9" calcext:value-type="float">
            <text:p>9</text:p>
          </table:table-cell>
          <table:table-cell office:value-type="float" office:value="0.039118494205908" calcext:value-type="float">
            <text:p>0.039118494205908</text:p>
          </table:table-cell>
          <table:table-cell office:value-type="float" office:value="0.996162046908315" calcext:value-type="float">
            <text:p>0.996162046908315</text:p>
          </table:table-cell>
          <table:table-cell office:value-type="float" office:value="0.0435166666666667" calcext:value-type="float">
            <text:p>0.043516666666667</text:p>
          </table:table-cell>
          <table:table-cell office:value-type="float" office:value="24.4690831556503" calcext:value-type="float">
            <text:p>24.4690831556503</text:p>
          </table:table-cell>
          <table:table-cell office:value-type="float" office:value="0.408408408408408" calcext:value-type="float">
            <text:p>0.40840840840840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329" calcext:value-type="float">
            <text:p>2329</text:p>
          </table:table-cell>
          <table:table-cell office:value-type="float" office:value="522" calcext:value-type="float">
            <text:p>522</text:p>
          </table:table-cell>
          <table:table-cell office:value-type="float" office:value="57133" calcext:value-type="float">
            <text:p>57133</text:p>
          </table:table-cell>
          <table:table-cell office:value-type="float" office:value="16" calcext:value-type="float">
            <text:p>16</text:p>
          </table:table-cell>
          <table:table-cell office:value-type="float" office:value="0.0391678719181999" calcext:value-type="float">
            <text:p>0.0391678719182</text:p>
          </table:table-cell>
          <table:table-cell office:value-type="float" office:value="0.99317697228145" calcext:value-type="float">
            <text:p>0.99317697228145</text:p>
          </table:table-cell>
          <table:table-cell office:value-type="float" office:value="0.0475166666666667" calcext:value-type="float">
            <text:p>0.047516666666667</text:p>
          </table:table-cell>
          <table:table-cell office:value-type="float" office:value="24.3637526652452" calcext:value-type="float">
            <text:p>24.3637526652452</text:p>
          </table:table-cell>
          <table:table-cell office:value-type="float" office:value="0.408251015652389" calcext:value-type="float">
            <text:p>0.40825101565238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311" calcext:value-type="float">
            <text:p>2311</text:p>
          </table:table-cell>
          <table:table-cell office:value-type="float" office:value="1277" calcext:value-type="float">
            <text:p>1277</text:p>
          </table:table-cell>
          <table:table-cell office:value-type="float" office:value="56378" calcext:value-type="float">
            <text:p>56378</text:p>
          </table:table-cell>
          <table:table-cell office:value-type="float" office:value="34" calcext:value-type="float">
            <text:p>34</text:p>
          </table:table-cell>
          <table:table-cell office:value-type="float" office:value="0.0393770553255295" calcext:value-type="float">
            <text:p>0.03937705532553</text:p>
          </table:table-cell>
          <table:table-cell office:value-type="float" office:value="0.985501066098081" calcext:value-type="float">
            <text:p>0.985501066098081</text:p>
          </table:table-cell>
          <table:table-cell office:value-type="float" office:value="0.0598" calcext:value-type="float">
            <text:p>0.0598</text:p>
          </table:table-cell>
          <table:table-cell office:value-type="float" office:value="24.0417910447761" calcext:value-type="float">
            <text:p>24.0417910447761</text:p>
          </table:table-cell>
          <table:table-cell office:value-type="float" office:value="0.408350570112983" calcext:value-type="float">
            <text:p>0.40835057011298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296" calcext:value-type="float">
            <text:p>2296</text:p>
          </table:table-cell>
          <table:table-cell office:value-type="float" office:value="2408" calcext:value-type="float">
            <text:p>2408</text:p>
          </table:table-cell>
          <table:table-cell office:value-type="float" office:value="55247" calcext:value-type="float">
            <text:p>55247</text:p>
          </table:table-cell>
          <table:table-cell office:value-type="float" office:value="49" calcext:value-type="float">
            <text:p>49</text:p>
          </table:table-cell>
          <table:table-cell office:value-type="float" office:value="0.039900596075978" calcext:value-type="float">
            <text:p>0.039900596075978</text:p>
          </table:table-cell>
          <table:table-cell office:value-type="float" office:value="0.97910447761194" calcext:value-type="float">
            <text:p>0.97910447761194</text:p>
          </table:table-cell>
          <table:table-cell office:value-type="float" office:value="0.0784" calcext:value-type="float">
            <text:p>0.0784</text:p>
          </table:table-cell>
          <table:table-cell office:value-type="float" office:value="23.5594882729211" calcext:value-type="float">
            <text:p>23.5594882729211</text:p>
          </table:table-cell>
          <table:table-cell office:value-type="float" office:value="0.410590871316916" calcext:value-type="float">
            <text:p>0.41059087131691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268" calcext:value-type="float">
            <text:p>2268</text:p>
          </table:table-cell>
          <table:table-cell office:value-type="float" office:value="3898" calcext:value-type="float">
            <text:p>3898</text:p>
          </table:table-cell>
          <table:table-cell office:value-type="float" office:value="53757" calcext:value-type="float">
            <text:p>53757</text:p>
          </table:table-cell>
          <table:table-cell office:value-type="float" office:value="77" calcext:value-type="float">
            <text:p>77</text:p>
          </table:table-cell>
          <table:table-cell office:value-type="float" office:value="0.0404819277108434" calcext:value-type="float">
            <text:p>0.040481927710843</text:p>
          </table:table-cell>
          <table:table-cell office:value-type="float" office:value="0.967164179104478" calcext:value-type="float">
            <text:p>0.967164179104478</text:p>
          </table:table-cell>
          <table:table-cell office:value-type="float" office:value="0.102766666666667" calcext:value-type="float">
            <text:p>0.102766666666667</text:p>
          </table:table-cell>
          <table:table-cell office:value-type="float" office:value="22.9240938166311" calcext:value-type="float">
            <text:p>22.9240938166311</text:p>
          </table:table-cell>
          <table:table-cell office:value-type="float" office:value="0.412165268052809" calcext:value-type="float">
            <text:p>0.41216526805280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234" calcext:value-type="float">
            <text:p>2234</text:p>
          </table:table-cell>
          <table:table-cell office:value-type="float" office:value="5373" calcext:value-type="float">
            <text:p>5373</text:p>
          </table:table-cell>
          <table:table-cell office:value-type="float" office:value="52282" calcext:value-type="float">
            <text:p>52282</text:p>
          </table:table-cell>
          <table:table-cell office:value-type="float" office:value="111" calcext:value-type="float">
            <text:p>111</text:p>
          </table:table-cell>
          <table:table-cell office:value-type="float" office:value="0.0409787952160834" calcext:value-type="float">
            <text:p>0.040978795216083</text:p>
          </table:table-cell>
          <table:table-cell office:value-type="float" office:value="0.952665245202559" calcext:value-type="float">
            <text:p>0.952665245202559</text:p>
          </table:table-cell>
          <table:table-cell office:value-type="float" office:value="0.126783333333333" calcext:value-type="float">
            <text:p>0.126783333333333</text:p>
          </table:table-cell>
          <table:table-cell office:value-type="float" office:value="22.2950959488273" calcext:value-type="float">
            <text:p>22.2950959488273</text:p>
          </table:table-cell>
          <table:table-cell office:value-type="float" office:value="0.412642878873484" calcext:value-type="float">
            <text:p>0.41264287887348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215" calcext:value-type="float">
            <text:p>2215</text:p>
          </table:table-cell>
          <table:table-cell office:value-type="float" office:value="6725" calcext:value-type="float">
            <text:p>6725</text:p>
          </table:table-cell>
          <table:table-cell office:value-type="float" office:value="50930" calcext:value-type="float">
            <text:p>50930</text:p>
          </table:table-cell>
          <table:table-cell office:value-type="float" office:value="130" calcext:value-type="float">
            <text:p>130</text:p>
          </table:table-cell>
          <table:table-cell office:value-type="float" office:value="0.0416784269451501" calcext:value-type="float">
            <text:p>0.04167842694515</text:p>
          </table:table-cell>
          <table:table-cell office:value-type="float" office:value="0.94456289978678" calcext:value-type="float">
            <text:p>0.94456289978678</text:p>
          </table:table-cell>
          <table:table-cell office:value-type="float" office:value="0.149" calcext:value-type="float">
            <text:p>0.149</text:p>
          </table:table-cell>
          <table:table-cell office:value-type="float" office:value="21.7185501066098" calcext:value-type="float">
            <text:p>21.7185501066098</text:p>
          </table:table-cell>
          <table:table-cell office:value-type="float" office:value="0.415320134561297" calcext:value-type="float">
            <text:p>0.4153201345612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99" calcext:value-type="float">
            <text:p>2199</text:p>
          </table:table-cell>
          <table:table-cell office:value-type="float" office:value="8094" calcext:value-type="float">
            <text:p>8094</text:p>
          </table:table-cell>
          <table:table-cell office:value-type="float" office:value="49561" calcext:value-type="float">
            <text:p>49561</text:p>
          </table:table-cell>
          <table:table-cell office:value-type="float" office:value="146" calcext:value-type="float">
            <text:p>146</text:p>
          </table:table-cell>
          <table:table-cell office:value-type="float" office:value="0.042484544049459" calcext:value-type="float">
            <text:p>0.042484544049459</text:p>
          </table:table-cell>
          <table:table-cell office:value-type="float" office:value="0.93773987206823" calcext:value-type="float">
            <text:p>0.93773987206823</text:p>
          </table:table-cell>
          <table:table-cell office:value-type="float" office:value="0.17155" calcext:value-type="float">
            <text:p>0.17155</text:p>
          </table:table-cell>
          <table:table-cell office:value-type="float" office:value="21.1347547974414" calcext:value-type="float">
            <text:p>21.1347547974414</text:p>
          </table:table-cell>
          <table:table-cell office:value-type="float" office:value="0.418716397849462" calcext:value-type="float">
            <text:p>0.41871639784946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169" calcext:value-type="float">
            <text:p>2169</text:p>
          </table:table-cell>
          <table:table-cell office:value-type="float" office:value="9585" calcext:value-type="float">
            <text:p>9585</text:p>
          </table:table-cell>
          <table:table-cell office:value-type="float" office:value="48070" calcext:value-type="float">
            <text:p>48070</text:p>
          </table:table-cell>
          <table:table-cell office:value-type="float" office:value="176" calcext:value-type="float">
            <text:p>176</text:p>
          </table:table-cell>
          <table:table-cell office:value-type="float" office:value="0.0431736300483688" calcext:value-type="float">
            <text:p>0.043173630048369</text:p>
          </table:table-cell>
          <table:table-cell office:value-type="float" office:value="0.924946695095949" calcext:value-type="float">
            <text:p>0.924946695095949</text:p>
          </table:table-cell>
          <table:table-cell office:value-type="float" office:value="0.1959" calcext:value-type="float">
            <text:p>0.1959</text:p>
          </table:table-cell>
          <table:table-cell office:value-type="float" office:value="20.498933901919" calcext:value-type="float">
            <text:p>20.498933901919</text:p>
          </table:table-cell>
          <table:table-cell office:value-type="float" office:value="0.420162034663111" calcext:value-type="float">
            <text:p>0.42016203466311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149" calcext:value-type="float">
            <text:p>2149</text:p>
          </table:table-cell>
          <table:table-cell office:value-type="float" office:value="11162" calcext:value-type="float">
            <text:p>11162</text:p>
          </table:table-cell>
          <table:table-cell office:value-type="float" office:value="46493" calcext:value-type="float">
            <text:p>46493</text:p>
          </table:table-cell>
          <table:table-cell office:value-type="float" office:value="196" calcext:value-type="float">
            <text:p>196</text:p>
          </table:table-cell>
          <table:table-cell office:value-type="float" office:value="0.0441799268122199" calcext:value-type="float">
            <text:p>0.04417992681222</text:p>
          </table:table-cell>
          <table:table-cell office:value-type="float" office:value="0.916417910447761" calcext:value-type="float">
            <text:p>0.916417910447761</text:p>
          </table:table-cell>
          <table:table-cell office:value-type="float" office:value="0.22185" calcext:value-type="float">
            <text:p>0.22185</text:p>
          </table:table-cell>
          <table:table-cell office:value-type="float" office:value="19.8264392324094" calcext:value-type="float">
            <text:p>19.8264392324094</text:p>
          </table:table-cell>
          <table:table-cell office:value-type="float" office:value="0.424003621085862" calcext:value-type="float">
            <text:p>0.42400362108586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150" calcext:value-type="float">
            <text:p>2150</text:p>
          </table:table-cell>
          <table:table-cell office:value-type="float" office:value="13280" calcext:value-type="float">
            <text:p>13280</text:p>
          </table:table-cell>
          <table:table-cell office:value-type="float" office:value="44375" calcext:value-type="float">
            <text:p>44375</text:p>
          </table:table-cell>
          <table:table-cell office:value-type="float" office:value="195" calcext:value-type="float">
            <text:p>195</text:p>
          </table:table-cell>
          <table:table-cell office:value-type="float" office:value="0.046211714132187" calcext:value-type="float">
            <text:p>0.046211714132187</text:p>
          </table:table-cell>
          <table:table-cell office:value-type="float" office:value="0.916844349680171" calcext:value-type="float">
            <text:p>0.916844349680171</text:p>
          </table:table-cell>
          <table:table-cell office:value-type="float" office:value="0.257166666666667" calcext:value-type="float">
            <text:p>0.257166666666667</text:p>
          </table:table-cell>
          <table:table-cell office:value-type="float" office:value="18.9232409381663" calcext:value-type="float">
            <text:p>18.9232409381663</text:p>
          </table:table-cell>
          <table:table-cell office:value-type="float" office:value="0.434886072937117" calcext:value-type="float">
            <text:p>0.43488607293711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165" calcext:value-type="float">
            <text:p>2165</text:p>
          </table:table-cell>
          <table:table-cell office:value-type="float" office:value="16315" calcext:value-type="float">
            <text:p>16315</text:p>
          </table:table-cell>
          <table:table-cell office:value-type="float" office:value="41340" calcext:value-type="float">
            <text:p>41340</text:p>
          </table:table-cell>
          <table:table-cell office:value-type="float" office:value="180" calcext:value-type="float">
            <text:p>180</text:p>
          </table:table-cell>
          <table:table-cell office:value-type="float" office:value="0.0497643948971383" calcext:value-type="float">
            <text:p>0.049764394897138</text:p>
          </table:table-cell>
          <table:table-cell office:value-type="float" office:value="0.923240938166311" calcext:value-type="float">
            <text:p>0.923240938166311</text:p>
          </table:table-cell>
          <table:table-cell office:value-type="float" office:value="0.308" calcext:value-type="float">
            <text:p>0.308</text:p>
          </table:table-cell>
          <table:table-cell office:value-type="float" office:value="17.6289978678038" calcext:value-type="float">
            <text:p>17.6289978678038</text:p>
          </table:table-cell>
          <table:table-cell office:value-type="float" office:value="0.454242517741438" calcext:value-type="float">
            <text:p>0.45424251774143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162" calcext:value-type="float">
            <text:p>2162</text:p>
          </table:table-cell>
          <table:table-cell office:value-type="float" office:value="20024" calcext:value-type="float">
            <text:p>20024</text:p>
          </table:table-cell>
          <table:table-cell office:value-type="float" office:value="37631" calcext:value-type="float">
            <text:p>37631</text:p>
          </table:table-cell>
          <table:table-cell office:value-type="float" office:value="183" calcext:value-type="float">
            <text:p>183</text:p>
          </table:table-cell>
          <table:table-cell office:value-type="float" office:value="0.0543311637725228" calcext:value-type="float">
            <text:p>0.054331163772523</text:p>
          </table:table-cell>
          <table:table-cell office:value-type="float" office:value="0.921961620469083" calcext:value-type="float">
            <text:p>0.921961620469083</text:p>
          </table:table-cell>
          <table:table-cell office:value-type="float" office:value="0.369766666666667" calcext:value-type="float">
            <text:p>0.369766666666667</text:p>
          </table:table-cell>
          <table:table-cell office:value-type="float" office:value="16.0473347547974" calcext:value-type="float">
            <text:p>16.0473347547974</text:p>
          </table:table-cell>
          <table:table-cell office:value-type="float" office:value="0.475392236751905" calcext:value-type="float">
            <text:p>0.47539223675190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151" calcext:value-type="float">
            <text:p>2151</text:p>
          </table:table-cell>
          <table:table-cell office:value-type="float" office:value="24074" calcext:value-type="float">
            <text:p>24074</text:p>
          </table:table-cell>
          <table:table-cell office:value-type="float" office:value="33581" calcext:value-type="float">
            <text:p>33581</text:p>
          </table:table-cell>
          <table:table-cell office:value-type="float" office:value="194" calcext:value-type="float">
            <text:p>194</text:p>
          </table:table-cell>
          <table:table-cell office:value-type="float" office:value="0.060198141721706" calcext:value-type="float">
            <text:p>0.060198141721706</text:p>
          </table:table-cell>
          <table:table-cell office:value-type="float" office:value="0.91727078891258" calcext:value-type="float">
            <text:p>0.91727078891258</text:p>
          </table:table-cell>
          <table:table-cell office:value-type="float" office:value="0.437083333333333" calcext:value-type="float">
            <text:p>0.437083333333333</text:p>
          </table:table-cell>
          <table:table-cell office:value-type="float" office:value="14.3202558635394" calcext:value-type="float">
            <text:p>14.3202558635394</text:p>
          </table:table-cell>
          <table:table-cell office:value-type="float" office:value="0.499194561240649" calcext:value-type="float">
            <text:p>0.49919456124064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141" calcext:value-type="float">
            <text:p>2141</text:p>
          </table:table-cell>
          <table:table-cell office:value-type="float" office:value="28069" calcext:value-type="float">
            <text:p>28069</text:p>
          </table:table-cell>
          <table:table-cell office:value-type="float" office:value="29586" calcext:value-type="float">
            <text:p>29586</text:p>
          </table:table-cell>
          <table:table-cell office:value-type="float" office:value="204" calcext:value-type="float">
            <text:p>204</text:p>
          </table:table-cell>
          <table:table-cell office:value-type="float" office:value="0.0674819554322816" calcext:value-type="float">
            <text:p>0.067481955432282</text:p>
          </table:table-cell>
          <table:table-cell office:value-type="float" office:value="0.913006396588486" calcext:value-type="float">
            <text:p>0.913006396588486</text:p>
          </table:table-cell>
          <table:table-cell office:value-type="float" office:value="0.5035" calcext:value-type="float">
            <text:p>0.5035</text:p>
          </table:table-cell>
          <table:table-cell office:value-type="float" office:value="12.616631130064" calcext:value-type="float">
            <text:p>12.616631130064</text:p>
          </table:table-cell>
          <table:table-cell office:value-type="float" office:value="0.52561121781449" calcext:value-type="float">
            <text:p>0.5256112178144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145" calcext:value-type="float">
            <text:p>2145</text:p>
          </table:table-cell>
          <table:table-cell office:value-type="float" office:value="31897" calcext:value-type="float">
            <text:p>31897</text:p>
          </table:table-cell>
          <table:table-cell office:value-type="float" office:value="25758" calcext:value-type="float">
            <text:p>25758</text:p>
          </table:table-cell>
          <table:table-cell office:value-type="float" office:value="200" calcext:value-type="float">
            <text:p>200</text:p>
          </table:table-cell>
          <table:table-cell office:value-type="float" office:value="0.0768734544672616" calcext:value-type="float">
            <text:p>0.076873454467262</text:p>
          </table:table-cell>
          <table:table-cell office:value-type="float" office:value="0.914712153518124" calcext:value-type="float">
            <text:p>0.914712153518124</text:p>
          </table:table-cell>
          <table:table-cell office:value-type="float" office:value="0.567366666666667" calcext:value-type="float">
            <text:p>0.567366666666667</text:p>
          </table:table-cell>
          <table:table-cell office:value-type="float" office:value="10.9842217484009" calcext:value-type="float">
            <text:p>10.9842217484009</text:p>
          </table:table-cell>
          <table:table-cell office:value-type="float" office:value="0.557372789385996" calcext:value-type="float">
            <text:p>0.557372789385996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144" calcext:value-type="float">
            <text:p>2144</text:p>
          </table:table-cell>
          <table:table-cell office:value-type="float" office:value="35682" calcext:value-type="float">
            <text:p>35682</text:p>
          </table:table-cell>
          <table:table-cell office:value-type="float" office:value="21973" calcext:value-type="float">
            <text:p>21973</text:p>
          </table:table-cell>
          <table:table-cell office:value-type="float" office:value="201" calcext:value-type="float">
            <text:p>201</text:p>
          </table:table-cell>
          <table:table-cell office:value-type="float" office:value="0.0888999460961148" calcext:value-type="float">
            <text:p>0.088899946096115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0.630433333333333" calcext:value-type="float">
            <text:p>0.630433333333333</text:p>
          </table:table-cell>
          <table:table-cell office:value-type="float" office:value="9.37014925373134" calcext:value-type="float">
            <text:p>9.37014925373134</text:p>
          </table:table-cell>
          <table:table-cell office:value-type="float" office:value="0.591333127829064" calcext:value-type="float">
            <text:p>0.5913331278290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8" calcext:value-type="float">
            <text:p>2128</text:p>
          </table:table-cell>
          <table:table-cell office:value-type="float" office:value="38978" calcext:value-type="float">
            <text:p>38978</text:p>
          </table:table-cell>
          <table:table-cell office:value-type="float" office:value="18677" calcext:value-type="float">
            <text:p>18677</text:p>
          </table:table-cell>
          <table:table-cell office:value-type="float" office:value="217" calcext:value-type="float">
            <text:p>217</text:p>
          </table:table-cell>
          <table:table-cell office:value-type="float" office:value="0.102283105022831" calcext:value-type="float">
            <text:p>0.102283105022831</text:p>
          </table:table-cell>
          <table:table-cell office:value-type="float" office:value="0.907462686567164" calcext:value-type="float">
            <text:p>0.907462686567164</text:p>
          </table:table-cell>
          <table:table-cell office:value-type="float" office:value="0.6851" calcext:value-type="float">
            <text:p>0.6851</text:p>
          </table:table-cell>
          <table:table-cell office:value-type="float" office:value="7.96460554371002" calcext:value-type="float">
            <text:p>7.96460554371002</text:p>
          </table:table-cell>
          <table:table-cell office:value-type="float" office:value="0.620248606943849" calcext:value-type="float">
            <text:p>0.620248606943849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127" calcext:value-type="float">
            <text:p>2127</text:p>
          </table:table-cell>
          <table:table-cell office:value-type="float" office:value="41981" calcext:value-type="float">
            <text:p>41981</text:p>
          </table:table-cell>
          <table:table-cell office:value-type="float" office:value="15674" calcext:value-type="float">
            <text:p>15674</text:p>
          </table:table-cell>
          <table:table-cell office:value-type="float" office:value="218" calcext:value-type="float">
            <text:p>218</text:p>
          </table:table-cell>
          <table:table-cell office:value-type="float" office:value="0.119487669232066" calcext:value-type="float">
            <text:p>0.119487669232066</text:p>
          </table:table-cell>
          <table:table-cell office:value-type="float" office:value="0.907036247334755" calcext:value-type="float">
            <text:p>0.907036247334755</text:p>
          </table:table-cell>
          <table:table-cell office:value-type="float" office:value="0.735133333333333" calcext:value-type="float">
            <text:p>0.735133333333333</text:p>
          </table:table-cell>
          <table:table-cell office:value-type="float" office:value="6.68400852878465" calcext:value-type="float">
            <text:p>6.68400852878465</text:p>
          </table:table-cell>
          <table:table-cell office:value-type="float" office:value="0.653621590354477" calcext:value-type="float">
            <text:p>0.65362159035447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117" calcext:value-type="float">
            <text:p>2117</text:p>
          </table:table-cell>
          <table:table-cell office:value-type="float" office:value="44293" calcext:value-type="float">
            <text:p>44293</text:p>
          </table:table-cell>
          <table:table-cell office:value-type="float" office:value="13362" calcext:value-type="float">
            <text:p>13362</text:p>
          </table:table-cell>
          <table:table-cell office:value-type="float" office:value="228" calcext:value-type="float">
            <text:p>228</text:p>
          </table:table-cell>
          <table:table-cell office:value-type="float" office:value="0.136765940952258" calcext:value-type="float">
            <text:p>0.136765940952258</text:p>
          </table:table-cell>
          <table:table-cell office:value-type="float" office:value="0.902771855010661" calcext:value-type="float">
            <text:p>0.902771855010661</text:p>
          </table:table-cell>
          <table:table-cell office:value-type="float" office:value="0.7735" calcext:value-type="float">
            <text:p>0.7735</text:p>
          </table:table-cell>
          <table:table-cell office:value-type="float" office:value="5.69808102345416" calcext:value-type="float">
            <text:p>5.69808102345416</text:p>
          </table:table-cell>
          <table:table-cell office:value-type="float" office:value="0.679050548123549" calcext:value-type="float">
            <text:p>0.679050548123549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107" calcext:value-type="float">
            <text:p>2107</text:p>
          </table:table-cell>
          <table:table-cell office:value-type="float" office:value="46153" calcext:value-type="float">
            <text:p>46153</text:p>
          </table:table-cell>
          <table:table-cell office:value-type="float" office:value="11502" calcext:value-type="float">
            <text:p>11502</text:p>
          </table:table-cell>
          <table:table-cell office:value-type="float" office:value="238" calcext:value-type="float">
            <text:p>238</text:p>
          </table:table-cell>
          <table:table-cell office:value-type="float" office:value="0.154824013520464" calcext:value-type="float">
            <text:p>0.154824013520464</text:p>
          </table:table-cell>
          <table:table-cell office:value-type="float" office:value="0.898507462686567" calcext:value-type="float">
            <text:p>0.898507462686567</text:p>
          </table:table-cell>
          <table:table-cell office:value-type="float" office:value="0.804333333333333" calcext:value-type="float">
            <text:p>0.804333333333333</text:p>
          </table:table-cell>
          <table:table-cell office:value-type="float" office:value="4.90490405117271" calcext:value-type="float">
            <text:p>4.90490405117271</text:p>
          </table:table-cell>
          <table:table-cell office:value-type="float" office:value="0.700561325275284" calcext:value-type="float">
            <text:p>0.700561325275284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100" calcext:value-type="float">
            <text:p>2100</text:p>
          </table:table-cell>
          <table:table-cell office:value-type="float" office:value="47823" calcext:value-type="float">
            <text:p>47823</text:p>
          </table:table-cell>
          <table:table-cell office:value-type="float" office:value="9832" calcext:value-type="float">
            <text:p>9832</text:p>
          </table:table-cell>
          <table:table-cell office:value-type="float" office:value="245" calcext:value-type="float">
            <text:p>245</text:p>
          </table:table-cell>
          <table:table-cell office:value-type="float" office:value="0.175997318136105" calcext:value-type="float">
            <text:p>0.175997318136105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83205" calcext:value-type="float">
            <text:p>0.83205</text:p>
          </table:table-cell>
          <table:table-cell office:value-type="float" office:value="4.19275053304904" calcext:value-type="float">
            <text:p>4.19275053304904</text:p>
          </table:table-cell>
          <table:table-cell office:value-type="float" office:value="0.721912157243388" calcext:value-type="float">
            <text:p>0.72191215724338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091" calcext:value-type="float">
            <text:p>2091</text:p>
          </table:table-cell>
          <table:table-cell office:value-type="float" office:value="49000" calcext:value-type="float">
            <text:p>49000</text:p>
          </table:table-cell>
          <table:table-cell office:value-type="float" office:value="8655" calcext:value-type="float">
            <text:p>8655</text:p>
          </table:table-cell>
          <table:table-cell office:value-type="float" office:value="254" calcext:value-type="float">
            <text:p>254</text:p>
          </table:table-cell>
          <table:table-cell office:value-type="float" office:value="0.194584031267448" calcext:value-type="float">
            <text:p>0.194584031267448</text:p>
          </table:table-cell>
          <table:table-cell office:value-type="float" office:value="0.891684434968017" calcext:value-type="float">
            <text:p>0.891684434968017</text:p>
          </table:table-cell>
          <table:table-cell office:value-type="float" office:value="0.851516666666667" calcext:value-type="float">
            <text:p>0.851516666666667</text:p>
          </table:table-cell>
          <table:table-cell office:value-type="float" office:value="3.6908315565032" calcext:value-type="float">
            <text:p>3.6908315565032</text:p>
          </table:table-cell>
          <table:table-cell office:value-type="float" office:value="0.736481166866946" calcext:value-type="float">
            <text:p>0.73648116686694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074" calcext:value-type="float">
            <text:p>2074</text:p>
          </table:table-cell>
          <table:table-cell office:value-type="float" office:value="50103" calcext:value-type="float">
            <text:p>50103</text:p>
          </table:table-cell>
          <table:table-cell office:value-type="float" office:value="7552" calcext:value-type="float">
            <text:p>7552</text:p>
          </table:table-cell>
          <table:table-cell office:value-type="float" office:value="271" calcext:value-type="float">
            <text:p>271</text:p>
          </table:table-cell>
          <table:table-cell office:value-type="float" office:value="0.215458134219821" calcext:value-type="float">
            <text:p>0.215458134219821</text:p>
          </table:table-cell>
          <table:table-cell office:value-type="float" office:value="0.884434968017058" calcext:value-type="float">
            <text:p>0.884434968017058</text:p>
          </table:table-cell>
          <table:table-cell office:value-type="float" office:value="0.869616666666667" calcext:value-type="float">
            <text:p>0.869616666666667</text:p>
          </table:table-cell>
          <table:table-cell office:value-type="float" office:value="3.22046908315565" calcext:value-type="float">
            <text:p>3.22046908315565</text:p>
          </table:table-cell>
          <table:table-cell office:value-type="float" office:value="0.747847113222755" calcext:value-type="float">
            <text:p>0.74784711322275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074" calcext:value-type="float">
            <text:p>2074</text:p>
          </table:table-cell>
          <table:table-cell office:value-type="float" office:value="51022" calcext:value-type="float">
            <text:p>51022</text:p>
          </table:table-cell>
          <table:table-cell office:value-type="float" office:value="6633" calcext:value-type="float">
            <text:p>6633</text:p>
          </table:table-cell>
          <table:table-cell office:value-type="float" office:value="271" calcext:value-type="float">
            <text:p>271</text:p>
          </table:table-cell>
          <table:table-cell office:value-type="float" office:value="0.238199150109108" calcext:value-type="float">
            <text:p>0.238199150109108</text:p>
          </table:table-cell>
          <table:table-cell office:value-type="float" office:value="0.884434968017058" calcext:value-type="float">
            <text:p>0.884434968017058</text:p>
          </table:table-cell>
          <table:table-cell office:value-type="float" office:value="0.884933333333333" calcext:value-type="float">
            <text:p>0.884933333333333</text:p>
          </table:table-cell>
          <table:table-cell office:value-type="float" office:value="2.82857142857143" calcext:value-type="float">
            <text:p>2.82857142857143</text:p>
          </table:table-cell>
          <table:table-cell office:value-type="float" office:value="0.762714430960261" calcext:value-type="float">
            <text:p>0.76271443096026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069" calcext:value-type="float">
            <text:p>2069</text:p>
          </table:table-cell>
          <table:table-cell office:value-type="float" office:value="51777" calcext:value-type="float">
            <text:p>51777</text:p>
          </table:table-cell>
          <table:table-cell office:value-type="float" office:value="5878" calcext:value-type="float">
            <text:p>5878</text:p>
          </table:table-cell>
          <table:table-cell office:value-type="float" office:value="276" calcext:value-type="float">
            <text:p>276</text:p>
          </table:table-cell>
          <table:table-cell office:value-type="float" office:value="0.26034981754121" calcext:value-type="float">
            <text:p>0.26034981754121</text:p>
          </table:table-cell>
          <table:table-cell office:value-type="float" office:value="0.882302771855011" calcext:value-type="float">
            <text:p>0.882302771855011</text:p>
          </table:table-cell>
          <table:table-cell office:value-type="float" office:value="0.897433333333333" calcext:value-type="float">
            <text:p>0.897433333333333</text:p>
          </table:table-cell>
          <table:table-cell office:value-type="float" office:value="2.50660980810235" calcext:value-type="float">
            <text:p>2.50660980810235</text:p>
          </table:table-cell>
          <table:table-cell office:value-type="float" office:value="0.773594035234346" calcext:value-type="float">
            <text:p>0.773594035234346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062" calcext:value-type="float">
            <text:p>2062</text:p>
          </table:table-cell>
          <table:table-cell office:value-type="float" office:value="52418" calcext:value-type="float">
            <text:p>52418</text:p>
          </table:table-cell>
          <table:table-cell office:value-type="float" office:value="5237" calcext:value-type="float">
            <text:p>5237</text:p>
          </table:table-cell>
          <table:table-cell office:value-type="float" office:value="283" calcext:value-type="float">
            <text:p>283</text:p>
          </table:table-cell>
          <table:table-cell office:value-type="float" office:value="0.282504452664749" calcext:value-type="float">
            <text:p>0.282504452664749</text:p>
          </table:table-cell>
          <table:table-cell office:value-type="float" office:value="0.879317697228145" calcext:value-type="float">
            <text:p>0.879317697228145</text:p>
          </table:table-cell>
          <table:table-cell office:value-type="float" office:value="0.908" calcext:value-type="float">
            <text:p>0.908</text:p>
          </table:table-cell>
          <table:table-cell office:value-type="float" office:value="2.23326226012793" calcext:value-type="float">
            <text:p>2.23326226012793</text:p>
          </table:table-cell>
          <table:table-cell office:value-type="float" office:value="0.782123652915058" calcext:value-type="float">
            <text:p>0.7821236529150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52" calcext:value-type="float">
            <text:p>2052</text:p>
          </table:table-cell>
          <table:table-cell office:value-type="float" office:value="52894" calcext:value-type="float">
            <text:p>52894</text:p>
          </table:table-cell>
          <table:table-cell office:value-type="float" office:value="4761" calcext:value-type="float">
            <text:p>4761</text:p>
          </table:table-cell>
          <table:table-cell office:value-type="float" office:value="293" calcext:value-type="float">
            <text:p>293</text:p>
          </table:table-cell>
          <table:table-cell office:value-type="float" office:value="0.301188903566711" calcext:value-type="float">
            <text:p>0.301188903566711</text:p>
          </table:table-cell>
          <table:table-cell office:value-type="float" office:value="0.875053304904051" calcext:value-type="float">
            <text:p>0.875053304904051</text:p>
          </table:table-cell>
          <table:table-cell office:value-type="float" office:value="0.915766666666667" calcext:value-type="float">
            <text:p>0.915766666666667</text:p>
          </table:table-cell>
          <table:table-cell office:value-type="float" office:value="2.03027718550107" calcext:value-type="float">
            <text:p>2.03027718550107</text:p>
          </table:table-cell>
          <table:table-cell office:value-type="float" office:value="0.786863059120745" calcext:value-type="float">
            <text:p>0.78686305912074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045" calcext:value-type="float">
            <text:p>2045</text:p>
          </table:table-cell>
          <table:table-cell office:value-type="float" office:value="53288" calcext:value-type="float">
            <text:p>53288</text:p>
          </table:table-cell>
          <table:table-cell office:value-type="float" office:value="4367" calcext:value-type="float">
            <text:p>4367</text:p>
          </table:table-cell>
          <table:table-cell office:value-type="float" office:value="300" calcext:value-type="float">
            <text:p>300</text:p>
          </table:table-cell>
          <table:table-cell office:value-type="float" office:value="0.318933250155958" calcext:value-type="float">
            <text:p>0.318933250155958</text:p>
          </table:table-cell>
          <table:table-cell office:value-type="float" office:value="0.872068230277185" calcext:value-type="float">
            <text:p>0.872068230277185</text:p>
          </table:table-cell>
          <table:table-cell office:value-type="float" office:value="0.922216666666667" calcext:value-type="float">
            <text:p>0.922216666666667</text:p>
          </table:table-cell>
          <table:table-cell office:value-type="float" office:value="1.86226012793177" calcext:value-type="float">
            <text:p>1.86226012793177</text:p>
          </table:table-cell>
          <table:table-cell office:value-type="float" office:value="0.791336611126286" calcext:value-type="float">
            <text:p>0.79133661112628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037" calcext:value-type="float">
            <text:p>2037</text:p>
          </table:table-cell>
          <table:table-cell office:value-type="float" office:value="53624" calcext:value-type="float">
            <text:p>53624</text:p>
          </table:table-cell>
          <table:table-cell office:value-type="float" office:value="4031" calcext:value-type="float">
            <text:p>4031</text:p>
          </table:table-cell>
          <table:table-cell office:value-type="float" office:value="308" calcext:value-type="float">
            <text:p>308</text:p>
          </table:table-cell>
          <table:table-cell office:value-type="float" office:value="0.33569545154911" calcext:value-type="float">
            <text:p>0.33569545154911</text:p>
          </table:table-cell>
          <table:table-cell office:value-type="float" office:value="0.86865671641791" calcext:value-type="float">
            <text:p>0.86865671641791</text:p>
          </table:table-cell>
          <table:table-cell office:value-type="float" office:value="0.927683333333333" calcext:value-type="float">
            <text:p>0.927683333333333</text:p>
          </table:table-cell>
          <table:table-cell office:value-type="float" office:value="1.71897654584222" calcext:value-type="float">
            <text:p>1.71897654584222</text:p>
          </table:table-cell>
          <table:table-cell office:value-type="float" office:value="0.794461778471139" calcext:value-type="float">
            <text:p>0.794461778471139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024" calcext:value-type="float">
            <text:p>2024</text:p>
          </table:table-cell>
          <table:table-cell office:value-type="float" office:value="53934" calcext:value-type="float">
            <text:p>53934</text:p>
          </table:table-cell>
          <table:table-cell office:value-type="float" office:value="3721" calcext:value-type="float">
            <text:p>3721</text:p>
          </table:table-cell>
          <table:table-cell office:value-type="float" office:value="321" calcext:value-type="float">
            <text:p>321</text:p>
          </table:table-cell>
          <table:table-cell office:value-type="float" office:value="0.35230635335074" calcext:value-type="float">
            <text:p>0.35230635335074</text:p>
          </table:table-cell>
          <table:table-cell office:value-type="float" office:value="0.863113006396588" calcext:value-type="float">
            <text:p>0.863113006396588</text:p>
          </table:table-cell>
          <table:table-cell office:value-type="float" office:value="0.932633333333333" calcext:value-type="float">
            <text:p>0.932633333333333</text:p>
          </table:table-cell>
          <table:table-cell office:value-type="float" office:value="1.58678038379531" calcext:value-type="float">
            <text:p>1.58678038379531</text:p>
          </table:table-cell>
          <table:table-cell office:value-type="float" office:value="0.795284872298625" calcext:value-type="float">
            <text:p>0.79528487229862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019" calcext:value-type="float">
            <text:p>2019</text:p>
          </table:table-cell>
          <table:table-cell office:value-type="float" office:value="54149" calcext:value-type="float">
            <text:p>54149</text:p>
          </table:table-cell>
          <table:table-cell office:value-type="float" office:value="3506" calcext:value-type="float">
            <text:p>3506</text:p>
          </table:table-cell>
          <table:table-cell office:value-type="float" office:value="326" calcext:value-type="float">
            <text:p>326</text:p>
          </table:table-cell>
          <table:table-cell office:value-type="float" office:value="0.365429864253394" calcext:value-type="float">
            <text:p>0.365429864253394</text:p>
          </table:table-cell>
          <table:table-cell office:value-type="float" office:value="0.860980810234541" calcext:value-type="float">
            <text:p>0.860980810234541</text:p>
          </table:table-cell>
          <table:table-cell office:value-type="float" office:value="0.936133333333333" calcext:value-type="float">
            <text:p>0.936133333333333</text:p>
          </table:table-cell>
          <table:table-cell office:value-type="float" office:value="1.49509594882729" calcext:value-type="float">
            <text:p>1.49509594882729</text:p>
          </table:table-cell>
          <table:table-cell office:value-type="float" office:value="0.797374840283424" calcext:value-type="float">
            <text:p>0.79737484028342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995" calcext:value-type="float">
            <text:p>1995</text:p>
          </table:table-cell>
          <table:table-cell office:value-type="float" office:value="54343" calcext:value-type="float">
            <text:p>54343</text:p>
          </table:table-cell>
          <table:table-cell office:value-type="float" office:value="3312" calcext:value-type="float">
            <text:p>3312</text:p>
          </table:table-cell>
          <table:table-cell office:value-type="float" office:value="350" calcext:value-type="float">
            <text:p>350</text:p>
          </table:table-cell>
          <table:table-cell office:value-type="float" office:value="0.37591859807801" calcext:value-type="float">
            <text:p>0.37591859807801</text:p>
          </table:table-cell>
          <table:table-cell office:value-type="float" office:value="0.850746268656716" calcext:value-type="float">
            <text:p>0.850746268656716</text:p>
          </table:table-cell>
          <table:table-cell office:value-type="float" office:value="0.938966666666667" calcext:value-type="float">
            <text:p>0.938966666666667</text:p>
          </table:table-cell>
          <table:table-cell office:value-type="float" office:value="1.41236673773987" calcext:value-type="float">
            <text:p>1.41236673773987</text:p>
          </table:table-cell>
          <table:table-cell office:value-type="float" office:value="0.791906974572116" calcext:value-type="float">
            <text:p>0.791906974572116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985" calcext:value-type="float">
            <text:p>1985</text:p>
          </table:table-cell>
          <table:table-cell office:value-type="float" office:value="54585" calcext:value-type="float">
            <text:p>54585</text:p>
          </table:table-cell>
          <table:table-cell office:value-type="float" office:value="3070" calcext:value-type="float">
            <text:p>3070</text:p>
          </table:table-cell>
          <table:table-cell office:value-type="float" office:value="360" calcext:value-type="float">
            <text:p>360</text:p>
          </table:table-cell>
          <table:table-cell office:value-type="float" office:value="0.392680514342235" calcext:value-type="float">
            <text:p>0.392680514342235</text:p>
          </table:table-cell>
          <table:table-cell office:value-type="float" office:value="0.846481876332623" calcext:value-type="float">
            <text:p>0.846481876332623</text:p>
          </table:table-cell>
          <table:table-cell office:value-type="float" office:value="0.942833333333333" calcext:value-type="float">
            <text:p>0.942833333333333</text:p>
          </table:table-cell>
          <table:table-cell office:value-type="float" office:value="1.3091684434968" calcext:value-type="float">
            <text:p>1.3091684434968</text:p>
          </table:table-cell>
          <table:table-cell office:value-type="float" office:value="0.792601291837933" calcext:value-type="float">
            <text:p>0.792601291837933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971" calcext:value-type="float">
            <text:p>1971</text:p>
          </table:table-cell>
          <table:table-cell office:value-type="float" office:value="54758" calcext:value-type="float">
            <text:p>54758</text:p>
          </table:table-cell>
          <table:table-cell office:value-type="float" office:value="2897" calcext:value-type="float">
            <text:p>2897</text:p>
          </table:table-cell>
          <table:table-cell office:value-type="float" office:value="374" calcext:value-type="float">
            <text:p>374</text:p>
          </table:table-cell>
          <table:table-cell office:value-type="float" office:value="0.404889071487264" calcext:value-type="float">
            <text:p>0.404889071487264</text:p>
          </table:table-cell>
          <table:table-cell office:value-type="float" office:value="0.840511727078891" calcext:value-type="float">
            <text:p>0.840511727078891</text:p>
          </table:table-cell>
          <table:table-cell office:value-type="float" office:value="0.945483333333333" calcext:value-type="float">
            <text:p>0.945483333333333</text:p>
          </table:table-cell>
          <table:table-cell office:value-type="float" office:value="1.23539445628998" calcext:value-type="float">
            <text:p>1.23539445628998</text:p>
          </table:table-cell>
          <table:table-cell office:value-type="float" office:value="0.790483155610078" calcext:value-type="float">
            <text:p>0.79048315561007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949" calcext:value-type="float">
            <text:p>1949</text:p>
          </table:table-cell>
          <table:table-cell office:value-type="float" office:value="54921" calcext:value-type="float">
            <text:p>54921</text:p>
          </table:table-cell>
          <table:table-cell office:value-type="float" office:value="2734" calcext:value-type="float">
            <text:p>2734</text:p>
          </table:table-cell>
          <table:table-cell office:value-type="float" office:value="396" calcext:value-type="float">
            <text:p>396</text:p>
          </table:table-cell>
          <table:table-cell office:value-type="float" office:value="0.416186205423874" calcext:value-type="float">
            <text:p>0.416186205423874</text:p>
          </table:table-cell>
          <table:table-cell office:value-type="float" office:value="0.831130063965885" calcext:value-type="float">
            <text:p>0.831130063965885</text:p>
          </table:table-cell>
          <table:table-cell office:value-type="float" office:value="0.947833333333333" calcext:value-type="float">
            <text:p>0.947833333333333</text:p>
          </table:table-cell>
          <table:table-cell office:value-type="float" office:value="1.16588486140725" calcext:value-type="float">
            <text:p>1.16588486140725</text:p>
          </table:table-cell>
          <table:table-cell office:value-type="float" office:value="0.785086368267659" calcext:value-type="float">
            <text:p>0.785086368267659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933" calcext:value-type="float">
            <text:p>1933</text:p>
          </table:table-cell>
          <table:table-cell office:value-type="float" office:value="55067" calcext:value-type="float">
            <text:p>55067</text:p>
          </table:table-cell>
          <table:table-cell office:value-type="float" office:value="2588" calcext:value-type="float">
            <text:p>2588</text:p>
          </table:table-cell>
          <table:table-cell office:value-type="float" office:value="412" calcext:value-type="float">
            <text:p>412</text:p>
          </table:table-cell>
          <table:table-cell office:value-type="float" office:value="0.427560274275603" calcext:value-type="float">
            <text:p>0.427560274275603</text:p>
          </table:table-cell>
          <table:table-cell office:value-type="float" office:value="0.824307036247335" calcext:value-type="float">
            <text:p>0.824307036247335</text:p>
          </table:table-cell>
          <table:table-cell office:value-type="float" office:value="0.95" calcext:value-type="float">
            <text:p>0.95</text:p>
          </table:table-cell>
          <table:table-cell office:value-type="float" office:value="1.10362473347548" calcext:value-type="float">
            <text:p>1.10362473347548</text:p>
          </table:table-cell>
          <table:table-cell office:value-type="float" office:value="0.781641730691468" calcext:value-type="float">
            <text:p>0.7816417306914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18" calcext:value-type="float">
            <text:p>1918</text:p>
          </table:table-cell>
          <table:table-cell office:value-type="float" office:value="55174" calcext:value-type="float">
            <text:p>55174</text:p>
          </table:table-cell>
          <table:table-cell office:value-type="float" office:value="2481" calcext:value-type="float">
            <text:p>2481</text:p>
          </table:table-cell>
          <table:table-cell office:value-type="float" office:value="427" calcext:value-type="float">
            <text:p>427</text:p>
          </table:table-cell>
          <table:table-cell office:value-type="float" office:value="0.436008183678109" calcext:value-type="float">
            <text:p>0.436008183678109</text:p>
          </table:table-cell>
          <table:table-cell office:value-type="float" office:value="0.817910447761194" calcext:value-type="float">
            <text:p>0.817910447761194</text:p>
          </table:table-cell>
          <table:table-cell office:value-type="float" office:value="0.951533333333333" calcext:value-type="float">
            <text:p>0.951533333333333</text:p>
          </table:table-cell>
          <table:table-cell office:value-type="float" office:value="1.05799573560768" calcext:value-type="float">
            <text:p>1.05799573560768</text:p>
          </table:table-cell>
          <table:table-cell office:value-type="float" office:value="0.777833440683222" calcext:value-type="float">
            <text:p>0.777833440683222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1909" calcext:value-type="float">
            <text:p>1909</text:p>
          </table:table-cell>
          <table:table-cell office:value-type="float" office:value="55310" calcext:value-type="float">
            <text:p>55310</text:p>
          </table:table-cell>
          <table:table-cell office:value-type="float" office:value="2345" calcext:value-type="float">
            <text:p>2345</text:p>
          </table:table-cell>
          <table:table-cell office:value-type="float" office:value="436" calcext:value-type="float">
            <text:p>436</text:p>
          </table:table-cell>
          <table:table-cell office:value-type="float" office:value="0.44875411377527" calcext:value-type="float">
            <text:p>0.44875411377527</text:p>
          </table:table-cell>
          <table:table-cell office:value-type="float" office:value="0.81407249466951" calcext:value-type="float">
            <text:p>0.81407249466951</text:p>
          </table:table-cell>
          <table:table-cell office:value-type="float" office:value="0.95365" calcext:value-type="float">
            <text:p>0.95365</text:p>
          </table:table-cell>
          <table:table-cell office:value-type="float" office:value="1" calcext:value-type="float">
            <text:p>1</text:p>
          </table:table-cell>
          <table:table-cell office:value-type="float" office:value="0.776870780868483" calcext:value-type="float">
            <text:p>0.77687078086848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897" calcext:value-type="float">
            <text:p>1897</text:p>
          </table:table-cell>
          <table:table-cell office:value-type="float" office:value="55396" calcext:value-type="float">
            <text:p>55396</text:p>
          </table:table-cell>
          <table:table-cell office:value-type="float" office:value="2259" calcext:value-type="float">
            <text:p>2259</text:p>
          </table:table-cell>
          <table:table-cell office:value-type="float" office:value="448" calcext:value-type="float">
            <text:p>448</text:p>
          </table:table-cell>
          <table:table-cell office:value-type="float" office:value="0.456448508180943" calcext:value-type="float">
            <text:p>0.456448508180943</text:p>
          </table:table-cell>
          <table:table-cell office:value-type="float" office:value="0.808955223880597" calcext:value-type="float">
            <text:p>0.808955223880597</text:p>
          </table:table-cell>
          <table:table-cell office:value-type="float" office:value="0.954883333333333" calcext:value-type="float">
            <text:p>0.954883333333333</text:p>
          </table:table-cell>
          <table:table-cell office:value-type="float" office:value="0.963326226012793" calcext:value-type="float">
            <text:p>0.963326226012793</text:p>
          </table:table-cell>
          <table:table-cell office:value-type="float" office:value="0.773802668202323" calcext:value-type="float">
            <text:p>0.77380266820232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877" calcext:value-type="float">
            <text:p>1877</text:p>
          </table:table-cell>
          <table:table-cell office:value-type="float" office:value="55522" calcext:value-type="float">
            <text:p>55522</text:p>
          </table:table-cell>
          <table:table-cell office:value-type="float" office:value="2133" calcext:value-type="float">
            <text:p>2133</text:p>
          </table:table-cell>
          <table:table-cell office:value-type="float" office:value="468" calcext:value-type="float">
            <text:p>468</text:p>
          </table:table-cell>
          <table:table-cell office:value-type="float" office:value="0.468079800498753" calcext:value-type="float">
            <text:p>0.468079800498753</text:p>
          </table:table-cell>
          <table:table-cell office:value-type="float" office:value="0.800426439232409" calcext:value-type="float">
            <text:p>0.800426439232409</text:p>
          </table:table-cell>
          <table:table-cell office:value-type="float" office:value="0.95665" calcext:value-type="float">
            <text:p>0.95665</text:p>
          </table:table-cell>
          <table:table-cell office:value-type="float" office:value="0.909594882729211" calcext:value-type="float">
            <text:p>0.909594882729211</text:p>
          </table:table-cell>
          <table:table-cell office:value-type="float" office:value="0.768336142547556" calcext:value-type="float">
            <text:p>0.76833614254755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864" calcext:value-type="float">
            <text:p>1864</text:p>
          </table:table-cell>
          <table:table-cell office:value-type="float" office:value="55623" calcext:value-type="float">
            <text:p>55623</text:p>
          </table:table-cell>
          <table:table-cell office:value-type="float" office:value="2032" calcext:value-type="float">
            <text:p>2032</text:p>
          </table:table-cell>
          <table:table-cell office:value-type="float" office:value="481" calcext:value-type="float">
            <text:p>481</text:p>
          </table:table-cell>
          <table:table-cell office:value-type="float" office:value="0.478439425051335" calcext:value-type="float">
            <text:p>0.478439425051335</text:p>
          </table:table-cell>
          <table:table-cell office:value-type="float" office:value="0.794882729211087" calcext:value-type="float">
            <text:p>0.794882729211087</text:p>
          </table:table-cell>
          <table:table-cell office:value-type="float" office:value="0.958116666666667" calcext:value-type="float">
            <text:p>0.958116666666667</text:p>
          </table:table-cell>
          <table:table-cell office:value-type="float" office:value="0.866524520255864" calcext:value-type="float">
            <text:p>0.866524520255864</text:p>
          </table:table-cell>
          <table:table-cell office:value-type="float" office:value="0.765114931427468" calcext:value-type="float">
            <text:p>0.76511493142746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849" calcext:value-type="float">
            <text:p>1849</text:p>
          </table:table-cell>
          <table:table-cell office:value-type="float" office:value="55692" calcext:value-type="float">
            <text:p>55692</text:p>
          </table:table-cell>
          <table:table-cell office:value-type="float" office:value="1963" calcext:value-type="float">
            <text:p>1963</text:p>
          </table:table-cell>
          <table:table-cell office:value-type="float" office:value="496" calcext:value-type="float">
            <text:p>496</text:p>
          </table:table-cell>
          <table:table-cell office:value-type="float" office:value="0.48504721930745" calcext:value-type="float">
            <text:p>0.48504721930745</text:p>
          </table:table-cell>
          <table:table-cell office:value-type="float" office:value="0.788486140724947" calcext:value-type="float">
            <text:p>0.788486140724947</text:p>
          </table:table-cell>
          <table:table-cell office:value-type="float" office:value="0.959016666666667" calcext:value-type="float">
            <text:p>0.959016666666667</text:p>
          </table:table-cell>
          <table:table-cell office:value-type="float" office:value="0.837100213219616" calcext:value-type="float">
            <text:p>0.837100213219616</text:p>
          </table:table-cell>
          <table:table-cell office:value-type="float" office:value="0.760500338720604" calcext:value-type="float">
            <text:p>0.760500338720604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843" calcext:value-type="float">
            <text:p>1843</text:p>
          </table:table-cell>
          <table:table-cell office:value-type="float" office:value="55742" calcext:value-type="float">
            <text:p>55742</text:p>
          </table:table-cell>
          <table:table-cell office:value-type="float" office:value="1913" calcext:value-type="float">
            <text:p>1913</text:p>
          </table:table-cell>
          <table:table-cell office:value-type="float" office:value="502" calcext:value-type="float">
            <text:p>502</text:p>
          </table:table-cell>
          <table:table-cell office:value-type="float" office:value="0.490681576144835" calcext:value-type="float">
            <text:p>0.490681576144835</text:p>
          </table:table-cell>
          <table:table-cell office:value-type="float" office:value="0.78592750533049" calcext:value-type="float">
            <text:p>0.78592750533049</text:p>
          </table:table-cell>
          <table:table-cell office:value-type="float" office:value="0.95975" calcext:value-type="float">
            <text:p>0.95975</text:p>
          </table:table-cell>
          <table:table-cell office:value-type="float" office:value="0.815778251599147" calcext:value-type="float">
            <text:p>0.815778251599147</text:p>
          </table:table-cell>
          <table:table-cell office:value-type="float" office:value="0.759060955518946" calcext:value-type="float">
            <text:p>0.75906095551894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825" calcext:value-type="float">
            <text:p>1825</text:p>
          </table:table-cell>
          <table:table-cell office:value-type="float" office:value="55831" calcext:value-type="float">
            <text:p>55831</text:p>
          </table:table-cell>
          <table:table-cell office:value-type="float" office:value="1824" calcext:value-type="float">
            <text:p>1824</text:p>
          </table:table-cell>
          <table:table-cell office:value-type="float" office:value="520" calcext:value-type="float">
            <text:p>520</text:p>
          </table:table-cell>
          <table:table-cell office:value-type="float" office:value="0.500137023842149" calcext:value-type="float">
            <text:p>0.500137023842149</text:p>
          </table:table-cell>
          <table:table-cell office:value-type="float" office:value="0.778251599147121" calcext:value-type="float">
            <text:p>0.778251599147121</text:p>
          </table:table-cell>
          <table:table-cell office:value-type="float" office:value="0.960933333333333" calcext:value-type="float">
            <text:p>0.960933333333333</text:p>
          </table:table-cell>
          <table:table-cell office:value-type="float" office:value="0.777825159914712" calcext:value-type="float">
            <text:p>0.777825159914712</text:p>
          </table:table-cell>
          <table:table-cell office:value-type="float" office:value="0.753601010469042" calcext:value-type="float">
            <text:p>0.75360101046904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813" calcext:value-type="float">
            <text:p>1813</text:p>
          </table:table-cell>
          <table:table-cell office:value-type="float" office:value="55877" calcext:value-type="float">
            <text:p>55877</text:p>
          </table:table-cell>
          <table:table-cell office:value-type="float" office:value="1778" calcext:value-type="float">
            <text:p>1778</text:p>
          </table:table-cell>
          <table:table-cell office:value-type="float" office:value="532" calcext:value-type="float">
            <text:p>532</text:p>
          </table:table-cell>
          <table:table-cell office:value-type="float" office:value="0.504873294346979" calcext:value-type="float">
            <text:p>0.504873294346979</text:p>
          </table:table-cell>
          <table:table-cell office:value-type="float" office:value="0.773134328358209" calcext:value-type="float">
            <text:p>0.773134328358209</text:p>
          </table:table-cell>
          <table:table-cell office:value-type="float" office:value="0.9615" calcext:value-type="float">
            <text:p>0.9615</text:p>
          </table:table-cell>
          <table:table-cell office:value-type="float" office:value="0.75820895522388" calcext:value-type="float">
            <text:p>0.75820895522388</text:p>
          </table:table-cell>
          <table:table-cell office:value-type="float" office:value="0.749702026221692" calcext:value-type="float">
            <text:p>0.749702026221692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806" calcext:value-type="float">
            <text:p>1806</text:p>
          </table:table-cell>
          <table:table-cell office:value-type="float" office:value="55934" calcext:value-type="float">
            <text:p>55934</text:p>
          </table:table-cell>
          <table:table-cell office:value-type="float" office:value="1721" calcext:value-type="float">
            <text:p>1721</text:p>
          </table:table-cell>
          <table:table-cell office:value-type="float" office:value="539" calcext:value-type="float">
            <text:p>539</text:p>
          </table:table-cell>
          <table:table-cell office:value-type="float" office:value="0.512049900765523" calcext:value-type="float">
            <text:p>0.512049900765523</text:p>
          </table:table-cell>
          <table:table-cell office:value-type="float" office:value="0.770149253731343" calcext:value-type="float">
            <text:p>0.770149253731343</text:p>
          </table:table-cell>
          <table:table-cell office:value-type="float" office:value="0.962333333333333" calcext:value-type="float">
            <text:p>0.962333333333333</text:p>
          </table:table-cell>
          <table:table-cell office:value-type="float" office:value="0.733901918976546" calcext:value-type="float">
            <text:p>0.733901918976546</text:p>
          </table:table-cell>
          <table:table-cell office:value-type="float" office:value="0.747971837162277" calcext:value-type="float">
            <text:p>0.7479718371622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89" calcext:value-type="float">
            <text:p>1789</text:p>
          </table:table-cell>
          <table:table-cell office:value-type="float" office:value="55993" calcext:value-type="float">
            <text:p>55993</text:p>
          </table:table-cell>
          <table:table-cell office:value-type="float" office:value="1662" calcext:value-type="float">
            <text:p>1662</text:p>
          </table:table-cell>
          <table:table-cell office:value-type="float" office:value="556" calcext:value-type="float">
            <text:p>556</text:p>
          </table:table-cell>
          <table:table-cell office:value-type="float" office:value="0.518400463633729" calcext:value-type="float">
            <text:p>0.518400463633729</text:p>
          </table:table-cell>
          <table:table-cell office:value-type="float" office:value="0.762899786780384" calcext:value-type="float">
            <text:p>0.762899786780384</text:p>
          </table:table-cell>
          <table:table-cell office:value-type="float" office:value="0.963033333333333" calcext:value-type="float">
            <text:p>0.963033333333333</text:p>
          </table:table-cell>
          <table:table-cell office:value-type="float" office:value="0.708742004264392" calcext:value-type="float">
            <text:p>0.708742004264392</text:p>
          </table:table-cell>
          <table:table-cell office:value-type="float" office:value="0.742305533182007" calcext:value-type="float">
            <text:p>0.742305533182007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757" calcext:value-type="float">
            <text:p>1757</text:p>
          </table:table-cell>
          <table:table-cell office:value-type="float" office:value="56047" calcext:value-type="float">
            <text:p>56047</text:p>
          </table:table-cell>
          <table:table-cell office:value-type="float" office:value="1608" calcext:value-type="float">
            <text:p>1608</text:p>
          </table:table-cell>
          <table:table-cell office:value-type="float" office:value="588" calcext:value-type="float">
            <text:p>588</text:p>
          </table:table-cell>
          <table:table-cell office:value-type="float" office:value="0.522139673105498" calcext:value-type="float">
            <text:p>0.522139673105498</text:p>
          </table:table-cell>
          <table:table-cell office:value-type="float" office:value="0.749253731343283" calcext:value-type="float">
            <text:p>0.749253731343283</text:p>
          </table:table-cell>
          <table:table-cell office:value-type="float" office:value="0.9634" calcext:value-type="float">
            <text:p>0.9634</text:p>
          </table:table-cell>
          <table:table-cell office:value-type="float" office:value="0.685714285714286" calcext:value-type="float">
            <text:p>0.685714285714286</text:p>
          </table:table-cell>
          <table:table-cell office:value-type="float" office:value="0.73056133056133" calcext:value-type="float">
            <text:p>0.73056133056133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757" calcext:value-type="float">
            <text:p>1757</text:p>
          </table:table-cell>
          <table:table-cell office:value-type="float" office:value="56087" calcext:value-type="float">
            <text:p>56087</text:p>
          </table:table-cell>
          <table:table-cell office:value-type="float" office:value="1568" calcext:value-type="float">
            <text:p>1568</text:p>
          </table:table-cell>
          <table:table-cell office:value-type="float" office:value="588" calcext:value-type="float">
            <text:p>588</text:p>
          </table:table-cell>
          <table:table-cell office:value-type="float" office:value="0.528421052631579" calcext:value-type="float">
            <text:p>0.528421052631579</text:p>
          </table:table-cell>
          <table:table-cell office:value-type="float" office:value="0.749253731343283" calcext:value-type="float">
            <text:p>0.749253731343283</text:p>
          </table:table-cell>
          <table:table-cell office:value-type="float" office:value="0.964066666666667" calcext:value-type="float">
            <text:p>0.964066666666667</text:p>
          </table:table-cell>
          <table:table-cell office:value-type="float" office:value="0.66865671641791" calcext:value-type="float">
            <text:p>0.66865671641791</text:p>
          </table:table-cell>
          <table:table-cell office:value-type="float" office:value="0.73127677806341" calcext:value-type="float">
            <text:p>0.73127677806341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1745" calcext:value-type="float">
            <text:p>1745</text:p>
          </table:table-cell>
          <table:table-cell office:value-type="float" office:value="56121" calcext:value-type="float">
            <text:p>56121</text:p>
          </table:table-cell>
          <table:table-cell office:value-type="float" office:value="1534" calcext:value-type="float">
            <text:p>1534</text:p>
          </table:table-cell>
          <table:table-cell office:value-type="float" office:value="600" calcext:value-type="float">
            <text:p>600</text:p>
          </table:table-cell>
          <table:table-cell office:value-type="float" office:value="0.532174443427874" calcext:value-type="float">
            <text:p>0.532174443427874</text:p>
          </table:table-cell>
          <table:table-cell office:value-type="float" office:value="0.744136460554371" calcext:value-type="float">
            <text:p>0.744136460554371</text:p>
          </table:table-cell>
          <table:table-cell office:value-type="float" office:value="0.964433333333333" calcext:value-type="float">
            <text:p>0.964433333333333</text:p>
          </table:table-cell>
          <table:table-cell office:value-type="float" office:value="0.654157782515991" calcext:value-type="float">
            <text:p>0.654157782515991</text:p>
          </table:table-cell>
          <table:table-cell office:value-type="float" office:value="0.72710115444006" calcext:value-type="float">
            <text:p>0.72710115444006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734" calcext:value-type="float">
            <text:p>1734</text:p>
          </table:table-cell>
          <table:table-cell office:value-type="float" office:value="56179" calcext:value-type="float">
            <text:p>56179</text:p>
          </table:table-cell>
          <table:table-cell office:value-type="float" office:value="1476" calcext:value-type="float">
            <text:p>1476</text:p>
          </table:table-cell>
          <table:table-cell office:value-type="float" office:value="611" calcext:value-type="float">
            <text:p>611</text:p>
          </table:table-cell>
          <table:table-cell office:value-type="float" office:value="0.54018691588785" calcext:value-type="float">
            <text:p>0.54018691588785</text:p>
          </table:table-cell>
          <table:table-cell office:value-type="float" office:value="0.739445628997868" calcext:value-type="float">
            <text:p>0.739445628997868</text:p>
          </table:table-cell>
          <table:table-cell office:value-type="float" office:value="0.965216666666667" calcext:value-type="float">
            <text:p>0.965216666666667</text:p>
          </table:table-cell>
          <table:table-cell office:value-type="float" office:value="0.629424307036247" calcext:value-type="float">
            <text:p>0.629424307036247</text:p>
          </table:table-cell>
          <table:table-cell office:value-type="float" office:value="0.723741713724527" calcext:value-type="float">
            <text:p>0.72374171372452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715" calcext:value-type="float">
            <text:p>1715</text:p>
          </table:table-cell>
          <table:table-cell office:value-type="float" office:value="56221" calcext:value-type="float">
            <text:p>56221</text:p>
          </table:table-cell>
          <table:table-cell office:value-type="float" office:value="1434" calcext:value-type="float">
            <text:p>1434</text:p>
          </table:table-cell>
          <table:table-cell office:value-type="float" office:value="630" calcext:value-type="float">
            <text:p>630</text:p>
          </table:table-cell>
          <table:table-cell office:value-type="float" office:value="0.544617338837726" calcext:value-type="float">
            <text:p>0.544617338837726</text:p>
          </table:table-cell>
          <table:table-cell office:value-type="float" office:value="0.73134328358209" calcext:value-type="float">
            <text:p>0.73134328358209</text:p>
          </table:table-cell>
          <table:table-cell office:value-type="float" office:value="0.9656" calcext:value-type="float">
            <text:p>0.9656</text:p>
          </table:table-cell>
          <table:table-cell office:value-type="float" office:value="0.611513859275053" calcext:value-type="float">
            <text:p>0.611513859275053</text:p>
          </table:table-cell>
          <table:table-cell office:value-type="float" office:value="0.716885096756743" calcext:value-type="float">
            <text:p>0.716885096756743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697" calcext:value-type="float">
            <text:p>1697</text:p>
          </table:table-cell>
          <table:table-cell office:value-type="float" office:value="56255" calcext:value-type="float">
            <text:p>56255</text:p>
          </table:table-cell>
          <table:table-cell office:value-type="float" office:value="1400" calcext:value-type="float">
            <text:p>1400</text:p>
          </table:table-cell>
          <table:table-cell office:value-type="float" office:value="648" calcext:value-type="float">
            <text:p>648</text:p>
          </table:table-cell>
          <table:table-cell office:value-type="float" office:value="0.547949628672909" calcext:value-type="float">
            <text:p>0.547949628672909</text:p>
          </table:table-cell>
          <table:table-cell office:value-type="float" office:value="0.723667377398721" calcext:value-type="float">
            <text:p>0.723667377398721</text:p>
          </table:table-cell>
          <table:table-cell office:value-type="float" office:value="0.965866666666667" calcext:value-type="float">
            <text:p>0.965866666666667</text:p>
          </table:table-cell>
          <table:table-cell office:value-type="float" office:value="0.597014925373134" calcext:value-type="float">
            <text:p>0.597014925373134</text:p>
          </table:table-cell>
          <table:table-cell office:value-type="float" office:value="0.710269099145678" calcext:value-type="float">
            <text:p>0.710269099145678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693" calcext:value-type="float">
            <text:p>1693</text:p>
          </table:table-cell>
          <table:table-cell office:value-type="float" office:value="56291" calcext:value-type="float">
            <text:p>56291</text:p>
          </table:table-cell>
          <table:table-cell office:value-type="float" office:value="1364" calcext:value-type="float">
            <text:p>1364</text:p>
          </table:table-cell>
          <table:table-cell office:value-type="float" office:value="652" calcext:value-type="float">
            <text:p>652</text:p>
          </table:table-cell>
          <table:table-cell office:value-type="float" office:value="0.553810925744194" calcext:value-type="float">
            <text:p>0.553810925744194</text:p>
          </table:table-cell>
          <table:table-cell office:value-type="float" office:value="0.721961620469083" calcext:value-type="float">
            <text:p>0.721961620469083</text:p>
          </table:table-cell>
          <table:table-cell office:value-type="float" office:value="0.9664" calcext:value-type="float">
            <text:p>0.9664</text:p>
          </table:table-cell>
          <table:table-cell office:value-type="float" office:value="0.581663113006397" calcext:value-type="float">
            <text:p>0.581663113006397</text:p>
          </table:table-cell>
          <table:table-cell office:value-type="float" office:value="0.70929344209774" calcext:value-type="float">
            <text:p>0.7092934420977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679" calcext:value-type="float">
            <text:p>1679</text:p>
          </table:table-cell>
          <table:table-cell office:value-type="float" office:value="56334" calcext:value-type="float">
            <text:p>56334</text:p>
          </table:table-cell>
          <table:table-cell office:value-type="float" office:value="1321" calcext:value-type="float">
            <text:p>1321</text:p>
          </table:table-cell>
          <table:table-cell office:value-type="float" office:value="666" calcext:value-type="float">
            <text:p>666</text:p>
          </table:table-cell>
          <table:table-cell office:value-type="float" office:value="0.559666666666667" calcext:value-type="float">
            <text:p>0.559666666666667</text:p>
          </table:table-cell>
          <table:table-cell office:value-type="float" office:value="0.715991471215352" calcext:value-type="float">
            <text:p>0.715991471215352</text:p>
          </table:table-cell>
          <table:table-cell office:value-type="float" office:value="0.966883333333333" calcext:value-type="float">
            <text:p>0.966883333333333</text:p>
          </table:table-cell>
          <table:table-cell office:value-type="float" office:value="0.563326226012793" calcext:value-type="float">
            <text:p>0.563326226012793</text:p>
          </table:table-cell>
          <table:table-cell office:value-type="float" office:value="0.704417571569595" calcext:value-type="float">
            <text:p>0.704417571569595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652" calcext:value-type="float">
            <text:p>1652</text:p>
          </table:table-cell>
          <table:table-cell office:value-type="float" office:value="56360" calcext:value-type="float">
            <text:p>56360</text:p>
          </table:table-cell>
          <table:table-cell office:value-type="float" office:value="1295" calcext:value-type="float">
            <text:p>1295</text:p>
          </table:table-cell>
          <table:table-cell office:value-type="float" office:value="693" calcext:value-type="float">
            <text:p>693</text:p>
          </table:table-cell>
          <table:table-cell office:value-type="float" office:value="0.560570071258907" calcext:value-type="float">
            <text:p>0.560570071258907</text:p>
          </table:table-cell>
          <table:table-cell office:value-type="float" office:value="0.704477611940298" calcext:value-type="float">
            <text:p>0.704477611940298</text:p>
          </table:table-cell>
          <table:table-cell office:value-type="float" office:value="0.966866666666667" calcext:value-type="float">
            <text:p>0.966866666666667</text:p>
          </table:table-cell>
          <table:table-cell office:value-type="float" office:value="0.552238805970149" calcext:value-type="float">
            <text:p>0.552238805970149</text:p>
          </table:table-cell>
          <table:table-cell office:value-type="float" office:value="0.693997578273655" calcext:value-type="float">
            <text:p>0.6939975782736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40" calcext:value-type="float">
            <text:p>1640</text:p>
          </table:table-cell>
          <table:table-cell office:value-type="float" office:value="56397" calcext:value-type="float">
            <text:p>56397</text:p>
          </table:table-cell>
          <table:table-cell office:value-type="float" office:value="1258" calcext:value-type="float">
            <text:p>1258</text:p>
          </table:table-cell>
          <table:table-cell office:value-type="float" office:value="705" calcext:value-type="float">
            <text:p>705</text:p>
          </table:table-cell>
          <table:table-cell office:value-type="float" office:value="0.565907522429262" calcext:value-type="float">
            <text:p>0.565907522429262</text:p>
          </table:table-cell>
          <table:table-cell office:value-type="float" office:value="0.699360341151386" calcext:value-type="float">
            <text:p>0.699360341151386</text:p>
          </table:table-cell>
          <table:table-cell office:value-type="float" office:value="0.967283333333333" calcext:value-type="float">
            <text:p>0.967283333333333</text:p>
          </table:table-cell>
          <table:table-cell office:value-type="float" office:value="0.536460554371002" calcext:value-type="float">
            <text:p>0.536460554371002</text:p>
          </table:table-cell>
          <table:table-cell office:value-type="float" office:value="0.689791676975605" calcext:value-type="float">
            <text:p>0.68979167697560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635" calcext:value-type="float">
            <text:p>1635</text:p>
          </table:table-cell>
          <table:table-cell office:value-type="float" office:value="56442" calcext:value-type="float">
            <text:p>56442</text:p>
          </table:table-cell>
          <table:table-cell office:value-type="float" office:value="1213" calcext:value-type="float">
            <text:p>1213</text:p>
          </table:table-cell>
          <table:table-cell office:value-type="float" office:value="710" calcext:value-type="float">
            <text:p>710</text:p>
          </table:table-cell>
          <table:table-cell office:value-type="float" office:value="0.574087078651685" calcext:value-type="float">
            <text:p>0.574087078651685</text:p>
          </table:table-cell>
          <table:table-cell office:value-type="float" office:value="0.697228144989339" calcext:value-type="float">
            <text:p>0.697228144989339</text:p>
          </table:table-cell>
          <table:table-cell office:value-type="float" office:value="0.96795" calcext:value-type="float">
            <text:p>0.96795</text:p>
          </table:table-cell>
          <table:table-cell office:value-type="float" office:value="0.51727078891258" calcext:value-type="float">
            <text:p>0.51727078891258</text:p>
          </table:table-cell>
          <table:table-cell office:value-type="float" office:value="0.688540428061831" calcext:value-type="float">
            <text:p>0.688540428061831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636" calcext:value-type="float">
            <text:p>1636</text:p>
          </table:table-cell>
          <table:table-cell office:value-type="float" office:value="56466" calcext:value-type="float">
            <text:p>56466</text:p>
          </table:table-cell>
          <table:table-cell office:value-type="float" office:value="1189" calcext:value-type="float">
            <text:p>1189</text:p>
          </table:table-cell>
          <table:table-cell office:value-type="float" office:value="709" calcext:value-type="float">
            <text:p>709</text:p>
          </table:table-cell>
          <table:table-cell office:value-type="float" office:value="0.579115044247788" calcext:value-type="float">
            <text:p>0.579115044247788</text:p>
          </table:table-cell>
          <table:table-cell office:value-type="float" office:value="0.697654584221748" calcext:value-type="float">
            <text:p>0.697654584221748</text:p>
          </table:table-cell>
          <table:table-cell office:value-type="float" office:value="0.968366666666667" calcext:value-type="float">
            <text:p>0.968366666666667</text:p>
          </table:table-cell>
          <table:table-cell office:value-type="float" office:value="0.507036247334755" calcext:value-type="float">
            <text:p>0.507036247334755</text:p>
          </table:table-cell>
          <table:table-cell office:value-type="float" office:value="0.689354318998637" calcext:value-type="float">
            <text:p>0.689354318998637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622" calcext:value-type="float">
            <text:p>1622</text:p>
          </table:table-cell>
          <table:table-cell office:value-type="float" office:value="56496" calcext:value-type="float">
            <text:p>56496</text:p>
          </table:table-cell>
          <table:table-cell office:value-type="float" office:value="1159" calcext:value-type="float">
            <text:p>1159</text:p>
          </table:table-cell>
          <table:table-cell office:value-type="float" office:value="723" calcext:value-type="float">
            <text:p>723</text:p>
          </table:table-cell>
          <table:table-cell office:value-type="float" office:value="0.58324343761237" calcext:value-type="float">
            <text:p>0.58324343761237</text:p>
          </table:table-cell>
          <table:table-cell office:value-type="float" office:value="0.691684434968017" calcext:value-type="float">
            <text:p>0.691684434968017</text:p>
          </table:table-cell>
          <table:table-cell office:value-type="float" office:value="0.968633333333333" calcext:value-type="float">
            <text:p>0.968633333333333</text:p>
          </table:table-cell>
          <table:table-cell office:value-type="float" office:value="0.494243070362473" calcext:value-type="float">
            <text:p>0.494243070362473</text:p>
          </table:table-cell>
          <table:table-cell office:value-type="float" office:value="0.684201384581028" calcext:value-type="float">
            <text:p>0.68420138458102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605" calcext:value-type="float">
            <text:p>1605</text:p>
          </table:table-cell>
          <table:table-cell office:value-type="float" office:value="56533" calcext:value-type="float">
            <text:p>56533</text:p>
          </table:table-cell>
          <table:table-cell office:value-type="float" office:value="1122" calcext:value-type="float">
            <text:p>1122</text:p>
          </table:table-cell>
          <table:table-cell office:value-type="float" office:value="740" calcext:value-type="float">
            <text:p>740</text:p>
          </table:table-cell>
          <table:table-cell office:value-type="float" office:value="0.588558855885589" calcext:value-type="float">
            <text:p>0.588558855885589</text:p>
          </table:table-cell>
          <table:table-cell office:value-type="float" office:value="0.684434968017058" calcext:value-type="float">
            <text:p>0.684434968017058</text:p>
          </table:table-cell>
          <table:table-cell office:value-type="float" office:value="0.968966666666666" calcext:value-type="float">
            <text:p>0.968966666666666</text:p>
          </table:table-cell>
          <table:table-cell office:value-type="float" office:value="0.478464818763326" calcext:value-type="float">
            <text:p>0.478464818763326</text:p>
          </table:table-cell>
          <table:table-cell office:value-type="float" office:value="0.677938728352424" calcext:value-type="float">
            <text:p>0.67793872835242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584" calcext:value-type="float">
            <text:p>1584</text:p>
          </table:table-cell>
          <table:table-cell office:value-type="float" office:value="56549" calcext:value-type="float">
            <text:p>56549</text:p>
          </table:table-cell>
          <table:table-cell office:value-type="float" office:value="1106" calcext:value-type="float">
            <text:p>1106</text:p>
          </table:table-cell>
          <table:table-cell office:value-type="float" office:value="761" calcext:value-type="float">
            <text:p>761</text:p>
          </table:table-cell>
          <table:table-cell office:value-type="float" office:value="0.588847583643123" calcext:value-type="float">
            <text:p>0.588847583643123</text:p>
          </table:table-cell>
          <table:table-cell office:value-type="float" office:value="0.67547974413646" calcext:value-type="float">
            <text:p>0.67547974413646</text:p>
          </table:table-cell>
          <table:table-cell office:value-type="float" office:value="0.968883333333333" calcext:value-type="float">
            <text:p>0.968883333333333</text:p>
          </table:table-cell>
          <table:table-cell office:value-type="float" office:value="0.471641791044776" calcext:value-type="float">
            <text:p>0.471641791044776</text:p>
          </table:table-cell>
          <table:table-cell office:value-type="float" office:value="0.669684158169609" calcext:value-type="float">
            <text:p>0.66968415816960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580" calcext:value-type="float">
            <text:p>1580</text:p>
          </table:table-cell>
          <table:table-cell office:value-type="float" office:value="56578" calcext:value-type="float">
            <text:p>56578</text:p>
          </table:table-cell>
          <table:table-cell office:value-type="float" office:value="1077" calcext:value-type="float">
            <text:p>1077</text:p>
          </table:table-cell>
          <table:table-cell office:value-type="float" office:value="765" calcext:value-type="float">
            <text:p>765</text:p>
          </table:table-cell>
          <table:table-cell office:value-type="float" office:value="0.594655626646594" calcext:value-type="float">
            <text:p>0.594655626646594</text:p>
          </table:table-cell>
          <table:table-cell office:value-type="float" office:value="0.673773987206823" calcext:value-type="float">
            <text:p>0.673773987206823</text:p>
          </table:table-cell>
          <table:table-cell office:value-type="float" office:value="0.9693" calcext:value-type="float">
            <text:p>0.9693</text:p>
          </table:table-cell>
          <table:table-cell office:value-type="float" office:value="0.459275053304904" calcext:value-type="float">
            <text:p>0.459275053304904</text:p>
          </table:table-cell>
          <table:table-cell office:value-type="float" office:value="0.668541702964383" calcext:value-type="float">
            <text:p>0.66854170296438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560" calcext:value-type="float">
            <text:p>1560</text:p>
          </table:table-cell>
          <table:table-cell office:value-type="float" office:value="56611" calcext:value-type="float">
            <text:p>56611</text:p>
          </table:table-cell>
          <table:table-cell office:value-type="float" office:value="1044" calcext:value-type="float">
            <text:p>1044</text:p>
          </table:table-cell>
          <table:table-cell office:value-type="float" office:value="785" calcext:value-type="float">
            <text:p>785</text:p>
          </table:table-cell>
          <table:table-cell office:value-type="float" office:value="0.599078341013825" calcext:value-type="float">
            <text:p>0.599078341013825</text:p>
          </table:table-cell>
          <table:table-cell office:value-type="float" office:value="0.665245202558635" calcext:value-type="float">
            <text:p>0.665245202558635</text:p>
          </table:table-cell>
          <table:table-cell office:value-type="float" office:value="0.969516666666667" calcext:value-type="float">
            <text:p>0.969516666666667</text:p>
          </table:table-cell>
          <table:table-cell office:value-type="float" office:value="0.445202558635394" calcext:value-type="float">
            <text:p>0.445202558635394</text:p>
          </table:table-cell>
          <table:table-cell office:value-type="float" office:value="0.660951051739607" calcext:value-type="float">
            <text:p>0.66095105173960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555" calcext:value-type="float">
            <text:p>1555</text:p>
          </table:table-cell>
          <table:table-cell office:value-type="float" office:value="56651" calcext:value-type="float">
            <text:p>56651</text:p>
          </table:table-cell>
          <table:table-cell office:value-type="float" office:value="1004" calcext:value-type="float">
            <text:p>1004</text:p>
          </table:table-cell>
          <table:table-cell office:value-type="float" office:value="790" calcext:value-type="float">
            <text:p>790</text:p>
          </table:table-cell>
          <table:table-cell office:value-type="float" office:value="0.607659241891364" calcext:value-type="float">
            <text:p>0.607659241891364</text:p>
          </table:table-cell>
          <table:table-cell office:value-type="float" office:value="0.663113006396588" calcext:value-type="float">
            <text:p>0.663113006396588</text:p>
          </table:table-cell>
          <table:table-cell office:value-type="float" office:value="0.9701" calcext:value-type="float">
            <text:p>0.9701</text:p>
          </table:table-cell>
          <table:table-cell office:value-type="float" office:value="0.428144989339019" calcext:value-type="float">
            <text:p>0.428144989339019</text:p>
          </table:table-cell>
          <table:table-cell office:value-type="float" office:value="0.659572344619377" calcext:value-type="float">
            <text:p>0.65957234461937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546" calcext:value-type="float">
            <text:p>1546</text:p>
          </table:table-cell>
          <table:table-cell office:value-type="float" office:value="56659" calcext:value-type="float">
            <text:p>56659</text:p>
          </table:table-cell>
          <table:table-cell office:value-type="float" office:value="996" calcext:value-type="float">
            <text:p>996</text:p>
          </table:table-cell>
          <table:table-cell office:value-type="float" office:value="799" calcext:value-type="float">
            <text:p>799</text:p>
          </table:table-cell>
          <table:table-cell office:value-type="float" office:value="0.608182533438238" calcext:value-type="float">
            <text:p>0.608182533438238</text:p>
          </table:table-cell>
          <table:table-cell office:value-type="float" office:value="0.659275053304904" calcext:value-type="float">
            <text:p>0.659275053304904</text:p>
          </table:table-cell>
          <table:table-cell office:value-type="float" office:value="0.970083333333333" calcext:value-type="float">
            <text:p>0.970083333333333</text:p>
          </table:table-cell>
          <table:table-cell office:value-type="float" office:value="0.424733475479744" calcext:value-type="float">
            <text:p>0.424733475479744</text:p>
          </table:table-cell>
          <table:table-cell office:value-type="float" office:value="0.65603314861964" calcext:value-type="float">
            <text:p>0.656033148619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36" calcext:value-type="float">
            <text:p>1536</text:p>
          </table:table-cell>
          <table:table-cell office:value-type="float" office:value="56666" calcext:value-type="float">
            <text:p>56666</text:p>
          </table:table-cell>
          <table:table-cell office:value-type="float" office:value="989" calcext:value-type="float">
            <text:p>989</text:p>
          </table:table-cell>
          <table:table-cell office:value-type="float" office:value="809" calcext:value-type="float">
            <text:p>809</text:p>
          </table:table-cell>
          <table:table-cell office:value-type="float" office:value="0.608316831683168" calcext:value-type="float">
            <text:p>0.608316831683168</text:p>
          </table:table-cell>
          <table:table-cell office:value-type="float" office:value="0.65501066098081" calcext:value-type="float">
            <text:p>0.65501066098081</text:p>
          </table:table-cell>
          <table:table-cell office:value-type="float" office:value="0.970033333333333" calcext:value-type="float">
            <text:p>0.970033333333333</text:p>
          </table:table-cell>
          <table:table-cell office:value-type="float" office:value="0.421748400852878" calcext:value-type="float">
            <text:p>0.421748400852878</text:p>
          </table:table-cell>
          <table:table-cell office:value-type="float" office:value="0.652066425271569" calcext:value-type="float">
            <text:p>0.652066425271569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528" calcext:value-type="float">
            <text:p>1528</text:p>
          </table:table-cell>
          <table:table-cell office:value-type="float" office:value="56685" calcext:value-type="float">
            <text:p>56685</text:p>
          </table:table-cell>
          <table:table-cell office:value-type="float" office:value="970" calcext:value-type="float">
            <text:p>970</text:p>
          </table:table-cell>
          <table:table-cell office:value-type="float" office:value="817" calcext:value-type="float">
            <text:p>817</text:p>
          </table:table-cell>
          <table:table-cell office:value-type="float" office:value="0.611689351481185" calcext:value-type="float">
            <text:p>0.611689351481185</text:p>
          </table:table-cell>
          <table:table-cell office:value-type="float" office:value="0.651599147121535" calcext:value-type="float">
            <text:p>0.651599147121535</text:p>
          </table:table-cell>
          <table:table-cell office:value-type="float" office:value="0.970216666666667" calcext:value-type="float">
            <text:p>0.970216666666667</text:p>
          </table:table-cell>
          <table:table-cell office:value-type="float" office:value="0.4136460554371" calcext:value-type="float">
            <text:p>0.4136460554371</text:p>
          </table:table-cell>
          <table:table-cell office:value-type="float" office:value="0.64910790144435" calcext:value-type="float">
            <text:p>0.64910790144435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508" calcext:value-type="float">
            <text:p>1508</text:p>
          </table:table-cell>
          <table:table-cell office:value-type="float" office:value="56702" calcext:value-type="float">
            <text:p>56702</text:p>
          </table:table-cell>
          <table:table-cell office:value-type="float" office:value="953" calcext:value-type="float">
            <text:p>953</text:p>
          </table:table-cell>
          <table:table-cell office:value-type="float" office:value="837" calcext:value-type="float">
            <text:p>837</text:p>
          </table:table-cell>
          <table:table-cell office:value-type="float" office:value="0.612759041040228" calcext:value-type="float">
            <text:p>0.612759041040228</text:p>
          </table:table-cell>
          <table:table-cell office:value-type="float" office:value="0.643070362473348" calcext:value-type="float">
            <text:p>0.643070362473348</text:p>
          </table:table-cell>
          <table:table-cell office:value-type="float" office:value="0.970166666666667" calcext:value-type="float">
            <text:p>0.970166666666667</text:p>
          </table:table-cell>
          <table:table-cell office:value-type="float" office:value="0.406396588486141" calcext:value-type="float">
            <text:p>0.406396588486141</text:p>
          </table:table-cell>
          <table:table-cell office:value-type="float" office:value="0.641204572171782" calcext:value-type="float">
            <text:p>0.641204572171782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498" calcext:value-type="float">
            <text:p>1498</text:p>
          </table:table-cell>
          <table:table-cell office:value-type="float" office:value="56720" calcext:value-type="float">
            <text:p>56720</text:p>
          </table:table-cell>
          <table:table-cell office:value-type="float" office:value="935" calcext:value-type="float">
            <text:p>935</text:p>
          </table:table-cell>
          <table:table-cell office:value-type="float" office:value="847" calcext:value-type="float">
            <text:p>847</text:p>
          </table:table-cell>
          <table:table-cell office:value-type="float" office:value="0.615700780928894" calcext:value-type="float">
            <text:p>0.615700780928894</text:p>
          </table:table-cell>
          <table:table-cell office:value-type="float" office:value="0.638805970149254" calcext:value-type="float">
            <text:p>0.638805970149254</text:p>
          </table:table-cell>
          <table:table-cell office:value-type="float" office:value="0.9703" calcext:value-type="float">
            <text:p>0.9703</text:p>
          </table:table-cell>
          <table:table-cell office:value-type="float" office:value="0.398720682302772" calcext:value-type="float">
            <text:p>0.398720682302772</text:p>
          </table:table-cell>
          <table:table-cell office:value-type="float" office:value="0.637398943758917" calcext:value-type="float">
            <text:p>0.637398943758917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491" calcext:value-type="float">
            <text:p>1491</text:p>
          </table:table-cell>
          <table:table-cell office:value-type="float" office:value="56743" calcext:value-type="float">
            <text:p>56743</text:p>
          </table:table-cell>
          <table:table-cell office:value-type="float" office:value="912" calcext:value-type="float">
            <text:p>912</text:p>
          </table:table-cell>
          <table:table-cell office:value-type="float" office:value="854" calcext:value-type="float">
            <text:p>854</text:p>
          </table:table-cell>
          <table:table-cell office:value-type="float" office:value="0.620474406991261" calcext:value-type="float">
            <text:p>0.620474406991261</text:p>
          </table:table-cell>
          <table:table-cell office:value-type="float" office:value="0.635820895522388" calcext:value-type="float">
            <text:p>0.635820895522388</text:p>
          </table:table-cell>
          <table:table-cell office:value-type="float" office:value="0.970566666666667" calcext:value-type="float">
            <text:p>0.970566666666667</text:p>
          </table:table-cell>
          <table:table-cell office:value-type="float" office:value="0.388912579957356" calcext:value-type="float">
            <text:p>0.388912579957356</text:p>
          </table:table-cell>
          <table:table-cell office:value-type="float" office:value="0.634897177065852" calcext:value-type="float">
            <text:p>0.63489717706585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466" calcext:value-type="float">
            <text:p>1466</text:p>
          </table:table-cell>
          <table:table-cell office:value-type="float" office:value="56758" calcext:value-type="float">
            <text:p>56758</text:p>
          </table:table-cell>
          <table:table-cell office:value-type="float" office:value="897" calcext:value-type="float">
            <text:p>897</text:p>
          </table:table-cell>
          <table:table-cell office:value-type="float" office:value="879" calcext:value-type="float">
            <text:p>879</text:p>
          </table:table-cell>
          <table:table-cell office:value-type="float" office:value="0.620397799407533" calcext:value-type="float">
            <text:p>0.620397799407533</text:p>
          </table:table-cell>
          <table:table-cell office:value-type="float" office:value="0.625159914712153" calcext:value-type="float">
            <text:p>0.625159914712153</text:p>
          </table:table-cell>
          <table:table-cell office:value-type="float" office:value="0.9704" calcext:value-type="float">
            <text:p>0.9704</text:p>
          </table:table-cell>
          <table:table-cell office:value-type="float" office:value="0.382515991471215" calcext:value-type="float">
            <text:p>0.382515991471215</text:p>
          </table:table-cell>
          <table:table-cell office:value-type="float" office:value="0.624877767469849" calcext:value-type="float">
            <text:p>0.624877767469849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447" calcext:value-type="float">
            <text:p>1447</text:p>
          </table:table-cell>
          <table:table-cell office:value-type="float" office:value="56776" calcext:value-type="float">
            <text:p>56776</text:p>
          </table:table-cell>
          <table:table-cell office:value-type="float" office:value="879" calcext:value-type="float">
            <text:p>879</text:p>
          </table:table-cell>
          <table:table-cell office:value-type="float" office:value="898" calcext:value-type="float">
            <text:p>898</text:p>
          </table:table-cell>
          <table:table-cell office:value-type="float" office:value="0.622098022355976" calcext:value-type="float">
            <text:p>0.622098022355976</text:p>
          </table:table-cell>
          <table:table-cell office:value-type="float" office:value="0.617057569296375" calcext:value-type="float">
            <text:p>0.617057569296375</text:p>
          </table:table-cell>
          <table:table-cell office:value-type="float" office:value="0.970383333333333" calcext:value-type="float">
            <text:p>0.970383333333333</text:p>
          </table:table-cell>
          <table:table-cell office:value-type="float" office:value="0.374840085287846" calcext:value-type="float">
            <text:p>0.374840085287846</text:p>
          </table:table-cell>
          <table:table-cell office:value-type="float" office:value="0.617351804447121" calcext:value-type="float">
            <text:p>0.617351804447121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436" calcext:value-type="float">
            <text:p>1436</text:p>
          </table:table-cell>
          <table:table-cell office:value-type="float" office:value="56799" calcext:value-type="float">
            <text:p>56799</text:p>
          </table:table-cell>
          <table:table-cell office:value-type="float" office:value="856" calcext:value-type="float">
            <text:p>856</text:p>
          </table:table-cell>
          <table:table-cell office:value-type="float" office:value="909" calcext:value-type="float">
            <text:p>909</text:p>
          </table:table-cell>
          <table:table-cell office:value-type="float" office:value="0.62652705061082" calcext:value-type="float">
            <text:p>0.62652705061082</text:p>
          </table:table-cell>
          <table:table-cell office:value-type="float" office:value="0.612366737739872" calcext:value-type="float">
            <text:p>0.612366737739872</text:p>
          </table:table-cell>
          <table:table-cell office:value-type="float" office:value="0.970583333333333" calcext:value-type="float">
            <text:p>0.970583333333333</text:p>
          </table:table-cell>
          <table:table-cell office:value-type="float" office:value="0.365031982942431" calcext:value-type="float">
            <text:p>0.365031982942431</text:p>
          </table:table-cell>
          <table:table-cell office:value-type="float" office:value="0.61318195518939" calcext:value-type="float">
            <text:p>0.61318195518939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426" calcext:value-type="float">
            <text:p>1426</text:p>
          </table:table-cell>
          <table:table-cell office:value-type="float" office:value="56804" calcext:value-type="float">
            <text:p>56804</text:p>
          </table:table-cell>
          <table:table-cell office:value-type="float" office:value="851" calcext:value-type="float">
            <text:p>851</text:p>
          </table:table-cell>
          <table:table-cell office:value-type="float" office:value="919" calcext:value-type="float">
            <text:p>919</text:p>
          </table:table-cell>
          <table:table-cell office:value-type="float" office:value="0.626262626262626" calcext:value-type="float">
            <text:p>0.626262626262626</text:p>
          </table:table-cell>
          <table:table-cell office:value-type="float" office:value="0.608102345415778" calcext:value-type="float">
            <text:p>0.608102345415778</text:p>
          </table:table-cell>
          <table:table-cell office:value-type="float" office:value="0.9705" calcext:value-type="float">
            <text:p>0.9705</text:p>
          </table:table-cell>
          <table:table-cell office:value-type="float" office:value="0.362899786780384" calcext:value-type="float">
            <text:p>0.362899786780384</text:p>
          </table:table-cell>
          <table:table-cell office:value-type="float" office:value="0.609141392567279" calcext:value-type="float">
            <text:p>0.60914139256727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418" calcext:value-type="float">
            <text:p>1418</text:p>
          </table:table-cell>
          <table:table-cell office:value-type="float" office:value="56814" calcext:value-type="float">
            <text:p>56814</text:p>
          </table:table-cell>
          <table:table-cell office:value-type="float" office:value="841" calcext:value-type="float">
            <text:p>841</text:p>
          </table:table-cell>
          <table:table-cell office:value-type="float" office:value="927" calcext:value-type="float">
            <text:p>927</text:p>
          </table:table-cell>
          <table:table-cell office:value-type="float" office:value="0.627711376715361" calcext:value-type="float">
            <text:p>0.627711376715361</text:p>
          </table:table-cell>
          <table:table-cell office:value-type="float" office:value="0.604690831556503" calcext:value-type="float">
            <text:p>0.604690831556503</text:p>
          </table:table-cell>
          <table:table-cell office:value-type="float" office:value="0.970533333333333" calcext:value-type="float">
            <text:p>0.970533333333333</text:p>
          </table:table-cell>
          <table:table-cell office:value-type="float" office:value="0.35863539445629" calcext:value-type="float">
            <text:p>0.35863539445629</text:p>
          </table:table-cell>
          <table:table-cell office:value-type="float" office:value="0.605998139721964" calcext:value-type="float">
            <text:p>0.6059981397219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7" calcext:value-type="float">
            <text:p>1407</text:p>
          </table:table-cell>
          <table:table-cell office:value-type="float" office:value="56834" calcext:value-type="float">
            <text:p>56834</text:p>
          </table:table-cell>
          <table:table-cell office:value-type="float" office:value="821" calcext:value-type="float">
            <text:p>821</text:p>
          </table:table-cell>
          <table:table-cell office:value-type="float" office:value="938" calcext:value-type="float">
            <text:p>938</text:p>
          </table:table-cell>
          <table:table-cell office:value-type="float" office:value="0.631508078994614" calcext:value-type="float">
            <text:p>0.631508078994614</text:p>
          </table:table-cell>
          <table:table-cell office:value-type="float" office:value="0.6" calcext:value-type="float">
            <text:p>0.6</text:p>
          </table:table-cell>
          <table:table-cell office:value-type="float" office:value="0.970683333333333" calcext:value-type="float">
            <text:p>0.970683333333333</text:p>
          </table:table-cell>
          <table:table-cell office:value-type="float" office:value="0.350106609808102" calcext:value-type="float">
            <text:p>0.350106609808102</text:p>
          </table:table-cell>
          <table:table-cell office:value-type="float" office:value="0.601766126597565" calcext:value-type="float">
            <text:p>0.601766126597565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397" calcext:value-type="float">
            <text:p>1397</text:p>
          </table:table-cell>
          <table:table-cell office:value-type="float" office:value="56834" calcext:value-type="float">
            <text:p>56834</text:p>
          </table:table-cell>
          <table:table-cell office:value-type="float" office:value="821" calcext:value-type="float">
            <text:p>821</text:p>
          </table:table-cell>
          <table:table-cell office:value-type="float" office:value="948" calcext:value-type="float">
            <text:p>948</text:p>
          </table:table-cell>
          <table:table-cell office:value-type="float" office:value="0.629846708746619" calcext:value-type="float">
            <text:p>0.629846708746619</text:p>
          </table:table-cell>
          <table:table-cell office:value-type="float" office:value="0.595735607675906" calcext:value-type="float">
            <text:p>0.595735607675906</text:p>
          </table:table-cell>
          <table:table-cell office:value-type="float" office:value="0.970516666666667" calcext:value-type="float">
            <text:p>0.970516666666667</text:p>
          </table:table-cell>
          <table:table-cell office:value-type="float" office:value="0.350106609808102" calcext:value-type="float">
            <text:p>0.350106609808102</text:p>
          </table:table-cell>
          <table:table-cell office:value-type="float" office:value="0.597639538980321" calcext:value-type="float">
            <text:p>0.597639538980321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385" calcext:value-type="float">
            <text:p>1385</text:p>
          </table:table-cell>
          <table:table-cell office:value-type="float" office:value="56842" calcext:value-type="float">
            <text:p>56842</text:p>
          </table:table-cell>
          <table:table-cell office:value-type="float" office:value="813" calcext:value-type="float">
            <text:p>813</text:p>
          </table:table-cell>
          <table:table-cell office:value-type="float" office:value="960" calcext:value-type="float">
            <text:p>960</text:p>
          </table:table-cell>
          <table:table-cell office:value-type="float" office:value="0.630118289353958" calcext:value-type="float">
            <text:p>0.630118289353958</text:p>
          </table:table-cell>
          <table:table-cell office:value-type="float" office:value="0.590618336886994" calcext:value-type="float">
            <text:p>0.590618336886994</text:p>
          </table:table-cell>
          <table:table-cell office:value-type="float" office:value="0.97045" calcext:value-type="float">
            <text:p>0.97045</text:p>
          </table:table-cell>
          <table:table-cell office:value-type="float" office:value="0.346695095948827" calcext:value-type="float">
            <text:p>0.346695095948827</text:p>
          </table:table-cell>
          <table:table-cell office:value-type="float" office:value="0.592804270104235" calcext:value-type="float">
            <text:p>0.592804270104235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372" calcext:value-type="float">
            <text:p>1372</text:p>
          </table:table-cell>
          <table:table-cell office:value-type="float" office:value="56866" calcext:value-type="float">
            <text:p>56866</text:p>
          </table:table-cell>
          <table:table-cell office:value-type="float" office:value="789" calcext:value-type="float">
            <text:p>789</text:p>
          </table:table-cell>
          <table:table-cell office:value-type="float" office:value="973" calcext:value-type="float">
            <text:p>973</text:p>
          </table:table-cell>
          <table:table-cell office:value-type="float" office:value="0.634891254049051" calcext:value-type="float">
            <text:p>0.634891254049051</text:p>
          </table:table-cell>
          <table:table-cell office:value-type="float" office:value="0.585074626865672" calcext:value-type="float">
            <text:p>0.585074626865672</text:p>
          </table:table-cell>
          <table:table-cell office:value-type="float" office:value="0.970633333333333" calcext:value-type="float">
            <text:p>0.970633333333333</text:p>
          </table:table-cell>
          <table:table-cell office:value-type="float" office:value="0.336460554371002" calcext:value-type="float">
            <text:p>0.336460554371002</text:p>
          </table:table-cell>
          <table:table-cell office:value-type="float" office:value="0.587787606159119" calcext:value-type="float">
            <text:p>0.587787606159119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367" calcext:value-type="float">
            <text:p>1367</text:p>
          </table:table-cell>
          <table:table-cell office:value-type="float" office:value="56890" calcext:value-type="float">
            <text:p>56890</text:p>
          </table:table-cell>
          <table:table-cell office:value-type="float" office:value="765" calcext:value-type="float">
            <text:p>765</text:p>
          </table:table-cell>
          <table:table-cell office:value-type="float" office:value="978" calcext:value-type="float">
            <text:p>978</text:p>
          </table:table-cell>
          <table:table-cell office:value-type="float" office:value="0.641181988742964" calcext:value-type="float">
            <text:p>0.641181988742964</text:p>
          </table:table-cell>
          <table:table-cell office:value-type="float" office:value="0.582942430703625" calcext:value-type="float">
            <text:p>0.582942430703625</text:p>
          </table:table-cell>
          <table:table-cell office:value-type="float" office:value="0.97095" calcext:value-type="float">
            <text:p>0.97095</text:p>
          </table:table-cell>
          <table:table-cell office:value-type="float" office:value="0.326226012793177" calcext:value-type="float">
            <text:p>0.326226012793177</text:p>
          </table:table-cell>
          <table:table-cell office:value-type="float" office:value="0.586073842429133" calcext:value-type="float">
            <text:p>0.58607384242913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353" calcext:value-type="float">
            <text:p>1353</text:p>
          </table:table-cell>
          <table:table-cell office:value-type="float" office:value="56895" calcext:value-type="float">
            <text:p>56895</text:p>
          </table:table-cell>
          <table:table-cell office:value-type="float" office:value="760" calcext:value-type="float">
            <text:p>760</text:p>
          </table:table-cell>
          <table:table-cell office:value-type="float" office:value="992" calcext:value-type="float">
            <text:p>992</text:p>
          </table:table-cell>
          <table:table-cell office:value-type="float" office:value="0.640321817321344" calcext:value-type="float">
            <text:p>0.640321817321344</text:p>
          </table:table-cell>
          <table:table-cell office:value-type="float" office:value="0.576972281449893" calcext:value-type="float">
            <text:p>0.576972281449893</text:p>
          </table:table-cell>
          <table:table-cell office:value-type="float" office:value="0.9708" calcext:value-type="float">
            <text:p>0.9708</text:p>
          </table:table-cell>
          <table:table-cell office:value-type="float" office:value="0.32409381663113" calcext:value-type="float">
            <text:p>0.32409381663113</text:p>
          </table:table-cell>
          <table:table-cell office:value-type="float" office:value="0.580349708576186" calcext:value-type="float">
            <text:p>0.580349708576186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339" calcext:value-type="float">
            <text:p>1339</text:p>
          </table:table-cell>
          <table:table-cell office:value-type="float" office:value="56900" calcext:value-type="float">
            <text:p>56900</text:p>
          </table:table-cell>
          <table:table-cell office:value-type="float" office:value="755" calcext:value-type="float">
            <text:p>755</text:p>
          </table:table-cell>
          <table:table-cell office:value-type="float" office:value="1006" calcext:value-type="float">
            <text:p>1006</text:p>
          </table:table-cell>
          <table:table-cell office:value-type="float" office:value="0.639446036294174" calcext:value-type="float">
            <text:p>0.639446036294174</text:p>
          </table:table-cell>
          <table:table-cell office:value-type="float" office:value="0.571002132196162" calcext:value-type="float">
            <text:p>0.571002132196162</text:p>
          </table:table-cell>
          <table:table-cell office:value-type="float" office:value="0.97065" calcext:value-type="float">
            <text:p>0.97065</text:p>
          </table:table-cell>
          <table:table-cell office:value-type="float" office:value="0.321961620469083" calcext:value-type="float">
            <text:p>0.321961620469083</text:p>
          </table:table-cell>
          <table:table-cell office:value-type="float" office:value="0.574620083808754" calcext:value-type="float">
            <text:p>0.574620083808754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333" calcext:value-type="float">
            <text:p>1333</text:p>
          </table:table-cell>
          <table:table-cell office:value-type="float" office:value="56909" calcext:value-type="float">
            <text:p>56909</text:p>
          </table:table-cell>
          <table:table-cell office:value-type="float" office:value="746" calcext:value-type="float">
            <text:p>746</text:p>
          </table:table-cell>
          <table:table-cell office:value-type="float" office:value="1012" calcext:value-type="float">
            <text:p>1012</text:p>
          </table:table-cell>
          <table:table-cell office:value-type="float" office:value="0.641173641173641" calcext:value-type="float">
            <text:p>0.641173641173641</text:p>
          </table:table-cell>
          <table:table-cell office:value-type="float" office:value="0.568443496801706" calcext:value-type="float">
            <text:p>0.568443496801706</text:p>
          </table:table-cell>
          <table:table-cell office:value-type="float" office:value="0.9707" calcext:value-type="float">
            <text:p>0.9707</text:p>
          </table:table-cell>
          <table:table-cell office:value-type="float" office:value="0.318123667377399" calcext:value-type="float">
            <text:p>0.318123667377399</text:p>
          </table:table-cell>
          <table:table-cell office:value-type="float" office:value="0.572261925806207" calcext:value-type="float">
            <text:p>0.572261925806207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332" calcext:value-type="float">
            <text:p>1332</text:p>
          </table:table-cell>
          <table:table-cell office:value-type="float" office:value="56915" calcext:value-type="float">
            <text:p>56915</text:p>
          </table:table-cell>
          <table:table-cell office:value-type="float" office:value="740" calcext:value-type="float">
            <text:p>740</text:p>
          </table:table-cell>
          <table:table-cell office:value-type="float" office:value="1013" calcext:value-type="float">
            <text:p>1013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0.568017057569296" calcext:value-type="float">
            <text:p>0.568017057569296</text:p>
          </table:table-cell>
          <table:table-cell office:value-type="float" office:value="0.970783333333333" calcext:value-type="float">
            <text:p>0.970783333333333</text:p>
          </table:table-cell>
          <table:table-cell office:value-type="float" office:value="0.315565031982942" calcext:value-type="float">
            <text:p>0.315565031982942</text:p>
          </table:table-cell>
          <table:table-cell office:value-type="float" office:value="0.571933723984643" calcext:value-type="float">
            <text:p>0.571933723984643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320" calcext:value-type="float">
            <text:p>1320</text:p>
          </table:table-cell>
          <table:table-cell office:value-type="float" office:value="56932" calcext:value-type="float">
            <text:p>56932</text:p>
          </table:table-cell>
          <table:table-cell office:value-type="float" office:value="723" calcext:value-type="float">
            <text:p>723</text:p>
          </table:table-cell>
          <table:table-cell office:value-type="float" office:value="1025" calcext:value-type="float">
            <text:p>1025</text:p>
          </table:table-cell>
          <table:table-cell office:value-type="float" office:value="0.646108663729809" calcext:value-type="float">
            <text:p>0.646108663729809</text:p>
          </table:table-cell>
          <table:table-cell office:value-type="float" office:value="0.562899786780384" calcext:value-type="float">
            <text:p>0.562899786780384</text:p>
          </table:table-cell>
          <table:table-cell office:value-type="float" office:value="0.970866666666667" calcext:value-type="float">
            <text:p>0.970866666666667</text:p>
          </table:table-cell>
          <table:table-cell office:value-type="float" office:value="0.308315565031983" calcext:value-type="float">
            <text:p>0.308315565031983</text:p>
          </table:table-cell>
          <table:table-cell office:value-type="float" office:value="0.567196623107449" calcext:value-type="float">
            <text:p>0.5671966231074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07" calcext:value-type="float">
            <text:p>1307</text:p>
          </table:table-cell>
          <table:table-cell office:value-type="float" office:value="56954" calcext:value-type="float">
            <text:p>56954</text:p>
          </table:table-cell>
          <table:table-cell office:value-type="float" office:value="701" calcext:value-type="float">
            <text:p>701</text:p>
          </table:table-cell>
          <table:table-cell office:value-type="float" office:value="1038" calcext:value-type="float">
            <text:p>1038</text:p>
          </table:table-cell>
          <table:table-cell office:value-type="float" office:value="0.650896414342629" calcext:value-type="float">
            <text:p>0.650896414342629</text:p>
          </table:table-cell>
          <table:table-cell office:value-type="float" office:value="0.557356076759062" calcext:value-type="float">
            <text:p>0.557356076759062</text:p>
          </table:table-cell>
          <table:table-cell office:value-type="float" office:value="0.971016666666666" calcext:value-type="float">
            <text:p>0.971016666666666</text:p>
          </table:table-cell>
          <table:table-cell office:value-type="float" office:value="0.298933901918977" calcext:value-type="float">
            <text:p>0.298933901918977</text:p>
          </table:table-cell>
          <table:table-cell office:value-type="float" office:value="0.562107872900223" calcext:value-type="float">
            <text:p>0.562107872900223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297" calcext:value-type="float">
            <text:p>1297</text:p>
          </table:table-cell>
          <table:table-cell office:value-type="float" office:value="56963" calcext:value-type="float">
            <text:p>56963</text:p>
          </table:table-cell>
          <table:table-cell office:value-type="float" office:value="692" calcext:value-type="float">
            <text:p>692</text:p>
          </table:table-cell>
          <table:table-cell office:value-type="float" office:value="1048" calcext:value-type="float">
            <text:p>1048</text:p>
          </table:table-cell>
          <table:table-cell office:value-type="float" office:value="0.652086475615887" calcext:value-type="float">
            <text:p>0.652086475615887</text:p>
          </table:table-cell>
          <table:table-cell office:value-type="float" office:value="0.553091684434968" calcext:value-type="float">
            <text:p>0.553091684434968</text:p>
          </table:table-cell>
          <table:table-cell office:value-type="float" office:value="0.971" calcext:value-type="float">
            <text:p>0.971</text:p>
          </table:table-cell>
          <table:table-cell office:value-type="float" office:value="0.295095948827292" calcext:value-type="float">
            <text:p>0.295095948827292</text:p>
          </table:table-cell>
          <table:table-cell office:value-type="float" office:value="0.55807537523096" calcext:value-type="float">
            <text:p>0.55807537523096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286" calcext:value-type="float">
            <text:p>1286</text:p>
          </table:table-cell>
          <table:table-cell office:value-type="float" office:value="56972" calcext:value-type="float">
            <text:p>56972</text:p>
          </table:table-cell>
          <table:table-cell office:value-type="float" office:value="683" calcext:value-type="float">
            <text:p>683</text:p>
          </table:table-cell>
          <table:table-cell office:value-type="float" office:value="1059" calcext:value-type="float">
            <text:p>1059</text:p>
          </table:table-cell>
          <table:table-cell office:value-type="float" office:value="0.653123412899949" calcext:value-type="float">
            <text:p>0.653123412899949</text:p>
          </table:table-cell>
          <table:table-cell office:value-type="float" office:value="0.548400852878465" calcext:value-type="float">
            <text:p>0.548400852878465</text:p>
          </table:table-cell>
          <table:table-cell office:value-type="float" office:value="0.970966666666667" calcext:value-type="float">
            <text:p>0.970966666666667</text:p>
          </table:table-cell>
          <table:table-cell office:value-type="float" office:value="0.291257995735608" calcext:value-type="float">
            <text:p>0.291257995735608</text:p>
          </table:table-cell>
          <table:table-cell office:value-type="float" office:value="0.55362252779255" calcext:value-type="float">
            <text:p>0.55362252779255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278" calcext:value-type="float">
            <text:p>1278</text:p>
          </table:table-cell>
          <table:table-cell office:value-type="float" office:value="56984" calcext:value-type="float">
            <text:p>56984</text:p>
          </table:table-cell>
          <table:table-cell office:value-type="float" office:value="671" calcext:value-type="float">
            <text:p>671</text:p>
          </table:table-cell>
          <table:table-cell office:value-type="float" office:value="1067" calcext:value-type="float">
            <text:p>1067</text:p>
          </table:table-cell>
          <table:table-cell office:value-type="float" office:value="0.655720882503848" calcext:value-type="float">
            <text:p>0.655720882503848</text:p>
          </table:table-cell>
          <table:table-cell office:value-type="float" office:value="0.54498933901919" calcext:value-type="float">
            <text:p>0.54498933901919</text:p>
          </table:table-cell>
          <table:table-cell office:value-type="float" office:value="0.971033333333333" calcext:value-type="float">
            <text:p>0.971033333333333</text:p>
          </table:table-cell>
          <table:table-cell office:value-type="float" office:value="0.286140724946695" calcext:value-type="float">
            <text:p>0.286140724946695</text:p>
          </table:table-cell>
          <table:table-cell office:value-type="float" office:value="0.550457320935418" calcext:value-type="float">
            <text:p>0.550457320935418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278" calcext:value-type="float">
            <text:p>1278</text:p>
          </table:table-cell>
          <table:table-cell office:value-type="float" office:value="56984" calcext:value-type="float">
            <text:p>56984</text:p>
          </table:table-cell>
          <table:table-cell office:value-type="float" office:value="671" calcext:value-type="float">
            <text:p>671</text:p>
          </table:table-cell>
          <table:table-cell office:value-type="float" office:value="1067" calcext:value-type="float">
            <text:p>1067</text:p>
          </table:table-cell>
          <table:table-cell office:value-type="float" office:value="0.655720882503848" calcext:value-type="float">
            <text:p>0.655720882503848</text:p>
          </table:table-cell>
          <table:table-cell office:value-type="float" office:value="0.54498933901919" calcext:value-type="float">
            <text:p>0.54498933901919</text:p>
          </table:table-cell>
          <table:table-cell office:value-type="float" office:value="0.971033333333333" calcext:value-type="float">
            <text:p>0.971033333333333</text:p>
          </table:table-cell>
          <table:table-cell office:value-type="float" office:value="0.286140724946695" calcext:value-type="float">
            <text:p>0.286140724946695</text:p>
          </table:table-cell>
          <table:table-cell office:value-type="float" office:value="0.550457320935418" calcext:value-type="float">
            <text:p>0.550457320935418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269" calcext:value-type="float">
            <text:p>1269</text:p>
          </table:table-cell>
          <table:table-cell office:value-type="float" office:value="56992" calcext:value-type="float">
            <text:p>56992</text:p>
          </table:table-cell>
          <table:table-cell office:value-type="float" office:value="663" calcext:value-type="float">
            <text:p>663</text:p>
          </table:table-cell>
          <table:table-cell office:value-type="float" office:value="1076" calcext:value-type="float">
            <text:p>1076</text:p>
          </table:table-cell>
          <table:table-cell office:value-type="float" office:value="0.656832298136646" calcext:value-type="float">
            <text:p>0.656832298136646</text:p>
          </table:table-cell>
          <table:table-cell office:value-type="float" office:value="0.541151385927505" calcext:value-type="float">
            <text:p>0.541151385927505</text:p>
          </table:table-cell>
          <table:table-cell office:value-type="float" office:value="0.971016666666666" calcext:value-type="float">
            <text:p>0.971016666666666</text:p>
          </table:table-cell>
          <table:table-cell office:value-type="float" office:value="0.28272921108742" calcext:value-type="float">
            <text:p>0.28272921108742</text:p>
          </table:table-cell>
          <table:table-cell office:value-type="float" office:value="0.546816384467201" calcext:value-type="float">
            <text:p>0.546816384467201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257" calcext:value-type="float">
            <text:p>1257</text:p>
          </table:table-cell>
          <table:table-cell office:value-type="float" office:value="57000" calcext:value-type="float">
            <text:p>57000</text:p>
          </table:table-cell>
          <table:table-cell office:value-type="float" office:value="655" calcext:value-type="float">
            <text:p>655</text:p>
          </table:table-cell>
          <table:table-cell office:value-type="float" office:value="1088" calcext:value-type="float">
            <text:p>1088</text:p>
          </table:table-cell>
          <table:table-cell office:value-type="float" office:value="0.657426778242678" calcext:value-type="float">
            <text:p>0.657426778242678</text:p>
          </table:table-cell>
          <table:table-cell office:value-type="float" office:value="0.536034115138593" calcext:value-type="float">
            <text:p>0.536034115138593</text:p>
          </table:table-cell>
          <table:table-cell office:value-type="float" office:value="0.97095" calcext:value-type="float">
            <text:p>0.97095</text:p>
          </table:table-cell>
          <table:table-cell office:value-type="float" office:value="0.279317697228145" calcext:value-type="float">
            <text:p>0.279317697228145</text:p>
          </table:table-cell>
          <table:table-cell office:value-type="float" office:value="0.5419202678028" calcext:value-type="float">
            <text:p>0.5419202678028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52" calcext:value-type="float">
            <text:p>1252</text:p>
          </table:table-cell>
          <table:table-cell office:value-type="float" office:value="57013" calcext:value-type="float">
            <text:p>57013</text:p>
          </table:table-cell>
          <table:table-cell office:value-type="float" office:value="642" calcext:value-type="float">
            <text:p>642</text:p>
          </table:table-cell>
          <table:table-cell office:value-type="float" office:value="1093" calcext:value-type="float">
            <text:p>1093</text:p>
          </table:table-cell>
          <table:table-cell office:value-type="float" office:value="0.6610348468849" calcext:value-type="float">
            <text:p>0.6610348468849</text:p>
          </table:table-cell>
          <table:table-cell office:value-type="float" office:value="0.533901918976546" calcext:value-type="float">
            <text:p>0.533901918976546</text:p>
          </table:table-cell>
          <table:table-cell office:value-type="float" office:value="0.971083333333333" calcext:value-type="float">
            <text:p>0.971083333333333</text:p>
          </table:table-cell>
          <table:table-cell office:value-type="float" office:value="0.273773987206823" calcext:value-type="float">
            <text:p>0.273773987206823</text:p>
          </table:table-cell>
          <table:table-cell office:value-type="float" office:value="0.540011163545948" calcext:value-type="float">
            <text:p>0.540011163545948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251" calcext:value-type="float">
            <text:p>1251</text:p>
          </table:table-cell>
          <table:table-cell office:value-type="float" office:value="57017" calcext:value-type="float">
            <text:p>57017</text:p>
          </table:table-cell>
          <table:table-cell office:value-type="float" office:value="638" calcext:value-type="float">
            <text:p>638</text:p>
          </table:table-cell>
          <table:table-cell office:value-type="float" office:value="1094" calcext:value-type="float">
            <text:p>1094</text:p>
          </table:table-cell>
          <table:table-cell office:value-type="float" office:value="0.662255161461091" calcext:value-type="float">
            <text:p>0.662255161461091</text:p>
          </table:table-cell>
          <table:table-cell office:value-type="float" office:value="0.533475479744136" calcext:value-type="float">
            <text:p>0.533475479744136</text:p>
          </table:table-cell>
          <table:table-cell office:value-type="float" office:value="0.971133333333333" calcext:value-type="float">
            <text:p>0.971133333333333</text:p>
          </table:table-cell>
          <table:table-cell office:value-type="float" office:value="0.272068230277186" calcext:value-type="float">
            <text:p>0.272068230277186</text:p>
          </table:table-cell>
          <table:table-cell office:value-type="float" office:value="0.539648303686975" calcext:value-type="float">
            <text:p>0.539648303686975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251" calcext:value-type="float">
            <text:p>1251</text:p>
          </table:table-cell>
          <table:table-cell office:value-type="float" office:value="57022" calcext:value-type="float">
            <text:p>57022</text:p>
          </table:table-cell>
          <table:table-cell office:value-type="float" office:value="633" calcext:value-type="float">
            <text:p>633</text:p>
          </table:table-cell>
          <table:table-cell office:value-type="float" office:value="1094" calcext:value-type="float">
            <text:p>1094</text:p>
          </table:table-cell>
          <table:table-cell office:value-type="float" office:value="0.664012738853503" calcext:value-type="float">
            <text:p>0.664012738853503</text:p>
          </table:table-cell>
          <table:table-cell office:value-type="float" office:value="0.533475479744136" calcext:value-type="float">
            <text:p>0.533475479744136</text:p>
          </table:table-cell>
          <table:table-cell office:value-type="float" office:value="0.971216666666667" calcext:value-type="float">
            <text:p>0.971216666666667</text:p>
          </table:table-cell>
          <table:table-cell office:value-type="float" office:value="0.269936034115139" calcext:value-type="float">
            <text:p>0.269936034115139</text:p>
          </table:table-cell>
          <table:table-cell office:value-type="float" office:value="0.539716780022333" calcext:value-type="float">
            <text:p>0.539716780022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39" calcext:value-type="float">
            <text:p>1239</text:p>
          </table:table-cell>
          <table:table-cell office:value-type="float" office:value="57041" calcext:value-type="float">
            <text:p>57041</text:p>
          </table:table-cell>
          <table:table-cell office:value-type="float" office:value="614" calcext:value-type="float">
            <text:p>614</text:p>
          </table:table-cell>
          <table:table-cell office:value-type="float" office:value="1106" calcext:value-type="float">
            <text:p>1106</text:p>
          </table:table-cell>
          <table:table-cell office:value-type="float" office:value="0.668645439827307" calcext:value-type="float">
            <text:p>0.668645439827307</text:p>
          </table:table-cell>
          <table:table-cell office:value-type="float" office:value="0.528358208955224" calcext:value-type="float">
            <text:p>0.528358208955224</text:p>
          </table:table-cell>
          <table:table-cell office:value-type="float" office:value="0.971333333333333" calcext:value-type="float">
            <text:p>0.971333333333333</text:p>
          </table:table-cell>
          <table:table-cell office:value-type="float" office:value="0.26183368869936" calcext:value-type="float">
            <text:p>0.26183368869936</text:p>
          </table:table-cell>
          <table:table-cell office:value-type="float" office:value="0.53496050593046" calcext:value-type="float">
            <text:p>0.53496050593046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229" calcext:value-type="float">
            <text:p>1229</text:p>
          </table:table-cell>
          <table:table-cell office:value-type="float" office:value="57043" calcext:value-type="float">
            <text:p>57043</text:p>
          </table:table-cell>
          <table:table-cell office:value-type="float" office:value="612" calcext:value-type="float">
            <text:p>612</text:p>
          </table:table-cell>
          <table:table-cell office:value-type="float" office:value="1116" calcext:value-type="float">
            <text:p>1116</text:p>
          </table:table-cell>
          <table:table-cell office:value-type="float" office:value="0.667571971754481" calcext:value-type="float">
            <text:p>0.667571971754481</text:p>
          </table:table-cell>
          <table:table-cell office:value-type="float" office:value="0.52409381663113" calcext:value-type="float">
            <text:p>0.52409381663113</text:p>
          </table:table-cell>
          <table:table-cell office:value-type="float" office:value="0.9712" calcext:value-type="float">
            <text:p>0.9712</text:p>
          </table:table-cell>
          <table:table-cell office:value-type="float" office:value="0.260980810234542" calcext:value-type="float">
            <text:p>0.260980810234542</text:p>
          </table:table-cell>
          <table:table-cell office:value-type="float" office:value="0.530804603541577" calcext:value-type="float">
            <text:p>0.530804603541577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11" calcext:value-type="float">
            <text:p>1211</text:p>
          </table:table-cell>
          <table:table-cell office:value-type="float" office:value="57060" calcext:value-type="float">
            <text:p>57060</text:p>
          </table:table-cell>
          <table:table-cell office:value-type="float" office:value="595" calcext:value-type="float">
            <text:p>595</text:p>
          </table:table-cell>
          <table:table-cell office:value-type="float" office:value="1134" calcext:value-type="float">
            <text:p>1134</text:p>
          </table:table-cell>
          <table:table-cell office:value-type="float" office:value="0.670542635658915" calcext:value-type="float">
            <text:p>0.670542635658915</text:p>
          </table:table-cell>
          <table:table-cell office:value-type="float" office:value="0.516417910447761" calcext:value-type="float">
            <text:p>0.516417910447761</text:p>
          </table:table-cell>
          <table:table-cell office:value-type="float" office:value="0.971183333333333" calcext:value-type="float">
            <text:p>0.971183333333333</text:p>
          </table:table-cell>
          <table:table-cell office:value-type="float" office:value="0.253731343283582" calcext:value-type="float">
            <text:p>0.253731343283582</text:p>
          </table:table-cell>
          <table:table-cell office:value-type="float" office:value="0.523495906016376" calcext:value-type="float">
            <text:p>0.523495906016376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197" calcext:value-type="float">
            <text:p>1197</text:p>
          </table:table-cell>
          <table:table-cell office:value-type="float" office:value="57066" calcext:value-type="float">
            <text:p>57066</text:p>
          </table:table-cell>
          <table:table-cell office:value-type="float" office:value="589" calcext:value-type="float">
            <text:p>589</text:p>
          </table:table-cell>
          <table:table-cell office:value-type="float" office:value="1148" calcext:value-type="float">
            <text:p>1148</text:p>
          </table:table-cell>
          <table:table-cell office:value-type="float" office:value="0.670212765957447" calcext:value-type="float">
            <text:p>0.670212765957447</text:p>
          </table:table-cell>
          <table:table-cell office:value-type="float" office:value="0.51044776119403" calcext:value-type="float">
            <text:p>0.51044776119403</text:p>
          </table:table-cell>
          <table:table-cell office:value-type="float" office:value="0.97105" calcext:value-type="float">
            <text:p>0.97105</text:p>
          </table:table-cell>
          <table:table-cell office:value-type="float" office:value="0.251172707889126" calcext:value-type="float">
            <text:p>0.251172707889126</text:p>
          </table:table-cell>
          <table:table-cell office:value-type="float" office:value="0.517707220271714" calcext:value-type="float">
            <text:p>0.517707220271714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184" calcext:value-type="float">
            <text:p>1184</text:p>
          </table:table-cell>
          <table:table-cell office:value-type="float" office:value="57073" calcext:value-type="float">
            <text:p>57073</text:p>
          </table:table-cell>
          <table:table-cell office:value-type="float" office:value="582" calcext:value-type="float">
            <text:p>582</text:p>
          </table:table-cell>
          <table:table-cell office:value-type="float" office:value="1161" calcext:value-type="float">
            <text:p>1161</text:p>
          </table:table-cell>
          <table:table-cell office:value-type="float" office:value="0.67044167610419" calcext:value-type="float">
            <text:p>0.67044167610419</text:p>
          </table:table-cell>
          <table:table-cell office:value-type="float" office:value="0.504904051172708" calcext:value-type="float">
            <text:p>0.504904051172708</text:p>
          </table:table-cell>
          <table:table-cell office:value-type="float" office:value="0.97095" calcext:value-type="float">
            <text:p>0.97095</text:p>
          </table:table-cell>
          <table:table-cell office:value-type="float" office:value="0.24818763326226" calcext:value-type="float">
            <text:p>0.24818763326226</text:p>
          </table:table-cell>
          <table:table-cell office:value-type="float" office:value="0.512345364760984" calcext:value-type="float">
            <text:p>0.512345364760984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176" calcext:value-type="float">
            <text:p>1176</text:p>
          </table:table-cell>
          <table:table-cell office:value-type="float" office:value="57077" calcext:value-type="float">
            <text:p>57077</text:p>
          </table:table-cell>
          <table:table-cell office:value-type="float" office:value="578" calcext:value-type="float">
            <text:p>578</text:p>
          </table:table-cell>
          <table:table-cell office:value-type="float" office:value="1169" calcext:value-type="float">
            <text:p>1169</text:p>
          </table:table-cell>
          <table:table-cell office:value-type="float" office:value="0.670467502850627" calcext:value-type="float">
            <text:p>0.670467502850627</text:p>
          </table:table-cell>
          <table:table-cell office:value-type="float" office:value="0.501492537313433" calcext:value-type="float">
            <text:p>0.501492537313433</text:p>
          </table:table-cell>
          <table:table-cell office:value-type="float" office:value="0.970883333333333" calcext:value-type="float">
            <text:p>0.970883333333333</text:p>
          </table:table-cell>
          <table:table-cell office:value-type="float" office:value="0.246481876332623" calcext:value-type="float">
            <text:p>0.246481876332623</text:p>
          </table:table-cell>
          <table:table-cell office:value-type="float" office:value="0.509039058919387" calcext:value-type="float">
            <text:p>0.509039058919387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164" calcext:value-type="float">
            <text:p>1164</text:p>
          </table:table-cell>
          <table:table-cell office:value-type="float" office:value="57082" calcext:value-type="float">
            <text:p>57082</text:p>
          </table:table-cell>
          <table:table-cell office:value-type="float" office:value="573" calcext:value-type="float">
            <text:p>573</text:p>
          </table:table-cell>
          <table:table-cell office:value-type="float" office:value="1181" calcext:value-type="float">
            <text:p>1181</text:p>
          </table:table-cell>
          <table:table-cell office:value-type="float" office:value="0.670120898100173" calcext:value-type="float">
            <text:p>0.670120898100173</text:p>
          </table:table-cell>
          <table:table-cell office:value-type="float" office:value="0.49637526652452" calcext:value-type="float">
            <text:p>0.49637526652452</text:p>
          </table:table-cell>
          <table:table-cell office:value-type="float" office:value="0.970766666666667" calcext:value-type="float">
            <text:p>0.970766666666667</text:p>
          </table:table-cell>
          <table:table-cell office:value-type="float" office:value="0.244349680170576" calcext:value-type="float">
            <text:p>0.244349680170576</text:p>
          </table:table-cell>
          <table:table-cell office:value-type="float" office:value="0.504062969661462" calcext:value-type="float">
            <text:p>0.504062969661462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158" calcext:value-type="float">
            <text:p>1158</text:p>
          </table:table-cell>
          <table:table-cell office:value-type="float" office:value="57090" calcext:value-type="float">
            <text:p>57090</text:p>
          </table:table-cell>
          <table:table-cell office:value-type="float" office:value="565" calcext:value-type="float">
            <text:p>565</text:p>
          </table:table-cell>
          <table:table-cell office:value-type="float" office:value="1187" calcext:value-type="float">
            <text:p>1187</text:p>
          </table:table-cell>
          <table:table-cell office:value-type="float" office:value="0.672083575159605" calcext:value-type="float">
            <text:p>0.672083575159605</text:p>
          </table:table-cell>
          <table:table-cell office:value-type="float" office:value="0.493816631130064" calcext:value-type="float">
            <text:p>0.493816631130064</text:p>
          </table:table-cell>
          <table:table-cell office:value-type="float" office:value="0.9708" calcext:value-type="float">
            <text:p>0.9708</text:p>
          </table:table-cell>
          <table:table-cell office:value-type="float" office:value="0.240938166311301" calcext:value-type="float">
            <text:p>0.240938166311301</text:p>
          </table:table-cell>
          <table:table-cell office:value-type="float" office:value="0.501643605228958" calcext:value-type="float">
            <text:p>0.501643605228958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154" calcext:value-type="float">
            <text:p>1154</text:p>
          </table:table-cell>
          <table:table-cell office:value-type="float" office:value="57102" calcext:value-type="float">
            <text:p>57102</text:p>
          </table:table-cell>
          <table:table-cell office:value-type="float" office:value="553" calcext:value-type="float">
            <text:p>553</text:p>
          </table:table-cell>
          <table:table-cell office:value-type="float" office:value="1191" calcext:value-type="float">
            <text:p>1191</text:p>
          </table:table-cell>
          <table:table-cell office:value-type="float" office:value="0.676039835969537" calcext:value-type="float">
            <text:p>0.676039835969537</text:p>
          </table:table-cell>
          <table:table-cell office:value-type="float" office:value="0.492110874200426" calcext:value-type="float">
            <text:p>0.492110874200426</text:p>
          </table:table-cell>
          <table:table-cell office:value-type="float" office:value="0.970933333333333" calcext:value-type="float">
            <text:p>0.970933333333333</text:p>
          </table:table-cell>
          <table:table-cell office:value-type="float" office:value="0.235820895522388" calcext:value-type="float">
            <text:p>0.235820895522388</text:p>
          </table:table-cell>
          <table:table-cell office:value-type="float" office:value="0.500114716904173" calcext:value-type="float">
            <text:p>0.500114716904173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155" calcext:value-type="float">
            <text:p>1155</text:p>
          </table:table-cell>
          <table:table-cell office:value-type="float" office:value="57102" calcext:value-type="float">
            <text:p>57102</text:p>
          </table:table-cell>
          <table:table-cell office:value-type="float" office:value="553" calcext:value-type="float">
            <text:p>553</text:p>
          </table:table-cell>
          <table:table-cell office:value-type="float" office:value="1190" calcext:value-type="float">
            <text:p>1190</text:p>
          </table:table-cell>
          <table:table-cell office:value-type="float" office:value="0.676229508196721" calcext:value-type="float">
            <text:p>0.676229508196721</text:p>
          </table:table-cell>
          <table:table-cell office:value-type="float" office:value="0.492537313432836" calcext:value-type="float">
            <text:p>0.492537313432836</text:p>
          </table:table-cell>
          <table:table-cell office:value-type="float" office:value="0.97095" calcext:value-type="float">
            <text:p>0.97095</text:p>
          </table:table-cell>
          <table:table-cell office:value-type="float" office:value="0.235820895522388" calcext:value-type="float">
            <text:p>0.235820895522388</text:p>
          </table:table-cell>
          <table:table-cell office:value-type="float" office:value="0.500535331905782" calcext:value-type="float">
            <text:p>0.5005353319057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50" calcext:value-type="float">
            <text:p>1150</text:p>
          </table:table-cell>
          <table:table-cell office:value-type="float" office:value="57102" calcext:value-type="float">
            <text:p>57102</text:p>
          </table:table-cell>
          <table:table-cell office:value-type="float" office:value="553" calcext:value-type="float">
            <text:p>553</text:p>
          </table:table-cell>
          <table:table-cell office:value-type="float" office:value="1195" calcext:value-type="float">
            <text:p>1195</text:p>
          </table:table-cell>
          <table:table-cell office:value-type="float" office:value="0.675278919553729" calcext:value-type="float">
            <text:p>0.675278919553729</text:p>
          </table:table-cell>
          <table:table-cell office:value-type="float" office:value="0.490405117270789" calcext:value-type="float">
            <text:p>0.490405117270789</text:p>
          </table:table-cell>
          <table:table-cell office:value-type="float" office:value="0.970866666666667" calcext:value-type="float">
            <text:p>0.970866666666667</text:p>
          </table:table-cell>
          <table:table-cell office:value-type="float" office:value="0.235820895522388" calcext:value-type="float">
            <text:p>0.235820895522388</text:p>
          </table:table-cell>
          <table:table-cell office:value-type="float" office:value="0.498432042424088" calcext:value-type="float">
            <text:p>0.498432042424088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141" calcext:value-type="float">
            <text:p>1141</text:p>
          </table:table-cell>
          <table:table-cell office:value-type="float" office:value="57107" calcext:value-type="float">
            <text:p>57107</text:p>
          </table:table-cell>
          <table:table-cell office:value-type="float" office:value="548" calcext:value-type="float">
            <text:p>548</text:p>
          </table:table-cell>
          <table:table-cell office:value-type="float" office:value="1204" calcext:value-type="float">
            <text:p>1204</text:p>
          </table:table-cell>
          <table:table-cell office:value-type="float" office:value="0.67554766133807" calcext:value-type="float">
            <text:p>0.67554766133807</text:p>
          </table:table-cell>
          <table:table-cell office:value-type="float" office:value="0.486567164179105" calcext:value-type="float">
            <text:p>0.486567164179105</text:p>
          </table:table-cell>
          <table:table-cell office:value-type="float" office:value="0.9708" calcext:value-type="float">
            <text:p>0.9708</text:p>
          </table:table-cell>
          <table:table-cell office:value-type="float" office:value="0.233688699360341" calcext:value-type="float">
            <text:p>0.233688699360341</text:p>
          </table:table-cell>
          <table:table-cell office:value-type="float" office:value="0.494707847688031" calcext:value-type="float">
            <text:p>0.494707847688031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134" calcext:value-type="float">
            <text:p>1134</text:p>
          </table:table-cell>
          <table:table-cell office:value-type="float" office:value="57115" calcext:value-type="float">
            <text:p>57115</text:p>
          </table:table-cell>
          <table:table-cell office:value-type="float" office:value="540" calcext:value-type="float">
            <text:p>540</text:p>
          </table:table-cell>
          <table:table-cell office:value-type="float" office:value="1211" calcext:value-type="float">
            <text:p>1211</text:p>
          </table:table-cell>
          <table:table-cell office:value-type="float" office:value="0.67741935483871" calcext:value-type="float">
            <text:p>0.67741935483871</text:p>
          </table:table-cell>
          <table:table-cell office:value-type="float" office:value="0.483582089552239" calcext:value-type="float">
            <text:p>0.483582089552239</text:p>
          </table:table-cell>
          <table:table-cell office:value-type="float" office:value="0.970816666666667" calcext:value-type="float">
            <text:p>0.970816666666667</text:p>
          </table:table-cell>
          <table:table-cell office:value-type="float" office:value="0.230277185501066" calcext:value-type="float">
            <text:p>0.230277185501066</text:p>
          </table:table-cell>
          <table:table-cell office:value-type="float" office:value="0.49186099913252" calcext:value-type="float">
            <text:p>0.49186099913252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129" calcext:value-type="float">
            <text:p>1129</text:p>
          </table:table-cell>
          <table:table-cell office:value-type="float" office:value="57130" calcext:value-type="float">
            <text:p>57130</text:p>
          </table:table-cell>
          <table:table-cell office:value-type="float" office:value="525" calcext:value-type="float">
            <text:p>525</text:p>
          </table:table-cell>
          <table:table-cell office:value-type="float" office:value="1216" calcext:value-type="float">
            <text:p>1216</text:p>
          </table:table-cell>
          <table:table-cell office:value-type="float" office:value="0.682587666263603" calcext:value-type="float">
            <text:p>0.682587666263603</text:p>
          </table:table-cell>
          <table:table-cell office:value-type="float" office:value="0.481449893390192" calcext:value-type="float">
            <text:p>0.481449893390192</text:p>
          </table:table-cell>
          <table:table-cell office:value-type="float" office:value="0.970983333333333" calcext:value-type="float">
            <text:p>0.970983333333333</text:p>
          </table:table-cell>
          <table:table-cell office:value-type="float" office:value="0.223880597014925" calcext:value-type="float">
            <text:p>0.223880597014925</text:p>
          </table:table-cell>
          <table:table-cell office:value-type="float" office:value="0.489942308674121" calcext:value-type="float">
            <text:p>0.489942308674121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121" calcext:value-type="float">
            <text:p>1121</text:p>
          </table:table-cell>
          <table:table-cell office:value-type="float" office:value="57140" calcext:value-type="float">
            <text:p>57140</text:p>
          </table:table-cell>
          <table:table-cell office:value-type="float" office:value="515" calcext:value-type="float">
            <text:p>515</text:p>
          </table:table-cell>
          <table:table-cell office:value-type="float" office:value="1224" calcext:value-type="float">
            <text:p>1224</text:p>
          </table:table-cell>
          <table:table-cell office:value-type="float" office:value="0.68520782396088" calcext:value-type="float">
            <text:p>0.68520782396088</text:p>
          </table:table-cell>
          <table:table-cell office:value-type="float" office:value="0.478038379530917" calcext:value-type="float">
            <text:p>0.478038379530917</text:p>
          </table:table-cell>
          <table:table-cell office:value-type="float" office:value="0.971016666666666" calcext:value-type="float">
            <text:p>0.971016666666666</text:p>
          </table:table-cell>
          <table:table-cell office:value-type="float" office:value="0.219616204690832" calcext:value-type="float">
            <text:p>0.219616204690832</text:p>
          </table:table-cell>
          <table:table-cell office:value-type="float" office:value="0.48669424864644" calcext:value-type="float">
            <text:p>0.48669424864644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103" calcext:value-type="float">
            <text:p>1103</text:p>
          </table:table-cell>
          <table:table-cell office:value-type="float" office:value="57142" calcext:value-type="float">
            <text:p>57142</text:p>
          </table:table-cell>
          <table:table-cell office:value-type="float" office:value="513" calcext:value-type="float">
            <text:p>513</text:p>
          </table:table-cell>
          <table:table-cell office:value-type="float" office:value="1242" calcext:value-type="float">
            <text:p>1242</text:p>
          </table:table-cell>
          <table:table-cell office:value-type="float" office:value="0.682549504950495" calcext:value-type="float">
            <text:p>0.682549504950495</text:p>
          </table:table-cell>
          <table:table-cell office:value-type="float" office:value="0.470362473347548" calcext:value-type="float">
            <text:p>0.470362473347548</text:p>
          </table:table-cell>
          <table:table-cell office:value-type="float" office:value="0.97075" calcext:value-type="float">
            <text:p>0.97075</text:p>
          </table:table-cell>
          <table:table-cell office:value-type="float" office:value="0.218763326226013" calcext:value-type="float">
            <text:p>0.218763326226013</text:p>
          </table:table-cell>
          <table:table-cell office:value-type="float" office:value="0.479124080130826" calcext:value-type="float">
            <text:p>0.479124080130826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089" calcext:value-type="float">
            <text:p>1089</text:p>
          </table:table-cell>
          <table:table-cell office:value-type="float" office:value="57143" calcext:value-type="float">
            <text:p>57143</text:p>
          </table:table-cell>
          <table:table-cell office:value-type="float" office:value="512" calcext:value-type="float">
            <text:p>512</text:p>
          </table:table-cell>
          <table:table-cell office:value-type="float" office:value="1256" calcext:value-type="float">
            <text:p>1256</text:p>
          </table:table-cell>
          <table:table-cell office:value-type="float" office:value="0.680199875078076" calcext:value-type="float">
            <text:p>0.680199875078076</text:p>
          </table:table-cell>
          <table:table-cell office:value-type="float" office:value="0.464392324093817" calcext:value-type="float">
            <text:p>0.464392324093817</text:p>
          </table:table-cell>
          <table:table-cell office:value-type="float" office:value="0.970533333333333" calcext:value-type="float">
            <text:p>0.970533333333333</text:p>
          </table:table-cell>
          <table:table-cell office:value-type="float" office:value="0.218336886993603" calcext:value-type="float">
            <text:p>0.218336886993603</text:p>
          </table:table-cell>
          <table:table-cell office:value-type="float" office:value="0.473224099588456" calcext:value-type="float">
            <text:p>0.473224099588456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081" calcext:value-type="float">
            <text:p>1081</text:p>
          </table:table-cell>
          <table:table-cell office:value-type="float" office:value="57154" calcext:value-type="float">
            <text:p>57154</text:p>
          </table:table-cell>
          <table:table-cell office:value-type="float" office:value="501" calcext:value-type="float">
            <text:p>501</text:p>
          </table:table-cell>
          <table:table-cell office:value-type="float" office:value="1264" calcext:value-type="float">
            <text:p>1264</text:p>
          </table:table-cell>
          <table:table-cell office:value-type="float" office:value="0.683312262958281" calcext:value-type="float">
            <text:p>0.683312262958281</text:p>
          </table:table-cell>
          <table:table-cell office:value-type="float" office:value="0.460980810234542" calcext:value-type="float">
            <text:p>0.460980810234542</text:p>
          </table:table-cell>
          <table:table-cell office:value-type="float" office:value="0.970583333333333" calcext:value-type="float">
            <text:p>0.970583333333333</text:p>
          </table:table-cell>
          <table:table-cell office:value-type="float" office:value="0.2136460554371" calcext:value-type="float">
            <text:p>0.2136460554371</text:p>
          </table:table-cell>
          <table:table-cell office:value-type="float" office:value="0.469975960308936" calcext:value-type="float">
            <text:p>0.469975960308936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080" calcext:value-type="float">
            <text:p>1080</text:p>
          </table:table-cell>
          <table:table-cell office:value-type="float" office:value="57155" calcext:value-type="float">
            <text:p>57155</text:p>
          </table:table-cell>
          <table:table-cell office:value-type="float" office:value="500" calcext:value-type="float">
            <text:p>500</text:p>
          </table:table-cell>
          <table:table-cell office:value-type="float" office:value="1265" calcext:value-type="float">
            <text:p>1265</text:p>
          </table:table-cell>
          <table:table-cell office:value-type="float" office:value="0.683544303797468" calcext:value-type="float">
            <text:p>0.683544303797468</text:p>
          </table:table-cell>
          <table:table-cell office:value-type="float" office:value="0.460554371002132" calcext:value-type="float">
            <text:p>0.460554371002132</text:p>
          </table:table-cell>
          <table:table-cell office:value-type="float" office:value="0.970583333333333" calcext:value-type="float">
            <text:p>0.970583333333333</text:p>
          </table:table-cell>
          <table:table-cell office:value-type="float" office:value="0.213219616204691" calcext:value-type="float">
            <text:p>0.213219616204691</text:p>
          </table:table-cell>
          <table:table-cell office:value-type="float" office:value="0.469565217391304" calcext:value-type="float">
            <text:p>0.469565217391304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070" calcext:value-type="float">
            <text:p>1070</text:p>
          </table:table-cell>
          <table:table-cell office:value-type="float" office:value="57160" calcext:value-type="float">
            <text:p>57160</text:p>
          </table:table-cell>
          <table:table-cell office:value-type="float" office:value="495" calcext:value-type="float">
            <text:p>495</text:p>
          </table:table-cell>
          <table:table-cell office:value-type="float" office:value="1275" calcext:value-type="float">
            <text:p>1275</text:p>
          </table:table-cell>
          <table:table-cell office:value-type="float" office:value="0.68370607028754" calcext:value-type="float">
            <text:p>0.68370607028754</text:p>
          </table:table-cell>
          <table:table-cell office:value-type="float" office:value="0.456289978678038" calcext:value-type="float">
            <text:p>0.456289978678038</text:p>
          </table:table-cell>
          <table:table-cell office:value-type="float" office:value="0.9705" calcext:value-type="float">
            <text:p>0.9705</text:p>
          </table:table-cell>
          <table:table-cell office:value-type="float" office:value="0.211087420042644" calcext:value-type="float">
            <text:p>0.211087420042644</text:p>
          </table:table-cell>
          <table:table-cell office:value-type="float" office:value="0.465395931943201" calcext:value-type="float">
            <text:p>0.4653959319432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0" calcext:value-type="float">
            <text:p>1060</text:p>
          </table:table-cell>
          <table:table-cell office:value-type="float" office:value="57165" calcext:value-type="float">
            <text:p>57165</text:p>
          </table:table-cell>
          <table:table-cell office:value-type="float" office:value="490" calcext:value-type="float">
            <text:p>490</text:p>
          </table:table-cell>
          <table:table-cell office:value-type="float" office:value="1285" calcext:value-type="float">
            <text:p>1285</text:p>
          </table:table-cell>
          <table:table-cell office:value-type="float" office:value="0.683870967741935" calcext:value-type="float">
            <text:p>0.683870967741935</text:p>
          </table:table-cell>
          <table:table-cell office:value-type="float" office:value="0.452025586353945" calcext:value-type="float">
            <text:p>0.452025586353945</text:p>
          </table:table-cell>
          <table:table-cell office:value-type="float" office:value="0.970416666666667" calcext:value-type="float">
            <text:p>0.970416666666667</text:p>
          </table:table-cell>
          <table:table-cell office:value-type="float" office:value="0.208955223880597" calcext:value-type="float">
            <text:p>0.208955223880597</text:p>
          </table:table-cell>
          <table:table-cell office:value-type="float" office:value="0.461223445098541" calcext:value-type="float">
            <text:p>0.461223445098541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052" calcext:value-type="float">
            <text:p>1052</text:p>
          </table:table-cell>
          <table:table-cell office:value-type="float" office:value="57172" calcext:value-type="float">
            <text:p>57172</text:p>
          </table:table-cell>
          <table:table-cell office:value-type="float" office:value="483" calcext:value-type="float">
            <text:p>483</text:p>
          </table:table-cell>
          <table:table-cell office:value-type="float" office:value="1293" calcext:value-type="float">
            <text:p>1293</text:p>
          </table:table-cell>
          <table:table-cell office:value-type="float" office:value="0.685342019543974" calcext:value-type="float">
            <text:p>0.685342019543974</text:p>
          </table:table-cell>
          <table:table-cell office:value-type="float" office:value="0.448614072494669" calcext:value-type="float">
            <text:p>0.448614072494669</text:p>
          </table:table-cell>
          <table:table-cell office:value-type="float" office:value="0.9704" calcext:value-type="float">
            <text:p>0.9704</text:p>
          </table:table-cell>
          <table:table-cell office:value-type="float" office:value="0.205970149253731" calcext:value-type="float">
            <text:p>0.205970149253731</text:p>
          </table:table-cell>
          <table:table-cell office:value-type="float" office:value="0.457918320317501" calcext:value-type="float">
            <text:p>0.457918320317501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034" calcext:value-type="float">
            <text:p>1034</text:p>
          </table:table-cell>
          <table:table-cell office:value-type="float" office:value="57179" calcext:value-type="float">
            <text:p>57179</text:p>
          </table:table-cell>
          <table:table-cell office:value-type="float" office:value="476" calcext:value-type="float">
            <text:p>476</text:p>
          </table:table-cell>
          <table:table-cell office:value-type="float" office:value="1311" calcext:value-type="float">
            <text:p>1311</text:p>
          </table:table-cell>
          <table:table-cell office:value-type="float" office:value="0.68476821192053" calcext:value-type="float">
            <text:p>0.68476821192053</text:p>
          </table:table-cell>
          <table:table-cell office:value-type="float" office:value="0.440938166311301" calcext:value-type="float">
            <text:p>0.440938166311301</text:p>
          </table:table-cell>
          <table:table-cell office:value-type="float" office:value="0.970216666666667" calcext:value-type="float">
            <text:p>0.970216666666667</text:p>
          </table:table-cell>
          <table:table-cell office:value-type="float" office:value="0.202985074626866" calcext:value-type="float">
            <text:p>0.202985074626866</text:p>
          </table:table-cell>
          <table:table-cell office:value-type="float" office:value="0.450371509095568" calcext:value-type="float">
            <text:p>0.450371509095568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034" calcext:value-type="float">
            <text:p>1034</text:p>
          </table:table-cell>
          <table:table-cell office:value-type="float" office:value="57179" calcext:value-type="float">
            <text:p>57179</text:p>
          </table:table-cell>
          <table:table-cell office:value-type="float" office:value="476" calcext:value-type="float">
            <text:p>476</text:p>
          </table:table-cell>
          <table:table-cell office:value-type="float" office:value="1311" calcext:value-type="float">
            <text:p>1311</text:p>
          </table:table-cell>
          <table:table-cell office:value-type="float" office:value="0.68476821192053" calcext:value-type="float">
            <text:p>0.68476821192053</text:p>
          </table:table-cell>
          <table:table-cell office:value-type="float" office:value="0.440938166311301" calcext:value-type="float">
            <text:p>0.440938166311301</text:p>
          </table:table-cell>
          <table:table-cell office:value-type="float" office:value="0.970216666666667" calcext:value-type="float">
            <text:p>0.970216666666667</text:p>
          </table:table-cell>
          <table:table-cell office:value-type="float" office:value="0.202985074626866" calcext:value-type="float">
            <text:p>0.202985074626866</text:p>
          </table:table-cell>
          <table:table-cell office:value-type="float" office:value="0.450371509095568" calcext:value-type="float">
            <text:p>0.450371509095568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024" calcext:value-type="float">
            <text:p>1024</text:p>
          </table:table-cell>
          <table:table-cell office:value-type="float" office:value="57190" calcext:value-type="float">
            <text:p>57190</text:p>
          </table:table-cell>
          <table:table-cell office:value-type="float" office:value="465" calcext:value-type="float">
            <text:p>465</text:p>
          </table:table-cell>
          <table:table-cell office:value-type="float" office:value="1321" calcext:value-type="float">
            <text:p>1321</text:p>
          </table:table-cell>
          <table:table-cell office:value-type="float" office:value="0.687709872397582" calcext:value-type="float">
            <text:p>0.687709872397582</text:p>
          </table:table-cell>
          <table:table-cell office:value-type="float" office:value="0.436673773987207" calcext:value-type="float">
            <text:p>0.436673773987207</text:p>
          </table:table-cell>
          <table:table-cell office:value-type="float" office:value="0.970233333333333" calcext:value-type="float">
            <text:p>0.970233333333333</text:p>
          </table:table-cell>
          <table:table-cell office:value-type="float" office:value="0.198294243070363" calcext:value-type="float">
            <text:p>0.198294243070363</text:p>
          </table:table-cell>
          <table:table-cell office:value-type="float" office:value="0.446255992206927" calcext:value-type="float">
            <text:p>0.446255992206927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20" calcext:value-type="float">
            <text:p>1020</text:p>
          </table:table-cell>
          <table:table-cell office:value-type="float" office:value="57196" calcext:value-type="float">
            <text:p>57196</text:p>
          </table:table-cell>
          <table:table-cell office:value-type="float" office:value="459" calcext:value-type="float">
            <text:p>459</text:p>
          </table:table-cell>
          <table:table-cell office:value-type="float" office:value="1325" calcext:value-type="float">
            <text:p>1325</text:p>
          </table:table-cell>
          <table:table-cell office:value-type="float" office:value="0.689655172413793" calcext:value-type="float">
            <text:p>0.689655172413793</text:p>
          </table:table-cell>
          <table:table-cell office:value-type="float" office:value="0.434968017057569" calcext:value-type="float">
            <text:p>0.434968017057569</text:p>
          </table:table-cell>
          <table:table-cell office:value-type="float" office:value="0.970266666666667" calcext:value-type="float">
            <text:p>0.970266666666667</text:p>
          </table:table-cell>
          <table:table-cell office:value-type="float" office:value="0.195735607675906" calcext:value-type="float">
            <text:p>0.195735607675906</text:p>
          </table:table-cell>
          <table:table-cell office:value-type="float" office:value="0.444626785302187" calcext:value-type="float">
            <text:p>0.444626785302187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005" calcext:value-type="float">
            <text:p>1005</text:p>
          </table:table-cell>
          <table:table-cell office:value-type="float" office:value="57196" calcext:value-type="float">
            <text:p>57196</text:p>
          </table:table-cell>
          <table:table-cell office:value-type="float" office:value="459" calcext:value-type="float">
            <text:p>459</text:p>
          </table:table-cell>
          <table:table-cell office:value-type="float" office:value="1340" calcext:value-type="float">
            <text:p>1340</text:p>
          </table:table-cell>
          <table:table-cell office:value-type="float" office:value="0.686475409836066" calcext:value-type="float">
            <text:p>0.686475409836066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970016666666666" calcext:value-type="float">
            <text:p>0.970016666666666</text:p>
          </table:table-cell>
          <table:table-cell office:value-type="float" office:value="0.195735607675906" calcext:value-type="float">
            <text:p>0.195735607675906</text:p>
          </table:table-cell>
          <table:table-cell office:value-type="float" office:value="0.438256720705931" calcext:value-type="float">
            <text:p>0.438256720705931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974" calcext:value-type="float">
            <text:p>974</text:p>
          </table:table-cell>
          <table:table-cell office:value-type="float" office:value="57195" calcext:value-type="float">
            <text:p>57195</text:p>
          </table:table-cell>
          <table:table-cell office:value-type="float" office:value="460" calcext:value-type="float">
            <text:p>460</text:p>
          </table:table-cell>
          <table:table-cell office:value-type="float" office:value="1371" calcext:value-type="float">
            <text:p>1371</text:p>
          </table:table-cell>
          <table:table-cell office:value-type="float" office:value="0.679218967921897" calcext:value-type="float">
            <text:p>0.679218967921897</text:p>
          </table:table-cell>
          <table:table-cell office:value-type="float" office:value="0.415351812366738" calcext:value-type="float">
            <text:p>0.415351812366738</text:p>
          </table:table-cell>
          <table:table-cell office:value-type="float" office:value="0.969483333333333" calcext:value-type="float">
            <text:p>0.969483333333333</text:p>
          </table:table-cell>
          <table:table-cell office:value-type="float" office:value="0.196162046908316" calcext:value-type="float">
            <text:p>0.196162046908316</text:p>
          </table:table-cell>
          <table:table-cell office:value-type="float" office:value="0.42506546182677" calcext:value-type="float">
            <text:p>0.42506546182677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967" calcext:value-type="float">
            <text:p>967</text:p>
          </table:table-cell>
          <table:table-cell office:value-type="float" office:value="57198" calcext:value-type="float">
            <text:p>57198</text:p>
          </table:table-cell>
          <table:table-cell office:value-type="float" office:value="457" calcext:value-type="float">
            <text:p>457</text:p>
          </table:table-cell>
          <table:table-cell office:value-type="float" office:value="1378" calcext:value-type="float">
            <text:p>1378</text:p>
          </table:table-cell>
          <table:table-cell office:value-type="float" office:value="0.679073033707865" calcext:value-type="float">
            <text:p>0.679073033707865</text:p>
          </table:table-cell>
          <table:table-cell office:value-type="float" office:value="0.412366737739872" calcext:value-type="float">
            <text:p>0.412366737739872</text:p>
          </table:table-cell>
          <table:table-cell office:value-type="float" office:value="0.969416666666667" calcext:value-type="float">
            <text:p>0.969416666666667</text:p>
          </table:table-cell>
          <table:table-cell office:value-type="float" office:value="0.194882729211087" calcext:value-type="float">
            <text:p>0.194882729211087</text:p>
          </table:table-cell>
          <table:table-cell office:value-type="float" office:value="0.422118940016434" calcext:value-type="float">
            <text:p>0.422118940016434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962" calcext:value-type="float">
            <text:p>962</text:p>
          </table:table-cell>
          <table:table-cell office:value-type="float" office:value="57199" calcext:value-type="float">
            <text:p>57199</text:p>
          </table:table-cell>
          <table:table-cell office:value-type="float" office:value="456" calcext:value-type="float">
            <text:p>456</text:p>
          </table:table-cell>
          <table:table-cell office:value-type="float" office:value="1383" calcext:value-type="float">
            <text:p>1383</text:p>
          </table:table-cell>
          <table:table-cell office:value-type="float" office:value="0.678420310296192" calcext:value-type="float">
            <text:p>0.678420310296192</text:p>
          </table:table-cell>
          <table:table-cell office:value-type="float" office:value="0.410234541577825" calcext:value-type="float">
            <text:p>0.410234541577825</text:p>
          </table:table-cell>
          <table:table-cell office:value-type="float" office:value="0.96935" calcext:value-type="float">
            <text:p>0.96935</text:p>
          </table:table-cell>
          <table:table-cell office:value-type="float" office:value="0.194456289978678" calcext:value-type="float">
            <text:p>0.194456289978678</text:p>
          </table:table-cell>
          <table:table-cell office:value-type="float" office:value="0.420001027274128" calcext:value-type="float">
            <text:p>0.4200010272741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43" calcext:value-type="float">
            <text:p>943</text:p>
          </table:table-cell>
          <table:table-cell office:value-type="float" office:value="57208" calcext:value-type="float">
            <text:p>57208</text:p>
          </table:table-cell>
          <table:table-cell office:value-type="float" office:value="447" calcext:value-type="float">
            <text:p>447</text:p>
          </table:table-cell>
          <table:table-cell office:value-type="float" office:value="1402" calcext:value-type="float">
            <text:p>1402</text:p>
          </table:table-cell>
          <table:table-cell office:value-type="float" office:value="0.67841726618705" calcext:value-type="float">
            <text:p>0.67841726618705</text:p>
          </table:table-cell>
          <table:table-cell office:value-type="float" office:value="0.402132196162047" calcext:value-type="float">
            <text:p>0.402132196162047</text:p>
          </table:table-cell>
          <table:table-cell office:value-type="float" office:value="0.969183333333333" calcext:value-type="float">
            <text:p>0.969183333333333</text:p>
          </table:table-cell>
          <table:table-cell office:value-type="float" office:value="0.190618336886994" calcext:value-type="float">
            <text:p>0.190618336886994</text:p>
          </table:table-cell>
          <table:table-cell office:value-type="float" office:value="0.412002056026729" calcext:value-type="float">
            <text:p>0.412002056026729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934" calcext:value-type="float">
            <text:p>934</text:p>
          </table:table-cell>
          <table:table-cell office:value-type="float" office:value="57209" calcext:value-type="float">
            <text:p>57209</text:p>
          </table:table-cell>
          <table:table-cell office:value-type="float" office:value="446" calcext:value-type="float">
            <text:p>446</text:p>
          </table:table-cell>
          <table:table-cell office:value-type="float" office:value="1411" calcext:value-type="float">
            <text:p>1411</text:p>
          </table:table-cell>
          <table:table-cell office:value-type="float" office:value="0.676811594202899" calcext:value-type="float">
            <text:p>0.676811594202899</text:p>
          </table:table-cell>
          <table:table-cell office:value-type="float" office:value="0.398294243070362" calcext:value-type="float">
            <text:p>0.398294243070362</text:p>
          </table:table-cell>
          <table:table-cell office:value-type="float" office:value="0.96905" calcext:value-type="float">
            <text:p>0.96905</text:p>
          </table:table-cell>
          <table:table-cell office:value-type="float" office:value="0.190191897654584" calcext:value-type="float">
            <text:p>0.190191897654584</text:p>
          </table:table-cell>
          <table:table-cell office:value-type="float" office:value="0.408174807197943" calcext:value-type="float">
            <text:p>0.408174807197943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934" calcext:value-type="float">
            <text:p>934</text:p>
          </table:table-cell>
          <table:table-cell office:value-type="float" office:value="57214" calcext:value-type="float">
            <text:p>57214</text:p>
          </table:table-cell>
          <table:table-cell office:value-type="float" office:value="441" calcext:value-type="float">
            <text:p>441</text:p>
          </table:table-cell>
          <table:table-cell office:value-type="float" office:value="1411" calcext:value-type="float">
            <text:p>1411</text:p>
          </table:table-cell>
          <table:table-cell office:value-type="float" office:value="0.679272727272727" calcext:value-type="float">
            <text:p>0.679272727272727</text:p>
          </table:table-cell>
          <table:table-cell office:value-type="float" office:value="0.398294243070362" calcext:value-type="float">
            <text:p>0.398294243070362</text:p>
          </table:table-cell>
          <table:table-cell office:value-type="float" office:value="0.969133333333333" calcext:value-type="float">
            <text:p>0.969133333333333</text:p>
          </table:table-cell>
          <table:table-cell office:value-type="float" office:value="0.188059701492537" calcext:value-type="float">
            <text:p>0.188059701492537</text:p>
          </table:table-cell>
          <table:table-cell office:value-type="float" office:value="0.40822727857051" calcext:value-type="float">
            <text:p>0.40822727857051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929" calcext:value-type="float">
            <text:p>929</text:p>
          </table:table-cell>
          <table:table-cell office:value-type="float" office:value="57228" calcext:value-type="float">
            <text:p>57228</text:p>
          </table:table-cell>
          <table:table-cell office:value-type="float" office:value="427" calcext:value-type="float">
            <text:p>427</text:p>
          </table:table-cell>
          <table:table-cell office:value-type="float" office:value="1416" calcext:value-type="float">
            <text:p>1416</text:p>
          </table:table-cell>
          <table:table-cell office:value-type="float" office:value="0.685103244837758" calcext:value-type="float">
            <text:p>0.685103244837758</text:p>
          </table:table-cell>
          <table:table-cell office:value-type="float" office:value="0.396162046908316" calcext:value-type="float">
            <text:p>0.396162046908316</text:p>
          </table:table-cell>
          <table:table-cell office:value-type="float" office:value="0.969283333333333" calcext:value-type="float">
            <text:p>0.969283333333333</text:p>
          </table:table-cell>
          <table:table-cell office:value-type="float" office:value="0.182089552238806" calcext:value-type="float">
            <text:p>0.182089552238806</text:p>
          </table:table-cell>
          <table:table-cell office:value-type="float" office:value="0.406240353945879" calcext:value-type="float">
            <text:p>0.406240353945879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920" calcext:value-type="float">
            <text:p>920</text:p>
          </table:table-cell>
          <table:table-cell office:value-type="float" office:value="57229" calcext:value-type="float">
            <text:p>57229</text:p>
          </table:table-cell>
          <table:table-cell office:value-type="float" office:value="426" calcext:value-type="float">
            <text:p>426</text:p>
          </table:table-cell>
          <table:table-cell office:value-type="float" office:value="1425" calcext:value-type="float">
            <text:p>1425</text:p>
          </table:table-cell>
          <table:table-cell office:value-type="float" office:value="0.683506686478455" calcext:value-type="float">
            <text:p>0.683506686478455</text:p>
          </table:table-cell>
          <table:table-cell office:value-type="float" office:value="0.392324093816631" calcext:value-type="float">
            <text:p>0.392324093816631</text:p>
          </table:table-cell>
          <table:table-cell office:value-type="float" office:value="0.96915" calcext:value-type="float">
            <text:p>0.96915</text:p>
          </table:table-cell>
          <table:table-cell office:value-type="float" office:value="0.181663113006397" calcext:value-type="float">
            <text:p>0.181663113006397</text:p>
          </table:table-cell>
          <table:table-cell office:value-type="float" office:value="0.40240827458447" calcext:value-type="float">
            <text:p>0.40240827458447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919" calcext:value-type="float">
            <text:p>919</text:p>
          </table:table-cell>
          <table:table-cell office:value-type="float" office:value="57236" calcext:value-type="float">
            <text:p>57236</text:p>
          </table:table-cell>
          <table:table-cell office:value-type="float" office:value="419" calcext:value-type="float">
            <text:p>419</text:p>
          </table:table-cell>
          <table:table-cell office:value-type="float" office:value="1426" calcext:value-type="float">
            <text:p>1426</text:p>
          </table:table-cell>
          <table:table-cell office:value-type="float" office:value="0.686846038863976" calcext:value-type="float">
            <text:p>0.686846038863976</text:p>
          </table:table-cell>
          <table:table-cell office:value-type="float" office:value="0.391897654584222" calcext:value-type="float">
            <text:p>0.391897654584222</text:p>
          </table:table-cell>
          <table:table-cell office:value-type="float" office:value="0.96925" calcext:value-type="float">
            <text:p>0.96925</text:p>
          </table:table-cell>
          <table:table-cell office:value-type="float" office:value="0.178678038379531" calcext:value-type="float">
            <text:p>0.178678038379531</text:p>
          </table:table-cell>
          <table:table-cell office:value-type="float" office:value="0.402053631169901" calcext:value-type="float">
            <text:p>0.402053631169901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912" calcext:value-type="float">
            <text:p>912</text:p>
          </table:table-cell>
          <table:table-cell office:value-type="float" office:value="57239" calcext:value-type="float">
            <text:p>57239</text:p>
          </table:table-cell>
          <table:table-cell office:value-type="float" office:value="416" calcext:value-type="float">
            <text:p>416</text:p>
          </table:table-cell>
          <table:table-cell office:value-type="float" office:value="1433" calcext:value-type="float">
            <text:p>1433</text:p>
          </table:table-cell>
          <table:table-cell office:value-type="float" office:value="0.686746987951807" calcext:value-type="float">
            <text:p>0.686746987951807</text:p>
          </table:table-cell>
          <table:table-cell office:value-type="float" office:value="0.388912579957356" calcext:value-type="float">
            <text:p>0.388912579957356</text:p>
          </table:table-cell>
          <table:table-cell office:value-type="float" office:value="0.969183333333333" calcext:value-type="float">
            <text:p>0.969183333333333</text:p>
          </table:table-cell>
          <table:table-cell office:value-type="float" office:value="0.177398720682303" calcext:value-type="float">
            <text:p>0.177398720682303</text:p>
          </table:table-cell>
          <table:table-cell office:value-type="float" office:value="0.399093904448105" calcext:value-type="float">
            <text:p>0.399093904448105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912" calcext:value-type="float">
            <text:p>912</text:p>
          </table:table-cell>
          <table:table-cell office:value-type="float" office:value="57244" calcext:value-type="float">
            <text:p>57244</text:p>
          </table:table-cell>
          <table:table-cell office:value-type="float" office:value="411" calcext:value-type="float">
            <text:p>411</text:p>
          </table:table-cell>
          <table:table-cell office:value-type="float" office:value="1433" calcext:value-type="float">
            <text:p>1433</text:p>
          </table:table-cell>
          <table:table-cell office:value-type="float" office:value="0.689342403628118" calcext:value-type="float">
            <text:p>0.689342403628118</text:p>
          </table:table-cell>
          <table:table-cell office:value-type="float" office:value="0.388912579957356" calcext:value-type="float">
            <text:p>0.388912579957356</text:p>
          </table:table-cell>
          <table:table-cell office:value-type="float" office:value="0.969266666666667" calcext:value-type="float">
            <text:p>0.969266666666667</text:p>
          </table:table-cell>
          <table:table-cell office:value-type="float" office:value="0.175266524520256" calcext:value-type="float">
            <text:p>0.175266524520256</text:p>
          </table:table-cell>
          <table:table-cell office:value-type="float" office:value="0.399145277141312" calcext:value-type="float">
            <text:p>0.399145277141312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908" calcext:value-type="float">
            <text:p>908</text:p>
          </table:table-cell>
          <table:table-cell office:value-type="float" office:value="57245" calcext:value-type="float">
            <text:p>57245</text:p>
          </table:table-cell>
          <table:table-cell office:value-type="float" office:value="410" calcext:value-type="float">
            <text:p>410</text:p>
          </table:table-cell>
          <table:table-cell office:value-type="float" office:value="1437" calcext:value-type="float">
            <text:p>1437</text:p>
          </table:table-cell>
          <table:table-cell office:value-type="float" office:value="0.688922610015174" calcext:value-type="float">
            <text:p>0.688922610015174</text:p>
          </table:table-cell>
          <table:table-cell office:value-type="float" office:value="0.387206823027718" calcext:value-type="float">
            <text:p>0.387206823027718</text:p>
          </table:table-cell>
          <table:table-cell office:value-type="float" office:value="0.969216666666667" calcext:value-type="float">
            <text:p>0.969216666666667</text:p>
          </table:table-cell>
          <table:table-cell office:value-type="float" office:value="0.174840085287847" calcext:value-type="float">
            <text:p>0.174840085287847</text:p>
          </table:table-cell>
          <table:table-cell office:value-type="float" office:value="0.39744580050466" calcext:value-type="float">
            <text:p>0.39744580050466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903" calcext:value-type="float">
            <text:p>903</text:p>
          </table:table-cell>
          <table:table-cell office:value-type="float" office:value="57261" calcext:value-type="float">
            <text:p>57261</text:p>
          </table:table-cell>
          <table:table-cell office:value-type="float" office:value="394" calcext:value-type="float">
            <text:p>394</text:p>
          </table:table-cell>
          <table:table-cell office:value-type="float" office:value="1442" calcext:value-type="float">
            <text:p>1442</text:p>
          </table:table-cell>
          <table:table-cell office:value-type="float" office:value="0.696222050886662" calcext:value-type="float">
            <text:p>0.696222050886662</text:p>
          </table:table-cell>
          <table:table-cell office:value-type="float" office:value="0.385074626865672" calcext:value-type="float">
            <text:p>0.385074626865672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168017057569296" calcext:value-type="float">
            <text:p>0.168017057569296</text:p>
          </table:table-cell>
          <table:table-cell office:value-type="float" office:value="0.395471056495865" calcext:value-type="float">
            <text:p>0.3954710564958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94" calcext:value-type="float">
            <text:p>894</text:p>
          </table:table-cell>
          <table:table-cell office:value-type="float" office:value="57277" calcext:value-type="float">
            <text:p>57277</text:p>
          </table:table-cell>
          <table:table-cell office:value-type="float" office:value="378" calcext:value-type="float">
            <text:p>378</text:p>
          </table:table-cell>
          <table:table-cell office:value-type="float" office:value="1451" calcext:value-type="float">
            <text:p>1451</text:p>
          </table:table-cell>
          <table:table-cell office:value-type="float" office:value="0.702830188679245" calcext:value-type="float">
            <text:p>0.702830188679245</text:p>
          </table:table-cell>
          <table:table-cell office:value-type="float" office:value="0.381236673773987" calcext:value-type="float">
            <text:p>0.381236673773987</text:p>
          </table:table-cell>
          <table:table-cell office:value-type="float" office:value="0.969516666666667" calcext:value-type="float">
            <text:p>0.969516666666667</text:p>
          </table:table-cell>
          <table:table-cell office:value-type="float" office:value="0.161194029850746" calcext:value-type="float">
            <text:p>0.161194029850746</text:p>
          </table:table-cell>
          <table:table-cell office:value-type="float" office:value="0.391781810682615" calcext:value-type="float">
            <text:p>0.391781810682615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888" calcext:value-type="float">
            <text:p>888</text:p>
          </table:table-cell>
          <table:table-cell office:value-type="float" office:value="57286" calcext:value-type="float">
            <text:p>57286</text:p>
          </table:table-cell>
          <table:table-cell office:value-type="float" office:value="369" calcext:value-type="float">
            <text:p>369</text:p>
          </table:table-cell>
          <table:table-cell office:value-type="float" office:value="1457" calcext:value-type="float">
            <text:p>1457</text:p>
          </table:table-cell>
          <table:table-cell office:value-type="float" office:value="0.706443914081146" calcext:value-type="float">
            <text:p>0.706443914081146</text:p>
          </table:table-cell>
          <table:table-cell office:value-type="float" office:value="0.378678038379531" calcext:value-type="float">
            <text:p>0.378678038379531</text:p>
          </table:table-cell>
          <table:table-cell office:value-type="float" office:value="0.969566666666667" calcext:value-type="float">
            <text:p>0.969566666666667</text:p>
          </table:table-cell>
          <table:table-cell office:value-type="float" office:value="0.157356076759062" calcext:value-type="float">
            <text:p>0.157356076759062</text:p>
          </table:table-cell>
          <table:table-cell office:value-type="float" office:value="0.389302937308198" calcext:value-type="float">
            <text:p>0.389302937308198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881" calcext:value-type="float">
            <text:p>881</text:p>
          </table:table-cell>
          <table:table-cell office:value-type="float" office:value="57290" calcext:value-type="float">
            <text:p>57290</text:p>
          </table:table-cell>
          <table:table-cell office:value-type="float" office:value="365" calcext:value-type="float">
            <text:p>365</text:p>
          </table:table-cell>
          <table:table-cell office:value-type="float" office:value="1464" calcext:value-type="float">
            <text:p>1464</text:p>
          </table:table-cell>
          <table:table-cell office:value-type="float" office:value="0.707062600321027" calcext:value-type="float">
            <text:p>0.707062600321027</text:p>
          </table:table-cell>
          <table:table-cell office:value-type="float" office:value="0.375692963752665" calcext:value-type="float">
            <text:p>0.375692963752665</text:p>
          </table:table-cell>
          <table:table-cell office:value-type="float" office:value="0.969516666666667" calcext:value-type="float">
            <text:p>0.969516666666667</text:p>
          </table:table-cell>
          <table:table-cell office:value-type="float" office:value="0.155650319829424" calcext:value-type="float">
            <text:p>0.155650319829424</text:p>
          </table:table-cell>
          <table:table-cell office:value-type="float" office:value="0.386343703245112" calcext:value-type="float">
            <text:p>0.386343703245112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869" calcext:value-type="float">
            <text:p>869</text:p>
          </table:table-cell>
          <table:table-cell office:value-type="float" office:value="57293" calcext:value-type="float">
            <text:p>57293</text:p>
          </table:table-cell>
          <table:table-cell office:value-type="float" office:value="362" calcext:value-type="float">
            <text:p>362</text:p>
          </table:table-cell>
          <table:table-cell office:value-type="float" office:value="1476" calcext:value-type="float">
            <text:p>1476</text:p>
          </table:table-cell>
          <table:table-cell office:value-type="float" office:value="0.705930138099106" calcext:value-type="float">
            <text:p>0.705930138099106</text:p>
          </table:table-cell>
          <table:table-cell office:value-type="float" office:value="0.370575692963753" calcext:value-type="float">
            <text:p>0.370575692963753</text:p>
          </table:table-cell>
          <table:table-cell office:value-type="float" office:value="0.969366666666667" calcext:value-type="float">
            <text:p>0.969366666666667</text:p>
          </table:table-cell>
          <table:table-cell office:value-type="float" office:value="0.154371002132196" calcext:value-type="float">
            <text:p>0.154371002132196</text:p>
          </table:table-cell>
          <table:table-cell office:value-type="float" office:value="0.381228871512993" calcext:value-type="float">
            <text:p>0.381228871512993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868" calcext:value-type="float">
            <text:p>868</text:p>
          </table:table-cell>
          <table:table-cell office:value-type="float" office:value="57297" calcext:value-type="float">
            <text:p>57297</text:p>
          </table:table-cell>
          <table:table-cell office:value-type="float" office:value="358" calcext:value-type="float">
            <text:p>358</text:p>
          </table:table-cell>
          <table:table-cell office:value-type="float" office:value="1477" calcext:value-type="float">
            <text:p>1477</text:p>
          </table:table-cell>
          <table:table-cell office:value-type="float" office:value="0.707993474714519" calcext:value-type="float">
            <text:p>0.707993474714519</text:p>
          </table:table-cell>
          <table:table-cell office:value-type="float" office:value="0.370149253731343" calcext:value-type="float">
            <text:p>0.370149253731343</text:p>
          </table:table-cell>
          <table:table-cell office:value-type="float" office:value="0.969416666666667" calcext:value-type="float">
            <text:p>0.969416666666667</text:p>
          </table:table-cell>
          <table:table-cell office:value-type="float" office:value="0.152665245202559" calcext:value-type="float">
            <text:p>0.152665245202559</text:p>
          </table:table-cell>
          <table:table-cell office:value-type="float" office:value="0.380839312445156" calcext:value-type="float">
            <text:p>0.380839312445156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864" calcext:value-type="float">
            <text:p>864</text:p>
          </table:table-cell>
          <table:table-cell office:value-type="float" office:value="57298" calcext:value-type="float">
            <text:p>57298</text:p>
          </table:table-cell>
          <table:table-cell office:value-type="float" office:value="357" calcext:value-type="float">
            <text:p>357</text:p>
          </table:table-cell>
          <table:table-cell office:value-type="float" office:value="1481" calcext:value-type="float">
            <text:p>1481</text:p>
          </table:table-cell>
          <table:table-cell office:value-type="float" office:value="0.707616707616708" calcext:value-type="float">
            <text:p>0.707616707616708</text:p>
          </table:table-cell>
          <table:table-cell office:value-type="float" office:value="0.368443496801706" calcext:value-type="float">
            <text:p>0.368443496801706</text:p>
          </table:table-cell>
          <table:table-cell office:value-type="float" office:value="0.969366666666667" calcext:value-type="float">
            <text:p>0.969366666666667</text:p>
          </table:table-cell>
          <table:table-cell office:value-type="float" office:value="0.152238805970149" calcext:value-type="float">
            <text:p>0.152238805970149</text:p>
          </table:table-cell>
          <table:table-cell office:value-type="float" office:value="0.379133218037738" calcext:value-type="float">
            <text:p>0.379133218037738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859" calcext:value-type="float">
            <text:p>859</text:p>
          </table:table-cell>
          <table:table-cell office:value-type="float" office:value="57298" calcext:value-type="float">
            <text:p>57298</text:p>
          </table:table-cell>
          <table:table-cell office:value-type="float" office:value="357" calcext:value-type="float">
            <text:p>357</text:p>
          </table:table-cell>
          <table:table-cell office:value-type="float" office:value="1486" calcext:value-type="float">
            <text:p>1486</text:p>
          </table:table-cell>
          <table:table-cell office:value-type="float" office:value="0.70641447368421" calcext:value-type="float">
            <text:p>0.70641447368421</text:p>
          </table:table-cell>
          <table:table-cell office:value-type="float" office:value="0.366311300639659" calcext:value-type="float">
            <text:p>0.366311300639659</text:p>
          </table:table-cell>
          <table:table-cell office:value-type="float" office:value="0.969283333333333" calcext:value-type="float">
            <text:p>0.969283333333333</text:p>
          </table:table-cell>
          <table:table-cell office:value-type="float" office:value="0.152238805970149" calcext:value-type="float">
            <text:p>0.152238805970149</text:p>
          </table:table-cell>
          <table:table-cell office:value-type="float" office:value="0.376987814952499" calcext:value-type="float">
            <text:p>0.376987814952499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858" calcext:value-type="float">
            <text:p>858</text:p>
          </table:table-cell>
          <table:table-cell office:value-type="float" office:value="57297" calcext:value-type="float">
            <text:p>57297</text:p>
          </table:table-cell>
          <table:table-cell office:value-type="float" office:value="358" calcext:value-type="float">
            <text:p>358</text:p>
          </table:table-cell>
          <table:table-cell office:value-type="float" office:value="1487" calcext:value-type="float">
            <text:p>1487</text:p>
          </table:table-cell>
          <table:table-cell office:value-type="float" office:value="0.705592105263158" calcext:value-type="float">
            <text:p>0.705592105263158</text:p>
          </table:table-cell>
          <table:table-cell office:value-type="float" office:value="0.36588486140725" calcext:value-type="float">
            <text:p>0.36588486140725</text:p>
          </table:table-cell>
          <table:table-cell office:value-type="float" office:value="0.96925" calcext:value-type="float">
            <text:p>0.96925</text:p>
          </table:table-cell>
          <table:table-cell office:value-type="float" office:value="0.152665245202559" calcext:value-type="float">
            <text:p>0.152665245202559</text:p>
          </table:table-cell>
          <table:table-cell office:value-type="float" office:value="0.376548946716233" calcext:value-type="float">
            <text:p>0.376548946716233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853" calcext:value-type="float">
            <text:p>853</text:p>
          </table:table-cell>
          <table:table-cell office:value-type="float" office:value="57302" calcext:value-type="float">
            <text:p>57302</text:p>
          </table:table-cell>
          <table:table-cell office:value-type="float" office:value="353" calcext:value-type="float">
            <text:p>353</text:p>
          </table:table-cell>
          <table:table-cell office:value-type="float" office:value="1492" calcext:value-type="float">
            <text:p>1492</text:p>
          </table:table-cell>
          <table:table-cell office:value-type="float" office:value="0.707296849087894" calcext:value-type="float">
            <text:p>0.707296849087894</text:p>
          </table:table-cell>
          <table:table-cell office:value-type="float" office:value="0.363752665245203" calcext:value-type="float">
            <text:p>0.363752665245203</text:p>
          </table:table-cell>
          <table:table-cell office:value-type="float" office:value="0.96925" calcext:value-type="float">
            <text:p>0.96925</text:p>
          </table:table-cell>
          <table:table-cell office:value-type="float" office:value="0.150533049040512" calcext:value-type="float">
            <text:p>0.150533049040512</text:p>
          </table:table-cell>
          <table:table-cell office:value-type="float" office:value="0.374451273046532" calcext:value-type="float">
            <text:p>0.374451273046532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843" calcext:value-type="float">
            <text:p>843</text:p>
          </table:table-cell>
          <table:table-cell office:value-type="float" office:value="57307" calcext:value-type="float">
            <text:p>57307</text:p>
          </table:table-cell>
          <table:table-cell office:value-type="float" office:value="348" calcext:value-type="float">
            <text:p>348</text:p>
          </table:table-cell>
          <table:table-cell office:value-type="float" office:value="1502" calcext:value-type="float">
            <text:p>1502</text:p>
          </table:table-cell>
          <table:table-cell office:value-type="float" office:value="0.707808564231738" calcext:value-type="float">
            <text:p>0.707808564231738</text:p>
          </table:table-cell>
          <table:table-cell office:value-type="float" office:value="0.359488272921109" calcext:value-type="float">
            <text:p>0.359488272921109</text:p>
          </table:table-cell>
          <table:table-cell office:value-type="float" office:value="0.969166666666667" calcext:value-type="float">
            <text:p>0.969166666666667</text:p>
          </table:table-cell>
          <table:table-cell office:value-type="float" office:value="0.148400852878465" calcext:value-type="float">
            <text:p>0.148400852878465</text:p>
          </table:table-cell>
          <table:table-cell office:value-type="float" office:value="0.370204851334246" calcext:value-type="float">
            <text:p>0.3702048513342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37" calcext:value-type="float">
            <text:p>837</text:p>
          </table:table-cell>
          <table:table-cell office:value-type="float" office:value="57314" calcext:value-type="float">
            <text:p>57314</text:p>
          </table:table-cell>
          <table:table-cell office:value-type="float" office:value="341" calcext:value-type="float">
            <text:p>341</text:p>
          </table:table-cell>
          <table:table-cell office:value-type="float" office:value="1508" calcext:value-type="float">
            <text:p>1508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.356929637526652" calcext:value-type="float">
            <text:p>0.356929637526652</text:p>
          </table:table-cell>
          <table:table-cell office:value-type="float" office:value="0.969183333333333" calcext:value-type="float">
            <text:p>0.969183333333333</text:p>
          </table:table-cell>
          <table:table-cell office:value-type="float" office:value="0.145415778251599" calcext:value-type="float">
            <text:p>0.145415778251599</text:p>
          </table:table-cell>
          <table:table-cell office:value-type="float" office:value="0.367693420848623" calcext:value-type="float">
            <text:p>0.367693420848623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822" calcext:value-type="float">
            <text:p>822</text:p>
          </table:table-cell>
          <table:table-cell office:value-type="float" office:value="57316" calcext:value-type="float">
            <text:p>57316</text:p>
          </table:table-cell>
          <table:table-cell office:value-type="float" office:value="339" calcext:value-type="float">
            <text:p>339</text:p>
          </table:table-cell>
          <table:table-cell office:value-type="float" office:value="1523" calcext:value-type="float">
            <text:p>1523</text:p>
          </table:table-cell>
          <table:table-cell office:value-type="float" office:value="0.708010335917313" calcext:value-type="float">
            <text:p>0.708010335917313</text:p>
          </table:table-cell>
          <table:table-cell office:value-type="float" office:value="0.350533049040512" calcext:value-type="float">
            <text:p>0.350533049040512</text:p>
          </table:table-cell>
          <table:table-cell office:value-type="float" office:value="0.968966666666666" calcext:value-type="float">
            <text:p>0.968966666666666</text:p>
          </table:table-cell>
          <table:table-cell office:value-type="float" office:value="0.14456289978678" calcext:value-type="float">
            <text:p>0.14456289978678</text:p>
          </table:table-cell>
          <table:table-cell office:value-type="float" office:value="0.361262635402394" calcext:value-type="float">
            <text:p>0.361262635402394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819" calcext:value-type="float">
            <text:p>819</text:p>
          </table:table-cell>
          <table:table-cell office:value-type="float" office:value="57322" calcext:value-type="float">
            <text:p>57322</text:p>
          </table:table-cell>
          <table:table-cell office:value-type="float" office:value="333" calcext:value-type="float">
            <text:p>333</text:p>
          </table:table-cell>
          <table:table-cell office:value-type="float" office:value="1526" calcext:value-type="float">
            <text:p>1526</text:p>
          </table:table-cell>
          <table:table-cell office:value-type="float" office:value="0.7109375" calcext:value-type="float">
            <text:p>0.7109375</text:p>
          </table:table-cell>
          <table:table-cell office:value-type="float" office:value="0.349253731343284" calcext:value-type="float">
            <text:p>0.349253731343284</text:p>
          </table:table-cell>
          <table:table-cell office:value-type="float" office:value="0.969016666666666" calcext:value-type="float">
            <text:p>0.969016666666666</text:p>
          </table:table-cell>
          <table:table-cell office:value-type="float" office:value="0.142004264392324" calcext:value-type="float">
            <text:p>0.142004264392324</text:p>
          </table:table-cell>
          <table:table-cell office:value-type="float" office:value="0.360027927182458" calcext:value-type="float">
            <text:p>0.360027927182458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819" calcext:value-type="float">
            <text:p>819</text:p>
          </table:table-cell>
          <table:table-cell office:value-type="float" office:value="57322" calcext:value-type="float">
            <text:p>57322</text:p>
          </table:table-cell>
          <table:table-cell office:value-type="float" office:value="333" calcext:value-type="float">
            <text:p>333</text:p>
          </table:table-cell>
          <table:table-cell office:value-type="float" office:value="1526" calcext:value-type="float">
            <text:p>1526</text:p>
          </table:table-cell>
          <table:table-cell office:value-type="float" office:value="0.7109375" calcext:value-type="float">
            <text:p>0.7109375</text:p>
          </table:table-cell>
          <table:table-cell office:value-type="float" office:value="0.349253731343284" calcext:value-type="float">
            <text:p>0.349253731343284</text:p>
          </table:table-cell>
          <table:table-cell office:value-type="float" office:value="0.969016666666666" calcext:value-type="float">
            <text:p>0.969016666666666</text:p>
          </table:table-cell>
          <table:table-cell office:value-type="float" office:value="0.142004264392324" calcext:value-type="float">
            <text:p>0.142004264392324</text:p>
          </table:table-cell>
          <table:table-cell office:value-type="float" office:value="0.360027927182458" calcext:value-type="float">
            <text:p>0.360027927182458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814" calcext:value-type="float">
            <text:p>814</text:p>
          </table:table-cell>
          <table:table-cell office:value-type="float" office:value="57322" calcext:value-type="float">
            <text:p>57322</text:p>
          </table:table-cell>
          <table:table-cell office:value-type="float" office:value="333" calcext:value-type="float">
            <text:p>333</text:p>
          </table:table-cell>
          <table:table-cell office:value-type="float" office:value="1531" calcext:value-type="float">
            <text:p>1531</text:p>
          </table:table-cell>
          <table:table-cell office:value-type="float" office:value="0.709677419354839" calcext:value-type="float">
            <text:p>0.709677419354839</text:p>
          </table:table-cell>
          <table:table-cell office:value-type="float" office:value="0.347121535181237" calcext:value-type="float">
            <text:p>0.347121535181237</text:p>
          </table:table-cell>
          <table:table-cell office:value-type="float" office:value="0.968933333333333" calcext:value-type="float">
            <text:p>0.968933333333333</text:p>
          </table:table-cell>
          <table:table-cell office:value-type="float" office:value="0.142004264392324" calcext:value-type="float">
            <text:p>0.142004264392324</text:p>
          </table:table-cell>
          <table:table-cell office:value-type="float" office:value="0.357876225204955" calcext:value-type="float">
            <text:p>0.357876225204955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813" calcext:value-type="float">
            <text:p>813</text:p>
          </table:table-cell>
          <table:table-cell office:value-type="float" office:value="57336" calcext:value-type="float">
            <text:p>57336</text:p>
          </table:table-cell>
          <table:table-cell office:value-type="float" office:value="319" calcext:value-type="float">
            <text:p>319</text:p>
          </table:table-cell>
          <table:table-cell office:value-type="float" office:value="1532" calcext:value-type="float">
            <text:p>1532</text:p>
          </table:table-cell>
          <table:table-cell office:value-type="float" office:value="0.718197879858657" calcext:value-type="float">
            <text:p>0.718197879858657</text:p>
          </table:table-cell>
          <table:table-cell office:value-type="float" office:value="0.346695095948827" calcext:value-type="float">
            <text:p>0.346695095948827</text:p>
          </table:table-cell>
          <table:table-cell office:value-type="float" office:value="0.96915" calcext:value-type="float">
            <text:p>0.96915</text:p>
          </table:table-cell>
          <table:table-cell office:value-type="float" office:value="0.136034115138593" calcext:value-type="float">
            <text:p>0.136034115138593</text:p>
          </table:table-cell>
          <table:table-cell office:value-type="float" office:value="0.357575287177895" calcext:value-type="float">
            <text:p>0.357575287177895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814" calcext:value-type="float">
            <text:p>814</text:p>
          </table:table-cell>
          <table:table-cell office:value-type="float" office:value="57337" calcext:value-type="float">
            <text:p>57337</text:p>
          </table:table-cell>
          <table:table-cell office:value-type="float" office:value="318" calcext:value-type="float">
            <text:p>318</text:p>
          </table:table-cell>
          <table:table-cell office:value-type="float" office:value="1531" calcext:value-type="float">
            <text:p>1531</text:p>
          </table:table-cell>
          <table:table-cell office:value-type="float" office:value="0.719081272084806" calcext:value-type="float">
            <text:p>0.719081272084806</text:p>
          </table:table-cell>
          <table:table-cell office:value-type="float" office:value="0.347121535181237" calcext:value-type="float">
            <text:p>0.347121535181237</text:p>
          </table:table-cell>
          <table:table-cell office:value-type="float" office:value="0.969183333333333" calcext:value-type="float">
            <text:p>0.969183333333333</text:p>
          </table:table-cell>
          <table:table-cell office:value-type="float" office:value="0.135607675906183" calcext:value-type="float">
            <text:p>0.135607675906183</text:p>
          </table:table-cell>
          <table:table-cell office:value-type="float" office:value="0.358015109179344" calcext:value-type="float">
            <text:p>0.358015109179344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803" calcext:value-type="float">
            <text:p>803</text:p>
          </table:table-cell>
          <table:table-cell office:value-type="float" office:value="57337" calcext:value-type="float">
            <text:p>57337</text:p>
          </table:table-cell>
          <table:table-cell office:value-type="float" office:value="318" calcext:value-type="float">
            <text:p>318</text:p>
          </table:table-cell>
          <table:table-cell office:value-type="float" office:value="1542" calcext:value-type="float">
            <text:p>1542</text:p>
          </table:table-cell>
          <table:table-cell office:value-type="float" office:value="0.716324710080285" calcext:value-type="float">
            <text:p>0.716324710080285</text:p>
          </table:table-cell>
          <table:table-cell office:value-type="float" office:value="0.342430703624733" calcext:value-type="float">
            <text:p>0.342430703624733</text:p>
          </table:table-cell>
          <table:table-cell office:value-type="float" office:value="0.969" calcext:value-type="float">
            <text:p>0.969</text:p>
          </table:table-cell>
          <table:table-cell office:value-type="float" office:value="0.135607675906183" calcext:value-type="float">
            <text:p>0.135607675906183</text:p>
          </table:table-cell>
          <table:table-cell office:value-type="float" office:value="0.353277606687198" calcext:value-type="float">
            <text:p>0.353277606687198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789" calcext:value-type="float">
            <text:p>789</text:p>
          </table:table-cell>
          <table:table-cell office:value-type="float" office:value="57348" calcext:value-type="float">
            <text:p>57348</text:p>
          </table:table-cell>
          <table:table-cell office:value-type="float" office:value="307" calcext:value-type="float">
            <text:p>307</text:p>
          </table:table-cell>
          <table:table-cell office:value-type="float" office:value="1556" calcext:value-type="float">
            <text:p>1556</text:p>
          </table:table-cell>
          <table:table-cell office:value-type="float" office:value="0.719890510948905" calcext:value-type="float">
            <text:p>0.719890510948905</text:p>
          </table:table-cell>
          <table:table-cell office:value-type="float" office:value="0.336460554371002" calcext:value-type="float">
            <text:p>0.336460554371002</text:p>
          </table:table-cell>
          <table:table-cell office:value-type="float" office:value="0.96895" calcext:value-type="float">
            <text:p>0.96895</text:p>
          </table:table-cell>
          <table:table-cell office:value-type="float" office:value="0.13091684434968" calcext:value-type="float">
            <text:p>0.13091684434968</text:p>
          </table:table-cell>
          <table:table-cell office:value-type="float" office:value="0.347343070229957" calcext:value-type="float">
            <text:p>0.347343070229957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780" calcext:value-type="float">
            <text:p>780</text:p>
          </table:table-cell>
          <table:table-cell office:value-type="float" office:value="57356" calcext:value-type="float">
            <text:p>57356</text:p>
          </table:table-cell>
          <table:table-cell office:value-type="float" office:value="299" calcext:value-type="float">
            <text:p>299</text:p>
          </table:table-cell>
          <table:table-cell office:value-type="float" office:value="1565" calcext:value-type="float">
            <text:p>1565</text:p>
          </table:table-cell>
          <table:table-cell office:value-type="float" office:value="0.72289156626506" calcext:value-type="float">
            <text:p>0.72289156626506</text:p>
          </table:table-cell>
          <table:table-cell office:value-type="float" office:value="0.332622601279318" calcext:value-type="float">
            <text:p>0.332622601279318</text:p>
          </table:table-cell>
          <table:table-cell office:value-type="float" office:value="0.968933333333333" calcext:value-type="float">
            <text:p>0.968933333333333</text:p>
          </table:table-cell>
          <table:table-cell office:value-type="float" office:value="0.127505330490405" calcext:value-type="float">
            <text:p>0.127505330490405</text:p>
          </table:table-cell>
          <table:table-cell office:value-type="float" office:value="0.343532215860514" calcext:value-type="float">
            <text:p>0.3435322158605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0" calcext:value-type="float">
            <text:p>780</text:p>
          </table:table-cell>
          <table:table-cell office:value-type="float" office:value="57361" calcext:value-type="float">
            <text:p>57361</text:p>
          </table:table-cell>
          <table:table-cell office:value-type="float" office:value="294" calcext:value-type="float">
            <text:p>294</text:p>
          </table:table-cell>
          <table:table-cell office:value-type="float" office:value="1565" calcext:value-type="float">
            <text:p>1565</text:p>
          </table:table-cell>
          <table:table-cell office:value-type="float" office:value="0.726256983240223" calcext:value-type="float">
            <text:p>0.726256983240223</text:p>
          </table:table-cell>
          <table:table-cell office:value-type="float" office:value="0.332622601279318" calcext:value-type="float">
            <text:p>0.332622601279318</text:p>
          </table:table-cell>
          <table:table-cell office:value-type="float" office:value="0.969016666666666" calcext:value-type="float">
            <text:p>0.969016666666666</text:p>
          </table:table-cell>
          <table:table-cell office:value-type="float" office:value="0.125373134328358" calcext:value-type="float">
            <text:p>0.125373134328358</text:p>
          </table:table-cell>
          <table:table-cell office:value-type="float" office:value="0.343576721770223" calcext:value-type="float">
            <text:p>0.343576721770223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774" calcext:value-type="float">
            <text:p>774</text:p>
          </table:table-cell>
          <table:table-cell office:value-type="float" office:value="57370" calcext:value-type="float">
            <text:p>57370</text:p>
          </table:table-cell>
          <table:table-cell office:value-type="float" office:value="285" calcext:value-type="float">
            <text:p>285</text:p>
          </table:table-cell>
          <table:table-cell office:value-type="float" office:value="1571" calcext:value-type="float">
            <text:p>1571</text:p>
          </table:table-cell>
          <table:table-cell office:value-type="float" office:value="0.730878186968839" calcext:value-type="float">
            <text:p>0.730878186968839</text:p>
          </table:table-cell>
          <table:table-cell office:value-type="float" office:value="0.330063965884861" calcext:value-type="float">
            <text:p>0.330063965884861</text:p>
          </table:table-cell>
          <table:table-cell office:value-type="float" office:value="0.969066666666667" calcext:value-type="float">
            <text:p>0.969066666666667</text:p>
          </table:table-cell>
          <table:table-cell office:value-type="float" office:value="0.121535181236674" calcext:value-type="float">
            <text:p>0.121535181236674</text:p>
          </table:table-cell>
          <table:table-cell office:value-type="float" office:value="0.341066383265507" calcext:value-type="float">
            <text:p>0.341066383265507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777" calcext:value-type="float">
            <text:p>777</text:p>
          </table:table-cell>
          <table:table-cell office:value-type="float" office:value="57377" calcext:value-type="float">
            <text:p>57377</text:p>
          </table:table-cell>
          <table:table-cell office:value-type="float" office:value="278" calcext:value-type="float">
            <text:p>278</text:p>
          </table:table-cell>
          <table:table-cell office:value-type="float" office:value="1568" calcext:value-type="float">
            <text:p>1568</text:p>
          </table:table-cell>
          <table:table-cell office:value-type="float" office:value="0.736492890995261" calcext:value-type="float">
            <text:p>0.736492890995261</text:p>
          </table:table-cell>
          <table:table-cell office:value-type="float" office:value="0.33134328358209" calcext:value-type="float">
            <text:p>0.33134328358209</text:p>
          </table:table-cell>
          <table:table-cell office:value-type="float" office:value="0.969233333333333" calcext:value-type="float">
            <text:p>0.969233333333333</text:p>
          </table:table-cell>
          <table:table-cell office:value-type="float" office:value="0.118550106609808" calcext:value-type="float">
            <text:p>0.118550106609808</text:p>
          </table:table-cell>
          <table:table-cell office:value-type="float" office:value="0.342423849643551" calcext:value-type="float">
            <text:p>0.342423849643551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763" calcext:value-type="float">
            <text:p>763</text:p>
          </table:table-cell>
          <table:table-cell office:value-type="float" office:value="57379" calcext:value-type="float">
            <text:p>57379</text:p>
          </table:table-cell>
          <table:table-cell office:value-type="float" office:value="276" calcext:value-type="float">
            <text:p>276</text:p>
          </table:table-cell>
          <table:table-cell office:value-type="float" office:value="1582" calcext:value-type="float">
            <text:p>1582</text:p>
          </table:table-cell>
          <table:table-cell office:value-type="float" office:value="0.734359961501444" calcext:value-type="float">
            <text:p>0.734359961501444</text:p>
          </table:table-cell>
          <table:table-cell office:value-type="float" office:value="0.325373134328358" calcext:value-type="float">
            <text:p>0.325373134328358</text:p>
          </table:table-cell>
          <table:table-cell office:value-type="float" office:value="0.969033333333333" calcext:value-type="float">
            <text:p>0.969033333333333</text:p>
          </table:table-cell>
          <table:table-cell office:value-type="float" office:value="0.117697228144989" calcext:value-type="float">
            <text:p>0.117697228144989</text:p>
          </table:table-cell>
          <table:table-cell office:value-type="float" office:value="0.336393578671646" calcext:value-type="float">
            <text:p>0.336393578671646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755" calcext:value-type="float">
            <text:p>755</text:p>
          </table:table-cell>
          <table:table-cell office:value-type="float" office:value="57381" calcext:value-type="float">
            <text:p>57381</text:p>
          </table:table-cell>
          <table:table-cell office:value-type="float" office:value="274" calcext:value-type="float">
            <text:p>274</text:p>
          </table:table-cell>
          <table:table-cell office:value-type="float" office:value="1590" calcext:value-type="float">
            <text:p>1590</text:p>
          </table:table-cell>
          <table:table-cell office:value-type="float" office:value="0.733722060252673" calcext:value-type="float">
            <text:p>0.733722060252673</text:p>
          </table:table-cell>
          <table:table-cell office:value-type="float" office:value="0.321961620469083" calcext:value-type="float">
            <text:p>0.321961620469083</text:p>
          </table:table-cell>
          <table:table-cell office:value-type="float" office:value="0.968933333333333" calcext:value-type="float">
            <text:p>0.968933333333333</text:p>
          </table:table-cell>
          <table:table-cell office:value-type="float" office:value="0.116844349680171" calcext:value-type="float">
            <text:p>0.116844349680171</text:p>
          </table:table-cell>
          <table:table-cell office:value-type="float" office:value="0.33295286518457" calcext:value-type="float">
            <text:p>0.33295286518457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750" calcext:value-type="float">
            <text:p>750</text:p>
          </table:table-cell>
          <table:table-cell office:value-type="float" office:value="57386" calcext:value-type="float">
            <text:p>57386</text:p>
          </table:table-cell>
          <table:table-cell office:value-type="float" office:value="269" calcext:value-type="float">
            <text:p>269</text:p>
          </table:table-cell>
          <table:table-cell office:value-type="float" office:value="1595" calcext:value-type="float">
            <text:p>1595</text:p>
          </table:table-cell>
          <table:table-cell office:value-type="float" office:value="0.736015701668302" calcext:value-type="float">
            <text:p>0.736015701668302</text:p>
          </table:table-cell>
          <table:table-cell office:value-type="float" office:value="0.319829424307036" calcext:value-type="float">
            <text:p>0.319829424307036</text:p>
          </table:table-cell>
          <table:table-cell office:value-type="float" office:value="0.968933333333333" calcext:value-type="float">
            <text:p>0.968933333333333</text:p>
          </table:table-cell>
          <table:table-cell office:value-type="float" office:value="0.114712153518124" calcext:value-type="float">
            <text:p>0.114712153518124</text:p>
          </table:table-cell>
          <table:table-cell office:value-type="float" office:value="0.330833700926334" calcext:value-type="float">
            <text:p>0.330833700926334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741" calcext:value-type="float">
            <text:p>741</text:p>
          </table:table-cell>
          <table:table-cell office:value-type="float" office:value="57391" calcext:value-type="float">
            <text:p>57391</text:p>
          </table:table-cell>
          <table:table-cell office:value-type="float" office:value="264" calcext:value-type="float">
            <text:p>264</text:p>
          </table:table-cell>
          <table:table-cell office:value-type="float" office:value="1604" calcext:value-type="float">
            <text:p>1604</text:p>
          </table:table-cell>
          <table:table-cell office:value-type="float" office:value="0.737313432835821" calcext:value-type="float">
            <text:p>0.737313432835821</text:p>
          </table:table-cell>
          <table:table-cell office:value-type="float" office:value="0.315991471215352" calcext:value-type="float">
            <text:p>0.315991471215352</text:p>
          </table:table-cell>
          <table:table-cell office:value-type="float" office:value="0.968866666666667" calcext:value-type="float">
            <text:p>0.968866666666667</text:p>
          </table:table-cell>
          <table:table-cell office:value-type="float" office:value="0.112579957356077" calcext:value-type="float">
            <text:p>0.112579957356077</text:p>
          </table:table-cell>
          <table:table-cell office:value-type="float" office:value="0.326982478909799" calcext:value-type="float">
            <text:p>0.326982478909799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736" calcext:value-type="float">
            <text:p>736</text:p>
          </table:table-cell>
          <table:table-cell office:value-type="float" office:value="57391" calcext:value-type="float">
            <text:p>57391</text:p>
          </table:table-cell>
          <table:table-cell office:value-type="float" office:value="264" calcext:value-type="float">
            <text:p>264</text:p>
          </table:table-cell>
          <table:table-cell office:value-type="float" office:value="1609" calcext:value-type="float">
            <text:p>1609</text:p>
          </table:table-cell>
          <table:table-cell office:value-type="float" office:value="0.736" calcext:value-type="float">
            <text:p>0.736</text:p>
          </table:table-cell>
          <table:table-cell office:value-type="float" office:value="0.313859275053305" calcext:value-type="float">
            <text:p>0.313859275053305</text:p>
          </table:table-cell>
          <table:table-cell office:value-type="float" office:value="0.968783333333333" calcext:value-type="float">
            <text:p>0.968783333333333</text:p>
          </table:table-cell>
          <table:table-cell office:value-type="float" office:value="0.112579957356077" calcext:value-type="float">
            <text:p>0.112579957356077</text:p>
          </table:table-cell>
          <table:table-cell office:value-type="float" office:value="0.324818276220145" calcext:value-type="float">
            <text:p>0.324818276220145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728" calcext:value-type="float">
            <text:p>728</text:p>
          </table:table-cell>
          <table:table-cell office:value-type="float" office:value="57396" calcext:value-type="float">
            <text:p>57396</text:p>
          </table:table-cell>
          <table:table-cell office:value-type="float" office:value="259" calcext:value-type="float">
            <text:p>259</text:p>
          </table:table-cell>
          <table:table-cell office:value-type="float" office:value="1617" calcext:value-type="float">
            <text:p>1617</text:p>
          </table:table-cell>
          <table:table-cell office:value-type="float" office:value="0.737588652482269" calcext:value-type="float">
            <text:p>0.737588652482269</text:p>
          </table:table-cell>
          <table:table-cell office:value-type="float" office:value="0.31044776119403" calcext:value-type="float">
            <text:p>0.31044776119403</text:p>
          </table:table-cell>
          <table:table-cell office:value-type="float" office:value="0.968733333333333" calcext:value-type="float">
            <text:p>0.968733333333333</text:p>
          </table:table-cell>
          <table:table-cell office:value-type="float" office:value="0.11044776119403" calcext:value-type="float">
            <text:p>0.11044776119403</text:p>
          </table:table-cell>
          <table:table-cell office:value-type="float" office:value="0.321396109798218" calcext:value-type="float">
            <text:p>0.321396109798218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728" calcext:value-type="float">
            <text:p>728</text:p>
          </table:table-cell>
          <table:table-cell office:value-type="float" office:value="57396" calcext:value-type="float">
            <text:p>57396</text:p>
          </table:table-cell>
          <table:table-cell office:value-type="float" office:value="259" calcext:value-type="float">
            <text:p>259</text:p>
          </table:table-cell>
          <table:table-cell office:value-type="float" office:value="1617" calcext:value-type="float">
            <text:p>1617</text:p>
          </table:table-cell>
          <table:table-cell office:value-type="float" office:value="0.737588652482269" calcext:value-type="float">
            <text:p>0.737588652482269</text:p>
          </table:table-cell>
          <table:table-cell office:value-type="float" office:value="0.31044776119403" calcext:value-type="float">
            <text:p>0.31044776119403</text:p>
          </table:table-cell>
          <table:table-cell office:value-type="float" office:value="0.968733333333333" calcext:value-type="float">
            <text:p>0.968733333333333</text:p>
          </table:table-cell>
          <table:table-cell office:value-type="float" office:value="0.11044776119403" calcext:value-type="float">
            <text:p>0.11044776119403</text:p>
          </table:table-cell>
          <table:table-cell office:value-type="float" office:value="0.321396109798218" calcext:value-type="float">
            <text:p>0.3213961097982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19" calcext:value-type="float">
            <text:p>719</text:p>
          </table:table-cell>
          <table:table-cell office:value-type="float" office:value="57397" calcext:value-type="float">
            <text:p>57397</text:p>
          </table:table-cell>
          <table:table-cell office:value-type="float" office:value="258" calcext:value-type="float">
            <text:p>258</text:p>
          </table:table-cell>
          <table:table-cell office:value-type="float" office:value="1626" calcext:value-type="float">
            <text:p>1626</text:p>
          </table:table-cell>
          <table:table-cell office:value-type="float" office:value="0.735926305015353" calcext:value-type="float">
            <text:p>0.735926305015353</text:p>
          </table:table-cell>
          <table:table-cell office:value-type="float" office:value="0.306609808102345" calcext:value-type="float">
            <text:p>0.306609808102345</text:p>
          </table:table-cell>
          <table:table-cell office:value-type="float" office:value="0.9686" calcext:value-type="float">
            <text:p>0.9686</text:p>
          </table:table-cell>
          <table:table-cell office:value-type="float" office:value="0.11002132196162" calcext:value-type="float">
            <text:p>0.11002132196162</text:p>
          </table:table-cell>
          <table:table-cell office:value-type="float" office:value="0.317505260150141" calcext:value-type="float">
            <text:p>0.317505260150141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710" calcext:value-type="float">
            <text:p>710</text:p>
          </table:table-cell>
          <table:table-cell office:value-type="float" office:value="57398" calcext:value-type="float">
            <text:p>57398</text:p>
          </table:table-cell>
          <table:table-cell office:value-type="float" office:value="257" calcext:value-type="float">
            <text:p>257</text:p>
          </table:table-cell>
          <table:table-cell office:value-type="float" office:value="1635" calcext:value-type="float">
            <text:p>1635</text:p>
          </table:table-cell>
          <table:table-cell office:value-type="float" office:value="0.734229576008273" calcext:value-type="float">
            <text:p>0.734229576008273</text:p>
          </table:table-cell>
          <table:table-cell office:value-type="float" office:value="0.302771855010661" calcext:value-type="float">
            <text:p>0.302771855010661</text:p>
          </table:table-cell>
          <table:table-cell office:value-type="float" office:value="0.968466666666667" calcext:value-type="float">
            <text:p>0.968466666666667</text:p>
          </table:table-cell>
          <table:table-cell office:value-type="float" office:value="0.109594882729211" calcext:value-type="float">
            <text:p>0.109594882729211</text:p>
          </table:table-cell>
          <table:table-cell office:value-type="float" office:value="0.313612388598748" calcext:value-type="float">
            <text:p>0.313612388598748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706" calcext:value-type="float">
            <text:p>706</text:p>
          </table:table-cell>
          <table:table-cell office:value-type="float" office:value="57399" calcext:value-type="float">
            <text:p>57399</text:p>
          </table:table-cell>
          <table:table-cell office:value-type="float" office:value="256" calcext:value-type="float">
            <text:p>256</text:p>
          </table:table-cell>
          <table:table-cell office:value-type="float" office:value="1639" calcext:value-type="float">
            <text:p>1639</text:p>
          </table:table-cell>
          <table:table-cell office:value-type="float" office:value="0.733887733887734" calcext:value-type="float">
            <text:p>0.733887733887734</text:p>
          </table:table-cell>
          <table:table-cell office:value-type="float" office:value="0.301066098081023" calcext:value-type="float">
            <text:p>0.301066098081023</text:p>
          </table:table-cell>
          <table:table-cell office:value-type="float" office:value="0.968416666666667" calcext:value-type="float">
            <text:p>0.968416666666667</text:p>
          </table:table-cell>
          <table:table-cell office:value-type="float" office:value="0.109168443496802" calcext:value-type="float">
            <text:p>0.109168443496802</text:p>
          </table:table-cell>
          <table:table-cell office:value-type="float" office:value="0.311886076607245" calcext:value-type="float">
            <text:p>0.311886076607245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706" calcext:value-type="float">
            <text:p>706</text:p>
          </table:table-cell>
          <table:table-cell office:value-type="float" office:value="57399" calcext:value-type="float">
            <text:p>57399</text:p>
          </table:table-cell>
          <table:table-cell office:value-type="float" office:value="256" calcext:value-type="float">
            <text:p>256</text:p>
          </table:table-cell>
          <table:table-cell office:value-type="float" office:value="1639" calcext:value-type="float">
            <text:p>1639</text:p>
          </table:table-cell>
          <table:table-cell office:value-type="float" office:value="0.733887733887734" calcext:value-type="float">
            <text:p>0.733887733887734</text:p>
          </table:table-cell>
          <table:table-cell office:value-type="float" office:value="0.301066098081023" calcext:value-type="float">
            <text:p>0.301066098081023</text:p>
          </table:table-cell>
          <table:table-cell office:value-type="float" office:value="0.968416666666667" calcext:value-type="float">
            <text:p>0.968416666666667</text:p>
          </table:table-cell>
          <table:table-cell office:value-type="float" office:value="0.109168443496802" calcext:value-type="float">
            <text:p>0.109168443496802</text:p>
          </table:table-cell>
          <table:table-cell office:value-type="float" office:value="0.311886076607245" calcext:value-type="float">
            <text:p>0.311886076607245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701" calcext:value-type="float">
            <text:p>701</text:p>
          </table:table-cell>
          <table:table-cell office:value-type="float" office:value="57399" calcext:value-type="float">
            <text:p>57399</text:p>
          </table:table-cell>
          <table:table-cell office:value-type="float" office:value="256" calcext:value-type="float">
            <text:p>256</text:p>
          </table:table-cell>
          <table:table-cell office:value-type="float" office:value="1644" calcext:value-type="float">
            <text:p>1644</text:p>
          </table:table-cell>
          <table:table-cell office:value-type="float" office:value="0.732497387669801" calcext:value-type="float">
            <text:p>0.732497387669801</text:p>
          </table:table-cell>
          <table:table-cell office:value-type="float" office:value="0.298933901918977" calcext:value-type="float">
            <text:p>0.298933901918977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109168443496802" calcext:value-type="float">
            <text:p>0.109168443496802</text:p>
          </table:table-cell>
          <table:table-cell office:value-type="float" office:value="0.309717493567586" calcext:value-type="float">
            <text:p>0.309717493567586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696" calcext:value-type="float">
            <text:p>696</text:p>
          </table:table-cell>
          <table:table-cell office:value-type="float" office:value="57399" calcext:value-type="float">
            <text:p>57399</text:p>
          </table:table-cell>
          <table:table-cell office:value-type="float" office:value="256" calcext:value-type="float">
            <text:p>256</text:p>
          </table:table-cell>
          <table:table-cell office:value-type="float" office:value="1649" calcext:value-type="float">
            <text:p>1649</text:p>
          </table:table-cell>
          <table:table-cell office:value-type="float" office:value="0.73109243697479" calcext:value-type="float">
            <text:p>0.73109243697479</text:p>
          </table:table-cell>
          <table:table-cell office:value-type="float" office:value="0.29680170575693" calcext:value-type="float">
            <text:p>0.29680170575693</text:p>
          </table:table-cell>
          <table:table-cell office:value-type="float" office:value="0.96825" calcext:value-type="float">
            <text:p>0.96825</text:p>
          </table:table-cell>
          <table:table-cell office:value-type="float" office:value="0.109168443496802" calcext:value-type="float">
            <text:p>0.109168443496802</text:p>
          </table:table-cell>
          <table:table-cell office:value-type="float" office:value="0.307548346849657" calcext:value-type="float">
            <text:p>0.307548346849657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695" calcext:value-type="float">
            <text:p>695</text:p>
          </table:table-cell>
          <table:table-cell office:value-type="float" office:value="57398" calcext:value-type="float">
            <text:p>57398</text:p>
          </table:table-cell>
          <table:table-cell office:value-type="float" office:value="257" calcext:value-type="float">
            <text:p>257</text:p>
          </table:table-cell>
          <table:table-cell office:value-type="float" office:value="1650" calcext:value-type="float">
            <text:p>1650</text:p>
          </table:table-cell>
          <table:table-cell office:value-type="float" office:value="0.730042016806723" calcext:value-type="float">
            <text:p>0.730042016806723</text:p>
          </table:table-cell>
          <table:table-cell office:value-type="float" office:value="0.29637526652452" calcext:value-type="float">
            <text:p>0.29637526652452</text:p>
          </table:table-cell>
          <table:table-cell office:value-type="float" office:value="0.968216666666667" calcext:value-type="float">
            <text:p>0.968216666666667</text:p>
          </table:table-cell>
          <table:table-cell office:value-type="float" office:value="0.109594882729211" calcext:value-type="float">
            <text:p>0.109594882729211</text:p>
          </table:table-cell>
          <table:table-cell office:value-type="float" office:value="0.307106467040965" calcext:value-type="float">
            <text:p>0.307106467040965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683" calcext:value-type="float">
            <text:p>683</text:p>
          </table:table-cell>
          <table:table-cell office:value-type="float" office:value="57406" calcext:value-type="float">
            <text:p>57406</text:p>
          </table:table-cell>
          <table:table-cell office:value-type="float" office:value="249" calcext:value-type="float">
            <text:p>249</text:p>
          </table:table-cell>
          <table:table-cell office:value-type="float" office:value="1662" calcext:value-type="float">
            <text:p>1662</text:p>
          </table:table-cell>
          <table:table-cell office:value-type="float" office:value="0.732832618025751" calcext:value-type="float">
            <text:p>0.732832618025751</text:p>
          </table:table-cell>
          <table:table-cell office:value-type="float" office:value="0.291257995735608" calcext:value-type="float">
            <text:p>0.291257995735608</text:p>
          </table:table-cell>
          <table:table-cell office:value-type="float" office:value="0.96815" calcext:value-type="float">
            <text:p>0.96815</text:p>
          </table:table-cell>
          <table:table-cell office:value-type="float" office:value="0.106183368869936" calcext:value-type="float">
            <text:p>0.106183368869936</text:p>
          </table:table-cell>
          <table:table-cell office:value-type="float" office:value="0.301960886299802" calcext:value-type="float">
            <text:p>0.301960886299802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683" calcext:value-type="float">
            <text:p>683</text:p>
          </table:table-cell>
          <table:table-cell office:value-type="float" office:value="57406" calcext:value-type="float">
            <text:p>57406</text:p>
          </table:table-cell>
          <table:table-cell office:value-type="float" office:value="249" calcext:value-type="float">
            <text:p>249</text:p>
          </table:table-cell>
          <table:table-cell office:value-type="float" office:value="1662" calcext:value-type="float">
            <text:p>1662</text:p>
          </table:table-cell>
          <table:table-cell office:value-type="float" office:value="0.732832618025751" calcext:value-type="float">
            <text:p>0.732832618025751</text:p>
          </table:table-cell>
          <table:table-cell office:value-type="float" office:value="0.291257995735608" calcext:value-type="float">
            <text:p>0.291257995735608</text:p>
          </table:table-cell>
          <table:table-cell office:value-type="float" office:value="0.96815" calcext:value-type="float">
            <text:p>0.96815</text:p>
          </table:table-cell>
          <table:table-cell office:value-type="float" office:value="0.106183368869936" calcext:value-type="float">
            <text:p>0.106183368869936</text:p>
          </table:table-cell>
          <table:table-cell office:value-type="float" office:value="0.301960886299802" calcext:value-type="float">
            <text:p>0.301960886299802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676" calcext:value-type="float">
            <text:p>676</text:p>
          </table:table-cell>
          <table:table-cell office:value-type="float" office:value="57412" calcext:value-type="float">
            <text:p>57412</text:p>
          </table:table-cell>
          <table:table-cell office:value-type="float" office:value="243" calcext:value-type="float">
            <text:p>243</text:p>
          </table:table-cell>
          <table:table-cell office:value-type="float" office:value="1669" calcext:value-type="float">
            <text:p>1669</text:p>
          </table:table-cell>
          <table:table-cell office:value-type="float" office:value="0.735582154515778" calcext:value-type="float">
            <text:p>0.735582154515778</text:p>
          </table:table-cell>
          <table:table-cell office:value-type="float" office:value="0.288272921108742" calcext:value-type="float">
            <text:p>0.288272921108742</text:p>
          </table:table-cell>
          <table:table-cell office:value-type="float" office:value="0.968133333333333" calcext:value-type="float">
            <text:p>0.968133333333333</text:p>
          </table:table-cell>
          <table:table-cell office:value-type="float" office:value="0.10362473347548" calcext:value-type="float">
            <text:p>0.10362473347548</text:p>
          </table:table-cell>
          <table:table-cell office:value-type="float" office:value="0.298967194776139" calcext:value-type="float">
            <text:p>0.2989671947761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6" calcext:value-type="float">
            <text:p>676</text:p>
          </table:table-cell>
          <table:table-cell office:value-type="float" office:value="57412" calcext:value-type="float">
            <text:p>57412</text:p>
          </table:table-cell>
          <table:table-cell office:value-type="float" office:value="243" calcext:value-type="float">
            <text:p>243</text:p>
          </table:table-cell>
          <table:table-cell office:value-type="float" office:value="1669" calcext:value-type="float">
            <text:p>1669</text:p>
          </table:table-cell>
          <table:table-cell office:value-type="float" office:value="0.735582154515778" calcext:value-type="float">
            <text:p>0.735582154515778</text:p>
          </table:table-cell>
          <table:table-cell office:value-type="float" office:value="0.288272921108742" calcext:value-type="float">
            <text:p>0.288272921108742</text:p>
          </table:table-cell>
          <table:table-cell office:value-type="float" office:value="0.968133333333333" calcext:value-type="float">
            <text:p>0.968133333333333</text:p>
          </table:table-cell>
          <table:table-cell office:value-type="float" office:value="0.10362473347548" calcext:value-type="float">
            <text:p>0.10362473347548</text:p>
          </table:table-cell>
          <table:table-cell office:value-type="float" office:value="0.298967194776139" calcext:value-type="float">
            <text:p>0.298967194776139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663" calcext:value-type="float">
            <text:p>663</text:p>
          </table:table-cell>
          <table:table-cell office:value-type="float" office:value="57414" calcext:value-type="float">
            <text:p>57414</text:p>
          </table:table-cell>
          <table:table-cell office:value-type="float" office:value="241" calcext:value-type="float">
            <text:p>241</text:p>
          </table:table-cell>
          <table:table-cell office:value-type="float" office:value="1682" calcext:value-type="float">
            <text:p>1682</text:p>
          </table:table-cell>
          <table:table-cell office:value-type="float" office:value="0.733407079646018" calcext:value-type="float">
            <text:p>0.733407079646018</text:p>
          </table:table-cell>
          <table:table-cell office:value-type="float" office:value="0.28272921108742" calcext:value-type="float">
            <text:p>0.28272921108742</text:p>
          </table:table-cell>
          <table:table-cell office:value-type="float" office:value="0.96795" calcext:value-type="float">
            <text:p>0.96795</text:p>
          </table:table-cell>
          <table:table-cell office:value-type="float" office:value="0.102771855010661" calcext:value-type="float">
            <text:p>0.102771855010661</text:p>
          </table:table-cell>
          <table:table-cell office:value-type="float" office:value="0.293332292317302" calcext:value-type="float">
            <text:p>0.293332292317302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652" calcext:value-type="float">
            <text:p>652</text:p>
          </table:table-cell>
          <table:table-cell office:value-type="float" office:value="57421" calcext:value-type="float">
            <text:p>57421</text:p>
          </table:table-cell>
          <table:table-cell office:value-type="float" office:value="234" calcext:value-type="float">
            <text:p>234</text:p>
          </table:table-cell>
          <table:table-cell office:value-type="float" office:value="1693" calcext:value-type="float">
            <text:p>1693</text:p>
          </table:table-cell>
          <table:table-cell office:value-type="float" office:value="0.73589164785553" calcext:value-type="float">
            <text:p>0.73589164785553</text:p>
          </table:table-cell>
          <table:table-cell office:value-type="float" office:value="0.278038379530917" calcext:value-type="float">
            <text:p>0.278038379530917</text:p>
          </table:table-cell>
          <table:table-cell office:value-type="float" office:value="0.967883333333333" calcext:value-type="float">
            <text:p>0.967883333333333</text:p>
          </table:table-cell>
          <table:table-cell office:value-type="float" office:value="0.0997867803837953" calcext:value-type="float">
            <text:p>0.099786780383795</text:p>
          </table:table-cell>
          <table:table-cell office:value-type="float" office:value="0.288600739467791" calcext:value-type="float">
            <text:p>0.288600739467791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648" calcext:value-type="float">
            <text:p>648</text:p>
          </table:table-cell>
          <table:table-cell office:value-type="float" office:value="57422" calcext:value-type="float">
            <text:p>57422</text:p>
          </table:table-cell>
          <table:table-cell office:value-type="float" office:value="233" calcext:value-type="float">
            <text:p>233</text:p>
          </table:table-cell>
          <table:table-cell office:value-type="float" office:value="1697" calcext:value-type="float">
            <text:p>1697</text:p>
          </table:table-cell>
          <table:table-cell office:value-type="float" office:value="0.735527809307605" calcext:value-type="float">
            <text:p>0.735527809307605</text:p>
          </table:table-cell>
          <table:table-cell office:value-type="float" office:value="0.276332622601279" calcext:value-type="float">
            <text:p>0.276332622601279</text:p>
          </table:table-cell>
          <table:table-cell office:value-type="float" office:value="0.967833333333333" calcext:value-type="float">
            <text:p>0.967833333333333</text:p>
          </table:table-cell>
          <table:table-cell office:value-type="float" office:value="0.0993603411513859" calcext:value-type="float">
            <text:p>0.099360341151386</text:p>
          </table:table-cell>
          <table:table-cell office:value-type="float" office:value="0.286867529491419" calcext:value-type="float">
            <text:p>0.286867529491419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640" calcext:value-type="float">
            <text:p>640</text:p>
          </table:table-cell>
          <table:table-cell office:value-type="float" office:value="57424" calcext:value-type="float">
            <text:p>57424</text:p>
          </table:table-cell>
          <table:table-cell office:value-type="float" office:value="231" calcext:value-type="float">
            <text:p>231</text:p>
          </table:table-cell>
          <table:table-cell office:value-type="float" office:value="1705" calcext:value-type="float">
            <text:p>1705</text:p>
          </table:table-cell>
          <table:table-cell office:value-type="float" office:value="0.734787600459242" calcext:value-type="float">
            <text:p>0.734787600459242</text:p>
          </table:table-cell>
          <table:table-cell office:value-type="float" office:value="0.272921108742004" calcext:value-type="float">
            <text:p>0.272921108742004</text:p>
          </table:table-cell>
          <table:table-cell office:value-type="float" office:value="0.967733333333333" calcext:value-type="float">
            <text:p>0.967733333333333</text:p>
          </table:table-cell>
          <table:table-cell office:value-type="float" office:value="0.0985074626865672" calcext:value-type="float">
            <text:p>0.098507462686567</text:p>
          </table:table-cell>
          <table:table-cell office:value-type="float" office:value="0.283399755150947" calcext:value-type="float">
            <text:p>0.283399755150947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641" calcext:value-type="float">
            <text:p>641</text:p>
          </table:table-cell>
          <table:table-cell office:value-type="float" office:value="57425" calcext:value-type="float">
            <text:p>57425</text:p>
          </table:table-cell>
          <table:table-cell office:value-type="float" office:value="230" calcext:value-type="float">
            <text:p>230</text:p>
          </table:table-cell>
          <table:table-cell office:value-type="float" office:value="1704" calcext:value-type="float">
            <text:p>1704</text:p>
          </table:table-cell>
          <table:table-cell office:value-type="float" office:value="0.73593570608496" calcext:value-type="float">
            <text:p>0.73593570608496</text:p>
          </table:table-cell>
          <table:table-cell office:value-type="float" office:value="0.273347547974414" calcext:value-type="float">
            <text:p>0.273347547974414</text:p>
          </table:table-cell>
          <table:table-cell office:value-type="float" office:value="0.967766666666667" calcext:value-type="float">
            <text:p>0.967766666666667</text:p>
          </table:table-cell>
          <table:table-cell office:value-type="float" office:value="0.0980810234541578" calcext:value-type="float">
            <text:p>0.098081023454158</text:p>
          </table:table-cell>
          <table:table-cell office:value-type="float" office:value="0.28384256726837" calcext:value-type="float">
            <text:p>0.28384256726837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632" calcext:value-type="float">
            <text:p>632</text:p>
          </table:table-cell>
          <table:table-cell office:value-type="float" office:value="57431" calcext:value-type="float">
            <text:p>57431</text:p>
          </table:table-cell>
          <table:table-cell office:value-type="float" office:value="224" calcext:value-type="float">
            <text:p>224</text:p>
          </table:table-cell>
          <table:table-cell office:value-type="float" office:value="1713" calcext:value-type="float">
            <text:p>1713</text:p>
          </table:table-cell>
          <table:table-cell office:value-type="float" office:value="0.738317757009346" calcext:value-type="float">
            <text:p>0.738317757009346</text:p>
          </table:table-cell>
          <table:table-cell office:value-type="float" office:value="0.269509594882729" calcext:value-type="float">
            <text:p>0.269509594882729</text:p>
          </table:table-cell>
          <table:table-cell office:value-type="float" office:value="0.967716666666667" calcext:value-type="float">
            <text:p>0.967716666666667</text:p>
          </table:table-cell>
          <table:table-cell office:value-type="float" office:value="0.0955223880597015" calcext:value-type="float">
            <text:p>0.095522388059702</text:p>
          </table:table-cell>
          <table:table-cell office:value-type="float" office:value="0.279966645820304" calcext:value-type="float">
            <text:p>0.279966645820304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626" calcext:value-type="float">
            <text:p>626</text:p>
          </table:table-cell>
          <table:table-cell office:value-type="float" office:value="57430" calcext:value-type="float">
            <text:p>57430</text:p>
          </table:table-cell>
          <table:table-cell office:value-type="float" office:value="225" calcext:value-type="float">
            <text:p>225</text:p>
          </table:table-cell>
          <table:table-cell office:value-type="float" office:value="1719" calcext:value-type="float">
            <text:p>1719</text:p>
          </table:table-cell>
          <table:table-cell office:value-type="float" office:value="0.735605170387779" calcext:value-type="float">
            <text:p>0.735605170387779</text:p>
          </table:table-cell>
          <table:table-cell office:value-type="float" office:value="0.266950959488273" calcext:value-type="float">
            <text:p>0.266950959488273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0959488272921109" calcext:value-type="float">
            <text:p>0.095948827292111</text:p>
          </table:table-cell>
          <table:table-cell office:value-type="float" office:value="0.277344869823565" calcext:value-type="float">
            <text:p>0.277344869823565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621" calcext:value-type="float">
            <text:p>621</text:p>
          </table:table-cell>
          <table:table-cell office:value-type="float" office:value="57430" calcext:value-type="float">
            <text:p>57430</text:p>
          </table:table-cell>
          <table:table-cell office:value-type="float" office:value="225" calcext:value-type="float">
            <text:p>225</text:p>
          </table:table-cell>
          <table:table-cell office:value-type="float" office:value="1724" calcext:value-type="float">
            <text:p>1724</text:p>
          </table:table-cell>
          <table:table-cell office:value-type="float" office:value="0.734042553191489" calcext:value-type="float">
            <text:p>0.734042553191489</text:p>
          </table:table-cell>
          <table:table-cell office:value-type="float" office:value="0.264818763326226" calcext:value-type="float">
            <text:p>0.264818763326226</text:p>
          </table:table-cell>
          <table:table-cell office:value-type="float" office:value="0.967516666666667" calcext:value-type="float">
            <text:p>0.967516666666667</text:p>
          </table:table-cell>
          <table:table-cell office:value-type="float" office:value="0.0959488272921109" calcext:value-type="float">
            <text:p>0.095948827292111</text:p>
          </table:table-cell>
          <table:table-cell office:value-type="float" office:value="0.275165511129646" calcext:value-type="float">
            <text:p>0.275165511129646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608" calcext:value-type="float">
            <text:p>608</text:p>
          </table:table-cell>
          <table:table-cell office:value-type="float" office:value="57437" calcext:value-type="float">
            <text:p>57437</text:p>
          </table:table-cell>
          <table:table-cell office:value-type="float" office:value="218" calcext:value-type="float">
            <text:p>218</text:p>
          </table:table-cell>
          <table:table-cell office:value-type="float" office:value="1737" calcext:value-type="float">
            <text:p>1737</text:p>
          </table:table-cell>
          <table:table-cell office:value-type="float" office:value="0.736077481840194" calcext:value-type="float">
            <text:p>0.736077481840194</text:p>
          </table:table-cell>
          <table:table-cell office:value-type="float" office:value="0.259275053304904" calcext:value-type="float">
            <text:p>0.259275053304904</text:p>
          </table:table-cell>
          <table:table-cell office:value-type="float" office:value="0.967416666666667" calcext:value-type="float">
            <text:p>0.967416666666667</text:p>
          </table:table-cell>
          <table:table-cell office:value-type="float" office:value="0.0929637526652452" calcext:value-type="float">
            <text:p>0.092963752665245</text:p>
          </table:table-cell>
          <table:table-cell office:value-type="float" office:value="0.269545715328848" calcext:value-type="float">
            <text:p>0.2695457153288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8" calcext:value-type="float">
            <text:p>608</text:p>
          </table:table-cell>
          <table:table-cell office:value-type="float" office:value="57437" calcext:value-type="float">
            <text:p>57437</text:p>
          </table:table-cell>
          <table:table-cell office:value-type="float" office:value="218" calcext:value-type="float">
            <text:p>218</text:p>
          </table:table-cell>
          <table:table-cell office:value-type="float" office:value="1737" calcext:value-type="float">
            <text:p>1737</text:p>
          </table:table-cell>
          <table:table-cell office:value-type="float" office:value="0.736077481840194" calcext:value-type="float">
            <text:p>0.736077481840194</text:p>
          </table:table-cell>
          <table:table-cell office:value-type="float" office:value="0.259275053304904" calcext:value-type="float">
            <text:p>0.259275053304904</text:p>
          </table:table-cell>
          <table:table-cell office:value-type="float" office:value="0.967416666666667" calcext:value-type="float">
            <text:p>0.967416666666667</text:p>
          </table:table-cell>
          <table:table-cell office:value-type="float" office:value="0.0929637526652452" calcext:value-type="float">
            <text:p>0.092963752665245</text:p>
          </table:table-cell>
          <table:table-cell office:value-type="float" office:value="0.269545715328848" calcext:value-type="float">
            <text:p>0.269545715328848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609" calcext:value-type="float">
            <text:p>609</text:p>
          </table:table-cell>
          <table:table-cell office:value-type="float" office:value="57448" calcext:value-type="float">
            <text:p>57448</text:p>
          </table:table-cell>
          <table:table-cell office:value-type="float" office:value="207" calcext:value-type="float">
            <text:p>207</text:p>
          </table:table-cell>
          <table:table-cell office:value-type="float" office:value="1736" calcext:value-type="float">
            <text:p>1736</text:p>
          </table:table-cell>
          <table:table-cell office:value-type="float" office:value="0.746323529411765" calcext:value-type="float">
            <text:p>0.746323529411765</text:p>
          </table:table-cell>
          <table:table-cell office:value-type="float" office:value="0.259701492537313" calcext:value-type="float">
            <text:p>0.259701492537313</text:p>
          </table:table-cell>
          <table:table-cell office:value-type="float" office:value="0.967616666666667" calcext:value-type="float">
            <text:p>0.967616666666667</text:p>
          </table:table-cell>
          <table:table-cell office:value-type="float" office:value="0.088272921108742" calcext:value-type="float">
            <text:p>0.088272921108742</text:p>
          </table:table-cell>
          <table:table-cell office:value-type="float" office:value="0.270059474123539" calcext:value-type="float">
            <text:p>0.270059474123539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601" calcext:value-type="float">
            <text:p>601</text:p>
          </table:table-cell>
          <table:table-cell office:value-type="float" office:value="57448" calcext:value-type="float">
            <text:p>57448</text:p>
          </table:table-cell>
          <table:table-cell office:value-type="float" office:value="207" calcext:value-type="float">
            <text:p>207</text:p>
          </table:table-cell>
          <table:table-cell office:value-type="float" office:value="1744" calcext:value-type="float">
            <text:p>1744</text:p>
          </table:table-cell>
          <table:table-cell office:value-type="float" office:value="0.743811881188119" calcext:value-type="float">
            <text:p>0.743811881188119</text:p>
          </table:table-cell>
          <table:table-cell office:value-type="float" office:value="0.256289978678038" calcext:value-type="float">
            <text:p>0.256289978678038</text:p>
          </table:table-cell>
          <table:table-cell office:value-type="float" office:value="0.967483333333333" calcext:value-type="float">
            <text:p>0.967483333333333</text:p>
          </table:table-cell>
          <table:table-cell office:value-type="float" office:value="0.088272921108742" calcext:value-type="float">
            <text:p>0.088272921108742</text:p>
          </table:table-cell>
          <table:table-cell office:value-type="float" office:value="0.266567522437904" calcext:value-type="float">
            <text:p>0.266567522437904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592" calcext:value-type="float">
            <text:p>592</text:p>
          </table:table-cell>
          <table:table-cell office:value-type="float" office:value="57449" calcext:value-type="float">
            <text:p>57449</text:p>
          </table:table-cell>
          <table:table-cell office:value-type="float" office:value="206" calcext:value-type="float">
            <text:p>206</text:p>
          </table:table-cell>
          <table:table-cell office:value-type="float" office:value="1753" calcext:value-type="float">
            <text:p>1753</text:p>
          </table:table-cell>
          <table:table-cell office:value-type="float" office:value="0.741854636591479" calcext:value-type="float">
            <text:p>0.741854636591479</text:p>
          </table:table-cell>
          <table:table-cell office:value-type="float" office:value="0.252452025586354" calcext:value-type="float">
            <text:p>0.252452025586354</text:p>
          </table:table-cell>
          <table:table-cell office:value-type="float" office:value="0.96735" calcext:value-type="float">
            <text:p>0.96735</text:p>
          </table:table-cell>
          <table:table-cell office:value-type="float" office:value="0.0878464818763326" calcext:value-type="float">
            <text:p>0.087846481876333</text:p>
          </table:table-cell>
          <table:table-cell office:value-type="float" office:value="0.262644188110027" calcext:value-type="float">
            <text:p>0.262644188110027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592" calcext:value-type="float">
            <text:p>592</text:p>
          </table:table-cell>
          <table:table-cell office:value-type="float" office:value="57449" calcext:value-type="float">
            <text:p>57449</text:p>
          </table:table-cell>
          <table:table-cell office:value-type="float" office:value="206" calcext:value-type="float">
            <text:p>206</text:p>
          </table:table-cell>
          <table:table-cell office:value-type="float" office:value="1753" calcext:value-type="float">
            <text:p>1753</text:p>
          </table:table-cell>
          <table:table-cell office:value-type="float" office:value="0.741854636591479" calcext:value-type="float">
            <text:p>0.741854636591479</text:p>
          </table:table-cell>
          <table:table-cell office:value-type="float" office:value="0.252452025586354" calcext:value-type="float">
            <text:p>0.252452025586354</text:p>
          </table:table-cell>
          <table:table-cell office:value-type="float" office:value="0.96735" calcext:value-type="float">
            <text:p>0.96735</text:p>
          </table:table-cell>
          <table:table-cell office:value-type="float" office:value="0.0878464818763326" calcext:value-type="float">
            <text:p>0.087846481876333</text:p>
          </table:table-cell>
          <table:table-cell office:value-type="float" office:value="0.262644188110027" calcext:value-type="float">
            <text:p>0.262644188110027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584" calcext:value-type="float">
            <text:p>584</text:p>
          </table:table-cell>
          <table:table-cell office:value-type="float" office:value="57451" calcext:value-type="float">
            <text:p>57451</text:p>
          </table:table-cell>
          <table:table-cell office:value-type="float" office:value="204" calcext:value-type="float">
            <text:p>204</text:p>
          </table:table-cell>
          <table:table-cell office:value-type="float" office:value="1761" calcext:value-type="float">
            <text:p>1761</text:p>
          </table:table-cell>
          <table:table-cell office:value-type="float" office:value="0.741116751269036" calcext:value-type="float">
            <text:p>0.741116751269036</text:p>
          </table:table-cell>
          <table:table-cell office:value-type="float" office:value="0.249040511727079" calcext:value-type="float">
            <text:p>0.249040511727079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0.0869936034115139" calcext:value-type="float">
            <text:p>0.086993603411514</text:p>
          </table:table-cell>
          <table:table-cell office:value-type="float" office:value="0.259162577007414" calcext:value-type="float">
            <text:p>0.259162577007414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584" calcext:value-type="float">
            <text:p>584</text:p>
          </table:table-cell>
          <table:table-cell office:value-type="float" office:value="57451" calcext:value-type="float">
            <text:p>57451</text:p>
          </table:table-cell>
          <table:table-cell office:value-type="float" office:value="204" calcext:value-type="float">
            <text:p>204</text:p>
          </table:table-cell>
          <table:table-cell office:value-type="float" office:value="1761" calcext:value-type="float">
            <text:p>1761</text:p>
          </table:table-cell>
          <table:table-cell office:value-type="float" office:value="0.741116751269036" calcext:value-type="float">
            <text:p>0.741116751269036</text:p>
          </table:table-cell>
          <table:table-cell office:value-type="float" office:value="0.249040511727079" calcext:value-type="float">
            <text:p>0.249040511727079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0.0869936034115139" calcext:value-type="float">
            <text:p>0.086993603411514</text:p>
          </table:table-cell>
          <table:table-cell office:value-type="float" office:value="0.259162577007414" calcext:value-type="float">
            <text:p>0.259162577007414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581" calcext:value-type="float">
            <text:p>581</text:p>
          </table:table-cell>
          <table:table-cell office:value-type="float" office:value="57454" calcext:value-type="float">
            <text:p>57454</text:p>
          </table:table-cell>
          <table:table-cell office:value-type="float" office:value="201" calcext:value-type="float">
            <text:p>201</text:p>
          </table:table-cell>
          <table:table-cell office:value-type="float" office:value="1764" calcext:value-type="float">
            <text:p>1764</text:p>
          </table:table-cell>
          <table:table-cell office:value-type="float" office:value="0.742966751918159" calcext:value-type="float">
            <text:p>0.742966751918159</text:p>
          </table:table-cell>
          <table:table-cell office:value-type="float" office:value="0.247761194029851" calcext:value-type="float">
            <text:p>0.247761194029851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0.0857142857142857" calcext:value-type="float">
            <text:p>0.085714285714286</text:p>
          </table:table-cell>
          <table:table-cell office:value-type="float" office:value="0.257871651610882" calcext:value-type="float">
            <text:p>0.257871651610882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581" calcext:value-type="float">
            <text:p>581</text:p>
          </table:table-cell>
          <table:table-cell office:value-type="float" office:value="57454" calcext:value-type="float">
            <text:p>57454</text:p>
          </table:table-cell>
          <table:table-cell office:value-type="float" office:value="201" calcext:value-type="float">
            <text:p>201</text:p>
          </table:table-cell>
          <table:table-cell office:value-type="float" office:value="1764" calcext:value-type="float">
            <text:p>1764</text:p>
          </table:table-cell>
          <table:table-cell office:value-type="float" office:value="0.742966751918159" calcext:value-type="float">
            <text:p>0.742966751918159</text:p>
          </table:table-cell>
          <table:table-cell office:value-type="float" office:value="0.247761194029851" calcext:value-type="float">
            <text:p>0.247761194029851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0.0857142857142857" calcext:value-type="float">
            <text:p>0.085714285714286</text:p>
          </table:table-cell>
          <table:table-cell office:value-type="float" office:value="0.257871651610882" calcext:value-type="float">
            <text:p>0.257871651610882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581" calcext:value-type="float">
            <text:p>581</text:p>
          </table:table-cell>
          <table:table-cell office:value-type="float" office:value="57454" calcext:value-type="float">
            <text:p>57454</text:p>
          </table:table-cell>
          <table:table-cell office:value-type="float" office:value="201" calcext:value-type="float">
            <text:p>201</text:p>
          </table:table-cell>
          <table:table-cell office:value-type="float" office:value="1764" calcext:value-type="float">
            <text:p>1764</text:p>
          </table:table-cell>
          <table:table-cell office:value-type="float" office:value="0.742966751918159" calcext:value-type="float">
            <text:p>0.742966751918159</text:p>
          </table:table-cell>
          <table:table-cell office:value-type="float" office:value="0.247761194029851" calcext:value-type="float">
            <text:p>0.247761194029851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0.0857142857142857" calcext:value-type="float">
            <text:p>0.085714285714286</text:p>
          </table:table-cell>
          <table:table-cell office:value-type="float" office:value="0.257871651610882" calcext:value-type="float">
            <text:p>0.2578716516108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1" calcext:value-type="float">
            <text:p>571</text:p>
          </table:table-cell>
          <table:table-cell office:value-type="float" office:value="57454" calcext:value-type="float">
            <text:p>57454</text:p>
          </table:table-cell>
          <table:table-cell office:value-type="float" office:value="201" calcext:value-type="float">
            <text:p>201</text:p>
          </table:table-cell>
          <table:table-cell office:value-type="float" office:value="1774" calcext:value-type="float">
            <text:p>1774</text:p>
          </table:table-cell>
          <table:table-cell office:value-type="float" office:value="0.739637305699482" calcext:value-type="float">
            <text:p>0.739637305699482</text:p>
          </table:table-cell>
          <table:table-cell office:value-type="float" office:value="0.243496801705757" calcext:value-type="float">
            <text:p>0.243496801705757</text:p>
          </table:table-cell>
          <table:table-cell office:value-type="float" office:value="0.967083333333333" calcext:value-type="float">
            <text:p>0.967083333333333</text:p>
          </table:table-cell>
          <table:table-cell office:value-type="float" office:value="0.0857142857142857" calcext:value-type="float">
            <text:p>0.085714285714286</text:p>
          </table:table-cell>
          <table:table-cell office:value-type="float" office:value="0.253499425467461" calcext:value-type="float">
            <text:p>0.253499425467461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567" calcext:value-type="float">
            <text:p>567</text:p>
          </table:table-cell>
          <table:table-cell office:value-type="float" office:value="57455" calcext:value-type="float">
            <text:p>57455</text:p>
          </table:table-cell>
          <table:table-cell office:value-type="float" office:value="200" calcext:value-type="float">
            <text:p>200</text:p>
          </table:table-cell>
          <table:table-cell office:value-type="float" office:value="1778" calcext:value-type="float">
            <text:p>1778</text:p>
          </table:table-cell>
          <table:table-cell office:value-type="float" office:value="0.739243807040417" calcext:value-type="float">
            <text:p>0.739243807040417</text:p>
          </table:table-cell>
          <table:table-cell office:value-type="float" office:value="0.241791044776119" calcext:value-type="float">
            <text:p>0.241791044776119</text:p>
          </table:table-cell>
          <table:table-cell office:value-type="float" office:value="0.967033333333333" calcext:value-type="float">
            <text:p>0.967033333333333</text:p>
          </table:table-cell>
          <table:table-cell office:value-type="float" office:value="0.0852878464818763" calcext:value-type="float">
            <text:p>0.085287846481876</text:p>
          </table:table-cell>
          <table:table-cell office:value-type="float" office:value="0.251756470864784" calcext:value-type="float">
            <text:p>0.251756470864784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554" calcext:value-type="float">
            <text:p>554</text:p>
          </table:table-cell>
          <table:table-cell office:value-type="float" office:value="57457" calcext:value-type="float">
            <text:p>57457</text:p>
          </table:table-cell>
          <table:table-cell office:value-type="float" office:value="198" calcext:value-type="float">
            <text:p>198</text:p>
          </table:table-cell>
          <table:table-cell office:value-type="float" office:value="1791" calcext:value-type="float">
            <text:p>1791</text:p>
          </table:table-cell>
          <table:table-cell office:value-type="float" office:value="0.736702127659574" calcext:value-type="float">
            <text:p>0.736702127659574</text:p>
          </table:table-cell>
          <table:table-cell office:value-type="float" office:value="0.236247334754797" calcext:value-type="float">
            <text:p>0.236247334754797</text:p>
          </table:table-cell>
          <table:table-cell office:value-type="float" office:value="0.96685" calcext:value-type="float">
            <text:p>0.96685</text:p>
          </table:table-cell>
          <table:table-cell office:value-type="float" office:value="0.0844349680170576" calcext:value-type="float">
            <text:p>0.084434968017058</text:p>
          </table:table-cell>
          <table:table-cell office:value-type="float" office:value="0.246080685618729" calcext:value-type="float">
            <text:p>0.246080685618729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545" calcext:value-type="float">
            <text:p>545</text:p>
          </table:table-cell>
          <table:table-cell office:value-type="float" office:value="57458" calcext:value-type="float">
            <text:p>57458</text:p>
          </table:table-cell>
          <table:table-cell office:value-type="float" office:value="197" calcext:value-type="float">
            <text:p>197</text:p>
          </table:table-cell>
          <table:table-cell office:value-type="float" office:value="1800" calcext:value-type="float">
            <text:p>1800</text:p>
          </table:table-cell>
          <table:table-cell office:value-type="float" office:value="0.734501347708895" calcext:value-type="float">
            <text:p>0.734501347708895</text:p>
          </table:table-cell>
          <table:table-cell office:value-type="float" office:value="0.232409381663113" calcext:value-type="float">
            <text:p>0.232409381663113</text:p>
          </table:table-cell>
          <table:table-cell office:value-type="float" office:value="0.966716666666667" calcext:value-type="float">
            <text:p>0.966716666666667</text:p>
          </table:table-cell>
          <table:table-cell office:value-type="float" office:value="0.0840085287846482" calcext:value-type="float">
            <text:p>0.084008528784648</text:p>
          </table:table-cell>
          <table:table-cell office:value-type="float" office:value="0.242146254769745" calcext:value-type="float">
            <text:p>0.242146254769745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541" calcext:value-type="float">
            <text:p>541</text:p>
          </table:table-cell>
          <table:table-cell office:value-type="float" office:value="57459" calcext:value-type="float">
            <text:p>57459</text:p>
          </table:table-cell>
          <table:table-cell office:value-type="float" office:value="196" calcext:value-type="float">
            <text:p>196</text:p>
          </table:table-cell>
          <table:table-cell office:value-type="float" office:value="1804" calcext:value-type="float">
            <text:p>1804</text:p>
          </table:table-cell>
          <table:table-cell office:value-type="float" office:value="0.734056987788331" calcext:value-type="float">
            <text:p>0.734056987788331</text:p>
          </table:table-cell>
          <table:table-cell office:value-type="float" office:value="0.230703624733475" calcext:value-type="float">
            <text:p>0.23070362473347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0835820895522388" calcext:value-type="float">
            <text:p>0.083582089552239</text:p>
          </table:table-cell>
          <table:table-cell office:value-type="float" office:value="0.240400449590924" calcext:value-type="float">
            <text:p>0.240400449590924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540" calcext:value-type="float">
            <text:p>540</text:p>
          </table:table-cell>
          <table:table-cell office:value-type="float" office:value="57458" calcext:value-type="float">
            <text:p>57458</text:p>
          </table:table-cell>
          <table:table-cell office:value-type="float" office:value="197" calcext:value-type="float">
            <text:p>197</text:p>
          </table:table-cell>
          <table:table-cell office:value-type="float" office:value="1805" calcext:value-type="float">
            <text:p>1805</text:p>
          </table:table-cell>
          <table:table-cell office:value-type="float" office:value="0.73270013568521" calcext:value-type="float">
            <text:p>0.73270013568521</text:p>
          </table:table-cell>
          <table:table-cell office:value-type="float" office:value="0.230277185501066" calcext:value-type="float">
            <text:p>0.230277185501066</text:p>
          </table:table-cell>
          <table:table-cell office:value-type="float" office:value="0.966633333333333" calcext:value-type="float">
            <text:p>0.966633333333333</text:p>
          </table:table-cell>
          <table:table-cell office:value-type="float" office:value="0.0840085287846482" calcext:value-type="float">
            <text:p>0.084008528784648</text:p>
          </table:table-cell>
          <table:table-cell office:value-type="float" office:value="0.239956086467836" calcext:value-type="float">
            <text:p>0.239956086467836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535" calcext:value-type="float">
            <text:p>535</text:p>
          </table:table-cell>
          <table:table-cell office:value-type="float" office:value="57463" calcext:value-type="float">
            <text:p>57463</text:p>
          </table:table-cell>
          <table:table-cell office:value-type="float" office:value="192" calcext:value-type="float">
            <text:p>192</text:p>
          </table:table-cell>
          <table:table-cell office:value-type="float" office:value="1810" calcext:value-type="float">
            <text:p>1810</text:p>
          </table:table-cell>
          <table:table-cell office:value-type="float" office:value="0.735900962861073" calcext:value-type="float">
            <text:p>0.735900962861073</text:p>
          </table:table-cell>
          <table:table-cell office:value-type="float" office:value="0.228144989339019" calcext:value-type="float">
            <text:p>0.228144989339019</text:p>
          </table:table-cell>
          <table:table-cell office:value-type="float" office:value="0.966633333333333" calcext:value-type="float">
            <text:p>0.966633333333333</text:p>
          </table:table-cell>
          <table:table-cell office:value-type="float" office:value="0.0818763326226013" calcext:value-type="float">
            <text:p>0.081876332622601</text:p>
          </table:table-cell>
          <table:table-cell office:value-type="float" office:value="0.237796428478051" calcext:value-type="float">
            <text:p>0.237796428478051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535" calcext:value-type="float">
            <text:p>535</text:p>
          </table:table-cell>
          <table:table-cell office:value-type="float" office:value="57463" calcext:value-type="float">
            <text:p>57463</text:p>
          </table:table-cell>
          <table:table-cell office:value-type="float" office:value="192" calcext:value-type="float">
            <text:p>192</text:p>
          </table:table-cell>
          <table:table-cell office:value-type="float" office:value="1810" calcext:value-type="float">
            <text:p>1810</text:p>
          </table:table-cell>
          <table:table-cell office:value-type="float" office:value="0.735900962861073" calcext:value-type="float">
            <text:p>0.735900962861073</text:p>
          </table:table-cell>
          <table:table-cell office:value-type="float" office:value="0.228144989339019" calcext:value-type="float">
            <text:p>0.228144989339019</text:p>
          </table:table-cell>
          <table:table-cell office:value-type="float" office:value="0.966633333333333" calcext:value-type="float">
            <text:p>0.966633333333333</text:p>
          </table:table-cell>
          <table:table-cell office:value-type="float" office:value="0.0818763326226013" calcext:value-type="float">
            <text:p>0.081876332622601</text:p>
          </table:table-cell>
          <table:table-cell office:value-type="float" office:value="0.237796428478051" calcext:value-type="float">
            <text:p>0.237796428478051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534" calcext:value-type="float">
            <text:p>534</text:p>
          </table:table-cell>
          <table:table-cell office:value-type="float" office:value="57472" calcext:value-type="float">
            <text:p>57472</text:p>
          </table:table-cell>
          <table:table-cell office:value-type="float" office:value="183" calcext:value-type="float">
            <text:p>183</text:p>
          </table:table-cell>
          <table:table-cell office:value-type="float" office:value="1811" calcext:value-type="float">
            <text:p>1811</text:p>
          </table:table-cell>
          <table:table-cell office:value-type="float" office:value="0.744769874476987" calcext:value-type="float">
            <text:p>0.744769874476987</text:p>
          </table:table-cell>
          <table:table-cell office:value-type="float" office:value="0.22771855010661" calcext:value-type="float">
            <text:p>0.22771855010661</text:p>
          </table:table-cell>
          <table:table-cell office:value-type="float" office:value="0.966766666666667" calcext:value-type="float">
            <text:p>0.966766666666667</text:p>
          </table:table-cell>
          <table:table-cell office:value-type="float" office:value="0.0780383795309168" calcext:value-type="float">
            <text:p>0.078038379530917</text:p>
          </table:table-cell>
          <table:table-cell office:value-type="float" office:value="0.237414023066663" calcext:value-type="float">
            <text:p>0.237414023066663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529" calcext:value-type="float">
            <text:p>529</text:p>
          </table:table-cell>
          <table:table-cell office:value-type="float" office:value="57472" calcext:value-type="float">
            <text:p>57472</text:p>
          </table:table-cell>
          <table:table-cell office:value-type="float" office:value="183" calcext:value-type="float">
            <text:p>183</text:p>
          </table:table-cell>
          <table:table-cell office:value-type="float" office:value="1816" calcext:value-type="float">
            <text:p>1816</text:p>
          </table:table-cell>
          <table:table-cell office:value-type="float" office:value="0.742977528089888" calcext:value-type="float">
            <text:p>0.742977528089888</text:p>
          </table:table-cell>
          <table:table-cell office:value-type="float" office:value="0.225586353944563" calcext:value-type="float">
            <text:p>0.225586353944563</text:p>
          </table:table-cell>
          <table:table-cell office:value-type="float" office:value="0.966683333333333" calcext:value-type="float">
            <text:p>0.966683333333333</text:p>
          </table:table-cell>
          <table:table-cell office:value-type="float" office:value="0.0780383795309168" calcext:value-type="float">
            <text:p>0.078038379530917</text:p>
          </table:table-cell>
          <table:table-cell office:value-type="float" office:value="0.235221803724629" calcext:value-type="float">
            <text:p>0.2352218037246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5" calcext:value-type="float">
            <text:p>525</text:p>
          </table:table-cell>
          <table:table-cell office:value-type="float" office:value="57478" calcext:value-type="float">
            <text:p>57478</text:p>
          </table:table-cell>
          <table:table-cell office:value-type="float" office:value="177" calcext:value-type="float">
            <text:p>177</text:p>
          </table:table-cell>
          <table:table-cell office:value-type="float" office:value="1820" calcext:value-type="float">
            <text:p>1820</text:p>
          </table:table-cell>
          <table:table-cell office:value-type="float" office:value="0.747863247863248" calcext:value-type="float">
            <text:p>0.747863247863248</text:p>
          </table:table-cell>
          <table:table-cell office:value-type="float" office:value="0.223880597014925" calcext:value-type="float">
            <text:p>0.223880597014925</text:p>
          </table:table-cell>
          <table:table-cell office:value-type="float" office:value="0.966716666666667" calcext:value-type="float">
            <text:p>0.966716666666667</text:p>
          </table:table-cell>
          <table:table-cell office:value-type="float" office:value="0.0754797441364606" calcext:value-type="float">
            <text:p>0.075479744136461</text:p>
          </table:table-cell>
          <table:table-cell office:value-type="float" office:value="0.233504264559678" calcext:value-type="float">
            <text:p>0.233504264559678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524" calcext:value-type="float">
            <text:p>524</text:p>
          </table:table-cell>
          <table:table-cell office:value-type="float" office:value="57487" calcext:value-type="float">
            <text:p>57487</text:p>
          </table:table-cell>
          <table:table-cell office:value-type="float" office:value="168" calcext:value-type="float">
            <text:p>168</text:p>
          </table:table-cell>
          <table:table-cell office:value-type="float" office:value="1821" calcext:value-type="float">
            <text:p>1821</text:p>
          </table:table-cell>
          <table:table-cell office:value-type="float" office:value="0.757225433526012" calcext:value-type="float">
            <text:p>0.757225433526012</text:p>
          </table:table-cell>
          <table:table-cell office:value-type="float" office:value="0.223454157782516" calcext:value-type="float">
            <text:p>0.223454157782516</text:p>
          </table:table-cell>
          <table:table-cell office:value-type="float" office:value="0.96685" calcext:value-type="float">
            <text:p>0.96685</text:p>
          </table:table-cell>
          <table:table-cell office:value-type="float" office:value="0.0716417910447761" calcext:value-type="float">
            <text:p>0.071641791044776</text:p>
          </table:table-cell>
          <table:table-cell office:value-type="float" office:value="0.233120485711295" calcext:value-type="float">
            <text:p>0.233120485711295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524" calcext:value-type="float">
            <text:p>524</text:p>
          </table:table-cell>
          <table:table-cell office:value-type="float" office:value="57487" calcext:value-type="float">
            <text:p>57487</text:p>
          </table:table-cell>
          <table:table-cell office:value-type="float" office:value="168" calcext:value-type="float">
            <text:p>168</text:p>
          </table:table-cell>
          <table:table-cell office:value-type="float" office:value="1821" calcext:value-type="float">
            <text:p>1821</text:p>
          </table:table-cell>
          <table:table-cell office:value-type="float" office:value="0.757225433526012" calcext:value-type="float">
            <text:p>0.757225433526012</text:p>
          </table:table-cell>
          <table:table-cell office:value-type="float" office:value="0.223454157782516" calcext:value-type="float">
            <text:p>0.223454157782516</text:p>
          </table:table-cell>
          <table:table-cell office:value-type="float" office:value="0.96685" calcext:value-type="float">
            <text:p>0.96685</text:p>
          </table:table-cell>
          <table:table-cell office:value-type="float" office:value="0.0716417910447761" calcext:value-type="float">
            <text:p>0.071641791044776</text:p>
          </table:table-cell>
          <table:table-cell office:value-type="float" office:value="0.233120485711295" calcext:value-type="float">
            <text:p>0.233120485711295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520" calcext:value-type="float">
            <text:p>520</text:p>
          </table:table-cell>
          <table:table-cell office:value-type="float" office:value="57491" calcext:value-type="float">
            <text:p>57491</text:p>
          </table:table-cell>
          <table:table-cell office:value-type="float" office:value="164" calcext:value-type="float">
            <text:p>164</text:p>
          </table:table-cell>
          <table:table-cell office:value-type="float" office:value="1825" calcext:value-type="float">
            <text:p>1825</text:p>
          </table:table-cell>
          <table:table-cell office:value-type="float" office:value="0.760233918128655" calcext:value-type="float">
            <text:p>0.760233918128655</text:p>
          </table:table-cell>
          <table:table-cell office:value-type="float" office:value="0.221748400852878" calcext:value-type="float">
            <text:p>0.221748400852878</text:p>
          </table:table-cell>
          <table:table-cell office:value-type="float" office:value="0.96685" calcext:value-type="float">
            <text:p>0.96685</text:p>
          </table:table-cell>
          <table:table-cell office:value-type="float" office:value="0.0699360341151386" calcext:value-type="float">
            <text:p>0.069936034115139</text:p>
          </table:table-cell>
          <table:table-cell office:value-type="float" office:value="0.231389383310648" calcext:value-type="float">
            <text:p>0.231389383310648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515" calcext:value-type="float">
            <text:p>515</text:p>
          </table:table-cell>
          <table:table-cell office:value-type="float" office:value="57496" calcext:value-type="float">
            <text:p>57496</text:p>
          </table:table-cell>
          <table:table-cell office:value-type="float" office:value="159" calcext:value-type="float">
            <text:p>159</text:p>
          </table:table-cell>
          <table:table-cell office:value-type="float" office:value="1830" calcext:value-type="float">
            <text:p>1830</text:p>
          </table:table-cell>
          <table:table-cell office:value-type="float" office:value="0.764094955489614" calcext:value-type="float">
            <text:p>0.764094955489614</text:p>
          </table:table-cell>
          <table:table-cell office:value-type="float" office:value="0.219616204690832" calcext:value-type="float">
            <text:p>0.219616204690832</text:p>
          </table:table-cell>
          <table:table-cell office:value-type="float" office:value="0.96685" calcext:value-type="float">
            <text:p>0.96685</text:p>
          </table:table-cell>
          <table:table-cell office:value-type="float" office:value="0.0678038379530917" calcext:value-type="float">
            <text:p>0.067803837953092</text:p>
          </table:table-cell>
          <table:table-cell office:value-type="float" office:value="0.229224485521286" calcext:value-type="float">
            <text:p>0.229224485521286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511" calcext:value-type="float">
            <text:p>511</text:p>
          </table:table-cell>
          <table:table-cell office:value-type="float" office:value="57496" calcext:value-type="float">
            <text:p>57496</text:p>
          </table:table-cell>
          <table:table-cell office:value-type="float" office:value="159" calcext:value-type="float">
            <text:p>159</text:p>
          </table:table-cell>
          <table:table-cell office:value-type="float" office:value="1834" calcext:value-type="float">
            <text:p>1834</text:p>
          </table:table-cell>
          <table:table-cell office:value-type="float" office:value="0.762686567164179" calcext:value-type="float">
            <text:p>0.762686567164179</text:p>
          </table:table-cell>
          <table:table-cell office:value-type="float" office:value="0.217910447761194" calcext:value-type="float">
            <text:p>0.217910447761194</text:p>
          </table:table-cell>
          <table:table-cell office:value-type="float" office:value="0.966783333333333" calcext:value-type="float">
            <text:p>0.966783333333333</text:p>
          </table:table-cell>
          <table:table-cell office:value-type="float" office:value="0.0678038379530917" calcext:value-type="float">
            <text:p>0.067803837953092</text:p>
          </table:table-cell>
          <table:table-cell office:value-type="float" office:value="0.227467923540194" calcext:value-type="float">
            <text:p>0.227467923540194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504" calcext:value-type="float">
            <text:p>504</text:p>
          </table:table-cell>
          <table:table-cell office:value-type="float" office:value="57499" calcext:value-type="float">
            <text:p>57499</text:p>
          </table:table-cell>
          <table:table-cell office:value-type="float" office:value="156" calcext:value-type="float">
            <text:p>156</text:p>
          </table:table-cell>
          <table:table-cell office:value-type="float" office:value="1841" calcext:value-type="float">
            <text:p>1841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214925373134328" calcext:value-type="float">
            <text:p>0.214925373134328</text:p>
          </table:table-cell>
          <table:table-cell office:value-type="float" office:value="0.966716666666667" calcext:value-type="float">
            <text:p>0.966716666666667</text:p>
          </table:table-cell>
          <table:table-cell office:value-type="float" office:value="0.0665245202558635" calcext:value-type="float">
            <text:p>0.066524520255864</text:p>
          </table:table-cell>
          <table:table-cell office:value-type="float" office:value="0.224410686223153" calcext:value-type="float">
            <text:p>0.224410686223153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504" calcext:value-type="float">
            <text:p>504</text:p>
          </table:table-cell>
          <table:table-cell office:value-type="float" office:value="57499" calcext:value-type="float">
            <text:p>57499</text:p>
          </table:table-cell>
          <table:table-cell office:value-type="float" office:value="156" calcext:value-type="float">
            <text:p>156</text:p>
          </table:table-cell>
          <table:table-cell office:value-type="float" office:value="1841" calcext:value-type="float">
            <text:p>1841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214925373134328" calcext:value-type="float">
            <text:p>0.214925373134328</text:p>
          </table:table-cell>
          <table:table-cell office:value-type="float" office:value="0.966716666666667" calcext:value-type="float">
            <text:p>0.966716666666667</text:p>
          </table:table-cell>
          <table:table-cell office:value-type="float" office:value="0.0665245202558635" calcext:value-type="float">
            <text:p>0.066524520255864</text:p>
          </table:table-cell>
          <table:table-cell office:value-type="float" office:value="0.224410686223153" calcext:value-type="float">
            <text:p>0.224410686223153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494" calcext:value-type="float">
            <text:p>494</text:p>
          </table:table-cell>
          <table:table-cell office:value-type="float" office:value="57499" calcext:value-type="float">
            <text:p>57499</text:p>
          </table:table-cell>
          <table:table-cell office:value-type="float" office:value="156" calcext:value-type="float">
            <text:p>156</text:p>
          </table:table-cell>
          <table:table-cell office:value-type="float" office:value="1851" calcext:value-type="float">
            <text:p>1851</text:p>
          </table:table-cell>
          <table:table-cell office:value-type="float" office:value="0.76" calcext:value-type="float">
            <text:p>0.76</text:p>
          </table:table-cell>
          <table:table-cell office:value-type="float" office:value="0.210660980810235" calcext:value-type="float">
            <text:p>0.210660980810235</text:p>
          </table:table-cell>
          <table:table-cell office:value-type="float" office:value="0.96655" calcext:value-type="float">
            <text:p>0.96655</text:p>
          </table:table-cell>
          <table:table-cell office:value-type="float" office:value="0.0665245202558635" calcext:value-type="float">
            <text:p>0.066524520255864</text:p>
          </table:table-cell>
          <table:table-cell office:value-type="float" office:value="0.220015719151166" calcext:value-type="float">
            <text:p>0.220015719151166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495" calcext:value-type="float">
            <text:p>495</text:p>
          </table:table-cell>
          <table:table-cell office:value-type="float" office:value="57500" calcext:value-type="float">
            <text:p>57500</text:p>
          </table:table-cell>
          <table:table-cell office:value-type="float" office:value="155" calcext:value-type="float">
            <text:p>155</text:p>
          </table:table-cell>
          <table:table-cell office:value-type="float" office:value="1850" calcext:value-type="float">
            <text:p>1850</text:p>
          </table:table-cell>
          <table:table-cell office:value-type="float" office:value="0.761538461538462" calcext:value-type="float">
            <text:p>0.761538461538462</text:p>
          </table:table-cell>
          <table:table-cell office:value-type="float" office:value="0.211087420042644" calcext:value-type="float">
            <text:p>0.211087420042644</text:p>
          </table:table-cell>
          <table:table-cell office:value-type="float" office:value="0.966583333333333" calcext:value-type="float">
            <text:p>0.966583333333333</text:p>
          </table:table-cell>
          <table:table-cell office:value-type="float" office:value="0.0660980810234542" calcext:value-type="float">
            <text:p>0.066098081023454</text:p>
          </table:table-cell>
          <table:table-cell office:value-type="float" office:value="0.220461095100865" calcext:value-type="float">
            <text:p>0.2204610951008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5" calcext:value-type="float">
            <text:p>495</text:p>
          </table:table-cell>
          <table:table-cell office:value-type="float" office:value="57500" calcext:value-type="float">
            <text:p>57500</text:p>
          </table:table-cell>
          <table:table-cell office:value-type="float" office:value="155" calcext:value-type="float">
            <text:p>155</text:p>
          </table:table-cell>
          <table:table-cell office:value-type="float" office:value="1850" calcext:value-type="float">
            <text:p>1850</text:p>
          </table:table-cell>
          <table:table-cell office:value-type="float" office:value="0.761538461538462" calcext:value-type="float">
            <text:p>0.761538461538462</text:p>
          </table:table-cell>
          <table:table-cell office:value-type="float" office:value="0.211087420042644" calcext:value-type="float">
            <text:p>0.211087420042644</text:p>
          </table:table-cell>
          <table:table-cell office:value-type="float" office:value="0.966583333333333" calcext:value-type="float">
            <text:p>0.966583333333333</text:p>
          </table:table-cell>
          <table:table-cell office:value-type="float" office:value="0.0660980810234542" calcext:value-type="float">
            <text:p>0.066098081023454</text:p>
          </table:table-cell>
          <table:table-cell office:value-type="float" office:value="0.220461095100865" calcext:value-type="float">
            <text:p>0.220461095100865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490" calcext:value-type="float">
            <text:p>490</text:p>
          </table:table-cell>
          <table:table-cell office:value-type="float" office:value="57500" calcext:value-type="float">
            <text:p>57500</text:p>
          </table:table-cell>
          <table:table-cell office:value-type="float" office:value="155" calcext:value-type="float">
            <text:p>155</text:p>
          </table:table-cell>
          <table:table-cell office:value-type="float" office:value="1855" calcext:value-type="float">
            <text:p>1855</text:p>
          </table:table-cell>
          <table:table-cell office:value-type="float" office:value="0.75968992248062" calcext:value-type="float">
            <text:p>0.75968992248062</text:p>
          </table:table-cell>
          <table:table-cell office:value-type="float" office:value="0.208955223880597" calcext:value-type="float">
            <text:p>0.208955223880597</text:p>
          </table:table-cell>
          <table:table-cell office:value-type="float" office:value="0.9665" calcext:value-type="float">
            <text:p>0.9665</text:p>
          </table:table-cell>
          <table:table-cell office:value-type="float" office:value="0.0660980810234542" calcext:value-type="float">
            <text:p>0.066098081023454</text:p>
          </table:table-cell>
          <table:table-cell office:value-type="float" office:value="0.21826280623608" calcext:value-type="float">
            <text:p>0.21826280623608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481" calcext:value-type="float">
            <text:p>481</text:p>
          </table:table-cell>
          <table:table-cell office:value-type="float" office:value="57501" calcext:value-type="float">
            <text:p>57501</text:p>
          </table:table-cell>
          <table:table-cell office:value-type="float" office:value="154" calcext:value-type="float">
            <text:p>154</text:p>
          </table:table-cell>
          <table:table-cell office:value-type="float" office:value="1864" calcext:value-type="float">
            <text:p>1864</text:p>
          </table:table-cell>
          <table:table-cell office:value-type="float" office:value="0.75748031496063" calcext:value-type="float">
            <text:p>0.75748031496063</text:p>
          </table:table-cell>
          <table:table-cell office:value-type="float" office:value="0.205117270788913" calcext:value-type="float">
            <text:p>0.205117270788913</text:p>
          </table:table-cell>
          <table:table-cell office:value-type="float" office:value="0.966366666666667" calcext:value-type="float">
            <text:p>0.966366666666667</text:p>
          </table:table-cell>
          <table:table-cell office:value-type="float" office:value="0.0656716417910448" calcext:value-type="float">
            <text:p>0.065671641791045</text:p>
          </table:table-cell>
          <table:table-cell office:value-type="float" office:value="0.214310051107325" calcext:value-type="float">
            <text:p>0.214310051107325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467" calcext:value-type="float">
            <text:p>467</text:p>
          </table:table-cell>
          <table:table-cell office:value-type="float" office:value="57502" calcext:value-type="float">
            <text:p>57502</text:p>
          </table:table-cell>
          <table:table-cell office:value-type="float" office:value="153" calcext:value-type="float">
            <text:p>153</text:p>
          </table:table-cell>
          <table:table-cell office:value-type="float" office:value="1878" calcext:value-type="float">
            <text:p>1878</text:p>
          </table:table-cell>
          <table:table-cell office:value-type="float" office:value="0.753225806451613" calcext:value-type="float">
            <text:p>0.753225806451613</text:p>
          </table:table-cell>
          <table:table-cell office:value-type="float" office:value="0.199147121535181" calcext:value-type="float">
            <text:p>0.199147121535181</text:p>
          </table:table-cell>
          <table:table-cell office:value-type="float" office:value="0.96615" calcext:value-type="float">
            <text:p>0.96615</text:p>
          </table:table-cell>
          <table:table-cell office:value-type="float" office:value="0.0652452025586354" calcext:value-type="float">
            <text:p>0.065245202558635</text:p>
          </table:table-cell>
          <table:table-cell office:value-type="float" office:value="0.208154168851599" calcext:value-type="float">
            <text:p>0.208154168851599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462" calcext:value-type="float">
            <text:p>462</text:p>
          </table:table-cell>
          <table:table-cell office:value-type="float" office:value="57502" calcext:value-type="float">
            <text:p>57502</text:p>
          </table:table-cell>
          <table:table-cell office:value-type="float" office:value="153" calcext:value-type="float">
            <text:p>153</text:p>
          </table:table-cell>
          <table:table-cell office:value-type="float" office:value="1883" calcext:value-type="float">
            <text:p>1883</text:p>
          </table:table-cell>
          <table:table-cell office:value-type="float" office:value="0.751219512195122" calcext:value-type="float">
            <text:p>0.751219512195122</text:p>
          </table:table-cell>
          <table:table-cell office:value-type="float" office:value="0.197014925373134" calcext:value-type="float">
            <text:p>0.197014925373134</text:p>
          </table:table-cell>
          <table:table-cell office:value-type="float" office:value="0.966066666666667" calcext:value-type="float">
            <text:p>0.966066666666667</text:p>
          </table:table-cell>
          <table:table-cell office:value-type="float" office:value="0.0652452025586354" calcext:value-type="float">
            <text:p>0.065245202558635</text:p>
          </table:table-cell>
          <table:table-cell office:value-type="float" office:value="0.205952537039465" calcext:value-type="float">
            <text:p>0.205952537039465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457" calcext:value-type="float">
            <text:p>457</text:p>
          </table:table-cell>
          <table:table-cell office:value-type="float" office:value="57502" calcext:value-type="float">
            <text:p>57502</text:p>
          </table:table-cell>
          <table:table-cell office:value-type="float" office:value="153" calcext:value-type="float">
            <text:p>153</text:p>
          </table:table-cell>
          <table:table-cell office:value-type="float" office:value="1888" calcext:value-type="float">
            <text:p>1888</text:p>
          </table:table-cell>
          <table:table-cell office:value-type="float" office:value="0.749180327868853" calcext:value-type="float">
            <text:p>0.749180327868853</text:p>
          </table:table-cell>
          <table:table-cell office:value-type="float" office:value="0.194882729211087" calcext:value-type="float">
            <text:p>0.194882729211087</text:p>
          </table:table-cell>
          <table:table-cell office:value-type="float" office:value="0.965983333333333" calcext:value-type="float">
            <text:p>0.965983333333333</text:p>
          </table:table-cell>
          <table:table-cell office:value-type="float" office:value="0.0652452025586354" calcext:value-type="float">
            <text:p>0.065245202558635</text:p>
          </table:table-cell>
          <table:table-cell office:value-type="float" office:value="0.203750327825859" calcext:value-type="float">
            <text:p>0.203750327825859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457" calcext:value-type="float">
            <text:p>457</text:p>
          </table:table-cell>
          <table:table-cell office:value-type="float" office:value="57502" calcext:value-type="float">
            <text:p>57502</text:p>
          </table:table-cell>
          <table:table-cell office:value-type="float" office:value="153" calcext:value-type="float">
            <text:p>153</text:p>
          </table:table-cell>
          <table:table-cell office:value-type="float" office:value="1888" calcext:value-type="float">
            <text:p>1888</text:p>
          </table:table-cell>
          <table:table-cell office:value-type="float" office:value="0.749180327868853" calcext:value-type="float">
            <text:p>0.749180327868853</text:p>
          </table:table-cell>
          <table:table-cell office:value-type="float" office:value="0.194882729211087" calcext:value-type="float">
            <text:p>0.194882729211087</text:p>
          </table:table-cell>
          <table:table-cell office:value-type="float" office:value="0.965983333333333" calcext:value-type="float">
            <text:p>0.965983333333333</text:p>
          </table:table-cell>
          <table:table-cell office:value-type="float" office:value="0.0652452025586354" calcext:value-type="float">
            <text:p>0.065245202558635</text:p>
          </table:table-cell>
          <table:table-cell office:value-type="float" office:value="0.203750327825859" calcext:value-type="float">
            <text:p>0.203750327825859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447" calcext:value-type="float">
            <text:p>447</text:p>
          </table:table-cell>
          <table:table-cell office:value-type="float" office:value="57507" calcext:value-type="float">
            <text:p>57507</text:p>
          </table:table-cell>
          <table:table-cell office:value-type="float" office:value="148" calcext:value-type="float">
            <text:p>148</text:p>
          </table:table-cell>
          <table:table-cell office:value-type="float" office:value="1898" calcext:value-type="float">
            <text:p>1898</text:p>
          </table:table-cell>
          <table:table-cell office:value-type="float" office:value="0.751260504201681" calcext:value-type="float">
            <text:p>0.751260504201681</text:p>
          </table:table-cell>
          <table:table-cell office:value-type="float" office:value="0.190618336886994" calcext:value-type="float">
            <text:p>0.190618336886994</text:p>
          </table:table-cell>
          <table:table-cell office:value-type="float" office:value="0.9659" calcext:value-type="float">
            <text:p>0.9659</text:p>
          </table:table-cell>
          <table:table-cell office:value-type="float" office:value="0.0631130063965885" calcext:value-type="float">
            <text:p>0.063113006396589</text:p>
          </table:table-cell>
          <table:table-cell office:value-type="float" office:value="0.199370326643054" calcext:value-type="float">
            <text:p>0.199370326643054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447" calcext:value-type="float">
            <text:p>447</text:p>
          </table:table-cell>
          <table:table-cell office:value-type="float" office:value="57507" calcext:value-type="float">
            <text:p>57507</text:p>
          </table:table-cell>
          <table:table-cell office:value-type="float" office:value="148" calcext:value-type="float">
            <text:p>148</text:p>
          </table:table-cell>
          <table:table-cell office:value-type="float" office:value="1898" calcext:value-type="float">
            <text:p>1898</text:p>
          </table:table-cell>
          <table:table-cell office:value-type="float" office:value="0.751260504201681" calcext:value-type="float">
            <text:p>0.751260504201681</text:p>
          </table:table-cell>
          <table:table-cell office:value-type="float" office:value="0.190618336886994" calcext:value-type="float">
            <text:p>0.190618336886994</text:p>
          </table:table-cell>
          <table:table-cell office:value-type="float" office:value="0.9659" calcext:value-type="float">
            <text:p>0.9659</text:p>
          </table:table-cell>
          <table:table-cell office:value-type="float" office:value="0.0631130063965885" calcext:value-type="float">
            <text:p>0.063113006396589</text:p>
          </table:table-cell>
          <table:table-cell office:value-type="float" office:value="0.199370326643054" calcext:value-type="float">
            <text:p>0.199370326643054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447" calcext:value-type="float">
            <text:p>447</text:p>
          </table:table-cell>
          <table:table-cell office:value-type="float" office:value="57507" calcext:value-type="float">
            <text:p>57507</text:p>
          </table:table-cell>
          <table:table-cell office:value-type="float" office:value="148" calcext:value-type="float">
            <text:p>148</text:p>
          </table:table-cell>
          <table:table-cell office:value-type="float" office:value="1898" calcext:value-type="float">
            <text:p>1898</text:p>
          </table:table-cell>
          <table:table-cell office:value-type="float" office:value="0.751260504201681" calcext:value-type="float">
            <text:p>0.751260504201681</text:p>
          </table:table-cell>
          <table:table-cell office:value-type="float" office:value="0.190618336886994" calcext:value-type="float">
            <text:p>0.190618336886994</text:p>
          </table:table-cell>
          <table:table-cell office:value-type="float" office:value="0.9659" calcext:value-type="float">
            <text:p>0.9659</text:p>
          </table:table-cell>
          <table:table-cell office:value-type="float" office:value="0.0631130063965885" calcext:value-type="float">
            <text:p>0.063113006396589</text:p>
          </table:table-cell>
          <table:table-cell office:value-type="float" office:value="0.199370326643054" calcext:value-type="float">
            <text:p>0.1993703266430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2" calcext:value-type="float">
            <text:p>442</text:p>
          </table:table-cell>
          <table:table-cell office:value-type="float" office:value="57512" calcext:value-type="float">
            <text:p>57512</text:p>
          </table:table-cell>
          <table:table-cell office:value-type="float" office:value="143" calcext:value-type="float">
            <text:p>143</text:p>
          </table:table-cell>
          <table:table-cell office:value-type="float" office:value="1903" calcext:value-type="float">
            <text:p>1903</text:p>
          </table:table-cell>
          <table:table-cell office:value-type="float" office:value="0.755555555555556" calcext:value-type="float">
            <text:p>0.755555555555556</text:p>
          </table:table-cell>
          <table:table-cell office:value-type="float" office:value="0.188486140724947" calcext:value-type="float">
            <text:p>0.188486140724947</text:p>
          </table:table-cell>
          <table:table-cell office:value-type="float" office:value="0.9659" calcext:value-type="float">
            <text:p>0.9659</text:p>
          </table:table-cell>
          <table:table-cell office:value-type="float" office:value="0.0609808102345416" calcext:value-type="float">
            <text:p>0.060980810234542</text:p>
          </table:table-cell>
          <table:table-cell office:value-type="float" office:value="0.197191969557801" calcext:value-type="float">
            <text:p>0.197191969557801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442" calcext:value-type="float">
            <text:p>442</text:p>
          </table:table-cell>
          <table:table-cell office:value-type="float" office:value="57512" calcext:value-type="float">
            <text:p>57512</text:p>
          </table:table-cell>
          <table:table-cell office:value-type="float" office:value="143" calcext:value-type="float">
            <text:p>143</text:p>
          </table:table-cell>
          <table:table-cell office:value-type="float" office:value="1903" calcext:value-type="float">
            <text:p>1903</text:p>
          </table:table-cell>
          <table:table-cell office:value-type="float" office:value="0.755555555555556" calcext:value-type="float">
            <text:p>0.755555555555556</text:p>
          </table:table-cell>
          <table:table-cell office:value-type="float" office:value="0.188486140724947" calcext:value-type="float">
            <text:p>0.188486140724947</text:p>
          </table:table-cell>
          <table:table-cell office:value-type="float" office:value="0.9659" calcext:value-type="float">
            <text:p>0.9659</text:p>
          </table:table-cell>
          <table:table-cell office:value-type="float" office:value="0.0609808102345416" calcext:value-type="float">
            <text:p>0.060980810234542</text:p>
          </table:table-cell>
          <table:table-cell office:value-type="float" office:value="0.197191969557801" calcext:value-type="float">
            <text:p>0.197191969557801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433" calcext:value-type="float">
            <text:p>433</text:p>
          </table:table-cell>
          <table:table-cell office:value-type="float" office:value="57513" calcext:value-type="float">
            <text:p>57513</text:p>
          </table:table-cell>
          <table:table-cell office:value-type="float" office:value="142" calcext:value-type="float">
            <text:p>142</text:p>
          </table:table-cell>
          <table:table-cell office:value-type="float" office:value="1912" calcext:value-type="float">
            <text:p>1912</text:p>
          </table:table-cell>
          <table:table-cell office:value-type="float" office:value="0.75304347826087" calcext:value-type="float">
            <text:p>0.75304347826087</text:p>
          </table:table-cell>
          <table:table-cell office:value-type="float" office:value="0.184648187633262" calcext:value-type="float">
            <text:p>0.184648187633262</text:p>
          </table:table-cell>
          <table:table-cell office:value-type="float" office:value="0.965766666666667" calcext:value-type="float">
            <text:p>0.965766666666667</text:p>
          </table:table-cell>
          <table:table-cell office:value-type="float" office:value="0.0605543710021322" calcext:value-type="float">
            <text:p>0.060554371002132</text:p>
          </table:table-cell>
          <table:table-cell office:value-type="float" office:value="0.19322745767161" calcext:value-type="float">
            <text:p>0.19322745767161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433" calcext:value-type="float">
            <text:p>433</text:p>
          </table:table-cell>
          <table:table-cell office:value-type="float" office:value="57513" calcext:value-type="float">
            <text:p>57513</text:p>
          </table:table-cell>
          <table:table-cell office:value-type="float" office:value="142" calcext:value-type="float">
            <text:p>142</text:p>
          </table:table-cell>
          <table:table-cell office:value-type="float" office:value="1912" calcext:value-type="float">
            <text:p>1912</text:p>
          </table:table-cell>
          <table:table-cell office:value-type="float" office:value="0.75304347826087" calcext:value-type="float">
            <text:p>0.75304347826087</text:p>
          </table:table-cell>
          <table:table-cell office:value-type="float" office:value="0.184648187633262" calcext:value-type="float">
            <text:p>0.184648187633262</text:p>
          </table:table-cell>
          <table:table-cell office:value-type="float" office:value="0.965766666666667" calcext:value-type="float">
            <text:p>0.965766666666667</text:p>
          </table:table-cell>
          <table:table-cell office:value-type="float" office:value="0.0605543710021322" calcext:value-type="float">
            <text:p>0.060554371002132</text:p>
          </table:table-cell>
          <table:table-cell office:value-type="float" office:value="0.19322745767161" calcext:value-type="float">
            <text:p>0.19322745767161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433" calcext:value-type="float">
            <text:p>433</text:p>
          </table:table-cell>
          <table:table-cell office:value-type="float" office:value="57515" calcext:value-type="float">
            <text:p>57515</text:p>
          </table:table-cell>
          <table:table-cell office:value-type="float" office:value="140" calcext:value-type="float">
            <text:p>140</text:p>
          </table:table-cell>
          <table:table-cell office:value-type="float" office:value="1912" calcext:value-type="float">
            <text:p>1912</text:p>
          </table:table-cell>
          <table:table-cell office:value-type="float" office:value="0.755671902268761" calcext:value-type="float">
            <text:p>0.755671902268761</text:p>
          </table:table-cell>
          <table:table-cell office:value-type="float" office:value="0.184648187633262" calcext:value-type="float">
            <text:p>0.184648187633262</text:p>
          </table:table-cell>
          <table:table-cell office:value-type="float" office:value="0.9658" calcext:value-type="float">
            <text:p>0.9658</text:p>
          </table:table-cell>
          <table:table-cell office:value-type="float" office:value="0.0597014925373134" calcext:value-type="float">
            <text:p>0.059701492537313</text:p>
          </table:table-cell>
          <table:table-cell office:value-type="float" office:value="0.193237602709159" calcext:value-type="float">
            <text:p>0.193237602709159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423" calcext:value-type="float">
            <text:p>423</text:p>
          </table:table-cell>
          <table:table-cell office:value-type="float" office:value="57515" calcext:value-type="float">
            <text:p>57515</text:p>
          </table:table-cell>
          <table:table-cell office:value-type="float" office:value="140" calcext:value-type="float">
            <text:p>140</text:p>
          </table:table-cell>
          <table:table-cell office:value-type="float" office:value="1922" calcext:value-type="float">
            <text:p>1922</text:p>
          </table:table-cell>
          <table:table-cell office:value-type="float" office:value="0.75133214920071" calcext:value-type="float">
            <text:p>0.75133214920071</text:p>
          </table:table-cell>
          <table:table-cell office:value-type="float" office:value="0.180383795309168" calcext:value-type="float">
            <text:p>0.180383795309168</text:p>
          </table:table-cell>
          <table:table-cell office:value-type="float" office:value="0.965633333333333" calcext:value-type="float">
            <text:p>0.965633333333333</text:p>
          </table:table-cell>
          <table:table-cell office:value-type="float" office:value="0.0597014925373134" calcext:value-type="float">
            <text:p>0.059701492537313</text:p>
          </table:table-cell>
          <table:table-cell office:value-type="float" office:value="0.188824409841662" calcext:value-type="float">
            <text:p>0.188824409841662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423" calcext:value-type="float">
            <text:p>423</text:p>
          </table:table-cell>
          <table:table-cell office:value-type="float" office:value="57520" calcext:value-type="float">
            <text:p>57520</text:p>
          </table:table-cell>
          <table:table-cell office:value-type="float" office:value="135" calcext:value-type="float">
            <text:p>135</text:p>
          </table:table-cell>
          <table:table-cell office:value-type="float" office:value="1922" calcext:value-type="float">
            <text:p>1922</text:p>
          </table:table-cell>
          <table:table-cell office:value-type="float" office:value="0.758064516129032" calcext:value-type="float">
            <text:p>0.758064516129032</text:p>
          </table:table-cell>
          <table:table-cell office:value-type="float" office:value="0.180383795309168" calcext:value-type="float">
            <text:p>0.180383795309168</text:p>
          </table:table-cell>
          <table:table-cell office:value-type="float" office:value="0.965716666666667" calcext:value-type="float">
            <text:p>0.965716666666667</text:p>
          </table:table-cell>
          <table:table-cell office:value-type="float" office:value="0.0575692963752665" calcext:value-type="float">
            <text:p>0.057569296375267</text:p>
          </table:table-cell>
          <table:table-cell office:value-type="float" office:value="0.18884920426493" calcext:value-type="float">
            <text:p>0.18884920426493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409" calcext:value-type="float">
            <text:p>409</text:p>
          </table:table-cell>
          <table:table-cell office:value-type="float" office:value="57521" calcext:value-type="float">
            <text:p>57521</text:p>
          </table:table-cell>
          <table:table-cell office:value-type="float" office:value="134" calcext:value-type="float">
            <text:p>134</text:p>
          </table:table-cell>
          <table:table-cell office:value-type="float" office:value="1936" calcext:value-type="float">
            <text:p>1936</text:p>
          </table:table-cell>
          <table:table-cell office:value-type="float" office:value="0.753222836095764" calcext:value-type="float">
            <text:p>0.753222836095764</text:p>
          </table:table-cell>
          <table:table-cell office:value-type="float" office:value="0.174413646055437" calcext:value-type="float">
            <text:p>0.174413646055437</text:p>
          </table:table-cell>
          <table:table-cell office:value-type="float" office:value="0.9655" calcext:value-type="float">
            <text:p>0.9655</text:p>
          </table:table-cell>
          <table:table-cell office:value-type="float" office:value="0.0571428571428571" calcext:value-type="float">
            <text:p>0.057142857142857</text:p>
          </table:table-cell>
          <table:table-cell office:value-type="float" office:value="0.182670835194283" calcext:value-type="float">
            <text:p>0.182670835194283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409" calcext:value-type="float">
            <text:p>409</text:p>
          </table:table-cell>
          <table:table-cell office:value-type="float" office:value="57521" calcext:value-type="float">
            <text:p>57521</text:p>
          </table:table-cell>
          <table:table-cell office:value-type="float" office:value="134" calcext:value-type="float">
            <text:p>134</text:p>
          </table:table-cell>
          <table:table-cell office:value-type="float" office:value="1936" calcext:value-type="float">
            <text:p>1936</text:p>
          </table:table-cell>
          <table:table-cell office:value-type="float" office:value="0.753222836095764" calcext:value-type="float">
            <text:p>0.753222836095764</text:p>
          </table:table-cell>
          <table:table-cell office:value-type="float" office:value="0.174413646055437" calcext:value-type="float">
            <text:p>0.174413646055437</text:p>
          </table:table-cell>
          <table:table-cell office:value-type="float" office:value="0.9655" calcext:value-type="float">
            <text:p>0.9655</text:p>
          </table:table-cell>
          <table:table-cell office:value-type="float" office:value="0.0571428571428571" calcext:value-type="float">
            <text:p>0.057142857142857</text:p>
          </table:table-cell>
          <table:table-cell office:value-type="float" office:value="0.182670835194283" calcext:value-type="float">
            <text:p>0.182670835194283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409" calcext:value-type="float">
            <text:p>409</text:p>
          </table:table-cell>
          <table:table-cell office:value-type="float" office:value="57521" calcext:value-type="float">
            <text:p>57521</text:p>
          </table:table-cell>
          <table:table-cell office:value-type="float" office:value="134" calcext:value-type="float">
            <text:p>134</text:p>
          </table:table-cell>
          <table:table-cell office:value-type="float" office:value="1936" calcext:value-type="float">
            <text:p>1936</text:p>
          </table:table-cell>
          <table:table-cell office:value-type="float" office:value="0.753222836095764" calcext:value-type="float">
            <text:p>0.753222836095764</text:p>
          </table:table-cell>
          <table:table-cell office:value-type="float" office:value="0.174413646055437" calcext:value-type="float">
            <text:p>0.174413646055437</text:p>
          </table:table-cell>
          <table:table-cell office:value-type="float" office:value="0.9655" calcext:value-type="float">
            <text:p>0.9655</text:p>
          </table:table-cell>
          <table:table-cell office:value-type="float" office:value="0.0571428571428571" calcext:value-type="float">
            <text:p>0.057142857142857</text:p>
          </table:table-cell>
          <table:table-cell office:value-type="float" office:value="0.182670835194283" calcext:value-type="float">
            <text:p>0.1826708351942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4" calcext:value-type="float">
            <text:p>404</text:p>
          </table:table-cell>
          <table:table-cell office:value-type="float" office:value="57521" calcext:value-type="float">
            <text:p>57521</text:p>
          </table:table-cell>
          <table:table-cell office:value-type="float" office:value="134" calcext:value-type="float">
            <text:p>134</text:p>
          </table:table-cell>
          <table:table-cell office:value-type="float" office:value="1941" calcext:value-type="float">
            <text:p>1941</text:p>
          </table:table-cell>
          <table:table-cell office:value-type="float" office:value="0.75092936802974" calcext:value-type="float">
            <text:p>0.75092936802974</text:p>
          </table:table-cell>
          <table:table-cell office:value-type="float" office:value="0.17228144989339" calcext:value-type="float">
            <text:p>0.17228144989339</text:p>
          </table:table-cell>
          <table:table-cell office:value-type="float" office:value="0.965416666666667" calcext:value-type="float">
            <text:p>0.965416666666667</text:p>
          </table:table-cell>
          <table:table-cell office:value-type="float" office:value="0.0571428571428571" calcext:value-type="float">
            <text:p>0.057142857142857</text:p>
          </table:table-cell>
          <table:table-cell office:value-type="float" office:value="0.180461401019497" calcext:value-type="float">
            <text:p>0.180461401019497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394" calcext:value-type="float">
            <text:p>394</text:p>
          </table:table-cell>
          <table:table-cell office:value-type="float" office:value="57521" calcext:value-type="float">
            <text:p>57521</text:p>
          </table:table-cell>
          <table:table-cell office:value-type="float" office:value="134" calcext:value-type="float">
            <text:p>134</text:p>
          </table:table-cell>
          <table:table-cell office:value-type="float" office:value="1951" calcext:value-type="float">
            <text:p>1951</text:p>
          </table:table-cell>
          <table:table-cell office:value-type="float" office:value="0.746212121212121" calcext:value-type="float">
            <text:p>0.746212121212121</text:p>
          </table:table-cell>
          <table:table-cell office:value-type="float" office:value="0.168017057569296" calcext:value-type="float">
            <text:p>0.168017057569296</text:p>
          </table:table-cell>
          <table:table-cell office:value-type="float" office:value="0.96525" calcext:value-type="float">
            <text:p>0.96525</text:p>
          </table:table-cell>
          <table:table-cell office:value-type="float" office:value="0.0571428571428571" calcext:value-type="float">
            <text:p>0.057142857142857</text:p>
          </table:table-cell>
          <table:table-cell office:value-type="float" office:value="0.17604079058032" calcext:value-type="float">
            <text:p>0.17604079058032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386" calcext:value-type="float">
            <text:p>386</text:p>
          </table:table-cell>
          <table:table-cell office:value-type="float" office:value="57523" calcext:value-type="float">
            <text:p>57523</text:p>
          </table:table-cell>
          <table:table-cell office:value-type="float" office:value="132" calcext:value-type="float">
            <text:p>132</text:p>
          </table:table-cell>
          <table:table-cell office:value-type="float" office:value="1959" calcext:value-type="float">
            <text:p>1959</text:p>
          </table:table-cell>
          <table:table-cell office:value-type="float" office:value="0.745173745173745" calcext:value-type="float">
            <text:p>0.745173745173745</text:p>
          </table:table-cell>
          <table:table-cell office:value-type="float" office:value="0.164605543710021" calcext:value-type="float">
            <text:p>0.164605543710021</text:p>
          </table:table-cell>
          <table:table-cell office:value-type="float" office:value="0.96515" calcext:value-type="float">
            <text:p>0.96515</text:p>
          </table:table-cell>
          <table:table-cell office:value-type="float" office:value="0.0562899786780384" calcext:value-type="float">
            <text:p>0.056289978678038</text:p>
          </table:table-cell>
          <table:table-cell office:value-type="float" office:value="0.172511698827488" calcext:value-type="float">
            <text:p>0.172511698827488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382" calcext:value-type="float">
            <text:p>382</text:p>
          </table:table-cell>
          <table:table-cell office:value-type="float" office:value="57524" calcext:value-type="float">
            <text:p>57524</text:p>
          </table:table-cell>
          <table:table-cell office:value-type="float" office:value="131" calcext:value-type="float">
            <text:p>131</text:p>
          </table:table-cell>
          <table:table-cell office:value-type="float" office:value="1963" calcext:value-type="float">
            <text:p>1963</text:p>
          </table:table-cell>
          <table:table-cell office:value-type="float" office:value="0.744639376218323" calcext:value-type="float">
            <text:p>0.744639376218323</text:p>
          </table:table-cell>
          <table:table-cell office:value-type="float" office:value="0.162899786780384" calcext:value-type="float">
            <text:p>0.162899786780384</text:p>
          </table:table-cell>
          <table:table-cell office:value-type="float" office:value="0.9651" calcext:value-type="float">
            <text:p>0.9651</text:p>
          </table:table-cell>
          <table:table-cell office:value-type="float" office:value="0.055863539445629" calcext:value-type="float">
            <text:p>0.055863539445629</text:p>
          </table:table-cell>
          <table:table-cell office:value-type="float" office:value="0.170746457024163" calcext:value-type="float">
            <text:p>0.170746457024163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377" calcext:value-type="float">
            <text:p>377</text:p>
          </table:table-cell>
          <table:table-cell office:value-type="float" office:value="57524" calcext:value-type="float">
            <text:p>57524</text:p>
          </table:table-cell>
          <table:table-cell office:value-type="float" office:value="131" calcext:value-type="float">
            <text:p>131</text:p>
          </table:table-cell>
          <table:table-cell office:value-type="float" office:value="1968" calcext:value-type="float">
            <text:p>1968</text:p>
          </table:table-cell>
          <table:table-cell office:value-type="float" office:value="0.742125984251969" calcext:value-type="float">
            <text:p>0.742125984251969</text:p>
          </table:table-cell>
          <table:table-cell office:value-type="float" office:value="0.160767590618337" calcext:value-type="float">
            <text:p>0.160767590618337</text:p>
          </table:table-cell>
          <table:table-cell office:value-type="float" office:value="0.965016666666667" calcext:value-type="float">
            <text:p>0.965016666666667</text:p>
          </table:table-cell>
          <table:table-cell office:value-type="float" office:value="0.055863539445629" calcext:value-type="float">
            <text:p>0.055863539445629</text:p>
          </table:table-cell>
          <table:table-cell office:value-type="float" office:value="0.168533712001683" calcext:value-type="float">
            <text:p>0.168533712001683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374" calcext:value-type="float">
            <text:p>374</text:p>
          </table:table-cell>
          <table:table-cell office:value-type="float" office:value="57528" calcext:value-type="float">
            <text:p>57528</text:p>
          </table:table-cell>
          <table:table-cell office:value-type="float" office:value="127" calcext:value-type="float">
            <text:p>127</text:p>
          </table:table-cell>
          <table:table-cell office:value-type="float" office:value="1971" calcext:value-type="float">
            <text:p>1971</text:p>
          </table:table-cell>
          <table:table-cell office:value-type="float" office:value="0.746506986027944" calcext:value-type="float">
            <text:p>0.746506986027944</text:p>
          </table:table-cell>
          <table:table-cell office:value-type="float" office:value="0.159488272921109" calcext:value-type="float">
            <text:p>0.159488272921109</text:p>
          </table:table-cell>
          <table:table-cell office:value-type="float" office:value="0.965033333333333" calcext:value-type="float">
            <text:p>0.965033333333333</text:p>
          </table:table-cell>
          <table:table-cell office:value-type="float" office:value="0.0541577825159915" calcext:value-type="float">
            <text:p>0.054157782515992</text:p>
          </table:table-cell>
          <table:table-cell office:value-type="float" office:value="0.167223376555062" calcext:value-type="float">
            <text:p>0.167223376555062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374" calcext:value-type="float">
            <text:p>374</text:p>
          </table:table-cell>
          <table:table-cell office:value-type="float" office:value="57528" calcext:value-type="float">
            <text:p>57528</text:p>
          </table:table-cell>
          <table:table-cell office:value-type="float" office:value="127" calcext:value-type="float">
            <text:p>127</text:p>
          </table:table-cell>
          <table:table-cell office:value-type="float" office:value="1971" calcext:value-type="float">
            <text:p>1971</text:p>
          </table:table-cell>
          <table:table-cell office:value-type="float" office:value="0.746506986027944" calcext:value-type="float">
            <text:p>0.746506986027944</text:p>
          </table:table-cell>
          <table:table-cell office:value-type="float" office:value="0.159488272921109" calcext:value-type="float">
            <text:p>0.159488272921109</text:p>
          </table:table-cell>
          <table:table-cell office:value-type="float" office:value="0.965033333333333" calcext:value-type="float">
            <text:p>0.965033333333333</text:p>
          </table:table-cell>
          <table:table-cell office:value-type="float" office:value="0.0541577825159915" calcext:value-type="float">
            <text:p>0.054157782515992</text:p>
          </table:table-cell>
          <table:table-cell office:value-type="float" office:value="0.167223376555062" calcext:value-type="float">
            <text:p>0.167223376555062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374" calcext:value-type="float">
            <text:p>374</text:p>
          </table:table-cell>
          <table:table-cell office:value-type="float" office:value="57528" calcext:value-type="float">
            <text:p>57528</text:p>
          </table:table-cell>
          <table:table-cell office:value-type="float" office:value="127" calcext:value-type="float">
            <text:p>127</text:p>
          </table:table-cell>
          <table:table-cell office:value-type="float" office:value="1971" calcext:value-type="float">
            <text:p>1971</text:p>
          </table:table-cell>
          <table:table-cell office:value-type="float" office:value="0.746506986027944" calcext:value-type="float">
            <text:p>0.746506986027944</text:p>
          </table:table-cell>
          <table:table-cell office:value-type="float" office:value="0.159488272921109" calcext:value-type="float">
            <text:p>0.159488272921109</text:p>
          </table:table-cell>
          <table:table-cell office:value-type="float" office:value="0.965033333333333" calcext:value-type="float">
            <text:p>0.965033333333333</text:p>
          </table:table-cell>
          <table:table-cell office:value-type="float" office:value="0.0541577825159915" calcext:value-type="float">
            <text:p>0.054157782515992</text:p>
          </table:table-cell>
          <table:table-cell office:value-type="float" office:value="0.167223376555062" calcext:value-type="float">
            <text:p>0.167223376555062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360" calcext:value-type="float">
            <text:p>360</text:p>
          </table:table-cell>
          <table:table-cell office:value-type="float" office:value="57529" calcext:value-type="float">
            <text:p>57529</text:p>
          </table:table-cell>
          <table:table-cell office:value-type="float" office:value="126" calcext:value-type="float">
            <text:p>126</text:p>
          </table:table-cell>
          <table:table-cell office:value-type="float" office:value="1985" calcext:value-type="float">
            <text:p>1985</text:p>
          </table:table-cell>
          <table:table-cell office:value-type="float" office:value="0.740740740740741" calcext:value-type="float">
            <text:p>0.740740740740741</text:p>
          </table:table-cell>
          <table:table-cell office:value-type="float" office:value="0.153518123667377" calcext:value-type="float">
            <text:p>0.153518123667377</text:p>
          </table:table-cell>
          <table:table-cell office:value-type="float" office:value="0.964816666666667" calcext:value-type="float">
            <text:p>0.964816666666667</text:p>
          </table:table-cell>
          <table:table-cell office:value-type="float" office:value="0.0537313432835821" calcext:value-type="float">
            <text:p>0.053731343283582</text:p>
          </table:table-cell>
          <table:table-cell office:value-type="float" office:value="0.161027206230595" calcext:value-type="float">
            <text:p>0.161027206230595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360" calcext:value-type="float">
            <text:p>360</text:p>
          </table:table-cell>
          <table:table-cell office:value-type="float" office:value="57529" calcext:value-type="float">
            <text:p>57529</text:p>
          </table:table-cell>
          <table:table-cell office:value-type="float" office:value="126" calcext:value-type="float">
            <text:p>126</text:p>
          </table:table-cell>
          <table:table-cell office:value-type="float" office:value="1985" calcext:value-type="float">
            <text:p>1985</text:p>
          </table:table-cell>
          <table:table-cell office:value-type="float" office:value="0.740740740740741" calcext:value-type="float">
            <text:p>0.740740740740741</text:p>
          </table:table-cell>
          <table:table-cell office:value-type="float" office:value="0.153518123667377" calcext:value-type="float">
            <text:p>0.153518123667377</text:p>
          </table:table-cell>
          <table:table-cell office:value-type="float" office:value="0.964816666666667" calcext:value-type="float">
            <text:p>0.964816666666667</text:p>
          </table:table-cell>
          <table:table-cell office:value-type="float" office:value="0.0537313432835821" calcext:value-type="float">
            <text:p>0.053731343283582</text:p>
          </table:table-cell>
          <table:table-cell office:value-type="float" office:value="0.161027206230595" calcext:value-type="float">
            <text:p>0.1610272062305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0" calcext:value-type="float">
            <text:p>360</text:p>
          </table:table-cell>
          <table:table-cell office:value-type="float" office:value="57534" calcext:value-type="float">
            <text:p>57534</text:p>
          </table:table-cell>
          <table:table-cell office:value-type="float" office:value="121" calcext:value-type="float">
            <text:p>121</text:p>
          </table:table-cell>
          <table:table-cell office:value-type="float" office:value="1985" calcext:value-type="float">
            <text:p>1985</text:p>
          </table:table-cell>
          <table:table-cell office:value-type="float" office:value="0.748440748440749" calcext:value-type="float">
            <text:p>0.748440748440749</text:p>
          </table:table-cell>
          <table:table-cell office:value-type="float" office:value="0.153518123667377" calcext:value-type="float">
            <text:p>0.153518123667377</text:p>
          </table:table-cell>
          <table:table-cell office:value-type="float" office:value="0.9649" calcext:value-type="float">
            <text:p>0.9649</text:p>
          </table:table-cell>
          <table:table-cell office:value-type="float" office:value="0.0515991471215352" calcext:value-type="float">
            <text:p>0.051599147121535</text:p>
          </table:table-cell>
          <table:table-cell office:value-type="float" office:value="0.16104839346333" calcext:value-type="float">
            <text:p>0.16104839346333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355" calcext:value-type="float">
            <text:p>355</text:p>
          </table:table-cell>
          <table:table-cell office:value-type="float" office:value="57534" calcext:value-type="float">
            <text:p>57534</text:p>
          </table:table-cell>
          <table:table-cell office:value-type="float" office:value="121" calcext:value-type="float">
            <text:p>121</text:p>
          </table:table-cell>
          <table:table-cell office:value-type="float" office:value="1990" calcext:value-type="float">
            <text:p>1990</text:p>
          </table:table-cell>
          <table:table-cell office:value-type="float" office:value="0.745798319327731" calcext:value-type="float">
            <text:p>0.745798319327731</text:p>
          </table:table-cell>
          <table:table-cell office:value-type="float" office:value="0.15138592750533" calcext:value-type="float">
            <text:p>0.15138592750533</text:p>
          </table:table-cell>
          <table:table-cell office:value-type="float" office:value="0.964816666666667" calcext:value-type="float">
            <text:p>0.964816666666667</text:p>
          </table:table-cell>
          <table:table-cell office:value-type="float" office:value="0.0515991471215352" calcext:value-type="float">
            <text:p>0.051599147121535</text:p>
          </table:table-cell>
          <table:table-cell office:value-type="float" office:value="0.158832508685125" calcext:value-type="float">
            <text:p>0.158832508685125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355" calcext:value-type="float">
            <text:p>355</text:p>
          </table:table-cell>
          <table:table-cell office:value-type="float" office:value="57534" calcext:value-type="float">
            <text:p>57534</text:p>
          </table:table-cell>
          <table:table-cell office:value-type="float" office:value="121" calcext:value-type="float">
            <text:p>121</text:p>
          </table:table-cell>
          <table:table-cell office:value-type="float" office:value="1990" calcext:value-type="float">
            <text:p>1990</text:p>
          </table:table-cell>
          <table:table-cell office:value-type="float" office:value="0.745798319327731" calcext:value-type="float">
            <text:p>0.745798319327731</text:p>
          </table:table-cell>
          <table:table-cell office:value-type="float" office:value="0.15138592750533" calcext:value-type="float">
            <text:p>0.15138592750533</text:p>
          </table:table-cell>
          <table:table-cell office:value-type="float" office:value="0.964816666666667" calcext:value-type="float">
            <text:p>0.964816666666667</text:p>
          </table:table-cell>
          <table:table-cell office:value-type="float" office:value="0.0515991471215352" calcext:value-type="float">
            <text:p>0.051599147121535</text:p>
          </table:table-cell>
          <table:table-cell office:value-type="float" office:value="0.158832508685125" calcext:value-type="float">
            <text:p>0.158832508685125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346" calcext:value-type="float">
            <text:p>346</text:p>
          </table:table-cell>
          <table:table-cell office:value-type="float" office:value="57535" calcext:value-type="float">
            <text:p>57535</text:p>
          </table:table-cell>
          <table:table-cell office:value-type="float" office:value="120" calcext:value-type="float">
            <text:p>120</text:p>
          </table:table-cell>
          <table:table-cell office:value-type="float" office:value="1999" calcext:value-type="float">
            <text:p>1999</text:p>
          </table:table-cell>
          <table:table-cell office:value-type="float" office:value="0.742489270386266" calcext:value-type="float">
            <text:p>0.742489270386266</text:p>
          </table:table-cell>
          <table:table-cell office:value-type="float" office:value="0.147547974413646" calcext:value-type="float">
            <text:p>0.147547974413646</text:p>
          </table:table-cell>
          <table:table-cell office:value-type="float" office:value="0.964683333333333" calcext:value-type="float">
            <text:p>0.964683333333333</text:p>
          </table:table-cell>
          <table:table-cell office:value-type="float" office:value="0.0511727078891258" calcext:value-type="float">
            <text:p>0.051172707889126</text:p>
          </table:table-cell>
          <table:table-cell office:value-type="float" office:value="0.154846522402991" calcext:value-type="float">
            <text:p>0.154846522402991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337" calcext:value-type="float">
            <text:p>337</text:p>
          </table:table-cell>
          <table:table-cell office:value-type="float" office:value="57536" calcext:value-type="float">
            <text:p>57536</text:p>
          </table:table-cell>
          <table:table-cell office:value-type="float" office:value="119" calcext:value-type="float">
            <text:p>119</text:p>
          </table:table-cell>
          <table:table-cell office:value-type="float" office:value="2008" calcext:value-type="float">
            <text:p>2008</text:p>
          </table:table-cell>
          <table:table-cell office:value-type="float" office:value="0.739035087719298" calcext:value-type="float">
            <text:p>0.739035087719298</text:p>
          </table:table-cell>
          <table:table-cell office:value-type="float" office:value="0.143710021321962" calcext:value-type="float">
            <text:p>0.143710021321962</text:p>
          </table:table-cell>
          <table:table-cell office:value-type="float" office:value="0.96455" calcext:value-type="float">
            <text:p>0.96455</text:p>
          </table:table-cell>
          <table:table-cell office:value-type="float" office:value="0.0507462686567164" calcext:value-type="float">
            <text:p>0.050746268656716</text:p>
          </table:table-cell>
          <table:table-cell office:value-type="float" office:value="0.150858436907521" calcext:value-type="float">
            <text:p>0.150858436907521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338" calcext:value-type="float">
            <text:p>338</text:p>
          </table:table-cell>
          <table:table-cell office:value-type="float" office:value="57537" calcext:value-type="float">
            <text:p>57537</text:p>
          </table:table-cell>
          <table:table-cell office:value-type="float" office:value="118" calcext:value-type="float">
            <text:p>118</text:p>
          </table:table-cell>
          <table:table-cell office:value-type="float" office:value="2007" calcext:value-type="float">
            <text:p>2007</text:p>
          </table:table-cell>
          <table:table-cell office:value-type="float" office:value="0.741228070175439" calcext:value-type="float">
            <text:p>0.741228070175439</text:p>
          </table:table-cell>
          <table:table-cell office:value-type="float" office:value="0.144136460554371" calcext:value-type="float">
            <text:p>0.144136460554371</text:p>
          </table:table-cell>
          <table:table-cell office:value-type="float" office:value="0.964583333333333" calcext:value-type="float">
            <text:p>0.964583333333333</text:p>
          </table:table-cell>
          <table:table-cell office:value-type="float" office:value="0.050319829424307" calcext:value-type="float">
            <text:p>0.050319829424307</text:p>
          </table:table-cell>
          <table:table-cell office:value-type="float" office:value="0.151306088055614" calcext:value-type="float">
            <text:p>0.151306088055614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338" calcext:value-type="float">
            <text:p>338</text:p>
          </table:table-cell>
          <table:table-cell office:value-type="float" office:value="57537" calcext:value-type="float">
            <text:p>57537</text:p>
          </table:table-cell>
          <table:table-cell office:value-type="float" office:value="118" calcext:value-type="float">
            <text:p>118</text:p>
          </table:table-cell>
          <table:table-cell office:value-type="float" office:value="2007" calcext:value-type="float">
            <text:p>2007</text:p>
          </table:table-cell>
          <table:table-cell office:value-type="float" office:value="0.741228070175439" calcext:value-type="float">
            <text:p>0.741228070175439</text:p>
          </table:table-cell>
          <table:table-cell office:value-type="float" office:value="0.144136460554371" calcext:value-type="float">
            <text:p>0.144136460554371</text:p>
          </table:table-cell>
          <table:table-cell office:value-type="float" office:value="0.964583333333333" calcext:value-type="float">
            <text:p>0.964583333333333</text:p>
          </table:table-cell>
          <table:table-cell office:value-type="float" office:value="0.050319829424307" calcext:value-type="float">
            <text:p>0.050319829424307</text:p>
          </table:table-cell>
          <table:table-cell office:value-type="float" office:value="0.151306088055614" calcext:value-type="float">
            <text:p>0.151306088055614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337" calcext:value-type="float">
            <text:p>337</text:p>
          </table:table-cell>
          <table:table-cell office:value-type="float" office:value="57536" calcext:value-type="float">
            <text:p>57536</text:p>
          </table:table-cell>
          <table:table-cell office:value-type="float" office:value="119" calcext:value-type="float">
            <text:p>119</text:p>
          </table:table-cell>
          <table:table-cell office:value-type="float" office:value="2008" calcext:value-type="float">
            <text:p>2008</text:p>
          </table:table-cell>
          <table:table-cell office:value-type="float" office:value="0.739035087719298" calcext:value-type="float">
            <text:p>0.739035087719298</text:p>
          </table:table-cell>
          <table:table-cell office:value-type="float" office:value="0.143710021321962" calcext:value-type="float">
            <text:p>0.143710021321962</text:p>
          </table:table-cell>
          <table:table-cell office:value-type="float" office:value="0.96455" calcext:value-type="float">
            <text:p>0.96455</text:p>
          </table:table-cell>
          <table:table-cell office:value-type="float" office:value="0.0507462686567164" calcext:value-type="float">
            <text:p>0.050746268656716</text:p>
          </table:table-cell>
          <table:table-cell office:value-type="float" office:value="0.150858436907521" calcext:value-type="float">
            <text:p>0.150858436907521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332" calcext:value-type="float">
            <text:p>332</text:p>
          </table:table-cell>
          <table:table-cell office:value-type="float" office:value="57536" calcext:value-type="float">
            <text:p>57536</text:p>
          </table:table-cell>
          <table:table-cell office:value-type="float" office:value="119" calcext:value-type="float">
            <text:p>119</text:p>
          </table:table-cell>
          <table:table-cell office:value-type="float" office:value="2013" calcext:value-type="float">
            <text:p>2013</text:p>
          </table:table-cell>
          <table:table-cell office:value-type="float" office:value="0.736141906873614" calcext:value-type="float">
            <text:p>0.736141906873614</text:p>
          </table:table-cell>
          <table:table-cell office:value-type="float" office:value="0.141577825159915" calcext:value-type="float">
            <text:p>0.141577825159915</text:p>
          </table:table-cell>
          <table:table-cell office:value-type="float" office:value="0.964466666666667" calcext:value-type="float">
            <text:p>0.964466666666667</text:p>
          </table:table-cell>
          <table:table-cell office:value-type="float" office:value="0.0507462686567164" calcext:value-type="float">
            <text:p>0.050746268656716</text:p>
          </table:table-cell>
          <table:table-cell office:value-type="float" office:value="0.148639751389218" calcext:value-type="float">
            <text:p>0.148639751389218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332" calcext:value-type="float">
            <text:p>332</text:p>
          </table:table-cell>
          <table:table-cell office:value-type="float" office:value="57536" calcext:value-type="float">
            <text:p>57536</text:p>
          </table:table-cell>
          <table:table-cell office:value-type="float" office:value="119" calcext:value-type="float">
            <text:p>119</text:p>
          </table:table-cell>
          <table:table-cell office:value-type="float" office:value="2013" calcext:value-type="float">
            <text:p>2013</text:p>
          </table:table-cell>
          <table:table-cell office:value-type="float" office:value="0.736141906873614" calcext:value-type="float">
            <text:p>0.736141906873614</text:p>
          </table:table-cell>
          <table:table-cell office:value-type="float" office:value="0.141577825159915" calcext:value-type="float">
            <text:p>0.141577825159915</text:p>
          </table:table-cell>
          <table:table-cell office:value-type="float" office:value="0.964466666666667" calcext:value-type="float">
            <text:p>0.964466666666667</text:p>
          </table:table-cell>
          <table:table-cell office:value-type="float" office:value="0.0507462686567164" calcext:value-type="float">
            <text:p>0.050746268656716</text:p>
          </table:table-cell>
          <table:table-cell office:value-type="float" office:value="0.148639751389218" calcext:value-type="float">
            <text:p>0.1486397513892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2" calcext:value-type="float">
            <text:p>332</text:p>
          </table:table-cell>
          <table:table-cell office:value-type="float" office:value="57536" calcext:value-type="float">
            <text:p>57536</text:p>
          </table:table-cell>
          <table:table-cell office:value-type="float" office:value="119" calcext:value-type="float">
            <text:p>119</text:p>
          </table:table-cell>
          <table:table-cell office:value-type="float" office:value="2013" calcext:value-type="float">
            <text:p>2013</text:p>
          </table:table-cell>
          <table:table-cell office:value-type="float" office:value="0.736141906873614" calcext:value-type="float">
            <text:p>0.736141906873614</text:p>
          </table:table-cell>
          <table:table-cell office:value-type="float" office:value="0.141577825159915" calcext:value-type="float">
            <text:p>0.141577825159915</text:p>
          </table:table-cell>
          <table:table-cell office:value-type="float" office:value="0.964466666666667" calcext:value-type="float">
            <text:p>0.964466666666667</text:p>
          </table:table-cell>
          <table:table-cell office:value-type="float" office:value="0.0507462686567164" calcext:value-type="float">
            <text:p>0.050746268656716</text:p>
          </table:table-cell>
          <table:table-cell office:value-type="float" office:value="0.148639751389218" calcext:value-type="float">
            <text:p>0.148639751389218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322" calcext:value-type="float">
            <text:p>322</text:p>
          </table:table-cell>
          <table:table-cell office:value-type="float" office:value="57536" calcext:value-type="float">
            <text:p>57536</text:p>
          </table:table-cell>
          <table:table-cell office:value-type="float" office:value="119" calcext:value-type="float">
            <text:p>119</text:p>
          </table:table-cell>
          <table:table-cell office:value-type="float" office:value="2023" calcext:value-type="float">
            <text:p>2023</text:p>
          </table:table-cell>
          <table:table-cell office:value-type="float" office:value="0.73015873015873" calcext:value-type="float">
            <text:p>0.73015873015873</text:p>
          </table:table-cell>
          <table:table-cell office:value-type="float" office:value="0.137313432835821" calcext:value-type="float">
            <text:p>0.137313432835821</text:p>
          </table:table-cell>
          <table:table-cell office:value-type="float" office:value="0.9643" calcext:value-type="float">
            <text:p>0.9643</text:p>
          </table:table-cell>
          <table:table-cell office:value-type="float" office:value="0.0507462686567164" calcext:value-type="float">
            <text:p>0.050746268656716</text:p>
          </table:table-cell>
          <table:table-cell office:value-type="float" office:value="0.144200626959248" calcext:value-type="float">
            <text:p>0.144200626959248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307" calcext:value-type="float">
            <text:p>307</text:p>
          </table:table-cell>
          <table:table-cell office:value-type="float" office:value="57536" calcext:value-type="float">
            <text:p>57536</text:p>
          </table:table-cell>
          <table:table-cell office:value-type="float" office:value="119" calcext:value-type="float">
            <text:p>119</text:p>
          </table:table-cell>
          <table:table-cell office:value-type="float" office:value="2038" calcext:value-type="float">
            <text:p>2038</text:p>
          </table:table-cell>
          <table:table-cell office:value-type="float" office:value="0.720657276995305" calcext:value-type="float">
            <text:p>0.720657276995305</text:p>
          </table:table-cell>
          <table:table-cell office:value-type="float" office:value="0.13091684434968" calcext:value-type="float">
            <text:p>0.13091684434968</text:p>
          </table:table-cell>
          <table:table-cell office:value-type="float" office:value="0.96405" calcext:value-type="float">
            <text:p>0.96405</text:p>
          </table:table-cell>
          <table:table-cell office:value-type="float" office:value="0.0507462686567164" calcext:value-type="float">
            <text:p>0.050746268656716</text:p>
          </table:table-cell>
          <table:table-cell office:value-type="float" office:value="0.137537553365309" calcext:value-type="float">
            <text:p>0.137537553365309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307" calcext:value-type="float">
            <text:p>307</text:p>
          </table:table-cell>
          <table:table-cell office:value-type="float" office:value="57536" calcext:value-type="float">
            <text:p>57536</text:p>
          </table:table-cell>
          <table:table-cell office:value-type="float" office:value="119" calcext:value-type="float">
            <text:p>119</text:p>
          </table:table-cell>
          <table:table-cell office:value-type="float" office:value="2038" calcext:value-type="float">
            <text:p>2038</text:p>
          </table:table-cell>
          <table:table-cell office:value-type="float" office:value="0.720657276995305" calcext:value-type="float">
            <text:p>0.720657276995305</text:p>
          </table:table-cell>
          <table:table-cell office:value-type="float" office:value="0.13091684434968" calcext:value-type="float">
            <text:p>0.13091684434968</text:p>
          </table:table-cell>
          <table:table-cell office:value-type="float" office:value="0.96405" calcext:value-type="float">
            <text:p>0.96405</text:p>
          </table:table-cell>
          <table:table-cell office:value-type="float" office:value="0.0507462686567164" calcext:value-type="float">
            <text:p>0.050746268656716</text:p>
          </table:table-cell>
          <table:table-cell office:value-type="float" office:value="0.137537553365309" calcext:value-type="float">
            <text:p>0.137537553365309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307" calcext:value-type="float">
            <text:p>307</text:p>
          </table:table-cell>
          <table:table-cell office:value-type="float" office:value="57536" calcext:value-type="float">
            <text:p>57536</text:p>
          </table:table-cell>
          <table:table-cell office:value-type="float" office:value="119" calcext:value-type="float">
            <text:p>119</text:p>
          </table:table-cell>
          <table:table-cell office:value-type="float" office:value="2038" calcext:value-type="float">
            <text:p>2038</text:p>
          </table:table-cell>
          <table:table-cell office:value-type="float" office:value="0.720657276995305" calcext:value-type="float">
            <text:p>0.720657276995305</text:p>
          </table:table-cell>
          <table:table-cell office:value-type="float" office:value="0.13091684434968" calcext:value-type="float">
            <text:p>0.13091684434968</text:p>
          </table:table-cell>
          <table:table-cell office:value-type="float" office:value="0.96405" calcext:value-type="float">
            <text:p>0.96405</text:p>
          </table:table-cell>
          <table:table-cell office:value-type="float" office:value="0.0507462686567164" calcext:value-type="float">
            <text:p>0.050746268656716</text:p>
          </table:table-cell>
          <table:table-cell office:value-type="float" office:value="0.137537553365309" calcext:value-type="float">
            <text:p>0.137537553365309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307" calcext:value-type="float">
            <text:p>307</text:p>
          </table:table-cell>
          <table:table-cell office:value-type="float" office:value="57541" calcext:value-type="float">
            <text:p>57541</text:p>
          </table:table-cell>
          <table:table-cell office:value-type="float" office:value="114" calcext:value-type="float">
            <text:p>114</text:p>
          </table:table-cell>
          <table:table-cell office:value-type="float" office:value="2038" calcext:value-type="float">
            <text:p>2038</text:p>
          </table:table-cell>
          <table:table-cell office:value-type="float" office:value="0.729216152019002" calcext:value-type="float">
            <text:p>0.729216152019002</text:p>
          </table:table-cell>
          <table:table-cell office:value-type="float" office:value="0.13091684434968" calcext:value-type="float">
            <text:p>0.13091684434968</text:p>
          </table:table-cell>
          <table:table-cell office:value-type="float" office:value="0.964133333333333" calcext:value-type="float">
            <text:p>0.964133333333333</text:p>
          </table:table-cell>
          <table:table-cell office:value-type="float" office:value="0.0486140724946695" calcext:value-type="float">
            <text:p>0.04861407249467</text:p>
          </table:table-cell>
          <table:table-cell office:value-type="float" office:value="0.137555678553544" calcext:value-type="float">
            <text:p>0.137555678553544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307" calcext:value-type="float">
            <text:p>307</text:p>
          </table:table-cell>
          <table:table-cell office:value-type="float" office:value="57541" calcext:value-type="float">
            <text:p>57541</text:p>
          </table:table-cell>
          <table:table-cell office:value-type="float" office:value="114" calcext:value-type="float">
            <text:p>114</text:p>
          </table:table-cell>
          <table:table-cell office:value-type="float" office:value="2038" calcext:value-type="float">
            <text:p>2038</text:p>
          </table:table-cell>
          <table:table-cell office:value-type="float" office:value="0.729216152019002" calcext:value-type="float">
            <text:p>0.729216152019002</text:p>
          </table:table-cell>
          <table:table-cell office:value-type="float" office:value="0.13091684434968" calcext:value-type="float">
            <text:p>0.13091684434968</text:p>
          </table:table-cell>
          <table:table-cell office:value-type="float" office:value="0.964133333333333" calcext:value-type="float">
            <text:p>0.964133333333333</text:p>
          </table:table-cell>
          <table:table-cell office:value-type="float" office:value="0.0486140724946695" calcext:value-type="float">
            <text:p>0.04861407249467</text:p>
          </table:table-cell>
          <table:table-cell office:value-type="float" office:value="0.137555678553544" calcext:value-type="float">
            <text:p>0.137555678553544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57541" calcext:value-type="float">
            <text:p>57541</text:p>
          </table:table-cell>
          <table:table-cell office:value-type="float" office:value="114" calcext:value-type="float">
            <text:p>114</text:p>
          </table:table-cell>
          <table:table-cell office:value-type="float" office:value="2038" calcext:value-type="float">
            <text:p>2038</text:p>
          </table:table-cell>
          <table:table-cell office:value-type="float" office:value="0.729216152019002" calcext:value-type="float">
            <text:p>0.729216152019002</text:p>
          </table:table-cell>
          <table:table-cell office:value-type="float" office:value="0.13091684434968" calcext:value-type="float">
            <text:p>0.13091684434968</text:p>
          </table:table-cell>
          <table:table-cell office:value-type="float" office:value="0.964133333333333" calcext:value-type="float">
            <text:p>0.964133333333333</text:p>
          </table:table-cell>
          <table:table-cell office:value-type="float" office:value="0.0486140724946695" calcext:value-type="float">
            <text:p>0.04861407249467</text:p>
          </table:table-cell>
          <table:table-cell office:value-type="float" office:value="0.137555678553544" calcext:value-type="float">
            <text:p>0.137555678553544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307" calcext:value-type="float">
            <text:p>307</text:p>
          </table:table-cell>
          <table:table-cell office:value-type="float" office:value="57541" calcext:value-type="float">
            <text:p>57541</text:p>
          </table:table-cell>
          <table:table-cell office:value-type="float" office:value="114" calcext:value-type="float">
            <text:p>114</text:p>
          </table:table-cell>
          <table:table-cell office:value-type="float" office:value="2038" calcext:value-type="float">
            <text:p>2038</text:p>
          </table:table-cell>
          <table:table-cell office:value-type="float" office:value="0.729216152019002" calcext:value-type="float">
            <text:p>0.729216152019002</text:p>
          </table:table-cell>
          <table:table-cell office:value-type="float" office:value="0.13091684434968" calcext:value-type="float">
            <text:p>0.13091684434968</text:p>
          </table:table-cell>
          <table:table-cell office:value-type="float" office:value="0.964133333333333" calcext:value-type="float">
            <text:p>0.964133333333333</text:p>
          </table:table-cell>
          <table:table-cell office:value-type="float" office:value="0.0486140724946695" calcext:value-type="float">
            <text:p>0.04861407249467</text:p>
          </table:table-cell>
          <table:table-cell office:value-type="float" office:value="0.137555678553544" calcext:value-type="float">
            <text:p>0.137555678553544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307" calcext:value-type="float">
            <text:p>307</text:p>
          </table:table-cell>
          <table:table-cell office:value-type="float" office:value="57546" calcext:value-type="float">
            <text:p>57546</text:p>
          </table:table-cell>
          <table:table-cell office:value-type="float" office:value="109" calcext:value-type="float">
            <text:p>109</text:p>
          </table:table-cell>
          <table:table-cell office:value-type="float" office:value="2038" calcext:value-type="float">
            <text:p>2038</text:p>
          </table:table-cell>
          <table:table-cell office:value-type="float" office:value="0.737980769230769" calcext:value-type="float">
            <text:p>0.737980769230769</text:p>
          </table:table-cell>
          <table:table-cell office:value-type="float" office:value="0.13091684434968" calcext:value-type="float">
            <text:p>0.13091684434968</text:p>
          </table:table-cell>
          <table:table-cell office:value-type="float" office:value="0.964216666666667" calcext:value-type="float">
            <text:p>0.964216666666667</text:p>
          </table:table-cell>
          <table:table-cell office:value-type="float" office:value="0.0464818763326226" calcext:value-type="float">
            <text:p>0.046481876332623</text:p>
          </table:table-cell>
          <table:table-cell office:value-type="float" office:value="0.137573808519612" calcext:value-type="float">
            <text:p>0.1375738085196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7" calcext:value-type="float">
            <text:p>307</text:p>
          </table:table-cell>
          <table:table-cell office:value-type="float" office:value="57546" calcext:value-type="float">
            <text:p>57546</text:p>
          </table:table-cell>
          <table:table-cell office:value-type="float" office:value="109" calcext:value-type="float">
            <text:p>109</text:p>
          </table:table-cell>
          <table:table-cell office:value-type="float" office:value="2038" calcext:value-type="float">
            <text:p>2038</text:p>
          </table:table-cell>
          <table:table-cell office:value-type="float" office:value="0.737980769230769" calcext:value-type="float">
            <text:p>0.737980769230769</text:p>
          </table:table-cell>
          <table:table-cell office:value-type="float" office:value="0.13091684434968" calcext:value-type="float">
            <text:p>0.13091684434968</text:p>
          </table:table-cell>
          <table:table-cell office:value-type="float" office:value="0.964216666666667" calcext:value-type="float">
            <text:p>0.964216666666667</text:p>
          </table:table-cell>
          <table:table-cell office:value-type="float" office:value="0.0464818763326226" calcext:value-type="float">
            <text:p>0.046481876332623</text:p>
          </table:table-cell>
          <table:table-cell office:value-type="float" office:value="0.137573808519612" calcext:value-type="float">
            <text:p>0.137573808519612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307" calcext:value-type="float">
            <text:p>307</text:p>
          </table:table-cell>
          <table:table-cell office:value-type="float" office:value="57546" calcext:value-type="float">
            <text:p>57546</text:p>
          </table:table-cell>
          <table:table-cell office:value-type="float" office:value="109" calcext:value-type="float">
            <text:p>109</text:p>
          </table:table-cell>
          <table:table-cell office:value-type="float" office:value="2038" calcext:value-type="float">
            <text:p>2038</text:p>
          </table:table-cell>
          <table:table-cell office:value-type="float" office:value="0.737980769230769" calcext:value-type="float">
            <text:p>0.737980769230769</text:p>
          </table:table-cell>
          <table:table-cell office:value-type="float" office:value="0.13091684434968" calcext:value-type="float">
            <text:p>0.13091684434968</text:p>
          </table:table-cell>
          <table:table-cell office:value-type="float" office:value="0.964216666666667" calcext:value-type="float">
            <text:p>0.964216666666667</text:p>
          </table:table-cell>
          <table:table-cell office:value-type="float" office:value="0.0464818763326226" calcext:value-type="float">
            <text:p>0.046481876332623</text:p>
          </table:table-cell>
          <table:table-cell office:value-type="float" office:value="0.137573808519612" calcext:value-type="float">
            <text:p>0.137573808519612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303" calcext:value-type="float">
            <text:p>303</text:p>
          </table:table-cell>
          <table:table-cell office:value-type="float" office:value="57547" calcext:value-type="float">
            <text:p>57547</text:p>
          </table:table-cell>
          <table:table-cell office:value-type="float" office:value="108" calcext:value-type="float">
            <text:p>108</text:p>
          </table:table-cell>
          <table:table-cell office:value-type="float" office:value="2042" calcext:value-type="float">
            <text:p>2042</text:p>
          </table:table-cell>
          <table:table-cell office:value-type="float" office:value="0.737226277372263" calcext:value-type="float">
            <text:p>0.737226277372263</text:p>
          </table:table-cell>
          <table:table-cell office:value-type="float" office:value="0.129211087420043" calcext:value-type="float">
            <text:p>0.129211087420043</text:p>
          </table:table-cell>
          <table:table-cell office:value-type="float" office:value="0.964166666666667" calcext:value-type="float">
            <text:p>0.964166666666667</text:p>
          </table:table-cell>
          <table:table-cell office:value-type="float" office:value="0.0460554371002132" calcext:value-type="float">
            <text:p>0.046055437100213</text:p>
          </table:table-cell>
          <table:table-cell office:value-type="float" office:value="0.135799214362922" calcext:value-type="float">
            <text:p>0.135799214362922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303" calcext:value-type="float">
            <text:p>303</text:p>
          </table:table-cell>
          <table:table-cell office:value-type="float" office:value="57548" calcext:value-type="float">
            <text:p>57548</text:p>
          </table:table-cell>
          <table:table-cell office:value-type="float" office:value="107" calcext:value-type="float">
            <text:p>107</text:p>
          </table:table-cell>
          <table:table-cell office:value-type="float" office:value="2042" calcext:value-type="float">
            <text:p>2042</text:p>
          </table:table-cell>
          <table:table-cell office:value-type="float" office:value="0.739024390243902" calcext:value-type="float">
            <text:p>0.739024390243902</text:p>
          </table:table-cell>
          <table:table-cell office:value-type="float" office:value="0.129211087420043" calcext:value-type="float">
            <text:p>0.129211087420043</text:p>
          </table:table-cell>
          <table:table-cell office:value-type="float" office:value="0.964183333333333" calcext:value-type="float">
            <text:p>0.964183333333333</text:p>
          </table:table-cell>
          <table:table-cell office:value-type="float" office:value="0.0456289978678038" calcext:value-type="float">
            <text:p>0.045628997867804</text:p>
          </table:table-cell>
          <table:table-cell office:value-type="float" office:value="0.135802794621671" calcext:value-type="float">
            <text:p>0.135802794621671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303" calcext:value-type="float">
            <text:p>303</text:p>
          </table:table-cell>
          <table:table-cell office:value-type="float" office:value="57548" calcext:value-type="float">
            <text:p>57548</text:p>
          </table:table-cell>
          <table:table-cell office:value-type="float" office:value="107" calcext:value-type="float">
            <text:p>107</text:p>
          </table:table-cell>
          <table:table-cell office:value-type="float" office:value="2042" calcext:value-type="float">
            <text:p>2042</text:p>
          </table:table-cell>
          <table:table-cell office:value-type="float" office:value="0.739024390243902" calcext:value-type="float">
            <text:p>0.739024390243902</text:p>
          </table:table-cell>
          <table:table-cell office:value-type="float" office:value="0.129211087420043" calcext:value-type="float">
            <text:p>0.129211087420043</text:p>
          </table:table-cell>
          <table:table-cell office:value-type="float" office:value="0.964183333333333" calcext:value-type="float">
            <text:p>0.964183333333333</text:p>
          </table:table-cell>
          <table:table-cell office:value-type="float" office:value="0.0456289978678038" calcext:value-type="float">
            <text:p>0.045628997867804</text:p>
          </table:table-cell>
          <table:table-cell office:value-type="float" office:value="0.135802794621671" calcext:value-type="float">
            <text:p>0.135802794621671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296" calcext:value-type="float">
            <text:p>296</text:p>
          </table:table-cell>
          <table:table-cell office:value-type="float" office:value="57551" calcext:value-type="float">
            <text:p>57551</text:p>
          </table:table-cell>
          <table:table-cell office:value-type="float" office:value="104" calcext:value-type="float">
            <text:p>104</text:p>
          </table:table-cell>
          <table:table-cell office:value-type="float" office:value="2049" calcext:value-type="float">
            <text:p>2049</text:p>
          </table:table-cell>
          <table:table-cell office:value-type="float" office:value="0.74" calcext:value-type="float">
            <text:p>0.74</text:p>
          </table:table-cell>
          <table:table-cell office:value-type="float" office:value="0.126226012793177" calcext:value-type="float">
            <text:p>0.126226012793177</text:p>
          </table:table-cell>
          <table:table-cell office:value-type="float" office:value="0.964116666666667" calcext:value-type="float">
            <text:p>0.964116666666667</text:p>
          </table:table-cell>
          <table:table-cell office:value-type="float" office:value="0.0443496801705757" calcext:value-type="float">
            <text:p>0.044349680170576</text:p>
          </table:table-cell>
          <table:table-cell office:value-type="float" office:value="0.132700421940928" calcext:value-type="float">
            <text:p>0.132700421940928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291" calcext:value-type="float">
            <text:p>291</text:p>
          </table:table-cell>
          <table:table-cell office:value-type="float" office:value="57551" calcext:value-type="float">
            <text:p>57551</text:p>
          </table:table-cell>
          <table:table-cell office:value-type="float" office:value="104" calcext:value-type="float">
            <text:p>104</text:p>
          </table:table-cell>
          <table:table-cell office:value-type="float" office:value="2054" calcext:value-type="float">
            <text:p>2054</text:p>
          </table:table-cell>
          <table:table-cell office:value-type="float" office:value="0.736708860759494" calcext:value-type="float">
            <text:p>0.736708860759494</text:p>
          </table:table-cell>
          <table:table-cell office:value-type="float" office:value="0.12409381663113" calcext:value-type="float">
            <text:p>0.12409381663113</text:p>
          </table:table-cell>
          <table:table-cell office:value-type="float" office:value="0.964033333333333" calcext:value-type="float">
            <text:p>0.964033333333333</text:p>
          </table:table-cell>
          <table:table-cell office:value-type="float" office:value="0.0443496801705757" calcext:value-type="float">
            <text:p>0.044349680170576</text:p>
          </table:table-cell>
          <table:table-cell office:value-type="float" office:value="0.130476064881973" calcext:value-type="float">
            <text:p>0.130476064881973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291" calcext:value-type="float">
            <text:p>291</text:p>
          </table:table-cell>
          <table:table-cell office:value-type="float" office:value="57551" calcext:value-type="float">
            <text:p>57551</text:p>
          </table:table-cell>
          <table:table-cell office:value-type="float" office:value="104" calcext:value-type="float">
            <text:p>104</text:p>
          </table:table-cell>
          <table:table-cell office:value-type="float" office:value="2054" calcext:value-type="float">
            <text:p>2054</text:p>
          </table:table-cell>
          <table:table-cell office:value-type="float" office:value="0.736708860759494" calcext:value-type="float">
            <text:p>0.736708860759494</text:p>
          </table:table-cell>
          <table:table-cell office:value-type="float" office:value="0.12409381663113" calcext:value-type="float">
            <text:p>0.12409381663113</text:p>
          </table:table-cell>
          <table:table-cell office:value-type="float" office:value="0.964033333333333" calcext:value-type="float">
            <text:p>0.964033333333333</text:p>
          </table:table-cell>
          <table:table-cell office:value-type="float" office:value="0.0443496801705757" calcext:value-type="float">
            <text:p>0.044349680170576</text:p>
          </table:table-cell>
          <table:table-cell office:value-type="float" office:value="0.130476064881973" calcext:value-type="float">
            <text:p>0.130476064881973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291" calcext:value-type="float">
            <text:p>291</text:p>
          </table:table-cell>
          <table:table-cell office:value-type="float" office:value="57551" calcext:value-type="float">
            <text:p>57551</text:p>
          </table:table-cell>
          <table:table-cell office:value-type="float" office:value="104" calcext:value-type="float">
            <text:p>104</text:p>
          </table:table-cell>
          <table:table-cell office:value-type="float" office:value="2054" calcext:value-type="float">
            <text:p>2054</text:p>
          </table:table-cell>
          <table:table-cell office:value-type="float" office:value="0.736708860759494" calcext:value-type="float">
            <text:p>0.736708860759494</text:p>
          </table:table-cell>
          <table:table-cell office:value-type="float" office:value="0.12409381663113" calcext:value-type="float">
            <text:p>0.12409381663113</text:p>
          </table:table-cell>
          <table:table-cell office:value-type="float" office:value="0.964033333333333" calcext:value-type="float">
            <text:p>0.964033333333333</text:p>
          </table:table-cell>
          <table:table-cell office:value-type="float" office:value="0.0443496801705757" calcext:value-type="float">
            <text:p>0.044349680170576</text:p>
          </table:table-cell>
          <table:table-cell office:value-type="float" office:value="0.130476064881973" calcext:value-type="float">
            <text:p>0.130476064881973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291" calcext:value-type="float">
            <text:p>291</text:p>
          </table:table-cell>
          <table:table-cell office:value-type="float" office:value="57551" calcext:value-type="float">
            <text:p>57551</text:p>
          </table:table-cell>
          <table:table-cell office:value-type="float" office:value="104" calcext:value-type="float">
            <text:p>104</text:p>
          </table:table-cell>
          <table:table-cell office:value-type="float" office:value="2054" calcext:value-type="float">
            <text:p>2054</text:p>
          </table:table-cell>
          <table:table-cell office:value-type="float" office:value="0.736708860759494" calcext:value-type="float">
            <text:p>0.736708860759494</text:p>
          </table:table-cell>
          <table:table-cell office:value-type="float" office:value="0.12409381663113" calcext:value-type="float">
            <text:p>0.12409381663113</text:p>
          </table:table-cell>
          <table:table-cell office:value-type="float" office:value="0.964033333333333" calcext:value-type="float">
            <text:p>0.964033333333333</text:p>
          </table:table-cell>
          <table:table-cell office:value-type="float" office:value="0.0443496801705757" calcext:value-type="float">
            <text:p>0.044349680170576</text:p>
          </table:table-cell>
          <table:table-cell office:value-type="float" office:value="0.130476064881973" calcext:value-type="float">
            <text:p>0.1304760648819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1" calcext:value-type="float">
            <text:p>291</text:p>
          </table:table-cell>
          <table:table-cell office:value-type="float" office:value="57551" calcext:value-type="float">
            <text:p>57551</text:p>
          </table:table-cell>
          <table:table-cell office:value-type="float" office:value="104" calcext:value-type="float">
            <text:p>104</text:p>
          </table:table-cell>
          <table:table-cell office:value-type="float" office:value="2054" calcext:value-type="float">
            <text:p>2054</text:p>
          </table:table-cell>
          <table:table-cell office:value-type="float" office:value="0.736708860759494" calcext:value-type="float">
            <text:p>0.736708860759494</text:p>
          </table:table-cell>
          <table:table-cell office:value-type="float" office:value="0.12409381663113" calcext:value-type="float">
            <text:p>0.12409381663113</text:p>
          </table:table-cell>
          <table:table-cell office:value-type="float" office:value="0.964033333333333" calcext:value-type="float">
            <text:p>0.964033333333333</text:p>
          </table:table-cell>
          <table:table-cell office:value-type="float" office:value="0.0443496801705757" calcext:value-type="float">
            <text:p>0.044349680170576</text:p>
          </table:table-cell>
          <table:table-cell office:value-type="float" office:value="0.130476064881973" calcext:value-type="float">
            <text:p>0.130476064881973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291" calcext:value-type="float">
            <text:p>291</text:p>
          </table:table-cell>
          <table:table-cell office:value-type="float" office:value="57551" calcext:value-type="float">
            <text:p>57551</text:p>
          </table:table-cell>
          <table:table-cell office:value-type="float" office:value="104" calcext:value-type="float">
            <text:p>104</text:p>
          </table:table-cell>
          <table:table-cell office:value-type="float" office:value="2054" calcext:value-type="float">
            <text:p>2054</text:p>
          </table:table-cell>
          <table:table-cell office:value-type="float" office:value="0.736708860759494" calcext:value-type="float">
            <text:p>0.736708860759494</text:p>
          </table:table-cell>
          <table:table-cell office:value-type="float" office:value="0.12409381663113" calcext:value-type="float">
            <text:p>0.12409381663113</text:p>
          </table:table-cell>
          <table:table-cell office:value-type="float" office:value="0.964033333333333" calcext:value-type="float">
            <text:p>0.964033333333333</text:p>
          </table:table-cell>
          <table:table-cell office:value-type="float" office:value="0.0443496801705757" calcext:value-type="float">
            <text:p>0.044349680170576</text:p>
          </table:table-cell>
          <table:table-cell office:value-type="float" office:value="0.130476064881973" calcext:value-type="float">
            <text:p>0.130476064881973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291" calcext:value-type="float">
            <text:p>291</text:p>
          </table:table-cell>
          <table:table-cell office:value-type="float" office:value="57551" calcext:value-type="float">
            <text:p>57551</text:p>
          </table:table-cell>
          <table:table-cell office:value-type="float" office:value="104" calcext:value-type="float">
            <text:p>104</text:p>
          </table:table-cell>
          <table:table-cell office:value-type="float" office:value="2054" calcext:value-type="float">
            <text:p>2054</text:p>
          </table:table-cell>
          <table:table-cell office:value-type="float" office:value="0.736708860759494" calcext:value-type="float">
            <text:p>0.736708860759494</text:p>
          </table:table-cell>
          <table:table-cell office:value-type="float" office:value="0.12409381663113" calcext:value-type="float">
            <text:p>0.12409381663113</text:p>
          </table:table-cell>
          <table:table-cell office:value-type="float" office:value="0.964033333333333" calcext:value-type="float">
            <text:p>0.964033333333333</text:p>
          </table:table-cell>
          <table:table-cell office:value-type="float" office:value="0.0443496801705757" calcext:value-type="float">
            <text:p>0.044349680170576</text:p>
          </table:table-cell>
          <table:table-cell office:value-type="float" office:value="0.130476064881973" calcext:value-type="float">
            <text:p>0.130476064881973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291" calcext:value-type="float">
            <text:p>291</text:p>
          </table:table-cell>
          <table:table-cell office:value-type="float" office:value="57551" calcext:value-type="float">
            <text:p>57551</text:p>
          </table:table-cell>
          <table:table-cell office:value-type="float" office:value="104" calcext:value-type="float">
            <text:p>104</text:p>
          </table:table-cell>
          <table:table-cell office:value-type="float" office:value="2054" calcext:value-type="float">
            <text:p>2054</text:p>
          </table:table-cell>
          <table:table-cell office:value-type="float" office:value="0.736708860759494" calcext:value-type="float">
            <text:p>0.736708860759494</text:p>
          </table:table-cell>
          <table:table-cell office:value-type="float" office:value="0.12409381663113" calcext:value-type="float">
            <text:p>0.12409381663113</text:p>
          </table:table-cell>
          <table:table-cell office:value-type="float" office:value="0.964033333333333" calcext:value-type="float">
            <text:p>0.964033333333333</text:p>
          </table:table-cell>
          <table:table-cell office:value-type="float" office:value="0.0443496801705757" calcext:value-type="float">
            <text:p>0.044349680170576</text:p>
          </table:table-cell>
          <table:table-cell office:value-type="float" office:value="0.130476064881973" calcext:value-type="float">
            <text:p>0.130476064881973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291" calcext:value-type="float">
            <text:p>291</text:p>
          </table:table-cell>
          <table:table-cell office:value-type="float" office:value="57551" calcext:value-type="float">
            <text:p>57551</text:p>
          </table:table-cell>
          <table:table-cell office:value-type="float" office:value="104" calcext:value-type="float">
            <text:p>104</text:p>
          </table:table-cell>
          <table:table-cell office:value-type="float" office:value="2054" calcext:value-type="float">
            <text:p>2054</text:p>
          </table:table-cell>
          <table:table-cell office:value-type="float" office:value="0.736708860759494" calcext:value-type="float">
            <text:p>0.736708860759494</text:p>
          </table:table-cell>
          <table:table-cell office:value-type="float" office:value="0.12409381663113" calcext:value-type="float">
            <text:p>0.12409381663113</text:p>
          </table:table-cell>
          <table:table-cell office:value-type="float" office:value="0.964033333333333" calcext:value-type="float">
            <text:p>0.964033333333333</text:p>
          </table:table-cell>
          <table:table-cell office:value-type="float" office:value="0.0443496801705757" calcext:value-type="float">
            <text:p>0.044349680170576</text:p>
          </table:table-cell>
          <table:table-cell office:value-type="float" office:value="0.130476064881973" calcext:value-type="float">
            <text:p>0.130476064881973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287" calcext:value-type="float">
            <text:p>287</text:p>
          </table:table-cell>
          <table:table-cell office:value-type="float" office:value="57552" calcext:value-type="float">
            <text:p>57552</text:p>
          </table:table-cell>
          <table:table-cell office:value-type="float" office:value="103" calcext:value-type="float">
            <text:p>103</text:p>
          </table:table-cell>
          <table:table-cell office:value-type="float" office:value="2058" calcext:value-type="float">
            <text:p>2058</text:p>
          </table:table-cell>
          <table:table-cell office:value-type="float" office:value="0.735897435897436" calcext:value-type="float">
            <text:p>0.735897435897436</text:p>
          </table:table-cell>
          <table:table-cell office:value-type="float" office:value="0.122388059701493" calcext:value-type="float">
            <text:p>0.122388059701493</text:p>
          </table:table-cell>
          <table:table-cell office:value-type="float" office:value="0.963983333333333" calcext:value-type="float">
            <text:p>0.963983333333333</text:p>
          </table:table-cell>
          <table:table-cell office:value-type="float" office:value="0.0439232409381663" calcext:value-type="float">
            <text:p>0.043923240938166</text:p>
          </table:table-cell>
          <table:table-cell office:value-type="float" office:value="0.128699551569507" calcext:value-type="float">
            <text:p>0.128699551569507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287" calcext:value-type="float">
            <text:p>287</text:p>
          </table:table-cell>
          <table:table-cell office:value-type="float" office:value="57552" calcext:value-type="float">
            <text:p>57552</text:p>
          </table:table-cell>
          <table:table-cell office:value-type="float" office:value="103" calcext:value-type="float">
            <text:p>103</text:p>
          </table:table-cell>
          <table:table-cell office:value-type="float" office:value="2058" calcext:value-type="float">
            <text:p>2058</text:p>
          </table:table-cell>
          <table:table-cell office:value-type="float" office:value="0.735897435897436" calcext:value-type="float">
            <text:p>0.735897435897436</text:p>
          </table:table-cell>
          <table:table-cell office:value-type="float" office:value="0.122388059701493" calcext:value-type="float">
            <text:p>0.122388059701493</text:p>
          </table:table-cell>
          <table:table-cell office:value-type="float" office:value="0.963983333333333" calcext:value-type="float">
            <text:p>0.963983333333333</text:p>
          </table:table-cell>
          <table:table-cell office:value-type="float" office:value="0.0439232409381663" calcext:value-type="float">
            <text:p>0.043923240938166</text:p>
          </table:table-cell>
          <table:table-cell office:value-type="float" office:value="0.128699551569507" calcext:value-type="float">
            <text:p>0.128699551569507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287" calcext:value-type="float">
            <text:p>287</text:p>
          </table:table-cell>
          <table:table-cell office:value-type="float" office:value="57552" calcext:value-type="float">
            <text:p>57552</text:p>
          </table:table-cell>
          <table:table-cell office:value-type="float" office:value="103" calcext:value-type="float">
            <text:p>103</text:p>
          </table:table-cell>
          <table:table-cell office:value-type="float" office:value="2058" calcext:value-type="float">
            <text:p>2058</text:p>
          </table:table-cell>
          <table:table-cell office:value-type="float" office:value="0.735897435897436" calcext:value-type="float">
            <text:p>0.735897435897436</text:p>
          </table:table-cell>
          <table:table-cell office:value-type="float" office:value="0.122388059701493" calcext:value-type="float">
            <text:p>0.122388059701493</text:p>
          </table:table-cell>
          <table:table-cell office:value-type="float" office:value="0.963983333333333" calcext:value-type="float">
            <text:p>0.963983333333333</text:p>
          </table:table-cell>
          <table:table-cell office:value-type="float" office:value="0.0439232409381663" calcext:value-type="float">
            <text:p>0.043923240938166</text:p>
          </table:table-cell>
          <table:table-cell office:value-type="float" office:value="0.128699551569507" calcext:value-type="float">
            <text:p>0.128699551569507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273" calcext:value-type="float">
            <text:p>273</text:p>
          </table:table-cell>
          <table:table-cell office:value-type="float" office:value="57558" calcext:value-type="float">
            <text:p>57558</text:p>
          </table:table-cell>
          <table:table-cell office:value-type="float" office:value="97" calcext:value-type="float">
            <text:p>97</text:p>
          </table:table-cell>
          <table:table-cell office:value-type="float" office:value="2072" calcext:value-type="float">
            <text:p>2072</text:p>
          </table:table-cell>
          <table:table-cell office:value-type="float" office:value="0.737837837837838" calcext:value-type="float">
            <text:p>0.737837837837838</text:p>
          </table:table-cell>
          <table:table-cell office:value-type="float" office:value="0.116417910447761" calcext:value-type="float">
            <text:p>0.116417910447761</text:p>
          </table:table-cell>
          <table:table-cell office:value-type="float" office:value="0.96385" calcext:value-type="float">
            <text:p>0.96385</text:p>
          </table:table-cell>
          <table:table-cell office:value-type="float" office:value="0.04136460554371" calcext:value-type="float">
            <text:p>0.04136460554371</text:p>
          </table:table-cell>
          <table:table-cell office:value-type="float" office:value="0.122486144101346" calcext:value-type="float">
            <text:p>0.122486144101346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269" calcext:value-type="float">
            <text:p>269</text:p>
          </table:table-cell>
          <table:table-cell office:value-type="float" office:value="57559" calcext:value-type="float">
            <text:p>57559</text:p>
          </table:table-cell>
          <table:table-cell office:value-type="float" office:value="96" calcext:value-type="float">
            <text:p>96</text:p>
          </table:table-cell>
          <table:table-cell office:value-type="float" office:value="2076" calcext:value-type="float">
            <text:p>2076</text:p>
          </table:table-cell>
          <table:table-cell office:value-type="float" office:value="0.736986301369863" calcext:value-type="float">
            <text:p>0.736986301369863</text:p>
          </table:table-cell>
          <table:table-cell office:value-type="float" office:value="0.114712153518124" calcext:value-type="float">
            <text:p>0.114712153518124</text:p>
          </table:table-cell>
          <table:table-cell office:value-type="float" office:value="0.9638" calcext:value-type="float">
            <text:p>0.9638</text:p>
          </table:table-cell>
          <table:table-cell office:value-type="float" office:value="0.0409381663113006" calcext:value-type="float">
            <text:p>0.040938166311301</text:p>
          </table:table-cell>
          <table:table-cell office:value-type="float" office:value="0.120707403985746" calcext:value-type="float">
            <text:p>0.1207074039857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5" calcext:value-type="float">
            <text:p>265</text:p>
          </table:table-cell>
          <table:table-cell office:value-type="float" office:value="57560" calcext:value-type="float">
            <text:p>57560</text:p>
          </table:table-cell>
          <table:table-cell office:value-type="float" office:value="95" calcext:value-type="float">
            <text:p>95</text:p>
          </table:table-cell>
          <table:table-cell office:value-type="float" office:value="2080" calcext:value-type="float">
            <text:p>2080</text:p>
          </table:table-cell>
          <table:table-cell office:value-type="float" office:value="0.736111111111111" calcext:value-type="float">
            <text:p>0.736111111111111</text:p>
          </table:table-cell>
          <table:table-cell office:value-type="float" office:value="0.113006396588486" calcext:value-type="float">
            <text:p>0.113006396588486</text:p>
          </table:table-cell>
          <table:table-cell office:value-type="float" office:value="0.96375" calcext:value-type="float">
            <text:p>0.96375</text:p>
          </table:table-cell>
          <table:table-cell office:value-type="float" office:value="0.0405117270788913" calcext:value-type="float">
            <text:p>0.040511727078891</text:p>
          </table:table-cell>
          <table:table-cell office:value-type="float" office:value="0.118928194297782" calcext:value-type="float">
            <text:p>0.118928194297782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265" calcext:value-type="float">
            <text:p>265</text:p>
          </table:table-cell>
          <table:table-cell office:value-type="float" office:value="57560" calcext:value-type="float">
            <text:p>57560</text:p>
          </table:table-cell>
          <table:table-cell office:value-type="float" office:value="95" calcext:value-type="float">
            <text:p>95</text:p>
          </table:table-cell>
          <table:table-cell office:value-type="float" office:value="2080" calcext:value-type="float">
            <text:p>2080</text:p>
          </table:table-cell>
          <table:table-cell office:value-type="float" office:value="0.736111111111111" calcext:value-type="float">
            <text:p>0.736111111111111</text:p>
          </table:table-cell>
          <table:table-cell office:value-type="float" office:value="0.113006396588486" calcext:value-type="float">
            <text:p>0.113006396588486</text:p>
          </table:table-cell>
          <table:table-cell office:value-type="float" office:value="0.96375" calcext:value-type="float">
            <text:p>0.96375</text:p>
          </table:table-cell>
          <table:table-cell office:value-type="float" office:value="0.0405117270788913" calcext:value-type="float">
            <text:p>0.040511727078891</text:p>
          </table:table-cell>
          <table:table-cell office:value-type="float" office:value="0.118928194297782" calcext:value-type="float">
            <text:p>0.118928194297782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265" calcext:value-type="float">
            <text:p>265</text:p>
          </table:table-cell>
          <table:table-cell office:value-type="float" office:value="57560" calcext:value-type="float">
            <text:p>57560</text:p>
          </table:table-cell>
          <table:table-cell office:value-type="float" office:value="95" calcext:value-type="float">
            <text:p>95</text:p>
          </table:table-cell>
          <table:table-cell office:value-type="float" office:value="2080" calcext:value-type="float">
            <text:p>2080</text:p>
          </table:table-cell>
          <table:table-cell office:value-type="float" office:value="0.736111111111111" calcext:value-type="float">
            <text:p>0.736111111111111</text:p>
          </table:table-cell>
          <table:table-cell office:value-type="float" office:value="0.113006396588486" calcext:value-type="float">
            <text:p>0.113006396588486</text:p>
          </table:table-cell>
          <table:table-cell office:value-type="float" office:value="0.96375" calcext:value-type="float">
            <text:p>0.96375</text:p>
          </table:table-cell>
          <table:table-cell office:value-type="float" office:value="0.0405117270788913" calcext:value-type="float">
            <text:p>0.040511727078891</text:p>
          </table:table-cell>
          <table:table-cell office:value-type="float" office:value="0.118928194297782" calcext:value-type="float">
            <text:p>0.118928194297782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265" calcext:value-type="float">
            <text:p>265</text:p>
          </table:table-cell>
          <table:table-cell office:value-type="float" office:value="57560" calcext:value-type="float">
            <text:p>57560</text:p>
          </table:table-cell>
          <table:table-cell office:value-type="float" office:value="95" calcext:value-type="float">
            <text:p>95</text:p>
          </table:table-cell>
          <table:table-cell office:value-type="float" office:value="2080" calcext:value-type="float">
            <text:p>2080</text:p>
          </table:table-cell>
          <table:table-cell office:value-type="float" office:value="0.736111111111111" calcext:value-type="float">
            <text:p>0.736111111111111</text:p>
          </table:table-cell>
          <table:table-cell office:value-type="float" office:value="0.113006396588486" calcext:value-type="float">
            <text:p>0.113006396588486</text:p>
          </table:table-cell>
          <table:table-cell office:value-type="float" office:value="0.96375" calcext:value-type="float">
            <text:p>0.96375</text:p>
          </table:table-cell>
          <table:table-cell office:value-type="float" office:value="0.0405117270788913" calcext:value-type="float">
            <text:p>0.040511727078891</text:p>
          </table:table-cell>
          <table:table-cell office:value-type="float" office:value="0.118928194297782" calcext:value-type="float">
            <text:p>0.118928194297782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265" calcext:value-type="float">
            <text:p>265</text:p>
          </table:table-cell>
          <table:table-cell office:value-type="float" office:value="57560" calcext:value-type="float">
            <text:p>57560</text:p>
          </table:table-cell>
          <table:table-cell office:value-type="float" office:value="95" calcext:value-type="float">
            <text:p>95</text:p>
          </table:table-cell>
          <table:table-cell office:value-type="float" office:value="2080" calcext:value-type="float">
            <text:p>2080</text:p>
          </table:table-cell>
          <table:table-cell office:value-type="float" office:value="0.736111111111111" calcext:value-type="float">
            <text:p>0.736111111111111</text:p>
          </table:table-cell>
          <table:table-cell office:value-type="float" office:value="0.113006396588486" calcext:value-type="float">
            <text:p>0.113006396588486</text:p>
          </table:table-cell>
          <table:table-cell office:value-type="float" office:value="0.96375" calcext:value-type="float">
            <text:p>0.96375</text:p>
          </table:table-cell>
          <table:table-cell office:value-type="float" office:value="0.0405117270788913" calcext:value-type="float">
            <text:p>0.040511727078891</text:p>
          </table:table-cell>
          <table:table-cell office:value-type="float" office:value="0.118928194297782" calcext:value-type="float">
            <text:p>0.118928194297782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265" calcext:value-type="float">
            <text:p>265</text:p>
          </table:table-cell>
          <table:table-cell office:value-type="float" office:value="57560" calcext:value-type="float">
            <text:p>57560</text:p>
          </table:table-cell>
          <table:table-cell office:value-type="float" office:value="95" calcext:value-type="float">
            <text:p>95</text:p>
          </table:table-cell>
          <table:table-cell office:value-type="float" office:value="2080" calcext:value-type="float">
            <text:p>2080</text:p>
          </table:table-cell>
          <table:table-cell office:value-type="float" office:value="0.736111111111111" calcext:value-type="float">
            <text:p>0.736111111111111</text:p>
          </table:table-cell>
          <table:table-cell office:value-type="float" office:value="0.113006396588486" calcext:value-type="float">
            <text:p>0.113006396588486</text:p>
          </table:table-cell>
          <table:table-cell office:value-type="float" office:value="0.96375" calcext:value-type="float">
            <text:p>0.96375</text:p>
          </table:table-cell>
          <table:table-cell office:value-type="float" office:value="0.0405117270788913" calcext:value-type="float">
            <text:p>0.040511727078891</text:p>
          </table:table-cell>
          <table:table-cell office:value-type="float" office:value="0.118928194297782" calcext:value-type="float">
            <text:p>0.118928194297782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256" calcext:value-type="float">
            <text:p>256</text:p>
          </table:table-cell>
          <table:table-cell office:value-type="float" office:value="57561" calcext:value-type="float">
            <text:p>57561</text:p>
          </table:table-cell>
          <table:table-cell office:value-type="float" office:value="94" calcext:value-type="float">
            <text:p>94</text:p>
          </table:table-cell>
          <table:table-cell office:value-type="float" office:value="2089" calcext:value-type="float">
            <text:p>2089</text:p>
          </table:table-cell>
          <table:table-cell office:value-type="float" office:value="0.731428571428571" calcext:value-type="float">
            <text:p>0.731428571428571</text:p>
          </table:table-cell>
          <table:table-cell office:value-type="float" office:value="0.109168443496802" calcext:value-type="float">
            <text:p>0.109168443496802</text:p>
          </table:table-cell>
          <table:table-cell office:value-type="float" office:value="0.963616666666667" calcext:value-type="float">
            <text:p>0.963616666666667</text:p>
          </table:table-cell>
          <table:table-cell office:value-type="float" office:value="0.0400852878464819" calcext:value-type="float">
            <text:p>0.040085287846482</text:p>
          </table:table-cell>
          <table:table-cell office:value-type="float" office:value="0.114919461315025" calcext:value-type="float">
            <text:p>0.114919461315025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256" calcext:value-type="float">
            <text:p>256</text:p>
          </table:table-cell>
          <table:table-cell office:value-type="float" office:value="57561" calcext:value-type="float">
            <text:p>57561</text:p>
          </table:table-cell>
          <table:table-cell office:value-type="float" office:value="94" calcext:value-type="float">
            <text:p>94</text:p>
          </table:table-cell>
          <table:table-cell office:value-type="float" office:value="2089" calcext:value-type="float">
            <text:p>2089</text:p>
          </table:table-cell>
          <table:table-cell office:value-type="float" office:value="0.731428571428571" calcext:value-type="float">
            <text:p>0.731428571428571</text:p>
          </table:table-cell>
          <table:table-cell office:value-type="float" office:value="0.109168443496802" calcext:value-type="float">
            <text:p>0.109168443496802</text:p>
          </table:table-cell>
          <table:table-cell office:value-type="float" office:value="0.963616666666667" calcext:value-type="float">
            <text:p>0.963616666666667</text:p>
          </table:table-cell>
          <table:table-cell office:value-type="float" office:value="0.0400852878464819" calcext:value-type="float">
            <text:p>0.040085287846482</text:p>
          </table:table-cell>
          <table:table-cell office:value-type="float" office:value="0.114919461315025" calcext:value-type="float">
            <text:p>0.114919461315025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256" calcext:value-type="float">
            <text:p>256</text:p>
          </table:table-cell>
          <table:table-cell office:value-type="float" office:value="57561" calcext:value-type="float">
            <text:p>57561</text:p>
          </table:table-cell>
          <table:table-cell office:value-type="float" office:value="94" calcext:value-type="float">
            <text:p>94</text:p>
          </table:table-cell>
          <table:table-cell office:value-type="float" office:value="2089" calcext:value-type="float">
            <text:p>2089</text:p>
          </table:table-cell>
          <table:table-cell office:value-type="float" office:value="0.731428571428571" calcext:value-type="float">
            <text:p>0.731428571428571</text:p>
          </table:table-cell>
          <table:table-cell office:value-type="float" office:value="0.109168443496802" calcext:value-type="float">
            <text:p>0.109168443496802</text:p>
          </table:table-cell>
          <table:table-cell office:value-type="float" office:value="0.963616666666667" calcext:value-type="float">
            <text:p>0.963616666666667</text:p>
          </table:table-cell>
          <table:table-cell office:value-type="float" office:value="0.0400852878464819" calcext:value-type="float">
            <text:p>0.040085287846482</text:p>
          </table:table-cell>
          <table:table-cell office:value-type="float" office:value="0.114919461315025" calcext:value-type="float">
            <text:p>0.114919461315025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256" calcext:value-type="float">
            <text:p>256</text:p>
          </table:table-cell>
          <table:table-cell office:value-type="float" office:value="57561" calcext:value-type="float">
            <text:p>57561</text:p>
          </table:table-cell>
          <table:table-cell office:value-type="float" office:value="94" calcext:value-type="float">
            <text:p>94</text:p>
          </table:table-cell>
          <table:table-cell office:value-type="float" office:value="2089" calcext:value-type="float">
            <text:p>2089</text:p>
          </table:table-cell>
          <table:table-cell office:value-type="float" office:value="0.731428571428571" calcext:value-type="float">
            <text:p>0.731428571428571</text:p>
          </table:table-cell>
          <table:table-cell office:value-type="float" office:value="0.109168443496802" calcext:value-type="float">
            <text:p>0.109168443496802</text:p>
          </table:table-cell>
          <table:table-cell office:value-type="float" office:value="0.963616666666667" calcext:value-type="float">
            <text:p>0.963616666666667</text:p>
          </table:table-cell>
          <table:table-cell office:value-type="float" office:value="0.0400852878464819" calcext:value-type="float">
            <text:p>0.040085287846482</text:p>
          </table:table-cell>
          <table:table-cell office:value-type="float" office:value="0.114919461315025" calcext:value-type="float">
            <text:p>0.1149194613150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office:value-type="float" office:value="57566" calcext:value-type="float">
            <text:p>57566</text:p>
          </table:table-cell>
          <table:table-cell office:value-type="float" office:value="89" calcext:value-type="float">
            <text:p>89</text:p>
          </table:table-cell>
          <table:table-cell office:value-type="float" office:value="2089" calcext:value-type="float">
            <text:p>2089</text:p>
          </table:table-cell>
          <table:table-cell office:value-type="float" office:value="0.742028985507246" calcext:value-type="float">
            <text:p>0.742028985507246</text:p>
          </table:table-cell>
          <table:table-cell office:value-type="float" office:value="0.109168443496802" calcext:value-type="float">
            <text:p>0.109168443496802</text:p>
          </table:table-cell>
          <table:table-cell office:value-type="float" office:value="0.9637" calcext:value-type="float">
            <text:p>0.9637</text:p>
          </table:table-cell>
          <table:table-cell office:value-type="float" office:value="0.037953091684435" calcext:value-type="float">
            <text:p>0.037953091684435</text:p>
          </table:table-cell>
          <table:table-cell office:value-type="float" office:value="0.11493463620758" calcext:value-type="float">
            <text:p>0.11493463620758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247" calcext:value-type="float">
            <text:p>247</text:p>
          </table:table-cell>
          <table:table-cell office:value-type="float" office:value="57567" calcext:value-type="float">
            <text:p>57567</text:p>
          </table:table-cell>
          <table:table-cell office:value-type="float" office:value="88" calcext:value-type="float">
            <text:p>88</text:p>
          </table:table-cell>
          <table:table-cell office:value-type="float" office:value="2098" calcext:value-type="float">
            <text:p>2098</text:p>
          </table:table-cell>
          <table:table-cell office:value-type="float" office:value="0.737313432835821" calcext:value-type="float">
            <text:p>0.737313432835821</text:p>
          </table:table-cell>
          <table:table-cell office:value-type="float" office:value="0.105330490405117" calcext:value-type="float">
            <text:p>0.105330490405117</text:p>
          </table:table-cell>
          <table:table-cell office:value-type="float" office:value="0.963566666666667" calcext:value-type="float">
            <text:p>0.963566666666667</text:p>
          </table:table-cell>
          <table:table-cell office:value-type="float" office:value="0.0375266524520256" calcext:value-type="float">
            <text:p>0.037526652452026</text:p>
          </table:table-cell>
          <table:table-cell office:value-type="float" office:value="0.110923259807159" calcext:value-type="float">
            <text:p>0.110923259807159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247" calcext:value-type="float">
            <text:p>247</text:p>
          </table:table-cell>
          <table:table-cell office:value-type="float" office:value="57567" calcext:value-type="float">
            <text:p>57567</text:p>
          </table:table-cell>
          <table:table-cell office:value-type="float" office:value="88" calcext:value-type="float">
            <text:p>88</text:p>
          </table:table-cell>
          <table:table-cell office:value-type="float" office:value="2098" calcext:value-type="float">
            <text:p>2098</text:p>
          </table:table-cell>
          <table:table-cell office:value-type="float" office:value="0.737313432835821" calcext:value-type="float">
            <text:p>0.737313432835821</text:p>
          </table:table-cell>
          <table:table-cell office:value-type="float" office:value="0.105330490405117" calcext:value-type="float">
            <text:p>0.105330490405117</text:p>
          </table:table-cell>
          <table:table-cell office:value-type="float" office:value="0.963566666666667" calcext:value-type="float">
            <text:p>0.963566666666667</text:p>
          </table:table-cell>
          <table:table-cell office:value-type="float" office:value="0.0375266524520256" calcext:value-type="float">
            <text:p>0.037526652452026</text:p>
          </table:table-cell>
          <table:table-cell office:value-type="float" office:value="0.110923259807159" calcext:value-type="float">
            <text:p>0.110923259807159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242" calcext:value-type="float">
            <text:p>242</text:p>
          </table:table-cell>
          <table:table-cell office:value-type="float" office:value="57567" calcext:value-type="float">
            <text:p>57567</text:p>
          </table:table-cell>
          <table:table-cell office:value-type="float" office:value="88" calcext:value-type="float">
            <text:p>88</text:p>
          </table:table-cell>
          <table:table-cell office:value-type="float" office:value="2103" calcext:value-type="float">
            <text:p>2103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10319829424307" calcext:value-type="float">
            <text:p>0.10319829424307</text:p>
          </table:table-cell>
          <table:table-cell office:value-type="float" office:value="0.963483333333333" calcext:value-type="float">
            <text:p>0.963483333333333</text:p>
          </table:table-cell>
          <table:table-cell office:value-type="float" office:value="0.0375266524520256" calcext:value-type="float">
            <text:p>0.037526652452026</text:p>
          </table:table-cell>
          <table:table-cell office:value-type="float" office:value="0.108692206076618" calcext:value-type="float">
            <text:p>0.108692206076618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242" calcext:value-type="float">
            <text:p>242</text:p>
          </table:table-cell>
          <table:table-cell office:value-type="float" office:value="57567" calcext:value-type="float">
            <text:p>57567</text:p>
          </table:table-cell>
          <table:table-cell office:value-type="float" office:value="88" calcext:value-type="float">
            <text:p>88</text:p>
          </table:table-cell>
          <table:table-cell office:value-type="float" office:value="2103" calcext:value-type="float">
            <text:p>2103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10319829424307" calcext:value-type="float">
            <text:p>0.10319829424307</text:p>
          </table:table-cell>
          <table:table-cell office:value-type="float" office:value="0.963483333333333" calcext:value-type="float">
            <text:p>0.963483333333333</text:p>
          </table:table-cell>
          <table:table-cell office:value-type="float" office:value="0.0375266524520256" calcext:value-type="float">
            <text:p>0.037526652452026</text:p>
          </table:table-cell>
          <table:table-cell office:value-type="float" office:value="0.108692206076618" calcext:value-type="float">
            <text:p>0.108692206076618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242" calcext:value-type="float">
            <text:p>242</text:p>
          </table:table-cell>
          <table:table-cell office:value-type="float" office:value="57570" calcext:value-type="float">
            <text:p>57570</text:p>
          </table:table-cell>
          <table:table-cell office:value-type="float" office:value="85" calcext:value-type="float">
            <text:p>85</text:p>
          </table:table-cell>
          <table:table-cell office:value-type="float" office:value="2103" calcext:value-type="float">
            <text:p>2103</text:p>
          </table:table-cell>
          <table:table-cell office:value-type="float" office:value="0.740061162079511" calcext:value-type="float">
            <text:p>0.740061162079511</text:p>
          </table:table-cell>
          <table:table-cell office:value-type="float" office:value="0.10319829424307" calcext:value-type="float">
            <text:p>0.10319829424307</text:p>
          </table:table-cell>
          <table:table-cell office:value-type="float" office:value="0.963533333333333" calcext:value-type="float">
            <text:p>0.963533333333333</text:p>
          </table:table-cell>
          <table:table-cell office:value-type="float" office:value="0.0362473347547974" calcext:value-type="float">
            <text:p>0.036247334754797</text:p>
          </table:table-cell>
          <table:table-cell office:value-type="float" office:value="0.108700821729596" calcext:value-type="float">
            <text:p>0.108700821729596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242" calcext:value-type="float">
            <text:p>242</text:p>
          </table:table-cell>
          <table:table-cell office:value-type="float" office:value="57570" calcext:value-type="float">
            <text:p>57570</text:p>
          </table:table-cell>
          <table:table-cell office:value-type="float" office:value="85" calcext:value-type="float">
            <text:p>85</text:p>
          </table:table-cell>
          <table:table-cell office:value-type="float" office:value="2103" calcext:value-type="float">
            <text:p>2103</text:p>
          </table:table-cell>
          <table:table-cell office:value-type="float" office:value="0.740061162079511" calcext:value-type="float">
            <text:p>0.740061162079511</text:p>
          </table:table-cell>
          <table:table-cell office:value-type="float" office:value="0.10319829424307" calcext:value-type="float">
            <text:p>0.10319829424307</text:p>
          </table:table-cell>
          <table:table-cell office:value-type="float" office:value="0.963533333333333" calcext:value-type="float">
            <text:p>0.963533333333333</text:p>
          </table:table-cell>
          <table:table-cell office:value-type="float" office:value="0.0362473347547974" calcext:value-type="float">
            <text:p>0.036247334754797</text:p>
          </table:table-cell>
          <table:table-cell office:value-type="float" office:value="0.108700821729596" calcext:value-type="float">
            <text:p>0.108700821729596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232" calcext:value-type="float">
            <text:p>232</text:p>
          </table:table-cell>
          <table:table-cell office:value-type="float" office:value="57570" calcext:value-type="float">
            <text:p>57570</text:p>
          </table:table-cell>
          <table:table-cell office:value-type="float" office:value="85" calcext:value-type="float">
            <text:p>85</text:p>
          </table:table-cell>
          <table:table-cell office:value-type="float" office:value="2113" calcext:value-type="float">
            <text:p>2113</text:p>
          </table:table-cell>
          <table:table-cell office:value-type="float" office:value="0.73186119873817" calcext:value-type="float">
            <text:p>0.73186119873817</text:p>
          </table:table-cell>
          <table:table-cell office:value-type="float" office:value="0.0989339019189766" calcext:value-type="float">
            <text:p>0.098933901918977</text:p>
          </table:table-cell>
          <table:table-cell office:value-type="float" office:value="0.963366666666667" calcext:value-type="float">
            <text:p>0.963366666666667</text:p>
          </table:table-cell>
          <table:table-cell office:value-type="float" office:value="0.0362473347547974" calcext:value-type="float">
            <text:p>0.036247334754797</text:p>
          </table:table-cell>
          <table:table-cell office:value-type="float" office:value="0.104236593810291" calcext:value-type="float">
            <text:p>0.104236593810291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232" calcext:value-type="float">
            <text:p>232</text:p>
          </table:table-cell>
          <table:table-cell office:value-type="float" office:value="57570" calcext:value-type="float">
            <text:p>57570</text:p>
          </table:table-cell>
          <table:table-cell office:value-type="float" office:value="85" calcext:value-type="float">
            <text:p>85</text:p>
          </table:table-cell>
          <table:table-cell office:value-type="float" office:value="2113" calcext:value-type="float">
            <text:p>2113</text:p>
          </table:table-cell>
          <table:table-cell office:value-type="float" office:value="0.73186119873817" calcext:value-type="float">
            <text:p>0.73186119873817</text:p>
          </table:table-cell>
          <table:table-cell office:value-type="float" office:value="0.0989339019189766" calcext:value-type="float">
            <text:p>0.098933901918977</text:p>
          </table:table-cell>
          <table:table-cell office:value-type="float" office:value="0.963366666666667" calcext:value-type="float">
            <text:p>0.963366666666667</text:p>
          </table:table-cell>
          <table:table-cell office:value-type="float" office:value="0.0362473347547974" calcext:value-type="float">
            <text:p>0.036247334754797</text:p>
          </table:table-cell>
          <table:table-cell office:value-type="float" office:value="0.104236593810291" calcext:value-type="float">
            <text:p>0.104236593810291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232" calcext:value-type="float">
            <text:p>232</text:p>
          </table:table-cell>
          <table:table-cell office:value-type="float" office:value="57570" calcext:value-type="float">
            <text:p>57570</text:p>
          </table:table-cell>
          <table:table-cell office:value-type="float" office:value="85" calcext:value-type="float">
            <text:p>85</text:p>
          </table:table-cell>
          <table:table-cell office:value-type="float" office:value="2113" calcext:value-type="float">
            <text:p>2113</text:p>
          </table:table-cell>
          <table:table-cell office:value-type="float" office:value="0.73186119873817" calcext:value-type="float">
            <text:p>0.73186119873817</text:p>
          </table:table-cell>
          <table:table-cell office:value-type="float" office:value="0.0989339019189766" calcext:value-type="float">
            <text:p>0.098933901918977</text:p>
          </table:table-cell>
          <table:table-cell office:value-type="float" office:value="0.963366666666667" calcext:value-type="float">
            <text:p>0.963366666666667</text:p>
          </table:table-cell>
          <table:table-cell office:value-type="float" office:value="0.0362473347547974" calcext:value-type="float">
            <text:p>0.036247334754797</text:p>
          </table:table-cell>
          <table:table-cell office:value-type="float" office:value="0.104236593810291" calcext:value-type="float">
            <text:p>0.1042365938102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float" office:value="57575" calcext:value-type="float">
            <text:p>57575</text:p>
          </table:table-cell>
          <table:table-cell office:value-type="float" office:value="80" calcext:value-type="float">
            <text:p>80</text:p>
          </table:table-cell>
          <table:table-cell office:value-type="float" office:value="2113" calcext:value-type="float">
            <text:p>2113</text:p>
          </table:table-cell>
          <table:table-cell office:value-type="float" office:value="0.743589743589744" calcext:value-type="float">
            <text:p>0.743589743589744</text:p>
          </table:table-cell>
          <table:table-cell office:value-type="float" office:value="0.0989339019189766" calcext:value-type="float">
            <text:p>0.098933901918977</text:p>
          </table:table-cell>
          <table:table-cell office:value-type="float" office:value="0.96345" calcext:value-type="float">
            <text:p>0.96345</text:p>
          </table:table-cell>
          <table:table-cell office:value-type="float" office:value="0.0341151385927505" calcext:value-type="float">
            <text:p>0.034115138592751</text:p>
          </table:table-cell>
          <table:table-cell office:value-type="float" office:value="0.104250370057095" calcext:value-type="float">
            <text:p>0.104250370057095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228" calcext:value-type="float">
            <text:p>228</text:p>
          </table:table-cell>
          <table:table-cell office:value-type="float" office:value="57576" calcext:value-type="float">
            <text:p>57576</text:p>
          </table:table-cell>
          <table:table-cell office:value-type="float" office:value="79" calcext:value-type="float">
            <text:p>79</text:p>
          </table:table-cell>
          <table:table-cell office:value-type="float" office:value="2117" calcext:value-type="float">
            <text:p>2117</text:p>
          </table:table-cell>
          <table:table-cell office:value-type="float" office:value="0.742671009771987" calcext:value-type="float">
            <text:p>0.742671009771987</text:p>
          </table:table-cell>
          <table:table-cell office:value-type="float" office:value="0.097228144989339" calcext:value-type="float">
            <text:p>0.097228144989339</text:p>
          </table:table-cell>
          <table:table-cell office:value-type="float" office:value="0.9634" calcext:value-type="float">
            <text:p>0.9634</text:p>
          </table:table-cell>
          <table:table-cell office:value-type="float" office:value="0.0336886993603412" calcext:value-type="float">
            <text:p>0.033688699360341</text:p>
          </table:table-cell>
          <table:table-cell office:value-type="float" office:value="0.10246649218812" calcext:value-type="float">
            <text:p>0.10246649218812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228" calcext:value-type="float">
            <text:p>228</text:p>
          </table:table-cell>
          <table:table-cell office:value-type="float" office:value="57576" calcext:value-type="float">
            <text:p>57576</text:p>
          </table:table-cell>
          <table:table-cell office:value-type="float" office:value="79" calcext:value-type="float">
            <text:p>79</text:p>
          </table:table-cell>
          <table:table-cell office:value-type="float" office:value="2117" calcext:value-type="float">
            <text:p>2117</text:p>
          </table:table-cell>
          <table:table-cell office:value-type="float" office:value="0.742671009771987" calcext:value-type="float">
            <text:p>0.742671009771987</text:p>
          </table:table-cell>
          <table:table-cell office:value-type="float" office:value="0.097228144989339" calcext:value-type="float">
            <text:p>0.097228144989339</text:p>
          </table:table-cell>
          <table:table-cell office:value-type="float" office:value="0.9634" calcext:value-type="float">
            <text:p>0.9634</text:p>
          </table:table-cell>
          <table:table-cell office:value-type="float" office:value="0.0336886993603412" calcext:value-type="float">
            <text:p>0.033688699360341</text:p>
          </table:table-cell>
          <table:table-cell office:value-type="float" office:value="0.10246649218812" calcext:value-type="float">
            <text:p>0.10246649218812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228" calcext:value-type="float">
            <text:p>228</text:p>
          </table:table-cell>
          <table:table-cell office:value-type="float" office:value="57576" calcext:value-type="float">
            <text:p>57576</text:p>
          </table:table-cell>
          <table:table-cell office:value-type="float" office:value="79" calcext:value-type="float">
            <text:p>79</text:p>
          </table:table-cell>
          <table:table-cell office:value-type="float" office:value="2117" calcext:value-type="float">
            <text:p>2117</text:p>
          </table:table-cell>
          <table:table-cell office:value-type="float" office:value="0.742671009771987" calcext:value-type="float">
            <text:p>0.742671009771987</text:p>
          </table:table-cell>
          <table:table-cell office:value-type="float" office:value="0.097228144989339" calcext:value-type="float">
            <text:p>0.097228144989339</text:p>
          </table:table-cell>
          <table:table-cell office:value-type="float" office:value="0.9634" calcext:value-type="float">
            <text:p>0.9634</text:p>
          </table:table-cell>
          <table:table-cell office:value-type="float" office:value="0.0336886993603412" calcext:value-type="float">
            <text:p>0.033688699360341</text:p>
          </table:table-cell>
          <table:table-cell office:value-type="float" office:value="0.10246649218812" calcext:value-type="float">
            <text:p>0.10246649218812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228" calcext:value-type="float">
            <text:p>228</text:p>
          </table:table-cell>
          <table:table-cell office:value-type="float" office:value="57576" calcext:value-type="float">
            <text:p>57576</text:p>
          </table:table-cell>
          <table:table-cell office:value-type="float" office:value="79" calcext:value-type="float">
            <text:p>79</text:p>
          </table:table-cell>
          <table:table-cell office:value-type="float" office:value="2117" calcext:value-type="float">
            <text:p>2117</text:p>
          </table:table-cell>
          <table:table-cell office:value-type="float" office:value="0.742671009771987" calcext:value-type="float">
            <text:p>0.742671009771987</text:p>
          </table:table-cell>
          <table:table-cell office:value-type="float" office:value="0.097228144989339" calcext:value-type="float">
            <text:p>0.097228144989339</text:p>
          </table:table-cell>
          <table:table-cell office:value-type="float" office:value="0.9634" calcext:value-type="float">
            <text:p>0.9634</text:p>
          </table:table-cell>
          <table:table-cell office:value-type="float" office:value="0.0336886993603412" calcext:value-type="float">
            <text:p>0.033688699360341</text:p>
          </table:table-cell>
          <table:table-cell office:value-type="float" office:value="0.10246649218812" calcext:value-type="float">
            <text:p>0.10246649218812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228" calcext:value-type="float">
            <text:p>228</text:p>
          </table:table-cell>
          <table:table-cell office:value-type="float" office:value="57576" calcext:value-type="float">
            <text:p>57576</text:p>
          </table:table-cell>
          <table:table-cell office:value-type="float" office:value="79" calcext:value-type="float">
            <text:p>79</text:p>
          </table:table-cell>
          <table:table-cell office:value-type="float" office:value="2117" calcext:value-type="float">
            <text:p>2117</text:p>
          </table:table-cell>
          <table:table-cell office:value-type="float" office:value="0.742671009771987" calcext:value-type="float">
            <text:p>0.742671009771987</text:p>
          </table:table-cell>
          <table:table-cell office:value-type="float" office:value="0.097228144989339" calcext:value-type="float">
            <text:p>0.097228144989339</text:p>
          </table:table-cell>
          <table:table-cell office:value-type="float" office:value="0.9634" calcext:value-type="float">
            <text:p>0.9634</text:p>
          </table:table-cell>
          <table:table-cell office:value-type="float" office:value="0.0336886993603412" calcext:value-type="float">
            <text:p>0.033688699360341</text:p>
          </table:table-cell>
          <table:table-cell office:value-type="float" office:value="0.10246649218812" calcext:value-type="float">
            <text:p>0.10246649218812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224" calcext:value-type="float">
            <text:p>224</text:p>
          </table:table-cell>
          <table:table-cell office:value-type="float" office:value="57577" calcext:value-type="float">
            <text:p>57577</text:p>
          </table:table-cell>
          <table:table-cell office:value-type="float" office:value="78" calcext:value-type="float">
            <text:p>78</text:p>
          </table:table-cell>
          <table:table-cell office:value-type="float" office:value="2121" calcext:value-type="float">
            <text:p>2121</text:p>
          </table:table-cell>
          <table:table-cell office:value-type="float" office:value="0.741721854304636" calcext:value-type="float">
            <text:p>0.741721854304636</text:p>
          </table:table-cell>
          <table:table-cell office:value-type="float" office:value="0.0955223880597015" calcext:value-type="float">
            <text:p>0.095522388059702</text:p>
          </table:table-cell>
          <table:table-cell office:value-type="float" office:value="0.96335" calcext:value-type="float">
            <text:p>0.96335</text:p>
          </table:table-cell>
          <table:table-cell office:value-type="float" office:value="0.0332622601279318" calcext:value-type="float">
            <text:p>0.033262260127932</text:p>
          </table:table-cell>
          <table:table-cell office:value-type="float" office:value="0.100682142668288" calcext:value-type="float">
            <text:p>0.100682142668288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219" calcext:value-type="float">
            <text:p>219</text:p>
          </table:table-cell>
          <table:table-cell office:value-type="float" office:value="57577" calcext:value-type="float">
            <text:p>57577</text:p>
          </table:table-cell>
          <table:table-cell office:value-type="float" office:value="78" calcext:value-type="float">
            <text:p>78</text:p>
          </table:table-cell>
          <table:table-cell office:value-type="float" office:value="2126" calcext:value-type="float">
            <text:p>2126</text:p>
          </table:table-cell>
          <table:table-cell office:value-type="float" office:value="0.737373737373737" calcext:value-type="float">
            <text:p>0.737373737373737</text:p>
          </table:table-cell>
          <table:table-cell office:value-type="float" office:value="0.0933901918976546" calcext:value-type="float">
            <text:p>0.093390191897655</text:p>
          </table:table-cell>
          <table:table-cell office:value-type="float" office:value="0.963266666666667" calcext:value-type="float">
            <text:p>0.963266666666667</text:p>
          </table:table-cell>
          <table:table-cell office:value-type="float" office:value="0.0332622601279318" calcext:value-type="float">
            <text:p>0.033262260127932</text:p>
          </table:table-cell>
          <table:table-cell office:value-type="float" office:value="0.0984477880318375" calcext:value-type="float">
            <text:p>0.098447788031838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219" calcext:value-type="float">
            <text:p>219</text:p>
          </table:table-cell>
          <table:table-cell office:value-type="float" office:value="57577" calcext:value-type="float">
            <text:p>57577</text:p>
          </table:table-cell>
          <table:table-cell office:value-type="float" office:value="78" calcext:value-type="float">
            <text:p>78</text:p>
          </table:table-cell>
          <table:table-cell office:value-type="float" office:value="2126" calcext:value-type="float">
            <text:p>2126</text:p>
          </table:table-cell>
          <table:table-cell office:value-type="float" office:value="0.737373737373737" calcext:value-type="float">
            <text:p>0.737373737373737</text:p>
          </table:table-cell>
          <table:table-cell office:value-type="float" office:value="0.0933901918976546" calcext:value-type="float">
            <text:p>0.093390191897655</text:p>
          </table:table-cell>
          <table:table-cell office:value-type="float" office:value="0.963266666666667" calcext:value-type="float">
            <text:p>0.963266666666667</text:p>
          </table:table-cell>
          <table:table-cell office:value-type="float" office:value="0.0332622601279318" calcext:value-type="float">
            <text:p>0.033262260127932</text:p>
          </table:table-cell>
          <table:table-cell office:value-type="float" office:value="0.0984477880318375" calcext:value-type="float">
            <text:p>0.098447788031838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219" calcext:value-type="float">
            <text:p>219</text:p>
          </table:table-cell>
          <table:table-cell office:value-type="float" office:value="57577" calcext:value-type="float">
            <text:p>57577</text:p>
          </table:table-cell>
          <table:table-cell office:value-type="float" office:value="78" calcext:value-type="float">
            <text:p>78</text:p>
          </table:table-cell>
          <table:table-cell office:value-type="float" office:value="2126" calcext:value-type="float">
            <text:p>2126</text:p>
          </table:table-cell>
          <table:table-cell office:value-type="float" office:value="0.737373737373737" calcext:value-type="float">
            <text:p>0.737373737373737</text:p>
          </table:table-cell>
          <table:table-cell office:value-type="float" office:value="0.0933901918976546" calcext:value-type="float">
            <text:p>0.093390191897655</text:p>
          </table:table-cell>
          <table:table-cell office:value-type="float" office:value="0.963266666666667" calcext:value-type="float">
            <text:p>0.963266666666667</text:p>
          </table:table-cell>
          <table:table-cell office:value-type="float" office:value="0.0332622601279318" calcext:value-type="float">
            <text:p>0.033262260127932</text:p>
          </table:table-cell>
          <table:table-cell office:value-type="float" office:value="0.0984477880318375" calcext:value-type="float">
            <text:p>0.0984477880318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9" calcext:value-type="float">
            <text:p>219</text:p>
          </table:table-cell>
          <table:table-cell office:value-type="float" office:value="57577" calcext:value-type="float">
            <text:p>57577</text:p>
          </table:table-cell>
          <table:table-cell office:value-type="float" office:value="78" calcext:value-type="float">
            <text:p>78</text:p>
          </table:table-cell>
          <table:table-cell office:value-type="float" office:value="2126" calcext:value-type="float">
            <text:p>2126</text:p>
          </table:table-cell>
          <table:table-cell office:value-type="float" office:value="0.737373737373737" calcext:value-type="float">
            <text:p>0.737373737373737</text:p>
          </table:table-cell>
          <table:table-cell office:value-type="float" office:value="0.0933901918976546" calcext:value-type="float">
            <text:p>0.093390191897655</text:p>
          </table:table-cell>
          <table:table-cell office:value-type="float" office:value="0.963266666666667" calcext:value-type="float">
            <text:p>0.963266666666667</text:p>
          </table:table-cell>
          <table:table-cell office:value-type="float" office:value="0.0332622601279318" calcext:value-type="float">
            <text:p>0.033262260127932</text:p>
          </table:table-cell>
          <table:table-cell office:value-type="float" office:value="0.0984477880318375" calcext:value-type="float">
            <text:p>0.098447788031838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219" calcext:value-type="float">
            <text:p>219</text:p>
          </table:table-cell>
          <table:table-cell office:value-type="float" office:value="57577" calcext:value-type="float">
            <text:p>57577</text:p>
          </table:table-cell>
          <table:table-cell office:value-type="float" office:value="78" calcext:value-type="float">
            <text:p>78</text:p>
          </table:table-cell>
          <table:table-cell office:value-type="float" office:value="2126" calcext:value-type="float">
            <text:p>2126</text:p>
          </table:table-cell>
          <table:table-cell office:value-type="float" office:value="0.737373737373737" calcext:value-type="float">
            <text:p>0.737373737373737</text:p>
          </table:table-cell>
          <table:table-cell office:value-type="float" office:value="0.0933901918976546" calcext:value-type="float">
            <text:p>0.093390191897655</text:p>
          </table:table-cell>
          <table:table-cell office:value-type="float" office:value="0.963266666666667" calcext:value-type="float">
            <text:p>0.963266666666667</text:p>
          </table:table-cell>
          <table:table-cell office:value-type="float" office:value="0.0332622601279318" calcext:value-type="float">
            <text:p>0.033262260127932</text:p>
          </table:table-cell>
          <table:table-cell office:value-type="float" office:value="0.0984477880318375" calcext:value-type="float">
            <text:p>0.098447788031838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219" calcext:value-type="float">
            <text:p>219</text:p>
          </table:table-cell>
          <table:table-cell office:value-type="float" office:value="57577" calcext:value-type="float">
            <text:p>57577</text:p>
          </table:table-cell>
          <table:table-cell office:value-type="float" office:value="78" calcext:value-type="float">
            <text:p>78</text:p>
          </table:table-cell>
          <table:table-cell office:value-type="float" office:value="2126" calcext:value-type="float">
            <text:p>2126</text:p>
          </table:table-cell>
          <table:table-cell office:value-type="float" office:value="0.737373737373737" calcext:value-type="float">
            <text:p>0.737373737373737</text:p>
          </table:table-cell>
          <table:table-cell office:value-type="float" office:value="0.0933901918976546" calcext:value-type="float">
            <text:p>0.093390191897655</text:p>
          </table:table-cell>
          <table:table-cell office:value-type="float" office:value="0.963266666666667" calcext:value-type="float">
            <text:p>0.963266666666667</text:p>
          </table:table-cell>
          <table:table-cell office:value-type="float" office:value="0.0332622601279318" calcext:value-type="float">
            <text:p>0.033262260127932</text:p>
          </table:table-cell>
          <table:table-cell office:value-type="float" office:value="0.0984477880318375" calcext:value-type="float">
            <text:p>0.098447788031838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214" calcext:value-type="float">
            <text:p>214</text:p>
          </table:table-cell>
          <table:table-cell office:value-type="float" office:value="57577" calcext:value-type="float">
            <text:p>57577</text:p>
          </table:table-cell>
          <table:table-cell office:value-type="float" office:value="78" calcext:value-type="float">
            <text:p>78</text:p>
          </table:table-cell>
          <table:table-cell office:value-type="float" office:value="2131" calcext:value-type="float">
            <text:p>2131</text:p>
          </table:table-cell>
          <table:table-cell office:value-type="float" office:value="0.732876712328767" calcext:value-type="float">
            <text:p>0.732876712328767</text:p>
          </table:table-cell>
          <table:table-cell office:value-type="float" office:value="0.0912579957356077" calcext:value-type="float">
            <text:p>0.091257995735608</text:p>
          </table:table-cell>
          <table:table-cell office:value-type="float" office:value="0.963183333333333" calcext:value-type="float">
            <text:p>0.963183333333333</text:p>
          </table:table-cell>
          <table:table-cell office:value-type="float" office:value="0.0332622601279318" calcext:value-type="float">
            <text:p>0.033262260127932</text:p>
          </table:table-cell>
          <table:table-cell office:value-type="float" office:value="0.0962128424838676" calcext:value-type="float">
            <text:p>0.096212842483868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214" calcext:value-type="float">
            <text:p>214</text:p>
          </table:table-cell>
          <table:table-cell office:value-type="float" office:value="57577" calcext:value-type="float">
            <text:p>57577</text:p>
          </table:table-cell>
          <table:table-cell office:value-type="float" office:value="78" calcext:value-type="float">
            <text:p>78</text:p>
          </table:table-cell>
          <table:table-cell office:value-type="float" office:value="2131" calcext:value-type="float">
            <text:p>2131</text:p>
          </table:table-cell>
          <table:table-cell office:value-type="float" office:value="0.732876712328767" calcext:value-type="float">
            <text:p>0.732876712328767</text:p>
          </table:table-cell>
          <table:table-cell office:value-type="float" office:value="0.0912579957356077" calcext:value-type="float">
            <text:p>0.091257995735608</text:p>
          </table:table-cell>
          <table:table-cell office:value-type="float" office:value="0.963183333333333" calcext:value-type="float">
            <text:p>0.963183333333333</text:p>
          </table:table-cell>
          <table:table-cell office:value-type="float" office:value="0.0332622601279318" calcext:value-type="float">
            <text:p>0.033262260127932</text:p>
          </table:table-cell>
          <table:table-cell office:value-type="float" office:value="0.0962128424838676" calcext:value-type="float">
            <text:p>0.096212842483868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214" calcext:value-type="float">
            <text:p>214</text:p>
          </table:table-cell>
          <table:table-cell office:value-type="float" office:value="57577" calcext:value-type="float">
            <text:p>57577</text:p>
          </table:table-cell>
          <table:table-cell office:value-type="float" office:value="78" calcext:value-type="float">
            <text:p>78</text:p>
          </table:table-cell>
          <table:table-cell office:value-type="float" office:value="2131" calcext:value-type="float">
            <text:p>2131</text:p>
          </table:table-cell>
          <table:table-cell office:value-type="float" office:value="0.732876712328767" calcext:value-type="float">
            <text:p>0.732876712328767</text:p>
          </table:table-cell>
          <table:table-cell office:value-type="float" office:value="0.0912579957356077" calcext:value-type="float">
            <text:p>0.091257995735608</text:p>
          </table:table-cell>
          <table:table-cell office:value-type="float" office:value="0.963183333333333" calcext:value-type="float">
            <text:p>0.963183333333333</text:p>
          </table:table-cell>
          <table:table-cell office:value-type="float" office:value="0.0332622601279318" calcext:value-type="float">
            <text:p>0.033262260127932</text:p>
          </table:table-cell>
          <table:table-cell office:value-type="float" office:value="0.0962128424838676" calcext:value-type="float">
            <text:p>0.096212842483868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214" calcext:value-type="float">
            <text:p>214</text:p>
          </table:table-cell>
          <table:table-cell office:value-type="float" office:value="57582" calcext:value-type="float">
            <text:p>57582</text:p>
          </table:table-cell>
          <table:table-cell office:value-type="float" office:value="73" calcext:value-type="float">
            <text:p>73</text:p>
          </table:table-cell>
          <table:table-cell office:value-type="float" office:value="2131" calcext:value-type="float">
            <text:p>2131</text:p>
          </table:table-cell>
          <table:table-cell office:value-type="float" office:value="0.745644599303136" calcext:value-type="float">
            <text:p>0.745644599303136</text:p>
          </table:table-cell>
          <table:table-cell office:value-type="float" office:value="0.0912579957356077" calcext:value-type="float">
            <text:p>0.091257995735608</text:p>
          </table:table-cell>
          <table:table-cell office:value-type="float" office:value="0.963266666666667" calcext:value-type="float">
            <text:p>0.963266666666667</text:p>
          </table:table-cell>
          <table:table-cell office:value-type="float" office:value="0.0311300639658849" calcext:value-type="float">
            <text:p>0.031130063965885</text:p>
          </table:table-cell>
          <table:table-cell office:value-type="float" office:value="0.0962255666939985" calcext:value-type="float">
            <text:p>0.096225566693999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214" calcext:value-type="float">
            <text:p>214</text:p>
          </table:table-cell>
          <table:table-cell office:value-type="float" office:value="57582" calcext:value-type="float">
            <text:p>57582</text:p>
          </table:table-cell>
          <table:table-cell office:value-type="float" office:value="73" calcext:value-type="float">
            <text:p>73</text:p>
          </table:table-cell>
          <table:table-cell office:value-type="float" office:value="2131" calcext:value-type="float">
            <text:p>2131</text:p>
          </table:table-cell>
          <table:table-cell office:value-type="float" office:value="0.745644599303136" calcext:value-type="float">
            <text:p>0.745644599303136</text:p>
          </table:table-cell>
          <table:table-cell office:value-type="float" office:value="0.0912579957356077" calcext:value-type="float">
            <text:p>0.091257995735608</text:p>
          </table:table-cell>
          <table:table-cell office:value-type="float" office:value="0.963266666666667" calcext:value-type="float">
            <text:p>0.963266666666667</text:p>
          </table:table-cell>
          <table:table-cell office:value-type="float" office:value="0.0311300639658849" calcext:value-type="float">
            <text:p>0.031130063965885</text:p>
          </table:table-cell>
          <table:table-cell office:value-type="float" office:value="0.0962255666939985" calcext:value-type="float">
            <text:p>0.096225566693999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214" calcext:value-type="float">
            <text:p>214</text:p>
          </table:table-cell>
          <table:table-cell office:value-type="float" office:value="57582" calcext:value-type="float">
            <text:p>57582</text:p>
          </table:table-cell>
          <table:table-cell office:value-type="float" office:value="73" calcext:value-type="float">
            <text:p>73</text:p>
          </table:table-cell>
          <table:table-cell office:value-type="float" office:value="2131" calcext:value-type="float">
            <text:p>2131</text:p>
          </table:table-cell>
          <table:table-cell office:value-type="float" office:value="0.745644599303136" calcext:value-type="float">
            <text:p>0.745644599303136</text:p>
          </table:table-cell>
          <table:table-cell office:value-type="float" office:value="0.0912579957356077" calcext:value-type="float">
            <text:p>0.091257995735608</text:p>
          </table:table-cell>
          <table:table-cell office:value-type="float" office:value="0.963266666666667" calcext:value-type="float">
            <text:p>0.963266666666667</text:p>
          </table:table-cell>
          <table:table-cell office:value-type="float" office:value="0.0311300639658849" calcext:value-type="float">
            <text:p>0.031130063965885</text:p>
          </table:table-cell>
          <table:table-cell office:value-type="float" office:value="0.0962255666939985" calcext:value-type="float">
            <text:p>0.096225566693999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214" calcext:value-type="float">
            <text:p>214</text:p>
          </table:table-cell>
          <table:table-cell office:value-type="float" office:value="57582" calcext:value-type="float">
            <text:p>57582</text:p>
          </table:table-cell>
          <table:table-cell office:value-type="float" office:value="73" calcext:value-type="float">
            <text:p>73</text:p>
          </table:table-cell>
          <table:table-cell office:value-type="float" office:value="2131" calcext:value-type="float">
            <text:p>2131</text:p>
          </table:table-cell>
          <table:table-cell office:value-type="float" office:value="0.745644599303136" calcext:value-type="float">
            <text:p>0.745644599303136</text:p>
          </table:table-cell>
          <table:table-cell office:value-type="float" office:value="0.0912579957356077" calcext:value-type="float">
            <text:p>0.091257995735608</text:p>
          </table:table-cell>
          <table:table-cell office:value-type="float" office:value="0.963266666666667" calcext:value-type="float">
            <text:p>0.963266666666667</text:p>
          </table:table-cell>
          <table:table-cell office:value-type="float" office:value="0.0311300639658849" calcext:value-type="float">
            <text:p>0.031130063965885</text:p>
          </table:table-cell>
          <table:table-cell office:value-type="float" office:value="0.0962255666939985" calcext:value-type="float">
            <text:p>0.0962255666939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0" calcext:value-type="float">
            <text:p>200</text:p>
          </table:table-cell>
          <table:table-cell office:value-type="float" office:value="57583" calcext:value-type="float">
            <text:p>57583</text:p>
          </table:table-cell>
          <table:table-cell office:value-type="float" office:value="72" calcext:value-type="float">
            <text:p>72</text:p>
          </table:table-cell>
          <table:table-cell office:value-type="float" office:value="2145" calcext:value-type="float">
            <text:p>2145</text:p>
          </table:table-cell>
          <table:table-cell office:value-type="float" office:value="0.735294117647059" calcext:value-type="float">
            <text:p>0.735294117647059</text:p>
          </table:table-cell>
          <table:table-cell office:value-type="float" office:value="0.0852878464818763" calcext:value-type="float">
            <text:p>0.085287846481876</text:p>
          </table:table-cell>
          <table:table-cell office:value-type="float" office:value="0.96305" calcext:value-type="float">
            <text:p>0.96305</text:p>
          </table:table-cell>
          <table:table-cell office:value-type="float" office:value="0.0307036247334755" calcext:value-type="float">
            <text:p>0.030703624733476</text:p>
          </table:table-cell>
          <table:table-cell office:value-type="float" office:value="0.0899661303979678" calcext:value-type="float">
            <text:p>0.089966130397968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197" calcext:value-type="float">
            <text:p>197</text:p>
          </table:table-cell>
          <table:table-cell office:value-type="float" office:value="57583" calcext:value-type="float">
            <text:p>57583</text:p>
          </table:table-cell>
          <table:table-cell office:value-type="float" office:value="72" calcext:value-type="float">
            <text:p>72</text:p>
          </table:table-cell>
          <table:table-cell office:value-type="float" office:value="2148" calcext:value-type="float">
            <text:p>2148</text:p>
          </table:table-cell>
          <table:table-cell office:value-type="float" office:value="0.732342007434944" calcext:value-type="float">
            <text:p>0.732342007434944</text:p>
          </table:table-cell>
          <table:table-cell office:value-type="float" office:value="0.0840085287846482" calcext:value-type="float">
            <text:p>0.084008528784648</text:p>
          </table:table-cell>
          <table:table-cell office:value-type="float" office:value="0.963" calcext:value-type="float">
            <text:p>0.963</text:p>
          </table:table-cell>
          <table:table-cell office:value-type="float" office:value="0.0307036247334755" calcext:value-type="float">
            <text:p>0.030703624733476</text:p>
          </table:table-cell>
          <table:table-cell office:value-type="float" office:value="0.0886236735557967" calcext:value-type="float">
            <text:p>0.088623673555797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193" calcext:value-type="float">
            <text:p>193</text:p>
          </table:table-cell>
          <table:table-cell office:value-type="float" office:value="57584" calcext:value-type="float">
            <text:p>57584</text:p>
          </table:table-cell>
          <table:table-cell office:value-type="float" office:value="71" calcext:value-type="float">
            <text:p>71</text:p>
          </table:table-cell>
          <table:table-cell office:value-type="float" office:value="2152" calcext:value-type="float">
            <text:p>2152</text:p>
          </table:table-cell>
          <table:table-cell office:value-type="float" office:value="0.731060606060606" calcext:value-type="float">
            <text:p>0.731060606060606</text:p>
          </table:table-cell>
          <table:table-cell office:value-type="float" office:value="0.0823027718550107" calcext:value-type="float">
            <text:p>0.082302771855011</text:p>
          </table:table-cell>
          <table:table-cell office:value-type="float" office:value="0.96295" calcext:value-type="float">
            <text:p>0.96295</text:p>
          </table:table-cell>
          <table:table-cell office:value-type="float" office:value="0.0302771855010661" calcext:value-type="float">
            <text:p>0.030277185501066</text:p>
          </table:table-cell>
          <table:table-cell office:value-type="float" office:value="0.0868356976497989" calcext:value-type="float">
            <text:p>0.086835697649799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188" calcext:value-type="float">
            <text:p>188</text:p>
          </table:table-cell>
          <table:table-cell office:value-type="float" office:value="57584" calcext:value-type="float">
            <text:p>57584</text:p>
          </table:table-cell>
          <table:table-cell office:value-type="float" office:value="71" calcext:value-type="float">
            <text:p>71</text:p>
          </table:table-cell>
          <table:table-cell office:value-type="float" office:value="2157" calcext:value-type="float">
            <text:p>2157</text:p>
          </table:table-cell>
          <table:table-cell office:value-type="float" office:value="0.725868725868726" calcext:value-type="float">
            <text:p>0.725868725868726</text:p>
          </table:table-cell>
          <table:table-cell office:value-type="float" office:value="0.0801705756929638" calcext:value-type="float">
            <text:p>0.080170575692964</text:p>
          </table:table-cell>
          <table:table-cell office:value-type="float" office:value="0.962866666666666" calcext:value-type="float">
            <text:p>0.962866666666666</text:p>
          </table:table-cell>
          <table:table-cell office:value-type="float" office:value="0.0302771855010661" calcext:value-type="float">
            <text:p>0.030277185501066</text:p>
          </table:table-cell>
          <table:table-cell office:value-type="float" office:value="0.0845972630297255" calcext:value-type="float">
            <text:p>0.084597263029726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179" calcext:value-type="float">
            <text:p>179</text:p>
          </table:table-cell>
          <table:table-cell office:value-type="float" office:value="57585" calcext:value-type="float">
            <text:p>57585</text:p>
          </table:table-cell>
          <table:table-cell office:value-type="float" office:value="70" calcext:value-type="float">
            <text:p>70</text:p>
          </table:table-cell>
          <table:table-cell office:value-type="float" office:value="2166" calcext:value-type="float">
            <text:p>2166</text:p>
          </table:table-cell>
          <table:table-cell office:value-type="float" office:value="0.718875502008032" calcext:value-type="float">
            <text:p>0.718875502008032</text:p>
          </table:table-cell>
          <table:table-cell office:value-type="float" office:value="0.0763326226012793" calcext:value-type="float">
            <text:p>0.076332622601279</text:p>
          </table:table-cell>
          <table:table-cell office:value-type="float" office:value="0.962733333333333" calcext:value-type="float">
            <text:p>0.962733333333333</text:p>
          </table:table-cell>
          <table:table-cell office:value-type="float" office:value="0.0298507462686567" calcext:value-type="float">
            <text:p>0.029850746268657</text:p>
          </table:table-cell>
          <table:table-cell office:value-type="float" office:value="0.0805687203791469" calcext:value-type="float">
            <text:p>0.080568720379147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173" calcext:value-type="float">
            <text:p>173</text:p>
          </table:table-cell>
          <table:table-cell office:value-type="float" office:value="57586" calcext:value-type="float">
            <text:p>57586</text:p>
          </table:table-cell>
          <table:table-cell office:value-type="float" office:value="69" calcext:value-type="float">
            <text:p>69</text:p>
          </table:table-cell>
          <table:table-cell office:value-type="float" office:value="2172" calcext:value-type="float">
            <text:p>2172</text:p>
          </table:table-cell>
          <table:table-cell office:value-type="float" office:value="0.714876033057851" calcext:value-type="float">
            <text:p>0.714876033057851</text:p>
          </table:table-cell>
          <table:table-cell office:value-type="float" office:value="0.073773987206823" calcext:value-type="float">
            <text:p>0.073773987206823</text:p>
          </table:table-cell>
          <table:table-cell office:value-type="float" office:value="0.96265" calcext:value-type="float">
            <text:p>0.96265</text:p>
          </table:table-cell>
          <table:table-cell office:value-type="float" office:value="0.0294243070362473" calcext:value-type="float">
            <text:p>0.029424307036247</text:p>
          </table:table-cell>
          <table:table-cell office:value-type="float" office:value="0.0778825274085059" calcext:value-type="float">
            <text:p>0.077882527408506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73" calcext:value-type="float">
            <text:p>173</text:p>
          </table:table-cell>
          <table:table-cell office:value-type="float" office:value="57586" calcext:value-type="float">
            <text:p>57586</text:p>
          </table:table-cell>
          <table:table-cell office:value-type="float" office:value="69" calcext:value-type="float">
            <text:p>69</text:p>
          </table:table-cell>
          <table:table-cell office:value-type="float" office:value="2172" calcext:value-type="float">
            <text:p>2172</text:p>
          </table:table-cell>
          <table:table-cell office:value-type="float" office:value="0.714876033057851" calcext:value-type="float">
            <text:p>0.714876033057851</text:p>
          </table:table-cell>
          <table:table-cell office:value-type="float" office:value="0.073773987206823" calcext:value-type="float">
            <text:p>0.073773987206823</text:p>
          </table:table-cell>
          <table:table-cell office:value-type="float" office:value="0.96265" calcext:value-type="float">
            <text:p>0.96265</text:p>
          </table:table-cell>
          <table:table-cell office:value-type="float" office:value="0.0294243070362473" calcext:value-type="float">
            <text:p>0.029424307036247</text:p>
          </table:table-cell>
          <table:table-cell office:value-type="float" office:value="0.0778825274085059" calcext:value-type="float">
            <text:p>0.077882527408506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173" calcext:value-type="float">
            <text:p>173</text:p>
          </table:table-cell>
          <table:table-cell office:value-type="float" office:value="57586" calcext:value-type="float">
            <text:p>57586</text:p>
          </table:table-cell>
          <table:table-cell office:value-type="float" office:value="69" calcext:value-type="float">
            <text:p>69</text:p>
          </table:table-cell>
          <table:table-cell office:value-type="float" office:value="2172" calcext:value-type="float">
            <text:p>2172</text:p>
          </table:table-cell>
          <table:table-cell office:value-type="float" office:value="0.714876033057851" calcext:value-type="float">
            <text:p>0.714876033057851</text:p>
          </table:table-cell>
          <table:table-cell office:value-type="float" office:value="0.073773987206823" calcext:value-type="float">
            <text:p>0.073773987206823</text:p>
          </table:table-cell>
          <table:table-cell office:value-type="float" office:value="0.96265" calcext:value-type="float">
            <text:p>0.96265</text:p>
          </table:table-cell>
          <table:table-cell office:value-type="float" office:value="0.0294243070362473" calcext:value-type="float">
            <text:p>0.029424307036247</text:p>
          </table:table-cell>
          <table:table-cell office:value-type="float" office:value="0.0778825274085059" calcext:value-type="float">
            <text:p>0.077882527408506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168" calcext:value-type="float">
            <text:p>168</text:p>
          </table:table-cell>
          <table:table-cell office:value-type="float" office:value="57591" calcext:value-type="float">
            <text:p>57591</text:p>
          </table:table-cell>
          <table:table-cell office:value-type="float" office:value="64" calcext:value-type="float">
            <text:p>64</text:p>
          </table:table-cell>
          <table:table-cell office:value-type="float" office:value="2177" calcext:value-type="float">
            <text:p>2177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0.0716417910447761" calcext:value-type="float">
            <text:p>0.071641791044776</text:p>
          </table:table-cell>
          <table:table-cell office:value-type="float" office:value="0.96265" calcext:value-type="float">
            <text:p>0.96265</text:p>
          </table:table-cell>
          <table:table-cell office:value-type="float" office:value="0.0272921108742004" calcext:value-type="float">
            <text:p>0.0272921108742</text:p>
          </table:table-cell>
          <table:table-cell office:value-type="float" office:value="0.0756516211061666" calcext:value-type="float">
            <text:p>0.075651621106167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164" calcext:value-type="float">
            <text:p>164</text:p>
          </table:table-cell>
          <table:table-cell office:value-type="float" office:value="57592" calcext:value-type="float">
            <text:p>57592</text:p>
          </table:table-cell>
          <table:table-cell office:value-type="float" office:value="63" calcext:value-type="float">
            <text:p>63</text:p>
          </table:table-cell>
          <table:table-cell office:value-type="float" office:value="2181" calcext:value-type="float">
            <text:p>2181</text:p>
          </table:table-cell>
          <table:table-cell office:value-type="float" office:value="0.722466960352423" calcext:value-type="float">
            <text:p>0.722466960352423</text:p>
          </table:table-cell>
          <table:table-cell office:value-type="float" office:value="0.0699360341151386" calcext:value-type="float">
            <text:p>0.069936034115139</text:p>
          </table:table-cell>
          <table:table-cell office:value-type="float" office:value="0.9626" calcext:value-type="float">
            <text:p>0.9626</text:p>
          </table:table-cell>
          <table:table-cell office:value-type="float" office:value="0.026865671641791" calcext:value-type="float">
            <text:p>0.026865671641791</text:p>
          </table:table-cell>
          <table:table-cell office:value-type="float" office:value="0.0738601743184889" calcext:value-type="float">
            <text:p>0.0738601743184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4" calcext:value-type="float">
            <text:p>164</text:p>
          </table:table-cell>
          <table:table-cell office:value-type="float" office:value="57592" calcext:value-type="float">
            <text:p>57592</text:p>
          </table:table-cell>
          <table:table-cell office:value-type="float" office:value="63" calcext:value-type="float">
            <text:p>63</text:p>
          </table:table-cell>
          <table:table-cell office:value-type="float" office:value="2181" calcext:value-type="float">
            <text:p>2181</text:p>
          </table:table-cell>
          <table:table-cell office:value-type="float" office:value="0.722466960352423" calcext:value-type="float">
            <text:p>0.722466960352423</text:p>
          </table:table-cell>
          <table:table-cell office:value-type="float" office:value="0.0699360341151386" calcext:value-type="float">
            <text:p>0.069936034115139</text:p>
          </table:table-cell>
          <table:table-cell office:value-type="float" office:value="0.9626" calcext:value-type="float">
            <text:p>0.9626</text:p>
          </table:table-cell>
          <table:table-cell office:value-type="float" office:value="0.026865671641791" calcext:value-type="float">
            <text:p>0.026865671641791</text:p>
          </table:table-cell>
          <table:table-cell office:value-type="float" office:value="0.0738601743184889" calcext:value-type="float">
            <text:p>0.073860174318489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164" calcext:value-type="float">
            <text:p>164</text:p>
          </table:table-cell>
          <table:table-cell office:value-type="float" office:value="57592" calcext:value-type="float">
            <text:p>57592</text:p>
          </table:table-cell>
          <table:table-cell office:value-type="float" office:value="63" calcext:value-type="float">
            <text:p>63</text:p>
          </table:table-cell>
          <table:table-cell office:value-type="float" office:value="2181" calcext:value-type="float">
            <text:p>2181</text:p>
          </table:table-cell>
          <table:table-cell office:value-type="float" office:value="0.722466960352423" calcext:value-type="float">
            <text:p>0.722466960352423</text:p>
          </table:table-cell>
          <table:table-cell office:value-type="float" office:value="0.0699360341151386" calcext:value-type="float">
            <text:p>0.069936034115139</text:p>
          </table:table-cell>
          <table:table-cell office:value-type="float" office:value="0.9626" calcext:value-type="float">
            <text:p>0.9626</text:p>
          </table:table-cell>
          <table:table-cell office:value-type="float" office:value="0.026865671641791" calcext:value-type="float">
            <text:p>0.026865671641791</text:p>
          </table:table-cell>
          <table:table-cell office:value-type="float" office:value="0.0738601743184889" calcext:value-type="float">
            <text:p>0.073860174318489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164" calcext:value-type="float">
            <text:p>164</text:p>
          </table:table-cell>
          <table:table-cell office:value-type="float" office:value="57597" calcext:value-type="float">
            <text:p>57597</text:p>
          </table:table-cell>
          <table:table-cell office:value-type="float" office:value="58" calcext:value-type="float">
            <text:p>58</text:p>
          </table:table-cell>
          <table:table-cell office:value-type="float" office:value="2181" calcext:value-type="float">
            <text:p>2181</text:p>
          </table:table-cell>
          <table:table-cell office:value-type="float" office:value="0.738738738738739" calcext:value-type="float">
            <text:p>0.738738738738739</text:p>
          </table:table-cell>
          <table:table-cell office:value-type="float" office:value="0.0699360341151386" calcext:value-type="float">
            <text:p>0.069936034115139</text:p>
          </table:table-cell>
          <table:table-cell office:value-type="float" office:value="0.962683333333333" calcext:value-type="float">
            <text:p>0.962683333333333</text:p>
          </table:table-cell>
          <table:table-cell office:value-type="float" office:value="0.0247334754797441" calcext:value-type="float">
            <text:p>0.024733475479744</text:p>
          </table:table-cell>
          <table:table-cell office:value-type="float" office:value="0.0738699591966509" calcext:value-type="float">
            <text:p>0.073869959196651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160" calcext:value-type="float">
            <text:p>160</text:p>
          </table:table-cell>
          <table:table-cell office:value-type="float" office:value="57598" calcext:value-type="float">
            <text:p>57598</text:p>
          </table:table-cell>
          <table:table-cell office:value-type="float" office:value="57" calcext:value-type="float">
            <text:p>57</text:p>
          </table:table-cell>
          <table:table-cell office:value-type="float" office:value="2185" calcext:value-type="float">
            <text:p>2185</text:p>
          </table:table-cell>
          <table:table-cell office:value-type="float" office:value="0.737327188940092" calcext:value-type="float">
            <text:p>0.737327188940092</text:p>
          </table:table-cell>
          <table:table-cell office:value-type="float" office:value="0.0682302771855011" calcext:value-type="float">
            <text:p>0.068230277185501</text:p>
          </table:table-cell>
          <table:table-cell office:value-type="float" office:value="0.962633333333333" calcext:value-type="float">
            <text:p>0.962633333333333</text:p>
          </table:table-cell>
          <table:table-cell office:value-type="float" office:value="0.0243070362473348" calcext:value-type="float">
            <text:p>0.024307036247335</text:p>
          </table:table-cell>
          <table:table-cell office:value-type="float" office:value="0.0720778016270504" calcext:value-type="float">
            <text:p>0.07207780162705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156" calcext:value-type="float">
            <text:p>156</text:p>
          </table:table-cell>
          <table:table-cell office:value-type="float" office:value="57599" calcext:value-type="float">
            <text:p>57599</text:p>
          </table:table-cell>
          <table:table-cell office:value-type="float" office:value="56" calcext:value-type="float">
            <text:p>56</text:p>
          </table:table-cell>
          <table:table-cell office:value-type="float" office:value="2189" calcext:value-type="float">
            <text:p>2189</text:p>
          </table:table-cell>
          <table:table-cell office:value-type="float" office:value="0.735849056603773" calcext:value-type="float">
            <text:p>0.735849056603773</text:p>
          </table:table-cell>
          <table:table-cell office:value-type="float" office:value="0.0665245202558635" calcext:value-type="float">
            <text:p>0.066524520255864</text:p>
          </table:table-cell>
          <table:table-cell office:value-type="float" office:value="0.962583333333333" calcext:value-type="float">
            <text:p>0.962583333333333</text:p>
          </table:table-cell>
          <table:table-cell office:value-type="float" office:value="0.0238805970149254" calcext:value-type="float">
            <text:p>0.023880597014925</text:p>
          </table:table-cell>
          <table:table-cell office:value-type="float" office:value="0.0702851690872469" calcext:value-type="float">
            <text:p>0.070285169087247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151" calcext:value-type="float">
            <text:p>151</text:p>
          </table:table-cell>
          <table:table-cell office:value-type="float" office:value="57599" calcext:value-type="float">
            <text:p>57599</text:p>
          </table:table-cell>
          <table:table-cell office:value-type="float" office:value="56" calcext:value-type="float">
            <text:p>56</text:p>
          </table:table-cell>
          <table:table-cell office:value-type="float" office:value="2194" calcext:value-type="float">
            <text:p>2194</text:p>
          </table:table-cell>
          <table:table-cell office:value-type="float" office:value="0.729468599033816" calcext:value-type="float">
            <text:p>0.729468599033816</text:p>
          </table:table-cell>
          <table:table-cell office:value-type="float" office:value="0.0643923240938167" calcext:value-type="float">
            <text:p>0.064392324093817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238805970149254" calcext:value-type="float">
            <text:p>0.023880597014925</text:p>
          </table:table-cell>
          <table:table-cell office:value-type="float" office:value="0.0680414557213667" calcext:value-type="float">
            <text:p>0.068041455721367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151" calcext:value-type="float">
            <text:p>151</text:p>
          </table:table-cell>
          <table:table-cell office:value-type="float" office:value="57599" calcext:value-type="float">
            <text:p>57599</text:p>
          </table:table-cell>
          <table:table-cell office:value-type="float" office:value="56" calcext:value-type="float">
            <text:p>56</text:p>
          </table:table-cell>
          <table:table-cell office:value-type="float" office:value="2194" calcext:value-type="float">
            <text:p>2194</text:p>
          </table:table-cell>
          <table:table-cell office:value-type="float" office:value="0.729468599033816" calcext:value-type="float">
            <text:p>0.729468599033816</text:p>
          </table:table-cell>
          <table:table-cell office:value-type="float" office:value="0.0643923240938167" calcext:value-type="float">
            <text:p>0.064392324093817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238805970149254" calcext:value-type="float">
            <text:p>0.023880597014925</text:p>
          </table:table-cell>
          <table:table-cell office:value-type="float" office:value="0.0680414557213667" calcext:value-type="float">
            <text:p>0.068041455721367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151" calcext:value-type="float">
            <text:p>151</text:p>
          </table:table-cell>
          <table:table-cell office:value-type="float" office:value="57599" calcext:value-type="float">
            <text:p>57599</text:p>
          </table:table-cell>
          <table:table-cell office:value-type="float" office:value="56" calcext:value-type="float">
            <text:p>56</text:p>
          </table:table-cell>
          <table:table-cell office:value-type="float" office:value="2194" calcext:value-type="float">
            <text:p>2194</text:p>
          </table:table-cell>
          <table:table-cell office:value-type="float" office:value="0.729468599033816" calcext:value-type="float">
            <text:p>0.729468599033816</text:p>
          </table:table-cell>
          <table:table-cell office:value-type="float" office:value="0.0643923240938167" calcext:value-type="float">
            <text:p>0.064392324093817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238805970149254" calcext:value-type="float">
            <text:p>0.023880597014925</text:p>
          </table:table-cell>
          <table:table-cell office:value-type="float" office:value="0.0680414557213667" calcext:value-type="float">
            <text:p>0.068041455721367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151" calcext:value-type="float">
            <text:p>151</text:p>
          </table:table-cell>
          <table:table-cell office:value-type="float" office:value="57599" calcext:value-type="float">
            <text:p>57599</text:p>
          </table:table-cell>
          <table:table-cell office:value-type="float" office:value="56" calcext:value-type="float">
            <text:p>56</text:p>
          </table:table-cell>
          <table:table-cell office:value-type="float" office:value="2194" calcext:value-type="float">
            <text:p>2194</text:p>
          </table:table-cell>
          <table:table-cell office:value-type="float" office:value="0.729468599033816" calcext:value-type="float">
            <text:p>0.729468599033816</text:p>
          </table:table-cell>
          <table:table-cell office:value-type="float" office:value="0.0643923240938167" calcext:value-type="float">
            <text:p>0.064392324093817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238805970149254" calcext:value-type="float">
            <text:p>0.023880597014925</text:p>
          </table:table-cell>
          <table:table-cell office:value-type="float" office:value="0.0680414557213667" calcext:value-type="float">
            <text:p>0.068041455721367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151" calcext:value-type="float">
            <text:p>151</text:p>
          </table:table-cell>
          <table:table-cell office:value-type="float" office:value="57599" calcext:value-type="float">
            <text:p>57599</text:p>
          </table:table-cell>
          <table:table-cell office:value-type="float" office:value="56" calcext:value-type="float">
            <text:p>56</text:p>
          </table:table-cell>
          <table:table-cell office:value-type="float" office:value="2194" calcext:value-type="float">
            <text:p>2194</text:p>
          </table:table-cell>
          <table:table-cell office:value-type="float" office:value="0.729468599033816" calcext:value-type="float">
            <text:p>0.729468599033816</text:p>
          </table:table-cell>
          <table:table-cell office:value-type="float" office:value="0.0643923240938167" calcext:value-type="float">
            <text:p>0.064392324093817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238805970149254" calcext:value-type="float">
            <text:p>0.023880597014925</text:p>
          </table:table-cell>
          <table:table-cell office:value-type="float" office:value="0.0680414557213667" calcext:value-type="float">
            <text:p>0.0680414557213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1" calcext:value-type="float">
            <text:p>151</text:p>
          </table:table-cell>
          <table:table-cell office:value-type="float" office:value="57599" calcext:value-type="float">
            <text:p>57599</text:p>
          </table:table-cell>
          <table:table-cell office:value-type="float" office:value="56" calcext:value-type="float">
            <text:p>56</text:p>
          </table:table-cell>
          <table:table-cell office:value-type="float" office:value="2194" calcext:value-type="float">
            <text:p>2194</text:p>
          </table:table-cell>
          <table:table-cell office:value-type="float" office:value="0.729468599033816" calcext:value-type="float">
            <text:p>0.729468599033816</text:p>
          </table:table-cell>
          <table:table-cell office:value-type="float" office:value="0.0643923240938167" calcext:value-type="float">
            <text:p>0.064392324093817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238805970149254" calcext:value-type="float">
            <text:p>0.023880597014925</text:p>
          </table:table-cell>
          <table:table-cell office:value-type="float" office:value="0.0680414557213667" calcext:value-type="float">
            <text:p>0.068041455721367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151" calcext:value-type="float">
            <text:p>151</text:p>
          </table:table-cell>
          <table:table-cell office:value-type="float" office:value="57599" calcext:value-type="float">
            <text:p>57599</text:p>
          </table:table-cell>
          <table:table-cell office:value-type="float" office:value="56" calcext:value-type="float">
            <text:p>56</text:p>
          </table:table-cell>
          <table:table-cell office:value-type="float" office:value="2194" calcext:value-type="float">
            <text:p>2194</text:p>
          </table:table-cell>
          <table:table-cell office:value-type="float" office:value="0.729468599033816" calcext:value-type="float">
            <text:p>0.729468599033816</text:p>
          </table:table-cell>
          <table:table-cell office:value-type="float" office:value="0.0643923240938167" calcext:value-type="float">
            <text:p>0.064392324093817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238805970149254" calcext:value-type="float">
            <text:p>0.023880597014925</text:p>
          </table:table-cell>
          <table:table-cell office:value-type="float" office:value="0.0680414557213667" calcext:value-type="float">
            <text:p>0.068041455721367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151" calcext:value-type="float">
            <text:p>151</text:p>
          </table:table-cell>
          <table:table-cell office:value-type="float" office:value="57599" calcext:value-type="float">
            <text:p>57599</text:p>
          </table:table-cell>
          <table:table-cell office:value-type="float" office:value="56" calcext:value-type="float">
            <text:p>56</text:p>
          </table:table-cell>
          <table:table-cell office:value-type="float" office:value="2194" calcext:value-type="float">
            <text:p>2194</text:p>
          </table:table-cell>
          <table:table-cell office:value-type="float" office:value="0.729468599033816" calcext:value-type="float">
            <text:p>0.729468599033816</text:p>
          </table:table-cell>
          <table:table-cell office:value-type="float" office:value="0.0643923240938167" calcext:value-type="float">
            <text:p>0.064392324093817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238805970149254" calcext:value-type="float">
            <text:p>0.023880597014925</text:p>
          </table:table-cell>
          <table:table-cell office:value-type="float" office:value="0.0680414557213667" calcext:value-type="float">
            <text:p>0.068041455721367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151" calcext:value-type="float">
            <text:p>151</text:p>
          </table:table-cell>
          <table:table-cell office:value-type="float" office:value="57599" calcext:value-type="float">
            <text:p>57599</text:p>
          </table:table-cell>
          <table:table-cell office:value-type="float" office:value="56" calcext:value-type="float">
            <text:p>56</text:p>
          </table:table-cell>
          <table:table-cell office:value-type="float" office:value="2194" calcext:value-type="float">
            <text:p>2194</text:p>
          </table:table-cell>
          <table:table-cell office:value-type="float" office:value="0.729468599033816" calcext:value-type="float">
            <text:p>0.729468599033816</text:p>
          </table:table-cell>
          <table:table-cell office:value-type="float" office:value="0.0643923240938167" calcext:value-type="float">
            <text:p>0.064392324093817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238805970149254" calcext:value-type="float">
            <text:p>0.023880597014925</text:p>
          </table:table-cell>
          <table:table-cell office:value-type="float" office:value="0.0680414557213667" calcext:value-type="float">
            <text:p>0.068041455721367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151" calcext:value-type="float">
            <text:p>151</text:p>
          </table:table-cell>
          <table:table-cell office:value-type="float" office:value="57599" calcext:value-type="float">
            <text:p>57599</text:p>
          </table:table-cell>
          <table:table-cell office:value-type="float" office:value="56" calcext:value-type="float">
            <text:p>56</text:p>
          </table:table-cell>
          <table:table-cell office:value-type="float" office:value="2194" calcext:value-type="float">
            <text:p>2194</text:p>
          </table:table-cell>
          <table:table-cell office:value-type="float" office:value="0.729468599033816" calcext:value-type="float">
            <text:p>0.729468599033816</text:p>
          </table:table-cell>
          <table:table-cell office:value-type="float" office:value="0.0643923240938167" calcext:value-type="float">
            <text:p>0.064392324093817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238805970149254" calcext:value-type="float">
            <text:p>0.023880597014925</text:p>
          </table:table-cell>
          <table:table-cell office:value-type="float" office:value="0.0680414557213667" calcext:value-type="float">
            <text:p>0.068041455721367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145" calcext:value-type="float">
            <text:p>145</text:p>
          </table:table-cell>
          <table:table-cell office:value-type="float" office:value="57599" calcext:value-type="float">
            <text:p>57599</text:p>
          </table:table-cell>
          <table:table-cell office:value-type="float" office:value="56" calcext:value-type="float">
            <text:p>56</text:p>
          </table:table-cell>
          <table:table-cell office:value-type="float" office:value="2200" calcext:value-type="float">
            <text:p>2200</text:p>
          </table:table-cell>
          <table:table-cell office:value-type="float" office:value="0.721393034825871" calcext:value-type="float">
            <text:p>0.721393034825871</text:p>
          </table:table-cell>
          <table:table-cell office:value-type="float" office:value="0.0618336886993603" calcext:value-type="float">
            <text:p>0.06183368869936</text:p>
          </table:table-cell>
          <table:table-cell office:value-type="float" office:value="0.9624" calcext:value-type="float">
            <text:p>0.9624</text:p>
          </table:table-cell>
          <table:table-cell office:value-type="float" office:value="0.0238805970149254" calcext:value-type="float">
            <text:p>0.023880597014925</text:p>
          </table:table-cell>
          <table:table-cell office:value-type="float" office:value="0.0653482145224146" calcext:value-type="float">
            <text:p>0.065348214522415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141" calcext:value-type="float">
            <text:p>141</text:p>
          </table:table-cell>
          <table:table-cell office:value-type="float" office:value="57600" calcext:value-type="float">
            <text:p>57600</text:p>
          </table:table-cell>
          <table:table-cell office:value-type="float" office:value="55" calcext:value-type="float">
            <text:p>55</text:p>
          </table:table-cell>
          <table:table-cell office:value-type="float" office:value="2204" calcext:value-type="float">
            <text:p>2204</text:p>
          </table:table-cell>
          <table:table-cell office:value-type="float" office:value="0.719387755102041" calcext:value-type="float">
            <text:p>0.719387755102041</text:p>
          </table:table-cell>
          <table:table-cell office:value-type="float" office:value="0.0601279317697228" calcext:value-type="float">
            <text:p>0.060127931769723</text:p>
          </table:table-cell>
          <table:table-cell office:value-type="float" office:value="0.96235" calcext:value-type="float">
            <text:p>0.96235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063553929366847" calcext:value-type="float">
            <text:p>0.063553929366847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141" calcext:value-type="float">
            <text:p>141</text:p>
          </table:table-cell>
          <table:table-cell office:value-type="float" office:value="57605" calcext:value-type="float">
            <text:p>57605</text:p>
          </table:table-cell>
          <table:table-cell office:value-type="float" office:value="50" calcext:value-type="float">
            <text:p>50</text:p>
          </table:table-cell>
          <table:table-cell office:value-type="float" office:value="2204" calcext:value-type="float">
            <text:p>2204</text:p>
          </table:table-cell>
          <table:table-cell office:value-type="float" office:value="0.738219895287958" calcext:value-type="float">
            <text:p>0.738219895287958</text:p>
          </table:table-cell>
          <table:table-cell office:value-type="float" office:value="0.0601279317697228" calcext:value-type="float">
            <text:p>0.060127931769723</text:p>
          </table:table-cell>
          <table:table-cell office:value-type="float" office:value="0.962433333333333" calcext:value-type="float">
            <text:p>0.962433333333333</text:p>
          </table:table-cell>
          <table:table-cell office:value-type="float" office:value="0.0213219616204691" calcext:value-type="float">
            <text:p>0.021321961620469</text:p>
          </table:table-cell>
          <table:table-cell office:value-type="float" office:value="0.0635623558113018" calcext:value-type="float">
            <text:p>0.063562355811302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141" calcext:value-type="float">
            <text:p>141</text:p>
          </table:table-cell>
          <table:table-cell office:value-type="float" office:value="57605" calcext:value-type="float">
            <text:p>57605</text:p>
          </table:table-cell>
          <table:table-cell office:value-type="float" office:value="50" calcext:value-type="float">
            <text:p>50</text:p>
          </table:table-cell>
          <table:table-cell office:value-type="float" office:value="2204" calcext:value-type="float">
            <text:p>2204</text:p>
          </table:table-cell>
          <table:table-cell office:value-type="float" office:value="0.738219895287958" calcext:value-type="float">
            <text:p>0.738219895287958</text:p>
          </table:table-cell>
          <table:table-cell office:value-type="float" office:value="0.0601279317697228" calcext:value-type="float">
            <text:p>0.060127931769723</text:p>
          </table:table-cell>
          <table:table-cell office:value-type="float" office:value="0.962433333333333" calcext:value-type="float">
            <text:p>0.962433333333333</text:p>
          </table:table-cell>
          <table:table-cell office:value-type="float" office:value="0.0213219616204691" calcext:value-type="float">
            <text:p>0.021321961620469</text:p>
          </table:table-cell>
          <table:table-cell office:value-type="float" office:value="0.0635623558113018" calcext:value-type="float">
            <text:p>0.063562355811302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141" calcext:value-type="float">
            <text:p>141</text:p>
          </table:table-cell>
          <table:table-cell office:value-type="float" office:value="57605" calcext:value-type="float">
            <text:p>57605</text:p>
          </table:table-cell>
          <table:table-cell office:value-type="float" office:value="50" calcext:value-type="float">
            <text:p>50</text:p>
          </table:table-cell>
          <table:table-cell office:value-type="float" office:value="2204" calcext:value-type="float">
            <text:p>2204</text:p>
          </table:table-cell>
          <table:table-cell office:value-type="float" office:value="0.738219895287958" calcext:value-type="float">
            <text:p>0.738219895287958</text:p>
          </table:table-cell>
          <table:table-cell office:value-type="float" office:value="0.0601279317697228" calcext:value-type="float">
            <text:p>0.060127931769723</text:p>
          </table:table-cell>
          <table:table-cell office:value-type="float" office:value="0.962433333333333" calcext:value-type="float">
            <text:p>0.962433333333333</text:p>
          </table:table-cell>
          <table:table-cell office:value-type="float" office:value="0.0213219616204691" calcext:value-type="float">
            <text:p>0.021321961620469</text:p>
          </table:table-cell>
          <table:table-cell office:value-type="float" office:value="0.0635623558113018" calcext:value-type="float">
            <text:p>0.0635623558113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2" calcext:value-type="float">
            <text:p>132</text:p>
          </table:table-cell>
          <table:table-cell office:value-type="float" office:value="57606" calcext:value-type="float">
            <text:p>57606</text:p>
          </table:table-cell>
          <table:table-cell office:value-type="float" office:value="49" calcext:value-type="float">
            <text:p>49</text:p>
          </table:table-cell>
          <table:table-cell office:value-type="float" office:value="2213" calcext:value-type="float">
            <text:p>2213</text:p>
          </table:table-cell>
          <table:table-cell office:value-type="float" office:value="0.729281767955801" calcext:value-type="float">
            <text:p>0.729281767955801</text:p>
          </table:table-cell>
          <table:table-cell office:value-type="float" office:value="0.0562899786780384" calcext:value-type="float">
            <text:p>0.056289978678038</text:p>
          </table:table-cell>
          <table:table-cell office:value-type="float" office:value="0.9623" calcext:value-type="float">
            <text:p>0.9623</text:p>
          </table:table-cell>
          <table:table-cell office:value-type="float" office:value="0.0208955223880597" calcext:value-type="float">
            <text:p>0.02089552238806</text:p>
          </table:table-cell>
          <table:table-cell office:value-type="float" office:value="0.0595209676135912" calcext:value-type="float">
            <text:p>0.059520967613591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132" calcext:value-type="float">
            <text:p>132</text:p>
          </table:table-cell>
          <table:table-cell office:value-type="float" office:value="57606" calcext:value-type="float">
            <text:p>57606</text:p>
          </table:table-cell>
          <table:table-cell office:value-type="float" office:value="49" calcext:value-type="float">
            <text:p>49</text:p>
          </table:table-cell>
          <table:table-cell office:value-type="float" office:value="2213" calcext:value-type="float">
            <text:p>2213</text:p>
          </table:table-cell>
          <table:table-cell office:value-type="float" office:value="0.729281767955801" calcext:value-type="float">
            <text:p>0.729281767955801</text:p>
          </table:table-cell>
          <table:table-cell office:value-type="float" office:value="0.0562899786780384" calcext:value-type="float">
            <text:p>0.056289978678038</text:p>
          </table:table-cell>
          <table:table-cell office:value-type="float" office:value="0.9623" calcext:value-type="float">
            <text:p>0.9623</text:p>
          </table:table-cell>
          <table:table-cell office:value-type="float" office:value="0.0208955223880597" calcext:value-type="float">
            <text:p>0.02089552238806</text:p>
          </table:table-cell>
          <table:table-cell office:value-type="float" office:value="0.0595209676135912" calcext:value-type="float">
            <text:p>0.059520967613591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132" calcext:value-type="float">
            <text:p>132</text:p>
          </table:table-cell>
          <table:table-cell office:value-type="float" office:value="57606" calcext:value-type="float">
            <text:p>57606</text:p>
          </table:table-cell>
          <table:table-cell office:value-type="float" office:value="49" calcext:value-type="float">
            <text:p>49</text:p>
          </table:table-cell>
          <table:table-cell office:value-type="float" office:value="2213" calcext:value-type="float">
            <text:p>2213</text:p>
          </table:table-cell>
          <table:table-cell office:value-type="float" office:value="0.729281767955801" calcext:value-type="float">
            <text:p>0.729281767955801</text:p>
          </table:table-cell>
          <table:table-cell office:value-type="float" office:value="0.0562899786780384" calcext:value-type="float">
            <text:p>0.056289978678038</text:p>
          </table:table-cell>
          <table:table-cell office:value-type="float" office:value="0.9623" calcext:value-type="float">
            <text:p>0.9623</text:p>
          </table:table-cell>
          <table:table-cell office:value-type="float" office:value="0.0208955223880597" calcext:value-type="float">
            <text:p>0.02089552238806</text:p>
          </table:table-cell>
          <table:table-cell office:value-type="float" office:value="0.0595209676135912" calcext:value-type="float">
            <text:p>0.059520967613591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132" calcext:value-type="float">
            <text:p>132</text:p>
          </table:table-cell>
          <table:table-cell office:value-type="float" office:value="57606" calcext:value-type="float">
            <text:p>57606</text:p>
          </table:table-cell>
          <table:table-cell office:value-type="float" office:value="49" calcext:value-type="float">
            <text:p>49</text:p>
          </table:table-cell>
          <table:table-cell office:value-type="float" office:value="2213" calcext:value-type="float">
            <text:p>2213</text:p>
          </table:table-cell>
          <table:table-cell office:value-type="float" office:value="0.729281767955801" calcext:value-type="float">
            <text:p>0.729281767955801</text:p>
          </table:table-cell>
          <table:table-cell office:value-type="float" office:value="0.0562899786780384" calcext:value-type="float">
            <text:p>0.056289978678038</text:p>
          </table:table-cell>
          <table:table-cell office:value-type="float" office:value="0.9623" calcext:value-type="float">
            <text:p>0.9623</text:p>
          </table:table-cell>
          <table:table-cell office:value-type="float" office:value="0.0208955223880597" calcext:value-type="float">
            <text:p>0.02089552238806</text:p>
          </table:table-cell>
          <table:table-cell office:value-type="float" office:value="0.0595209676135912" calcext:value-type="float">
            <text:p>0.059520967613591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132" calcext:value-type="float">
            <text:p>132</text:p>
          </table:table-cell>
          <table:table-cell office:value-type="float" office:value="57606" calcext:value-type="float">
            <text:p>57606</text:p>
          </table:table-cell>
          <table:table-cell office:value-type="float" office:value="49" calcext:value-type="float">
            <text:p>49</text:p>
          </table:table-cell>
          <table:table-cell office:value-type="float" office:value="2213" calcext:value-type="float">
            <text:p>2213</text:p>
          </table:table-cell>
          <table:table-cell office:value-type="float" office:value="0.729281767955801" calcext:value-type="float">
            <text:p>0.729281767955801</text:p>
          </table:table-cell>
          <table:table-cell office:value-type="float" office:value="0.0562899786780384" calcext:value-type="float">
            <text:p>0.056289978678038</text:p>
          </table:table-cell>
          <table:table-cell office:value-type="float" office:value="0.9623" calcext:value-type="float">
            <text:p>0.9623</text:p>
          </table:table-cell>
          <table:table-cell office:value-type="float" office:value="0.0208955223880597" calcext:value-type="float">
            <text:p>0.02089552238806</text:p>
          </table:table-cell>
          <table:table-cell office:value-type="float" office:value="0.0595209676135912" calcext:value-type="float">
            <text:p>0.059520967613591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132" calcext:value-type="float">
            <text:p>132</text:p>
          </table:table-cell>
          <table:table-cell office:value-type="float" office:value="57606" calcext:value-type="float">
            <text:p>57606</text:p>
          </table:table-cell>
          <table:table-cell office:value-type="float" office:value="49" calcext:value-type="float">
            <text:p>49</text:p>
          </table:table-cell>
          <table:table-cell office:value-type="float" office:value="2213" calcext:value-type="float">
            <text:p>2213</text:p>
          </table:table-cell>
          <table:table-cell office:value-type="float" office:value="0.729281767955801" calcext:value-type="float">
            <text:p>0.729281767955801</text:p>
          </table:table-cell>
          <table:table-cell office:value-type="float" office:value="0.0562899786780384" calcext:value-type="float">
            <text:p>0.056289978678038</text:p>
          </table:table-cell>
          <table:table-cell office:value-type="float" office:value="0.9623" calcext:value-type="float">
            <text:p>0.9623</text:p>
          </table:table-cell>
          <table:table-cell office:value-type="float" office:value="0.0208955223880597" calcext:value-type="float">
            <text:p>0.02089552238806</text:p>
          </table:table-cell>
          <table:table-cell office:value-type="float" office:value="0.0595209676135912" calcext:value-type="float">
            <text:p>0.059520967613591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128" calcext:value-type="float">
            <text:p>128</text:p>
          </table:table-cell>
          <table:table-cell office:value-type="float" office:value="57606" calcext:value-type="float">
            <text:p>57606</text:p>
          </table:table-cell>
          <table:table-cell office:value-type="float" office:value="49" calcext:value-type="float">
            <text:p>49</text:p>
          </table:table-cell>
          <table:table-cell office:value-type="float" office:value="2217" calcext:value-type="float">
            <text:p>2217</text:p>
          </table:table-cell>
          <table:table-cell office:value-type="float" office:value="0.72316384180791" calcext:value-type="float">
            <text:p>0.72316384180791</text:p>
          </table:table-cell>
          <table:table-cell office:value-type="float" office:value="0.0545842217484009" calcext:value-type="float">
            <text:p>0.054584221748401</text:p>
          </table:table-cell>
          <table:table-cell office:value-type="float" office:value="0.962233333333333" calcext:value-type="float">
            <text:p>0.962233333333333</text:p>
          </table:table-cell>
          <table:table-cell office:value-type="float" office:value="0.0208955223880597" calcext:value-type="float">
            <text:p>0.02089552238806</text:p>
          </table:table-cell>
          <table:table-cell office:value-type="float" office:value="0.0577234262673422" calcext:value-type="float">
            <text:p>0.057723426267342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128" calcext:value-type="float">
            <text:p>128</text:p>
          </table:table-cell>
          <table:table-cell office:value-type="float" office:value="57606" calcext:value-type="float">
            <text:p>57606</text:p>
          </table:table-cell>
          <table:table-cell office:value-type="float" office:value="49" calcext:value-type="float">
            <text:p>49</text:p>
          </table:table-cell>
          <table:table-cell office:value-type="float" office:value="2217" calcext:value-type="float">
            <text:p>2217</text:p>
          </table:table-cell>
          <table:table-cell office:value-type="float" office:value="0.72316384180791" calcext:value-type="float">
            <text:p>0.72316384180791</text:p>
          </table:table-cell>
          <table:table-cell office:value-type="float" office:value="0.0545842217484009" calcext:value-type="float">
            <text:p>0.054584221748401</text:p>
          </table:table-cell>
          <table:table-cell office:value-type="float" office:value="0.962233333333333" calcext:value-type="float">
            <text:p>0.962233333333333</text:p>
          </table:table-cell>
          <table:table-cell office:value-type="float" office:value="0.0208955223880597" calcext:value-type="float">
            <text:p>0.02089552238806</text:p>
          </table:table-cell>
          <table:table-cell office:value-type="float" office:value="0.0577234262673422" calcext:value-type="float">
            <text:p>0.057723426267342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123" calcext:value-type="float">
            <text:p>123</text:p>
          </table:table-cell>
          <table:table-cell office:value-type="float" office:value="57606" calcext:value-type="float">
            <text:p>57606</text:p>
          </table:table-cell>
          <table:table-cell office:value-type="float" office:value="49" calcext:value-type="float">
            <text:p>49</text:p>
          </table:table-cell>
          <table:table-cell office:value-type="float" office:value="2222" calcext:value-type="float">
            <text:p>2222</text:p>
          </table:table-cell>
          <table:table-cell office:value-type="float" office:value="0.715116279069768" calcext:value-type="float">
            <text:p>0.715116279069768</text:p>
          </table:table-cell>
          <table:table-cell office:value-type="float" office:value="0.0524520255863539" calcext:value-type="float">
            <text:p>0.052452025586354</text:p>
          </table:table-cell>
          <table:table-cell office:value-type="float" office:value="0.96215" calcext:value-type="float">
            <text:p>0.96215</text:p>
          </table:table-cell>
          <table:table-cell office:value-type="float" office:value="0.0208955223880597" calcext:value-type="float">
            <text:p>0.02089552238806</text:p>
          </table:table-cell>
          <table:table-cell office:value-type="float" office:value="0.0554759630690863" calcext:value-type="float">
            <text:p>0.055475963069086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123" calcext:value-type="float">
            <text:p>123</text:p>
          </table:table-cell>
          <table:table-cell office:value-type="float" office:value="57606" calcext:value-type="float">
            <text:p>57606</text:p>
          </table:table-cell>
          <table:table-cell office:value-type="float" office:value="49" calcext:value-type="float">
            <text:p>49</text:p>
          </table:table-cell>
          <table:table-cell office:value-type="float" office:value="2222" calcext:value-type="float">
            <text:p>2222</text:p>
          </table:table-cell>
          <table:table-cell office:value-type="float" office:value="0.715116279069768" calcext:value-type="float">
            <text:p>0.715116279069768</text:p>
          </table:table-cell>
          <table:table-cell office:value-type="float" office:value="0.0524520255863539" calcext:value-type="float">
            <text:p>0.052452025586354</text:p>
          </table:table-cell>
          <table:table-cell office:value-type="float" office:value="0.96215" calcext:value-type="float">
            <text:p>0.96215</text:p>
          </table:table-cell>
          <table:table-cell office:value-type="float" office:value="0.0208955223880597" calcext:value-type="float">
            <text:p>0.02089552238806</text:p>
          </table:table-cell>
          <table:table-cell office:value-type="float" office:value="0.0554759630690863" calcext:value-type="float">
            <text:p>0.0554759630690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7607" calcext:value-type="float">
            <text:p>57607</text:p>
          </table:table-cell>
          <table:table-cell office:value-type="float" office:value="48" calcext:value-type="float">
            <text:p>48</text:p>
          </table:table-cell>
          <table:table-cell office:value-type="float" office:value="2226" calcext:value-type="float">
            <text:p>2226</text:p>
          </table:table-cell>
          <table:table-cell office:value-type="float" office:value="0.712574850299401" calcext:value-type="float">
            <text:p>0.712574850299401</text:p>
          </table:table-cell>
          <table:table-cell office:value-type="float" office:value="0.0507462686567164" calcext:value-type="float">
            <text:p>0.050746268656716</text:p>
          </table:table-cell>
          <table:table-cell office:value-type="float" office:value="0.9621" calcext:value-type="float">
            <text:p>0.9621</text:p>
          </table:table-cell>
          <table:table-cell office:value-type="float" office:value="0.0204690831556503" calcext:value-type="float">
            <text:p>0.02046908315565</text:p>
          </table:table-cell>
          <table:table-cell office:value-type="float" office:value="0.0536789874492531" calcext:value-type="float">
            <text:p>0.053678987449253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119" calcext:value-type="float">
            <text:p>119</text:p>
          </table:table-cell>
          <table:table-cell office:value-type="float" office:value="57607" calcext:value-type="float">
            <text:p>57607</text:p>
          </table:table-cell>
          <table:table-cell office:value-type="float" office:value="48" calcext:value-type="float">
            <text:p>48</text:p>
          </table:table-cell>
          <table:table-cell office:value-type="float" office:value="2226" calcext:value-type="float">
            <text:p>2226</text:p>
          </table:table-cell>
          <table:table-cell office:value-type="float" office:value="0.712574850299401" calcext:value-type="float">
            <text:p>0.712574850299401</text:p>
          </table:table-cell>
          <table:table-cell office:value-type="float" office:value="0.0507462686567164" calcext:value-type="float">
            <text:p>0.050746268656716</text:p>
          </table:table-cell>
          <table:table-cell office:value-type="float" office:value="0.9621" calcext:value-type="float">
            <text:p>0.9621</text:p>
          </table:table-cell>
          <table:table-cell office:value-type="float" office:value="0.0204690831556503" calcext:value-type="float">
            <text:p>0.02046908315565</text:p>
          </table:table-cell>
          <table:table-cell office:value-type="float" office:value="0.0536789874492531" calcext:value-type="float">
            <text:p>0.053678987449253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119" calcext:value-type="float">
            <text:p>119</text:p>
          </table:table-cell>
          <table:table-cell office:value-type="float" office:value="57607" calcext:value-type="float">
            <text:p>57607</text:p>
          </table:table-cell>
          <table:table-cell office:value-type="float" office:value="48" calcext:value-type="float">
            <text:p>48</text:p>
          </table:table-cell>
          <table:table-cell office:value-type="float" office:value="2226" calcext:value-type="float">
            <text:p>2226</text:p>
          </table:table-cell>
          <table:table-cell office:value-type="float" office:value="0.712574850299401" calcext:value-type="float">
            <text:p>0.712574850299401</text:p>
          </table:table-cell>
          <table:table-cell office:value-type="float" office:value="0.0507462686567164" calcext:value-type="float">
            <text:p>0.050746268656716</text:p>
          </table:table-cell>
          <table:table-cell office:value-type="float" office:value="0.9621" calcext:value-type="float">
            <text:p>0.9621</text:p>
          </table:table-cell>
          <table:table-cell office:value-type="float" office:value="0.0204690831556503" calcext:value-type="float">
            <text:p>0.02046908315565</text:p>
          </table:table-cell>
          <table:table-cell office:value-type="float" office:value="0.0536789874492531" calcext:value-type="float">
            <text:p>0.053678987449253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119" calcext:value-type="float">
            <text:p>119</text:p>
          </table:table-cell>
          <table:table-cell office:value-type="float" office:value="57607" calcext:value-type="float">
            <text:p>57607</text:p>
          </table:table-cell>
          <table:table-cell office:value-type="float" office:value="48" calcext:value-type="float">
            <text:p>48</text:p>
          </table:table-cell>
          <table:table-cell office:value-type="float" office:value="2226" calcext:value-type="float">
            <text:p>2226</text:p>
          </table:table-cell>
          <table:table-cell office:value-type="float" office:value="0.712574850299401" calcext:value-type="float">
            <text:p>0.712574850299401</text:p>
          </table:table-cell>
          <table:table-cell office:value-type="float" office:value="0.0507462686567164" calcext:value-type="float">
            <text:p>0.050746268656716</text:p>
          </table:table-cell>
          <table:table-cell office:value-type="float" office:value="0.9621" calcext:value-type="float">
            <text:p>0.9621</text:p>
          </table:table-cell>
          <table:table-cell office:value-type="float" office:value="0.0204690831556503" calcext:value-type="float">
            <text:p>0.02046908315565</text:p>
          </table:table-cell>
          <table:table-cell office:value-type="float" office:value="0.0536789874492531" calcext:value-type="float">
            <text:p>0.053678987449253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119" calcext:value-type="float">
            <text:p>119</text:p>
          </table:table-cell>
          <table:table-cell office:value-type="float" office:value="57607" calcext:value-type="float">
            <text:p>57607</text:p>
          </table:table-cell>
          <table:table-cell office:value-type="float" office:value="48" calcext:value-type="float">
            <text:p>48</text:p>
          </table:table-cell>
          <table:table-cell office:value-type="float" office:value="2226" calcext:value-type="float">
            <text:p>2226</text:p>
          </table:table-cell>
          <table:table-cell office:value-type="float" office:value="0.712574850299401" calcext:value-type="float">
            <text:p>0.712574850299401</text:p>
          </table:table-cell>
          <table:table-cell office:value-type="float" office:value="0.0507462686567164" calcext:value-type="float">
            <text:p>0.050746268656716</text:p>
          </table:table-cell>
          <table:table-cell office:value-type="float" office:value="0.9621" calcext:value-type="float">
            <text:p>0.9621</text:p>
          </table:table-cell>
          <table:table-cell office:value-type="float" office:value="0.0204690831556503" calcext:value-type="float">
            <text:p>0.02046908315565</text:p>
          </table:table-cell>
          <table:table-cell office:value-type="float" office:value="0.0536789874492531" calcext:value-type="float">
            <text:p>0.053678987449253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119" calcext:value-type="float">
            <text:p>119</text:p>
          </table:table-cell>
          <table:table-cell office:value-type="float" office:value="57607" calcext:value-type="float">
            <text:p>57607</text:p>
          </table:table-cell>
          <table:table-cell office:value-type="float" office:value="48" calcext:value-type="float">
            <text:p>48</text:p>
          </table:table-cell>
          <table:table-cell office:value-type="float" office:value="2226" calcext:value-type="float">
            <text:p>2226</text:p>
          </table:table-cell>
          <table:table-cell office:value-type="float" office:value="0.712574850299401" calcext:value-type="float">
            <text:p>0.712574850299401</text:p>
          </table:table-cell>
          <table:table-cell office:value-type="float" office:value="0.0507462686567164" calcext:value-type="float">
            <text:p>0.050746268656716</text:p>
          </table:table-cell>
          <table:table-cell office:value-type="float" office:value="0.9621" calcext:value-type="float">
            <text:p>0.9621</text:p>
          </table:table-cell>
          <table:table-cell office:value-type="float" office:value="0.0204690831556503" calcext:value-type="float">
            <text:p>0.02046908315565</text:p>
          </table:table-cell>
          <table:table-cell office:value-type="float" office:value="0.0536789874492531" calcext:value-type="float">
            <text:p>0.053678987449253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116" calcext:value-type="float">
            <text:p>116</text:p>
          </table:table-cell>
          <table:table-cell office:value-type="float" office:value="57609" calcext:value-type="float">
            <text:p>57609</text:p>
          </table:table-cell>
          <table:table-cell office:value-type="float" office:value="46" calcext:value-type="float">
            <text:p>46</text:p>
          </table:table-cell>
          <table:table-cell office:value-type="float" office:value="2229" calcext:value-type="float">
            <text:p>2229</text:p>
          </table:table-cell>
          <table:table-cell office:value-type="float" office:value="0.716049382716049" calcext:value-type="float">
            <text:p>0.716049382716049</text:p>
          </table:table-cell>
          <table:table-cell office:value-type="float" office:value="0.0494669509594883" calcext:value-type="float">
            <text:p>0.049466950959488</text:p>
          </table:table-cell>
          <table:table-cell office:value-type="float" office:value="0.962083333333333" calcext:value-type="float">
            <text:p>0.962083333333333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0523326787325514" calcext:value-type="float">
            <text:p>0.052332678732551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116" calcext:value-type="float">
            <text:p>116</text:p>
          </table:table-cell>
          <table:table-cell office:value-type="float" office:value="57609" calcext:value-type="float">
            <text:p>57609</text:p>
          </table:table-cell>
          <table:table-cell office:value-type="float" office:value="46" calcext:value-type="float">
            <text:p>46</text:p>
          </table:table-cell>
          <table:table-cell office:value-type="float" office:value="2229" calcext:value-type="float">
            <text:p>2229</text:p>
          </table:table-cell>
          <table:table-cell office:value-type="float" office:value="0.716049382716049" calcext:value-type="float">
            <text:p>0.716049382716049</text:p>
          </table:table-cell>
          <table:table-cell office:value-type="float" office:value="0.0494669509594883" calcext:value-type="float">
            <text:p>0.049466950959488</text:p>
          </table:table-cell>
          <table:table-cell office:value-type="float" office:value="0.962083333333333" calcext:value-type="float">
            <text:p>0.962083333333333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0523326787325514" calcext:value-type="float">
            <text:p>0.052332678732551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116" calcext:value-type="float">
            <text:p>116</text:p>
          </table:table-cell>
          <table:table-cell office:value-type="float" office:value="57609" calcext:value-type="float">
            <text:p>57609</text:p>
          </table:table-cell>
          <table:table-cell office:value-type="float" office:value="46" calcext:value-type="float">
            <text:p>46</text:p>
          </table:table-cell>
          <table:table-cell office:value-type="float" office:value="2229" calcext:value-type="float">
            <text:p>2229</text:p>
          </table:table-cell>
          <table:table-cell office:value-type="float" office:value="0.716049382716049" calcext:value-type="float">
            <text:p>0.716049382716049</text:p>
          </table:table-cell>
          <table:table-cell office:value-type="float" office:value="0.0494669509594883" calcext:value-type="float">
            <text:p>0.049466950959488</text:p>
          </table:table-cell>
          <table:table-cell office:value-type="float" office:value="0.962083333333333" calcext:value-type="float">
            <text:p>0.962083333333333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0523326787325514" calcext:value-type="float">
            <text:p>0.052332678732551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114" calcext:value-type="float">
            <text:p>114</text:p>
          </table:table-cell>
          <table:table-cell office:value-type="float" office:value="57609" calcext:value-type="float">
            <text:p>57609</text:p>
          </table:table-cell>
          <table:table-cell office:value-type="float" office:value="46" calcext:value-type="float">
            <text:p>46</text:p>
          </table:table-cell>
          <table:table-cell office:value-type="float" office:value="2231" calcext:value-type="float">
            <text:p>2231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0486140724946695" calcext:value-type="float">
            <text:p>0.04861407249467</text:p>
          </table:table-cell>
          <table:table-cell office:value-type="float" office:value="0.96205" calcext:value-type="float">
            <text:p>0.96205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0514331210191083" calcext:value-type="float">
            <text:p>0.0514331210191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float" office:value="57609" calcext:value-type="float">
            <text:p>57609</text:p>
          </table:table-cell>
          <table:table-cell office:value-type="float" office:value="46" calcext:value-type="float">
            <text:p>46</text:p>
          </table:table-cell>
          <table:table-cell office:value-type="float" office:value="2231" calcext:value-type="float">
            <text:p>2231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0486140724946695" calcext:value-type="float">
            <text:p>0.04861407249467</text:p>
          </table:table-cell>
          <table:table-cell office:value-type="float" office:value="0.96205" calcext:value-type="float">
            <text:p>0.96205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0514331210191083" calcext:value-type="float">
            <text:p>0.051433121019108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114" calcext:value-type="float">
            <text:p>114</text:p>
          </table:table-cell>
          <table:table-cell office:value-type="float" office:value="57609" calcext:value-type="float">
            <text:p>57609</text:p>
          </table:table-cell>
          <table:table-cell office:value-type="float" office:value="46" calcext:value-type="float">
            <text:p>46</text:p>
          </table:table-cell>
          <table:table-cell office:value-type="float" office:value="2231" calcext:value-type="float">
            <text:p>2231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0486140724946695" calcext:value-type="float">
            <text:p>0.04861407249467</text:p>
          </table:table-cell>
          <table:table-cell office:value-type="float" office:value="0.96205" calcext:value-type="float">
            <text:p>0.96205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0514331210191083" calcext:value-type="float">
            <text:p>0.051433121019108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114" calcext:value-type="float">
            <text:p>114</text:p>
          </table:table-cell>
          <table:table-cell office:value-type="float" office:value="57609" calcext:value-type="float">
            <text:p>57609</text:p>
          </table:table-cell>
          <table:table-cell office:value-type="float" office:value="46" calcext:value-type="float">
            <text:p>46</text:p>
          </table:table-cell>
          <table:table-cell office:value-type="float" office:value="2231" calcext:value-type="float">
            <text:p>2231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0486140724946695" calcext:value-type="float">
            <text:p>0.04861407249467</text:p>
          </table:table-cell>
          <table:table-cell office:value-type="float" office:value="0.96205" calcext:value-type="float">
            <text:p>0.96205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0514331210191083" calcext:value-type="float">
            <text:p>0.051433121019108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114" calcext:value-type="float">
            <text:p>114</text:p>
          </table:table-cell>
          <table:table-cell office:value-type="float" office:value="57614" calcext:value-type="float">
            <text:p>57614</text:p>
          </table:table-cell>
          <table:table-cell office:value-type="float" office:value="41" calcext:value-type="float">
            <text:p>41</text:p>
          </table:table-cell>
          <table:table-cell office:value-type="float" office:value="2231" calcext:value-type="float">
            <text:p>2231</text:p>
          </table:table-cell>
          <table:table-cell office:value-type="float" office:value="0.735483870967742" calcext:value-type="float">
            <text:p>0.735483870967742</text:p>
          </table:table-cell>
          <table:table-cell office:value-type="float" office:value="0.0486140724946695" calcext:value-type="float">
            <text:p>0.04861407249467</text:p>
          </table:table-cell>
          <table:table-cell office:value-type="float" office:value="0.962133333333333" calcext:value-type="float">
            <text:p>0.962133333333333</text:p>
          </table:table-cell>
          <table:table-cell office:value-type="float" office:value="0.0174840085287847" calcext:value-type="float">
            <text:p>0.017484008528785</text:p>
          </table:table-cell>
          <table:table-cell office:value-type="float" office:value="0.0514399469143995" calcext:value-type="float">
            <text:p>0.0514399469144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109" calcext:value-type="float">
            <text:p>109</text:p>
          </table:table-cell>
          <table:table-cell office:value-type="float" office:value="57614" calcext:value-type="float">
            <text:p>57614</text:p>
          </table:table-cell>
          <table:table-cell office:value-type="float" office:value="41" calcext:value-type="float">
            <text:p>41</text:p>
          </table:table-cell>
          <table:table-cell office:value-type="float" office:value="2236" calcext:value-type="float">
            <text:p>2236</text:p>
          </table:table-cell>
          <table:table-cell office:value-type="float" office:value="0.726666666666667" calcext:value-type="float">
            <text:p>0.726666666666667</text:p>
          </table:table-cell>
          <table:table-cell office:value-type="float" office:value="0.0464818763326226" calcext:value-type="float">
            <text:p>0.046481876332623</text:p>
          </table:table-cell>
          <table:table-cell office:value-type="float" office:value="0.96205" calcext:value-type="float">
            <text:p>0.96205</text:p>
          </table:table-cell>
          <table:table-cell office:value-type="float" office:value="0.0174840085287847" calcext:value-type="float">
            <text:p>0.017484008528785</text:p>
          </table:table-cell>
          <table:table-cell office:value-type="float" office:value="0.0491903371383063" calcext:value-type="float">
            <text:p>0.049190337138306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109" calcext:value-type="float">
            <text:p>109</text:p>
          </table:table-cell>
          <table:table-cell office:value-type="float" office:value="57614" calcext:value-type="float">
            <text:p>57614</text:p>
          </table:table-cell>
          <table:table-cell office:value-type="float" office:value="41" calcext:value-type="float">
            <text:p>41</text:p>
          </table:table-cell>
          <table:table-cell office:value-type="float" office:value="2236" calcext:value-type="float">
            <text:p>2236</text:p>
          </table:table-cell>
          <table:table-cell office:value-type="float" office:value="0.726666666666667" calcext:value-type="float">
            <text:p>0.726666666666667</text:p>
          </table:table-cell>
          <table:table-cell office:value-type="float" office:value="0.0464818763326226" calcext:value-type="float">
            <text:p>0.046481876332623</text:p>
          </table:table-cell>
          <table:table-cell office:value-type="float" office:value="0.96205" calcext:value-type="float">
            <text:p>0.96205</text:p>
          </table:table-cell>
          <table:table-cell office:value-type="float" office:value="0.0174840085287847" calcext:value-type="float">
            <text:p>0.017484008528785</text:p>
          </table:table-cell>
          <table:table-cell office:value-type="float" office:value="0.0491903371383063" calcext:value-type="float">
            <text:p>0.049190337138306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109" calcext:value-type="float">
            <text:p>109</text:p>
          </table:table-cell>
          <table:table-cell office:value-type="float" office:value="57614" calcext:value-type="float">
            <text:p>57614</text:p>
          </table:table-cell>
          <table:table-cell office:value-type="float" office:value="41" calcext:value-type="float">
            <text:p>41</text:p>
          </table:table-cell>
          <table:table-cell office:value-type="float" office:value="2236" calcext:value-type="float">
            <text:p>2236</text:p>
          </table:table-cell>
          <table:table-cell office:value-type="float" office:value="0.726666666666667" calcext:value-type="float">
            <text:p>0.726666666666667</text:p>
          </table:table-cell>
          <table:table-cell office:value-type="float" office:value="0.0464818763326226" calcext:value-type="float">
            <text:p>0.046481876332623</text:p>
          </table:table-cell>
          <table:table-cell office:value-type="float" office:value="0.96205" calcext:value-type="float">
            <text:p>0.96205</text:p>
          </table:table-cell>
          <table:table-cell office:value-type="float" office:value="0.0174840085287847" calcext:value-type="float">
            <text:p>0.017484008528785</text:p>
          </table:table-cell>
          <table:table-cell office:value-type="float" office:value="0.0491903371383063" calcext:value-type="float">
            <text:p>0.049190337138306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109" calcext:value-type="float">
            <text:p>109</text:p>
          </table:table-cell>
          <table:table-cell office:value-type="float" office:value="57614" calcext:value-type="float">
            <text:p>57614</text:p>
          </table:table-cell>
          <table:table-cell office:value-type="float" office:value="41" calcext:value-type="float">
            <text:p>41</text:p>
          </table:table-cell>
          <table:table-cell office:value-type="float" office:value="2236" calcext:value-type="float">
            <text:p>2236</text:p>
          </table:table-cell>
          <table:table-cell office:value-type="float" office:value="0.726666666666667" calcext:value-type="float">
            <text:p>0.726666666666667</text:p>
          </table:table-cell>
          <table:table-cell office:value-type="float" office:value="0.0464818763326226" calcext:value-type="float">
            <text:p>0.046481876332623</text:p>
          </table:table-cell>
          <table:table-cell office:value-type="float" office:value="0.96205" calcext:value-type="float">
            <text:p>0.96205</text:p>
          </table:table-cell>
          <table:table-cell office:value-type="float" office:value="0.0174840085287847" calcext:value-type="float">
            <text:p>0.017484008528785</text:p>
          </table:table-cell>
          <table:table-cell office:value-type="float" office:value="0.0491903371383063" calcext:value-type="float">
            <text:p>0.049190337138306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109" calcext:value-type="float">
            <text:p>109</text:p>
          </table:table-cell>
          <table:table-cell office:value-type="float" office:value="57619" calcext:value-type="float">
            <text:p>57619</text:p>
          </table:table-cell>
          <table:table-cell office:value-type="float" office:value="36" calcext:value-type="float">
            <text:p>36</text:p>
          </table:table-cell>
          <table:table-cell office:value-type="float" office:value="2236" calcext:value-type="float">
            <text:p>2236</text:p>
          </table:table-cell>
          <table:table-cell office:value-type="float" office:value="0.751724137931034" calcext:value-type="float">
            <text:p>0.751724137931034</text:p>
          </table:table-cell>
          <table:table-cell office:value-type="float" office:value="0.0464818763326226" calcext:value-type="float">
            <text:p>0.046481876332623</text:p>
          </table:table-cell>
          <table:table-cell office:value-type="float" office:value="0.962133333333333" calcext:value-type="float">
            <text:p>0.962133333333333</text:p>
          </table:table-cell>
          <table:table-cell office:value-type="float" office:value="0.0153518123667377" calcext:value-type="float">
            <text:p>0.015351812366738</text:p>
          </table:table-cell>
          <table:table-cell office:value-type="float" office:value="0.0491968671180141" calcext:value-type="float">
            <text:p>0.049196867118014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105" calcext:value-type="float">
            <text:p>105</text:p>
          </table:table-cell>
          <table:table-cell office:value-type="float" office:value="57620" calcext:value-type="float">
            <text:p>57620</text:p>
          </table:table-cell>
          <table:table-cell office:value-type="float" office:value="35" calcext:value-type="float">
            <text:p>35</text:p>
          </table:table-cell>
          <table:table-cell office:value-type="float" office:value="2240" calcext:value-type="float">
            <text:p>2240</text:p>
          </table:table-cell>
          <table:table-cell office:value-type="float" office:value="0.75" calcext:value-type="float">
            <text:p>0.75</text:p>
          </table:table-cell>
          <table:table-cell office:value-type="float" office:value="0.0447761194029851" calcext:value-type="float">
            <text:p>0.044776119402985</text:p>
          </table:table-cell>
          <table:table-cell office:value-type="float" office:value="0.962083333333333" calcext:value-type="float">
            <text:p>0.962083333333333</text:p>
          </table:table-cell>
          <table:table-cell office:value-type="float" office:value="0.0149253731343284" calcext:value-type="float">
            <text:p>0.014925373134328</text:p>
          </table:table-cell>
          <table:table-cell office:value-type="float" office:value="0.0473977695167286" calcext:value-type="float">
            <text:p>0.0473977695167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office:value-type="float" office:value="57620" calcext:value-type="float">
            <text:p>57620</text:p>
          </table:table-cell>
          <table:table-cell office:value-type="float" office:value="35" calcext:value-type="float">
            <text:p>35</text:p>
          </table:table-cell>
          <table:table-cell office:value-type="float" office:value="2240" calcext:value-type="float">
            <text:p>2240</text:p>
          </table:table-cell>
          <table:table-cell office:value-type="float" office:value="0.75" calcext:value-type="float">
            <text:p>0.75</text:p>
          </table:table-cell>
          <table:table-cell office:value-type="float" office:value="0.0447761194029851" calcext:value-type="float">
            <text:p>0.044776119402985</text:p>
          </table:table-cell>
          <table:table-cell office:value-type="float" office:value="0.962083333333333" calcext:value-type="float">
            <text:p>0.962083333333333</text:p>
          </table:table-cell>
          <table:table-cell office:value-type="float" office:value="0.0149253731343284" calcext:value-type="float">
            <text:p>0.014925373134328</text:p>
          </table:table-cell>
          <table:table-cell office:value-type="float" office:value="0.0473977695167286" calcext:value-type="float">
            <text:p>0.047397769516729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105" calcext:value-type="float">
            <text:p>105</text:p>
          </table:table-cell>
          <table:table-cell office:value-type="float" office:value="57620" calcext:value-type="float">
            <text:p>57620</text:p>
          </table:table-cell>
          <table:table-cell office:value-type="float" office:value="35" calcext:value-type="float">
            <text:p>35</text:p>
          </table:table-cell>
          <table:table-cell office:value-type="float" office:value="2240" calcext:value-type="float">
            <text:p>2240</text:p>
          </table:table-cell>
          <table:table-cell office:value-type="float" office:value="0.75" calcext:value-type="float">
            <text:p>0.75</text:p>
          </table:table-cell>
          <table:table-cell office:value-type="float" office:value="0.0447761194029851" calcext:value-type="float">
            <text:p>0.044776119402985</text:p>
          </table:table-cell>
          <table:table-cell office:value-type="float" office:value="0.962083333333333" calcext:value-type="float">
            <text:p>0.962083333333333</text:p>
          </table:table-cell>
          <table:table-cell office:value-type="float" office:value="0.0149253731343284" calcext:value-type="float">
            <text:p>0.014925373134328</text:p>
          </table:table-cell>
          <table:table-cell office:value-type="float" office:value="0.0473977695167286" calcext:value-type="float">
            <text:p>0.047397769516729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105" calcext:value-type="float">
            <text:p>105</text:p>
          </table:table-cell>
          <table:table-cell office:value-type="float" office:value="57620" calcext:value-type="float">
            <text:p>57620</text:p>
          </table:table-cell>
          <table:table-cell office:value-type="float" office:value="35" calcext:value-type="float">
            <text:p>35</text:p>
          </table:table-cell>
          <table:table-cell office:value-type="float" office:value="2240" calcext:value-type="float">
            <text:p>2240</text:p>
          </table:table-cell>
          <table:table-cell office:value-type="float" office:value="0.75" calcext:value-type="float">
            <text:p>0.75</text:p>
          </table:table-cell>
          <table:table-cell office:value-type="float" office:value="0.0447761194029851" calcext:value-type="float">
            <text:p>0.044776119402985</text:p>
          </table:table-cell>
          <table:table-cell office:value-type="float" office:value="0.962083333333333" calcext:value-type="float">
            <text:p>0.962083333333333</text:p>
          </table:table-cell>
          <table:table-cell office:value-type="float" office:value="0.0149253731343284" calcext:value-type="float">
            <text:p>0.014925373134328</text:p>
          </table:table-cell>
          <table:table-cell office:value-type="float" office:value="0.0473977695167286" calcext:value-type="float">
            <text:p>0.047397769516729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105" calcext:value-type="float">
            <text:p>105</text:p>
          </table:table-cell>
          <table:table-cell office:value-type="float" office:value="57620" calcext:value-type="float">
            <text:p>57620</text:p>
          </table:table-cell>
          <table:table-cell office:value-type="float" office:value="35" calcext:value-type="float">
            <text:p>35</text:p>
          </table:table-cell>
          <table:table-cell office:value-type="float" office:value="2240" calcext:value-type="float">
            <text:p>2240</text:p>
          </table:table-cell>
          <table:table-cell office:value-type="float" office:value="0.75" calcext:value-type="float">
            <text:p>0.75</text:p>
          </table:table-cell>
          <table:table-cell office:value-type="float" office:value="0.0447761194029851" calcext:value-type="float">
            <text:p>0.044776119402985</text:p>
          </table:table-cell>
          <table:table-cell office:value-type="float" office:value="0.962083333333333" calcext:value-type="float">
            <text:p>0.962083333333333</text:p>
          </table:table-cell>
          <table:table-cell office:value-type="float" office:value="0.0149253731343284" calcext:value-type="float">
            <text:p>0.014925373134328</text:p>
          </table:table-cell>
          <table:table-cell office:value-type="float" office:value="0.0473977695167286" calcext:value-type="float">
            <text:p>0.047397769516729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105" calcext:value-type="float">
            <text:p>105</text:p>
          </table:table-cell>
          <table:table-cell office:value-type="float" office:value="57620" calcext:value-type="float">
            <text:p>57620</text:p>
          </table:table-cell>
          <table:table-cell office:value-type="float" office:value="35" calcext:value-type="float">
            <text:p>35</text:p>
          </table:table-cell>
          <table:table-cell office:value-type="float" office:value="2240" calcext:value-type="float">
            <text:p>2240</text:p>
          </table:table-cell>
          <table:table-cell office:value-type="float" office:value="0.75" calcext:value-type="float">
            <text:p>0.75</text:p>
          </table:table-cell>
          <table:table-cell office:value-type="float" office:value="0.0447761194029851" calcext:value-type="float">
            <text:p>0.044776119402985</text:p>
          </table:table-cell>
          <table:table-cell office:value-type="float" office:value="0.962083333333333" calcext:value-type="float">
            <text:p>0.962083333333333</text:p>
          </table:table-cell>
          <table:table-cell office:value-type="float" office:value="0.0149253731343284" calcext:value-type="float">
            <text:p>0.014925373134328</text:p>
          </table:table-cell>
          <table:table-cell office:value-type="float" office:value="0.0473977695167286" calcext:value-type="float">
            <text:p>0.047397769516729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105" calcext:value-type="float">
            <text:p>105</text:p>
          </table:table-cell>
          <table:table-cell office:value-type="float" office:value="57620" calcext:value-type="float">
            <text:p>57620</text:p>
          </table:table-cell>
          <table:table-cell office:value-type="float" office:value="35" calcext:value-type="float">
            <text:p>35</text:p>
          </table:table-cell>
          <table:table-cell office:value-type="float" office:value="2240" calcext:value-type="float">
            <text:p>2240</text:p>
          </table:table-cell>
          <table:table-cell office:value-type="float" office:value="0.75" calcext:value-type="float">
            <text:p>0.75</text:p>
          </table:table-cell>
          <table:table-cell office:value-type="float" office:value="0.0447761194029851" calcext:value-type="float">
            <text:p>0.044776119402985</text:p>
          </table:table-cell>
          <table:table-cell office:value-type="float" office:value="0.962083333333333" calcext:value-type="float">
            <text:p>0.962083333333333</text:p>
          </table:table-cell>
          <table:table-cell office:value-type="float" office:value="0.0149253731343284" calcext:value-type="float">
            <text:p>0.014925373134328</text:p>
          </table:table-cell>
          <table:table-cell office:value-type="float" office:value="0.0473977695167286" calcext:value-type="float">
            <text:p>0.047397769516729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105" calcext:value-type="float">
            <text:p>105</text:p>
          </table:table-cell>
          <table:table-cell office:value-type="float" office:value="57620" calcext:value-type="float">
            <text:p>57620</text:p>
          </table:table-cell>
          <table:table-cell office:value-type="float" office:value="35" calcext:value-type="float">
            <text:p>35</text:p>
          </table:table-cell>
          <table:table-cell office:value-type="float" office:value="2240" calcext:value-type="float">
            <text:p>2240</text:p>
          </table:table-cell>
          <table:table-cell office:value-type="float" office:value="0.75" calcext:value-type="float">
            <text:p>0.75</text:p>
          </table:table-cell>
          <table:table-cell office:value-type="float" office:value="0.0447761194029851" calcext:value-type="float">
            <text:p>0.044776119402985</text:p>
          </table:table-cell>
          <table:table-cell office:value-type="float" office:value="0.962083333333333" calcext:value-type="float">
            <text:p>0.962083333333333</text:p>
          </table:table-cell>
          <table:table-cell office:value-type="float" office:value="0.0149253731343284" calcext:value-type="float">
            <text:p>0.014925373134328</text:p>
          </table:table-cell>
          <table:table-cell office:value-type="float" office:value="0.0473977695167286" calcext:value-type="float">
            <text:p>0.047397769516729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100" calcext:value-type="float">
            <text:p>100</text:p>
          </table:table-cell>
          <table:table-cell office:value-type="float" office:value="57620" calcext:value-type="float">
            <text:p>57620</text:p>
          </table:table-cell>
          <table:table-cell office:value-type="float" office:value="35" calcext:value-type="float">
            <text:p>35</text:p>
          </table:table-cell>
          <table:table-cell office:value-type="float" office:value="2245" calcext:value-type="float">
            <text:p>2245</text:p>
          </table:table-cell>
          <table:table-cell office:value-type="float" office:value="0.740740740740741" calcext:value-type="float">
            <text:p>0.740740740740741</text:p>
          </table:table-cell>
          <table:table-cell office:value-type="float" office:value="0.0426439232409382" calcext:value-type="float">
            <text:p>0.042643923240938</text:p>
          </table:table-cell>
          <table:table-cell office:value-type="float" office:value="0.962" calcext:value-type="float">
            <text:p>0.962</text:p>
          </table:table-cell>
          <table:table-cell office:value-type="float" office:value="0.0149253731343284" calcext:value-type="float">
            <text:p>0.014925373134328</text:p>
          </table:table-cell>
          <table:table-cell office:value-type="float" office:value="0.0451467268623025" calcext:value-type="float">
            <text:p>0.045146726862303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100" calcext:value-type="float">
            <text:p>100</text:p>
          </table:table-cell>
          <table:table-cell office:value-type="float" office:value="57620" calcext:value-type="float">
            <text:p>57620</text:p>
          </table:table-cell>
          <table:table-cell office:value-type="float" office:value="35" calcext:value-type="float">
            <text:p>35</text:p>
          </table:table-cell>
          <table:table-cell office:value-type="float" office:value="2245" calcext:value-type="float">
            <text:p>2245</text:p>
          </table:table-cell>
          <table:table-cell office:value-type="float" office:value="0.740740740740741" calcext:value-type="float">
            <text:p>0.740740740740741</text:p>
          </table:table-cell>
          <table:table-cell office:value-type="float" office:value="0.0426439232409382" calcext:value-type="float">
            <text:p>0.042643923240938</text:p>
          </table:table-cell>
          <table:table-cell office:value-type="float" office:value="0.962" calcext:value-type="float">
            <text:p>0.962</text:p>
          </table:table-cell>
          <table:table-cell office:value-type="float" office:value="0.0149253731343284" calcext:value-type="float">
            <text:p>0.014925373134328</text:p>
          </table:table-cell>
          <table:table-cell office:value-type="float" office:value="0.0451467268623025" calcext:value-type="float">
            <text:p>0.045146726862303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100" calcext:value-type="float">
            <text:p>100</text:p>
          </table:table-cell>
          <table:table-cell office:value-type="float" office:value="57620" calcext:value-type="float">
            <text:p>57620</text:p>
          </table:table-cell>
          <table:table-cell office:value-type="float" office:value="35" calcext:value-type="float">
            <text:p>35</text:p>
          </table:table-cell>
          <table:table-cell office:value-type="float" office:value="2245" calcext:value-type="float">
            <text:p>2245</text:p>
          </table:table-cell>
          <table:table-cell office:value-type="float" office:value="0.740740740740741" calcext:value-type="float">
            <text:p>0.740740740740741</text:p>
          </table:table-cell>
          <table:table-cell office:value-type="float" office:value="0.0426439232409382" calcext:value-type="float">
            <text:p>0.042643923240938</text:p>
          </table:table-cell>
          <table:table-cell office:value-type="float" office:value="0.962" calcext:value-type="float">
            <text:p>0.962</text:p>
          </table:table-cell>
          <table:table-cell office:value-type="float" office:value="0.0149253731343284" calcext:value-type="float">
            <text:p>0.014925373134328</text:p>
          </table:table-cell>
          <table:table-cell office:value-type="float" office:value="0.0451467268623025" calcext:value-type="float">
            <text:p>0.0451467268623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7620" calcext:value-type="float">
            <text:p>57620</text:p>
          </table:table-cell>
          <table:table-cell office:value-type="float" office:value="35" calcext:value-type="float">
            <text:p>35</text:p>
          </table:table-cell>
          <table:table-cell office:value-type="float" office:value="2245" calcext:value-type="float">
            <text:p>2245</text:p>
          </table:table-cell>
          <table:table-cell office:value-type="float" office:value="0.740740740740741" calcext:value-type="float">
            <text:p>0.740740740740741</text:p>
          </table:table-cell>
          <table:table-cell office:value-type="float" office:value="0.0426439232409382" calcext:value-type="float">
            <text:p>0.042643923240938</text:p>
          </table:table-cell>
          <table:table-cell office:value-type="float" office:value="0.962" calcext:value-type="float">
            <text:p>0.962</text:p>
          </table:table-cell>
          <table:table-cell office:value-type="float" office:value="0.0149253731343284" calcext:value-type="float">
            <text:p>0.014925373134328</text:p>
          </table:table-cell>
          <table:table-cell office:value-type="float" office:value="0.0451467268623025" calcext:value-type="float">
            <text:p>0.045146726862303</text:p>
          </table:table-cell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100" calcext:value-type="float">
            <text:p>100</text:p>
          </table:table-cell>
          <table:table-cell office:value-type="float" office:value="57620" calcext:value-type="float">
            <text:p>57620</text:p>
          </table:table-cell>
          <table:table-cell office:value-type="float" office:value="35" calcext:value-type="float">
            <text:p>35</text:p>
          </table:table-cell>
          <table:table-cell office:value-type="float" office:value="2245" calcext:value-type="float">
            <text:p>2245</text:p>
          </table:table-cell>
          <table:table-cell office:value-type="float" office:value="0.740740740740741" calcext:value-type="float">
            <text:p>0.740740740740741</text:p>
          </table:table-cell>
          <table:table-cell office:value-type="float" office:value="0.0426439232409382" calcext:value-type="float">
            <text:p>0.042643923240938</text:p>
          </table:table-cell>
          <table:table-cell office:value-type="float" office:value="0.962" calcext:value-type="float">
            <text:p>0.962</text:p>
          </table:table-cell>
          <table:table-cell office:value-type="float" office:value="0.0149253731343284" calcext:value-type="float">
            <text:p>0.014925373134328</text:p>
          </table:table-cell>
          <table:table-cell office:value-type="float" office:value="0.0451467268623025" calcext:value-type="float">
            <text:p>0.045146726862303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100" calcext:value-type="float">
            <text:p>100</text:p>
          </table:table-cell>
          <table:table-cell office:value-type="float" office:value="57620" calcext:value-type="float">
            <text:p>57620</text:p>
          </table:table-cell>
          <table:table-cell office:value-type="float" office:value="35" calcext:value-type="float">
            <text:p>35</text:p>
          </table:table-cell>
          <table:table-cell office:value-type="float" office:value="2245" calcext:value-type="float">
            <text:p>2245</text:p>
          </table:table-cell>
          <table:table-cell office:value-type="float" office:value="0.740740740740741" calcext:value-type="float">
            <text:p>0.740740740740741</text:p>
          </table:table-cell>
          <table:table-cell office:value-type="float" office:value="0.0426439232409382" calcext:value-type="float">
            <text:p>0.042643923240938</text:p>
          </table:table-cell>
          <table:table-cell office:value-type="float" office:value="0.962" calcext:value-type="float">
            <text:p>0.962</text:p>
          </table:table-cell>
          <table:table-cell office:value-type="float" office:value="0.0149253731343284" calcext:value-type="float">
            <text:p>0.014925373134328</text:p>
          </table:table-cell>
          <table:table-cell office:value-type="float" office:value="0.0451467268623025" calcext:value-type="float">
            <text:p>0.045146726862303</text:p>
          </table:table-cell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95" calcext:value-type="float">
            <text:p>95</text:p>
          </table:table-cell>
          <table:table-cell office:value-type="float" office:value="57620" calcext:value-type="float">
            <text:p>57620</text:p>
          </table:table-cell>
          <table:table-cell office:value-type="float" office:value="35" calcext:value-type="float">
            <text:p>35</text:p>
          </table:table-cell>
          <table:table-cell office:value-type="float" office:value="2250" calcext:value-type="float">
            <text:p>2250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0.0405117270788913" calcext:value-type="float">
            <text:p>0.040511727078891</text:p>
          </table:table-cell>
          <table:table-cell office:value-type="float" office:value="0.961916666666667" calcext:value-type="float">
            <text:p>0.961916666666667</text:p>
          </table:table-cell>
          <table:table-cell office:value-type="float" office:value="0.0149253731343284" calcext:value-type="float">
            <text:p>0.014925373134328</text:p>
          </table:table-cell>
          <table:table-cell office:value-type="float" office:value="0.0428950863213811" calcext:value-type="float">
            <text:p>0.042895086321381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95" calcext:value-type="float">
            <text:p>95</text:p>
          </table:table-cell>
          <table:table-cell office:value-type="float" office:value="57620" calcext:value-type="float">
            <text:p>57620</text:p>
          </table:table-cell>
          <table:table-cell office:value-type="float" office:value="35" calcext:value-type="float">
            <text:p>35</text:p>
          </table:table-cell>
          <table:table-cell office:value-type="float" office:value="2250" calcext:value-type="float">
            <text:p>2250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0.0405117270788913" calcext:value-type="float">
            <text:p>0.040511727078891</text:p>
          </table:table-cell>
          <table:table-cell office:value-type="float" office:value="0.961916666666667" calcext:value-type="float">
            <text:p>0.961916666666667</text:p>
          </table:table-cell>
          <table:table-cell office:value-type="float" office:value="0.0149253731343284" calcext:value-type="float">
            <text:p>0.014925373134328</text:p>
          </table:table-cell>
          <table:table-cell office:value-type="float" office:value="0.0428950863213811" calcext:value-type="float">
            <text:p>0.042895086321381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95" calcext:value-type="float">
            <text:p>95</text:p>
          </table:table-cell>
          <table:table-cell office:value-type="float" office:value="57620" calcext:value-type="float">
            <text:p>57620</text:p>
          </table:table-cell>
          <table:table-cell office:value-type="float" office:value="35" calcext:value-type="float">
            <text:p>35</text:p>
          </table:table-cell>
          <table:table-cell office:value-type="float" office:value="2250" calcext:value-type="float">
            <text:p>2250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0.0405117270788913" calcext:value-type="float">
            <text:p>0.040511727078891</text:p>
          </table:table-cell>
          <table:table-cell office:value-type="float" office:value="0.961916666666667" calcext:value-type="float">
            <text:p>0.961916666666667</text:p>
          </table:table-cell>
          <table:table-cell office:value-type="float" office:value="0.0149253731343284" calcext:value-type="float">
            <text:p>0.014925373134328</text:p>
          </table:table-cell>
          <table:table-cell office:value-type="float" office:value="0.0428950863213811" calcext:value-type="float">
            <text:p>0.042895086321381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95" calcext:value-type="float">
            <text:p>95</text:p>
          </table:table-cell>
          <table:table-cell office:value-type="float" office:value="57620" calcext:value-type="float">
            <text:p>57620</text:p>
          </table:table-cell>
          <table:table-cell office:value-type="float" office:value="35" calcext:value-type="float">
            <text:p>35</text:p>
          </table:table-cell>
          <table:table-cell office:value-type="float" office:value="2250" calcext:value-type="float">
            <text:p>2250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0.0405117270788913" calcext:value-type="float">
            <text:p>0.040511727078891</text:p>
          </table:table-cell>
          <table:table-cell office:value-type="float" office:value="0.961916666666667" calcext:value-type="float">
            <text:p>0.961916666666667</text:p>
          </table:table-cell>
          <table:table-cell office:value-type="float" office:value="0.0149253731343284" calcext:value-type="float">
            <text:p>0.014925373134328</text:p>
          </table:table-cell>
          <table:table-cell office:value-type="float" office:value="0.0428950863213811" calcext:value-type="float">
            <text:p>0.042895086321381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95" calcext:value-type="float">
            <text:p>95</text:p>
          </table:table-cell>
          <table:table-cell office:value-type="float" office:value="57620" calcext:value-type="float">
            <text:p>57620</text:p>
          </table:table-cell>
          <table:table-cell office:value-type="float" office:value="35" calcext:value-type="float">
            <text:p>35</text:p>
          </table:table-cell>
          <table:table-cell office:value-type="float" office:value="2250" calcext:value-type="float">
            <text:p>2250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0.0405117270788913" calcext:value-type="float">
            <text:p>0.040511727078891</text:p>
          </table:table-cell>
          <table:table-cell office:value-type="float" office:value="0.961916666666667" calcext:value-type="float">
            <text:p>0.961916666666667</text:p>
          </table:table-cell>
          <table:table-cell office:value-type="float" office:value="0.0149253731343284" calcext:value-type="float">
            <text:p>0.014925373134328</text:p>
          </table:table-cell>
          <table:table-cell office:value-type="float" office:value="0.0428950863213811" calcext:value-type="float">
            <text:p>0.042895086321381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95" calcext:value-type="float">
            <text:p>95</text:p>
          </table:table-cell>
          <table:table-cell office:value-type="float" office:value="57620" calcext:value-type="float">
            <text:p>57620</text:p>
          </table:table-cell>
          <table:table-cell office:value-type="float" office:value="35" calcext:value-type="float">
            <text:p>35</text:p>
          </table:table-cell>
          <table:table-cell office:value-type="float" office:value="2250" calcext:value-type="float">
            <text:p>2250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0.0405117270788913" calcext:value-type="float">
            <text:p>0.040511727078891</text:p>
          </table:table-cell>
          <table:table-cell office:value-type="float" office:value="0.961916666666667" calcext:value-type="float">
            <text:p>0.961916666666667</text:p>
          </table:table-cell>
          <table:table-cell office:value-type="float" office:value="0.0149253731343284" calcext:value-type="float">
            <text:p>0.014925373134328</text:p>
          </table:table-cell>
          <table:table-cell office:value-type="float" office:value="0.0428950863213811" calcext:value-type="float">
            <text:p>0.042895086321381</text:p>
          </table:table-cell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91" calcext:value-type="float">
            <text:p>91</text:p>
          </table:table-cell>
          <table:table-cell office:value-type="float" office:value="57621" calcext:value-type="float">
            <text:p>57621</text:p>
          </table:table-cell>
          <table:table-cell office:value-type="float" office:value="34" calcext:value-type="float">
            <text:p>34</text:p>
          </table:table-cell>
          <table:table-cell office:value-type="float" office:value="2254" calcext:value-type="float">
            <text:p>2254</text:p>
          </table:table-cell>
          <table:table-cell office:value-type="float" office:value="0.728" calcext:value-type="float">
            <text:p>0.728</text:p>
          </table:table-cell>
          <table:table-cell office:value-type="float" office:value="0.0388059701492537" calcext:value-type="float">
            <text:p>0.038805970149254</text:p>
          </table:table-cell>
          <table:table-cell office:value-type="float" office:value="0.961866666666666" calcext:value-type="float">
            <text:p>0.961866666666666</text:p>
          </table:table-cell>
          <table:table-cell office:value-type="float" office:value="0.014498933901919" calcext:value-type="float">
            <text:p>0.014498933901919</text:p>
          </table:table-cell>
          <table:table-cell office:value-type="float" office:value="0.041094434851906" calcext:value-type="float">
            <text:p>0.0410944348519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57621" calcext:value-type="float">
            <text:p>57621</text:p>
          </table:table-cell>
          <table:table-cell office:value-type="float" office:value="34" calcext:value-type="float">
            <text:p>34</text:p>
          </table:table-cell>
          <table:table-cell office:value-type="float" office:value="2254" calcext:value-type="float">
            <text:p>2254</text:p>
          </table:table-cell>
          <table:table-cell office:value-type="float" office:value="0.728" calcext:value-type="float">
            <text:p>0.728</text:p>
          </table:table-cell>
          <table:table-cell office:value-type="float" office:value="0.0388059701492537" calcext:value-type="float">
            <text:p>0.038805970149254</text:p>
          </table:table-cell>
          <table:table-cell office:value-type="float" office:value="0.961866666666666" calcext:value-type="float">
            <text:p>0.961866666666666</text:p>
          </table:table-cell>
          <table:table-cell office:value-type="float" office:value="0.014498933901919" calcext:value-type="float">
            <text:p>0.014498933901919</text:p>
          </table:table-cell>
          <table:table-cell office:value-type="float" office:value="0.041094434851906" calcext:value-type="float">
            <text:p>0.041094434851906</text:p>
          </table:table-cell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91" calcext:value-type="float">
            <text:p>91</text:p>
          </table:table-cell>
          <table:table-cell office:value-type="float" office:value="57621" calcext:value-type="float">
            <text:p>57621</text:p>
          </table:table-cell>
          <table:table-cell office:value-type="float" office:value="34" calcext:value-type="float">
            <text:p>34</text:p>
          </table:table-cell>
          <table:table-cell office:value-type="float" office:value="2254" calcext:value-type="float">
            <text:p>2254</text:p>
          </table:table-cell>
          <table:table-cell office:value-type="float" office:value="0.728" calcext:value-type="float">
            <text:p>0.728</text:p>
          </table:table-cell>
          <table:table-cell office:value-type="float" office:value="0.0388059701492537" calcext:value-type="float">
            <text:p>0.038805970149254</text:p>
          </table:table-cell>
          <table:table-cell office:value-type="float" office:value="0.961866666666666" calcext:value-type="float">
            <text:p>0.961866666666666</text:p>
          </table:table-cell>
          <table:table-cell office:value-type="float" office:value="0.014498933901919" calcext:value-type="float">
            <text:p>0.014498933901919</text:p>
          </table:table-cell>
          <table:table-cell office:value-type="float" office:value="0.041094434851906" calcext:value-type="float">
            <text:p>0.041094434851906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91" calcext:value-type="float">
            <text:p>91</text:p>
          </table:table-cell>
          <table:table-cell office:value-type="float" office:value="57621" calcext:value-type="float">
            <text:p>57621</text:p>
          </table:table-cell>
          <table:table-cell office:value-type="float" office:value="34" calcext:value-type="float">
            <text:p>34</text:p>
          </table:table-cell>
          <table:table-cell office:value-type="float" office:value="2254" calcext:value-type="float">
            <text:p>2254</text:p>
          </table:table-cell>
          <table:table-cell office:value-type="float" office:value="0.728" calcext:value-type="float">
            <text:p>0.728</text:p>
          </table:table-cell>
          <table:table-cell office:value-type="float" office:value="0.0388059701492537" calcext:value-type="float">
            <text:p>0.038805970149254</text:p>
          </table:table-cell>
          <table:table-cell office:value-type="float" office:value="0.961866666666666" calcext:value-type="float">
            <text:p>0.961866666666666</text:p>
          </table:table-cell>
          <table:table-cell office:value-type="float" office:value="0.014498933901919" calcext:value-type="float">
            <text:p>0.014498933901919</text:p>
          </table:table-cell>
          <table:table-cell office:value-type="float" office:value="0.041094434851906" calcext:value-type="float">
            <text:p>0.041094434851906</text:p>
          </table:table-cell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91" calcext:value-type="float">
            <text:p>91</text:p>
          </table:table-cell>
          <table:table-cell office:value-type="float" office:value="57621" calcext:value-type="float">
            <text:p>57621</text:p>
          </table:table-cell>
          <table:table-cell office:value-type="float" office:value="34" calcext:value-type="float">
            <text:p>34</text:p>
          </table:table-cell>
          <table:table-cell office:value-type="float" office:value="2254" calcext:value-type="float">
            <text:p>2254</text:p>
          </table:table-cell>
          <table:table-cell office:value-type="float" office:value="0.728" calcext:value-type="float">
            <text:p>0.728</text:p>
          </table:table-cell>
          <table:table-cell office:value-type="float" office:value="0.0388059701492537" calcext:value-type="float">
            <text:p>0.038805970149254</text:p>
          </table:table-cell>
          <table:table-cell office:value-type="float" office:value="0.961866666666666" calcext:value-type="float">
            <text:p>0.961866666666666</text:p>
          </table:table-cell>
          <table:table-cell office:value-type="float" office:value="0.014498933901919" calcext:value-type="float">
            <text:p>0.014498933901919</text:p>
          </table:table-cell>
          <table:table-cell office:value-type="float" office:value="0.041094434851906" calcext:value-type="float">
            <text:p>0.041094434851906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91" calcext:value-type="float">
            <text:p>91</text:p>
          </table:table-cell>
          <table:table-cell office:value-type="float" office:value="57621" calcext:value-type="float">
            <text:p>57621</text:p>
          </table:table-cell>
          <table:table-cell office:value-type="float" office:value="34" calcext:value-type="float">
            <text:p>34</text:p>
          </table:table-cell>
          <table:table-cell office:value-type="float" office:value="2254" calcext:value-type="float">
            <text:p>2254</text:p>
          </table:table-cell>
          <table:table-cell office:value-type="float" office:value="0.728" calcext:value-type="float">
            <text:p>0.728</text:p>
          </table:table-cell>
          <table:table-cell office:value-type="float" office:value="0.0388059701492537" calcext:value-type="float">
            <text:p>0.038805970149254</text:p>
          </table:table-cell>
          <table:table-cell office:value-type="float" office:value="0.961866666666666" calcext:value-type="float">
            <text:p>0.961866666666666</text:p>
          </table:table-cell>
          <table:table-cell office:value-type="float" office:value="0.014498933901919" calcext:value-type="float">
            <text:p>0.014498933901919</text:p>
          </table:table-cell>
          <table:table-cell office:value-type="float" office:value="0.041094434851906" calcext:value-type="float">
            <text:p>0.041094434851906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91" calcext:value-type="float">
            <text:p>91</text:p>
          </table:table-cell>
          <table:table-cell office:value-type="float" office:value="57621" calcext:value-type="float">
            <text:p>57621</text:p>
          </table:table-cell>
          <table:table-cell office:value-type="float" office:value="34" calcext:value-type="float">
            <text:p>34</text:p>
          </table:table-cell>
          <table:table-cell office:value-type="float" office:value="2254" calcext:value-type="float">
            <text:p>2254</text:p>
          </table:table-cell>
          <table:table-cell office:value-type="float" office:value="0.728" calcext:value-type="float">
            <text:p>0.728</text:p>
          </table:table-cell>
          <table:table-cell office:value-type="float" office:value="0.0388059701492537" calcext:value-type="float">
            <text:p>0.038805970149254</text:p>
          </table:table-cell>
          <table:table-cell office:value-type="float" office:value="0.961866666666666" calcext:value-type="float">
            <text:p>0.961866666666666</text:p>
          </table:table-cell>
          <table:table-cell office:value-type="float" office:value="0.014498933901919" calcext:value-type="float">
            <text:p>0.014498933901919</text:p>
          </table:table-cell>
          <table:table-cell office:value-type="float" office:value="0.041094434851906" calcext:value-type="float">
            <text:p>0.041094434851906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91" calcext:value-type="float">
            <text:p>91</text:p>
          </table:table-cell>
          <table:table-cell office:value-type="float" office:value="57621" calcext:value-type="float">
            <text:p>57621</text:p>
          </table:table-cell>
          <table:table-cell office:value-type="float" office:value="34" calcext:value-type="float">
            <text:p>34</text:p>
          </table:table-cell>
          <table:table-cell office:value-type="float" office:value="2254" calcext:value-type="float">
            <text:p>2254</text:p>
          </table:table-cell>
          <table:table-cell office:value-type="float" office:value="0.728" calcext:value-type="float">
            <text:p>0.728</text:p>
          </table:table-cell>
          <table:table-cell office:value-type="float" office:value="0.0388059701492537" calcext:value-type="float">
            <text:p>0.038805970149254</text:p>
          </table:table-cell>
          <table:table-cell office:value-type="float" office:value="0.961866666666666" calcext:value-type="float">
            <text:p>0.961866666666666</text:p>
          </table:table-cell>
          <table:table-cell office:value-type="float" office:value="0.014498933901919" calcext:value-type="float">
            <text:p>0.014498933901919</text:p>
          </table:table-cell>
          <table:table-cell office:value-type="float" office:value="0.041094434851906" calcext:value-type="float">
            <text:p>0.041094434851906</text:p>
          </table:table-cell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91" calcext:value-type="float">
            <text:p>91</text:p>
          </table:table-cell>
          <table:table-cell office:value-type="float" office:value="57621" calcext:value-type="float">
            <text:p>57621</text:p>
          </table:table-cell>
          <table:table-cell office:value-type="float" office:value="34" calcext:value-type="float">
            <text:p>34</text:p>
          </table:table-cell>
          <table:table-cell office:value-type="float" office:value="2254" calcext:value-type="float">
            <text:p>2254</text:p>
          </table:table-cell>
          <table:table-cell office:value-type="float" office:value="0.728" calcext:value-type="float">
            <text:p>0.728</text:p>
          </table:table-cell>
          <table:table-cell office:value-type="float" office:value="0.0388059701492537" calcext:value-type="float">
            <text:p>0.038805970149254</text:p>
          </table:table-cell>
          <table:table-cell office:value-type="float" office:value="0.961866666666666" calcext:value-type="float">
            <text:p>0.961866666666666</text:p>
          </table:table-cell>
          <table:table-cell office:value-type="float" office:value="0.014498933901919" calcext:value-type="float">
            <text:p>0.014498933901919</text:p>
          </table:table-cell>
          <table:table-cell office:value-type="float" office:value="0.041094434851906" calcext:value-type="float">
            <text:p>0.041094434851906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91" calcext:value-type="float">
            <text:p>91</text:p>
          </table:table-cell>
          <table:table-cell office:value-type="float" office:value="57621" calcext:value-type="float">
            <text:p>57621</text:p>
          </table:table-cell>
          <table:table-cell office:value-type="float" office:value="34" calcext:value-type="float">
            <text:p>34</text:p>
          </table:table-cell>
          <table:table-cell office:value-type="float" office:value="2254" calcext:value-type="float">
            <text:p>2254</text:p>
          </table:table-cell>
          <table:table-cell office:value-type="float" office:value="0.728" calcext:value-type="float">
            <text:p>0.728</text:p>
          </table:table-cell>
          <table:table-cell office:value-type="float" office:value="0.0388059701492537" calcext:value-type="float">
            <text:p>0.038805970149254</text:p>
          </table:table-cell>
          <table:table-cell office:value-type="float" office:value="0.961866666666666" calcext:value-type="float">
            <text:p>0.961866666666666</text:p>
          </table:table-cell>
          <table:table-cell office:value-type="float" office:value="0.014498933901919" calcext:value-type="float">
            <text:p>0.014498933901919</text:p>
          </table:table-cell>
          <table:table-cell office:value-type="float" office:value="0.041094434851906" calcext:value-type="float">
            <text:p>0.041094434851906</text:p>
          </table:table-cell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86" calcext:value-type="float">
            <text:p>86</text:p>
          </table:table-cell>
          <table:table-cell office:value-type="float" office:value="57621" calcext:value-type="float">
            <text:p>57621</text:p>
          </table:table-cell>
          <table:table-cell office:value-type="float" office:value="34" calcext:value-type="float">
            <text:p>34</text:p>
          </table:table-cell>
          <table:table-cell office:value-type="float" office:value="2259" calcext:value-type="float">
            <text:p>2259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0366737739872068" calcext:value-type="float">
            <text:p>0.036673773987207</text:p>
          </table:table-cell>
          <table:table-cell office:value-type="float" office:value="0.961783333333333" calcext:value-type="float">
            <text:p>0.961783333333333</text:p>
          </table:table-cell>
          <table:table-cell office:value-type="float" office:value="0.014498933901919" calcext:value-type="float">
            <text:p>0.014498933901919</text:p>
          </table:table-cell>
          <table:table-cell office:value-type="float" office:value="0.0388416578108395" calcext:value-type="float">
            <text:p>0.038841657810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float" office:value="57621" calcext:value-type="float">
            <text:p>57621</text:p>
          </table:table-cell>
          <table:table-cell office:value-type="float" office:value="34" calcext:value-type="float">
            <text:p>34</text:p>
          </table:table-cell>
          <table:table-cell office:value-type="float" office:value="2259" calcext:value-type="float">
            <text:p>2259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0366737739872068" calcext:value-type="float">
            <text:p>0.036673773987207</text:p>
          </table:table-cell>
          <table:table-cell office:value-type="float" office:value="0.961783333333333" calcext:value-type="float">
            <text:p>0.961783333333333</text:p>
          </table:table-cell>
          <table:table-cell office:value-type="float" office:value="0.014498933901919" calcext:value-type="float">
            <text:p>0.014498933901919</text:p>
          </table:table-cell>
          <table:table-cell office:value-type="float" office:value="0.0388416578108395" calcext:value-type="float">
            <text:p>0.03884165781084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86" calcext:value-type="float">
            <text:p>86</text:p>
          </table:table-cell>
          <table:table-cell office:value-type="float" office:value="57621" calcext:value-type="float">
            <text:p>57621</text:p>
          </table:table-cell>
          <table:table-cell office:value-type="float" office:value="34" calcext:value-type="float">
            <text:p>34</text:p>
          </table:table-cell>
          <table:table-cell office:value-type="float" office:value="2259" calcext:value-type="float">
            <text:p>2259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0366737739872068" calcext:value-type="float">
            <text:p>0.036673773987207</text:p>
          </table:table-cell>
          <table:table-cell office:value-type="float" office:value="0.961783333333333" calcext:value-type="float">
            <text:p>0.961783333333333</text:p>
          </table:table-cell>
          <table:table-cell office:value-type="float" office:value="0.014498933901919" calcext:value-type="float">
            <text:p>0.014498933901919</text:p>
          </table:table-cell>
          <table:table-cell office:value-type="float" office:value="0.0388416578108395" calcext:value-type="float">
            <text:p>0.03884165781084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86" calcext:value-type="float">
            <text:p>86</text:p>
          </table:table-cell>
          <table:table-cell office:value-type="float" office:value="57621" calcext:value-type="float">
            <text:p>57621</text:p>
          </table:table-cell>
          <table:table-cell office:value-type="float" office:value="34" calcext:value-type="float">
            <text:p>34</text:p>
          </table:table-cell>
          <table:table-cell office:value-type="float" office:value="2259" calcext:value-type="float">
            <text:p>2259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0366737739872068" calcext:value-type="float">
            <text:p>0.036673773987207</text:p>
          </table:table-cell>
          <table:table-cell office:value-type="float" office:value="0.961783333333333" calcext:value-type="float">
            <text:p>0.961783333333333</text:p>
          </table:table-cell>
          <table:table-cell office:value-type="float" office:value="0.014498933901919" calcext:value-type="float">
            <text:p>0.014498933901919</text:p>
          </table:table-cell>
          <table:table-cell office:value-type="float" office:value="0.0388416578108395" calcext:value-type="float">
            <text:p>0.03884165781084</text:p>
          </table:table-cell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86" calcext:value-type="float">
            <text:p>86</text:p>
          </table:table-cell>
          <table:table-cell office:value-type="float" office:value="57621" calcext:value-type="float">
            <text:p>57621</text:p>
          </table:table-cell>
          <table:table-cell office:value-type="float" office:value="34" calcext:value-type="float">
            <text:p>34</text:p>
          </table:table-cell>
          <table:table-cell office:value-type="float" office:value="2259" calcext:value-type="float">
            <text:p>2259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0366737739872068" calcext:value-type="float">
            <text:p>0.036673773987207</text:p>
          </table:table-cell>
          <table:table-cell office:value-type="float" office:value="0.961783333333333" calcext:value-type="float">
            <text:p>0.961783333333333</text:p>
          </table:table-cell>
          <table:table-cell office:value-type="float" office:value="0.014498933901919" calcext:value-type="float">
            <text:p>0.014498933901919</text:p>
          </table:table-cell>
          <table:table-cell office:value-type="float" office:value="0.0388416578108395" calcext:value-type="float">
            <text:p>0.03884165781084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86" calcext:value-type="float">
            <text:p>86</text:p>
          </table:table-cell>
          <table:table-cell office:value-type="float" office:value="57621" calcext:value-type="float">
            <text:p>57621</text:p>
          </table:table-cell>
          <table:table-cell office:value-type="float" office:value="34" calcext:value-type="float">
            <text:p>34</text:p>
          </table:table-cell>
          <table:table-cell office:value-type="float" office:value="2259" calcext:value-type="float">
            <text:p>2259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0366737739872068" calcext:value-type="float">
            <text:p>0.036673773987207</text:p>
          </table:table-cell>
          <table:table-cell office:value-type="float" office:value="0.961783333333333" calcext:value-type="float">
            <text:p>0.961783333333333</text:p>
          </table:table-cell>
          <table:table-cell office:value-type="float" office:value="0.014498933901919" calcext:value-type="float">
            <text:p>0.014498933901919</text:p>
          </table:table-cell>
          <table:table-cell office:value-type="float" office:value="0.0388416578108395" calcext:value-type="float">
            <text:p>0.03884165781084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81" calcext:value-type="float">
            <text:p>81</text:p>
          </table:table-cell>
          <table:table-cell office:value-type="float" office:value="57621" calcext:value-type="float">
            <text:p>57621</text:p>
          </table:table-cell>
          <table:table-cell office:value-type="float" office:value="34" calcext:value-type="float">
            <text:p>34</text:p>
          </table:table-cell>
          <table:table-cell office:value-type="float" office:value="2264" calcext:value-type="float">
            <text:p>2264</text:p>
          </table:table-cell>
          <table:table-cell office:value-type="float" office:value="0.704347826086957" calcext:value-type="float">
            <text:p>0.704347826086957</text:p>
          </table:table-cell>
          <table:table-cell office:value-type="float" office:value="0.0345415778251599" calcext:value-type="float">
            <text:p>0.03454157782516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014498933901919" calcext:value-type="float">
            <text:p>0.014498933901919</text:p>
          </table:table-cell>
          <table:table-cell office:value-type="float" office:value="0.0365882821841371" calcext:value-type="float">
            <text:p>0.036588282184137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81" calcext:value-type="float">
            <text:p>81</text:p>
          </table:table-cell>
          <table:table-cell office:value-type="float" office:value="57621" calcext:value-type="float">
            <text:p>57621</text:p>
          </table:table-cell>
          <table:table-cell office:value-type="float" office:value="34" calcext:value-type="float">
            <text:p>34</text:p>
          </table:table-cell>
          <table:table-cell office:value-type="float" office:value="2264" calcext:value-type="float">
            <text:p>2264</text:p>
          </table:table-cell>
          <table:table-cell office:value-type="float" office:value="0.704347826086957" calcext:value-type="float">
            <text:p>0.704347826086957</text:p>
          </table:table-cell>
          <table:table-cell office:value-type="float" office:value="0.0345415778251599" calcext:value-type="float">
            <text:p>0.03454157782516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014498933901919" calcext:value-type="float">
            <text:p>0.014498933901919</text:p>
          </table:table-cell>
          <table:table-cell office:value-type="float" office:value="0.0365882821841371" calcext:value-type="float">
            <text:p>0.036588282184137</text:p>
          </table:table-cell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81" calcext:value-type="float">
            <text:p>81</text:p>
          </table:table-cell>
          <table:table-cell office:value-type="float" office:value="57621" calcext:value-type="float">
            <text:p>57621</text:p>
          </table:table-cell>
          <table:table-cell office:value-type="float" office:value="34" calcext:value-type="float">
            <text:p>34</text:p>
          </table:table-cell>
          <table:table-cell office:value-type="float" office:value="2264" calcext:value-type="float">
            <text:p>2264</text:p>
          </table:table-cell>
          <table:table-cell office:value-type="float" office:value="0.704347826086957" calcext:value-type="float">
            <text:p>0.704347826086957</text:p>
          </table:table-cell>
          <table:table-cell office:value-type="float" office:value="0.0345415778251599" calcext:value-type="float">
            <text:p>0.03454157782516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014498933901919" calcext:value-type="float">
            <text:p>0.014498933901919</text:p>
          </table:table-cell>
          <table:table-cell office:value-type="float" office:value="0.0365882821841371" calcext:value-type="float">
            <text:p>0.036588282184137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81" calcext:value-type="float">
            <text:p>81</text:p>
          </table:table-cell>
          <table:table-cell office:value-type="float" office:value="57621" calcext:value-type="float">
            <text:p>57621</text:p>
          </table:table-cell>
          <table:table-cell office:value-type="float" office:value="34" calcext:value-type="float">
            <text:p>34</text:p>
          </table:table-cell>
          <table:table-cell office:value-type="float" office:value="2264" calcext:value-type="float">
            <text:p>2264</text:p>
          </table:table-cell>
          <table:table-cell office:value-type="float" office:value="0.704347826086957" calcext:value-type="float">
            <text:p>0.704347826086957</text:p>
          </table:table-cell>
          <table:table-cell office:value-type="float" office:value="0.0345415778251599" calcext:value-type="float">
            <text:p>0.03454157782516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014498933901919" calcext:value-type="float">
            <text:p>0.014498933901919</text:p>
          </table:table-cell>
          <table:table-cell office:value-type="float" office:value="0.0365882821841371" calcext:value-type="float">
            <text:p>0.036588282184137</text:p>
          </table:table-cell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81" calcext:value-type="float">
            <text:p>81</text:p>
          </table:table-cell>
          <table:table-cell office:value-type="float" office:value="57621" calcext:value-type="float">
            <text:p>57621</text:p>
          </table:table-cell>
          <table:table-cell office:value-type="float" office:value="34" calcext:value-type="float">
            <text:p>34</text:p>
          </table:table-cell>
          <table:table-cell office:value-type="float" office:value="2264" calcext:value-type="float">
            <text:p>2264</text:p>
          </table:table-cell>
          <table:table-cell office:value-type="float" office:value="0.704347826086957" calcext:value-type="float">
            <text:p>0.704347826086957</text:p>
          </table:table-cell>
          <table:table-cell office:value-type="float" office:value="0.0345415778251599" calcext:value-type="float">
            <text:p>0.03454157782516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014498933901919" calcext:value-type="float">
            <text:p>0.014498933901919</text:p>
          </table:table-cell>
          <table:table-cell office:value-type="float" office:value="0.0365882821841371" calcext:value-type="float">
            <text:p>0.0365882821841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57621" calcext:value-type="float">
            <text:p>57621</text:p>
          </table:table-cell>
          <table:table-cell office:value-type="float" office:value="34" calcext:value-type="float">
            <text:p>34</text:p>
          </table:table-cell>
          <table:table-cell office:value-type="float" office:value="2264" calcext:value-type="float">
            <text:p>2264</text:p>
          </table:table-cell>
          <table:table-cell office:value-type="float" office:value="0.704347826086957" calcext:value-type="float">
            <text:p>0.704347826086957</text:p>
          </table:table-cell>
          <table:table-cell office:value-type="float" office:value="0.0345415778251599" calcext:value-type="float">
            <text:p>0.03454157782516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014498933901919" calcext:value-type="float">
            <text:p>0.014498933901919</text:p>
          </table:table-cell>
          <table:table-cell office:value-type="float" office:value="0.0365882821841371" calcext:value-type="float">
            <text:p>0.036588282184137</text:p>
          </table:table-cell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81" calcext:value-type="float">
            <text:p>81</text:p>
          </table:table-cell>
          <table:table-cell office:value-type="float" office:value="57621" calcext:value-type="float">
            <text:p>57621</text:p>
          </table:table-cell>
          <table:table-cell office:value-type="float" office:value="34" calcext:value-type="float">
            <text:p>34</text:p>
          </table:table-cell>
          <table:table-cell office:value-type="float" office:value="2264" calcext:value-type="float">
            <text:p>2264</text:p>
          </table:table-cell>
          <table:table-cell office:value-type="float" office:value="0.704347826086957" calcext:value-type="float">
            <text:p>0.704347826086957</text:p>
          </table:table-cell>
          <table:table-cell office:value-type="float" office:value="0.0345415778251599" calcext:value-type="float">
            <text:p>0.03454157782516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014498933901919" calcext:value-type="float">
            <text:p>0.014498933901919</text:p>
          </table:table-cell>
          <table:table-cell office:value-type="float" office:value="0.0365882821841371" calcext:value-type="float">
            <text:p>0.036588282184137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81" calcext:value-type="float">
            <text:p>81</text:p>
          </table:table-cell>
          <table:table-cell office:value-type="float" office:value="57621" calcext:value-type="float">
            <text:p>57621</text:p>
          </table:table-cell>
          <table:table-cell office:value-type="float" office:value="34" calcext:value-type="float">
            <text:p>34</text:p>
          </table:table-cell>
          <table:table-cell office:value-type="float" office:value="2264" calcext:value-type="float">
            <text:p>2264</text:p>
          </table:table-cell>
          <table:table-cell office:value-type="float" office:value="0.704347826086957" calcext:value-type="float">
            <text:p>0.704347826086957</text:p>
          </table:table-cell>
          <table:table-cell office:value-type="float" office:value="0.0345415778251599" calcext:value-type="float">
            <text:p>0.03454157782516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014498933901919" calcext:value-type="float">
            <text:p>0.014498933901919</text:p>
          </table:table-cell>
          <table:table-cell office:value-type="float" office:value="0.0365882821841371" calcext:value-type="float">
            <text:p>0.036588282184137</text:p>
          </table:table-cell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81" calcext:value-type="float">
            <text:p>81</text:p>
          </table:table-cell>
          <table:table-cell office:value-type="float" office:value="57621" calcext:value-type="float">
            <text:p>57621</text:p>
          </table:table-cell>
          <table:table-cell office:value-type="float" office:value="34" calcext:value-type="float">
            <text:p>34</text:p>
          </table:table-cell>
          <table:table-cell office:value-type="float" office:value="2264" calcext:value-type="float">
            <text:p>2264</text:p>
          </table:table-cell>
          <table:table-cell office:value-type="float" office:value="0.704347826086957" calcext:value-type="float">
            <text:p>0.704347826086957</text:p>
          </table:table-cell>
          <table:table-cell office:value-type="float" office:value="0.0345415778251599" calcext:value-type="float">
            <text:p>0.03454157782516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014498933901919" calcext:value-type="float">
            <text:p>0.014498933901919</text:p>
          </table:table-cell>
          <table:table-cell office:value-type="float" office:value="0.0365882821841371" calcext:value-type="float">
            <text:p>0.036588282184137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76" calcext:value-type="float">
            <text:p>76</text:p>
          </table:table-cell>
          <table:table-cell office:value-type="float" office:value="57621" calcext:value-type="float">
            <text:p>57621</text:p>
          </table:table-cell>
          <table:table-cell office:value-type="float" office:value="34" calcext:value-type="float">
            <text:p>34</text:p>
          </table:table-cell>
          <table:table-cell office:value-type="float" office:value="2269" calcext:value-type="float">
            <text:p>2269</text:p>
          </table:table-cell>
          <table:table-cell office:value-type="float" office:value="0.690909090909091" calcext:value-type="float">
            <text:p>0.690909090909091</text:p>
          </table:table-cell>
          <table:table-cell office:value-type="float" office:value="0.032409381663113" calcext:value-type="float">
            <text:p>0.032409381663113</text:p>
          </table:table-cell>
          <table:table-cell office:value-type="float" office:value="0.961616666666667" calcext:value-type="float">
            <text:p>0.961616666666667</text:p>
          </table:table-cell>
          <table:table-cell office:value-type="float" office:value="0.014498933901919" calcext:value-type="float">
            <text:p>0.014498933901919</text:p>
          </table:table-cell>
          <table:table-cell office:value-type="float" office:value="0.0343343077331916" calcext:value-type="float">
            <text:p>0.034334307733192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68" calcext:value-type="float">
            <text:p>68</text:p>
          </table:table-cell>
          <table:table-cell office:value-type="float" office:value="57623" calcext:value-type="float">
            <text:p>57623</text:p>
          </table:table-cell>
          <table:table-cell office:value-type="float" office:value="32" calcext:value-type="float">
            <text:p>32</text:p>
          </table:table-cell>
          <table:table-cell office:value-type="float" office:value="2277" calcext:value-type="float">
            <text:p>2277</text:p>
          </table:table-cell>
          <table:table-cell office:value-type="float" office:value="0.68" calcext:value-type="float">
            <text:p>0.68</text:p>
          </table:table-cell>
          <table:table-cell office:value-type="float" office:value="0.028997867803838" calcext:value-type="float">
            <text:p>0.028997867803838</text:p>
          </table:table-cell>
          <table:table-cell office:value-type="float" office:value="0.961516666666667" calcext:value-type="float">
            <text:p>0.961516666666667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0307283359914939" calcext:value-type="float">
            <text:p>0.030728335991494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68" calcext:value-type="float">
            <text:p>68</text:p>
          </table:table-cell>
          <table:table-cell office:value-type="float" office:value="57623" calcext:value-type="float">
            <text:p>57623</text:p>
          </table:table-cell>
          <table:table-cell office:value-type="float" office:value="32" calcext:value-type="float">
            <text:p>32</text:p>
          </table:table-cell>
          <table:table-cell office:value-type="float" office:value="2277" calcext:value-type="float">
            <text:p>2277</text:p>
          </table:table-cell>
          <table:table-cell office:value-type="float" office:value="0.68" calcext:value-type="float">
            <text:p>0.68</text:p>
          </table:table-cell>
          <table:table-cell office:value-type="float" office:value="0.028997867803838" calcext:value-type="float">
            <text:p>0.028997867803838</text:p>
          </table:table-cell>
          <table:table-cell office:value-type="float" office:value="0.961516666666667" calcext:value-type="float">
            <text:p>0.961516666666667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0307283359914939" calcext:value-type="float">
            <text:p>0.030728335991494</text:p>
          </table:table-cell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68" calcext:value-type="float">
            <text:p>68</text:p>
          </table:table-cell>
          <table:table-cell office:value-type="float" office:value="57623" calcext:value-type="float">
            <text:p>57623</text:p>
          </table:table-cell>
          <table:table-cell office:value-type="float" office:value="32" calcext:value-type="float">
            <text:p>32</text:p>
          </table:table-cell>
          <table:table-cell office:value-type="float" office:value="2277" calcext:value-type="float">
            <text:p>2277</text:p>
          </table:table-cell>
          <table:table-cell office:value-type="float" office:value="0.68" calcext:value-type="float">
            <text:p>0.68</text:p>
          </table:table-cell>
          <table:table-cell office:value-type="float" office:value="0.028997867803838" calcext:value-type="float">
            <text:p>0.028997867803838</text:p>
          </table:table-cell>
          <table:table-cell office:value-type="float" office:value="0.961516666666667" calcext:value-type="float">
            <text:p>0.961516666666667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0307283359914939" calcext:value-type="float">
            <text:p>0.030728335991494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64" calcext:value-type="float">
            <text:p>64</text:p>
          </table:table-cell>
          <table:table-cell office:value-type="float" office:value="57624" calcext:value-type="float">
            <text:p>57624</text:p>
          </table:table-cell>
          <table:table-cell office:value-type="float" office:value="31" calcext:value-type="float">
            <text:p>31</text:p>
          </table:table-cell>
          <table:table-cell office:value-type="float" office:value="2281" calcext:value-type="float">
            <text:p>2281</text:p>
          </table:table-cell>
          <table:table-cell office:value-type="float" office:value="0.673684210526316" calcext:value-type="float">
            <text:p>0.673684210526316</text:p>
          </table:table-cell>
          <table:table-cell office:value-type="float" office:value="0.0272921108742004" calcext:value-type="float">
            <text:p>0.0272921108742</text:p>
          </table:table-cell>
          <table:table-cell office:value-type="float" office:value="0.961466666666667" calcext:value-type="float">
            <text:p>0.961466666666667</text:p>
          </table:table-cell>
          <table:table-cell office:value-type="float" office:value="0.0132196162046908" calcext:value-type="float">
            <text:p>0.013219616204691</text:p>
          </table:table-cell>
          <table:table-cell office:value-type="float" office:value="0.0289246311311977" calcext:value-type="float">
            <text:p>0.028924631131198</text:p>
          </table:table-cell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64" calcext:value-type="float">
            <text:p>64</text:p>
          </table:table-cell>
          <table:table-cell office:value-type="float" office:value="57624" calcext:value-type="float">
            <text:p>57624</text:p>
          </table:table-cell>
          <table:table-cell office:value-type="float" office:value="31" calcext:value-type="float">
            <text:p>31</text:p>
          </table:table-cell>
          <table:table-cell office:value-type="float" office:value="2281" calcext:value-type="float">
            <text:p>2281</text:p>
          </table:table-cell>
          <table:table-cell office:value-type="float" office:value="0.673684210526316" calcext:value-type="float">
            <text:p>0.673684210526316</text:p>
          </table:table-cell>
          <table:table-cell office:value-type="float" office:value="0.0272921108742004" calcext:value-type="float">
            <text:p>0.0272921108742</text:p>
          </table:table-cell>
          <table:table-cell office:value-type="float" office:value="0.961466666666667" calcext:value-type="float">
            <text:p>0.961466666666667</text:p>
          </table:table-cell>
          <table:table-cell office:value-type="float" office:value="0.0132196162046908" calcext:value-type="float">
            <text:p>0.013219616204691</text:p>
          </table:table-cell>
          <table:table-cell office:value-type="float" office:value="0.0289246311311977" calcext:value-type="float">
            <text:p>0.02892463113119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57624" calcext:value-type="float">
            <text:p>57624</text:p>
          </table:table-cell>
          <table:table-cell office:value-type="float" office:value="31" calcext:value-type="float">
            <text:p>31</text:p>
          </table:table-cell>
          <table:table-cell office:value-type="float" office:value="2281" calcext:value-type="float">
            <text:p>2281</text:p>
          </table:table-cell>
          <table:table-cell office:value-type="float" office:value="0.673684210526316" calcext:value-type="float">
            <text:p>0.673684210526316</text:p>
          </table:table-cell>
          <table:table-cell office:value-type="float" office:value="0.0272921108742004" calcext:value-type="float">
            <text:p>0.0272921108742</text:p>
          </table:table-cell>
          <table:table-cell office:value-type="float" office:value="0.961466666666667" calcext:value-type="float">
            <text:p>0.961466666666667</text:p>
          </table:table-cell>
          <table:table-cell office:value-type="float" office:value="0.0132196162046908" calcext:value-type="float">
            <text:p>0.013219616204691</text:p>
          </table:table-cell>
          <table:table-cell office:value-type="float" office:value="0.0289246311311977" calcext:value-type="float">
            <text:p>0.028924631131198</text:p>
          </table:table-cell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64" calcext:value-type="float">
            <text:p>64</text:p>
          </table:table-cell>
          <table:table-cell office:value-type="float" office:value="57624" calcext:value-type="float">
            <text:p>57624</text:p>
          </table:table-cell>
          <table:table-cell office:value-type="float" office:value="31" calcext:value-type="float">
            <text:p>31</text:p>
          </table:table-cell>
          <table:table-cell office:value-type="float" office:value="2281" calcext:value-type="float">
            <text:p>2281</text:p>
          </table:table-cell>
          <table:table-cell office:value-type="float" office:value="0.673684210526316" calcext:value-type="float">
            <text:p>0.673684210526316</text:p>
          </table:table-cell>
          <table:table-cell office:value-type="float" office:value="0.0272921108742004" calcext:value-type="float">
            <text:p>0.0272921108742</text:p>
          </table:table-cell>
          <table:table-cell office:value-type="float" office:value="0.961466666666667" calcext:value-type="float">
            <text:p>0.961466666666667</text:p>
          </table:table-cell>
          <table:table-cell office:value-type="float" office:value="0.0132196162046908" calcext:value-type="float">
            <text:p>0.013219616204691</text:p>
          </table:table-cell>
          <table:table-cell office:value-type="float" office:value="0.0289246311311977" calcext:value-type="float">
            <text:p>0.028924631131198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64" calcext:value-type="float">
            <text:p>64</text:p>
          </table:table-cell>
          <table:table-cell office:value-type="float" office:value="57624" calcext:value-type="float">
            <text:p>57624</text:p>
          </table:table-cell>
          <table:table-cell office:value-type="float" office:value="31" calcext:value-type="float">
            <text:p>31</text:p>
          </table:table-cell>
          <table:table-cell office:value-type="float" office:value="2281" calcext:value-type="float">
            <text:p>2281</text:p>
          </table:table-cell>
          <table:table-cell office:value-type="float" office:value="0.673684210526316" calcext:value-type="float">
            <text:p>0.673684210526316</text:p>
          </table:table-cell>
          <table:table-cell office:value-type="float" office:value="0.0272921108742004" calcext:value-type="float">
            <text:p>0.0272921108742</text:p>
          </table:table-cell>
          <table:table-cell office:value-type="float" office:value="0.961466666666667" calcext:value-type="float">
            <text:p>0.961466666666667</text:p>
          </table:table-cell>
          <table:table-cell office:value-type="float" office:value="0.0132196162046908" calcext:value-type="float">
            <text:p>0.013219616204691</text:p>
          </table:table-cell>
          <table:table-cell office:value-type="float" office:value="0.0289246311311977" calcext:value-type="float">
            <text:p>0.028924631131198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64" calcext:value-type="float">
            <text:p>64</text:p>
          </table:table-cell>
          <table:table-cell office:value-type="float" office:value="57624" calcext:value-type="float">
            <text:p>57624</text:p>
          </table:table-cell>
          <table:table-cell office:value-type="float" office:value="31" calcext:value-type="float">
            <text:p>31</text:p>
          </table:table-cell>
          <table:table-cell office:value-type="float" office:value="2281" calcext:value-type="float">
            <text:p>2281</text:p>
          </table:table-cell>
          <table:table-cell office:value-type="float" office:value="0.673684210526316" calcext:value-type="float">
            <text:p>0.673684210526316</text:p>
          </table:table-cell>
          <table:table-cell office:value-type="float" office:value="0.0272921108742004" calcext:value-type="float">
            <text:p>0.0272921108742</text:p>
          </table:table-cell>
          <table:table-cell office:value-type="float" office:value="0.961466666666667" calcext:value-type="float">
            <text:p>0.961466666666667</text:p>
          </table:table-cell>
          <table:table-cell office:value-type="float" office:value="0.0132196162046908" calcext:value-type="float">
            <text:p>0.013219616204691</text:p>
          </table:table-cell>
          <table:table-cell office:value-type="float" office:value="0.0289246311311977" calcext:value-type="float">
            <text:p>0.028924631131198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64" calcext:value-type="float">
            <text:p>64</text:p>
          </table:table-cell>
          <table:table-cell office:value-type="float" office:value="57624" calcext:value-type="float">
            <text:p>57624</text:p>
          </table:table-cell>
          <table:table-cell office:value-type="float" office:value="31" calcext:value-type="float">
            <text:p>31</text:p>
          </table:table-cell>
          <table:table-cell office:value-type="float" office:value="2281" calcext:value-type="float">
            <text:p>2281</text:p>
          </table:table-cell>
          <table:table-cell office:value-type="float" office:value="0.673684210526316" calcext:value-type="float">
            <text:p>0.673684210526316</text:p>
          </table:table-cell>
          <table:table-cell office:value-type="float" office:value="0.0272921108742004" calcext:value-type="float">
            <text:p>0.0272921108742</text:p>
          </table:table-cell>
          <table:table-cell office:value-type="float" office:value="0.961466666666667" calcext:value-type="float">
            <text:p>0.961466666666667</text:p>
          </table:table-cell>
          <table:table-cell office:value-type="float" office:value="0.0132196162046908" calcext:value-type="float">
            <text:p>0.013219616204691</text:p>
          </table:table-cell>
          <table:table-cell office:value-type="float" office:value="0.0289246311311977" calcext:value-type="float">
            <text:p>0.028924631131198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64" calcext:value-type="float">
            <text:p>64</text:p>
          </table:table-cell>
          <table:table-cell office:value-type="float" office:value="57624" calcext:value-type="float">
            <text:p>57624</text:p>
          </table:table-cell>
          <table:table-cell office:value-type="float" office:value="31" calcext:value-type="float">
            <text:p>31</text:p>
          </table:table-cell>
          <table:table-cell office:value-type="float" office:value="2281" calcext:value-type="float">
            <text:p>2281</text:p>
          </table:table-cell>
          <table:table-cell office:value-type="float" office:value="0.673684210526316" calcext:value-type="float">
            <text:p>0.673684210526316</text:p>
          </table:table-cell>
          <table:table-cell office:value-type="float" office:value="0.0272921108742004" calcext:value-type="float">
            <text:p>0.0272921108742</text:p>
          </table:table-cell>
          <table:table-cell office:value-type="float" office:value="0.961466666666667" calcext:value-type="float">
            <text:p>0.961466666666667</text:p>
          </table:table-cell>
          <table:table-cell office:value-type="float" office:value="0.0132196162046908" calcext:value-type="float">
            <text:p>0.013219616204691</text:p>
          </table:table-cell>
          <table:table-cell office:value-type="float" office:value="0.0289246311311977" calcext:value-type="float">
            <text:p>0.028924631131198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64" calcext:value-type="float">
            <text:p>64</text:p>
          </table:table-cell>
          <table:table-cell office:value-type="float" office:value="57624" calcext:value-type="float">
            <text:p>57624</text:p>
          </table:table-cell>
          <table:table-cell office:value-type="float" office:value="31" calcext:value-type="float">
            <text:p>31</text:p>
          </table:table-cell>
          <table:table-cell office:value-type="float" office:value="2281" calcext:value-type="float">
            <text:p>2281</text:p>
          </table:table-cell>
          <table:table-cell office:value-type="float" office:value="0.673684210526316" calcext:value-type="float">
            <text:p>0.673684210526316</text:p>
          </table:table-cell>
          <table:table-cell office:value-type="float" office:value="0.0272921108742004" calcext:value-type="float">
            <text:p>0.0272921108742</text:p>
          </table:table-cell>
          <table:table-cell office:value-type="float" office:value="0.961466666666667" calcext:value-type="float">
            <text:p>0.961466666666667</text:p>
          </table:table-cell>
          <table:table-cell office:value-type="float" office:value="0.0132196162046908" calcext:value-type="float">
            <text:p>0.013219616204691</text:p>
          </table:table-cell>
          <table:table-cell office:value-type="float" office:value="0.0289246311311977" calcext:value-type="float">
            <text:p>0.028924631131198</text:p>
          </table:table-cell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64" calcext:value-type="float">
            <text:p>64</text:p>
          </table:table-cell>
          <table:table-cell office:value-type="float" office:value="57624" calcext:value-type="float">
            <text:p>57624</text:p>
          </table:table-cell>
          <table:table-cell office:value-type="float" office:value="31" calcext:value-type="float">
            <text:p>31</text:p>
          </table:table-cell>
          <table:table-cell office:value-type="float" office:value="2281" calcext:value-type="float">
            <text:p>2281</text:p>
          </table:table-cell>
          <table:table-cell office:value-type="float" office:value="0.673684210526316" calcext:value-type="float">
            <text:p>0.673684210526316</text:p>
          </table:table-cell>
          <table:table-cell office:value-type="float" office:value="0.0272921108742004" calcext:value-type="float">
            <text:p>0.0272921108742</text:p>
          </table:table-cell>
          <table:table-cell office:value-type="float" office:value="0.961466666666667" calcext:value-type="float">
            <text:p>0.961466666666667</text:p>
          </table:table-cell>
          <table:table-cell office:value-type="float" office:value="0.0132196162046908" calcext:value-type="float">
            <text:p>0.013219616204691</text:p>
          </table:table-cell>
          <table:table-cell office:value-type="float" office:value="0.0289246311311977" calcext:value-type="float">
            <text:p>0.028924631131198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60" calcext:value-type="float">
            <text:p>60</text:p>
          </table:table-cell>
          <table:table-cell office:value-type="float" office:value="57630" calcext:value-type="float">
            <text:p>57630</text:p>
          </table:table-cell>
          <table:table-cell office:value-type="float" office:value="25" calcext:value-type="float">
            <text:p>25</text:p>
          </table:table-cell>
          <table:table-cell office:value-type="float" office:value="2285" calcext:value-type="float">
            <text:p>2285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0.0255863539445629" calcext:value-type="float">
            <text:p>0.025586353944563</text:p>
          </table:table-cell>
          <table:table-cell office:value-type="float" office:value="0.9615" calcext:value-type="float">
            <text:p>0.9615</text:p>
          </table:table-cell>
          <table:table-cell office:value-type="float" office:value="0.0106609808102345" calcext:value-type="float">
            <text:p>0.010660980810235</text:p>
          </table:table-cell>
          <table:table-cell office:value-type="float" office:value="0.0271240526525728" calcext:value-type="float">
            <text:p>0.027124052652573</text:p>
          </table:table-cell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60" calcext:value-type="float">
            <text:p>60</text:p>
          </table:table-cell>
          <table:table-cell office:value-type="float" office:value="57630" calcext:value-type="float">
            <text:p>57630</text:p>
          </table:table-cell>
          <table:table-cell office:value-type="float" office:value="25" calcext:value-type="float">
            <text:p>25</text:p>
          </table:table-cell>
          <table:table-cell office:value-type="float" office:value="2285" calcext:value-type="float">
            <text:p>2285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0.0255863539445629" calcext:value-type="float">
            <text:p>0.025586353944563</text:p>
          </table:table-cell>
          <table:table-cell office:value-type="float" office:value="0.9615" calcext:value-type="float">
            <text:p>0.9615</text:p>
          </table:table-cell>
          <table:table-cell office:value-type="float" office:value="0.0106609808102345" calcext:value-type="float">
            <text:p>0.010660980810235</text:p>
          </table:table-cell>
          <table:table-cell office:value-type="float" office:value="0.0271240526525728" calcext:value-type="float">
            <text:p>0.0271240526525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7635" calcext:value-type="float">
            <text:p>57635</text:p>
          </table:table-cell>
          <table:table-cell office:value-type="float" office:value="20" calcext:value-type="float">
            <text:p>20</text:p>
          </table:table-cell>
          <table:table-cell office:value-type="float" office:value="2285" calcext:value-type="float">
            <text:p>2285</text:p>
          </table:table-cell>
          <table:table-cell office:value-type="float" office:value="0.75" calcext:value-type="float">
            <text:p>0.75</text:p>
          </table:table-cell>
          <table:table-cell office:value-type="float" office:value="0.0255863539445629" calcext:value-type="float">
            <text:p>0.025586353944563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852878464818763" calcext:value-type="float">
            <text:p>0.008528784648188</text:p>
          </table:table-cell>
          <table:table-cell office:value-type="float" office:value="0.0271276595744681" calcext:value-type="float">
            <text:p>0.027127659574468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60" calcext:value-type="float">
            <text:p>60</text:p>
          </table:table-cell>
          <table:table-cell office:value-type="float" office:value="57635" calcext:value-type="float">
            <text:p>57635</text:p>
          </table:table-cell>
          <table:table-cell office:value-type="float" office:value="20" calcext:value-type="float">
            <text:p>20</text:p>
          </table:table-cell>
          <table:table-cell office:value-type="float" office:value="2285" calcext:value-type="float">
            <text:p>2285</text:p>
          </table:table-cell>
          <table:table-cell office:value-type="float" office:value="0.75" calcext:value-type="float">
            <text:p>0.75</text:p>
          </table:table-cell>
          <table:table-cell office:value-type="float" office:value="0.0255863539445629" calcext:value-type="float">
            <text:p>0.025586353944563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852878464818763" calcext:value-type="float">
            <text:p>0.008528784648188</text:p>
          </table:table-cell>
          <table:table-cell office:value-type="float" office:value="0.0271276595744681" calcext:value-type="float">
            <text:p>0.027127659574468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60" calcext:value-type="float">
            <text:p>60</text:p>
          </table:table-cell>
          <table:table-cell office:value-type="float" office:value="57635" calcext:value-type="float">
            <text:p>57635</text:p>
          </table:table-cell>
          <table:table-cell office:value-type="float" office:value="20" calcext:value-type="float">
            <text:p>20</text:p>
          </table:table-cell>
          <table:table-cell office:value-type="float" office:value="2285" calcext:value-type="float">
            <text:p>2285</text:p>
          </table:table-cell>
          <table:table-cell office:value-type="float" office:value="0.75" calcext:value-type="float">
            <text:p>0.75</text:p>
          </table:table-cell>
          <table:table-cell office:value-type="float" office:value="0.0255863539445629" calcext:value-type="float">
            <text:p>0.025586353944563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852878464818763" calcext:value-type="float">
            <text:p>0.008528784648188</text:p>
          </table:table-cell>
          <table:table-cell office:value-type="float" office:value="0.0271276595744681" calcext:value-type="float">
            <text:p>0.027127659574468</text:p>
          </table:table-cell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60" calcext:value-type="float">
            <text:p>60</text:p>
          </table:table-cell>
          <table:table-cell office:value-type="float" office:value="57635" calcext:value-type="float">
            <text:p>57635</text:p>
          </table:table-cell>
          <table:table-cell office:value-type="float" office:value="20" calcext:value-type="float">
            <text:p>20</text:p>
          </table:table-cell>
          <table:table-cell office:value-type="float" office:value="2285" calcext:value-type="float">
            <text:p>2285</text:p>
          </table:table-cell>
          <table:table-cell office:value-type="float" office:value="0.75" calcext:value-type="float">
            <text:p>0.75</text:p>
          </table:table-cell>
          <table:table-cell office:value-type="float" office:value="0.0255863539445629" calcext:value-type="float">
            <text:p>0.025586353944563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852878464818763" calcext:value-type="float">
            <text:p>0.008528784648188</text:p>
          </table:table-cell>
          <table:table-cell office:value-type="float" office:value="0.0271276595744681" calcext:value-type="float">
            <text:p>0.027127659574468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60" calcext:value-type="float">
            <text:p>60</text:p>
          </table:table-cell>
          <table:table-cell office:value-type="float" office:value="57635" calcext:value-type="float">
            <text:p>57635</text:p>
          </table:table-cell>
          <table:table-cell office:value-type="float" office:value="20" calcext:value-type="float">
            <text:p>20</text:p>
          </table:table-cell>
          <table:table-cell office:value-type="float" office:value="2285" calcext:value-type="float">
            <text:p>2285</text:p>
          </table:table-cell>
          <table:table-cell office:value-type="float" office:value="0.75" calcext:value-type="float">
            <text:p>0.75</text:p>
          </table:table-cell>
          <table:table-cell office:value-type="float" office:value="0.0255863539445629" calcext:value-type="float">
            <text:p>0.025586353944563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852878464818763" calcext:value-type="float">
            <text:p>0.008528784648188</text:p>
          </table:table-cell>
          <table:table-cell office:value-type="float" office:value="0.0271276595744681" calcext:value-type="float">
            <text:p>0.027127659574468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60" calcext:value-type="float">
            <text:p>60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85" calcext:value-type="float">
            <text:p>2285</text:p>
          </table:table-cell>
          <table:table-cell office:value-type="float" office:value="0.8" calcext:value-type="float">
            <text:p>0.8</text:p>
          </table:table-cell>
          <table:table-cell office:value-type="float" office:value="0.0255863539445629" calcext:value-type="float">
            <text:p>0.025586353944563</text:p>
          </table:table-cell>
          <table:table-cell office:value-type="float" office:value="0.961666666666667" calcext:value-type="float">
            <text:p>0.961666666666667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71312674557787" calcext:value-type="float">
            <text:p>0.027131267455779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60" calcext:value-type="float">
            <text:p>60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85" calcext:value-type="float">
            <text:p>2285</text:p>
          </table:table-cell>
          <table:table-cell office:value-type="float" office:value="0.8" calcext:value-type="float">
            <text:p>0.8</text:p>
          </table:table-cell>
          <table:table-cell office:value-type="float" office:value="0.0255863539445629" calcext:value-type="float">
            <text:p>0.025586353944563</text:p>
          </table:table-cell>
          <table:table-cell office:value-type="float" office:value="0.961666666666667" calcext:value-type="float">
            <text:p>0.961666666666667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71312674557787" calcext:value-type="float">
            <text:p>0.027131267455779</text:p>
          </table:table-cell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1.3" calcext:value-type="float">
            <text:p>51.3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1.7" calcext:value-type="float">
            <text:p>51.7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1.9" calcext:value-type="float">
            <text:p>51.9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2.1" calcext:value-type="float">
            <text:p>52.1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2.3" calcext:value-type="float">
            <text:p>52.3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2.7" calcext:value-type="float">
            <text:p>52.7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2.9" calcext:value-type="float">
            <text:p>52.9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3.3" calcext:value-type="float">
            <text:p>53.3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55" calcext:value-type="float">
            <text:p>55</text:p>
          </table:table-cell>
          <table:table-cell office:value-type="float" office:value="57640" calcext:value-type="float">
            <text:p>57640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23454157782516" calcext:value-type="float">
            <text:p>0.023454157782516</text:p>
          </table:table-cell>
          <table:table-cell office:value-type="float" office:value="0.961583333333333" calcext:value-type="float">
            <text:p>0.961583333333333</text:p>
          </table:table-cell>
          <table:table-cell office:value-type="float" office:value="0.00639658848614073" calcext:value-type="float">
            <text:p>0.006396588486141</text:p>
          </table:table-cell>
          <table:table-cell office:value-type="float" office:value="0.0248736366054802" calcext:value-type="float">
            <text:p>0.02487363660548</text:p>
          </table:table-cell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51" calcext:value-type="float">
            <text:p>51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4" calcext:value-type="float">
            <text:p>2294</text:p>
          </table:table-cell>
          <table:table-cell office:value-type="float" office:value="0.784615384615385" calcext:value-type="float">
            <text:p>0.784615384615385</text:p>
          </table:table-cell>
          <table:table-cell office:value-type="float" office:value="0.0217484008528785" calcext:value-type="float">
            <text:p>0.021748400852879</text:p>
          </table:table-cell>
          <table:table-cell office:value-type="float" office:value="0.961533333333333" calcext:value-type="float">
            <text:p>0.9615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30677131834508" calcext:value-type="float">
            <text:p>0.0230677131834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4" calcext:value-type="float">
            <text:p>2294</text:p>
          </table:table-cell>
          <table:table-cell office:value-type="float" office:value="0.784615384615385" calcext:value-type="float">
            <text:p>0.784615384615385</text:p>
          </table:table-cell>
          <table:table-cell office:value-type="float" office:value="0.0217484008528785" calcext:value-type="float">
            <text:p>0.021748400852879</text:p>
          </table:table-cell>
          <table:table-cell office:value-type="float" office:value="0.961533333333333" calcext:value-type="float">
            <text:p>0.9615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30677131834508" calcext:value-type="float">
            <text:p>0.023067713183451</text:p>
          </table:table-cell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51" calcext:value-type="float">
            <text:p>51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4" calcext:value-type="float">
            <text:p>2294</text:p>
          </table:table-cell>
          <table:table-cell office:value-type="float" office:value="0.784615384615385" calcext:value-type="float">
            <text:p>0.784615384615385</text:p>
          </table:table-cell>
          <table:table-cell office:value-type="float" office:value="0.0217484008528785" calcext:value-type="float">
            <text:p>0.021748400852879</text:p>
          </table:table-cell>
          <table:table-cell office:value-type="float" office:value="0.961533333333333" calcext:value-type="float">
            <text:p>0.9615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30677131834508" calcext:value-type="float">
            <text:p>0.023067713183451</text:p>
          </table:table-cell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51" calcext:value-type="float">
            <text:p>51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4" calcext:value-type="float">
            <text:p>2294</text:p>
          </table:table-cell>
          <table:table-cell office:value-type="float" office:value="0.784615384615385" calcext:value-type="float">
            <text:p>0.784615384615385</text:p>
          </table:table-cell>
          <table:table-cell office:value-type="float" office:value="0.0217484008528785" calcext:value-type="float">
            <text:p>0.021748400852879</text:p>
          </table:table-cell>
          <table:table-cell office:value-type="float" office:value="0.961533333333333" calcext:value-type="float">
            <text:p>0.9615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30677131834508" calcext:value-type="float">
            <text:p>0.023067713183451</text:p>
          </table:table-cell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51" calcext:value-type="float">
            <text:p>51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4" calcext:value-type="float">
            <text:p>2294</text:p>
          </table:table-cell>
          <table:table-cell office:value-type="float" office:value="0.784615384615385" calcext:value-type="float">
            <text:p>0.784615384615385</text:p>
          </table:table-cell>
          <table:table-cell office:value-type="float" office:value="0.0217484008528785" calcext:value-type="float">
            <text:p>0.021748400852879</text:p>
          </table:table-cell>
          <table:table-cell office:value-type="float" office:value="0.961533333333333" calcext:value-type="float">
            <text:p>0.9615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30677131834508" calcext:value-type="float">
            <text:p>0.023067713183451</text:p>
          </table:table-cell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51" calcext:value-type="float">
            <text:p>51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4" calcext:value-type="float">
            <text:p>2294</text:p>
          </table:table-cell>
          <table:table-cell office:value-type="float" office:value="0.784615384615385" calcext:value-type="float">
            <text:p>0.784615384615385</text:p>
          </table:table-cell>
          <table:table-cell office:value-type="float" office:value="0.0217484008528785" calcext:value-type="float">
            <text:p>0.021748400852879</text:p>
          </table:table-cell>
          <table:table-cell office:value-type="float" office:value="0.961533333333333" calcext:value-type="float">
            <text:p>0.9615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30677131834508" calcext:value-type="float">
            <text:p>0.023067713183451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51" calcext:value-type="float">
            <text:p>51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4" calcext:value-type="float">
            <text:p>2294</text:p>
          </table:table-cell>
          <table:table-cell office:value-type="float" office:value="0.784615384615385" calcext:value-type="float">
            <text:p>0.784615384615385</text:p>
          </table:table-cell>
          <table:table-cell office:value-type="float" office:value="0.0217484008528785" calcext:value-type="float">
            <text:p>0.021748400852879</text:p>
          </table:table-cell>
          <table:table-cell office:value-type="float" office:value="0.961533333333333" calcext:value-type="float">
            <text:p>0.9615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30677131834508" calcext:value-type="float">
            <text:p>0.023067713183451</text:p>
          </table:table-cell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51" calcext:value-type="float">
            <text:p>51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4" calcext:value-type="float">
            <text:p>2294</text:p>
          </table:table-cell>
          <table:table-cell office:value-type="float" office:value="0.784615384615385" calcext:value-type="float">
            <text:p>0.784615384615385</text:p>
          </table:table-cell>
          <table:table-cell office:value-type="float" office:value="0.0217484008528785" calcext:value-type="float">
            <text:p>0.021748400852879</text:p>
          </table:table-cell>
          <table:table-cell office:value-type="float" office:value="0.961533333333333" calcext:value-type="float">
            <text:p>0.9615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30677131834508" calcext:value-type="float">
            <text:p>0.023067713183451</text:p>
          </table:table-cell>
        </table:table-row>
        <table:table-row table:style-name="ro1">
          <table:table-cell office:value-type="float" office:value="54.7" calcext:value-type="float">
            <text:p>54.7</text:p>
          </table:table-cell>
          <table:table-cell office:value-type="float" office:value="51" calcext:value-type="float">
            <text:p>51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4" calcext:value-type="float">
            <text:p>2294</text:p>
          </table:table-cell>
          <table:table-cell office:value-type="float" office:value="0.784615384615385" calcext:value-type="float">
            <text:p>0.784615384615385</text:p>
          </table:table-cell>
          <table:table-cell office:value-type="float" office:value="0.0217484008528785" calcext:value-type="float">
            <text:p>0.021748400852879</text:p>
          </table:table-cell>
          <table:table-cell office:value-type="float" office:value="0.961533333333333" calcext:value-type="float">
            <text:p>0.9615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30677131834508" calcext:value-type="float">
            <text:p>0.023067713183451</text:p>
          </table:table-cell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51" calcext:value-type="float">
            <text:p>51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4" calcext:value-type="float">
            <text:p>2294</text:p>
          </table:table-cell>
          <table:table-cell office:value-type="float" office:value="0.784615384615385" calcext:value-type="float">
            <text:p>0.784615384615385</text:p>
          </table:table-cell>
          <table:table-cell office:value-type="float" office:value="0.0217484008528785" calcext:value-type="float">
            <text:p>0.021748400852879</text:p>
          </table:table-cell>
          <table:table-cell office:value-type="float" office:value="0.961533333333333" calcext:value-type="float">
            <text:p>0.9615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30677131834508" calcext:value-type="float">
            <text:p>0.023067713183451</text:p>
          </table:table-cell>
        </table:table-row>
        <table:table-row table:style-name="ro1">
          <table:table-cell office:value-type="float" office:value="54.9" calcext:value-type="float">
            <text:p>54.9</text:p>
          </table:table-cell>
          <table:table-cell office:value-type="float" office:value="51" calcext:value-type="float">
            <text:p>51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4" calcext:value-type="float">
            <text:p>2294</text:p>
          </table:table-cell>
          <table:table-cell office:value-type="float" office:value="0.784615384615385" calcext:value-type="float">
            <text:p>0.784615384615385</text:p>
          </table:table-cell>
          <table:table-cell office:value-type="float" office:value="0.0217484008528785" calcext:value-type="float">
            <text:p>0.021748400852879</text:p>
          </table:table-cell>
          <table:table-cell office:value-type="float" office:value="0.961533333333333" calcext:value-type="float">
            <text:p>0.9615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30677131834508" calcext:value-type="float">
            <text:p>0.0230677131834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4" calcext:value-type="float">
            <text:p>2294</text:p>
          </table:table-cell>
          <table:table-cell office:value-type="float" office:value="0.784615384615385" calcext:value-type="float">
            <text:p>0.784615384615385</text:p>
          </table:table-cell>
          <table:table-cell office:value-type="float" office:value="0.0217484008528785" calcext:value-type="float">
            <text:p>0.021748400852879</text:p>
          </table:table-cell>
          <table:table-cell office:value-type="float" office:value="0.961533333333333" calcext:value-type="float">
            <text:p>0.9615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30677131834508" calcext:value-type="float">
            <text:p>0.023067713183451</text:p>
          </table:table-cell>
        </table:table-row>
        <table:table-row table:style-name="ro1">
          <table:table-cell office:value-type="float" office:value="55.1" calcext:value-type="float">
            <text:p>55.1</text:p>
          </table:table-cell>
          <table:table-cell office:value-type="float" office:value="51" calcext:value-type="float">
            <text:p>51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4" calcext:value-type="float">
            <text:p>2294</text:p>
          </table:table-cell>
          <table:table-cell office:value-type="float" office:value="0.784615384615385" calcext:value-type="float">
            <text:p>0.784615384615385</text:p>
          </table:table-cell>
          <table:table-cell office:value-type="float" office:value="0.0217484008528785" calcext:value-type="float">
            <text:p>0.021748400852879</text:p>
          </table:table-cell>
          <table:table-cell office:value-type="float" office:value="0.961533333333333" calcext:value-type="float">
            <text:p>0.9615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30677131834508" calcext:value-type="float">
            <text:p>0.023067713183451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51" calcext:value-type="float">
            <text:p>51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4" calcext:value-type="float">
            <text:p>2294</text:p>
          </table:table-cell>
          <table:table-cell office:value-type="float" office:value="0.784615384615385" calcext:value-type="float">
            <text:p>0.784615384615385</text:p>
          </table:table-cell>
          <table:table-cell office:value-type="float" office:value="0.0217484008528785" calcext:value-type="float">
            <text:p>0.021748400852879</text:p>
          </table:table-cell>
          <table:table-cell office:value-type="float" office:value="0.961533333333333" calcext:value-type="float">
            <text:p>0.9615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30677131834508" calcext:value-type="float">
            <text:p>0.023067713183451</text:p>
          </table:table-cell>
        </table:table-row>
        <table:table-row table:style-name="ro1">
          <table:table-cell office:value-type="float" office:value="55.3" calcext:value-type="float">
            <text:p>55.3</text:p>
          </table:table-cell>
          <table:table-cell office:value-type="float" office:value="51" calcext:value-type="float">
            <text:p>51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4" calcext:value-type="float">
            <text:p>2294</text:p>
          </table:table-cell>
          <table:table-cell office:value-type="float" office:value="0.784615384615385" calcext:value-type="float">
            <text:p>0.784615384615385</text:p>
          </table:table-cell>
          <table:table-cell office:value-type="float" office:value="0.0217484008528785" calcext:value-type="float">
            <text:p>0.021748400852879</text:p>
          </table:table-cell>
          <table:table-cell office:value-type="float" office:value="0.961533333333333" calcext:value-type="float">
            <text:p>0.9615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30677131834508" calcext:value-type="float">
            <text:p>0.023067713183451</text:p>
          </table:table-cell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51" calcext:value-type="float">
            <text:p>51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4" calcext:value-type="float">
            <text:p>2294</text:p>
          </table:table-cell>
          <table:table-cell office:value-type="float" office:value="0.784615384615385" calcext:value-type="float">
            <text:p>0.784615384615385</text:p>
          </table:table-cell>
          <table:table-cell office:value-type="float" office:value="0.0217484008528785" calcext:value-type="float">
            <text:p>0.021748400852879</text:p>
          </table:table-cell>
          <table:table-cell office:value-type="float" office:value="0.961533333333333" calcext:value-type="float">
            <text:p>0.9615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30677131834508" calcext:value-type="float">
            <text:p>0.023067713183451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51" calcext:value-type="float">
            <text:p>51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4" calcext:value-type="float">
            <text:p>2294</text:p>
          </table:table-cell>
          <table:table-cell office:value-type="float" office:value="0.784615384615385" calcext:value-type="float">
            <text:p>0.784615384615385</text:p>
          </table:table-cell>
          <table:table-cell office:value-type="float" office:value="0.0217484008528785" calcext:value-type="float">
            <text:p>0.021748400852879</text:p>
          </table:table-cell>
          <table:table-cell office:value-type="float" office:value="0.961533333333333" calcext:value-type="float">
            <text:p>0.9615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30677131834508" calcext:value-type="float">
            <text:p>0.023067713183451</text:p>
          </table:table-cell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51" calcext:value-type="float">
            <text:p>51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4" calcext:value-type="float">
            <text:p>2294</text:p>
          </table:table-cell>
          <table:table-cell office:value-type="float" office:value="0.784615384615385" calcext:value-type="float">
            <text:p>0.784615384615385</text:p>
          </table:table-cell>
          <table:table-cell office:value-type="float" office:value="0.0217484008528785" calcext:value-type="float">
            <text:p>0.021748400852879</text:p>
          </table:table-cell>
          <table:table-cell office:value-type="float" office:value="0.961533333333333" calcext:value-type="float">
            <text:p>0.9615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30677131834508" calcext:value-type="float">
            <text:p>0.023067713183451</text:p>
          </table:table-cell>
        </table:table-row>
        <table:table-row table:style-name="ro1">
          <table:table-cell office:value-type="float" office:value="55.7" calcext:value-type="float">
            <text:p>55.7</text:p>
          </table:table-cell>
          <table:table-cell office:value-type="float" office:value="46" calcext:value-type="float">
            <text:p>46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96145" calcext:value-type="float">
            <text:p>0.96145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08089409260245" calcext:value-type="float">
            <text:p>0.020808940926025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46" calcext:value-type="float">
            <text:p>46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96145" calcext:value-type="float">
            <text:p>0.96145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08089409260245" calcext:value-type="float">
            <text:p>0.020808940926025</text:p>
          </table:table-cell>
        </table:table-row>
        <table:table-row table:style-name="ro1">
          <table:table-cell office:value-type="float" office:value="55.9" calcext:value-type="float">
            <text:p>55.9</text:p>
          </table:table-cell>
          <table:table-cell office:value-type="float" office:value="46" calcext:value-type="float">
            <text:p>46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96145" calcext:value-type="float">
            <text:p>0.96145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08089409260245" calcext:value-type="float">
            <text:p>0.0208089409260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96145" calcext:value-type="float">
            <text:p>0.96145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08089409260245" calcext:value-type="float">
            <text:p>0.020808940926025</text:p>
          </table:table-cell>
        </table:table-row>
        <table:table-row table:style-name="ro1">
          <table:table-cell office:value-type="float" office:value="56.1" calcext:value-type="float">
            <text:p>56.1</text:p>
          </table:table-cell>
          <table:table-cell office:value-type="float" office:value="46" calcext:value-type="float">
            <text:p>46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96145" calcext:value-type="float">
            <text:p>0.96145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08089409260245" calcext:value-type="float">
            <text:p>0.020808940926025</text:p>
          </table:table-cell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46" calcext:value-type="float">
            <text:p>46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96145" calcext:value-type="float">
            <text:p>0.96145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08089409260245" calcext:value-type="float">
            <text:p>0.020808940926025</text:p>
          </table:table-cell>
        </table:table-row>
        <table:table-row table:style-name="ro1">
          <table:table-cell office:value-type="float" office:value="56.3" calcext:value-type="float">
            <text:p>56.3</text:p>
          </table:table-cell>
          <table:table-cell office:value-type="float" office:value="46" calcext:value-type="float">
            <text:p>46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96145" calcext:value-type="float">
            <text:p>0.96145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08089409260245" calcext:value-type="float">
            <text:p>0.020808940926025</text:p>
          </table:table-cell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46" calcext:value-type="float">
            <text:p>46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96145" calcext:value-type="float">
            <text:p>0.96145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08089409260245" calcext:value-type="float">
            <text:p>0.020808940926025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46" calcext:value-type="float">
            <text:p>46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96145" calcext:value-type="float">
            <text:p>0.96145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08089409260245" calcext:value-type="float">
            <text:p>0.020808940926025</text:p>
          </table:table-cell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46" calcext:value-type="float">
            <text:p>46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96145" calcext:value-type="float">
            <text:p>0.96145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08089409260245" calcext:value-type="float">
            <text:p>0.020808940926025</text:p>
          </table:table-cell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46" calcext:value-type="float">
            <text:p>46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96145" calcext:value-type="float">
            <text:p>0.96145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08089409260245" calcext:value-type="float">
            <text:p>0.020808940926025</text:p>
          </table:table-cell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46" calcext:value-type="float">
            <text:p>46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96145" calcext:value-type="float">
            <text:p>0.96145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08089409260245" calcext:value-type="float">
            <text:p>0.020808940926025</text:p>
          </table:table-cell>
        </table:table-row>
        <table:table-row table:style-name="ro1">
          <table:table-cell office:value-type="float" office:value="56.9" calcext:value-type="float">
            <text:p>56.9</text:p>
          </table:table-cell>
          <table:table-cell office:value-type="float" office:value="46" calcext:value-type="float">
            <text:p>46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96145" calcext:value-type="float">
            <text:p>0.96145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08089409260245" calcext:value-type="float">
            <text:p>0.0208089409260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96145" calcext:value-type="float">
            <text:p>0.96145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08089409260245" calcext:value-type="float">
            <text:p>0.020808940926025</text:p>
          </table:table-cell>
        </table:table-row>
        <table:table-row table:style-name="ro1">
          <table:table-cell office:value-type="float" office:value="57.1" calcext:value-type="float">
            <text:p>57.1</text:p>
          </table:table-cell>
          <table:table-cell office:value-type="float" office:value="46" calcext:value-type="float">
            <text:p>46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96145" calcext:value-type="float">
            <text:p>0.96145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08089409260245" calcext:value-type="float">
            <text:p>0.020808940926025</text:p>
          </table:table-cell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46" calcext:value-type="float">
            <text:p>46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96145" calcext:value-type="float">
            <text:p>0.96145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08089409260245" calcext:value-type="float">
            <text:p>0.020808940926025</text:p>
          </table:table-cell>
        </table:table-row>
        <table:table-row table:style-name="ro1">
          <table:table-cell office:value-type="float" office:value="57.3" calcext:value-type="float">
            <text:p>57.3</text:p>
          </table:table-cell>
          <table:table-cell office:value-type="float" office:value="46" calcext:value-type="float">
            <text:p>46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96145" calcext:value-type="float">
            <text:p>0.96145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08089409260245" calcext:value-type="float">
            <text:p>0.020808940926025</text:p>
          </table:table-cell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46" calcext:value-type="float">
            <text:p>46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96145" calcext:value-type="float">
            <text:p>0.96145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08089409260245" calcext:value-type="float">
            <text:p>0.020808940926025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46" calcext:value-type="float">
            <text:p>46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96145" calcext:value-type="float">
            <text:p>0.96145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08089409260245" calcext:value-type="float">
            <text:p>0.020808940926025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46" calcext:value-type="float">
            <text:p>46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96145" calcext:value-type="float">
            <text:p>0.96145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08089409260245" calcext:value-type="float">
            <text:p>0.020808940926025</text:p>
          </table:table-cell>
        </table:table-row>
        <table:table-row table:style-name="ro1">
          <table:table-cell office:value-type="float" office:value="57.7" calcext:value-type="float">
            <text:p>57.7</text:p>
          </table:table-cell>
          <table:table-cell office:value-type="float" office:value="46" calcext:value-type="float">
            <text:p>46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96145" calcext:value-type="float">
            <text:p>0.96145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08089409260245" calcext:value-type="float">
            <text:p>0.020808940926025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46" calcext:value-type="float">
            <text:p>46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96145" calcext:value-type="float">
            <text:p>0.96145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08089409260245" calcext:value-type="float">
            <text:p>0.020808940926025</text:p>
          </table:table-cell>
        </table:table-row>
        <table:table-row table:style-name="ro1">
          <table:table-cell office:value-type="float" office:value="57.9" calcext:value-type="float">
            <text:p>57.9</text:p>
          </table:table-cell>
          <table:table-cell office:value-type="float" office:value="46" calcext:value-type="float">
            <text:p>46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96145" calcext:value-type="float">
            <text:p>0.96145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08089409260245" calcext:value-type="float">
            <text:p>0.0208089409260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96145" calcext:value-type="float">
            <text:p>0.96145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08089409260245" calcext:value-type="float">
            <text:p>0.020808940926025</text:p>
          </table:table-cell>
        </table:table-row>
        <table:table-row table:style-name="ro1">
          <table:table-cell office:value-type="float" office:value="58.1" calcext:value-type="float">
            <text:p>58.1</text:p>
          </table:table-cell>
          <table:table-cell office:value-type="float" office:value="46" calcext:value-type="float">
            <text:p>46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96145" calcext:value-type="float">
            <text:p>0.96145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08089409260245" calcext:value-type="float">
            <text:p>0.020808940926025</text:p>
          </table:table-cell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46" calcext:value-type="float">
            <text:p>46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96145" calcext:value-type="float">
            <text:p>0.96145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08089409260245" calcext:value-type="float">
            <text:p>0.020808940926025</text:p>
          </table:table-cell>
        </table:table-row>
        <table:table-row table:style-name="ro1">
          <table:table-cell office:value-type="float" office:value="58.3" calcext:value-type="float">
            <text:p>58.3</text:p>
          </table:table-cell>
          <table:table-cell office:value-type="float" office:value="46" calcext:value-type="float">
            <text:p>46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96145" calcext:value-type="float">
            <text:p>0.96145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08089409260245" calcext:value-type="float">
            <text:p>0.020808940926025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46" calcext:value-type="float">
            <text:p>46</text:p>
          </table:table-cell>
          <table:table-cell office:value-type="float" office:value="57641" calcext:value-type="float">
            <text:p>57641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196162046908316" calcext:value-type="float">
            <text:p>0.019616204690832</text:p>
          </table:table-cell>
          <table:table-cell office:value-type="float" office:value="0.96145" calcext:value-type="float">
            <text:p>0.96145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0208089409260245" calcext:value-type="float">
            <text:p>0.020808940926025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58.7" calcext:value-type="float">
            <text:p>58.7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58.9" calcext:value-type="float">
            <text:p>58.9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59.9" calcext:value-type="float">
            <text:p>59.9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0.3" calcext:value-type="float">
            <text:p>60.3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0.7" calcext:value-type="float">
            <text:p>60.7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0.9" calcext:value-type="float">
            <text:p>60.9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1.1" calcext:value-type="float">
            <text:p>61.1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1.3" calcext:value-type="float">
            <text:p>61.3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1.4" calcext:value-type="float">
            <text:p>61.4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1.7" calcext:value-type="float">
            <text:p>61.7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1.8" calcext:value-type="float">
            <text:p>61.8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1.9" calcext:value-type="float">
            <text:p>61.9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2.3" calcext:value-type="float">
            <text:p>62.3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2.7" calcext:value-type="float">
            <text:p>62.7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2.8" calcext:value-type="float">
            <text:p>62.8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2.9" calcext:value-type="float">
            <text:p>62.9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3.1" calcext:value-type="float">
            <text:p>63.1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3.3" calcext:value-type="float">
            <text:p>63.3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3.6" calcext:value-type="float">
            <text:p>63.6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3.7" calcext:value-type="float">
            <text:p>63.7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3.9" calcext:value-type="float">
            <text:p>63.9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42" calcext:value-type="float">
            <text:p>4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017910447761194" calcext:value-type="float">
            <text:p>0.017910447761194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9001996007984" calcext:value-type="float">
            <text:p>0.019001996007984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37" calcext:value-type="float">
            <text:p>37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8" calcext:value-type="float">
            <text:p>2308</text:p>
          </table:table-cell>
          <table:table-cell office:value-type="float" office:value="0.74" calcext:value-type="float">
            <text:p>0.74</text:p>
          </table:table-cell>
          <table:table-cell office:value-type="float" office:value="0.0157782515991471" calcext:value-type="float">
            <text:p>0.015778251599147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67420814479638" calcext:value-type="float">
            <text:p>0.016742081447964</text:p>
          </table:table-cell>
        </table:table-row>
        <table:table-row table:style-name="ro1">
          <table:table-cell office:value-type="float" office:value="64.3" calcext:value-type="float">
            <text:p>64.3</text:p>
          </table:table-cell>
          <table:table-cell office:value-type="float" office:value="37" calcext:value-type="float">
            <text:p>37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8" calcext:value-type="float">
            <text:p>2308</text:p>
          </table:table-cell>
          <table:table-cell office:value-type="float" office:value="0.74" calcext:value-type="float">
            <text:p>0.74</text:p>
          </table:table-cell>
          <table:table-cell office:value-type="float" office:value="0.0157782515991471" calcext:value-type="float">
            <text:p>0.015778251599147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67420814479638" calcext:value-type="float">
            <text:p>0.016742081447964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37" calcext:value-type="float">
            <text:p>37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8" calcext:value-type="float">
            <text:p>2308</text:p>
          </table:table-cell>
          <table:table-cell office:value-type="float" office:value="0.74" calcext:value-type="float">
            <text:p>0.74</text:p>
          </table:table-cell>
          <table:table-cell office:value-type="float" office:value="0.0157782515991471" calcext:value-type="float">
            <text:p>0.015778251599147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67420814479638" calcext:value-type="float">
            <text:p>0.016742081447964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37" calcext:value-type="float">
            <text:p>37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8" calcext:value-type="float">
            <text:p>2308</text:p>
          </table:table-cell>
          <table:table-cell office:value-type="float" office:value="0.74" calcext:value-type="float">
            <text:p>0.74</text:p>
          </table:table-cell>
          <table:table-cell office:value-type="float" office:value="0.0157782515991471" calcext:value-type="float">
            <text:p>0.015778251599147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67420814479638" calcext:value-type="float">
            <text:p>0.016742081447964</text:p>
          </table:table-cell>
        </table:table-row>
        <table:table-row table:style-name="ro1">
          <table:table-cell office:value-type="float" office:value="64.6" calcext:value-type="float">
            <text:p>64.6</text:p>
          </table:table-cell>
          <table:table-cell office:value-type="float" office:value="37" calcext:value-type="float">
            <text:p>37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8" calcext:value-type="float">
            <text:p>2308</text:p>
          </table:table-cell>
          <table:table-cell office:value-type="float" office:value="0.74" calcext:value-type="float">
            <text:p>0.74</text:p>
          </table:table-cell>
          <table:table-cell office:value-type="float" office:value="0.0157782515991471" calcext:value-type="float">
            <text:p>0.015778251599147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67420814479638" calcext:value-type="float">
            <text:p>0.016742081447964</text:p>
          </table:table-cell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37" calcext:value-type="float">
            <text:p>37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8" calcext:value-type="float">
            <text:p>2308</text:p>
          </table:table-cell>
          <table:table-cell office:value-type="float" office:value="0.74" calcext:value-type="float">
            <text:p>0.74</text:p>
          </table:table-cell>
          <table:table-cell office:value-type="float" office:value="0.0157782515991471" calcext:value-type="float">
            <text:p>0.015778251599147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67420814479638" calcext:value-type="float">
            <text:p>0.016742081447964</text:p>
          </table:table-cell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37" calcext:value-type="float">
            <text:p>37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8" calcext:value-type="float">
            <text:p>2308</text:p>
          </table:table-cell>
          <table:table-cell office:value-type="float" office:value="0.74" calcext:value-type="float">
            <text:p>0.74</text:p>
          </table:table-cell>
          <table:table-cell office:value-type="float" office:value="0.0157782515991471" calcext:value-type="float">
            <text:p>0.015778251599147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67420814479638" calcext:value-type="float">
            <text:p>0.016742081447964</text:p>
          </table:table-cell>
        </table:table-row>
        <table:table-row table:style-name="ro1">
          <table:table-cell office:value-type="float" office:value="64.9" calcext:value-type="float">
            <text:p>64.9</text:p>
          </table:table-cell>
          <table:table-cell office:value-type="float" office:value="37" calcext:value-type="float">
            <text:p>37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8" calcext:value-type="float">
            <text:p>2308</text:p>
          </table:table-cell>
          <table:table-cell office:value-type="float" office:value="0.74" calcext:value-type="float">
            <text:p>0.74</text:p>
          </table:table-cell>
          <table:table-cell office:value-type="float" office:value="0.0157782515991471" calcext:value-type="float">
            <text:p>0.015778251599147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67420814479638" calcext:value-type="float">
            <text:p>0.0167420814479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8" calcext:value-type="float">
            <text:p>2308</text:p>
          </table:table-cell>
          <table:table-cell office:value-type="float" office:value="0.74" calcext:value-type="float">
            <text:p>0.74</text:p>
          </table:table-cell>
          <table:table-cell office:value-type="float" office:value="0.0157782515991471" calcext:value-type="float">
            <text:p>0.015778251599147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67420814479638" calcext:value-type="float">
            <text:p>0.016742081447964</text:p>
          </table:table-cell>
        </table:table-row>
        <table:table-row table:style-name="ro1">
          <table:table-cell office:value-type="float" office:value="65.1" calcext:value-type="float">
            <text:p>65.1</text:p>
          </table:table-cell>
          <table:table-cell office:value-type="float" office:value="37" calcext:value-type="float">
            <text:p>37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8" calcext:value-type="float">
            <text:p>2308</text:p>
          </table:table-cell>
          <table:table-cell office:value-type="float" office:value="0.74" calcext:value-type="float">
            <text:p>0.74</text:p>
          </table:table-cell>
          <table:table-cell office:value-type="float" office:value="0.0157782515991471" calcext:value-type="float">
            <text:p>0.015778251599147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67420814479638" calcext:value-type="float">
            <text:p>0.016742081447964</text:p>
          </table:table-cell>
        </table:table-row>
        <table:table-row table:style-name="ro1">
          <table:table-cell office:value-type="float" office:value="65.2" calcext:value-type="float">
            <text:p>65.2</text:p>
          </table:table-cell>
          <table:table-cell office:value-type="float" office:value="37" calcext:value-type="float">
            <text:p>37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8" calcext:value-type="float">
            <text:p>2308</text:p>
          </table:table-cell>
          <table:table-cell office:value-type="float" office:value="0.74" calcext:value-type="float">
            <text:p>0.74</text:p>
          </table:table-cell>
          <table:table-cell office:value-type="float" office:value="0.0157782515991471" calcext:value-type="float">
            <text:p>0.015778251599147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67420814479638" calcext:value-type="float">
            <text:p>0.016742081447964</text:p>
          </table:table-cell>
        </table:table-row>
        <table:table-row table:style-name="ro1">
          <table:table-cell office:value-type="float" office:value="65.3" calcext:value-type="float">
            <text:p>65.3</text:p>
          </table:table-cell>
          <table:table-cell office:value-type="float" office:value="37" calcext:value-type="float">
            <text:p>37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8" calcext:value-type="float">
            <text:p>2308</text:p>
          </table:table-cell>
          <table:table-cell office:value-type="float" office:value="0.74" calcext:value-type="float">
            <text:p>0.74</text:p>
          </table:table-cell>
          <table:table-cell office:value-type="float" office:value="0.0157782515991471" calcext:value-type="float">
            <text:p>0.015778251599147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67420814479638" calcext:value-type="float">
            <text:p>0.016742081447964</text:p>
          </table:table-cell>
        </table:table-row>
        <table:table-row table:style-name="ro1">
          <table:table-cell office:value-type="float" office:value="65.4" calcext:value-type="float">
            <text:p>65.4</text:p>
          </table:table-cell>
          <table:table-cell office:value-type="float" office:value="37" calcext:value-type="float">
            <text:p>37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8" calcext:value-type="float">
            <text:p>2308</text:p>
          </table:table-cell>
          <table:table-cell office:value-type="float" office:value="0.74" calcext:value-type="float">
            <text:p>0.74</text:p>
          </table:table-cell>
          <table:table-cell office:value-type="float" office:value="0.0157782515991471" calcext:value-type="float">
            <text:p>0.015778251599147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67420814479638" calcext:value-type="float">
            <text:p>0.016742081447964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37" calcext:value-type="float">
            <text:p>37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8" calcext:value-type="float">
            <text:p>2308</text:p>
          </table:table-cell>
          <table:table-cell office:value-type="float" office:value="0.74" calcext:value-type="float">
            <text:p>0.74</text:p>
          </table:table-cell>
          <table:table-cell office:value-type="float" office:value="0.0157782515991471" calcext:value-type="float">
            <text:p>0.015778251599147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67420814479638" calcext:value-type="float">
            <text:p>0.016742081447964</text:p>
          </table:table-cell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37" calcext:value-type="float">
            <text:p>37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8" calcext:value-type="float">
            <text:p>2308</text:p>
          </table:table-cell>
          <table:table-cell office:value-type="float" office:value="0.74" calcext:value-type="float">
            <text:p>0.74</text:p>
          </table:table-cell>
          <table:table-cell office:value-type="float" office:value="0.0157782515991471" calcext:value-type="float">
            <text:p>0.015778251599147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67420814479638" calcext:value-type="float">
            <text:p>0.016742081447964</text:p>
          </table:table-cell>
        </table:table-row>
        <table:table-row table:style-name="ro1">
          <table:table-cell office:value-type="float" office:value="65.7" calcext:value-type="float">
            <text:p>65.7</text:p>
          </table:table-cell>
          <table:table-cell office:value-type="float" office:value="37" calcext:value-type="float">
            <text:p>37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8" calcext:value-type="float">
            <text:p>2308</text:p>
          </table:table-cell>
          <table:table-cell office:value-type="float" office:value="0.74" calcext:value-type="float">
            <text:p>0.74</text:p>
          </table:table-cell>
          <table:table-cell office:value-type="float" office:value="0.0157782515991471" calcext:value-type="float">
            <text:p>0.015778251599147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67420814479638" calcext:value-type="float">
            <text:p>0.016742081447964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37" calcext:value-type="float">
            <text:p>37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8" calcext:value-type="float">
            <text:p>2308</text:p>
          </table:table-cell>
          <table:table-cell office:value-type="float" office:value="0.74" calcext:value-type="float">
            <text:p>0.74</text:p>
          </table:table-cell>
          <table:table-cell office:value-type="float" office:value="0.0157782515991471" calcext:value-type="float">
            <text:p>0.015778251599147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67420814479638" calcext:value-type="float">
            <text:p>0.016742081447964</text:p>
          </table:table-cell>
        </table:table-row>
        <table:table-row table:style-name="ro1">
          <table:table-cell office:value-type="float" office:value="65.9" calcext:value-type="float">
            <text:p>65.9</text:p>
          </table:table-cell>
          <table:table-cell office:value-type="float" office:value="37" calcext:value-type="float">
            <text:p>37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8" calcext:value-type="float">
            <text:p>2308</text:p>
          </table:table-cell>
          <table:table-cell office:value-type="float" office:value="0.74" calcext:value-type="float">
            <text:p>0.74</text:p>
          </table:table-cell>
          <table:table-cell office:value-type="float" office:value="0.0157782515991471" calcext:value-type="float">
            <text:p>0.015778251599147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67420814479638" calcext:value-type="float">
            <text:p>0.0167420814479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8" calcext:value-type="float">
            <text:p>2308</text:p>
          </table:table-cell>
          <table:table-cell office:value-type="float" office:value="0.74" calcext:value-type="float">
            <text:p>0.74</text:p>
          </table:table-cell>
          <table:table-cell office:value-type="float" office:value="0.0157782515991471" calcext:value-type="float">
            <text:p>0.015778251599147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67420814479638" calcext:value-type="float">
            <text:p>0.016742081447964</text:p>
          </table:table-cell>
        </table:table-row>
        <table:table-row table:style-name="ro1">
          <table:table-cell office:value-type="float" office:value="66.1" calcext:value-type="float">
            <text:p>66.1</text:p>
          </table:table-cell>
          <table:table-cell office:value-type="float" office:value="37" calcext:value-type="float">
            <text:p>37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8" calcext:value-type="float">
            <text:p>2308</text:p>
          </table:table-cell>
          <table:table-cell office:value-type="float" office:value="0.74" calcext:value-type="float">
            <text:p>0.74</text:p>
          </table:table-cell>
          <table:table-cell office:value-type="float" office:value="0.0157782515991471" calcext:value-type="float">
            <text:p>0.015778251599147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67420814479638" calcext:value-type="float">
            <text:p>0.016742081447964</text:p>
          </table:table-cell>
        </table:table-row>
        <table:table-row table:style-name="ro1">
          <table:table-cell office:value-type="float" office:value="66.2" calcext:value-type="float">
            <text:p>66.2</text:p>
          </table:table-cell>
          <table:table-cell office:value-type="float" office:value="37" calcext:value-type="float">
            <text:p>37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08" calcext:value-type="float">
            <text:p>2308</text:p>
          </table:table-cell>
          <table:table-cell office:value-type="float" office:value="0.74" calcext:value-type="float">
            <text:p>0.74</text:p>
          </table:table-cell>
          <table:table-cell office:value-type="float" office:value="0.0157782515991471" calcext:value-type="float">
            <text:p>0.015778251599147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67420814479638" calcext:value-type="float">
            <text:p>0.016742081447964</text:p>
          </table:table-cell>
        </table:table-row>
        <table:table-row table:style-name="ro1">
          <table:table-cell office:value-type="float" office:value="66.3" calcext:value-type="float">
            <text:p>66.3</text:p>
          </table:table-cell>
          <table:table-cell office:value-type="float" office:value="32" calcext:value-type="float">
            <text:p>3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13" calcext:value-type="float">
            <text:p>2313</text:p>
          </table:table-cell>
          <table:table-cell office:value-type="float" office:value="0.711111111111111" calcext:value-type="float">
            <text:p>0.711111111111111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233333333333" calcext:value-type="float">
            <text:p>0.961233333333333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44815652868362" calcext:value-type="float">
            <text:p>0.014481565286836</text:p>
          </table:table-cell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32" calcext:value-type="float">
            <text:p>3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13" calcext:value-type="float">
            <text:p>2313</text:p>
          </table:table-cell>
          <table:table-cell office:value-type="float" office:value="0.711111111111111" calcext:value-type="float">
            <text:p>0.711111111111111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233333333333" calcext:value-type="float">
            <text:p>0.961233333333333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44815652868362" calcext:value-type="float">
            <text:p>0.014481565286836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32" calcext:value-type="float">
            <text:p>3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13" calcext:value-type="float">
            <text:p>2313</text:p>
          </table:table-cell>
          <table:table-cell office:value-type="float" office:value="0.711111111111111" calcext:value-type="float">
            <text:p>0.711111111111111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233333333333" calcext:value-type="float">
            <text:p>0.961233333333333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44815652868362" calcext:value-type="float">
            <text:p>0.014481565286836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32" calcext:value-type="float">
            <text:p>3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13" calcext:value-type="float">
            <text:p>2313</text:p>
          </table:table-cell>
          <table:table-cell office:value-type="float" office:value="0.711111111111111" calcext:value-type="float">
            <text:p>0.711111111111111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233333333333" calcext:value-type="float">
            <text:p>0.961233333333333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44815652868362" calcext:value-type="float">
            <text:p>0.014481565286836</text:p>
          </table:table-cell>
        </table:table-row>
        <table:table-row table:style-name="ro1">
          <table:table-cell office:value-type="float" office:value="66.7" calcext:value-type="float">
            <text:p>66.7</text:p>
          </table:table-cell>
          <table:table-cell office:value-type="float" office:value="32" calcext:value-type="float">
            <text:p>3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13" calcext:value-type="float">
            <text:p>2313</text:p>
          </table:table-cell>
          <table:table-cell office:value-type="float" office:value="0.711111111111111" calcext:value-type="float">
            <text:p>0.711111111111111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233333333333" calcext:value-type="float">
            <text:p>0.961233333333333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44815652868362" calcext:value-type="float">
            <text:p>0.014481565286836</text:p>
          </table:table-cell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32" calcext:value-type="float">
            <text:p>3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13" calcext:value-type="float">
            <text:p>2313</text:p>
          </table:table-cell>
          <table:table-cell office:value-type="float" office:value="0.711111111111111" calcext:value-type="float">
            <text:p>0.711111111111111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233333333333" calcext:value-type="float">
            <text:p>0.961233333333333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44815652868362" calcext:value-type="float">
            <text:p>0.014481565286836</text:p>
          </table:table-cell>
        </table:table-row>
        <table:table-row table:style-name="ro1">
          <table:table-cell office:value-type="float" office:value="66.9" calcext:value-type="float">
            <text:p>66.9</text:p>
          </table:table-cell>
          <table:table-cell office:value-type="float" office:value="32" calcext:value-type="float">
            <text:p>3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13" calcext:value-type="float">
            <text:p>2313</text:p>
          </table:table-cell>
          <table:table-cell office:value-type="float" office:value="0.711111111111111" calcext:value-type="float">
            <text:p>0.711111111111111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233333333333" calcext:value-type="float">
            <text:p>0.961233333333333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44815652868362" calcext:value-type="float">
            <text:p>0.0144815652868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13" calcext:value-type="float">
            <text:p>2313</text:p>
          </table:table-cell>
          <table:table-cell office:value-type="float" office:value="0.711111111111111" calcext:value-type="float">
            <text:p>0.711111111111111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233333333333" calcext:value-type="float">
            <text:p>0.961233333333333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44815652868362" calcext:value-type="float">
            <text:p>0.014481565286836</text:p>
          </table:table-cell>
        </table:table-row>
        <table:table-row table:style-name="ro1">
          <table:table-cell office:value-type="float" office:value="67.1" calcext:value-type="float">
            <text:p>67.1</text:p>
          </table:table-cell>
          <table:table-cell office:value-type="float" office:value="32" calcext:value-type="float">
            <text:p>3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13" calcext:value-type="float">
            <text:p>2313</text:p>
          </table:table-cell>
          <table:table-cell office:value-type="float" office:value="0.711111111111111" calcext:value-type="float">
            <text:p>0.711111111111111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233333333333" calcext:value-type="float">
            <text:p>0.961233333333333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44815652868362" calcext:value-type="float">
            <text:p>0.014481565286836</text:p>
          </table:table-cell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32" calcext:value-type="float">
            <text:p>3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13" calcext:value-type="float">
            <text:p>2313</text:p>
          </table:table-cell>
          <table:table-cell office:value-type="float" office:value="0.711111111111111" calcext:value-type="float">
            <text:p>0.711111111111111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233333333333" calcext:value-type="float">
            <text:p>0.961233333333333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44815652868362" calcext:value-type="float">
            <text:p>0.014481565286836</text:p>
          </table:table-cell>
        </table:table-row>
        <table:table-row table:style-name="ro1">
          <table:table-cell office:value-type="float" office:value="67.3" calcext:value-type="float">
            <text:p>67.3</text:p>
          </table:table-cell>
          <table:table-cell office:value-type="float" office:value="32" calcext:value-type="float">
            <text:p>3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13" calcext:value-type="float">
            <text:p>2313</text:p>
          </table:table-cell>
          <table:table-cell office:value-type="float" office:value="0.711111111111111" calcext:value-type="float">
            <text:p>0.711111111111111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233333333333" calcext:value-type="float">
            <text:p>0.961233333333333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44815652868362" calcext:value-type="float">
            <text:p>0.014481565286836</text:p>
          </table:table-cell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32" calcext:value-type="float">
            <text:p>3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13" calcext:value-type="float">
            <text:p>2313</text:p>
          </table:table-cell>
          <table:table-cell office:value-type="float" office:value="0.711111111111111" calcext:value-type="float">
            <text:p>0.711111111111111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233333333333" calcext:value-type="float">
            <text:p>0.961233333333333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44815652868362" calcext:value-type="float">
            <text:p>0.014481565286836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32" calcext:value-type="float">
            <text:p>3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13" calcext:value-type="float">
            <text:p>2313</text:p>
          </table:table-cell>
          <table:table-cell office:value-type="float" office:value="0.711111111111111" calcext:value-type="float">
            <text:p>0.711111111111111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233333333333" calcext:value-type="float">
            <text:p>0.961233333333333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44815652868362" calcext:value-type="float">
            <text:p>0.014481565286836</text:p>
          </table:table-cell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32" calcext:value-type="float">
            <text:p>3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13" calcext:value-type="float">
            <text:p>2313</text:p>
          </table:table-cell>
          <table:table-cell office:value-type="float" office:value="0.711111111111111" calcext:value-type="float">
            <text:p>0.711111111111111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233333333333" calcext:value-type="float">
            <text:p>0.961233333333333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44815652868362" calcext:value-type="float">
            <text:p>0.014481565286836</text:p>
          </table:table-cell>
        </table:table-row>
        <table:table-row table:style-name="ro1">
          <table:table-cell office:value-type="float" office:value="67.7" calcext:value-type="float">
            <text:p>67.7</text:p>
          </table:table-cell>
          <table:table-cell office:value-type="float" office:value="32" calcext:value-type="float">
            <text:p>3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13" calcext:value-type="float">
            <text:p>2313</text:p>
          </table:table-cell>
          <table:table-cell office:value-type="float" office:value="0.711111111111111" calcext:value-type="float">
            <text:p>0.711111111111111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233333333333" calcext:value-type="float">
            <text:p>0.961233333333333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44815652868362" calcext:value-type="float">
            <text:p>0.014481565286836</text:p>
          </table:table-cell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32" calcext:value-type="float">
            <text:p>3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13" calcext:value-type="float">
            <text:p>2313</text:p>
          </table:table-cell>
          <table:table-cell office:value-type="float" office:value="0.711111111111111" calcext:value-type="float">
            <text:p>0.711111111111111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233333333333" calcext:value-type="float">
            <text:p>0.961233333333333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44815652868362" calcext:value-type="float">
            <text:p>0.014481565286836</text:p>
          </table:table-cell>
        </table:table-row>
        <table:table-row table:style-name="ro1">
          <table:table-cell office:value-type="float" office:value="67.9" calcext:value-type="float">
            <text:p>67.9</text:p>
          </table:table-cell>
          <table:table-cell office:value-type="float" office:value="32" calcext:value-type="float">
            <text:p>32</text:p>
          </table:table-cell>
          <table:table-cell office:value-type="float" office:value="57642" calcext:value-type="float">
            <text:p>57642</text:p>
          </table:table-cell>
          <table:table-cell office:value-type="float" office:value="13" calcext:value-type="float">
            <text:p>13</text:p>
          </table:table-cell>
          <table:table-cell office:value-type="float" office:value="2313" calcext:value-type="float">
            <text:p>2313</text:p>
          </table:table-cell>
          <table:table-cell office:value-type="float" office:value="0.711111111111111" calcext:value-type="float">
            <text:p>0.711111111111111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233333333333" calcext:value-type="float">
            <text:p>0.961233333333333</text:p>
          </table:table-cell>
          <table:table-cell office:value-type="float" office:value="0.00554371002132196" calcext:value-type="float">
            <text:p>0.005543710021322</text:p>
          </table:table-cell>
          <table:table-cell office:value-type="float" office:value="0.0144815652868362" calcext:value-type="float">
            <text:p>0.0144815652868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68.1" calcext:value-type="float">
            <text:p>68.1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68.3" calcext:value-type="float">
            <text:p>68.3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68.9" calcext:value-type="float">
            <text:p>68.9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69.1" calcext:value-type="float">
            <text:p>69.1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69.3" calcext:value-type="float">
            <text:p>69.3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69.4" calcext:value-type="float">
            <text:p>69.4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69.7" calcext:value-type="float">
            <text:p>69.7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69.8" calcext:value-type="float">
            <text:p>69.8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69.9" calcext:value-type="float">
            <text:p>69.9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0.1" calcext:value-type="float">
            <text:p>70.1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0.7" calcext:value-type="float">
            <text:p>70.7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0.8" calcext:value-type="float">
            <text:p>70.8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0.9" calcext:value-type="float">
            <text:p>70.9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1.1" calcext:value-type="float">
            <text:p>71.1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1.3" calcext:value-type="float">
            <text:p>71.3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1.4" calcext:value-type="float">
            <text:p>71.4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1.6" calcext:value-type="float">
            <text:p>71.6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1.7" calcext:value-type="float">
            <text:p>71.7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1.8" calcext:value-type="float">
            <text:p>71.8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1.9" calcext:value-type="float">
            <text:p>71.9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2.1" calcext:value-type="float">
            <text:p>72.1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2.3" calcext:value-type="float">
            <text:p>72.3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2.4" calcext:value-type="float">
            <text:p>72.4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2.6" calcext:value-type="float">
            <text:p>72.6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2.7" calcext:value-type="float">
            <text:p>72.7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2.9" calcext:value-type="float">
            <text:p>72.9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3.1" calcext:value-type="float">
            <text:p>73.1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3.3" calcext:value-type="float">
            <text:p>73.3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3.4" calcext:value-type="float">
            <text:p>73.4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3.7" calcext:value-type="float">
            <text:p>73.7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3.9" calcext:value-type="float">
            <text:p>73.9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4.6" calcext:value-type="float">
            <text:p>74.6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4.7" calcext:value-type="float">
            <text:p>74.7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4.8" calcext:value-type="float">
            <text:p>74.8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4.9" calcext:value-type="float">
            <text:p>74.9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5.1" calcext:value-type="float">
            <text:p>75.1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5.3" calcext:value-type="float">
            <text:p>75.3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5.7" calcext:value-type="float">
            <text:p>75.7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5.8" calcext:value-type="float">
            <text:p>75.8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5.9" calcext:value-type="float">
            <text:p>75.9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6.1" calcext:value-type="float">
            <text:p>76.1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6.2" calcext:value-type="float">
            <text:p>76.2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6.3" calcext:value-type="float">
            <text:p>76.3</text:p>
          </table:table-cell>
          <table:table-cell office:value-type="float" office:value="32" calcext:value-type="float">
            <text:p>32</text:p>
          </table:table-cell>
          <table:table-cell office:value-type="float" office:value="57647" calcext:value-type="float">
            <text:p>57647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0.8" calcext:value-type="float">
            <text:p>0.8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316666666667" calcext:value-type="float">
            <text:p>0.961316666666667</text:p>
          </table:table-cell>
          <table:table-cell office:value-type="float" office:value="0.00341151385927505" calcext:value-type="float">
            <text:p>0.003411513859275</text:p>
          </table:table-cell>
          <table:table-cell office:value-type="float" office:value="0.0144834930777423" calcext:value-type="float">
            <text:p>0.014483493077742</text:p>
          </table:table-cell>
        </table:table-row>
        <table:table-row table:style-name="ro1">
          <table:table-cell office:value-type="float" office:value="76.4" calcext:value-type="float">
            <text:p>76.4</text:p>
          </table:table-cell>
          <table:table-cell office:value-type="float" office:value="32" calcext:value-type="float">
            <text:p>32</text:p>
          </table:table-cell>
          <table:table-cell office:value-type="float" office:value="57652" calcext:value-type="float">
            <text:p>57652</text:p>
          </table:table-cell>
          <table:table-cell office:value-type="float" office:value="3" calcext:value-type="float">
            <text:p>3</text:p>
          </table:table-cell>
          <table:table-cell office:value-type="float" office:value="2313" calcext:value-type="float">
            <text:p>2313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127931769722815" calcext:value-type="float">
            <text:p>0.001279317697228</text:p>
          </table:table-cell>
          <table:table-cell office:value-type="float" office:value="0.0144854213819731" calcext:value-type="float">
            <text:p>0.014485421381973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32" calcext:value-type="float">
            <text:p>32</text:p>
          </table:table-cell>
          <table:table-cell office:value-type="float" office:value="57652" calcext:value-type="float">
            <text:p>57652</text:p>
          </table:table-cell>
          <table:table-cell office:value-type="float" office:value="3" calcext:value-type="float">
            <text:p>3</text:p>
          </table:table-cell>
          <table:table-cell office:value-type="float" office:value="2313" calcext:value-type="float">
            <text:p>2313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127931769722815" calcext:value-type="float">
            <text:p>0.001279317697228</text:p>
          </table:table-cell>
          <table:table-cell office:value-type="float" office:value="0.0144854213819731" calcext:value-type="float">
            <text:p>0.014485421381973</text:p>
          </table:table-cell>
        </table:table-row>
        <table:table-row table:style-name="ro1">
          <table:table-cell office:value-type="float" office:value="76.6" calcext:value-type="float">
            <text:p>76.6</text:p>
          </table:table-cell>
          <table:table-cell office:value-type="float" office:value="32" calcext:value-type="float">
            <text:p>32</text:p>
          </table:table-cell>
          <table:table-cell office:value-type="float" office:value="57652" calcext:value-type="float">
            <text:p>57652</text:p>
          </table:table-cell>
          <table:table-cell office:value-type="float" office:value="3" calcext:value-type="float">
            <text:p>3</text:p>
          </table:table-cell>
          <table:table-cell office:value-type="float" office:value="2313" calcext:value-type="float">
            <text:p>2313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127931769722815" calcext:value-type="float">
            <text:p>0.001279317697228</text:p>
          </table:table-cell>
          <table:table-cell office:value-type="float" office:value="0.0144854213819731" calcext:value-type="float">
            <text:p>0.014485421381973</text:p>
          </table:table-cell>
        </table:table-row>
        <table:table-row table:style-name="ro1">
          <table:table-cell office:value-type="float" office:value="76.7" calcext:value-type="float">
            <text:p>76.7</text:p>
          </table:table-cell>
          <table:table-cell office:value-type="float" office:value="32" calcext:value-type="float">
            <text:p>32</text:p>
          </table:table-cell>
          <table:table-cell office:value-type="float" office:value="57652" calcext:value-type="float">
            <text:p>57652</text:p>
          </table:table-cell>
          <table:table-cell office:value-type="float" office:value="3" calcext:value-type="float">
            <text:p>3</text:p>
          </table:table-cell>
          <table:table-cell office:value-type="float" office:value="2313" calcext:value-type="float">
            <text:p>2313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127931769722815" calcext:value-type="float">
            <text:p>0.001279317697228</text:p>
          </table:table-cell>
          <table:table-cell office:value-type="float" office:value="0.0144854213819731" calcext:value-type="float">
            <text:p>0.014485421381973</text:p>
          </table:table-cell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32" calcext:value-type="float">
            <text:p>32</text:p>
          </table:table-cell>
          <table:table-cell office:value-type="float" office:value="57652" calcext:value-type="float">
            <text:p>57652</text:p>
          </table:table-cell>
          <table:table-cell office:value-type="float" office:value="3" calcext:value-type="float">
            <text:p>3</text:p>
          </table:table-cell>
          <table:table-cell office:value-type="float" office:value="2313" calcext:value-type="float">
            <text:p>2313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127931769722815" calcext:value-type="float">
            <text:p>0.001279317697228</text:p>
          </table:table-cell>
          <table:table-cell office:value-type="float" office:value="0.0144854213819731" calcext:value-type="float">
            <text:p>0.014485421381973</text:p>
          </table:table-cell>
        </table:table-row>
        <table:table-row table:style-name="ro1">
          <table:table-cell office:value-type="float" office:value="76.9" calcext:value-type="float">
            <text:p>76.9</text:p>
          </table:table-cell>
          <table:table-cell office:value-type="float" office:value="32" calcext:value-type="float">
            <text:p>32</text:p>
          </table:table-cell>
          <table:table-cell office:value-type="float" office:value="57652" calcext:value-type="float">
            <text:p>57652</text:p>
          </table:table-cell>
          <table:table-cell office:value-type="float" office:value="3" calcext:value-type="float">
            <text:p>3</text:p>
          </table:table-cell>
          <table:table-cell office:value-type="float" office:value="2313" calcext:value-type="float">
            <text:p>2313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0.0136460554371002" calcext:value-type="float">
            <text:p>0.0136460554371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127931769722815" calcext:value-type="float">
            <text:p>0.001279317697228</text:p>
          </table:table-cell>
          <table:table-cell office:value-type="float" office:value="0.0144854213819731" calcext:value-type="float">
            <text:p>0.0144854213819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57653" calcext:value-type="float">
            <text:p>57653</text:p>
          </table:table-cell>
          <table:table-cell office:value-type="float" office:value="2" calcext:value-type="float">
            <text:p>2</text:p>
          </table:table-cell>
          <table:table-cell office:value-type="float" office:value="2317" calcext:value-type="float">
            <text:p>231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119402985074627" calcext:value-type="float">
            <text:p>0.011940298507463</text:p>
          </table:table-cell>
          <table:table-cell office:value-type="float" office:value="0.96135" calcext:value-type="float">
            <text:p>0.96135</text:p>
          </table:table-cell>
          <table:table-cell office:value-type="float" office:value="0.000852878464818763" calcext:value-type="float">
            <text:p>0.000852878464819</text:p>
          </table:table-cell>
          <table:table-cell office:value-type="float" office:value="0.012676431424767" calcext:value-type="float">
            <text:p>0.012676431424767</text:p>
          </table:table-cell>
        </table:table-row>
        <table:table-row table:style-name="ro1">
          <table:table-cell office:value-type="float" office:value="77.1" calcext:value-type="float">
            <text:p>77.1</text:p>
          </table:table-cell>
          <table:table-cell office:value-type="float" office:value="28" calcext:value-type="float">
            <text:p>28</text:p>
          </table:table-cell>
          <table:table-cell office:value-type="float" office:value="57653" calcext:value-type="float">
            <text:p>57653</text:p>
          </table:table-cell>
          <table:table-cell office:value-type="float" office:value="2" calcext:value-type="float">
            <text:p>2</text:p>
          </table:table-cell>
          <table:table-cell office:value-type="float" office:value="2317" calcext:value-type="float">
            <text:p>231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119402985074627" calcext:value-type="float">
            <text:p>0.011940298507463</text:p>
          </table:table-cell>
          <table:table-cell office:value-type="float" office:value="0.96135" calcext:value-type="float">
            <text:p>0.96135</text:p>
          </table:table-cell>
          <table:table-cell office:value-type="float" office:value="0.000852878464818763" calcext:value-type="float">
            <text:p>0.000852878464819</text:p>
          </table:table-cell>
          <table:table-cell office:value-type="float" office:value="0.012676431424767" calcext:value-type="float">
            <text:p>0.012676431424767</text:p>
          </table:table-cell>
        </table:table-row>
        <table:table-row table:style-name="ro1">
          <table:table-cell office:value-type="float" office:value="77.2" calcext:value-type="float">
            <text:p>77.2</text:p>
          </table:table-cell>
          <table:table-cell office:value-type="float" office:value="28" calcext:value-type="float">
            <text:p>28</text:p>
          </table:table-cell>
          <table:table-cell office:value-type="float" office:value="57653" calcext:value-type="float">
            <text:p>57653</text:p>
          </table:table-cell>
          <table:table-cell office:value-type="float" office:value="2" calcext:value-type="float">
            <text:p>2</text:p>
          </table:table-cell>
          <table:table-cell office:value-type="float" office:value="2317" calcext:value-type="float">
            <text:p>231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119402985074627" calcext:value-type="float">
            <text:p>0.011940298507463</text:p>
          </table:table-cell>
          <table:table-cell office:value-type="float" office:value="0.96135" calcext:value-type="float">
            <text:p>0.96135</text:p>
          </table:table-cell>
          <table:table-cell office:value-type="float" office:value="0.000852878464818763" calcext:value-type="float">
            <text:p>0.000852878464819</text:p>
          </table:table-cell>
          <table:table-cell office:value-type="float" office:value="0.012676431424767" calcext:value-type="float">
            <text:p>0.012676431424767</text:p>
          </table:table-cell>
        </table:table-row>
        <table:table-row table:style-name="ro1">
          <table:table-cell office:value-type="float" office:value="77.3" calcext:value-type="float">
            <text:p>77.3</text:p>
          </table:table-cell>
          <table:table-cell office:value-type="float" office:value="28" calcext:value-type="float">
            <text:p>28</text:p>
          </table:table-cell>
          <table:table-cell office:value-type="float" office:value="57653" calcext:value-type="float">
            <text:p>57653</text:p>
          </table:table-cell>
          <table:table-cell office:value-type="float" office:value="2" calcext:value-type="float">
            <text:p>2</text:p>
          </table:table-cell>
          <table:table-cell office:value-type="float" office:value="2317" calcext:value-type="float">
            <text:p>231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119402985074627" calcext:value-type="float">
            <text:p>0.011940298507463</text:p>
          </table:table-cell>
          <table:table-cell office:value-type="float" office:value="0.96135" calcext:value-type="float">
            <text:p>0.96135</text:p>
          </table:table-cell>
          <table:table-cell office:value-type="float" office:value="0.000852878464818763" calcext:value-type="float">
            <text:p>0.000852878464819</text:p>
          </table:table-cell>
          <table:table-cell office:value-type="float" office:value="0.012676431424767" calcext:value-type="float">
            <text:p>0.012676431424767</text:p>
          </table:table-cell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28" calcext:value-type="float">
            <text:p>28</text:p>
          </table:table-cell>
          <table:table-cell office:value-type="float" office:value="57653" calcext:value-type="float">
            <text:p>57653</text:p>
          </table:table-cell>
          <table:table-cell office:value-type="float" office:value="2" calcext:value-type="float">
            <text:p>2</text:p>
          </table:table-cell>
          <table:table-cell office:value-type="float" office:value="2317" calcext:value-type="float">
            <text:p>231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119402985074627" calcext:value-type="float">
            <text:p>0.011940298507463</text:p>
          </table:table-cell>
          <table:table-cell office:value-type="float" office:value="0.96135" calcext:value-type="float">
            <text:p>0.96135</text:p>
          </table:table-cell>
          <table:table-cell office:value-type="float" office:value="0.000852878464818763" calcext:value-type="float">
            <text:p>0.000852878464819</text:p>
          </table:table-cell>
          <table:table-cell office:value-type="float" office:value="0.012676431424767" calcext:value-type="float">
            <text:p>0.012676431424767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28" calcext:value-type="float">
            <text:p>28</text:p>
          </table:table-cell>
          <table:table-cell office:value-type="float" office:value="57653" calcext:value-type="float">
            <text:p>57653</text:p>
          </table:table-cell>
          <table:table-cell office:value-type="float" office:value="2" calcext:value-type="float">
            <text:p>2</text:p>
          </table:table-cell>
          <table:table-cell office:value-type="float" office:value="2317" calcext:value-type="float">
            <text:p>231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119402985074627" calcext:value-type="float">
            <text:p>0.011940298507463</text:p>
          </table:table-cell>
          <table:table-cell office:value-type="float" office:value="0.96135" calcext:value-type="float">
            <text:p>0.96135</text:p>
          </table:table-cell>
          <table:table-cell office:value-type="float" office:value="0.000852878464818763" calcext:value-type="float">
            <text:p>0.000852878464819</text:p>
          </table:table-cell>
          <table:table-cell office:value-type="float" office:value="0.012676431424767" calcext:value-type="float">
            <text:p>0.012676431424767</text:p>
          </table:table-cell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28" calcext:value-type="float">
            <text:p>28</text:p>
          </table:table-cell>
          <table:table-cell office:value-type="float" office:value="57653" calcext:value-type="float">
            <text:p>57653</text:p>
          </table:table-cell>
          <table:table-cell office:value-type="float" office:value="2" calcext:value-type="float">
            <text:p>2</text:p>
          </table:table-cell>
          <table:table-cell office:value-type="float" office:value="2317" calcext:value-type="float">
            <text:p>231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119402985074627" calcext:value-type="float">
            <text:p>0.011940298507463</text:p>
          </table:table-cell>
          <table:table-cell office:value-type="float" office:value="0.96135" calcext:value-type="float">
            <text:p>0.96135</text:p>
          </table:table-cell>
          <table:table-cell office:value-type="float" office:value="0.000852878464818763" calcext:value-type="float">
            <text:p>0.000852878464819</text:p>
          </table:table-cell>
          <table:table-cell office:value-type="float" office:value="0.012676431424767" calcext:value-type="float">
            <text:p>0.012676431424767</text:p>
          </table:table-cell>
        </table:table-row>
        <table:table-row table:style-name="ro1">
          <table:table-cell office:value-type="float" office:value="77.7" calcext:value-type="float">
            <text:p>77.7</text:p>
          </table:table-cell>
          <table:table-cell office:value-type="float" office:value="28" calcext:value-type="float">
            <text:p>28</text:p>
          </table:table-cell>
          <table:table-cell office:value-type="float" office:value="57653" calcext:value-type="float">
            <text:p>57653</text:p>
          </table:table-cell>
          <table:table-cell office:value-type="float" office:value="2" calcext:value-type="float">
            <text:p>2</text:p>
          </table:table-cell>
          <table:table-cell office:value-type="float" office:value="2317" calcext:value-type="float">
            <text:p>231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119402985074627" calcext:value-type="float">
            <text:p>0.011940298507463</text:p>
          </table:table-cell>
          <table:table-cell office:value-type="float" office:value="0.96135" calcext:value-type="float">
            <text:p>0.96135</text:p>
          </table:table-cell>
          <table:table-cell office:value-type="float" office:value="0.000852878464818763" calcext:value-type="float">
            <text:p>0.000852878464819</text:p>
          </table:table-cell>
          <table:table-cell office:value-type="float" office:value="0.012676431424767" calcext:value-type="float">
            <text:p>0.012676431424767</text:p>
          </table:table-cell>
        </table:table-row>
        <table:table-row table:style-name="ro1">
          <table:table-cell office:value-type="float" office:value="77.8" calcext:value-type="float">
            <text:p>77.8</text:p>
          </table:table-cell>
          <table:table-cell office:value-type="float" office:value="28" calcext:value-type="float">
            <text:p>28</text:p>
          </table:table-cell>
          <table:table-cell office:value-type="float" office:value="57653" calcext:value-type="float">
            <text:p>57653</text:p>
          </table:table-cell>
          <table:table-cell office:value-type="float" office:value="2" calcext:value-type="float">
            <text:p>2</text:p>
          </table:table-cell>
          <table:table-cell office:value-type="float" office:value="2317" calcext:value-type="float">
            <text:p>231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119402985074627" calcext:value-type="float">
            <text:p>0.011940298507463</text:p>
          </table:table-cell>
          <table:table-cell office:value-type="float" office:value="0.96135" calcext:value-type="float">
            <text:p>0.96135</text:p>
          </table:table-cell>
          <table:table-cell office:value-type="float" office:value="0.000852878464818763" calcext:value-type="float">
            <text:p>0.000852878464819</text:p>
          </table:table-cell>
          <table:table-cell office:value-type="float" office:value="0.012676431424767" calcext:value-type="float">
            <text:p>0.012676431424767</text:p>
          </table:table-cell>
        </table:table-row>
        <table:table-row table:style-name="ro1">
          <table:table-cell office:value-type="float" office:value="77.9" calcext:value-type="float">
            <text:p>77.9</text:p>
          </table:table-cell>
          <table:table-cell office:value-type="float" office:value="28" calcext:value-type="float">
            <text:p>28</text:p>
          </table:table-cell>
          <table:table-cell office:value-type="float" office:value="57653" calcext:value-type="float">
            <text:p>57653</text:p>
          </table:table-cell>
          <table:table-cell office:value-type="float" office:value="2" calcext:value-type="float">
            <text:p>2</text:p>
          </table:table-cell>
          <table:table-cell office:value-type="float" office:value="2317" calcext:value-type="float">
            <text:p>231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119402985074627" calcext:value-type="float">
            <text:p>0.011940298507463</text:p>
          </table:table-cell>
          <table:table-cell office:value-type="float" office:value="0.96135" calcext:value-type="float">
            <text:p>0.96135</text:p>
          </table:table-cell>
          <table:table-cell office:value-type="float" office:value="0.000852878464818763" calcext:value-type="float">
            <text:p>0.000852878464819</text:p>
          </table:table-cell>
          <table:table-cell office:value-type="float" office:value="0.012676431424767" calcext:value-type="float">
            <text:p>0.0126764314247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57653" calcext:value-type="float">
            <text:p>57653</text:p>
          </table:table-cell>
          <table:table-cell office:value-type="float" office:value="2" calcext:value-type="float">
            <text:p>2</text:p>
          </table:table-cell>
          <table:table-cell office:value-type="float" office:value="2317" calcext:value-type="float">
            <text:p>231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119402985074627" calcext:value-type="float">
            <text:p>0.011940298507463</text:p>
          </table:table-cell>
          <table:table-cell office:value-type="float" office:value="0.96135" calcext:value-type="float">
            <text:p>0.96135</text:p>
          </table:table-cell>
          <table:table-cell office:value-type="float" office:value="0.000852878464818763" calcext:value-type="float">
            <text:p>0.000852878464819</text:p>
          </table:table-cell>
          <table:table-cell office:value-type="float" office:value="0.012676431424767" calcext:value-type="float">
            <text:p>0.012676431424767</text:p>
          </table:table-cell>
        </table:table-row>
        <table:table-row table:style-name="ro1">
          <table:table-cell office:value-type="float" office:value="78.1" calcext:value-type="float">
            <text:p>78.1</text:p>
          </table:table-cell>
          <table:table-cell office:value-type="float" office:value="28" calcext:value-type="float">
            <text:p>28</text:p>
          </table:table-cell>
          <table:table-cell office:value-type="float" office:value="57653" calcext:value-type="float">
            <text:p>57653</text:p>
          </table:table-cell>
          <table:table-cell office:value-type="float" office:value="2" calcext:value-type="float">
            <text:p>2</text:p>
          </table:table-cell>
          <table:table-cell office:value-type="float" office:value="2317" calcext:value-type="float">
            <text:p>231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119402985074627" calcext:value-type="float">
            <text:p>0.011940298507463</text:p>
          </table:table-cell>
          <table:table-cell office:value-type="float" office:value="0.96135" calcext:value-type="float">
            <text:p>0.96135</text:p>
          </table:table-cell>
          <table:table-cell office:value-type="float" office:value="0.000852878464818763" calcext:value-type="float">
            <text:p>0.000852878464819</text:p>
          </table:table-cell>
          <table:table-cell office:value-type="float" office:value="0.012676431424767" calcext:value-type="float">
            <text:p>0.012676431424767</text:p>
          </table:table-cell>
        </table:table-row>
        <table:table-row table:style-name="ro1">
          <table:table-cell office:value-type="float" office:value="78.2" calcext:value-type="float">
            <text:p>78.2</text:p>
          </table:table-cell>
          <table:table-cell office:value-type="float" office:value="28" calcext:value-type="float">
            <text:p>28</text:p>
          </table:table-cell>
          <table:table-cell office:value-type="float" office:value="57653" calcext:value-type="float">
            <text:p>57653</text:p>
          </table:table-cell>
          <table:table-cell office:value-type="float" office:value="2" calcext:value-type="float">
            <text:p>2</text:p>
          </table:table-cell>
          <table:table-cell office:value-type="float" office:value="2317" calcext:value-type="float">
            <text:p>231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119402985074627" calcext:value-type="float">
            <text:p>0.011940298507463</text:p>
          </table:table-cell>
          <table:table-cell office:value-type="float" office:value="0.96135" calcext:value-type="float">
            <text:p>0.96135</text:p>
          </table:table-cell>
          <table:table-cell office:value-type="float" office:value="0.000852878464818763" calcext:value-type="float">
            <text:p>0.000852878464819</text:p>
          </table:table-cell>
          <table:table-cell office:value-type="float" office:value="0.012676431424767" calcext:value-type="float">
            <text:p>0.012676431424767</text:p>
          </table:table-cell>
        </table:table-row>
        <table:table-row table:style-name="ro1">
          <table:table-cell office:value-type="float" office:value="78.3" calcext:value-type="float">
            <text:p>78.3</text:p>
          </table:table-cell>
          <table:table-cell office:value-type="float" office:value="28" calcext:value-type="float">
            <text:p>28</text:p>
          </table:table-cell>
          <table:table-cell office:value-type="float" office:value="57653" calcext:value-type="float">
            <text:p>57653</text:p>
          </table:table-cell>
          <table:table-cell office:value-type="float" office:value="2" calcext:value-type="float">
            <text:p>2</text:p>
          </table:table-cell>
          <table:table-cell office:value-type="float" office:value="2317" calcext:value-type="float">
            <text:p>231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119402985074627" calcext:value-type="float">
            <text:p>0.011940298507463</text:p>
          </table:table-cell>
          <table:table-cell office:value-type="float" office:value="0.96135" calcext:value-type="float">
            <text:p>0.96135</text:p>
          </table:table-cell>
          <table:table-cell office:value-type="float" office:value="0.000852878464818763" calcext:value-type="float">
            <text:p>0.000852878464819</text:p>
          </table:table-cell>
          <table:table-cell office:value-type="float" office:value="0.012676431424767" calcext:value-type="float">
            <text:p>0.012676431424767</text:p>
          </table:table-cell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28" calcext:value-type="float">
            <text:p>28</text:p>
          </table:table-cell>
          <table:table-cell office:value-type="float" office:value="57653" calcext:value-type="float">
            <text:p>57653</text:p>
          </table:table-cell>
          <table:table-cell office:value-type="float" office:value="2" calcext:value-type="float">
            <text:p>2</text:p>
          </table:table-cell>
          <table:table-cell office:value-type="float" office:value="2317" calcext:value-type="float">
            <text:p>231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119402985074627" calcext:value-type="float">
            <text:p>0.011940298507463</text:p>
          </table:table-cell>
          <table:table-cell office:value-type="float" office:value="0.96135" calcext:value-type="float">
            <text:p>0.96135</text:p>
          </table:table-cell>
          <table:table-cell office:value-type="float" office:value="0.000852878464818763" calcext:value-type="float">
            <text:p>0.000852878464819</text:p>
          </table:table-cell>
          <table:table-cell office:value-type="float" office:value="0.012676431424767" calcext:value-type="float">
            <text:p>0.012676431424767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28" calcext:value-type="float">
            <text:p>28</text:p>
          </table:table-cell>
          <table:table-cell office:value-type="float" office:value="57653" calcext:value-type="float">
            <text:p>57653</text:p>
          </table:table-cell>
          <table:table-cell office:value-type="float" office:value="2" calcext:value-type="float">
            <text:p>2</text:p>
          </table:table-cell>
          <table:table-cell office:value-type="float" office:value="2317" calcext:value-type="float">
            <text:p>231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119402985074627" calcext:value-type="float">
            <text:p>0.011940298507463</text:p>
          </table:table-cell>
          <table:table-cell office:value-type="float" office:value="0.96135" calcext:value-type="float">
            <text:p>0.96135</text:p>
          </table:table-cell>
          <table:table-cell office:value-type="float" office:value="0.000852878464818763" calcext:value-type="float">
            <text:p>0.000852878464819</text:p>
          </table:table-cell>
          <table:table-cell office:value-type="float" office:value="0.012676431424767" calcext:value-type="float">
            <text:p>0.012676431424767</text:p>
          </table:table-cell>
        </table:table-row>
        <table:table-row table:style-name="ro1">
          <table:table-cell office:value-type="float" office:value="78.6" calcext:value-type="float">
            <text:p>78.6</text:p>
          </table:table-cell>
          <table:table-cell office:value-type="float" office:value="28" calcext:value-type="float">
            <text:p>28</text:p>
          </table:table-cell>
          <table:table-cell office:value-type="float" office:value="57653" calcext:value-type="float">
            <text:p>57653</text:p>
          </table:table-cell>
          <table:table-cell office:value-type="float" office:value="2" calcext:value-type="float">
            <text:p>2</text:p>
          </table:table-cell>
          <table:table-cell office:value-type="float" office:value="2317" calcext:value-type="float">
            <text:p>231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119402985074627" calcext:value-type="float">
            <text:p>0.011940298507463</text:p>
          </table:table-cell>
          <table:table-cell office:value-type="float" office:value="0.96135" calcext:value-type="float">
            <text:p>0.96135</text:p>
          </table:table-cell>
          <table:table-cell office:value-type="float" office:value="0.000852878464818763" calcext:value-type="float">
            <text:p>0.000852878464819</text:p>
          </table:table-cell>
          <table:table-cell office:value-type="float" office:value="0.012676431424767" calcext:value-type="float">
            <text:p>0.012676431424767</text:p>
          </table:table-cell>
        </table:table-row>
        <table:table-row table:style-name="ro1">
          <table:table-cell office:value-type="float" office:value="78.7" calcext:value-type="float">
            <text:p>78.7</text:p>
          </table:table-cell>
          <table:table-cell office:value-type="float" office:value="28" calcext:value-type="float">
            <text:p>28</text:p>
          </table:table-cell>
          <table:table-cell office:value-type="float" office:value="57653" calcext:value-type="float">
            <text:p>57653</text:p>
          </table:table-cell>
          <table:table-cell office:value-type="float" office:value="2" calcext:value-type="float">
            <text:p>2</text:p>
          </table:table-cell>
          <table:table-cell office:value-type="float" office:value="2317" calcext:value-type="float">
            <text:p>231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119402985074627" calcext:value-type="float">
            <text:p>0.011940298507463</text:p>
          </table:table-cell>
          <table:table-cell office:value-type="float" office:value="0.96135" calcext:value-type="float">
            <text:p>0.96135</text:p>
          </table:table-cell>
          <table:table-cell office:value-type="float" office:value="0.000852878464818763" calcext:value-type="float">
            <text:p>0.000852878464819</text:p>
          </table:table-cell>
          <table:table-cell office:value-type="float" office:value="0.012676431424767" calcext:value-type="float">
            <text:p>0.012676431424767</text:p>
          </table:table-cell>
        </table:table-row>
        <table:table-row table:style-name="ro1">
          <table:table-cell office:value-type="float" office:value="78.8" calcext:value-type="float">
            <text:p>78.8</text:p>
          </table:table-cell>
          <table:table-cell office:value-type="float" office:value="28" calcext:value-type="float">
            <text:p>28</text:p>
          </table:table-cell>
          <table:table-cell office:value-type="float" office:value="57653" calcext:value-type="float">
            <text:p>57653</text:p>
          </table:table-cell>
          <table:table-cell office:value-type="float" office:value="2" calcext:value-type="float">
            <text:p>2</text:p>
          </table:table-cell>
          <table:table-cell office:value-type="float" office:value="2317" calcext:value-type="float">
            <text:p>231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119402985074627" calcext:value-type="float">
            <text:p>0.011940298507463</text:p>
          </table:table-cell>
          <table:table-cell office:value-type="float" office:value="0.96135" calcext:value-type="float">
            <text:p>0.96135</text:p>
          </table:table-cell>
          <table:table-cell office:value-type="float" office:value="0.000852878464818763" calcext:value-type="float">
            <text:p>0.000852878464819</text:p>
          </table:table-cell>
          <table:table-cell office:value-type="float" office:value="0.012676431424767" calcext:value-type="float">
            <text:p>0.012676431424767</text:p>
          </table:table-cell>
        </table:table-row>
        <table:table-row table:style-name="ro1">
          <table:table-cell office:value-type="float" office:value="78.9" calcext:value-type="float">
            <text:p>78.9</text:p>
          </table:table-cell>
          <table:table-cell office:value-type="float" office:value="28" calcext:value-type="float">
            <text:p>28</text:p>
          </table:table-cell>
          <table:table-cell office:value-type="float" office:value="57653" calcext:value-type="float">
            <text:p>57653</text:p>
          </table:table-cell>
          <table:table-cell office:value-type="float" office:value="2" calcext:value-type="float">
            <text:p>2</text:p>
          </table:table-cell>
          <table:table-cell office:value-type="float" office:value="2317" calcext:value-type="float">
            <text:p>231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119402985074627" calcext:value-type="float">
            <text:p>0.011940298507463</text:p>
          </table:table-cell>
          <table:table-cell office:value-type="float" office:value="0.96135" calcext:value-type="float">
            <text:p>0.96135</text:p>
          </table:table-cell>
          <table:table-cell office:value-type="float" office:value="0.000852878464818763" calcext:value-type="float">
            <text:p>0.000852878464819</text:p>
          </table:table-cell>
          <table:table-cell office:value-type="float" office:value="0.012676431424767" calcext:value-type="float">
            <text:p>0.0126764314247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57653" calcext:value-type="float">
            <text:p>57653</text:p>
          </table:table-cell>
          <table:table-cell office:value-type="float" office:value="2" calcext:value-type="float">
            <text:p>2</text:p>
          </table:table-cell>
          <table:table-cell office:value-type="float" office:value="2317" calcext:value-type="float">
            <text:p>231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119402985074627" calcext:value-type="float">
            <text:p>0.011940298507463</text:p>
          </table:table-cell>
          <table:table-cell office:value-type="float" office:value="0.96135" calcext:value-type="float">
            <text:p>0.96135</text:p>
          </table:table-cell>
          <table:table-cell office:value-type="float" office:value="0.000852878464818763" calcext:value-type="float">
            <text:p>0.000852878464819</text:p>
          </table:table-cell>
          <table:table-cell office:value-type="float" office:value="0.012676431424767" calcext:value-type="float">
            <text:p>0.012676431424767</text:p>
          </table:table-cell>
        </table:table-row>
        <table:table-row table:style-name="ro1">
          <table:table-cell office:value-type="float" office:value="79.1" calcext:value-type="float">
            <text:p>79.1</text:p>
          </table:table-cell>
          <table:table-cell office:value-type="float" office:value="28" calcext:value-type="float">
            <text:p>28</text:p>
          </table:table-cell>
          <table:table-cell office:value-type="float" office:value="57653" calcext:value-type="float">
            <text:p>57653</text:p>
          </table:table-cell>
          <table:table-cell office:value-type="float" office:value="2" calcext:value-type="float">
            <text:p>2</text:p>
          </table:table-cell>
          <table:table-cell office:value-type="float" office:value="2317" calcext:value-type="float">
            <text:p>231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119402985074627" calcext:value-type="float">
            <text:p>0.011940298507463</text:p>
          </table:table-cell>
          <table:table-cell office:value-type="float" office:value="0.96135" calcext:value-type="float">
            <text:p>0.96135</text:p>
          </table:table-cell>
          <table:table-cell office:value-type="float" office:value="0.000852878464818763" calcext:value-type="float">
            <text:p>0.000852878464819</text:p>
          </table:table-cell>
          <table:table-cell office:value-type="float" office:value="0.012676431424767" calcext:value-type="float">
            <text:p>0.012676431424767</text:p>
          </table:table-cell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28" calcext:value-type="float">
            <text:p>28</text:p>
          </table:table-cell>
          <table:table-cell office:value-type="float" office:value="57653" calcext:value-type="float">
            <text:p>57653</text:p>
          </table:table-cell>
          <table:table-cell office:value-type="float" office:value="2" calcext:value-type="float">
            <text:p>2</text:p>
          </table:table-cell>
          <table:table-cell office:value-type="float" office:value="2317" calcext:value-type="float">
            <text:p>231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119402985074627" calcext:value-type="float">
            <text:p>0.011940298507463</text:p>
          </table:table-cell>
          <table:table-cell office:value-type="float" office:value="0.96135" calcext:value-type="float">
            <text:p>0.96135</text:p>
          </table:table-cell>
          <table:table-cell office:value-type="float" office:value="0.000852878464818763" calcext:value-type="float">
            <text:p>0.000852878464819</text:p>
          </table:table-cell>
          <table:table-cell office:value-type="float" office:value="0.012676431424767" calcext:value-type="float">
            <text:p>0.012676431424767</text:p>
          </table:table-cell>
        </table:table-row>
        <table:table-row table:style-name="ro1">
          <table:table-cell office:value-type="float" office:value="79.3" calcext:value-type="float">
            <text:p>79.3</text:p>
          </table:table-cell>
          <table:table-cell office:value-type="float" office:value="28" calcext:value-type="float">
            <text:p>28</text:p>
          </table:table-cell>
          <table:table-cell office:value-type="float" office:value="57653" calcext:value-type="float">
            <text:p>57653</text:p>
          </table:table-cell>
          <table:table-cell office:value-type="float" office:value="2" calcext:value-type="float">
            <text:p>2</text:p>
          </table:table-cell>
          <table:table-cell office:value-type="float" office:value="2317" calcext:value-type="float">
            <text:p>231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119402985074627" calcext:value-type="float">
            <text:p>0.011940298507463</text:p>
          </table:table-cell>
          <table:table-cell office:value-type="float" office:value="0.96135" calcext:value-type="float">
            <text:p>0.96135</text:p>
          </table:table-cell>
          <table:table-cell office:value-type="float" office:value="0.000852878464818763" calcext:value-type="float">
            <text:p>0.000852878464819</text:p>
          </table:table-cell>
          <table:table-cell office:value-type="float" office:value="0.012676431424767" calcext:value-type="float">
            <text:p>0.012676431424767</text:p>
          </table:table-cell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28" calcext:value-type="float">
            <text:p>28</text:p>
          </table:table-cell>
          <table:table-cell office:value-type="float" office:value="57653" calcext:value-type="float">
            <text:p>57653</text:p>
          </table:table-cell>
          <table:table-cell office:value-type="float" office:value="2" calcext:value-type="float">
            <text:p>2</text:p>
          </table:table-cell>
          <table:table-cell office:value-type="float" office:value="2317" calcext:value-type="float">
            <text:p>231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119402985074627" calcext:value-type="float">
            <text:p>0.011940298507463</text:p>
          </table:table-cell>
          <table:table-cell office:value-type="float" office:value="0.96135" calcext:value-type="float">
            <text:p>0.96135</text:p>
          </table:table-cell>
          <table:table-cell office:value-type="float" office:value="0.000852878464818763" calcext:value-type="float">
            <text:p>0.000852878464819</text:p>
          </table:table-cell>
          <table:table-cell office:value-type="float" office:value="0.012676431424767" calcext:value-type="float">
            <text:p>0.012676431424767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79.7" calcext:value-type="float">
            <text:p>79.7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79.8" calcext:value-type="float">
            <text:p>79.8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79.9" calcext:value-type="float">
            <text:p>79.9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0.1" calcext:value-type="float">
            <text:p>80.1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0.3" calcext:value-type="float">
            <text:p>80.3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0.7" calcext:value-type="float">
            <text:p>80.7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0.8" calcext:value-type="float">
            <text:p>80.8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0.9" calcext:value-type="float">
            <text:p>80.9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1.1" calcext:value-type="float">
            <text:p>81.1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1.2" calcext:value-type="float">
            <text:p>81.2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1.3" calcext:value-type="float">
            <text:p>81.3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1.4" calcext:value-type="float">
            <text:p>81.4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1.7" calcext:value-type="float">
            <text:p>81.7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1.8" calcext:value-type="float">
            <text:p>81.8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1.9" calcext:value-type="float">
            <text:p>81.9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2.1" calcext:value-type="float">
            <text:p>82.1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2.2" calcext:value-type="float">
            <text:p>82.2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2.3" calcext:value-type="float">
            <text:p>82.3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2.6" calcext:value-type="float">
            <text:p>82.6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2.7" calcext:value-type="float">
            <text:p>82.7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2.9" calcext:value-type="float">
            <text:p>82.9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3.1" calcext:value-type="float">
            <text:p>83.1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19" calcext:value-type="float">
            <text:p>19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0.95" calcext:value-type="float">
            <text:p>0.95</text:p>
          </table:table-cell>
          <table:table-cell office:value-type="float" office:value="0.00810234541577825" calcext:value-type="float">
            <text:p>0.008102345415778</text:p>
          </table:table-cell>
          <table:table-cell office:value-type="float" office:value="0.961216666666667" calcext:value-type="float">
            <text:p>0.961216666666667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860415556739478" calcext:value-type="float">
            <text:p>0.008604155567395</text:p>
          </table:table-cell>
        </table:table-row>
        <table:table-row table:style-name="ro1">
          <table:table-cell office:value-type="float" office:value="83.3" calcext:value-type="float">
            <text:p>83.3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3.6" calcext:value-type="float">
            <text:p>83.6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3.7" calcext:value-type="float">
            <text:p>83.7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3.8" calcext:value-type="float">
            <text:p>83.8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3.9" calcext:value-type="float">
            <text:p>83.9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4.1" calcext:value-type="float">
            <text:p>84.1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4.3" calcext:value-type="float">
            <text:p>84.3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4.4" calcext:value-type="float">
            <text:p>84.4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4.5" calcext:value-type="float">
            <text:p>84.5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4.6" calcext:value-type="float">
            <text:p>84.6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4.7" calcext:value-type="float">
            <text:p>84.7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4.9" calcext:value-type="float">
            <text:p>84.9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5.1" calcext:value-type="float">
            <text:p>85.1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5.3" calcext:value-type="float">
            <text:p>85.3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5.4" calcext:value-type="float">
            <text:p>85.4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5.6" calcext:value-type="float">
            <text:p>85.6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5.7" calcext:value-type="float">
            <text:p>85.7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5.8" calcext:value-type="float">
            <text:p>85.8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5.9" calcext:value-type="float">
            <text:p>85.9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6.1" calcext:value-type="float">
            <text:p>86.1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6.2" calcext:value-type="float">
            <text:p>86.2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6.3" calcext:value-type="float">
            <text:p>86.3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6.7" calcext:value-type="float">
            <text:p>86.7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6.8" calcext:value-type="float">
            <text:p>86.8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6.9" calcext:value-type="float">
            <text:p>86.9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7.1" calcext:value-type="float">
            <text:p>87.1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7.3" calcext:value-type="float">
            <text:p>87.3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7.4" calcext:value-type="float">
            <text:p>87.4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7.6" calcext:value-type="float">
            <text:p>87.6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7.7" calcext:value-type="float">
            <text:p>87.7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7.8" calcext:value-type="float">
            <text:p>87.8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7.9" calcext:value-type="float">
            <text:p>87.9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8.1" calcext:value-type="float">
            <text:p>88.1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8.3" calcext:value-type="float">
            <text:p>88.3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8.6" calcext:value-type="float">
            <text:p>88.6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8.7" calcext:value-type="float">
            <text:p>88.7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8.9" calcext:value-type="float">
            <text:p>88.9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9.1" calcext:value-type="float">
            <text:p>89.1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9.3" calcext:value-type="float">
            <text:p>89.3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9.4" calcext:value-type="float">
            <text:p>89.4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9.7" calcext:value-type="float">
            <text:p>89.7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89.9" calcext:value-type="float">
            <text:p>89.9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90.1" calcext:value-type="float">
            <text:p>90.1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90.2" calcext:value-type="float">
            <text:p>90.2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90.3" calcext:value-type="float">
            <text:p>90.3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90.7" calcext:value-type="float">
            <text:p>90.7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90.8" calcext:value-type="float">
            <text:p>90.8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90.9" calcext:value-type="float">
            <text:p>90.9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91.1" calcext:value-type="float">
            <text:p>91.1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91.3" calcext:value-type="float">
            <text:p>91.3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14" calcext:value-type="float">
            <text:p>14</text:p>
          </table:table-cell>
          <table:table-cell office:value-type="float" office:value="57654" calcext:value-type="float">
            <text:p>57654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597014925373134" calcext:value-type="float">
            <text:p>0.005970149253731</text:p>
          </table:table-cell>
          <table:table-cell office:value-type="float" office:value="0.961133333333333" calcext:value-type="float">
            <text:p>0.961133333333333</text:p>
          </table:table-cell>
          <table:table-cell office:value-type="float" office:value="0.000426439232409382" calcext:value-type="float">
            <text:p>0.000426439232409</text:p>
          </table:table-cell>
          <table:table-cell office:value-type="float" office:value="0.0063407486346077" calcext:value-type="float">
            <text:p>0.006340748634608</text:p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1.6" calcext:value-type="float">
            <text:p>91.6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1.7" calcext:value-type="float">
            <text:p>91.7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1.9" calcext:value-type="float">
            <text:p>91.9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2.1" calcext:value-type="float">
            <text:p>92.1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2.2" calcext:value-type="float">
            <text:p>92.2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2.3" calcext:value-type="float">
            <text:p>92.3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2.4" calcext:value-type="float">
            <text:p>92.4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2.5" calcext:value-type="float">
            <text:p>92.5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2.7" calcext:value-type="float">
            <text:p>92.7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2.8" calcext:value-type="float">
            <text:p>92.8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2.9" calcext:value-type="float">
            <text:p>92.9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3.1" calcext:value-type="float">
            <text:p>93.1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3.2" calcext:value-type="float">
            <text:p>93.2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3.3" calcext:value-type="float">
            <text:p>93.3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3.4" calcext:value-type="float">
            <text:p>93.4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3.7" calcext:value-type="float">
            <text:p>93.7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3.8" calcext:value-type="float">
            <text:p>93.8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3.9" calcext:value-type="float">
            <text:p>93.9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4.1" calcext:value-type="float">
            <text:p>94.1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4.2" calcext:value-type="float">
            <text:p>94.2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4.3" calcext:value-type="float">
            <text:p>94.3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4.4" calcext:value-type="float">
            <text:p>94.4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4.5" calcext:value-type="float">
            <text:p>94.5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4.7" calcext:value-type="float">
            <text:p>94.7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4.8" calcext:value-type="float">
            <text:p>94.8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4.9" calcext:value-type="float">
            <text:p>94.9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5.1" calcext:value-type="float">
            <text:p>95.1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5.2" calcext:value-type="float">
            <text:p>95.2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5.3" calcext:value-type="float">
            <text:p>95.3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5.5" calcext:value-type="float">
            <text:p>95.5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5.6" calcext:value-type="float">
            <text:p>95.6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5.7" calcext:value-type="float">
            <text:p>95.7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5.8" calcext:value-type="float">
            <text:p>95.8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5.9" calcext:value-type="float">
            <text:p>95.9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6.1" calcext:value-type="float">
            <text:p>96.1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6.3" calcext:value-type="float">
            <text:p>96.3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6.4" calcext:value-type="float">
            <text:p>96.4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6.5" calcext:value-type="float">
            <text:p>96.5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6.6" calcext:value-type="float">
            <text:p>96.6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6.7" calcext:value-type="float">
            <text:p>96.7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6.8" calcext:value-type="float">
            <text:p>96.8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6.9" calcext:value-type="float">
            <text:p>96.9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7.1" calcext:value-type="float">
            <text:p>97.1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7.3" calcext:value-type="float">
            <text:p>97.3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7.4" calcext:value-type="float">
            <text:p>97.4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7.5" calcext:value-type="float">
            <text:p>97.5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7.6" calcext:value-type="float">
            <text:p>97.6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7.7" calcext:value-type="float">
            <text:p>97.7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7.9" calcext:value-type="float">
            <text:p>97.9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8.1" calcext:value-type="float">
            <text:p>98.1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8.2" calcext:value-type="float">
            <text:p>98.2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8.3" calcext:value-type="float">
            <text:p>98.3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8.6" calcext:value-type="float">
            <text:p>98.6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8.7" calcext:value-type="float">
            <text:p>98.7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8.8" calcext:value-type="float">
            <text:p>98.8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8.9" calcext:value-type="float">
            <text:p>98.9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9.1" calcext:value-type="float">
            <text:p>99.1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float" office:value="57655" calcext:value-type="float">
            <text:p>5765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0.961083333333333" calcext:value-type="float">
            <text:p>0.961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52970956568079" calcext:value-type="float">
            <text:p>0.0045297095656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4">00/00/0000</text:date>, <text:time style:data-style-name="N2" text:time-value="15:08:26.8547564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9T13:54:57.158325100</meta:creation-date>
    <dc:date>2023-04-14T10:42:19.719328847</dc:date>
    <meta:editing-duration>P1DT4H39M19S</meta:editing-duration>
    <meta:editing-cycles>16</meta:editing-cycles>
    <meta:generator>LibreOffice/6.4.7.2$Linux_X86_64 LibreOffice_project/40$Build-2</meta:generator>
    <meta:document-statistic meta:table-count="2" meta:cell-count="1117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5cm" svg:height="6.508cm" xlink:href=".." xlink:type="simple" chart:class="chart:line" chart:style-name="ch1">
        <chart:legend chart:legend-position="end" svg:x="7.437cm" svg:y="2.258cm" style:legend-expansion="high" chart:style-name="ch2"/>
        <chart:plot-area chart:style-name="ch3" table:cell-range-address="Sheet1.W18:Sheet1.Z26" chart:data-source-has-labels="both" svg:x="0.237cm" svg:y="0.13cm" svg:width="6.963cm" svg:height="6.248cm">
          <chartooo:coordinate-region svg:x="1.149cm" svg:y="0.329cm" svg:width="5.771cm" svg:height="5.402cm"/>
          <chart:axis chart:dimension="x" chart:name="primary-x" chart:style-name="ch4" chartooo:axis-type="auto">
            <chartooo:date-scale/>
            <chart:categories table:cell-range-address="Sheet1.W19:Sheet1.W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X19:Sheet1.X26" chart:label-cell-address="Sheet1.X18:Sheet1.X18" chart:class="chart:line">
            <chart:data-point chart:repeated="8"/>
          </chart:series>
          <chart:series chart:style-name="ch8" chart:values-cell-range-address="Sheet1.Y19:Sheet1.Y26" chart:label-cell-address="Sheet1.Y18:Sheet1.Y18" chart:class="chart:line">
            <chart:data-point chart:repeated="8"/>
          </chart:series>
          <chart:series chart:style-name="ch9" chart:values-cell-range-address="Sheet1.Z19:Sheet1.Z26" chart:label-cell-address="Sheet1.Z18:Sheet1.Z18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tral subtraction</text:p>
                <draw:g>
                  <svg:desc>Sheet1.X18:Sheet1.X18</svg:desc>
                </draw:g>
              </table:table-cell>
              <table:table-cell office:value-type="string">
                <text:p>Wavelet Packet Decomposition</text:p>
                <draw:g>
                  <svg:desc>Sheet1.Y18:Sheet1.Y18</svg:desc>
                </draw:g>
              </table:table-cell>
              <table:table-cell office:value-type="string">
                <text:p>CMGAN</text:p>
                <draw:g>
                  <svg:desc>Sheet1.Z18:Sheet1.Z18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Sheet1.W19:Sheet1.W26</svg:desc>
                </draw:g>
              </table:table-cell>
              <table:table-cell office:value-type="float" office:value="0.0387420654296875">
                <text:p>0.0387420654296875</text:p>
                <draw:g>
                  <svg:desc>Sheet1.X19:Sheet1.X26</svg:desc>
                </draw:g>
              </table:table-cell>
              <table:table-cell office:value-type="float" office:value="0.0882406234741211">
                <text:p>0.0882406234741211</text:p>
                <draw:g>
                  <svg:desc>Sheet1.Y19:Sheet1.Y26</svg:desc>
                </draw:g>
              </table:table-cell>
              <table:table-cell office:value-type="float" office:value="2.30104112625122">
                <text:p>2.30104112625122</text:p>
                <draw:g>
                  <svg:desc>Sheet1.Z19:Sheet1.Z26</svg:desc>
                </draw:g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50140380859375">
                <text:p>0.050140380859375</text:p>
              </table:table-cell>
              <table:table-cell office:value-type="float" office:value="0.103488206863403">
                <text:p>0.103488206863403</text:p>
              </table:table-cell>
              <table:table-cell office:value-type="float" office:value="2.30104112625122">
                <text:p>2.3010411262512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601348876953125">
                <text:p>0.0601348876953125</text:p>
              </table:table-cell>
              <table:table-cell office:value-type="float" office:value="0.124197006225586">
                <text:p>0.124197006225586</text:p>
              </table:table-cell>
              <table:table-cell office:value-type="float" office:value="2.30104112625122">
                <text:p>2.3010411262512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633544921875">
                <text:p>0.0633544921875</text:p>
              </table:table-cell>
              <table:table-cell office:value-type="float" office:value="0.129090785980225">
                <text:p>0.129090785980225</text:p>
              </table:table-cell>
              <table:table-cell office:value-type="float" office:value="2.30104112625122">
                <text:p>2.3010411262512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116953134536743">
                <text:p>0.116953134536743</text:p>
              </table:table-cell>
              <table:table-cell office:value-type="float" office:value="0.238544225692749">
                <text:p>0.238544225692749</text:p>
              </table:table-cell>
              <table:table-cell office:value-type="float" office:value="2.30104112625122">
                <text:p>2.3010411262512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285659074783325">
                <text:p>0.285659074783325</text:p>
              </table:table-cell>
              <table:table-cell office:value-type="float" office:value="0.349549531936645">
                <text:p>0.349549531936645</text:p>
              </table:table-cell>
              <table:table-cell office:value-type="float" office:value="2.30104112625122">
                <text:p>2.30104112625122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534406661987305">
                <text:p>0.534406661987305</text:p>
              </table:table-cell>
              <table:table-cell office:value-type="float" office:value="0.639340400695801">
                <text:p>0.639340400695801</text:p>
              </table:table-cell>
              <table:table-cell office:value-type="float" office:value="2.30104112625122">
                <text:p>2.301041126251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77714443206787">
                <text:p>0.577714443206787</text:p>
              </table:table-cell>
              <table:table-cell office:value-type="float" office:value="0.66744065284729">
                <text:p>0.66744065284729</text:p>
              </table:table-cell>
              <table:table-cell office:value-type="float" office:value="2.30104112625122">
                <text:p>2.301041126251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252cm" svg:y="4.203cm" style:legend-expansion="high" chart:style-name="ch2"/>
        <chart:plot-area chart:style-name="ch3" table:cell-range-address="Sheet2.G1:Sheet2.H1001" chart:data-source-has-labels="row" svg:x="0.319cm" svg:y="0.18cm" svg:width="12.614cm" svg:height="8.645cm">
          <chartooo:coordinate-region svg:x="1.046cm" svg:y="0.38cm" svg:width="11.647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H2:Sheet2.H1001" chart:label-cell-address="Sheet2.H1:Sheet2.H1" chart:class="chart:scatter">
            <chart:domain table:cell-range-address="Sheet2.G2:Sheet2.G1001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accuracy</text:p>
                <draw:g>
                  <svg:desc>Sheet2.H1:Sheet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G2:Sheet2.G1001</svg:desc>
                </draw:g>
              </table:table-cell>
              <table:table-cell office:value-type="float" office:value="0.0390833333333333">
                <text:p>0.0390833333333333</text:p>
                <draw:g>
                  <svg:desc>Sheet2.H2:Sheet2.H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935">
                <text:p>0.039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9147121535181">
                <text:p>0.999147121535181</text:p>
              </table:table-cell>
              <table:table-cell office:value-type="float" office:value="0.04045">
                <text:p>0.04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6162046908315">
                <text:p>0.996162046908315</text:p>
              </table:table-cell>
              <table:table-cell office:value-type="float" office:value="0.0435166666666667">
                <text:p>0.04351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317697228145">
                <text:p>0.99317697228145</text:p>
              </table:table-cell>
              <table:table-cell office:value-type="float" office:value="0.0475166666666667">
                <text:p>0.04751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5501066098081">
                <text:p>0.985501066098081</text:p>
              </table:table-cell>
              <table:table-cell office:value-type="float" office:value="0.0598">
                <text:p>0.05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910447761194">
                <text:p>0.97910447761194</text:p>
              </table:table-cell>
              <table:table-cell office:value-type="float" office:value="0.0784">
                <text:p>0.07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67164179104478">
                <text:p>0.967164179104478</text:p>
              </table:table-cell>
              <table:table-cell office:value-type="float" office:value="0.102766666666667">
                <text:p>0.1027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2665245202559">
                <text:p>0.952665245202559</text:p>
              </table:table-cell>
              <table:table-cell office:value-type="float" office:value="0.126783333333333">
                <text:p>0.12678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4456289978678">
                <text:p>0.94456289978678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3773987206823">
                <text:p>0.93773987206823</text:p>
              </table:table-cell>
              <table:table-cell office:value-type="float" office:value="0.17155">
                <text:p>0.171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4946695095949">
                <text:p>0.924946695095949</text:p>
              </table:table-cell>
              <table:table-cell office:value-type="float" office:value="0.1959">
                <text:p>0.19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16417910447761">
                <text:p>0.916417910447761</text:p>
              </table:table-cell>
              <table:table-cell office:value-type="float" office:value="0.22185">
                <text:p>0.221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6844349680171">
                <text:p>0.916844349680171</text:p>
              </table:table-cell>
              <table:table-cell office:value-type="float" office:value="0.257166666666667">
                <text:p>0.2571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23240938166311">
                <text:p>0.923240938166311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21961620469083">
                <text:p>0.921961620469083</text:p>
              </table:table-cell>
              <table:table-cell office:value-type="float" office:value="0.369766666666667">
                <text:p>0.3697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1727078891258">
                <text:p>0.91727078891258</text:p>
              </table:table-cell>
              <table:table-cell office:value-type="float" office:value="0.437083333333333">
                <text:p>0.43708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13006396588486">
                <text:p>0.913006396588486</text:p>
              </table:table-cell>
              <table:table-cell office:value-type="float" office:value="0.5035">
                <text:p>0.50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14712153518124">
                <text:p>0.914712153518124</text:p>
              </table:table-cell>
              <table:table-cell office:value-type="float" office:value="0.567366666666667">
                <text:p>0.5673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630433333333333">
                <text:p>0.6304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07462686567164">
                <text:p>0.907462686567164</text:p>
              </table:table-cell>
              <table:table-cell office:value-type="float" office:value="0.6851">
                <text:p>0.68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07036247334755">
                <text:p>0.907036247334755</text:p>
              </table:table-cell>
              <table:table-cell office:value-type="float" office:value="0.735133333333333">
                <text:p>0.7351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02771855010661">
                <text:p>0.902771855010661</text:p>
              </table:table-cell>
              <table:table-cell office:value-type="float" office:value="0.7735">
                <text:p>0.77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98507462686567">
                <text:p>0.898507462686567</text:p>
              </table:table-cell>
              <table:table-cell office:value-type="float" office:value="0.804333333333333">
                <text:p>0.804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95522388059701">
                <text:p>0.895522388059701</text:p>
              </table:table-cell>
              <table:table-cell office:value-type="float" office:value="0.83205">
                <text:p>0.832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91684434968017">
                <text:p>0.891684434968017</text:p>
              </table:table-cell>
              <table:table-cell office:value-type="float" office:value="0.851516666666667">
                <text:p>0.85151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84434968017058">
                <text:p>0.884434968017058</text:p>
              </table:table-cell>
              <table:table-cell office:value-type="float" office:value="0.869616666666667">
                <text:p>0.86961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84434968017058">
                <text:p>0.884434968017058</text:p>
              </table:table-cell>
              <table:table-cell office:value-type="float" office:value="0.884933333333333">
                <text:p>0.8849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82302771855011">
                <text:p>0.882302771855011</text:p>
              </table:table-cell>
              <table:table-cell office:value-type="float" office:value="0.897433333333333">
                <text:p>0.8974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79317697228145">
                <text:p>0.879317697228145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75053304904051">
                <text:p>0.875053304904051</text:p>
              </table:table-cell>
              <table:table-cell office:value-type="float" office:value="0.915766666666667">
                <text:p>0.9157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72068230277185">
                <text:p>0.872068230277185</text:p>
              </table:table-cell>
              <table:table-cell office:value-type="float" office:value="0.922216666666667">
                <text:p>0.92221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6865671641791">
                <text:p>0.86865671641791</text:p>
              </table:table-cell>
              <table:table-cell office:value-type="float" office:value="0.927683333333333">
                <text:p>0.92768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63113006396588">
                <text:p>0.863113006396588</text:p>
              </table:table-cell>
              <table:table-cell office:value-type="float" office:value="0.932633333333333">
                <text:p>0.9326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60980810234541">
                <text:p>0.860980810234541</text:p>
              </table:table-cell>
              <table:table-cell office:value-type="float" office:value="0.936133333333333">
                <text:p>0.9361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50746268656716">
                <text:p>0.850746268656716</text:p>
              </table:table-cell>
              <table:table-cell office:value-type="float" office:value="0.938966666666667">
                <text:p>0.9389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46481876332623">
                <text:p>0.846481876332623</text:p>
              </table:table-cell>
              <table:table-cell office:value-type="float" office:value="0.942833333333333">
                <text:p>0.9428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40511727078891">
                <text:p>0.840511727078891</text:p>
              </table:table-cell>
              <table:table-cell office:value-type="float" office:value="0.945483333333333">
                <text:p>0.94548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31130063965885">
                <text:p>0.831130063965885</text:p>
              </table:table-cell>
              <table:table-cell office:value-type="float" office:value="0.947833333333333">
                <text:p>0.9478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24307036247335">
                <text:p>0.82430703624733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17910447761194">
                <text:p>0.817910447761194</text:p>
              </table:table-cell>
              <table:table-cell office:value-type="float" office:value="0.951533333333333">
                <text:p>0.9515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1407249466951">
                <text:p>0.81407249466951</text:p>
              </table:table-cell>
              <table:table-cell office:value-type="float" office:value="0.95365">
                <text:p>0.953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08955223880597">
                <text:p>0.808955223880597</text:p>
              </table:table-cell>
              <table:table-cell office:value-type="float" office:value="0.954883333333333">
                <text:p>0.95488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00426439232409">
                <text:p>0.800426439232409</text:p>
              </table:table-cell>
              <table:table-cell office:value-type="float" office:value="0.95665">
                <text:p>0.956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94882729211087">
                <text:p>0.794882729211087</text:p>
              </table:table-cell>
              <table:table-cell office:value-type="float" office:value="0.958116666666667">
                <text:p>0.95811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88486140724947">
                <text:p>0.788486140724947</text:p>
              </table:table-cell>
              <table:table-cell office:value-type="float" office:value="0.959016666666667">
                <text:p>0.95901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8592750533049">
                <text:p>0.78592750533049</text:p>
              </table:table-cell>
              <table:table-cell office:value-type="float" office:value="0.95975">
                <text:p>0.959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78251599147121">
                <text:p>0.778251599147121</text:p>
              </table:table-cell>
              <table:table-cell office:value-type="float" office:value="0.960933333333333">
                <text:p>0.9609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73134328358209">
                <text:p>0.773134328358209</text:p>
              </table:table-cell>
              <table:table-cell office:value-type="float" office:value="0.9615">
                <text:p>0.96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0149253731343">
                <text:p>0.770149253731343</text:p>
              </table:table-cell>
              <table:table-cell office:value-type="float" office:value="0.962333333333333">
                <text:p>0.962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62899786780384">
                <text:p>0.762899786780384</text:p>
              </table:table-cell>
              <table:table-cell office:value-type="float" office:value="0.963033333333333">
                <text:p>0.9630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49253731343283">
                <text:p>0.749253731343283</text:p>
              </table:table-cell>
              <table:table-cell office:value-type="float" office:value="0.9634">
                <text:p>0.96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49253731343283">
                <text:p>0.749253731343283</text:p>
              </table:table-cell>
              <table:table-cell office:value-type="float" office:value="0.964066666666667">
                <text:p>0.9640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44136460554371">
                <text:p>0.744136460554371</text:p>
              </table:table-cell>
              <table:table-cell office:value-type="float" office:value="0.964433333333333">
                <text:p>0.96443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39445628997868">
                <text:p>0.739445628997868</text:p>
              </table:table-cell>
              <table:table-cell office:value-type="float" office:value="0.965216666666667">
                <text:p>0.96521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3134328358209">
                <text:p>0.73134328358209</text:p>
              </table:table-cell>
              <table:table-cell office:value-type="float" office:value="0.9656">
                <text:p>0.96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3667377398721">
                <text:p>0.723667377398721</text:p>
              </table:table-cell>
              <table:table-cell office:value-type="float" office:value="0.965866666666667">
                <text:p>0.9658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21961620469083">
                <text:p>0.721961620469083</text:p>
              </table:table-cell>
              <table:table-cell office:value-type="float" office:value="0.9664">
                <text:p>0.96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15991471215352">
                <text:p>0.715991471215352</text:p>
              </table:table-cell>
              <table:table-cell office:value-type="float" office:value="0.966883333333333">
                <text:p>0.96688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04477611940298">
                <text:p>0.704477611940298</text:p>
              </table:table-cell>
              <table:table-cell office:value-type="float" office:value="0.966866666666667">
                <text:p>0.9668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99360341151386">
                <text:p>0.699360341151386</text:p>
              </table:table-cell>
              <table:table-cell office:value-type="float" office:value="0.967283333333333">
                <text:p>0.96728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97228144989339">
                <text:p>0.697228144989339</text:p>
              </table:table-cell>
              <table:table-cell office:value-type="float" office:value="0.96795">
                <text:p>0.967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97654584221748">
                <text:p>0.697654584221748</text:p>
              </table:table-cell>
              <table:table-cell office:value-type="float" office:value="0.968366666666667">
                <text:p>0.9683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91684434968017">
                <text:p>0.691684434968017</text:p>
              </table:table-cell>
              <table:table-cell office:value-type="float" office:value="0.968633333333333">
                <text:p>0.9686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84434968017058">
                <text:p>0.684434968017058</text:p>
              </table:table-cell>
              <table:table-cell office:value-type="float" office:value="0.968966666666666">
                <text:p>0.9689666666666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7547974413646">
                <text:p>0.67547974413646</text:p>
              </table:table-cell>
              <table:table-cell office:value-type="float" office:value="0.968883333333333">
                <text:p>0.96888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3773987206823">
                <text:p>0.673773987206823</text:p>
              </table:table-cell>
              <table:table-cell office:value-type="float" office:value="0.9693">
                <text:p>0.96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65245202558635">
                <text:p>0.665245202558635</text:p>
              </table:table-cell>
              <table:table-cell office:value-type="float" office:value="0.969516666666667">
                <text:p>0.96951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63113006396588">
                <text:p>0.663113006396588</text:p>
              </table:table-cell>
              <table:table-cell office:value-type="float" office:value="0.9701">
                <text:p>0.9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59275053304904">
                <text:p>0.659275053304904</text:p>
              </table:table-cell>
              <table:table-cell office:value-type="float" office:value="0.970083333333333">
                <text:p>0.97008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5501066098081">
                <text:p>0.65501066098081</text:p>
              </table:table-cell>
              <table:table-cell office:value-type="float" office:value="0.970033333333333">
                <text:p>0.9700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51599147121535">
                <text:p>0.651599147121535</text:p>
              </table:table-cell>
              <table:table-cell office:value-type="float" office:value="0.970216666666667">
                <text:p>0.97021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43070362473348">
                <text:p>0.643070362473348</text:p>
              </table:table-cell>
              <table:table-cell office:value-type="float" office:value="0.970166666666667">
                <text:p>0.9701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38805970149254">
                <text:p>0.638805970149254</text:p>
              </table:table-cell>
              <table:table-cell office:value-type="float" office:value="0.9703">
                <text:p>0.97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35820895522388">
                <text:p>0.635820895522388</text:p>
              </table:table-cell>
              <table:table-cell office:value-type="float" office:value="0.970566666666667">
                <text:p>0.9705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25159914712153">
                <text:p>0.625159914712153</text:p>
              </table:table-cell>
              <table:table-cell office:value-type="float" office:value="0.9704">
                <text:p>0.97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17057569296375">
                <text:p>0.617057569296375</text:p>
              </table:table-cell>
              <table:table-cell office:value-type="float" office:value="0.970383333333333">
                <text:p>0.97038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12366737739872">
                <text:p>0.612366737739872</text:p>
              </table:table-cell>
              <table:table-cell office:value-type="float" office:value="0.970583333333333">
                <text:p>0.97058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08102345415778">
                <text:p>0.608102345415778</text:p>
              </table:table-cell>
              <table:table-cell office:value-type="float" office:value="0.9705">
                <text:p>0.97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04690831556503">
                <text:p>0.604690831556503</text:p>
              </table:table-cell>
              <table:table-cell office:value-type="float" office:value="0.970533333333333">
                <text:p>0.9705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">
                <text:p>0.6</text:p>
              </table:table-cell>
              <table:table-cell office:value-type="float" office:value="0.970683333333333">
                <text:p>0.97068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95735607675906">
                <text:p>0.595735607675906</text:p>
              </table:table-cell>
              <table:table-cell office:value-type="float" office:value="0.970516666666667">
                <text:p>0.97051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90618336886994">
                <text:p>0.590618336886994</text:p>
              </table:table-cell>
              <table:table-cell office:value-type="float" office:value="0.97045">
                <text:p>0.970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85074626865672">
                <text:p>0.585074626865672</text:p>
              </table:table-cell>
              <table:table-cell office:value-type="float" office:value="0.970633333333333">
                <text:p>0.970633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82942430703625">
                <text:p>0.582942430703625</text:p>
              </table:table-cell>
              <table:table-cell office:value-type="float" office:value="0.97095">
                <text:p>0.970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76972281449893">
                <text:p>0.576972281449893</text:p>
              </table:table-cell>
              <table:table-cell office:value-type="float" office:value="0.9708">
                <text:p>0.97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71002132196162">
                <text:p>0.571002132196162</text:p>
              </table:table-cell>
              <table:table-cell office:value-type="float" office:value="0.97065">
                <text:p>0.970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68443496801706">
                <text:p>0.568443496801706</text:p>
              </table:table-cell>
              <table:table-cell office:value-type="float" office:value="0.9707">
                <text:p>0.97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68017057569296">
                <text:p>0.568017057569296</text:p>
              </table:table-cell>
              <table:table-cell office:value-type="float" office:value="0.970783333333333">
                <text:p>0.97078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62899786780384">
                <text:p>0.562899786780384</text:p>
              </table:table-cell>
              <table:table-cell office:value-type="float" office:value="0.970866666666667">
                <text:p>0.97086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57356076759062">
                <text:p>0.557356076759062</text:p>
              </table:table-cell>
              <table:table-cell office:value-type="float" office:value="0.971016666666666">
                <text:p>0.9710166666666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53091684434968">
                <text:p>0.553091684434968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48400852878465">
                <text:p>0.548400852878465</text:p>
              </table:table-cell>
              <table:table-cell office:value-type="float" office:value="0.970966666666667">
                <text:p>0.970966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4498933901919">
                <text:p>0.54498933901919</text:p>
              </table:table-cell>
              <table:table-cell office:value-type="float" office:value="0.971033333333333">
                <text:p>0.9710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4498933901919">
                <text:p>0.54498933901919</text:p>
              </table:table-cell>
              <table:table-cell office:value-type="float" office:value="0.971033333333333">
                <text:p>0.97103333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41151385927505">
                <text:p>0.541151385927505</text:p>
              </table:table-cell>
              <table:table-cell office:value-type="float" office:value="0.971016666666666">
                <text:p>0.9710166666666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36034115138593">
                <text:p>0.536034115138593</text:p>
              </table:table-cell>
              <table:table-cell office:value-type="float" office:value="0.97095">
                <text:p>0.970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33901918976546">
                <text:p>0.533901918976546</text:p>
              </table:table-cell>
              <table:table-cell office:value-type="float" office:value="0.971083333333333">
                <text:p>0.97108333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33475479744136">
                <text:p>0.533475479744136</text:p>
              </table:table-cell>
              <table:table-cell office:value-type="float" office:value="0.971133333333333">
                <text:p>0.97113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33475479744136">
                <text:p>0.533475479744136</text:p>
              </table:table-cell>
              <table:table-cell office:value-type="float" office:value="0.971216666666667">
                <text:p>0.971216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28358208955224">
                <text:p>0.528358208955224</text:p>
              </table:table-cell>
              <table:table-cell office:value-type="float" office:value="0.971333333333333">
                <text:p>0.971333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2409381663113">
                <text:p>0.52409381663113</text:p>
              </table:table-cell>
              <table:table-cell office:value-type="float" office:value="0.9712">
                <text:p>0.97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16417910447761">
                <text:p>0.516417910447761</text:p>
              </table:table-cell>
              <table:table-cell office:value-type="float" office:value="0.971183333333333">
                <text:p>0.9711833333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1044776119403">
                <text:p>0.51044776119403</text:p>
              </table:table-cell>
              <table:table-cell office:value-type="float" office:value="0.97105">
                <text:p>0.971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04904051172708">
                <text:p>0.504904051172708</text:p>
              </table:table-cell>
              <table:table-cell office:value-type="float" office:value="0.97095">
                <text:p>0.970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01492537313433">
                <text:p>0.501492537313433</text:p>
              </table:table-cell>
              <table:table-cell office:value-type="float" office:value="0.970883333333333">
                <text:p>0.970883333333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9637526652452">
                <text:p>0.49637526652452</text:p>
              </table:table-cell>
              <table:table-cell office:value-type="float" office:value="0.970766666666667">
                <text:p>0.970766666666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93816631130064">
                <text:p>0.493816631130064</text:p>
              </table:table-cell>
              <table:table-cell office:value-type="float" office:value="0.9708">
                <text:p>0.97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92110874200426">
                <text:p>0.492110874200426</text:p>
              </table:table-cell>
              <table:table-cell office:value-type="float" office:value="0.970933333333333">
                <text:p>0.970933333333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92537313432836">
                <text:p>0.492537313432836</text:p>
              </table:table-cell>
              <table:table-cell office:value-type="float" office:value="0.97095">
                <text:p>0.970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90405117270789">
                <text:p>0.490405117270789</text:p>
              </table:table-cell>
              <table:table-cell office:value-type="float" office:value="0.970866666666667">
                <text:p>0.97086666666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86567164179105">
                <text:p>0.486567164179105</text:p>
              </table:table-cell>
              <table:table-cell office:value-type="float" office:value="0.9708">
                <text:p>0.97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83582089552239">
                <text:p>0.483582089552239</text:p>
              </table:table-cell>
              <table:table-cell office:value-type="float" office:value="0.970816666666667">
                <text:p>0.97081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81449893390192">
                <text:p>0.481449893390192</text:p>
              </table:table-cell>
              <table:table-cell office:value-type="float" office:value="0.970983333333333">
                <text:p>0.970983333333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78038379530917">
                <text:p>0.478038379530917</text:p>
              </table:table-cell>
              <table:table-cell office:value-type="float" office:value="0.971016666666666">
                <text:p>0.9710166666666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70362473347548">
                <text:p>0.470362473347548</text:p>
              </table:table-cell>
              <table:table-cell office:value-type="float" office:value="0.97075">
                <text:p>0.970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64392324093817">
                <text:p>0.464392324093817</text:p>
              </table:table-cell>
              <table:table-cell office:value-type="float" office:value="0.970533333333333">
                <text:p>0.97053333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60980810234542">
                <text:p>0.460980810234542</text:p>
              </table:table-cell>
              <table:table-cell office:value-type="float" office:value="0.970583333333333">
                <text:p>0.970583333333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60554371002132">
                <text:p>0.460554371002132</text:p>
              </table:table-cell>
              <table:table-cell office:value-type="float" office:value="0.970583333333333">
                <text:p>0.9705833333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56289978678038">
                <text:p>0.456289978678038</text:p>
              </table:table-cell>
              <table:table-cell office:value-type="float" office:value="0.9705">
                <text:p>0.97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52025586353945">
                <text:p>0.452025586353945</text:p>
              </table:table-cell>
              <table:table-cell office:value-type="float" office:value="0.970416666666667">
                <text:p>0.97041666666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48614072494669">
                <text:p>0.448614072494669</text:p>
              </table:table-cell>
              <table:table-cell office:value-type="float" office:value="0.9704">
                <text:p>0.97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40938166311301">
                <text:p>0.440938166311301</text:p>
              </table:table-cell>
              <table:table-cell office:value-type="float" office:value="0.970216666666667">
                <text:p>0.970216666666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40938166311301">
                <text:p>0.440938166311301</text:p>
              </table:table-cell>
              <table:table-cell office:value-type="float" office:value="0.970216666666667">
                <text:p>0.970216666666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36673773987207">
                <text:p>0.436673773987207</text:p>
              </table:table-cell>
              <table:table-cell office:value-type="float" office:value="0.970233333333333">
                <text:p>0.970233333333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34968017057569">
                <text:p>0.434968017057569</text:p>
              </table:table-cell>
              <table:table-cell office:value-type="float" office:value="0.970266666666667">
                <text:p>0.970266666666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970016666666666">
                <text:p>0.9700166666666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15351812366738">
                <text:p>0.415351812366738</text:p>
              </table:table-cell>
              <table:table-cell office:value-type="float" office:value="0.969483333333333">
                <text:p>0.96948333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12366737739872">
                <text:p>0.412366737739872</text:p>
              </table:table-cell>
              <table:table-cell office:value-type="float" office:value="0.969416666666667">
                <text:p>0.969416666666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10234541577825">
                <text:p>0.410234541577825</text:p>
              </table:table-cell>
              <table:table-cell office:value-type="float" office:value="0.96935">
                <text:p>0.969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02132196162047">
                <text:p>0.402132196162047</text:p>
              </table:table-cell>
              <table:table-cell office:value-type="float" office:value="0.969183333333333">
                <text:p>0.969183333333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98294243070362">
                <text:p>0.398294243070362</text:p>
              </table:table-cell>
              <table:table-cell office:value-type="float" office:value="0.96905">
                <text:p>0.969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98294243070362">
                <text:p>0.398294243070362</text:p>
              </table:table-cell>
              <table:table-cell office:value-type="float" office:value="0.969133333333333">
                <text:p>0.969133333333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96162046908316">
                <text:p>0.396162046908316</text:p>
              </table:table-cell>
              <table:table-cell office:value-type="float" office:value="0.969283333333333">
                <text:p>0.969283333333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92324093816631">
                <text:p>0.392324093816631</text:p>
              </table:table-cell>
              <table:table-cell office:value-type="float" office:value="0.96915">
                <text:p>0.969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91897654584222">
                <text:p>0.391897654584222</text:p>
              </table:table-cell>
              <table:table-cell office:value-type="float" office:value="0.96925">
                <text:p>0.969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88912579957356">
                <text:p>0.388912579957356</text:p>
              </table:table-cell>
              <table:table-cell office:value-type="float" office:value="0.969183333333333">
                <text:p>0.969183333333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88912579957356">
                <text:p>0.388912579957356</text:p>
              </table:table-cell>
              <table:table-cell office:value-type="float" office:value="0.969266666666667">
                <text:p>0.96926666666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7206823027718">
                <text:p>0.387206823027718</text:p>
              </table:table-cell>
              <table:table-cell office:value-type="float" office:value="0.969216666666667">
                <text:p>0.9692166666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85074626865672">
                <text:p>0.385074626865672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81236673773987">
                <text:p>0.381236673773987</text:p>
              </table:table-cell>
              <table:table-cell office:value-type="float" office:value="0.969516666666667">
                <text:p>0.9695166666666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78678038379531">
                <text:p>0.378678038379531</text:p>
              </table:table-cell>
              <table:table-cell office:value-type="float" office:value="0.969566666666667">
                <text:p>0.9695666666666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75692963752665">
                <text:p>0.375692963752665</text:p>
              </table:table-cell>
              <table:table-cell office:value-type="float" office:value="0.969516666666667">
                <text:p>0.9695166666666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70575692963753">
                <text:p>0.370575692963753</text:p>
              </table:table-cell>
              <table:table-cell office:value-type="float" office:value="0.969366666666667">
                <text:p>0.969366666666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70149253731343">
                <text:p>0.370149253731343</text:p>
              </table:table-cell>
              <table:table-cell office:value-type="float" office:value="0.969416666666667">
                <text:p>0.969416666666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68443496801706">
                <text:p>0.368443496801706</text:p>
              </table:table-cell>
              <table:table-cell office:value-type="float" office:value="0.969366666666667">
                <text:p>0.969366666666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66311300639659">
                <text:p>0.366311300639659</text:p>
              </table:table-cell>
              <table:table-cell office:value-type="float" office:value="0.969283333333333">
                <text:p>0.969283333333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6588486140725">
                <text:p>0.36588486140725</text:p>
              </table:table-cell>
              <table:table-cell office:value-type="float" office:value="0.96925">
                <text:p>0.969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63752665245203">
                <text:p>0.363752665245203</text:p>
              </table:table-cell>
              <table:table-cell office:value-type="float" office:value="0.96925">
                <text:p>0.969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59488272921109">
                <text:p>0.359488272921109</text:p>
              </table:table-cell>
              <table:table-cell office:value-type="float" office:value="0.969166666666667">
                <text:p>0.9691666666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56929637526652">
                <text:p>0.356929637526652</text:p>
              </table:table-cell>
              <table:table-cell office:value-type="float" office:value="0.969183333333333">
                <text:p>0.9691833333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50533049040512">
                <text:p>0.350533049040512</text:p>
              </table:table-cell>
              <table:table-cell office:value-type="float" office:value="0.968966666666666">
                <text:p>0.9689666666666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49253731343284">
                <text:p>0.349253731343284</text:p>
              </table:table-cell>
              <table:table-cell office:value-type="float" office:value="0.969016666666666">
                <text:p>0.9690166666666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49253731343284">
                <text:p>0.349253731343284</text:p>
              </table:table-cell>
              <table:table-cell office:value-type="float" office:value="0.969016666666666">
                <text:p>0.9690166666666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47121535181237">
                <text:p>0.347121535181237</text:p>
              </table:table-cell>
              <table:table-cell office:value-type="float" office:value="0.968933333333333">
                <text:p>0.968933333333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46695095948827">
                <text:p>0.346695095948827</text:p>
              </table:table-cell>
              <table:table-cell office:value-type="float" office:value="0.96915">
                <text:p>0.969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47121535181237">
                <text:p>0.347121535181237</text:p>
              </table:table-cell>
              <table:table-cell office:value-type="float" office:value="0.969183333333333">
                <text:p>0.969183333333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42430703624733">
                <text:p>0.342430703624733</text:p>
              </table:table-cell>
              <table:table-cell office:value-type="float" office:value="0.969">
                <text:p>0.9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36460554371002">
                <text:p>0.336460554371002</text:p>
              </table:table-cell>
              <table:table-cell office:value-type="float" office:value="0.96895">
                <text:p>0.968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32622601279318">
                <text:p>0.332622601279318</text:p>
              </table:table-cell>
              <table:table-cell office:value-type="float" office:value="0.968933333333333">
                <text:p>0.968933333333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32622601279318">
                <text:p>0.332622601279318</text:p>
              </table:table-cell>
              <table:table-cell office:value-type="float" office:value="0.969016666666666">
                <text:p>0.9690166666666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30063965884861">
                <text:p>0.330063965884861</text:p>
              </table:table-cell>
              <table:table-cell office:value-type="float" office:value="0.969066666666667">
                <text:p>0.969066666666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3134328358209">
                <text:p>0.33134328358209</text:p>
              </table:table-cell>
              <table:table-cell office:value-type="float" office:value="0.969233333333333">
                <text:p>0.96923333333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25373134328358">
                <text:p>0.325373134328358</text:p>
              </table:table-cell>
              <table:table-cell office:value-type="float" office:value="0.969033333333333">
                <text:p>0.969033333333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21961620469083">
                <text:p>0.321961620469083</text:p>
              </table:table-cell>
              <table:table-cell office:value-type="float" office:value="0.968933333333333">
                <text:p>0.968933333333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19829424307036">
                <text:p>0.319829424307036</text:p>
              </table:table-cell>
              <table:table-cell office:value-type="float" office:value="0.968933333333333">
                <text:p>0.96893333333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15991471215352">
                <text:p>0.315991471215352</text:p>
              </table:table-cell>
              <table:table-cell office:value-type="float" office:value="0.968866666666667">
                <text:p>0.96886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13859275053305">
                <text:p>0.313859275053305</text:p>
              </table:table-cell>
              <table:table-cell office:value-type="float" office:value="0.968783333333333">
                <text:p>0.968783333333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1044776119403">
                <text:p>0.31044776119403</text:p>
              </table:table-cell>
              <table:table-cell office:value-type="float" office:value="0.968733333333333">
                <text:p>0.9687333333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1044776119403">
                <text:p>0.31044776119403</text:p>
              </table:table-cell>
              <table:table-cell office:value-type="float" office:value="0.968733333333333">
                <text:p>0.9687333333333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06609808102345">
                <text:p>0.306609808102345</text:p>
              </table:table-cell>
              <table:table-cell office:value-type="float" office:value="0.9686">
                <text:p>0.96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02771855010661">
                <text:p>0.302771855010661</text:p>
              </table:table-cell>
              <table:table-cell office:value-type="float" office:value="0.968466666666667">
                <text:p>0.968466666666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01066098081023">
                <text:p>0.301066098081023</text:p>
              </table:table-cell>
              <table:table-cell office:value-type="float" office:value="0.968416666666667">
                <text:p>0.968416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01066098081023">
                <text:p>0.301066098081023</text:p>
              </table:table-cell>
              <table:table-cell office:value-type="float" office:value="0.968416666666667">
                <text:p>0.9684166666666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98933901918977">
                <text:p>0.298933901918977</text:p>
              </table:table-cell>
              <table:table-cell office:value-type="float" office:value="0.968333333333333">
                <text:p>0.9683333333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9680170575693">
                <text:p>0.29680170575693</text:p>
              </table:table-cell>
              <table:table-cell office:value-type="float" office:value="0.96825">
                <text:p>0.968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9637526652452">
                <text:p>0.29637526652452</text:p>
              </table:table-cell>
              <table:table-cell office:value-type="float" office:value="0.968216666666667">
                <text:p>0.9682166666666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91257995735608">
                <text:p>0.291257995735608</text:p>
              </table:table-cell>
              <table:table-cell office:value-type="float" office:value="0.96815">
                <text:p>0.968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91257995735608">
                <text:p>0.291257995735608</text:p>
              </table:table-cell>
              <table:table-cell office:value-type="float" office:value="0.96815">
                <text:p>0.968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88272921108742">
                <text:p>0.288272921108742</text:p>
              </table:table-cell>
              <table:table-cell office:value-type="float" office:value="0.968133333333333">
                <text:p>0.968133333333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88272921108742">
                <text:p>0.288272921108742</text:p>
              </table:table-cell>
              <table:table-cell office:value-type="float" office:value="0.968133333333333">
                <text:p>0.968133333333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8272921108742">
                <text:p>0.28272921108742</text:p>
              </table:table-cell>
              <table:table-cell office:value-type="float" office:value="0.96795">
                <text:p>0.967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78038379530917">
                <text:p>0.278038379530917</text:p>
              </table:table-cell>
              <table:table-cell office:value-type="float" office:value="0.967883333333333">
                <text:p>0.967883333333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76332622601279">
                <text:p>0.276332622601279</text:p>
              </table:table-cell>
              <table:table-cell office:value-type="float" office:value="0.967833333333333">
                <text:p>0.96783333333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72921108742004">
                <text:p>0.272921108742004</text:p>
              </table:table-cell>
              <table:table-cell office:value-type="float" office:value="0.967733333333333">
                <text:p>0.967733333333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73347547974414">
                <text:p>0.273347547974414</text:p>
              </table:table-cell>
              <table:table-cell office:value-type="float" office:value="0.967766666666667">
                <text:p>0.96776666666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69509594882729">
                <text:p>0.269509594882729</text:p>
              </table:table-cell>
              <table:table-cell office:value-type="float" office:value="0.967716666666667">
                <text:p>0.9677166666666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66950959488273">
                <text:p>0.266950959488273</text:p>
              </table:table-cell>
              <table:table-cell office:value-type="float" office:value="0.9676">
                <text:p>0.96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64818763326226">
                <text:p>0.264818763326226</text:p>
              </table:table-cell>
              <table:table-cell office:value-type="float" office:value="0.967516666666667">
                <text:p>0.967516666666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59275053304904">
                <text:p>0.259275053304904</text:p>
              </table:table-cell>
              <table:table-cell office:value-type="float" office:value="0.967416666666667">
                <text:p>0.967416666666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59275053304904">
                <text:p>0.259275053304904</text:p>
              </table:table-cell>
              <table:table-cell office:value-type="float" office:value="0.967416666666667">
                <text:p>0.967416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59701492537313">
                <text:p>0.259701492537313</text:p>
              </table:table-cell>
              <table:table-cell office:value-type="float" office:value="0.967616666666667">
                <text:p>0.96761666666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56289978678038">
                <text:p>0.256289978678038</text:p>
              </table:table-cell>
              <table:table-cell office:value-type="float" office:value="0.967483333333333">
                <text:p>0.967483333333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52452025586354">
                <text:p>0.252452025586354</text:p>
              </table:table-cell>
              <table:table-cell office:value-type="float" office:value="0.96735">
                <text:p>0.967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52452025586354">
                <text:p>0.252452025586354</text:p>
              </table:table-cell>
              <table:table-cell office:value-type="float" office:value="0.96735">
                <text:p>0.967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49040511727079">
                <text:p>0.249040511727079</text:p>
              </table:table-cell>
              <table:table-cell office:value-type="float" office:value="0.96725">
                <text:p>0.967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49040511727079">
                <text:p>0.249040511727079</text:p>
              </table:table-cell>
              <table:table-cell office:value-type="float" office:value="0.96725">
                <text:p>0.967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47761194029851">
                <text:p>0.247761194029851</text:p>
              </table:table-cell>
              <table:table-cell office:value-type="float" office:value="0.96725">
                <text:p>0.967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47761194029851">
                <text:p>0.247761194029851</text:p>
              </table:table-cell>
              <table:table-cell office:value-type="float" office:value="0.96725">
                <text:p>0.967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47761194029851">
                <text:p>0.247761194029851</text:p>
              </table:table-cell>
              <table:table-cell office:value-type="float" office:value="0.96725">
                <text:p>0.967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43496801705757">
                <text:p>0.243496801705757</text:p>
              </table:table-cell>
              <table:table-cell office:value-type="float" office:value="0.967083333333333">
                <text:p>0.9670833333333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41791044776119">
                <text:p>0.241791044776119</text:p>
              </table:table-cell>
              <table:table-cell office:value-type="float" office:value="0.967033333333333">
                <text:p>0.9670333333333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36247334754797">
                <text:p>0.236247334754797</text:p>
              </table:table-cell>
              <table:table-cell office:value-type="float" office:value="0.96685">
                <text:p>0.966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32409381663113">
                <text:p>0.232409381663113</text:p>
              </table:table-cell>
              <table:table-cell office:value-type="float" office:value="0.966716666666667">
                <text:p>0.966716666666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30703624733475">
                <text:p>0.230703624733475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30277185501066">
                <text:p>0.230277185501066</text:p>
              </table:table-cell>
              <table:table-cell office:value-type="float" office:value="0.966633333333333">
                <text:p>0.966633333333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28144989339019">
                <text:p>0.228144989339019</text:p>
              </table:table-cell>
              <table:table-cell office:value-type="float" office:value="0.966633333333333">
                <text:p>0.9666333333333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28144989339019">
                <text:p>0.228144989339019</text:p>
              </table:table-cell>
              <table:table-cell office:value-type="float" office:value="0.966633333333333">
                <text:p>0.9666333333333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2771855010661">
                <text:p>0.22771855010661</text:p>
              </table:table-cell>
              <table:table-cell office:value-type="float" office:value="0.966766666666667">
                <text:p>0.966766666666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25586353944563">
                <text:p>0.225586353944563</text:p>
              </table:table-cell>
              <table:table-cell office:value-type="float" office:value="0.966683333333333">
                <text:p>0.9666833333333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23880597014925">
                <text:p>0.223880597014925</text:p>
              </table:table-cell>
              <table:table-cell office:value-type="float" office:value="0.966716666666667">
                <text:p>0.966716666666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23454157782516">
                <text:p>0.223454157782516</text:p>
              </table:table-cell>
              <table:table-cell office:value-type="float" office:value="0.96685">
                <text:p>0.966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23454157782516">
                <text:p>0.223454157782516</text:p>
              </table:table-cell>
              <table:table-cell office:value-type="float" office:value="0.96685">
                <text:p>0.966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21748400852878">
                <text:p>0.221748400852878</text:p>
              </table:table-cell>
              <table:table-cell office:value-type="float" office:value="0.96685">
                <text:p>0.966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19616204690832">
                <text:p>0.219616204690832</text:p>
              </table:table-cell>
              <table:table-cell office:value-type="float" office:value="0.96685">
                <text:p>0.966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17910447761194">
                <text:p>0.217910447761194</text:p>
              </table:table-cell>
              <table:table-cell office:value-type="float" office:value="0.966783333333333">
                <text:p>0.966783333333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4925373134328">
                <text:p>0.214925373134328</text:p>
              </table:table-cell>
              <table:table-cell office:value-type="float" office:value="0.966716666666667">
                <text:p>0.96671666666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4925373134328">
                <text:p>0.214925373134328</text:p>
              </table:table-cell>
              <table:table-cell office:value-type="float" office:value="0.966716666666667">
                <text:p>0.966716666666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0660980810235">
                <text:p>0.210660980810235</text:p>
              </table:table-cell>
              <table:table-cell office:value-type="float" office:value="0.96655">
                <text:p>0.966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1087420042644">
                <text:p>0.211087420042644</text:p>
              </table:table-cell>
              <table:table-cell office:value-type="float" office:value="0.966583333333333">
                <text:p>0.9665833333333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11087420042644">
                <text:p>0.211087420042644</text:p>
              </table:table-cell>
              <table:table-cell office:value-type="float" office:value="0.966583333333333">
                <text:p>0.9665833333333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08955223880597">
                <text:p>0.208955223880597</text:p>
              </table:table-cell>
              <table:table-cell office:value-type="float" office:value="0.9665">
                <text:p>0.96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05117270788913">
                <text:p>0.205117270788913</text:p>
              </table:table-cell>
              <table:table-cell office:value-type="float" office:value="0.966366666666667">
                <text:p>0.96636666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99147121535181">
                <text:p>0.199147121535181</text:p>
              </table:table-cell>
              <table:table-cell office:value-type="float" office:value="0.96615">
                <text:p>0.966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97014925373134">
                <text:p>0.197014925373134</text:p>
              </table:table-cell>
              <table:table-cell office:value-type="float" office:value="0.966066666666667">
                <text:p>0.9660666666666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94882729211087">
                <text:p>0.194882729211087</text:p>
              </table:table-cell>
              <table:table-cell office:value-type="float" office:value="0.965983333333333">
                <text:p>0.9659833333333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94882729211087">
                <text:p>0.194882729211087</text:p>
              </table:table-cell>
              <table:table-cell office:value-type="float" office:value="0.965983333333333">
                <text:p>0.9659833333333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90618336886994">
                <text:p>0.190618336886994</text:p>
              </table:table-cell>
              <table:table-cell office:value-type="float" office:value="0.9659">
                <text:p>0.96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90618336886994">
                <text:p>0.190618336886994</text:p>
              </table:table-cell>
              <table:table-cell office:value-type="float" office:value="0.9659">
                <text:p>0.96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90618336886994">
                <text:p>0.190618336886994</text:p>
              </table:table-cell>
              <table:table-cell office:value-type="float" office:value="0.9659">
                <text:p>0.965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88486140724947">
                <text:p>0.188486140724947</text:p>
              </table:table-cell>
              <table:table-cell office:value-type="float" office:value="0.9659">
                <text:p>0.96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88486140724947">
                <text:p>0.188486140724947</text:p>
              </table:table-cell>
              <table:table-cell office:value-type="float" office:value="0.9659">
                <text:p>0.96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84648187633262">
                <text:p>0.184648187633262</text:p>
              </table:table-cell>
              <table:table-cell office:value-type="float" office:value="0.965766666666667">
                <text:p>0.9657666666666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84648187633262">
                <text:p>0.184648187633262</text:p>
              </table:table-cell>
              <table:table-cell office:value-type="float" office:value="0.965766666666667">
                <text:p>0.9657666666666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84648187633262">
                <text:p>0.184648187633262</text:p>
              </table:table-cell>
              <table:table-cell office:value-type="float" office:value="0.9658">
                <text:p>0.96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80383795309168">
                <text:p>0.180383795309168</text:p>
              </table:table-cell>
              <table:table-cell office:value-type="float" office:value="0.965633333333333">
                <text:p>0.9656333333333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80383795309168">
                <text:p>0.180383795309168</text:p>
              </table:table-cell>
              <table:table-cell office:value-type="float" office:value="0.965716666666667">
                <text:p>0.9657166666666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74413646055437">
                <text:p>0.174413646055437</text:p>
              </table:table-cell>
              <table:table-cell office:value-type="float" office:value="0.9655">
                <text:p>0.96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74413646055437">
                <text:p>0.174413646055437</text:p>
              </table:table-cell>
              <table:table-cell office:value-type="float" office:value="0.9655">
                <text:p>0.96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74413646055437">
                <text:p>0.174413646055437</text:p>
              </table:table-cell>
              <table:table-cell office:value-type="float" office:value="0.9655">
                <text:p>0.96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7228144989339">
                <text:p>0.17228144989339</text:p>
              </table:table-cell>
              <table:table-cell office:value-type="float" office:value="0.965416666666667">
                <text:p>0.9654166666666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68017057569296">
                <text:p>0.168017057569296</text:p>
              </table:table-cell>
              <table:table-cell office:value-type="float" office:value="0.96525">
                <text:p>0.965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64605543710021">
                <text:p>0.164605543710021</text:p>
              </table:table-cell>
              <table:table-cell office:value-type="float" office:value="0.96515">
                <text:p>0.965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62899786780384">
                <text:p>0.162899786780384</text:p>
              </table:table-cell>
              <table:table-cell office:value-type="float" office:value="0.9651">
                <text:p>0.96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60767590618337">
                <text:p>0.160767590618337</text:p>
              </table:table-cell>
              <table:table-cell office:value-type="float" office:value="0.965016666666667">
                <text:p>0.9650166666666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59488272921109">
                <text:p>0.159488272921109</text:p>
              </table:table-cell>
              <table:table-cell office:value-type="float" office:value="0.965033333333333">
                <text:p>0.9650333333333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59488272921109">
                <text:p>0.159488272921109</text:p>
              </table:table-cell>
              <table:table-cell office:value-type="float" office:value="0.965033333333333">
                <text:p>0.9650333333333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59488272921109">
                <text:p>0.159488272921109</text:p>
              </table:table-cell>
              <table:table-cell office:value-type="float" office:value="0.965033333333333">
                <text:p>0.9650333333333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53518123667377">
                <text:p>0.153518123667377</text:p>
              </table:table-cell>
              <table:table-cell office:value-type="float" office:value="0.964816666666667">
                <text:p>0.9648166666666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53518123667377">
                <text:p>0.153518123667377</text:p>
              </table:table-cell>
              <table:table-cell office:value-type="float" office:value="0.964816666666667">
                <text:p>0.9648166666666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53518123667377">
                <text:p>0.153518123667377</text:p>
              </table:table-cell>
              <table:table-cell office:value-type="float" office:value="0.9649">
                <text:p>0.964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5138592750533">
                <text:p>0.15138592750533</text:p>
              </table:table-cell>
              <table:table-cell office:value-type="float" office:value="0.964816666666667">
                <text:p>0.9648166666666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5138592750533">
                <text:p>0.15138592750533</text:p>
              </table:table-cell>
              <table:table-cell office:value-type="float" office:value="0.964816666666667">
                <text:p>0.9648166666666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47547974413646">
                <text:p>0.147547974413646</text:p>
              </table:table-cell>
              <table:table-cell office:value-type="float" office:value="0.964683333333333">
                <text:p>0.9646833333333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43710021321962">
                <text:p>0.143710021321962</text:p>
              </table:table-cell>
              <table:table-cell office:value-type="float" office:value="0.96455">
                <text:p>0.964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44136460554371">
                <text:p>0.144136460554371</text:p>
              </table:table-cell>
              <table:table-cell office:value-type="float" office:value="0.964583333333333">
                <text:p>0.9645833333333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44136460554371">
                <text:p>0.144136460554371</text:p>
              </table:table-cell>
              <table:table-cell office:value-type="float" office:value="0.964583333333333">
                <text:p>0.9645833333333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43710021321962">
                <text:p>0.143710021321962</text:p>
              </table:table-cell>
              <table:table-cell office:value-type="float" office:value="0.96455">
                <text:p>0.964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41577825159915">
                <text:p>0.141577825159915</text:p>
              </table:table-cell>
              <table:table-cell office:value-type="float" office:value="0.964466666666667">
                <text:p>0.964466666666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41577825159915">
                <text:p>0.141577825159915</text:p>
              </table:table-cell>
              <table:table-cell office:value-type="float" office:value="0.964466666666667">
                <text:p>0.9644666666666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41577825159915">
                <text:p>0.141577825159915</text:p>
              </table:table-cell>
              <table:table-cell office:value-type="float" office:value="0.964466666666667">
                <text:p>0.9644666666666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37313432835821">
                <text:p>0.137313432835821</text:p>
              </table:table-cell>
              <table:table-cell office:value-type="float" office:value="0.9643">
                <text:p>0.96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3091684434968">
                <text:p>0.13091684434968</text:p>
              </table:table-cell>
              <table:table-cell office:value-type="float" office:value="0.96405">
                <text:p>0.964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3091684434968">
                <text:p>0.13091684434968</text:p>
              </table:table-cell>
              <table:table-cell office:value-type="float" office:value="0.96405">
                <text:p>0.964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3091684434968">
                <text:p>0.13091684434968</text:p>
              </table:table-cell>
              <table:table-cell office:value-type="float" office:value="0.96405">
                <text:p>0.964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3091684434968">
                <text:p>0.13091684434968</text:p>
              </table:table-cell>
              <table:table-cell office:value-type="float" office:value="0.964133333333333">
                <text:p>0.9641333333333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3091684434968">
                <text:p>0.13091684434968</text:p>
              </table:table-cell>
              <table:table-cell office:value-type="float" office:value="0.964133333333333">
                <text:p>0.9641333333333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3091684434968">
                <text:p>0.13091684434968</text:p>
              </table:table-cell>
              <table:table-cell office:value-type="float" office:value="0.964133333333333">
                <text:p>0.9641333333333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3091684434968">
                <text:p>0.13091684434968</text:p>
              </table:table-cell>
              <table:table-cell office:value-type="float" office:value="0.964133333333333">
                <text:p>0.9641333333333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3091684434968">
                <text:p>0.13091684434968</text:p>
              </table:table-cell>
              <table:table-cell office:value-type="float" office:value="0.964216666666667">
                <text:p>0.9642166666666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3091684434968">
                <text:p>0.13091684434968</text:p>
              </table:table-cell>
              <table:table-cell office:value-type="float" office:value="0.964216666666667">
                <text:p>0.9642166666666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3091684434968">
                <text:p>0.13091684434968</text:p>
              </table:table-cell>
              <table:table-cell office:value-type="float" office:value="0.964216666666667">
                <text:p>0.9642166666666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29211087420043">
                <text:p>0.129211087420043</text:p>
              </table:table-cell>
              <table:table-cell office:value-type="float" office:value="0.964166666666667">
                <text:p>0.9641666666666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29211087420043">
                <text:p>0.129211087420043</text:p>
              </table:table-cell>
              <table:table-cell office:value-type="float" office:value="0.964183333333333">
                <text:p>0.9641833333333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29211087420043">
                <text:p>0.129211087420043</text:p>
              </table:table-cell>
              <table:table-cell office:value-type="float" office:value="0.964183333333333">
                <text:p>0.9641833333333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26226012793177">
                <text:p>0.126226012793177</text:p>
              </table:table-cell>
              <table:table-cell office:value-type="float" office:value="0.964116666666667">
                <text:p>0.9641166666666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2409381663113">
                <text:p>0.12409381663113</text:p>
              </table:table-cell>
              <table:table-cell office:value-type="float" office:value="0.964033333333333">
                <text:p>0.9640333333333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2409381663113">
                <text:p>0.12409381663113</text:p>
              </table:table-cell>
              <table:table-cell office:value-type="float" office:value="0.964033333333333">
                <text:p>0.9640333333333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2409381663113">
                <text:p>0.12409381663113</text:p>
              </table:table-cell>
              <table:table-cell office:value-type="float" office:value="0.964033333333333">
                <text:p>0.9640333333333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2409381663113">
                <text:p>0.12409381663113</text:p>
              </table:table-cell>
              <table:table-cell office:value-type="float" office:value="0.964033333333333">
                <text:p>0.9640333333333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2409381663113">
                <text:p>0.12409381663113</text:p>
              </table:table-cell>
              <table:table-cell office:value-type="float" office:value="0.964033333333333">
                <text:p>0.9640333333333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2409381663113">
                <text:p>0.12409381663113</text:p>
              </table:table-cell>
              <table:table-cell office:value-type="float" office:value="0.964033333333333">
                <text:p>0.9640333333333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2409381663113">
                <text:p>0.12409381663113</text:p>
              </table:table-cell>
              <table:table-cell office:value-type="float" office:value="0.964033333333333">
                <text:p>0.9640333333333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2409381663113">
                <text:p>0.12409381663113</text:p>
              </table:table-cell>
              <table:table-cell office:value-type="float" office:value="0.964033333333333">
                <text:p>0.9640333333333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2409381663113">
                <text:p>0.12409381663113</text:p>
              </table:table-cell>
              <table:table-cell office:value-type="float" office:value="0.964033333333333">
                <text:p>0.9640333333333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22388059701493">
                <text:p>0.122388059701493</text:p>
              </table:table-cell>
              <table:table-cell office:value-type="float" office:value="0.963983333333333">
                <text:p>0.9639833333333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22388059701493">
                <text:p>0.122388059701493</text:p>
              </table:table-cell>
              <table:table-cell office:value-type="float" office:value="0.963983333333333">
                <text:p>0.9639833333333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22388059701493">
                <text:p>0.122388059701493</text:p>
              </table:table-cell>
              <table:table-cell office:value-type="float" office:value="0.963983333333333">
                <text:p>0.9639833333333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16417910447761">
                <text:p>0.116417910447761</text:p>
              </table:table-cell>
              <table:table-cell office:value-type="float" office:value="0.96385">
                <text:p>0.963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14712153518124">
                <text:p>0.114712153518124</text:p>
              </table:table-cell>
              <table:table-cell office:value-type="float" office:value="0.9638">
                <text:p>0.96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13006396588486">
                <text:p>0.113006396588486</text:p>
              </table:table-cell>
              <table:table-cell office:value-type="float" office:value="0.96375">
                <text:p>0.963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13006396588486">
                <text:p>0.113006396588486</text:p>
              </table:table-cell>
              <table:table-cell office:value-type="float" office:value="0.96375">
                <text:p>0.963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13006396588486">
                <text:p>0.113006396588486</text:p>
              </table:table-cell>
              <table:table-cell office:value-type="float" office:value="0.96375">
                <text:p>0.963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13006396588486">
                <text:p>0.113006396588486</text:p>
              </table:table-cell>
              <table:table-cell office:value-type="float" office:value="0.96375">
                <text:p>0.963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13006396588486">
                <text:p>0.113006396588486</text:p>
              </table:table-cell>
              <table:table-cell office:value-type="float" office:value="0.96375">
                <text:p>0.963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13006396588486">
                <text:p>0.113006396588486</text:p>
              </table:table-cell>
              <table:table-cell office:value-type="float" office:value="0.96375">
                <text:p>0.963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09168443496802">
                <text:p>0.109168443496802</text:p>
              </table:table-cell>
              <table:table-cell office:value-type="float" office:value="0.963616666666667">
                <text:p>0.963616666666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09168443496802">
                <text:p>0.109168443496802</text:p>
              </table:table-cell>
              <table:table-cell office:value-type="float" office:value="0.963616666666667">
                <text:p>0.9636166666666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09168443496802">
                <text:p>0.109168443496802</text:p>
              </table:table-cell>
              <table:table-cell office:value-type="float" office:value="0.963616666666667">
                <text:p>0.963616666666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09168443496802">
                <text:p>0.109168443496802</text:p>
              </table:table-cell>
              <table:table-cell office:value-type="float" office:value="0.963616666666667">
                <text:p>0.9636166666666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09168443496802">
                <text:p>0.109168443496802</text:p>
              </table:table-cell>
              <table:table-cell office:value-type="float" office:value="0.9637">
                <text:p>0.963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05330490405117">
                <text:p>0.105330490405117</text:p>
              </table:table-cell>
              <table:table-cell office:value-type="float" office:value="0.963566666666667">
                <text:p>0.9635666666666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05330490405117">
                <text:p>0.105330490405117</text:p>
              </table:table-cell>
              <table:table-cell office:value-type="float" office:value="0.963566666666667">
                <text:p>0.9635666666666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0319829424307">
                <text:p>0.10319829424307</text:p>
              </table:table-cell>
              <table:table-cell office:value-type="float" office:value="0.963483333333333">
                <text:p>0.9634833333333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0319829424307">
                <text:p>0.10319829424307</text:p>
              </table:table-cell>
              <table:table-cell office:value-type="float" office:value="0.963483333333333">
                <text:p>0.9634833333333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0319829424307">
                <text:p>0.10319829424307</text:p>
              </table:table-cell>
              <table:table-cell office:value-type="float" office:value="0.963533333333333">
                <text:p>0.9635333333333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0319829424307">
                <text:p>0.10319829424307</text:p>
              </table:table-cell>
              <table:table-cell office:value-type="float" office:value="0.963533333333333">
                <text:p>0.9635333333333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989339019189766">
                <text:p>0.0989339019189766</text:p>
              </table:table-cell>
              <table:table-cell office:value-type="float" office:value="0.963366666666667">
                <text:p>0.9633666666666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989339019189766">
                <text:p>0.0989339019189766</text:p>
              </table:table-cell>
              <table:table-cell office:value-type="float" office:value="0.963366666666667">
                <text:p>0.9633666666666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989339019189766">
                <text:p>0.0989339019189766</text:p>
              </table:table-cell>
              <table:table-cell office:value-type="float" office:value="0.963366666666667">
                <text:p>0.9633666666666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989339019189766">
                <text:p>0.0989339019189766</text:p>
              </table:table-cell>
              <table:table-cell office:value-type="float" office:value="0.96345">
                <text:p>0.963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97228144989339">
                <text:p>0.097228144989339</text:p>
              </table:table-cell>
              <table:table-cell office:value-type="float" office:value="0.9634">
                <text:p>0.963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97228144989339">
                <text:p>0.097228144989339</text:p>
              </table:table-cell>
              <table:table-cell office:value-type="float" office:value="0.9634">
                <text:p>0.963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97228144989339">
                <text:p>0.097228144989339</text:p>
              </table:table-cell>
              <table:table-cell office:value-type="float" office:value="0.9634">
                <text:p>0.96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97228144989339">
                <text:p>0.097228144989339</text:p>
              </table:table-cell>
              <table:table-cell office:value-type="float" office:value="0.9634">
                <text:p>0.96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97228144989339">
                <text:p>0.097228144989339</text:p>
              </table:table-cell>
              <table:table-cell office:value-type="float" office:value="0.9634">
                <text:p>0.963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955223880597015">
                <text:p>0.0955223880597015</text:p>
              </table:table-cell>
              <table:table-cell office:value-type="float" office:value="0.96335">
                <text:p>0.9633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933901918976546">
                <text:p>0.0933901918976546</text:p>
              </table:table-cell>
              <table:table-cell office:value-type="float" office:value="0.963266666666667">
                <text:p>0.9632666666666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933901918976546">
                <text:p>0.0933901918976546</text:p>
              </table:table-cell>
              <table:table-cell office:value-type="float" office:value="0.963266666666667">
                <text:p>0.9632666666666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933901918976546">
                <text:p>0.0933901918976546</text:p>
              </table:table-cell>
              <table:table-cell office:value-type="float" office:value="0.963266666666667">
                <text:p>0.9632666666666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933901918976546">
                <text:p>0.0933901918976546</text:p>
              </table:table-cell>
              <table:table-cell office:value-type="float" office:value="0.963266666666667">
                <text:p>0.963266666666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933901918976546">
                <text:p>0.0933901918976546</text:p>
              </table:table-cell>
              <table:table-cell office:value-type="float" office:value="0.963266666666667">
                <text:p>0.9632666666666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933901918976546">
                <text:p>0.0933901918976546</text:p>
              </table:table-cell>
              <table:table-cell office:value-type="float" office:value="0.963266666666667">
                <text:p>0.963266666666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912579957356077">
                <text:p>0.0912579957356077</text:p>
              </table:table-cell>
              <table:table-cell office:value-type="float" office:value="0.963183333333333">
                <text:p>0.9631833333333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912579957356077">
                <text:p>0.0912579957356077</text:p>
              </table:table-cell>
              <table:table-cell office:value-type="float" office:value="0.963183333333333">
                <text:p>0.9631833333333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912579957356077">
                <text:p>0.0912579957356077</text:p>
              </table:table-cell>
              <table:table-cell office:value-type="float" office:value="0.963183333333333">
                <text:p>0.9631833333333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912579957356077">
                <text:p>0.0912579957356077</text:p>
              </table:table-cell>
              <table:table-cell office:value-type="float" office:value="0.963266666666667">
                <text:p>0.9632666666666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912579957356077">
                <text:p>0.0912579957356077</text:p>
              </table:table-cell>
              <table:table-cell office:value-type="float" office:value="0.963266666666667">
                <text:p>0.9632666666666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912579957356077">
                <text:p>0.0912579957356077</text:p>
              </table:table-cell>
              <table:table-cell office:value-type="float" office:value="0.963266666666667">
                <text:p>0.9632666666666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912579957356077">
                <text:p>0.0912579957356077</text:p>
              </table:table-cell>
              <table:table-cell office:value-type="float" office:value="0.963266666666667">
                <text:p>0.9632666666666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852878464818763">
                <text:p>0.0852878464818763</text:p>
              </table:table-cell>
              <table:table-cell office:value-type="float" office:value="0.96305">
                <text:p>0.963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840085287846482">
                <text:p>0.0840085287846482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823027718550107">
                <text:p>0.0823027718550107</text:p>
              </table:table-cell>
              <table:table-cell office:value-type="float" office:value="0.96295">
                <text:p>0.962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801705756929638">
                <text:p>0.0801705756929638</text:p>
              </table:table-cell>
              <table:table-cell office:value-type="float" office:value="0.962866666666666">
                <text:p>0.9628666666666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763326226012793">
                <text:p>0.0763326226012793</text:p>
              </table:table-cell>
              <table:table-cell office:value-type="float" office:value="0.962733333333333">
                <text:p>0.9627333333333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73773987206823">
                <text:p>0.073773987206823</text:p>
              </table:table-cell>
              <table:table-cell office:value-type="float" office:value="0.96265">
                <text:p>0.962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73773987206823">
                <text:p>0.073773987206823</text:p>
              </table:table-cell>
              <table:table-cell office:value-type="float" office:value="0.96265">
                <text:p>0.9626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73773987206823">
                <text:p>0.073773987206823</text:p>
              </table:table-cell>
              <table:table-cell office:value-type="float" office:value="0.96265">
                <text:p>0.962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716417910447761">
                <text:p>0.0716417910447761</text:p>
              </table:table-cell>
              <table:table-cell office:value-type="float" office:value="0.96265">
                <text:p>0.9626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699360341151386">
                <text:p>0.0699360341151386</text:p>
              </table:table-cell>
              <table:table-cell office:value-type="float" office:value="0.9626">
                <text:p>0.962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699360341151386">
                <text:p>0.0699360341151386</text:p>
              </table:table-cell>
              <table:table-cell office:value-type="float" office:value="0.9626">
                <text:p>0.962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699360341151386">
                <text:p>0.0699360341151386</text:p>
              </table:table-cell>
              <table:table-cell office:value-type="float" office:value="0.9626">
                <text:p>0.96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699360341151386">
                <text:p>0.0699360341151386</text:p>
              </table:table-cell>
              <table:table-cell office:value-type="float" office:value="0.962683333333333">
                <text:p>0.962683333333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682302771855011">
                <text:p>0.0682302771855011</text:p>
              </table:table-cell>
              <table:table-cell office:value-type="float" office:value="0.962633333333333">
                <text:p>0.9626333333333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665245202558635">
                <text:p>0.0665245202558635</text:p>
              </table:table-cell>
              <table:table-cell office:value-type="float" office:value="0.962583333333333">
                <text:p>0.962583333333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643923240938167">
                <text:p>0.0643923240938167</text:p>
              </table:table-cell>
              <table:table-cell office:value-type="float" office:value="0.9625">
                <text:p>0.96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643923240938167">
                <text:p>0.0643923240938167</text:p>
              </table:table-cell>
              <table:table-cell office:value-type="float" office:value="0.9625">
                <text:p>0.96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643923240938167">
                <text:p>0.0643923240938167</text:p>
              </table:table-cell>
              <table:table-cell office:value-type="float" office:value="0.9625">
                <text:p>0.96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643923240938167">
                <text:p>0.0643923240938167</text:p>
              </table:table-cell>
              <table:table-cell office:value-type="float" office:value="0.9625">
                <text:p>0.96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643923240938167">
                <text:p>0.0643923240938167</text:p>
              </table:table-cell>
              <table:table-cell office:value-type="float" office:value="0.9625">
                <text:p>0.96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643923240938167">
                <text:p>0.0643923240938167</text:p>
              </table:table-cell>
              <table:table-cell office:value-type="float" office:value="0.9625">
                <text:p>0.96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643923240938167">
                <text:p>0.0643923240938167</text:p>
              </table:table-cell>
              <table:table-cell office:value-type="float" office:value="0.9625">
                <text:p>0.96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643923240938167">
                <text:p>0.0643923240938167</text:p>
              </table:table-cell>
              <table:table-cell office:value-type="float" office:value="0.9625">
                <text:p>0.96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643923240938167">
                <text:p>0.0643923240938167</text:p>
              </table:table-cell>
              <table:table-cell office:value-type="float" office:value="0.9625">
                <text:p>0.96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643923240938167">
                <text:p>0.0643923240938167</text:p>
              </table:table-cell>
              <table:table-cell office:value-type="float" office:value="0.9625">
                <text:p>0.96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618336886993603">
                <text:p>0.0618336886993603</text:p>
              </table:table-cell>
              <table:table-cell office:value-type="float" office:value="0.9624">
                <text:p>0.96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601279317697228">
                <text:p>0.0601279317697228</text:p>
              </table:table-cell>
              <table:table-cell office:value-type="float" office:value="0.96235">
                <text:p>0.962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601279317697228">
                <text:p>0.0601279317697228</text:p>
              </table:table-cell>
              <table:table-cell office:value-type="float" office:value="0.962433333333333">
                <text:p>0.9624333333333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601279317697228">
                <text:p>0.0601279317697228</text:p>
              </table:table-cell>
              <table:table-cell office:value-type="float" office:value="0.962433333333333">
                <text:p>0.9624333333333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601279317697228">
                <text:p>0.0601279317697228</text:p>
              </table:table-cell>
              <table:table-cell office:value-type="float" office:value="0.962433333333333">
                <text:p>0.9624333333333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562899786780384">
                <text:p>0.0562899786780384</text:p>
              </table:table-cell>
              <table:table-cell office:value-type="float" office:value="0.9623">
                <text:p>0.96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562899786780384">
                <text:p>0.0562899786780384</text:p>
              </table:table-cell>
              <table:table-cell office:value-type="float" office:value="0.9623">
                <text:p>0.962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562899786780384">
                <text:p>0.0562899786780384</text:p>
              </table:table-cell>
              <table:table-cell office:value-type="float" office:value="0.9623">
                <text:p>0.962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562899786780384">
                <text:p>0.0562899786780384</text:p>
              </table:table-cell>
              <table:table-cell office:value-type="float" office:value="0.9623">
                <text:p>0.96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562899786780384">
                <text:p>0.0562899786780384</text:p>
              </table:table-cell>
              <table:table-cell office:value-type="float" office:value="0.9623">
                <text:p>0.962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562899786780384">
                <text:p>0.0562899786780384</text:p>
              </table:table-cell>
              <table:table-cell office:value-type="float" office:value="0.9623">
                <text:p>0.962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545842217484009">
                <text:p>0.0545842217484009</text:p>
              </table:table-cell>
              <table:table-cell office:value-type="float" office:value="0.962233333333333">
                <text:p>0.9622333333333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545842217484009">
                <text:p>0.0545842217484009</text:p>
              </table:table-cell>
              <table:table-cell office:value-type="float" office:value="0.962233333333333">
                <text:p>0.9622333333333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524520255863539">
                <text:p>0.0524520255863539</text:p>
              </table:table-cell>
              <table:table-cell office:value-type="float" office:value="0.96215">
                <text:p>0.962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524520255863539">
                <text:p>0.0524520255863539</text:p>
              </table:table-cell>
              <table:table-cell office:value-type="float" office:value="0.96215">
                <text:p>0.962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507462686567164">
                <text:p>0.0507462686567164</text:p>
              </table:table-cell>
              <table:table-cell office:value-type="float" office:value="0.9621">
                <text:p>0.962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507462686567164">
                <text:p>0.0507462686567164</text:p>
              </table:table-cell>
              <table:table-cell office:value-type="float" office:value="0.9621">
                <text:p>0.962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507462686567164">
                <text:p>0.0507462686567164</text:p>
              </table:table-cell>
              <table:table-cell office:value-type="float" office:value="0.9621">
                <text:p>0.96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507462686567164">
                <text:p>0.0507462686567164</text:p>
              </table:table-cell>
              <table:table-cell office:value-type="float" office:value="0.9621">
                <text:p>0.962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507462686567164">
                <text:p>0.0507462686567164</text:p>
              </table:table-cell>
              <table:table-cell office:value-type="float" office:value="0.9621">
                <text:p>0.962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507462686567164">
                <text:p>0.0507462686567164</text:p>
              </table:table-cell>
              <table:table-cell office:value-type="float" office:value="0.9621">
                <text:p>0.96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494669509594883">
                <text:p>0.0494669509594883</text:p>
              </table:table-cell>
              <table:table-cell office:value-type="float" office:value="0.962083333333333">
                <text:p>0.9620833333333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494669509594883">
                <text:p>0.0494669509594883</text:p>
              </table:table-cell>
              <table:table-cell office:value-type="float" office:value="0.962083333333333">
                <text:p>0.9620833333333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494669509594883">
                <text:p>0.0494669509594883</text:p>
              </table:table-cell>
              <table:table-cell office:value-type="float" office:value="0.962083333333333">
                <text:p>0.9620833333333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486140724946695">
                <text:p>0.0486140724946695</text:p>
              </table:table-cell>
              <table:table-cell office:value-type="float" office:value="0.96205">
                <text:p>0.962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486140724946695">
                <text:p>0.0486140724946695</text:p>
              </table:table-cell>
              <table:table-cell office:value-type="float" office:value="0.96205">
                <text:p>0.962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486140724946695">
                <text:p>0.0486140724946695</text:p>
              </table:table-cell>
              <table:table-cell office:value-type="float" office:value="0.96205">
                <text:p>0.962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486140724946695">
                <text:p>0.0486140724946695</text:p>
              </table:table-cell>
              <table:table-cell office:value-type="float" office:value="0.96205">
                <text:p>0.962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486140724946695">
                <text:p>0.0486140724946695</text:p>
              </table:table-cell>
              <table:table-cell office:value-type="float" office:value="0.962133333333333">
                <text:p>0.9621333333333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464818763326226">
                <text:p>0.0464818763326226</text:p>
              </table:table-cell>
              <table:table-cell office:value-type="float" office:value="0.96205">
                <text:p>0.962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464818763326226">
                <text:p>0.0464818763326226</text:p>
              </table:table-cell>
              <table:table-cell office:value-type="float" office:value="0.96205">
                <text:p>0.962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464818763326226">
                <text:p>0.0464818763326226</text:p>
              </table:table-cell>
              <table:table-cell office:value-type="float" office:value="0.96205">
                <text:p>0.962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464818763326226">
                <text:p>0.0464818763326226</text:p>
              </table:table-cell>
              <table:table-cell office:value-type="float" office:value="0.96205">
                <text:p>0.962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464818763326226">
                <text:p>0.0464818763326226</text:p>
              </table:table-cell>
              <table:table-cell office:value-type="float" office:value="0.962133333333333">
                <text:p>0.9621333333333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447761194029851">
                <text:p>0.0447761194029851</text:p>
              </table:table-cell>
              <table:table-cell office:value-type="float" office:value="0.962083333333333">
                <text:p>0.9620833333333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447761194029851">
                <text:p>0.0447761194029851</text:p>
              </table:table-cell>
              <table:table-cell office:value-type="float" office:value="0.962083333333333">
                <text:p>0.9620833333333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447761194029851">
                <text:p>0.0447761194029851</text:p>
              </table:table-cell>
              <table:table-cell office:value-type="float" office:value="0.962083333333333">
                <text:p>0.9620833333333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447761194029851">
                <text:p>0.0447761194029851</text:p>
              </table:table-cell>
              <table:table-cell office:value-type="float" office:value="0.962083333333333">
                <text:p>0.9620833333333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447761194029851">
                <text:p>0.0447761194029851</text:p>
              </table:table-cell>
              <table:table-cell office:value-type="float" office:value="0.962083333333333">
                <text:p>0.9620833333333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447761194029851">
                <text:p>0.0447761194029851</text:p>
              </table:table-cell>
              <table:table-cell office:value-type="float" office:value="0.962083333333333">
                <text:p>0.9620833333333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447761194029851">
                <text:p>0.0447761194029851</text:p>
              </table:table-cell>
              <table:table-cell office:value-type="float" office:value="0.962083333333333">
                <text:p>0.9620833333333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447761194029851">
                <text:p>0.0447761194029851</text:p>
              </table:table-cell>
              <table:table-cell office:value-type="float" office:value="0.962083333333333">
                <text:p>0.96208333333333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426439232409382">
                <text:p>0.0426439232409382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426439232409382">
                <text:p>0.0426439232409382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426439232409382">
                <text:p>0.0426439232409382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426439232409382">
                <text:p>0.0426439232409382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426439232409382">
                <text:p>0.0426439232409382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426439232409382">
                <text:p>0.0426439232409382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405117270788913">
                <text:p>0.0405117270788913</text:p>
              </table:table-cell>
              <table:table-cell office:value-type="float" office:value="0.961916666666667">
                <text:p>0.96191666666666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405117270788913">
                <text:p>0.0405117270788913</text:p>
              </table:table-cell>
              <table:table-cell office:value-type="float" office:value="0.961916666666667">
                <text:p>0.96191666666666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405117270788913">
                <text:p>0.0405117270788913</text:p>
              </table:table-cell>
              <table:table-cell office:value-type="float" office:value="0.961916666666667">
                <text:p>0.96191666666666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405117270788913">
                <text:p>0.0405117270788913</text:p>
              </table:table-cell>
              <table:table-cell office:value-type="float" office:value="0.961916666666667">
                <text:p>0.9619166666666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405117270788913">
                <text:p>0.0405117270788913</text:p>
              </table:table-cell>
              <table:table-cell office:value-type="float" office:value="0.961916666666667">
                <text:p>0.9619166666666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405117270788913">
                <text:p>0.0405117270788913</text:p>
              </table:table-cell>
              <table:table-cell office:value-type="float" office:value="0.961916666666667">
                <text:p>0.96191666666666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388059701492537">
                <text:p>0.0388059701492537</text:p>
              </table:table-cell>
              <table:table-cell office:value-type="float" office:value="0.961866666666666">
                <text:p>0.96186666666666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388059701492537">
                <text:p>0.0388059701492537</text:p>
              </table:table-cell>
              <table:table-cell office:value-type="float" office:value="0.961866666666666">
                <text:p>0.96186666666666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388059701492537">
                <text:p>0.0388059701492537</text:p>
              </table:table-cell>
              <table:table-cell office:value-type="float" office:value="0.961866666666666">
                <text:p>0.96186666666666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388059701492537">
                <text:p>0.0388059701492537</text:p>
              </table:table-cell>
              <table:table-cell office:value-type="float" office:value="0.961866666666666">
                <text:p>0.96186666666666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388059701492537">
                <text:p>0.0388059701492537</text:p>
              </table:table-cell>
              <table:table-cell office:value-type="float" office:value="0.961866666666666">
                <text:p>0.96186666666666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388059701492537">
                <text:p>0.0388059701492537</text:p>
              </table:table-cell>
              <table:table-cell office:value-type="float" office:value="0.961866666666666">
                <text:p>0.96186666666666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388059701492537">
                <text:p>0.0388059701492537</text:p>
              </table:table-cell>
              <table:table-cell office:value-type="float" office:value="0.961866666666666">
                <text:p>0.96186666666666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388059701492537">
                <text:p>0.0388059701492537</text:p>
              </table:table-cell>
              <table:table-cell office:value-type="float" office:value="0.961866666666666">
                <text:p>0.96186666666666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388059701492537">
                <text:p>0.0388059701492537</text:p>
              </table:table-cell>
              <table:table-cell office:value-type="float" office:value="0.961866666666666">
                <text:p>0.96186666666666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388059701492537">
                <text:p>0.0388059701492537</text:p>
              </table:table-cell>
              <table:table-cell office:value-type="float" office:value="0.961866666666666">
                <text:p>0.96186666666666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366737739872068">
                <text:p>0.0366737739872068</text:p>
              </table:table-cell>
              <table:table-cell office:value-type="float" office:value="0.961783333333333">
                <text:p>0.9617833333333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366737739872068">
                <text:p>0.0366737739872068</text:p>
              </table:table-cell>
              <table:table-cell office:value-type="float" office:value="0.961783333333333">
                <text:p>0.9617833333333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366737739872068">
                <text:p>0.0366737739872068</text:p>
              </table:table-cell>
              <table:table-cell office:value-type="float" office:value="0.961783333333333">
                <text:p>0.96178333333333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366737739872068">
                <text:p>0.0366737739872068</text:p>
              </table:table-cell>
              <table:table-cell office:value-type="float" office:value="0.961783333333333">
                <text:p>0.9617833333333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366737739872068">
                <text:p>0.0366737739872068</text:p>
              </table:table-cell>
              <table:table-cell office:value-type="float" office:value="0.961783333333333">
                <text:p>0.9617833333333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366737739872068">
                <text:p>0.0366737739872068</text:p>
              </table:table-cell>
              <table:table-cell office:value-type="float" office:value="0.961783333333333">
                <text:p>0.9617833333333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345415778251599">
                <text:p>0.0345415778251599</text:p>
              </table:table-cell>
              <table:table-cell office:value-type="float" office:value="0.9617">
                <text:p>0.96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345415778251599">
                <text:p>0.0345415778251599</text:p>
              </table:table-cell>
              <table:table-cell office:value-type="float" office:value="0.9617">
                <text:p>0.961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345415778251599">
                <text:p>0.0345415778251599</text:p>
              </table:table-cell>
              <table:table-cell office:value-type="float" office:value="0.9617">
                <text:p>0.961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345415778251599">
                <text:p>0.0345415778251599</text:p>
              </table:table-cell>
              <table:table-cell office:value-type="float" office:value="0.9617">
                <text:p>0.961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345415778251599">
                <text:p>0.0345415778251599</text:p>
              </table:table-cell>
              <table:table-cell office:value-type="float" office:value="0.9617">
                <text:p>0.96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345415778251599">
                <text:p>0.0345415778251599</text:p>
              </table:table-cell>
              <table:table-cell office:value-type="float" office:value="0.9617">
                <text:p>0.961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345415778251599">
                <text:p>0.0345415778251599</text:p>
              </table:table-cell>
              <table:table-cell office:value-type="float" office:value="0.9617">
                <text:p>0.96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345415778251599">
                <text:p>0.0345415778251599</text:p>
              </table:table-cell>
              <table:table-cell office:value-type="float" office:value="0.9617">
                <text:p>0.96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345415778251599">
                <text:p>0.0345415778251599</text:p>
              </table:table-cell>
              <table:table-cell office:value-type="float" office:value="0.9617">
                <text:p>0.961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32409381663113">
                <text:p>0.032409381663113</text:p>
              </table:table-cell>
              <table:table-cell office:value-type="float" office:value="0.961616666666667">
                <text:p>0.96161666666666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28997867803838">
                <text:p>0.028997867803838</text:p>
              </table:table-cell>
              <table:table-cell office:value-type="float" office:value="0.961516666666667">
                <text:p>0.9615166666666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28997867803838">
                <text:p>0.028997867803838</text:p>
              </table:table-cell>
              <table:table-cell office:value-type="float" office:value="0.961516666666667">
                <text:p>0.9615166666666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28997867803838">
                <text:p>0.028997867803838</text:p>
              </table:table-cell>
              <table:table-cell office:value-type="float" office:value="0.961516666666667">
                <text:p>0.9615166666666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272921108742004">
                <text:p>0.0272921108742004</text:p>
              </table:table-cell>
              <table:table-cell office:value-type="float" office:value="0.961466666666667">
                <text:p>0.9614666666666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272921108742004">
                <text:p>0.0272921108742004</text:p>
              </table:table-cell>
              <table:table-cell office:value-type="float" office:value="0.961466666666667">
                <text:p>0.9614666666666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272921108742004">
                <text:p>0.0272921108742004</text:p>
              </table:table-cell>
              <table:table-cell office:value-type="float" office:value="0.961466666666667">
                <text:p>0.9614666666666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272921108742004">
                <text:p>0.0272921108742004</text:p>
              </table:table-cell>
              <table:table-cell office:value-type="float" office:value="0.961466666666667">
                <text:p>0.9614666666666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272921108742004">
                <text:p>0.0272921108742004</text:p>
              </table:table-cell>
              <table:table-cell office:value-type="float" office:value="0.961466666666667">
                <text:p>0.9614666666666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272921108742004">
                <text:p>0.0272921108742004</text:p>
              </table:table-cell>
              <table:table-cell office:value-type="float" office:value="0.961466666666667">
                <text:p>0.9614666666666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272921108742004">
                <text:p>0.0272921108742004</text:p>
              </table:table-cell>
              <table:table-cell office:value-type="float" office:value="0.961466666666667">
                <text:p>0.96146666666666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272921108742004">
                <text:p>0.0272921108742004</text:p>
              </table:table-cell>
              <table:table-cell office:value-type="float" office:value="0.961466666666667">
                <text:p>0.9614666666666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272921108742004">
                <text:p>0.0272921108742004</text:p>
              </table:table-cell>
              <table:table-cell office:value-type="float" office:value="0.961466666666667">
                <text:p>0.9614666666666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272921108742004">
                <text:p>0.0272921108742004</text:p>
              </table:table-cell>
              <table:table-cell office:value-type="float" office:value="0.961466666666667">
                <text:p>0.96146666666666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255863539445629">
                <text:p>0.0255863539445629</text:p>
              </table:table-cell>
              <table:table-cell office:value-type="float" office:value="0.9615">
                <text:p>0.96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255863539445629">
                <text:p>0.0255863539445629</text:p>
              </table:table-cell>
              <table:table-cell office:value-type="float" office:value="0.9615">
                <text:p>0.96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255863539445629">
                <text:p>0.0255863539445629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255863539445629">
                <text:p>0.0255863539445629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255863539445629">
                <text:p>0.0255863539445629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255863539445629">
                <text:p>0.0255863539445629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255863539445629">
                <text:p>0.0255863539445629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255863539445629">
                <text:p>0.0255863539445629</text:p>
              </table:table-cell>
              <table:table-cell office:value-type="float" office:value="0.961666666666667">
                <text:p>0.96166666666666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255863539445629">
                <text:p>0.0255863539445629</text:p>
              </table:table-cell>
              <table:table-cell office:value-type="float" office:value="0.961666666666667">
                <text:p>0.96166666666666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961583333333333">
                <text:p>0.96158333333333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217484008528785">
                <text:p>0.0217484008528785</text:p>
              </table:table-cell>
              <table:table-cell office:value-type="float" office:value="0.961533333333333">
                <text:p>0.96153333333333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217484008528785">
                <text:p>0.0217484008528785</text:p>
              </table:table-cell>
              <table:table-cell office:value-type="float" office:value="0.961533333333333">
                <text:p>0.96153333333333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217484008528785">
                <text:p>0.0217484008528785</text:p>
              </table:table-cell>
              <table:table-cell office:value-type="float" office:value="0.961533333333333">
                <text:p>0.96153333333333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217484008528785">
                <text:p>0.0217484008528785</text:p>
              </table:table-cell>
              <table:table-cell office:value-type="float" office:value="0.961533333333333">
                <text:p>0.96153333333333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217484008528785">
                <text:p>0.0217484008528785</text:p>
              </table:table-cell>
              <table:table-cell office:value-type="float" office:value="0.961533333333333">
                <text:p>0.96153333333333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217484008528785">
                <text:p>0.0217484008528785</text:p>
              </table:table-cell>
              <table:table-cell office:value-type="float" office:value="0.961533333333333">
                <text:p>0.96153333333333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217484008528785">
                <text:p>0.0217484008528785</text:p>
              </table:table-cell>
              <table:table-cell office:value-type="float" office:value="0.961533333333333">
                <text:p>0.96153333333333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217484008528785">
                <text:p>0.0217484008528785</text:p>
              </table:table-cell>
              <table:table-cell office:value-type="float" office:value="0.961533333333333">
                <text:p>0.96153333333333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217484008528785">
                <text:p>0.0217484008528785</text:p>
              </table:table-cell>
              <table:table-cell office:value-type="float" office:value="0.961533333333333">
                <text:p>0.96153333333333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217484008528785">
                <text:p>0.0217484008528785</text:p>
              </table:table-cell>
              <table:table-cell office:value-type="float" office:value="0.961533333333333">
                <text:p>0.96153333333333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217484008528785">
                <text:p>0.0217484008528785</text:p>
              </table:table-cell>
              <table:table-cell office:value-type="float" office:value="0.961533333333333">
                <text:p>0.96153333333333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217484008528785">
                <text:p>0.0217484008528785</text:p>
              </table:table-cell>
              <table:table-cell office:value-type="float" office:value="0.961533333333333">
                <text:p>0.96153333333333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217484008528785">
                <text:p>0.0217484008528785</text:p>
              </table:table-cell>
              <table:table-cell office:value-type="float" office:value="0.961533333333333">
                <text:p>0.96153333333333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217484008528785">
                <text:p>0.0217484008528785</text:p>
              </table:table-cell>
              <table:table-cell office:value-type="float" office:value="0.961533333333333">
                <text:p>0.96153333333333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217484008528785">
                <text:p>0.0217484008528785</text:p>
              </table:table-cell>
              <table:table-cell office:value-type="float" office:value="0.961533333333333">
                <text:p>0.96153333333333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217484008528785">
                <text:p>0.0217484008528785</text:p>
              </table:table-cell>
              <table:table-cell office:value-type="float" office:value="0.961533333333333">
                <text:p>0.96153333333333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217484008528785">
                <text:p>0.0217484008528785</text:p>
              </table:table-cell>
              <table:table-cell office:value-type="float" office:value="0.961533333333333">
                <text:p>0.96153333333333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217484008528785">
                <text:p>0.0217484008528785</text:p>
              </table:table-cell>
              <table:table-cell office:value-type="float" office:value="0.961533333333333">
                <text:p>0.96153333333333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196162046908316">
                <text:p>0.0196162046908316</text:p>
              </table:table-cell>
              <table:table-cell office:value-type="float" office:value="0.96145">
                <text:p>0.9614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196162046908316">
                <text:p>0.0196162046908316</text:p>
              </table:table-cell>
              <table:table-cell office:value-type="float" office:value="0.96145">
                <text:p>0.9614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196162046908316">
                <text:p>0.0196162046908316</text:p>
              </table:table-cell>
              <table:table-cell office:value-type="float" office:value="0.96145">
                <text:p>0.9614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196162046908316">
                <text:p>0.0196162046908316</text:p>
              </table:table-cell>
              <table:table-cell office:value-type="float" office:value="0.96145">
                <text:p>0.9614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196162046908316">
                <text:p>0.0196162046908316</text:p>
              </table:table-cell>
              <table:table-cell office:value-type="float" office:value="0.96145">
                <text:p>0.9614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196162046908316">
                <text:p>0.0196162046908316</text:p>
              </table:table-cell>
              <table:table-cell office:value-type="float" office:value="0.96145">
                <text:p>0.9614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196162046908316">
                <text:p>0.0196162046908316</text:p>
              </table:table-cell>
              <table:table-cell office:value-type="float" office:value="0.96145">
                <text:p>0.9614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196162046908316">
                <text:p>0.0196162046908316</text:p>
              </table:table-cell>
              <table:table-cell office:value-type="float" office:value="0.96145">
                <text:p>0.9614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196162046908316">
                <text:p>0.0196162046908316</text:p>
              </table:table-cell>
              <table:table-cell office:value-type="float" office:value="0.96145">
                <text:p>0.9614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196162046908316">
                <text:p>0.0196162046908316</text:p>
              </table:table-cell>
              <table:table-cell office:value-type="float" office:value="0.96145">
                <text:p>0.9614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196162046908316">
                <text:p>0.0196162046908316</text:p>
              </table:table-cell>
              <table:table-cell office:value-type="float" office:value="0.96145">
                <text:p>0.9614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196162046908316">
                <text:p>0.0196162046908316</text:p>
              </table:table-cell>
              <table:table-cell office:value-type="float" office:value="0.96145">
                <text:p>0.9614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196162046908316">
                <text:p>0.0196162046908316</text:p>
              </table:table-cell>
              <table:table-cell office:value-type="float" office:value="0.96145">
                <text:p>0.9614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196162046908316">
                <text:p>0.0196162046908316</text:p>
              </table:table-cell>
              <table:table-cell office:value-type="float" office:value="0.96145">
                <text:p>0.9614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196162046908316">
                <text:p>0.0196162046908316</text:p>
              </table:table-cell>
              <table:table-cell office:value-type="float" office:value="0.96145">
                <text:p>0.9614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196162046908316">
                <text:p>0.0196162046908316</text:p>
              </table:table-cell>
              <table:table-cell office:value-type="float" office:value="0.96145">
                <text:p>0.9614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196162046908316">
                <text:p>0.0196162046908316</text:p>
              </table:table-cell>
              <table:table-cell office:value-type="float" office:value="0.96145">
                <text:p>0.9614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196162046908316">
                <text:p>0.0196162046908316</text:p>
              </table:table-cell>
              <table:table-cell office:value-type="float" office:value="0.96145">
                <text:p>0.9614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196162046908316">
                <text:p>0.0196162046908316</text:p>
              </table:table-cell>
              <table:table-cell office:value-type="float" office:value="0.96145">
                <text:p>0.9614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196162046908316">
                <text:p>0.0196162046908316</text:p>
              </table:table-cell>
              <table:table-cell office:value-type="float" office:value="0.96145">
                <text:p>0.9614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196162046908316">
                <text:p>0.0196162046908316</text:p>
              </table:table-cell>
              <table:table-cell office:value-type="float" office:value="0.96145">
                <text:p>0.9614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196162046908316">
                <text:p>0.0196162046908316</text:p>
              </table:table-cell>
              <table:table-cell office:value-type="float" office:value="0.96145">
                <text:p>0.9614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196162046908316">
                <text:p>0.0196162046908316</text:p>
              </table:table-cell>
              <table:table-cell office:value-type="float" office:value="0.96145">
                <text:p>0.9614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196162046908316">
                <text:p>0.0196162046908316</text:p>
              </table:table-cell>
              <table:table-cell office:value-type="float" office:value="0.96145">
                <text:p>0.9614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196162046908316">
                <text:p>0.0196162046908316</text:p>
              </table:table-cell>
              <table:table-cell office:value-type="float" office:value="0.96145">
                <text:p>0.9614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196162046908316">
                <text:p>0.0196162046908316</text:p>
              </table:table-cell>
              <table:table-cell office:value-type="float" office:value="0.96145">
                <text:p>0.9614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196162046908316">
                <text:p>0.0196162046908316</text:p>
              </table:table-cell>
              <table:table-cell office:value-type="float" office:value="0.96145">
                <text:p>0.9614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196162046908316">
                <text:p>0.0196162046908316</text:p>
              </table:table-cell>
              <table:table-cell office:value-type="float" office:value="0.96145">
                <text:p>0.9614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157782515991471">
                <text:p>0.0157782515991471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157782515991471">
                <text:p>0.0157782515991471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157782515991471">
                <text:p>0.0157782515991471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157782515991471">
                <text:p>0.0157782515991471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157782515991471">
                <text:p>0.0157782515991471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157782515991471">
                <text:p>0.0157782515991471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157782515991471">
                <text:p>0.0157782515991471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157782515991471">
                <text:p>0.0157782515991471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157782515991471">
                <text:p>0.0157782515991471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157782515991471">
                <text:p>0.0157782515991471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157782515991471">
                <text:p>0.0157782515991471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157782515991471">
                <text:p>0.0157782515991471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157782515991471">
                <text:p>0.0157782515991471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157782515991471">
                <text:p>0.0157782515991471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157782515991471">
                <text:p>0.0157782515991471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157782515991471">
                <text:p>0.0157782515991471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157782515991471">
                <text:p>0.0157782515991471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157782515991471">
                <text:p>0.0157782515991471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157782515991471">
                <text:p>0.0157782515991471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157782515991471">
                <text:p>0.0157782515991471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157782515991471">
                <text:p>0.0157782515991471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233333333333">
                <text:p>0.96123333333333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233333333333">
                <text:p>0.96123333333333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233333333333">
                <text:p>0.96123333333333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233333333333">
                <text:p>0.96123333333333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233333333333">
                <text:p>0.96123333333333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233333333333">
                <text:p>0.96123333333333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233333333333">
                <text:p>0.96123333333333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233333333333">
                <text:p>0.96123333333333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233333333333">
                <text:p>0.96123333333333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233333333333">
                <text:p>0.96123333333333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233333333333">
                <text:p>0.96123333333333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233333333333">
                <text:p>0.96123333333333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233333333333">
                <text:p>0.96123333333333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233333333333">
                <text:p>0.96123333333333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233333333333">
                <text:p>0.96123333333333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233333333333">
                <text:p>0.96123333333333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233333333333">
                <text:p>0.96123333333333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316666666667">
                <text:p>0.96131666666666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136460554371002">
                <text:p>0.0136460554371002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119402985074627">
                <text:p>0.0119402985074627</text:p>
              </table:table-cell>
              <table:table-cell office:value-type="float" office:value="0.96135">
                <text:p>0.9613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119402985074627">
                <text:p>0.0119402985074627</text:p>
              </table:table-cell>
              <table:table-cell office:value-type="float" office:value="0.96135">
                <text:p>0.9613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119402985074627">
                <text:p>0.0119402985074627</text:p>
              </table:table-cell>
              <table:table-cell office:value-type="float" office:value="0.96135">
                <text:p>0.9613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119402985074627">
                <text:p>0.0119402985074627</text:p>
              </table:table-cell>
              <table:table-cell office:value-type="float" office:value="0.96135">
                <text:p>0.9613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119402985074627">
                <text:p>0.0119402985074627</text:p>
              </table:table-cell>
              <table:table-cell office:value-type="float" office:value="0.96135">
                <text:p>0.9613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119402985074627">
                <text:p>0.0119402985074627</text:p>
              </table:table-cell>
              <table:table-cell office:value-type="float" office:value="0.96135">
                <text:p>0.9613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119402985074627">
                <text:p>0.0119402985074627</text:p>
              </table:table-cell>
              <table:table-cell office:value-type="float" office:value="0.96135">
                <text:p>0.9613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119402985074627">
                <text:p>0.0119402985074627</text:p>
              </table:table-cell>
              <table:table-cell office:value-type="float" office:value="0.96135">
                <text:p>0.9613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119402985074627">
                <text:p>0.0119402985074627</text:p>
              </table:table-cell>
              <table:table-cell office:value-type="float" office:value="0.96135">
                <text:p>0.9613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119402985074627">
                <text:p>0.0119402985074627</text:p>
              </table:table-cell>
              <table:table-cell office:value-type="float" office:value="0.96135">
                <text:p>0.9613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119402985074627">
                <text:p>0.0119402985074627</text:p>
              </table:table-cell>
              <table:table-cell office:value-type="float" office:value="0.96135">
                <text:p>0.9613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119402985074627">
                <text:p>0.0119402985074627</text:p>
              </table:table-cell>
              <table:table-cell office:value-type="float" office:value="0.96135">
                <text:p>0.9613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119402985074627">
                <text:p>0.0119402985074627</text:p>
              </table:table-cell>
              <table:table-cell office:value-type="float" office:value="0.96135">
                <text:p>0.9613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119402985074627">
                <text:p>0.0119402985074627</text:p>
              </table:table-cell>
              <table:table-cell office:value-type="float" office:value="0.96135">
                <text:p>0.9613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119402985074627">
                <text:p>0.0119402985074627</text:p>
              </table:table-cell>
              <table:table-cell office:value-type="float" office:value="0.96135">
                <text:p>0.9613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119402985074627">
                <text:p>0.0119402985074627</text:p>
              </table:table-cell>
              <table:table-cell office:value-type="float" office:value="0.96135">
                <text:p>0.9613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119402985074627">
                <text:p>0.0119402985074627</text:p>
              </table:table-cell>
              <table:table-cell office:value-type="float" office:value="0.96135">
                <text:p>0.9613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119402985074627">
                <text:p>0.0119402985074627</text:p>
              </table:table-cell>
              <table:table-cell office:value-type="float" office:value="0.96135">
                <text:p>0.9613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119402985074627">
                <text:p>0.0119402985074627</text:p>
              </table:table-cell>
              <table:table-cell office:value-type="float" office:value="0.96135">
                <text:p>0.9613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119402985074627">
                <text:p>0.0119402985074627</text:p>
              </table:table-cell>
              <table:table-cell office:value-type="float" office:value="0.96135">
                <text:p>0.9613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119402985074627">
                <text:p>0.0119402985074627</text:p>
              </table:table-cell>
              <table:table-cell office:value-type="float" office:value="0.96135">
                <text:p>0.9613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119402985074627">
                <text:p>0.0119402985074627</text:p>
              </table:table-cell>
              <table:table-cell office:value-type="float" office:value="0.96135">
                <text:p>0.9613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119402985074627">
                <text:p>0.0119402985074627</text:p>
              </table:table-cell>
              <table:table-cell office:value-type="float" office:value="0.96135">
                <text:p>0.9613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119402985074627">
                <text:p>0.0119402985074627</text:p>
              </table:table-cell>
              <table:table-cell office:value-type="float" office:value="0.96135">
                <text:p>0.9613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119402985074627">
                <text:p>0.0119402985074627</text:p>
              </table:table-cell>
              <table:table-cell office:value-type="float" office:value="0.96135">
                <text:p>0.9613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810234541577825">
                <text:p>0.00810234541577825</text:p>
              </table:table-cell>
              <table:table-cell office:value-type="float" office:value="0.961216666666667">
                <text:p>0.96121666666666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597014925373134">
                <text:p>0.00597014925373134</text:p>
              </table:table-cell>
              <table:table-cell office:value-type="float" office:value="0.961133333333333">
                <text:p>0.96113333333333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426439232409382">
                <text:p>0.00426439232409382</text:p>
              </table:table-cell>
              <table:table-cell office:value-type="float" office:value="0.961083333333333">
                <text:p>0.96108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834cm" svg:y="4.203cm" style:legend-expansion="high" chart:style-name="ch2"/>
        <chart:plot-area chart:style-name="ch3" table:cell-range-address="Sheet2.F1:Sheet2.G1001" chart:data-source-has-labels="row" svg:x="0.319cm" svg:y="0.18cm" svg:width="13.196cm" svg:height="8.645cm">
          <chartooo:coordinate-region svg:x="1.046cm" svg:y="0.38cm" svg:width="12.229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G2:Sheet2.G1001" chart:label-cell-address="Sheet2.G1:Sheet2.G1" chart:class="chart:scatter">
            <chart:domain table:cell-range-address="Sheet2.F2:Sheet2.F1001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ecall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90833333333333">
                <text:p>0.0390833333333333</text:p>
                <draw:g>
                  <svg:desc>Sheet2.F2:Sheet2.F1001</svg:desc>
                </draw:g>
              </table:table-cell>
              <table:table-cell office:value-type="float" office:value="1">
                <text:p>1</text:p>
                <draw:g>
                  <svg:desc>Sheet2.G2:Sheet2.G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90937583355561">
                <text:p>0.0390937583355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9106052007878">
                <text:p>0.039106052007878</text:p>
              </table:table-cell>
              <table:table-cell office:value-type="float" office:value="0.999147121535181">
                <text:p>0.9991471215351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9118494205908">
                <text:p>0.039118494205908</text:p>
              </table:table-cell>
              <table:table-cell office:value-type="float" office:value="0.996162046908315">
                <text:p>0.996162046908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91678719181999">
                <text:p>0.0391678719181999</text:p>
              </table:table-cell>
              <table:table-cell office:value-type="float" office:value="0.99317697228145">
                <text:p>0.99317697228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93770553255295">
                <text:p>0.0393770553255295</text:p>
              </table:table-cell>
              <table:table-cell office:value-type="float" office:value="0.985501066098081">
                <text:p>0.9855010660980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9900596075978">
                <text:p>0.039900596075978</text:p>
              </table:table-cell>
              <table:table-cell office:value-type="float" office:value="0.97910447761194">
                <text:p>0.979104477611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04819277108434">
                <text:p>0.0404819277108434</text:p>
              </table:table-cell>
              <table:table-cell office:value-type="float" office:value="0.967164179104478">
                <text:p>0.9671641791044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09787952160834">
                <text:p>0.0409787952160834</text:p>
              </table:table-cell>
              <table:table-cell office:value-type="float" office:value="0.952665245202559">
                <text:p>0.9526652452025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784269451501">
                <text:p>0.0416784269451501</text:p>
              </table:table-cell>
              <table:table-cell office:value-type="float" office:value="0.94456289978678">
                <text:p>0.944562899786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2484544049459">
                <text:p>0.042484544049459</text:p>
              </table:table-cell>
              <table:table-cell office:value-type="float" office:value="0.93773987206823">
                <text:p>0.937739872068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31736300483688">
                <text:p>0.0431736300483688</text:p>
              </table:table-cell>
              <table:table-cell office:value-type="float" office:value="0.924946695095949">
                <text:p>0.924946695095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41799268122199">
                <text:p>0.0441799268122199</text:p>
              </table:table-cell>
              <table:table-cell office:value-type="float" office:value="0.916417910447761">
                <text:p>0.916417910447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6211714132187">
                <text:p>0.046211714132187</text:p>
              </table:table-cell>
              <table:table-cell office:value-type="float" office:value="0.916844349680171">
                <text:p>0.9168443496801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97643948971383">
                <text:p>0.0497643948971383</text:p>
              </table:table-cell>
              <table:table-cell office:value-type="float" office:value="0.923240938166311">
                <text:p>0.9232409381663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43311637725228">
                <text:p>0.0543311637725228</text:p>
              </table:table-cell>
              <table:table-cell office:value-type="float" office:value="0.921961620469083">
                <text:p>0.9219616204690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0198141721706">
                <text:p>0.060198141721706</text:p>
              </table:table-cell>
              <table:table-cell office:value-type="float" office:value="0.91727078891258">
                <text:p>0.917270788912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74819554322816">
                <text:p>0.0674819554322816</text:p>
              </table:table-cell>
              <table:table-cell office:value-type="float" office:value="0.913006396588486">
                <text:p>0.9130063965884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68734544672616">
                <text:p>0.0768734544672616</text:p>
              </table:table-cell>
              <table:table-cell office:value-type="float" office:value="0.914712153518124">
                <text:p>0.9147121535181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88999460961148">
                <text:p>0.0888999460961148</text:p>
              </table:table-cell>
              <table:table-cell office:value-type="float" office:value="0.914285714285714">
                <text:p>0.9142857142857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2283105022831">
                <text:p>0.102283105022831</text:p>
              </table:table-cell>
              <table:table-cell office:value-type="float" office:value="0.907462686567164">
                <text:p>0.9074626865671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9487669232066">
                <text:p>0.119487669232066</text:p>
              </table:table-cell>
              <table:table-cell office:value-type="float" office:value="0.907036247334755">
                <text:p>0.9070362473347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6765940952258">
                <text:p>0.136765940952258</text:p>
              </table:table-cell>
              <table:table-cell office:value-type="float" office:value="0.902771855010661">
                <text:p>0.9027718550106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4824013520464">
                <text:p>0.154824013520464</text:p>
              </table:table-cell>
              <table:table-cell office:value-type="float" office:value="0.898507462686567">
                <text:p>0.898507462686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5997318136105">
                <text:p>0.175997318136105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4584031267448">
                <text:p>0.194584031267448</text:p>
              </table:table-cell>
              <table:table-cell office:value-type="float" office:value="0.891684434968017">
                <text:p>0.891684434968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5458134219821">
                <text:p>0.215458134219821</text:p>
              </table:table-cell>
              <table:table-cell office:value-type="float" office:value="0.884434968017058">
                <text:p>0.8844349680170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8199150109108">
                <text:p>0.238199150109108</text:p>
              </table:table-cell>
              <table:table-cell office:value-type="float" office:value="0.884434968017058">
                <text:p>0.8844349680170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6034981754121">
                <text:p>0.26034981754121</text:p>
              </table:table-cell>
              <table:table-cell office:value-type="float" office:value="0.882302771855011">
                <text:p>0.8823027718550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82504452664749">
                <text:p>0.282504452664749</text:p>
              </table:table-cell>
              <table:table-cell office:value-type="float" office:value="0.879317697228145">
                <text:p>0.8793176972281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1188903566711">
                <text:p>0.301188903566711</text:p>
              </table:table-cell>
              <table:table-cell office:value-type="float" office:value="0.875053304904051">
                <text:p>0.8750533049040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8933250155958">
                <text:p>0.318933250155958</text:p>
              </table:table-cell>
              <table:table-cell office:value-type="float" office:value="0.872068230277185">
                <text:p>0.8720682302771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569545154911">
                <text:p>0.33569545154911</text:p>
              </table:table-cell>
              <table:table-cell office:value-type="float" office:value="0.86865671641791">
                <text:p>0.868656716417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5230635335074">
                <text:p>0.35230635335074</text:p>
              </table:table-cell>
              <table:table-cell office:value-type="float" office:value="0.863113006396588">
                <text:p>0.8631130063965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5429864253394">
                <text:p>0.365429864253394</text:p>
              </table:table-cell>
              <table:table-cell office:value-type="float" office:value="0.860980810234541">
                <text:p>0.8609808102345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591859807801">
                <text:p>0.37591859807801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92680514342235">
                <text:p>0.392680514342235</text:p>
              </table:table-cell>
              <table:table-cell office:value-type="float" office:value="0.846481876332623">
                <text:p>0.8464818763326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04889071487264">
                <text:p>0.404889071487264</text:p>
              </table:table-cell>
              <table:table-cell office:value-type="float" office:value="0.840511727078891">
                <text:p>0.8405117270788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16186205423874">
                <text:p>0.416186205423874</text:p>
              </table:table-cell>
              <table:table-cell office:value-type="float" office:value="0.831130063965885">
                <text:p>0.8311300639658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27560274275603">
                <text:p>0.427560274275603</text:p>
              </table:table-cell>
              <table:table-cell office:value-type="float" office:value="0.824307036247335">
                <text:p>0.8243070362473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36008183678109">
                <text:p>0.436008183678109</text:p>
              </table:table-cell>
              <table:table-cell office:value-type="float" office:value="0.817910447761194">
                <text:p>0.8179104477611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4875411377527">
                <text:p>0.44875411377527</text:p>
              </table:table-cell>
              <table:table-cell office:value-type="float" office:value="0.81407249466951">
                <text:p>0.814072494669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56448508180943">
                <text:p>0.456448508180943</text:p>
              </table:table-cell>
              <table:table-cell office:value-type="float" office:value="0.808955223880597">
                <text:p>0.8089552238805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68079800498753">
                <text:p>0.468079800498753</text:p>
              </table:table-cell>
              <table:table-cell office:value-type="float" office:value="0.800426439232409">
                <text:p>0.8004264392324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78439425051335">
                <text:p>0.478439425051335</text:p>
              </table:table-cell>
              <table:table-cell office:value-type="float" office:value="0.794882729211087">
                <text:p>0.7948827292110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8504721930745">
                <text:p>0.48504721930745</text:p>
              </table:table-cell>
              <table:table-cell office:value-type="float" office:value="0.788486140724947">
                <text:p>0.788486140724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90681576144835">
                <text:p>0.490681576144835</text:p>
              </table:table-cell>
              <table:table-cell office:value-type="float" office:value="0.78592750533049">
                <text:p>0.785927505330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00137023842149">
                <text:p>0.500137023842149</text:p>
              </table:table-cell>
              <table:table-cell office:value-type="float" office:value="0.778251599147121">
                <text:p>0.7782515991471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04873294346979">
                <text:p>0.504873294346979</text:p>
              </table:table-cell>
              <table:table-cell office:value-type="float" office:value="0.773134328358209">
                <text:p>0.7731343283582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12049900765523">
                <text:p>0.512049900765523</text:p>
              </table:table-cell>
              <table:table-cell office:value-type="float" office:value="0.770149253731343">
                <text:p>0.7701492537313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8400463633729">
                <text:p>0.518400463633729</text:p>
              </table:table-cell>
              <table:table-cell office:value-type="float" office:value="0.762899786780384">
                <text:p>0.7628997867803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2139673105498">
                <text:p>0.522139673105498</text:p>
              </table:table-cell>
              <table:table-cell office:value-type="float" office:value="0.749253731343283">
                <text:p>0.7492537313432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8421052631579">
                <text:p>0.528421052631579</text:p>
              </table:table-cell>
              <table:table-cell office:value-type="float" office:value="0.749253731343283">
                <text:p>0.7492537313432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2174443427874">
                <text:p>0.532174443427874</text:p>
              </table:table-cell>
              <table:table-cell office:value-type="float" office:value="0.744136460554371">
                <text:p>0.7441364605543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018691588785">
                <text:p>0.54018691588785</text:p>
              </table:table-cell>
              <table:table-cell office:value-type="float" office:value="0.739445628997868">
                <text:p>0.7394456289978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44617338837726">
                <text:p>0.544617338837726</text:p>
              </table:table-cell>
              <table:table-cell office:value-type="float" office:value="0.73134328358209">
                <text:p>0.731343283582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47949628672909">
                <text:p>0.547949628672909</text:p>
              </table:table-cell>
              <table:table-cell office:value-type="float" office:value="0.723667377398721">
                <text:p>0.7236673773987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810925744194">
                <text:p>0.553810925744194</text:p>
              </table:table-cell>
              <table:table-cell office:value-type="float" office:value="0.721961620469083">
                <text:p>0.7219616204690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59666666666667">
                <text:p>0.559666666666667</text:p>
              </table:table-cell>
              <table:table-cell office:value-type="float" office:value="0.715991471215352">
                <text:p>0.7159914712153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60570071258907">
                <text:p>0.560570071258907</text:p>
              </table:table-cell>
              <table:table-cell office:value-type="float" office:value="0.704477611940298">
                <text:p>0.7044776119402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65907522429262">
                <text:p>0.565907522429262</text:p>
              </table:table-cell>
              <table:table-cell office:value-type="float" office:value="0.699360341151386">
                <text:p>0.6993603411513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74087078651685">
                <text:p>0.574087078651685</text:p>
              </table:table-cell>
              <table:table-cell office:value-type="float" office:value="0.697228144989339">
                <text:p>0.6972281449893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79115044247788">
                <text:p>0.579115044247788</text:p>
              </table:table-cell>
              <table:table-cell office:value-type="float" office:value="0.697654584221748">
                <text:p>0.6976545842217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8324343761237">
                <text:p>0.58324343761237</text:p>
              </table:table-cell>
              <table:table-cell office:value-type="float" office:value="0.691684434968017">
                <text:p>0.6916844349680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88558855885589">
                <text:p>0.588558855885589</text:p>
              </table:table-cell>
              <table:table-cell office:value-type="float" office:value="0.684434968017058">
                <text:p>0.6844349680170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88847583643123">
                <text:p>0.588847583643123</text:p>
              </table:table-cell>
              <table:table-cell office:value-type="float" office:value="0.67547974413646">
                <text:p>0.675479744136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94655626646594">
                <text:p>0.594655626646594</text:p>
              </table:table-cell>
              <table:table-cell office:value-type="float" office:value="0.673773987206823">
                <text:p>0.6737739872068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99078341013825">
                <text:p>0.599078341013825</text:p>
              </table:table-cell>
              <table:table-cell office:value-type="float" office:value="0.665245202558635">
                <text:p>0.6652452025586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07659241891364">
                <text:p>0.607659241891364</text:p>
              </table:table-cell>
              <table:table-cell office:value-type="float" office:value="0.663113006396588">
                <text:p>0.6631130063965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08182533438238">
                <text:p>0.608182533438238</text:p>
              </table:table-cell>
              <table:table-cell office:value-type="float" office:value="0.659275053304904">
                <text:p>0.6592750533049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08316831683168">
                <text:p>0.608316831683168</text:p>
              </table:table-cell>
              <table:table-cell office:value-type="float" office:value="0.65501066098081">
                <text:p>0.655010660980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11689351481185">
                <text:p>0.611689351481185</text:p>
              </table:table-cell>
              <table:table-cell office:value-type="float" office:value="0.651599147121535">
                <text:p>0.6515991471215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12759041040228">
                <text:p>0.612759041040228</text:p>
              </table:table-cell>
              <table:table-cell office:value-type="float" office:value="0.643070362473348">
                <text:p>0.6430703624733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15700780928894">
                <text:p>0.615700780928894</text:p>
              </table:table-cell>
              <table:table-cell office:value-type="float" office:value="0.638805970149254">
                <text:p>0.6388059701492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20474406991261">
                <text:p>0.620474406991261</text:p>
              </table:table-cell>
              <table:table-cell office:value-type="float" office:value="0.635820895522388">
                <text:p>0.6358208955223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20397799407533">
                <text:p>0.620397799407533</text:p>
              </table:table-cell>
              <table:table-cell office:value-type="float" office:value="0.625159914712153">
                <text:p>0.6251599147121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22098022355976">
                <text:p>0.622098022355976</text:p>
              </table:table-cell>
              <table:table-cell office:value-type="float" office:value="0.617057569296375">
                <text:p>0.6170575692963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2652705061082">
                <text:p>0.62652705061082</text:p>
              </table:table-cell>
              <table:table-cell office:value-type="float" office:value="0.612366737739872">
                <text:p>0.6123667377398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26262626262626">
                <text:p>0.626262626262626</text:p>
              </table:table-cell>
              <table:table-cell office:value-type="float" office:value="0.608102345415778">
                <text:p>0.6081023454157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27711376715361">
                <text:p>0.627711376715361</text:p>
              </table:table-cell>
              <table:table-cell office:value-type="float" office:value="0.604690831556503">
                <text:p>0.6046908315565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31508078994614">
                <text:p>0.63150807899461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29846708746619">
                <text:p>0.629846708746619</text:p>
              </table:table-cell>
              <table:table-cell office:value-type="float" office:value="0.595735607675906">
                <text:p>0.5957356076759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30118289353958">
                <text:p>0.630118289353958</text:p>
              </table:table-cell>
              <table:table-cell office:value-type="float" office:value="0.590618336886994">
                <text:p>0.5906183368869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34891254049051">
                <text:p>0.634891254049051</text:p>
              </table:table-cell>
              <table:table-cell office:value-type="float" office:value="0.585074626865672">
                <text:p>0.5850746268656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41181988742964">
                <text:p>0.641181988742964</text:p>
              </table:table-cell>
              <table:table-cell office:value-type="float" office:value="0.582942430703625">
                <text:p>0.582942430703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40321817321344">
                <text:p>0.640321817321344</text:p>
              </table:table-cell>
              <table:table-cell office:value-type="float" office:value="0.576972281449893">
                <text:p>0.5769722814498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39446036294174">
                <text:p>0.639446036294174</text:p>
              </table:table-cell>
              <table:table-cell office:value-type="float" office:value="0.571002132196162">
                <text:p>0.5710021321961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41173641173641">
                <text:p>0.641173641173641</text:p>
              </table:table-cell>
              <table:table-cell office:value-type="float" office:value="0.568443496801706">
                <text:p>0.5684434968017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568017057569296">
                <text:p>0.5680170575692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46108663729809">
                <text:p>0.646108663729809</text:p>
              </table:table-cell>
              <table:table-cell office:value-type="float" office:value="0.562899786780384">
                <text:p>0.5628997867803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50896414342629">
                <text:p>0.650896414342629</text:p>
              </table:table-cell>
              <table:table-cell office:value-type="float" office:value="0.557356076759062">
                <text:p>0.5573560767590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52086475615887">
                <text:p>0.652086475615887</text:p>
              </table:table-cell>
              <table:table-cell office:value-type="float" office:value="0.553091684434968">
                <text:p>0.5530916844349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53123412899949">
                <text:p>0.653123412899949</text:p>
              </table:table-cell>
              <table:table-cell office:value-type="float" office:value="0.548400852878465">
                <text:p>0.5484008528784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55720882503848">
                <text:p>0.655720882503848</text:p>
              </table:table-cell>
              <table:table-cell office:value-type="float" office:value="0.54498933901919">
                <text:p>0.544989339019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55720882503848">
                <text:p>0.655720882503848</text:p>
              </table:table-cell>
              <table:table-cell office:value-type="float" office:value="0.54498933901919">
                <text:p>0.544989339019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56832298136646">
                <text:p>0.656832298136646</text:p>
              </table:table-cell>
              <table:table-cell office:value-type="float" office:value="0.541151385927505">
                <text:p>0.5411513859275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57426778242678">
                <text:p>0.657426778242678</text:p>
              </table:table-cell>
              <table:table-cell office:value-type="float" office:value="0.536034115138593">
                <text:p>0.5360341151385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610348468849">
                <text:p>0.6610348468849</text:p>
              </table:table-cell>
              <table:table-cell office:value-type="float" office:value="0.533901918976546">
                <text:p>0.5339019189765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62255161461091">
                <text:p>0.662255161461091</text:p>
              </table:table-cell>
              <table:table-cell office:value-type="float" office:value="0.533475479744136">
                <text:p>0.5334754797441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64012738853503">
                <text:p>0.664012738853503</text:p>
              </table:table-cell>
              <table:table-cell office:value-type="float" office:value="0.533475479744136">
                <text:p>0.5334754797441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68645439827307">
                <text:p>0.668645439827307</text:p>
              </table:table-cell>
              <table:table-cell office:value-type="float" office:value="0.528358208955224">
                <text:p>0.5283582089552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67571971754481">
                <text:p>0.667571971754481</text:p>
              </table:table-cell>
              <table:table-cell office:value-type="float" office:value="0.52409381663113">
                <text:p>0.524093816631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70542635658915">
                <text:p>0.670542635658915</text:p>
              </table:table-cell>
              <table:table-cell office:value-type="float" office:value="0.516417910447761">
                <text:p>0.5164179104477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70212765957447">
                <text:p>0.670212765957447</text:p>
              </table:table-cell>
              <table:table-cell office:value-type="float" office:value="0.51044776119403">
                <text:p>0.510447761194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7044167610419">
                <text:p>0.67044167610419</text:p>
              </table:table-cell>
              <table:table-cell office:value-type="float" office:value="0.504904051172708">
                <text:p>0.5049040511727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70467502850627">
                <text:p>0.670467502850627</text:p>
              </table:table-cell>
              <table:table-cell office:value-type="float" office:value="0.501492537313433">
                <text:p>0.5014925373134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70120898100173">
                <text:p>0.670120898100173</text:p>
              </table:table-cell>
              <table:table-cell office:value-type="float" office:value="0.49637526652452">
                <text:p>0.496375266524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72083575159605">
                <text:p>0.672083575159605</text:p>
              </table:table-cell>
              <table:table-cell office:value-type="float" office:value="0.493816631130064">
                <text:p>0.4938166311300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76039835969537">
                <text:p>0.676039835969537</text:p>
              </table:table-cell>
              <table:table-cell office:value-type="float" office:value="0.492110874200426">
                <text:p>0.4921108742004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76229508196721">
                <text:p>0.676229508196721</text:p>
              </table:table-cell>
              <table:table-cell office:value-type="float" office:value="0.492537313432836">
                <text:p>0.4925373134328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75278919553729">
                <text:p>0.675278919553729</text:p>
              </table:table-cell>
              <table:table-cell office:value-type="float" office:value="0.490405117270789">
                <text:p>0.4904051172707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7554766133807">
                <text:p>0.67554766133807</text:p>
              </table:table-cell>
              <table:table-cell office:value-type="float" office:value="0.486567164179105">
                <text:p>0.4865671641791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483582089552239">
                <text:p>0.4835820895522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82587666263603">
                <text:p>0.682587666263603</text:p>
              </table:table-cell>
              <table:table-cell office:value-type="float" office:value="0.481449893390192">
                <text:p>0.4814498933901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8520782396088">
                <text:p>0.68520782396088</text:p>
              </table:table-cell>
              <table:table-cell office:value-type="float" office:value="0.478038379530917">
                <text:p>0.4780383795309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82549504950495">
                <text:p>0.682549504950495</text:p>
              </table:table-cell>
              <table:table-cell office:value-type="float" office:value="0.470362473347548">
                <text:p>0.4703624733475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80199875078076">
                <text:p>0.680199875078076</text:p>
              </table:table-cell>
              <table:table-cell office:value-type="float" office:value="0.464392324093817">
                <text:p>0.4643923240938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83312262958281">
                <text:p>0.683312262958281</text:p>
              </table:table-cell>
              <table:table-cell office:value-type="float" office:value="0.460980810234542">
                <text:p>0.4609808102345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83544303797468">
                <text:p>0.683544303797468</text:p>
              </table:table-cell>
              <table:table-cell office:value-type="float" office:value="0.460554371002132">
                <text:p>0.4605543710021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8370607028754">
                <text:p>0.68370607028754</text:p>
              </table:table-cell>
              <table:table-cell office:value-type="float" office:value="0.456289978678038">
                <text:p>0.4562899786780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83870967741935">
                <text:p>0.683870967741935</text:p>
              </table:table-cell>
              <table:table-cell office:value-type="float" office:value="0.452025586353945">
                <text:p>0.4520255863539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85342019543974">
                <text:p>0.685342019543974</text:p>
              </table:table-cell>
              <table:table-cell office:value-type="float" office:value="0.448614072494669">
                <text:p>0.4486140724946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8476821192053">
                <text:p>0.68476821192053</text:p>
              </table:table-cell>
              <table:table-cell office:value-type="float" office:value="0.440938166311301">
                <text:p>0.4409381663113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8476821192053">
                <text:p>0.68476821192053</text:p>
              </table:table-cell>
              <table:table-cell office:value-type="float" office:value="0.440938166311301">
                <text:p>0.4409381663113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87709872397582">
                <text:p>0.687709872397582</text:p>
              </table:table-cell>
              <table:table-cell office:value-type="float" office:value="0.436673773987207">
                <text:p>0.4366737739872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0.434968017057569">
                <text:p>0.4349680170575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86475409836066">
                <text:p>0.686475409836066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79218967921897">
                <text:p>0.679218967921897</text:p>
              </table:table-cell>
              <table:table-cell office:value-type="float" office:value="0.415351812366738">
                <text:p>0.4153518123667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79073033707865">
                <text:p>0.679073033707865</text:p>
              </table:table-cell>
              <table:table-cell office:value-type="float" office:value="0.412366737739872">
                <text:p>0.4123667377398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78420310296192">
                <text:p>0.678420310296192</text:p>
              </table:table-cell>
              <table:table-cell office:value-type="float" office:value="0.410234541577825">
                <text:p>0.4102345415778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7841726618705">
                <text:p>0.67841726618705</text:p>
              </table:table-cell>
              <table:table-cell office:value-type="float" office:value="0.402132196162047">
                <text:p>0.4021321961620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76811594202899">
                <text:p>0.676811594202899</text:p>
              </table:table-cell>
              <table:table-cell office:value-type="float" office:value="0.398294243070362">
                <text:p>0.3982942430703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79272727272727">
                <text:p>0.679272727272727</text:p>
              </table:table-cell>
              <table:table-cell office:value-type="float" office:value="0.398294243070362">
                <text:p>0.3982942430703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85103244837758">
                <text:p>0.685103244837758</text:p>
              </table:table-cell>
              <table:table-cell office:value-type="float" office:value="0.396162046908316">
                <text:p>0.3961620469083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83506686478455">
                <text:p>0.683506686478455</text:p>
              </table:table-cell>
              <table:table-cell office:value-type="float" office:value="0.392324093816631">
                <text:p>0.3923240938166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86846038863976">
                <text:p>0.686846038863976</text:p>
              </table:table-cell>
              <table:table-cell office:value-type="float" office:value="0.391897654584222">
                <text:p>0.3918976545842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86746987951807">
                <text:p>0.686746987951807</text:p>
              </table:table-cell>
              <table:table-cell office:value-type="float" office:value="0.388912579957356">
                <text:p>0.3889125799573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89342403628118">
                <text:p>0.689342403628118</text:p>
              </table:table-cell>
              <table:table-cell office:value-type="float" office:value="0.388912579957356">
                <text:p>0.3889125799573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88922610015174">
                <text:p>0.688922610015174</text:p>
              </table:table-cell>
              <table:table-cell office:value-type="float" office:value="0.387206823027718">
                <text:p>0.3872068230277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96222050886662">
                <text:p>0.696222050886662</text:p>
              </table:table-cell>
              <table:table-cell office:value-type="float" office:value="0.385074626865672">
                <text:p>0.3850746268656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02830188679245">
                <text:p>0.702830188679245</text:p>
              </table:table-cell>
              <table:table-cell office:value-type="float" office:value="0.381236673773987">
                <text:p>0.3812366737739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06443914081146">
                <text:p>0.706443914081146</text:p>
              </table:table-cell>
              <table:table-cell office:value-type="float" office:value="0.378678038379531">
                <text:p>0.3786780383795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07062600321027">
                <text:p>0.707062600321027</text:p>
              </table:table-cell>
              <table:table-cell office:value-type="float" office:value="0.375692963752665">
                <text:p>0.3756929637526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05930138099106">
                <text:p>0.705930138099106</text:p>
              </table:table-cell>
              <table:table-cell office:value-type="float" office:value="0.370575692963753">
                <text:p>0.3705756929637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07993474714519">
                <text:p>0.707993474714519</text:p>
              </table:table-cell>
              <table:table-cell office:value-type="float" office:value="0.370149253731343">
                <text:p>0.3701492537313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07616707616708">
                <text:p>0.707616707616708</text:p>
              </table:table-cell>
              <table:table-cell office:value-type="float" office:value="0.368443496801706">
                <text:p>0.3684434968017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0641447368421">
                <text:p>0.70641447368421</text:p>
              </table:table-cell>
              <table:table-cell office:value-type="float" office:value="0.366311300639659">
                <text:p>0.3663113006396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05592105263158">
                <text:p>0.705592105263158</text:p>
              </table:table-cell>
              <table:table-cell office:value-type="float" office:value="0.36588486140725">
                <text:p>0.365884861407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07296849087894">
                <text:p>0.707296849087894</text:p>
              </table:table-cell>
              <table:table-cell office:value-type="float" office:value="0.363752665245203">
                <text:p>0.3637526652452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07808564231738">
                <text:p>0.707808564231738</text:p>
              </table:table-cell>
              <table:table-cell office:value-type="float" office:value="0.359488272921109">
                <text:p>0.3594882729211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10526315789474">
                <text:p>0.710526315789474</text:p>
              </table:table-cell>
              <table:table-cell office:value-type="float" office:value="0.356929637526652">
                <text:p>0.3569296375266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08010335917313">
                <text:p>0.708010335917313</text:p>
              </table:table-cell>
              <table:table-cell office:value-type="float" office:value="0.350533049040512">
                <text:p>0.3505330490405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109375">
                <text:p>0.7109375</text:p>
              </table:table-cell>
              <table:table-cell office:value-type="float" office:value="0.349253731343284">
                <text:p>0.3492537313432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109375">
                <text:p>0.7109375</text:p>
              </table:table-cell>
              <table:table-cell office:value-type="float" office:value="0.349253731343284">
                <text:p>0.3492537313432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0.347121535181237">
                <text:p>0.34712153518123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18197879858657">
                <text:p>0.718197879858657</text:p>
              </table:table-cell>
              <table:table-cell office:value-type="float" office:value="0.346695095948827">
                <text:p>0.3466950959488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19081272084806">
                <text:p>0.719081272084806</text:p>
              </table:table-cell>
              <table:table-cell office:value-type="float" office:value="0.347121535181237">
                <text:p>0.3471215351812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16324710080285">
                <text:p>0.716324710080285</text:p>
              </table:table-cell>
              <table:table-cell office:value-type="float" office:value="0.342430703624733">
                <text:p>0.3424307036247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19890510948905">
                <text:p>0.719890510948905</text:p>
              </table:table-cell>
              <table:table-cell office:value-type="float" office:value="0.336460554371002">
                <text:p>0.3364605543710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2289156626506">
                <text:p>0.72289156626506</text:p>
              </table:table-cell>
              <table:table-cell office:value-type="float" office:value="0.332622601279318">
                <text:p>0.3326226012793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26256983240223">
                <text:p>0.726256983240223</text:p>
              </table:table-cell>
              <table:table-cell office:value-type="float" office:value="0.332622601279318">
                <text:p>0.3326226012793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30878186968839">
                <text:p>0.730878186968839</text:p>
              </table:table-cell>
              <table:table-cell office:value-type="float" office:value="0.330063965884861">
                <text:p>0.3300639658848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36492890995261">
                <text:p>0.736492890995261</text:p>
              </table:table-cell>
              <table:table-cell office:value-type="float" office:value="0.33134328358209">
                <text:p>0.331343283582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34359961501444">
                <text:p>0.734359961501444</text:p>
              </table:table-cell>
              <table:table-cell office:value-type="float" office:value="0.325373134328358">
                <text:p>0.3253731343283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33722060252673">
                <text:p>0.733722060252673</text:p>
              </table:table-cell>
              <table:table-cell office:value-type="float" office:value="0.321961620469083">
                <text:p>0.3219616204690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36015701668302">
                <text:p>0.736015701668302</text:p>
              </table:table-cell>
              <table:table-cell office:value-type="float" office:value="0.319829424307036">
                <text:p>0.3198294243070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37313432835821">
                <text:p>0.737313432835821</text:p>
              </table:table-cell>
              <table:table-cell office:value-type="float" office:value="0.315991471215352">
                <text:p>0.3159914712153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36">
                <text:p>0.736</text:p>
              </table:table-cell>
              <table:table-cell office:value-type="float" office:value="0.313859275053305">
                <text:p>0.3138592750533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37588652482269">
                <text:p>0.737588652482269</text:p>
              </table:table-cell>
              <table:table-cell office:value-type="float" office:value="0.31044776119403">
                <text:p>0.310447761194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37588652482269">
                <text:p>0.737588652482269</text:p>
              </table:table-cell>
              <table:table-cell office:value-type="float" office:value="0.31044776119403">
                <text:p>0.310447761194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35926305015353">
                <text:p>0.735926305015353</text:p>
              </table:table-cell>
              <table:table-cell office:value-type="float" office:value="0.306609808102345">
                <text:p>0.3066098081023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34229576008273">
                <text:p>0.734229576008273</text:p>
              </table:table-cell>
              <table:table-cell office:value-type="float" office:value="0.302771855010661">
                <text:p>0.3027718550106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33887733887734">
                <text:p>0.733887733887734</text:p>
              </table:table-cell>
              <table:table-cell office:value-type="float" office:value="0.301066098081023">
                <text:p>0.3010660980810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3887733887734">
                <text:p>0.733887733887734</text:p>
              </table:table-cell>
              <table:table-cell office:value-type="float" office:value="0.301066098081023">
                <text:p>0.3010660980810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32497387669801">
                <text:p>0.732497387669801</text:p>
              </table:table-cell>
              <table:table-cell office:value-type="float" office:value="0.298933901918977">
                <text:p>0.2989339019189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3109243697479">
                <text:p>0.73109243697479</text:p>
              </table:table-cell>
              <table:table-cell office:value-type="float" office:value="0.29680170575693">
                <text:p>0.296801705756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30042016806723">
                <text:p>0.730042016806723</text:p>
              </table:table-cell>
              <table:table-cell office:value-type="float" office:value="0.29637526652452">
                <text:p>0.296375266524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32832618025751">
                <text:p>0.732832618025751</text:p>
              </table:table-cell>
              <table:table-cell office:value-type="float" office:value="0.291257995735608">
                <text:p>0.2912579957356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32832618025751">
                <text:p>0.732832618025751</text:p>
              </table:table-cell>
              <table:table-cell office:value-type="float" office:value="0.291257995735608">
                <text:p>0.2912579957356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5582154515778">
                <text:p>0.735582154515778</text:p>
              </table:table-cell>
              <table:table-cell office:value-type="float" office:value="0.288272921108742">
                <text:p>0.2882729211087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35582154515778">
                <text:p>0.735582154515778</text:p>
              </table:table-cell>
              <table:table-cell office:value-type="float" office:value="0.288272921108742">
                <text:p>0.2882729211087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33407079646018">
                <text:p>0.733407079646018</text:p>
              </table:table-cell>
              <table:table-cell office:value-type="float" office:value="0.28272921108742">
                <text:p>0.282729211087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3589164785553">
                <text:p>0.73589164785553</text:p>
              </table:table-cell>
              <table:table-cell office:value-type="float" office:value="0.278038379530917">
                <text:p>0.2780383795309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35527809307605">
                <text:p>0.735527809307605</text:p>
              </table:table-cell>
              <table:table-cell office:value-type="float" office:value="0.276332622601279">
                <text:p>0.2763326226012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34787600459242">
                <text:p>0.734787600459242</text:p>
              </table:table-cell>
              <table:table-cell office:value-type="float" office:value="0.272921108742004">
                <text:p>0.2729211087420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3593570608496">
                <text:p>0.73593570608496</text:p>
              </table:table-cell>
              <table:table-cell office:value-type="float" office:value="0.273347547974414">
                <text:p>0.2733475479744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38317757009346">
                <text:p>0.738317757009346</text:p>
              </table:table-cell>
              <table:table-cell office:value-type="float" office:value="0.269509594882729">
                <text:p>0.2695095948827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35605170387779">
                <text:p>0.735605170387779</text:p>
              </table:table-cell>
              <table:table-cell office:value-type="float" office:value="0.266950959488273">
                <text:p>0.2669509594882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34042553191489">
                <text:p>0.734042553191489</text:p>
              </table:table-cell>
              <table:table-cell office:value-type="float" office:value="0.264818763326226">
                <text:p>0.2648187633262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36077481840194">
                <text:p>0.736077481840194</text:p>
              </table:table-cell>
              <table:table-cell office:value-type="float" office:value="0.259275053304904">
                <text:p>0.2592750533049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36077481840194">
                <text:p>0.736077481840194</text:p>
              </table:table-cell>
              <table:table-cell office:value-type="float" office:value="0.259275053304904">
                <text:p>0.2592750533049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46323529411765">
                <text:p>0.746323529411765</text:p>
              </table:table-cell>
              <table:table-cell office:value-type="float" office:value="0.259701492537313">
                <text:p>0.2597014925373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43811881188119">
                <text:p>0.743811881188119</text:p>
              </table:table-cell>
              <table:table-cell office:value-type="float" office:value="0.256289978678038">
                <text:p>0.2562899786780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41854636591479">
                <text:p>0.741854636591479</text:p>
              </table:table-cell>
              <table:table-cell office:value-type="float" office:value="0.252452025586354">
                <text:p>0.2524520255863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41854636591479">
                <text:p>0.741854636591479</text:p>
              </table:table-cell>
              <table:table-cell office:value-type="float" office:value="0.252452025586354">
                <text:p>0.2524520255863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41116751269036">
                <text:p>0.741116751269036</text:p>
              </table:table-cell>
              <table:table-cell office:value-type="float" office:value="0.249040511727079">
                <text:p>0.2490405117270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41116751269036">
                <text:p>0.741116751269036</text:p>
              </table:table-cell>
              <table:table-cell office:value-type="float" office:value="0.249040511727079">
                <text:p>0.2490405117270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42966751918159">
                <text:p>0.742966751918159</text:p>
              </table:table-cell>
              <table:table-cell office:value-type="float" office:value="0.247761194029851">
                <text:p>0.2477611940298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42966751918159">
                <text:p>0.742966751918159</text:p>
              </table:table-cell>
              <table:table-cell office:value-type="float" office:value="0.247761194029851">
                <text:p>0.2477611940298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42966751918159">
                <text:p>0.742966751918159</text:p>
              </table:table-cell>
              <table:table-cell office:value-type="float" office:value="0.247761194029851">
                <text:p>0.2477611940298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39637305699482">
                <text:p>0.739637305699482</text:p>
              </table:table-cell>
              <table:table-cell office:value-type="float" office:value="0.243496801705757">
                <text:p>0.2434968017057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39243807040417">
                <text:p>0.739243807040417</text:p>
              </table:table-cell>
              <table:table-cell office:value-type="float" office:value="0.241791044776119">
                <text:p>0.2417910447761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36702127659574">
                <text:p>0.736702127659574</text:p>
              </table:table-cell>
              <table:table-cell office:value-type="float" office:value="0.236247334754797">
                <text:p>0.2362473347547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34501347708895">
                <text:p>0.734501347708895</text:p>
              </table:table-cell>
              <table:table-cell office:value-type="float" office:value="0.232409381663113">
                <text:p>0.2324093816631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34056987788331">
                <text:p>0.734056987788331</text:p>
              </table:table-cell>
              <table:table-cell office:value-type="float" office:value="0.230703624733475">
                <text:p>0.2307036247334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3270013568521">
                <text:p>0.73270013568521</text:p>
              </table:table-cell>
              <table:table-cell office:value-type="float" office:value="0.230277185501066">
                <text:p>0.2302771855010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35900962861073">
                <text:p>0.735900962861073</text:p>
              </table:table-cell>
              <table:table-cell office:value-type="float" office:value="0.228144989339019">
                <text:p>0.2281449893390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35900962861073">
                <text:p>0.735900962861073</text:p>
              </table:table-cell>
              <table:table-cell office:value-type="float" office:value="0.228144989339019">
                <text:p>0.2281449893390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44769874476987">
                <text:p>0.744769874476987</text:p>
              </table:table-cell>
              <table:table-cell office:value-type="float" office:value="0.22771855010661">
                <text:p>0.227718550106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42977528089888">
                <text:p>0.742977528089888</text:p>
              </table:table-cell>
              <table:table-cell office:value-type="float" office:value="0.225586353944563">
                <text:p>0.2255863539445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47863247863248">
                <text:p>0.747863247863248</text:p>
              </table:table-cell>
              <table:table-cell office:value-type="float" office:value="0.223880597014925">
                <text:p>0.2238805970149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57225433526012">
                <text:p>0.757225433526012</text:p>
              </table:table-cell>
              <table:table-cell office:value-type="float" office:value="0.223454157782516">
                <text:p>0.2234541577825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57225433526012">
                <text:p>0.757225433526012</text:p>
              </table:table-cell>
              <table:table-cell office:value-type="float" office:value="0.223454157782516">
                <text:p>0.2234541577825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60233918128655">
                <text:p>0.760233918128655</text:p>
              </table:table-cell>
              <table:table-cell office:value-type="float" office:value="0.221748400852878">
                <text:p>0.2217484008528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64094955489614">
                <text:p>0.764094955489614</text:p>
              </table:table-cell>
              <table:table-cell office:value-type="float" office:value="0.219616204690832">
                <text:p>0.2196162046908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62686567164179">
                <text:p>0.762686567164179</text:p>
              </table:table-cell>
              <table:table-cell office:value-type="float" office:value="0.217910447761194">
                <text:p>0.2179104477611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214925373134328">
                <text:p>0.2149253731343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214925373134328">
                <text:p>0.2149253731343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6">
                <text:p>0.76</text:p>
              </table:table-cell>
              <table:table-cell office:value-type="float" office:value="0.210660980810235">
                <text:p>0.2106609808102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61538461538462">
                <text:p>0.761538461538462</text:p>
              </table:table-cell>
              <table:table-cell office:value-type="float" office:value="0.211087420042644">
                <text:p>0.2110874200426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61538461538462">
                <text:p>0.761538461538462</text:p>
              </table:table-cell>
              <table:table-cell office:value-type="float" office:value="0.211087420042644">
                <text:p>0.2110874200426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5968992248062">
                <text:p>0.75968992248062</text:p>
              </table:table-cell>
              <table:table-cell office:value-type="float" office:value="0.208955223880597">
                <text:p>0.2089552238805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5748031496063">
                <text:p>0.75748031496063</text:p>
              </table:table-cell>
              <table:table-cell office:value-type="float" office:value="0.205117270788913">
                <text:p>0.2051172707889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53225806451613">
                <text:p>0.753225806451613</text:p>
              </table:table-cell>
              <table:table-cell office:value-type="float" office:value="0.199147121535181">
                <text:p>0.1991471215351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51219512195122">
                <text:p>0.751219512195122</text:p>
              </table:table-cell>
              <table:table-cell office:value-type="float" office:value="0.197014925373134">
                <text:p>0.1970149253731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49180327868853">
                <text:p>0.749180327868853</text:p>
              </table:table-cell>
              <table:table-cell office:value-type="float" office:value="0.194882729211087">
                <text:p>0.19488272921108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49180327868853">
                <text:p>0.749180327868853</text:p>
              </table:table-cell>
              <table:table-cell office:value-type="float" office:value="0.194882729211087">
                <text:p>0.1948827292110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51260504201681">
                <text:p>0.751260504201681</text:p>
              </table:table-cell>
              <table:table-cell office:value-type="float" office:value="0.190618336886994">
                <text:p>0.1906183368869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51260504201681">
                <text:p>0.751260504201681</text:p>
              </table:table-cell>
              <table:table-cell office:value-type="float" office:value="0.190618336886994">
                <text:p>0.1906183368869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51260504201681">
                <text:p>0.751260504201681</text:p>
              </table:table-cell>
              <table:table-cell office:value-type="float" office:value="0.190618336886994">
                <text:p>0.1906183368869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55555555555556">
                <text:p>0.755555555555556</text:p>
              </table:table-cell>
              <table:table-cell office:value-type="float" office:value="0.188486140724947">
                <text:p>0.1884861407249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55555555555556">
                <text:p>0.755555555555556</text:p>
              </table:table-cell>
              <table:table-cell office:value-type="float" office:value="0.188486140724947">
                <text:p>0.1884861407249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5304347826087">
                <text:p>0.75304347826087</text:p>
              </table:table-cell>
              <table:table-cell office:value-type="float" office:value="0.184648187633262">
                <text:p>0.1846481876332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5304347826087">
                <text:p>0.75304347826087</text:p>
              </table:table-cell>
              <table:table-cell office:value-type="float" office:value="0.184648187633262">
                <text:p>0.1846481876332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55671902268761">
                <text:p>0.755671902268761</text:p>
              </table:table-cell>
              <table:table-cell office:value-type="float" office:value="0.184648187633262">
                <text:p>0.1846481876332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5133214920071">
                <text:p>0.75133214920071</text:p>
              </table:table-cell>
              <table:table-cell office:value-type="float" office:value="0.180383795309168">
                <text:p>0.1803837953091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58064516129032">
                <text:p>0.758064516129032</text:p>
              </table:table-cell>
              <table:table-cell office:value-type="float" office:value="0.180383795309168">
                <text:p>0.1803837953091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53222836095764">
                <text:p>0.753222836095764</text:p>
              </table:table-cell>
              <table:table-cell office:value-type="float" office:value="0.174413646055437">
                <text:p>0.1744136460554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53222836095764">
                <text:p>0.753222836095764</text:p>
              </table:table-cell>
              <table:table-cell office:value-type="float" office:value="0.174413646055437">
                <text:p>0.1744136460554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53222836095764">
                <text:p>0.753222836095764</text:p>
              </table:table-cell>
              <table:table-cell office:value-type="float" office:value="0.174413646055437">
                <text:p>0.1744136460554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5092936802974">
                <text:p>0.75092936802974</text:p>
              </table:table-cell>
              <table:table-cell office:value-type="float" office:value="0.17228144989339">
                <text:p>0.172281449893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46212121212121">
                <text:p>0.746212121212121</text:p>
              </table:table-cell>
              <table:table-cell office:value-type="float" office:value="0.168017057569296">
                <text:p>0.1680170575692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745173745173745">
                <text:p>0.745173745173745</text:p>
              </table:table-cell>
              <table:table-cell office:value-type="float" office:value="0.164605543710021">
                <text:p>0.1646055437100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44639376218323">
                <text:p>0.744639376218323</text:p>
              </table:table-cell>
              <table:table-cell office:value-type="float" office:value="0.162899786780384">
                <text:p>0.1628997867803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42125984251969">
                <text:p>0.742125984251969</text:p>
              </table:table-cell>
              <table:table-cell office:value-type="float" office:value="0.160767590618337">
                <text:p>0.1607675906183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46506986027944">
                <text:p>0.746506986027944</text:p>
              </table:table-cell>
              <table:table-cell office:value-type="float" office:value="0.159488272921109">
                <text:p>0.15948827292110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46506986027944">
                <text:p>0.746506986027944</text:p>
              </table:table-cell>
              <table:table-cell office:value-type="float" office:value="0.159488272921109">
                <text:p>0.1594882729211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46506986027944">
                <text:p>0.746506986027944</text:p>
              </table:table-cell>
              <table:table-cell office:value-type="float" office:value="0.159488272921109">
                <text:p>0.1594882729211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0.153518123667377">
                <text:p>0.1535181236673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0.153518123667377">
                <text:p>0.1535181236673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748440748440749">
                <text:p>0.748440748440749</text:p>
              </table:table-cell>
              <table:table-cell office:value-type="float" office:value="0.153518123667377">
                <text:p>0.15351812366737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745798319327731">
                <text:p>0.745798319327731</text:p>
              </table:table-cell>
              <table:table-cell office:value-type="float" office:value="0.15138592750533">
                <text:p>0.151385927505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45798319327731">
                <text:p>0.745798319327731</text:p>
              </table:table-cell>
              <table:table-cell office:value-type="float" office:value="0.15138592750533">
                <text:p>0.151385927505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742489270386266">
                <text:p>0.742489270386266</text:p>
              </table:table-cell>
              <table:table-cell office:value-type="float" office:value="0.147547974413646">
                <text:p>0.1475479744136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39035087719298">
                <text:p>0.739035087719298</text:p>
              </table:table-cell>
              <table:table-cell office:value-type="float" office:value="0.143710021321962">
                <text:p>0.1437100213219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41228070175439">
                <text:p>0.741228070175439</text:p>
              </table:table-cell>
              <table:table-cell office:value-type="float" office:value="0.144136460554371">
                <text:p>0.1441364605543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741228070175439">
                <text:p>0.741228070175439</text:p>
              </table:table-cell>
              <table:table-cell office:value-type="float" office:value="0.144136460554371">
                <text:p>0.14413646055437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739035087719298">
                <text:p>0.739035087719298</text:p>
              </table:table-cell>
              <table:table-cell office:value-type="float" office:value="0.143710021321962">
                <text:p>0.1437100213219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36141906873614">
                <text:p>0.736141906873614</text:p>
              </table:table-cell>
              <table:table-cell office:value-type="float" office:value="0.141577825159915">
                <text:p>0.1415778251599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36141906873614">
                <text:p>0.736141906873614</text:p>
              </table:table-cell>
              <table:table-cell office:value-type="float" office:value="0.141577825159915">
                <text:p>0.1415778251599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36141906873614">
                <text:p>0.736141906873614</text:p>
              </table:table-cell>
              <table:table-cell office:value-type="float" office:value="0.141577825159915">
                <text:p>0.1415778251599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73015873015873">
                <text:p>0.73015873015873</text:p>
              </table:table-cell>
              <table:table-cell office:value-type="float" office:value="0.137313432835821">
                <text:p>0.1373134328358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720657276995305">
                <text:p>0.720657276995305</text:p>
              </table:table-cell>
              <table:table-cell office:value-type="float" office:value="0.13091684434968">
                <text:p>0.130916844349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20657276995305">
                <text:p>0.720657276995305</text:p>
              </table:table-cell>
              <table:table-cell office:value-type="float" office:value="0.13091684434968">
                <text:p>0.130916844349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20657276995305">
                <text:p>0.720657276995305</text:p>
              </table:table-cell>
              <table:table-cell office:value-type="float" office:value="0.13091684434968">
                <text:p>0.130916844349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29216152019002">
                <text:p>0.729216152019002</text:p>
              </table:table-cell>
              <table:table-cell office:value-type="float" office:value="0.13091684434968">
                <text:p>0.130916844349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729216152019002">
                <text:p>0.729216152019002</text:p>
              </table:table-cell>
              <table:table-cell office:value-type="float" office:value="0.13091684434968">
                <text:p>0.130916844349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729216152019002">
                <text:p>0.729216152019002</text:p>
              </table:table-cell>
              <table:table-cell office:value-type="float" office:value="0.13091684434968">
                <text:p>0.130916844349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729216152019002">
                <text:p>0.729216152019002</text:p>
              </table:table-cell>
              <table:table-cell office:value-type="float" office:value="0.13091684434968">
                <text:p>0.130916844349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37980769230769">
                <text:p>0.737980769230769</text:p>
              </table:table-cell>
              <table:table-cell office:value-type="float" office:value="0.13091684434968">
                <text:p>0.130916844349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737980769230769">
                <text:p>0.737980769230769</text:p>
              </table:table-cell>
              <table:table-cell office:value-type="float" office:value="0.13091684434968">
                <text:p>0.130916844349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737980769230769">
                <text:p>0.737980769230769</text:p>
              </table:table-cell>
              <table:table-cell office:value-type="float" office:value="0.13091684434968">
                <text:p>0.130916844349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737226277372263">
                <text:p>0.737226277372263</text:p>
              </table:table-cell>
              <table:table-cell office:value-type="float" office:value="0.129211087420043">
                <text:p>0.1292110874200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739024390243902">
                <text:p>0.739024390243902</text:p>
              </table:table-cell>
              <table:table-cell office:value-type="float" office:value="0.129211087420043">
                <text:p>0.1292110874200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739024390243902">
                <text:p>0.739024390243902</text:p>
              </table:table-cell>
              <table:table-cell office:value-type="float" office:value="0.129211087420043">
                <text:p>0.1292110874200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74">
                <text:p>0.74</text:p>
              </table:table-cell>
              <table:table-cell office:value-type="float" office:value="0.126226012793177">
                <text:p>0.12622601279317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736708860759494">
                <text:p>0.736708860759494</text:p>
              </table:table-cell>
              <table:table-cell office:value-type="float" office:value="0.12409381663113">
                <text:p>0.124093816631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736708860759494">
                <text:p>0.736708860759494</text:p>
              </table:table-cell>
              <table:table-cell office:value-type="float" office:value="0.12409381663113">
                <text:p>0.124093816631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736708860759494">
                <text:p>0.736708860759494</text:p>
              </table:table-cell>
              <table:table-cell office:value-type="float" office:value="0.12409381663113">
                <text:p>0.124093816631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736708860759494">
                <text:p>0.736708860759494</text:p>
              </table:table-cell>
              <table:table-cell office:value-type="float" office:value="0.12409381663113">
                <text:p>0.124093816631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736708860759494">
                <text:p>0.736708860759494</text:p>
              </table:table-cell>
              <table:table-cell office:value-type="float" office:value="0.12409381663113">
                <text:p>0.1240938166311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36708860759494">
                <text:p>0.736708860759494</text:p>
              </table:table-cell>
              <table:table-cell office:value-type="float" office:value="0.12409381663113">
                <text:p>0.1240938166311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736708860759494">
                <text:p>0.736708860759494</text:p>
              </table:table-cell>
              <table:table-cell office:value-type="float" office:value="0.12409381663113">
                <text:p>0.124093816631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36708860759494">
                <text:p>0.736708860759494</text:p>
              </table:table-cell>
              <table:table-cell office:value-type="float" office:value="0.12409381663113">
                <text:p>0.124093816631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36708860759494">
                <text:p>0.736708860759494</text:p>
              </table:table-cell>
              <table:table-cell office:value-type="float" office:value="0.12409381663113">
                <text:p>0.124093816631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35897435897436">
                <text:p>0.735897435897436</text:p>
              </table:table-cell>
              <table:table-cell office:value-type="float" office:value="0.122388059701493">
                <text:p>0.12238805970149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735897435897436">
                <text:p>0.735897435897436</text:p>
              </table:table-cell>
              <table:table-cell office:value-type="float" office:value="0.122388059701493">
                <text:p>0.1223880597014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735897435897436">
                <text:p>0.735897435897436</text:p>
              </table:table-cell>
              <table:table-cell office:value-type="float" office:value="0.122388059701493">
                <text:p>0.1223880597014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737837837837838">
                <text:p>0.737837837837838</text:p>
              </table:table-cell>
              <table:table-cell office:value-type="float" office:value="0.116417910447761">
                <text:p>0.11641791044776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36986301369863">
                <text:p>0.736986301369863</text:p>
              </table:table-cell>
              <table:table-cell office:value-type="float" office:value="0.114712153518124">
                <text:p>0.1147121535181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736111111111111">
                <text:p>0.736111111111111</text:p>
              </table:table-cell>
              <table:table-cell office:value-type="float" office:value="0.113006396588486">
                <text:p>0.11300639658848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736111111111111">
                <text:p>0.736111111111111</text:p>
              </table:table-cell>
              <table:table-cell office:value-type="float" office:value="0.113006396588486">
                <text:p>0.1130063965884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736111111111111">
                <text:p>0.736111111111111</text:p>
              </table:table-cell>
              <table:table-cell office:value-type="float" office:value="0.113006396588486">
                <text:p>0.1130063965884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736111111111111">
                <text:p>0.736111111111111</text:p>
              </table:table-cell>
              <table:table-cell office:value-type="float" office:value="0.113006396588486">
                <text:p>0.1130063965884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736111111111111">
                <text:p>0.736111111111111</text:p>
              </table:table-cell>
              <table:table-cell office:value-type="float" office:value="0.113006396588486">
                <text:p>0.11300639658848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736111111111111">
                <text:p>0.736111111111111</text:p>
              </table:table-cell>
              <table:table-cell office:value-type="float" office:value="0.113006396588486">
                <text:p>0.1130063965884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731428571428571">
                <text:p>0.731428571428571</text:p>
              </table:table-cell>
              <table:table-cell office:value-type="float" office:value="0.109168443496802">
                <text:p>0.1091684434968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31428571428571">
                <text:p>0.731428571428571</text:p>
              </table:table-cell>
              <table:table-cell office:value-type="float" office:value="0.109168443496802">
                <text:p>0.1091684434968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731428571428571">
                <text:p>0.731428571428571</text:p>
              </table:table-cell>
              <table:table-cell office:value-type="float" office:value="0.109168443496802">
                <text:p>0.1091684434968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731428571428571">
                <text:p>0.731428571428571</text:p>
              </table:table-cell>
              <table:table-cell office:value-type="float" office:value="0.109168443496802">
                <text:p>0.1091684434968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42028985507246">
                <text:p>0.742028985507246</text:p>
              </table:table-cell>
              <table:table-cell office:value-type="float" office:value="0.109168443496802">
                <text:p>0.1091684434968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737313432835821">
                <text:p>0.737313432835821</text:p>
              </table:table-cell>
              <table:table-cell office:value-type="float" office:value="0.105330490405117">
                <text:p>0.1053304904051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737313432835821">
                <text:p>0.737313432835821</text:p>
              </table:table-cell>
              <table:table-cell office:value-type="float" office:value="0.105330490405117">
                <text:p>0.1053304904051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10319829424307">
                <text:p>0.103198294243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10319829424307">
                <text:p>0.1031982942430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740061162079511">
                <text:p>0.740061162079511</text:p>
              </table:table-cell>
              <table:table-cell office:value-type="float" office:value="0.10319829424307">
                <text:p>0.1031982942430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740061162079511">
                <text:p>0.740061162079511</text:p>
              </table:table-cell>
              <table:table-cell office:value-type="float" office:value="0.10319829424307">
                <text:p>0.103198294243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73186119873817">
                <text:p>0.73186119873817</text:p>
              </table:table-cell>
              <table:table-cell office:value-type="float" office:value="0.0989339019189766">
                <text:p>0.09893390191897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73186119873817">
                <text:p>0.73186119873817</text:p>
              </table:table-cell>
              <table:table-cell office:value-type="float" office:value="0.0989339019189766">
                <text:p>0.09893390191897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73186119873817">
                <text:p>0.73186119873817</text:p>
              </table:table-cell>
              <table:table-cell office:value-type="float" office:value="0.0989339019189766">
                <text:p>0.098933901918976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743589743589744">
                <text:p>0.743589743589744</text:p>
              </table:table-cell>
              <table:table-cell office:value-type="float" office:value="0.0989339019189766">
                <text:p>0.098933901918976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742671009771987">
                <text:p>0.742671009771987</text:p>
              </table:table-cell>
              <table:table-cell office:value-type="float" office:value="0.097228144989339">
                <text:p>0.0972281449893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742671009771987">
                <text:p>0.742671009771987</text:p>
              </table:table-cell>
              <table:table-cell office:value-type="float" office:value="0.097228144989339">
                <text:p>0.09722814498933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742671009771987">
                <text:p>0.742671009771987</text:p>
              </table:table-cell>
              <table:table-cell office:value-type="float" office:value="0.097228144989339">
                <text:p>0.0972281449893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742671009771987">
                <text:p>0.742671009771987</text:p>
              </table:table-cell>
              <table:table-cell office:value-type="float" office:value="0.097228144989339">
                <text:p>0.09722814498933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742671009771987">
                <text:p>0.742671009771987</text:p>
              </table:table-cell>
              <table:table-cell office:value-type="float" office:value="0.097228144989339">
                <text:p>0.09722814498933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741721854304636">
                <text:p>0.741721854304636</text:p>
              </table:table-cell>
              <table:table-cell office:value-type="float" office:value="0.0955223880597015">
                <text:p>0.09552238805970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737373737373737">
                <text:p>0.737373737373737</text:p>
              </table:table-cell>
              <table:table-cell office:value-type="float" office:value="0.0933901918976546">
                <text:p>0.09339019189765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37373737373737">
                <text:p>0.737373737373737</text:p>
              </table:table-cell>
              <table:table-cell office:value-type="float" office:value="0.0933901918976546">
                <text:p>0.09339019189765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737373737373737">
                <text:p>0.737373737373737</text:p>
              </table:table-cell>
              <table:table-cell office:value-type="float" office:value="0.0933901918976546">
                <text:p>0.09339019189765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737373737373737">
                <text:p>0.737373737373737</text:p>
              </table:table-cell>
              <table:table-cell office:value-type="float" office:value="0.0933901918976546">
                <text:p>0.09339019189765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37373737373737">
                <text:p>0.737373737373737</text:p>
              </table:table-cell>
              <table:table-cell office:value-type="float" office:value="0.0933901918976546">
                <text:p>0.093390191897654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737373737373737">
                <text:p>0.737373737373737</text:p>
              </table:table-cell>
              <table:table-cell office:value-type="float" office:value="0.0933901918976546">
                <text:p>0.093390191897654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32876712328767">
                <text:p>0.732876712328767</text:p>
              </table:table-cell>
              <table:table-cell office:value-type="float" office:value="0.0912579957356077">
                <text:p>0.091257995735607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732876712328767">
                <text:p>0.732876712328767</text:p>
              </table:table-cell>
              <table:table-cell office:value-type="float" office:value="0.0912579957356077">
                <text:p>0.091257995735607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732876712328767">
                <text:p>0.732876712328767</text:p>
              </table:table-cell>
              <table:table-cell office:value-type="float" office:value="0.0912579957356077">
                <text:p>0.091257995735607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745644599303136">
                <text:p>0.745644599303136</text:p>
              </table:table-cell>
              <table:table-cell office:value-type="float" office:value="0.0912579957356077">
                <text:p>0.091257995735607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745644599303136">
                <text:p>0.745644599303136</text:p>
              </table:table-cell>
              <table:table-cell office:value-type="float" office:value="0.0912579957356077">
                <text:p>0.091257995735607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745644599303136">
                <text:p>0.745644599303136</text:p>
              </table:table-cell>
              <table:table-cell office:value-type="float" office:value="0.0912579957356077">
                <text:p>0.091257995735607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745644599303136">
                <text:p>0.745644599303136</text:p>
              </table:table-cell>
              <table:table-cell office:value-type="float" office:value="0.0912579957356077">
                <text:p>0.091257995735607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735294117647059">
                <text:p>0.735294117647059</text:p>
              </table:table-cell>
              <table:table-cell office:value-type="float" office:value="0.0852878464818763">
                <text:p>0.08528784648187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732342007434944">
                <text:p>0.732342007434944</text:p>
              </table:table-cell>
              <table:table-cell office:value-type="float" office:value="0.0840085287846482">
                <text:p>0.08400852878464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731060606060606">
                <text:p>0.731060606060606</text:p>
              </table:table-cell>
              <table:table-cell office:value-type="float" office:value="0.0823027718550107">
                <text:p>0.08230277185501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725868725868726">
                <text:p>0.725868725868726</text:p>
              </table:table-cell>
              <table:table-cell office:value-type="float" office:value="0.0801705756929638">
                <text:p>0.080170575692963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18875502008032">
                <text:p>0.718875502008032</text:p>
              </table:table-cell>
              <table:table-cell office:value-type="float" office:value="0.0763326226012793">
                <text:p>0.076332622601279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714876033057851">
                <text:p>0.714876033057851</text:p>
              </table:table-cell>
              <table:table-cell office:value-type="float" office:value="0.073773987206823">
                <text:p>0.0737739872068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714876033057851">
                <text:p>0.714876033057851</text:p>
              </table:table-cell>
              <table:table-cell office:value-type="float" office:value="0.073773987206823">
                <text:p>0.0737739872068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14876033057851">
                <text:p>0.714876033057851</text:p>
              </table:table-cell>
              <table:table-cell office:value-type="float" office:value="0.073773987206823">
                <text:p>0.0737739872068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0.0716417910447761">
                <text:p>0.071641791044776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722466960352423">
                <text:p>0.722466960352423</text:p>
              </table:table-cell>
              <table:table-cell office:value-type="float" office:value="0.0699360341151386">
                <text:p>0.069936034115138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722466960352423">
                <text:p>0.722466960352423</text:p>
              </table:table-cell>
              <table:table-cell office:value-type="float" office:value="0.0699360341151386">
                <text:p>0.069936034115138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722466960352423">
                <text:p>0.722466960352423</text:p>
              </table:table-cell>
              <table:table-cell office:value-type="float" office:value="0.0699360341151386">
                <text:p>0.069936034115138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738738738738739">
                <text:p>0.738738738738739</text:p>
              </table:table-cell>
              <table:table-cell office:value-type="float" office:value="0.0699360341151386">
                <text:p>0.069936034115138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737327188940092">
                <text:p>0.737327188940092</text:p>
              </table:table-cell>
              <table:table-cell office:value-type="float" office:value="0.0682302771855011">
                <text:p>0.06823027718550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735849056603773">
                <text:p>0.735849056603773</text:p>
              </table:table-cell>
              <table:table-cell office:value-type="float" office:value="0.0665245202558635">
                <text:p>0.06652452025586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29468599033816">
                <text:p>0.729468599033816</text:p>
              </table:table-cell>
              <table:table-cell office:value-type="float" office:value="0.0643923240938167">
                <text:p>0.06439232409381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729468599033816">
                <text:p>0.729468599033816</text:p>
              </table:table-cell>
              <table:table-cell office:value-type="float" office:value="0.0643923240938167">
                <text:p>0.06439232409381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729468599033816">
                <text:p>0.729468599033816</text:p>
              </table:table-cell>
              <table:table-cell office:value-type="float" office:value="0.0643923240938167">
                <text:p>0.06439232409381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729468599033816">
                <text:p>0.729468599033816</text:p>
              </table:table-cell>
              <table:table-cell office:value-type="float" office:value="0.0643923240938167">
                <text:p>0.06439232409381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729468599033816">
                <text:p>0.729468599033816</text:p>
              </table:table-cell>
              <table:table-cell office:value-type="float" office:value="0.0643923240938167">
                <text:p>0.06439232409381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29468599033816">
                <text:p>0.729468599033816</text:p>
              </table:table-cell>
              <table:table-cell office:value-type="float" office:value="0.0643923240938167">
                <text:p>0.06439232409381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729468599033816">
                <text:p>0.729468599033816</text:p>
              </table:table-cell>
              <table:table-cell office:value-type="float" office:value="0.0643923240938167">
                <text:p>0.06439232409381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729468599033816">
                <text:p>0.729468599033816</text:p>
              </table:table-cell>
              <table:table-cell office:value-type="float" office:value="0.0643923240938167">
                <text:p>0.06439232409381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729468599033816">
                <text:p>0.729468599033816</text:p>
              </table:table-cell>
              <table:table-cell office:value-type="float" office:value="0.0643923240938167">
                <text:p>0.06439232409381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29468599033816">
                <text:p>0.729468599033816</text:p>
              </table:table-cell>
              <table:table-cell office:value-type="float" office:value="0.0643923240938167">
                <text:p>0.06439232409381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21393034825871">
                <text:p>0.721393034825871</text:p>
              </table:table-cell>
              <table:table-cell office:value-type="float" office:value="0.0618336886993603">
                <text:p>0.061833688699360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719387755102041">
                <text:p>0.719387755102041</text:p>
              </table:table-cell>
              <table:table-cell office:value-type="float" office:value="0.0601279317697228">
                <text:p>0.06012793176972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38219895287958">
                <text:p>0.738219895287958</text:p>
              </table:table-cell>
              <table:table-cell office:value-type="float" office:value="0.0601279317697228">
                <text:p>0.06012793176972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738219895287958">
                <text:p>0.738219895287958</text:p>
              </table:table-cell>
              <table:table-cell office:value-type="float" office:value="0.0601279317697228">
                <text:p>0.06012793176972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738219895287958">
                <text:p>0.738219895287958</text:p>
              </table:table-cell>
              <table:table-cell office:value-type="float" office:value="0.0601279317697228">
                <text:p>0.060127931769722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29281767955801">
                <text:p>0.729281767955801</text:p>
              </table:table-cell>
              <table:table-cell office:value-type="float" office:value="0.0562899786780384">
                <text:p>0.056289978678038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729281767955801">
                <text:p>0.729281767955801</text:p>
              </table:table-cell>
              <table:table-cell office:value-type="float" office:value="0.0562899786780384">
                <text:p>0.05628997867803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729281767955801">
                <text:p>0.729281767955801</text:p>
              </table:table-cell>
              <table:table-cell office:value-type="float" office:value="0.0562899786780384">
                <text:p>0.05628997867803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729281767955801">
                <text:p>0.729281767955801</text:p>
              </table:table-cell>
              <table:table-cell office:value-type="float" office:value="0.0562899786780384">
                <text:p>0.056289978678038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29281767955801">
                <text:p>0.729281767955801</text:p>
              </table:table-cell>
              <table:table-cell office:value-type="float" office:value="0.0562899786780384">
                <text:p>0.056289978678038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729281767955801">
                <text:p>0.729281767955801</text:p>
              </table:table-cell>
              <table:table-cell office:value-type="float" office:value="0.0562899786780384">
                <text:p>0.05628997867803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2316384180791">
                <text:p>0.72316384180791</text:p>
              </table:table-cell>
              <table:table-cell office:value-type="float" office:value="0.0545842217484009">
                <text:p>0.054584221748400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2316384180791">
                <text:p>0.72316384180791</text:p>
              </table:table-cell>
              <table:table-cell office:value-type="float" office:value="0.0545842217484009">
                <text:p>0.05458422174840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715116279069768">
                <text:p>0.715116279069768</text:p>
              </table:table-cell>
              <table:table-cell office:value-type="float" office:value="0.0524520255863539">
                <text:p>0.05245202558635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715116279069768">
                <text:p>0.715116279069768</text:p>
              </table:table-cell>
              <table:table-cell office:value-type="float" office:value="0.0524520255863539">
                <text:p>0.052452025586353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712574850299401">
                <text:p>0.712574850299401</text:p>
              </table:table-cell>
              <table:table-cell office:value-type="float" office:value="0.0507462686567164">
                <text:p>0.050746268656716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712574850299401">
                <text:p>0.712574850299401</text:p>
              </table:table-cell>
              <table:table-cell office:value-type="float" office:value="0.0507462686567164">
                <text:p>0.050746268656716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712574850299401">
                <text:p>0.712574850299401</text:p>
              </table:table-cell>
              <table:table-cell office:value-type="float" office:value="0.0507462686567164">
                <text:p>0.05074626865671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712574850299401">
                <text:p>0.712574850299401</text:p>
              </table:table-cell>
              <table:table-cell office:value-type="float" office:value="0.0507462686567164">
                <text:p>0.050746268656716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712574850299401">
                <text:p>0.712574850299401</text:p>
              </table:table-cell>
              <table:table-cell office:value-type="float" office:value="0.0507462686567164">
                <text:p>0.050746268656716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712574850299401">
                <text:p>0.712574850299401</text:p>
              </table:table-cell>
              <table:table-cell office:value-type="float" office:value="0.0507462686567164">
                <text:p>0.05074626865671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716049382716049">
                <text:p>0.716049382716049</text:p>
              </table:table-cell>
              <table:table-cell office:value-type="float" office:value="0.0494669509594883">
                <text:p>0.049466950959488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716049382716049">
                <text:p>0.716049382716049</text:p>
              </table:table-cell>
              <table:table-cell office:value-type="float" office:value="0.0494669509594883">
                <text:p>0.04946695095948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716049382716049">
                <text:p>0.716049382716049</text:p>
              </table:table-cell>
              <table:table-cell office:value-type="float" office:value="0.0494669509594883">
                <text:p>0.049466950959488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7125">
                <text:p>0.7125</text:p>
              </table:table-cell>
              <table:table-cell office:value-type="float" office:value="0.0486140724946695">
                <text:p>0.048614072494669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7125">
                <text:p>0.7125</text:p>
              </table:table-cell>
              <table:table-cell office:value-type="float" office:value="0.0486140724946695">
                <text:p>0.04861407249466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7125">
                <text:p>0.7125</text:p>
              </table:table-cell>
              <table:table-cell office:value-type="float" office:value="0.0486140724946695">
                <text:p>0.04861407249466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7125">
                <text:p>0.7125</text:p>
              </table:table-cell>
              <table:table-cell office:value-type="float" office:value="0.0486140724946695">
                <text:p>0.048614072494669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735483870967742">
                <text:p>0.735483870967742</text:p>
              </table:table-cell>
              <table:table-cell office:value-type="float" office:value="0.0486140724946695">
                <text:p>0.048614072494669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726666666666667">
                <text:p>0.726666666666667</text:p>
              </table:table-cell>
              <table:table-cell office:value-type="float" office:value="0.0464818763326226">
                <text:p>0.04648187633262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726666666666667">
                <text:p>0.726666666666667</text:p>
              </table:table-cell>
              <table:table-cell office:value-type="float" office:value="0.0464818763326226">
                <text:p>0.046481876332622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726666666666667">
                <text:p>0.726666666666667</text:p>
              </table:table-cell>
              <table:table-cell office:value-type="float" office:value="0.0464818763326226">
                <text:p>0.046481876332622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726666666666667">
                <text:p>0.726666666666667</text:p>
              </table:table-cell>
              <table:table-cell office:value-type="float" office:value="0.0464818763326226">
                <text:p>0.046481876332622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751724137931034">
                <text:p>0.751724137931034</text:p>
              </table:table-cell>
              <table:table-cell office:value-type="float" office:value="0.0464818763326226">
                <text:p>0.04648187633262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75">
                <text:p>0.75</text:p>
              </table:table-cell>
              <table:table-cell office:value-type="float" office:value="0.0447761194029851">
                <text:p>0.044776119402985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5">
                <text:p>0.75</text:p>
              </table:table-cell>
              <table:table-cell office:value-type="float" office:value="0.0447761194029851">
                <text:p>0.044776119402985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75">
                <text:p>0.75</text:p>
              </table:table-cell>
              <table:table-cell office:value-type="float" office:value="0.0447761194029851">
                <text:p>0.044776119402985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75">
                <text:p>0.75</text:p>
              </table:table-cell>
              <table:table-cell office:value-type="float" office:value="0.0447761194029851">
                <text:p>0.044776119402985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75">
                <text:p>0.75</text:p>
              </table:table-cell>
              <table:table-cell office:value-type="float" office:value="0.0447761194029851">
                <text:p>0.044776119402985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75">
                <text:p>0.75</text:p>
              </table:table-cell>
              <table:table-cell office:value-type="float" office:value="0.0447761194029851">
                <text:p>0.044776119402985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75">
                <text:p>0.75</text:p>
              </table:table-cell>
              <table:table-cell office:value-type="float" office:value="0.0447761194029851">
                <text:p>0.044776119402985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75">
                <text:p>0.75</text:p>
              </table:table-cell>
              <table:table-cell office:value-type="float" office:value="0.0447761194029851">
                <text:p>0.044776119402985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0.0426439232409382">
                <text:p>0.042643923240938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0.0426439232409382">
                <text:p>0.042643923240938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0.0426439232409382">
                <text:p>0.042643923240938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0.0426439232409382">
                <text:p>0.04264392324093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0.0426439232409382">
                <text:p>0.042643923240938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0.0426439232409382">
                <text:p>0.04264392324093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730769230769231">
                <text:p>0.730769230769231</text:p>
              </table:table-cell>
              <table:table-cell office:value-type="float" office:value="0.0405117270788913">
                <text:p>0.040511727078891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730769230769231">
                <text:p>0.730769230769231</text:p>
              </table:table-cell>
              <table:table-cell office:value-type="float" office:value="0.0405117270788913">
                <text:p>0.040511727078891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730769230769231">
                <text:p>0.730769230769231</text:p>
              </table:table-cell>
              <table:table-cell office:value-type="float" office:value="0.0405117270788913">
                <text:p>0.04051172707889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730769230769231">
                <text:p>0.730769230769231</text:p>
              </table:table-cell>
              <table:table-cell office:value-type="float" office:value="0.0405117270788913">
                <text:p>0.04051172707889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730769230769231">
                <text:p>0.730769230769231</text:p>
              </table:table-cell>
              <table:table-cell office:value-type="float" office:value="0.0405117270788913">
                <text:p>0.040511727078891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730769230769231">
                <text:p>0.730769230769231</text:p>
              </table:table-cell>
              <table:table-cell office:value-type="float" office:value="0.0405117270788913">
                <text:p>0.040511727078891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728">
                <text:p>0.728</text:p>
              </table:table-cell>
              <table:table-cell office:value-type="float" office:value="0.0388059701492537">
                <text:p>0.03880597014925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728">
                <text:p>0.728</text:p>
              </table:table-cell>
              <table:table-cell office:value-type="float" office:value="0.0388059701492537">
                <text:p>0.03880597014925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728">
                <text:p>0.728</text:p>
              </table:table-cell>
              <table:table-cell office:value-type="float" office:value="0.0388059701492537">
                <text:p>0.038805970149253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728">
                <text:p>0.728</text:p>
              </table:table-cell>
              <table:table-cell office:value-type="float" office:value="0.0388059701492537">
                <text:p>0.038805970149253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728">
                <text:p>0.728</text:p>
              </table:table-cell>
              <table:table-cell office:value-type="float" office:value="0.0388059701492537">
                <text:p>0.03880597014925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728">
                <text:p>0.728</text:p>
              </table:table-cell>
              <table:table-cell office:value-type="float" office:value="0.0388059701492537">
                <text:p>0.038805970149253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728">
                <text:p>0.728</text:p>
              </table:table-cell>
              <table:table-cell office:value-type="float" office:value="0.0388059701492537">
                <text:p>0.038805970149253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728">
                <text:p>0.728</text:p>
              </table:table-cell>
              <table:table-cell office:value-type="float" office:value="0.0388059701492537">
                <text:p>0.038805970149253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728">
                <text:p>0.728</text:p>
              </table:table-cell>
              <table:table-cell office:value-type="float" office:value="0.0388059701492537">
                <text:p>0.038805970149253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728">
                <text:p>0.728</text:p>
              </table:table-cell>
              <table:table-cell office:value-type="float" office:value="0.0388059701492537">
                <text:p>0.03880597014925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716666666666667">
                <text:p>0.716666666666667</text:p>
              </table:table-cell>
              <table:table-cell office:value-type="float" office:value="0.0366737739872068">
                <text:p>0.036673773987206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716666666666667">
                <text:p>0.716666666666667</text:p>
              </table:table-cell>
              <table:table-cell office:value-type="float" office:value="0.0366737739872068">
                <text:p>0.036673773987206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716666666666667">
                <text:p>0.716666666666667</text:p>
              </table:table-cell>
              <table:table-cell office:value-type="float" office:value="0.0366737739872068">
                <text:p>0.03667377398720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716666666666667">
                <text:p>0.716666666666667</text:p>
              </table:table-cell>
              <table:table-cell office:value-type="float" office:value="0.0366737739872068">
                <text:p>0.03667377398720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716666666666667">
                <text:p>0.716666666666667</text:p>
              </table:table-cell>
              <table:table-cell office:value-type="float" office:value="0.0366737739872068">
                <text:p>0.036673773987206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716666666666667">
                <text:p>0.716666666666667</text:p>
              </table:table-cell>
              <table:table-cell office:value-type="float" office:value="0.0366737739872068">
                <text:p>0.03667377398720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704347826086957">
                <text:p>0.704347826086957</text:p>
              </table:table-cell>
              <table:table-cell office:value-type="float" office:value="0.0345415778251599">
                <text:p>0.034541577825159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704347826086957">
                <text:p>0.704347826086957</text:p>
              </table:table-cell>
              <table:table-cell office:value-type="float" office:value="0.0345415778251599">
                <text:p>0.034541577825159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704347826086957">
                <text:p>0.704347826086957</text:p>
              </table:table-cell>
              <table:table-cell office:value-type="float" office:value="0.0345415778251599">
                <text:p>0.03454157782515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704347826086957">
                <text:p>0.704347826086957</text:p>
              </table:table-cell>
              <table:table-cell office:value-type="float" office:value="0.0345415778251599">
                <text:p>0.03454157782515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704347826086957">
                <text:p>0.704347826086957</text:p>
              </table:table-cell>
              <table:table-cell office:value-type="float" office:value="0.0345415778251599">
                <text:p>0.034541577825159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704347826086957">
                <text:p>0.704347826086957</text:p>
              </table:table-cell>
              <table:table-cell office:value-type="float" office:value="0.0345415778251599">
                <text:p>0.03454157782515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704347826086957">
                <text:p>0.704347826086957</text:p>
              </table:table-cell>
              <table:table-cell office:value-type="float" office:value="0.0345415778251599">
                <text:p>0.03454157782515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704347826086957">
                <text:p>0.704347826086957</text:p>
              </table:table-cell>
              <table:table-cell office:value-type="float" office:value="0.0345415778251599">
                <text:p>0.034541577825159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704347826086957">
                <text:p>0.704347826086957</text:p>
              </table:table-cell>
              <table:table-cell office:value-type="float" office:value="0.0345415778251599">
                <text:p>0.034541577825159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690909090909091">
                <text:p>0.690909090909091</text:p>
              </table:table-cell>
              <table:table-cell office:value-type="float" office:value="0.032409381663113">
                <text:p>0.0324093816631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68">
                <text:p>0.68</text:p>
              </table:table-cell>
              <table:table-cell office:value-type="float" office:value="0.028997867803838">
                <text:p>0.0289978678038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68">
                <text:p>0.68</text:p>
              </table:table-cell>
              <table:table-cell office:value-type="float" office:value="0.028997867803838">
                <text:p>0.02899786780383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68">
                <text:p>0.68</text:p>
              </table:table-cell>
              <table:table-cell office:value-type="float" office:value="0.028997867803838">
                <text:p>0.02899786780383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673684210526316">
                <text:p>0.673684210526316</text:p>
              </table:table-cell>
              <table:table-cell office:value-type="float" office:value="0.0272921108742004">
                <text:p>0.02729211087420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673684210526316">
                <text:p>0.673684210526316</text:p>
              </table:table-cell>
              <table:table-cell office:value-type="float" office:value="0.0272921108742004">
                <text:p>0.02729211087420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673684210526316">
                <text:p>0.673684210526316</text:p>
              </table:table-cell>
              <table:table-cell office:value-type="float" office:value="0.0272921108742004">
                <text:p>0.027292110874200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673684210526316">
                <text:p>0.673684210526316</text:p>
              </table:table-cell>
              <table:table-cell office:value-type="float" office:value="0.0272921108742004">
                <text:p>0.027292110874200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673684210526316">
                <text:p>0.673684210526316</text:p>
              </table:table-cell>
              <table:table-cell office:value-type="float" office:value="0.0272921108742004">
                <text:p>0.027292110874200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673684210526316">
                <text:p>0.673684210526316</text:p>
              </table:table-cell>
              <table:table-cell office:value-type="float" office:value="0.0272921108742004">
                <text:p>0.027292110874200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673684210526316">
                <text:p>0.673684210526316</text:p>
              </table:table-cell>
              <table:table-cell office:value-type="float" office:value="0.0272921108742004">
                <text:p>0.027292110874200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673684210526316">
                <text:p>0.673684210526316</text:p>
              </table:table-cell>
              <table:table-cell office:value-type="float" office:value="0.0272921108742004">
                <text:p>0.027292110874200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673684210526316">
                <text:p>0.673684210526316</text:p>
              </table:table-cell>
              <table:table-cell office:value-type="float" office:value="0.0272921108742004">
                <text:p>0.027292110874200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673684210526316">
                <text:p>0.673684210526316</text:p>
              </table:table-cell>
              <table:table-cell office:value-type="float" office:value="0.0272921108742004">
                <text:p>0.027292110874200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0.0255863539445629">
                <text:p>0.025586353944562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0.0255863539445629">
                <text:p>0.02558635394456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75">
                <text:p>0.75</text:p>
              </table:table-cell>
              <table:table-cell office:value-type="float" office:value="0.0255863539445629">
                <text:p>0.025586353944562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75">
                <text:p>0.75</text:p>
              </table:table-cell>
              <table:table-cell office:value-type="float" office:value="0.0255863539445629">
                <text:p>0.025586353944562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75">
                <text:p>0.75</text:p>
              </table:table-cell>
              <table:table-cell office:value-type="float" office:value="0.0255863539445629">
                <text:p>0.025586353944562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75">
                <text:p>0.75</text:p>
              </table:table-cell>
              <table:table-cell office:value-type="float" office:value="0.0255863539445629">
                <text:p>0.025586353944562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75">
                <text:p>0.75</text:p>
              </table:table-cell>
              <table:table-cell office:value-type="float" office:value="0.0255863539445629">
                <text:p>0.025586353944562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8">
                <text:p>0.8</text:p>
              </table:table-cell>
              <table:table-cell office:value-type="float" office:value="0.0255863539445629">
                <text:p>0.025586353944562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8">
                <text:p>0.8</text:p>
              </table:table-cell>
              <table:table-cell office:value-type="float" office:value="0.0255863539445629">
                <text:p>0.025586353944562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784615384615385">
                <text:p>0.784615384615385</text:p>
              </table:table-cell>
              <table:table-cell office:value-type="float" office:value="0.0217484008528785">
                <text:p>0.021748400852878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784615384615385">
                <text:p>0.784615384615385</text:p>
              </table:table-cell>
              <table:table-cell office:value-type="float" office:value="0.0217484008528785">
                <text:p>0.021748400852878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784615384615385">
                <text:p>0.784615384615385</text:p>
              </table:table-cell>
              <table:table-cell office:value-type="float" office:value="0.0217484008528785">
                <text:p>0.021748400852878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784615384615385">
                <text:p>0.784615384615385</text:p>
              </table:table-cell>
              <table:table-cell office:value-type="float" office:value="0.0217484008528785">
                <text:p>0.021748400852878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784615384615385">
                <text:p>0.784615384615385</text:p>
              </table:table-cell>
              <table:table-cell office:value-type="float" office:value="0.0217484008528785">
                <text:p>0.021748400852878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784615384615385">
                <text:p>0.784615384615385</text:p>
              </table:table-cell>
              <table:table-cell office:value-type="float" office:value="0.0217484008528785">
                <text:p>0.021748400852878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784615384615385">
                <text:p>0.784615384615385</text:p>
              </table:table-cell>
              <table:table-cell office:value-type="float" office:value="0.0217484008528785">
                <text:p>0.021748400852878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784615384615385">
                <text:p>0.784615384615385</text:p>
              </table:table-cell>
              <table:table-cell office:value-type="float" office:value="0.0217484008528785">
                <text:p>0.021748400852878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784615384615385">
                <text:p>0.784615384615385</text:p>
              </table:table-cell>
              <table:table-cell office:value-type="float" office:value="0.0217484008528785">
                <text:p>0.021748400852878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784615384615385">
                <text:p>0.784615384615385</text:p>
              </table:table-cell>
              <table:table-cell office:value-type="float" office:value="0.0217484008528785">
                <text:p>0.021748400852878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784615384615385">
                <text:p>0.784615384615385</text:p>
              </table:table-cell>
              <table:table-cell office:value-type="float" office:value="0.0217484008528785">
                <text:p>0.021748400852878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784615384615385">
                <text:p>0.784615384615385</text:p>
              </table:table-cell>
              <table:table-cell office:value-type="float" office:value="0.0217484008528785">
                <text:p>0.021748400852878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784615384615385">
                <text:p>0.784615384615385</text:p>
              </table:table-cell>
              <table:table-cell office:value-type="float" office:value="0.0217484008528785">
                <text:p>0.021748400852878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784615384615385">
                <text:p>0.784615384615385</text:p>
              </table:table-cell>
              <table:table-cell office:value-type="float" office:value="0.0217484008528785">
                <text:p>0.021748400852878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784615384615385">
                <text:p>0.784615384615385</text:p>
              </table:table-cell>
              <table:table-cell office:value-type="float" office:value="0.0217484008528785">
                <text:p>0.021748400852878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784615384615385">
                <text:p>0.784615384615385</text:p>
              </table:table-cell>
              <table:table-cell office:value-type="float" office:value="0.0217484008528785">
                <text:p>0.021748400852878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784615384615385">
                <text:p>0.784615384615385</text:p>
              </table:table-cell>
              <table:table-cell office:value-type="float" office:value="0.0217484008528785">
                <text:p>0.021748400852878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784615384615385">
                <text:p>0.784615384615385</text:p>
              </table:table-cell>
              <table:table-cell office:value-type="float" office:value="0.0217484008528785">
                <text:p>0.021748400852878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0196162046908316">
                <text:p>0.019616204690831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0196162046908316">
                <text:p>0.019616204690831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0196162046908316">
                <text:p>0.019616204690831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0196162046908316">
                <text:p>0.01961620469083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0196162046908316">
                <text:p>0.019616204690831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0196162046908316">
                <text:p>0.01961620469083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0196162046908316">
                <text:p>0.01961620469083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0196162046908316">
                <text:p>0.019616204690831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0196162046908316">
                <text:p>0.01961620469083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0196162046908316">
                <text:p>0.019616204690831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0196162046908316">
                <text:p>0.019616204690831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0196162046908316">
                <text:p>0.019616204690831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0196162046908316">
                <text:p>0.019616204690831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0196162046908316">
                <text:p>0.01961620469083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0196162046908316">
                <text:p>0.019616204690831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0196162046908316">
                <text:p>0.019616204690831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0196162046908316">
                <text:p>0.019616204690831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0196162046908316">
                <text:p>0.019616204690831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0196162046908316">
                <text:p>0.01961620469083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0196162046908316">
                <text:p>0.019616204690831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0196162046908316">
                <text:p>0.019616204690831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0196162046908316">
                <text:p>0.019616204690831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0196162046908316">
                <text:p>0.019616204690831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0196162046908316">
                <text:p>0.019616204690831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0196162046908316">
                <text:p>0.019616204690831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0196162046908316">
                <text:p>0.019616204690831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0196162046908316">
                <text:p>0.01961620469083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0196162046908316">
                <text:p>0.019616204690831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017910447761194">
                <text:p>0.01791044776119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74">
                <text:p>0.74</text:p>
              </table:table-cell>
              <table:table-cell office:value-type="float" office:value="0.0157782515991471">
                <text:p>0.015778251599147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74">
                <text:p>0.74</text:p>
              </table:table-cell>
              <table:table-cell office:value-type="float" office:value="0.0157782515991471">
                <text:p>0.015778251599147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74">
                <text:p>0.74</text:p>
              </table:table-cell>
              <table:table-cell office:value-type="float" office:value="0.0157782515991471">
                <text:p>0.015778251599147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74">
                <text:p>0.74</text:p>
              </table:table-cell>
              <table:table-cell office:value-type="float" office:value="0.0157782515991471">
                <text:p>0.015778251599147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74">
                <text:p>0.74</text:p>
              </table:table-cell>
              <table:table-cell office:value-type="float" office:value="0.0157782515991471">
                <text:p>0.015778251599147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74">
                <text:p>0.74</text:p>
              </table:table-cell>
              <table:table-cell office:value-type="float" office:value="0.0157782515991471">
                <text:p>0.015778251599147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74">
                <text:p>0.74</text:p>
              </table:table-cell>
              <table:table-cell office:value-type="float" office:value="0.0157782515991471">
                <text:p>0.015778251599147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74">
                <text:p>0.74</text:p>
              </table:table-cell>
              <table:table-cell office:value-type="float" office:value="0.0157782515991471">
                <text:p>0.015778251599147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74">
                <text:p>0.74</text:p>
              </table:table-cell>
              <table:table-cell office:value-type="float" office:value="0.0157782515991471">
                <text:p>0.015778251599147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74">
                <text:p>0.74</text:p>
              </table:table-cell>
              <table:table-cell office:value-type="float" office:value="0.0157782515991471">
                <text:p>0.015778251599147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74">
                <text:p>0.74</text:p>
              </table:table-cell>
              <table:table-cell office:value-type="float" office:value="0.0157782515991471">
                <text:p>0.015778251599147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74">
                <text:p>0.74</text:p>
              </table:table-cell>
              <table:table-cell office:value-type="float" office:value="0.0157782515991471">
                <text:p>0.015778251599147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74">
                <text:p>0.74</text:p>
              </table:table-cell>
              <table:table-cell office:value-type="float" office:value="0.0157782515991471">
                <text:p>0.015778251599147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74">
                <text:p>0.74</text:p>
              </table:table-cell>
              <table:table-cell office:value-type="float" office:value="0.0157782515991471">
                <text:p>0.015778251599147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74">
                <text:p>0.74</text:p>
              </table:table-cell>
              <table:table-cell office:value-type="float" office:value="0.0157782515991471">
                <text:p>0.015778251599147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74">
                <text:p>0.74</text:p>
              </table:table-cell>
              <table:table-cell office:value-type="float" office:value="0.0157782515991471">
                <text:p>0.015778251599147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74">
                <text:p>0.74</text:p>
              </table:table-cell>
              <table:table-cell office:value-type="float" office:value="0.0157782515991471">
                <text:p>0.015778251599147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74">
                <text:p>0.74</text:p>
              </table:table-cell>
              <table:table-cell office:value-type="float" office:value="0.0157782515991471">
                <text:p>0.015778251599147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74">
                <text:p>0.74</text:p>
              </table:table-cell>
              <table:table-cell office:value-type="float" office:value="0.0157782515991471">
                <text:p>0.015778251599147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74">
                <text:p>0.74</text:p>
              </table:table-cell>
              <table:table-cell office:value-type="float" office:value="0.0157782515991471">
                <text:p>0.015778251599147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74">
                <text:p>0.74</text:p>
              </table:table-cell>
              <table:table-cell office:value-type="float" office:value="0.0157782515991471">
                <text:p>0.015778251599147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8">
                <text:p>0.8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0136460554371002">
                <text:p>0.013646055437100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119402985074627">
                <text:p>0.011940298507462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119402985074627">
                <text:p>0.011940298507462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119402985074627">
                <text:p>0.011940298507462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119402985074627">
                <text:p>0.011940298507462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119402985074627">
                <text:p>0.011940298507462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119402985074627">
                <text:p>0.011940298507462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119402985074627">
                <text:p>0.011940298507462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119402985074627">
                <text:p>0.011940298507462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119402985074627">
                <text:p>0.011940298507462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119402985074627">
                <text:p>0.011940298507462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119402985074627">
                <text:p>0.011940298507462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119402985074627">
                <text:p>0.011940298507462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119402985074627">
                <text:p>0.011940298507462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119402985074627">
                <text:p>0.011940298507462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119402985074627">
                <text:p>0.011940298507462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119402985074627">
                <text:p>0.011940298507462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119402985074627">
                <text:p>0.011940298507462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119402985074627">
                <text:p>0.011940298507462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119402985074627">
                <text:p>0.011940298507462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119402985074627">
                <text:p>0.011940298507462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119402985074627">
                <text:p>0.011940298507462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119402985074627">
                <text:p>0.011940298507462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119402985074627">
                <text:p>0.011940298507462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119402985074627">
                <text:p>0.011940298507462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119402985074627">
                <text:p>0.011940298507462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95">
                <text:p>0.95</text:p>
              </table:table-cell>
              <table:table-cell office:value-type="float" office:value="0.00810234541577825">
                <text:p>0.0081023454157782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00597014925373134">
                <text:p>0.0059701492537313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0.00426439232409382">
                <text:p>0.004264392324093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